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132.2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RMexperiments" table:style-name="ta1">
        <table:shapes>
          <draw:frame draw:z-index="0" draw:style-name="gr1" draw:text-style-name="P1" svg:width="649.76pt" svg:height="349.31pt" svg:x="1426.31pt" svg:y="37.7pt">
            <loext:p draw:notify-on-update-of-ranges="ERMexperiments.O4:ERMexperiments.O1203 ERMexperiments.P2:ERMexperiments.P3 ERMexperiments.P4:ERMexperiments.P1203 ERMexperiments.O4:ERMexperiments.O1203 ERMexperiments.Q2:ERMexperiments.Q3 ERMexperiments.Q4:ERMexperiments.Q12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29.12pt" svg:height="339pt" svg:x="446.57pt" svg:y="36.71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Default"/>
        <table:table-column table:style-name="co3" table:number-columns-repeated="6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5% Noise</text:p>
          </table:table-cell>
          <table:covered-table-cell table:number-columns-repeated="2"/>
          <table:table-cell table:number-columns-repeated="8"/>
          <table:table-cell table:style-name="ce1" office:value-type="string" calcext:value-type="string" table:number-columns-spanned="3" table:number-rows-spanned="1">
            <text:p>5% Noise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" table:number-rows-spanned="1">
            <text:p>N = 1000, m = n = 100</text:p>
          </table:table-cell>
          <table:covered-table-cell table:number-columns-repeated="2"/>
          <table:table-cell table:number-columns-repeated="8"/>
          <table:table-cell table:style-name="ce2" office:value-type="string" calcext:value-type="string" table:number-columns-spanned="3" table:number-rows-spanned="1">
            <text:p>N = 1000, m = n = 250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rasure Set Size</text:p>
          </table:table-cell>
          <table:table-cell office:value-type="string" calcext:value-type="string">
            <text:p>Reconstruction Error</text:p>
          </table:table-cell>
          <table:table-cell office:value-type="string" calcext:value-type="string">
            <text:p>Partial Reconstruction Error</text:p>
          </table:table-cell>
          <table:table-cell table:number-columns-repeated="8"/>
          <table:table-cell office:value-type="string" calcext:value-type="string">
            <text:p>Erasure Set Size</text:p>
          </table:table-cell>
          <table:table-cell office:value-type="string" calcext:value-type="string">
            <text:p>Reconstruction Error</text:p>
          </table:table-cell>
          <table:table-cell office:value-type="string" calcext:value-type="string">
            <text:p>Partial Reconstruction Error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4706" calcext:value-type="float">
            <text:p>0.024706</text:p>
          </table:table-cell>
          <table:table-cell office:value-type="float" office:value="0.041471" calcext:value-type="float">
            <text:p>0.04147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4426" calcext:value-type="float">
            <text:p>0.03442600</text:p>
          </table:table-cell>
          <table:table-cell table:style-name="ce4" office:value-type="float" office:value="0.078091" calcext:value-type="float">
            <text:p>0.078091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096" calcext:value-type="float">
            <text:p>0.021096</text:p>
          </table:table-cell>
          <table:table-cell office:value-type="float" office:value="0.048616" calcext:value-type="float">
            <text:p>0.04861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8211" calcext:value-type="float">
            <text:p>0.03821100</text:p>
          </table:table-cell>
          <table:table-cell table:style-name="ce4" office:value-type="float" office:value="0.067108" calcext:value-type="float">
            <text:p>0.067108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3773" calcext:value-type="float">
            <text:p>0.023773</text:p>
          </table:table-cell>
          <table:table-cell office:value-type="float" office:value="0.035782" calcext:value-type="float">
            <text:p>0.03578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7482" calcext:value-type="float">
            <text:p>0.03748200</text:p>
          </table:table-cell>
          <table:table-cell table:style-name="ce4" office:value-type="float" office:value="0.063182" calcext:value-type="float">
            <text:p>0.063182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207" calcext:value-type="float">
            <text:p>0.022207</text:p>
          </table:table-cell>
          <table:table-cell office:value-type="float" office:value="0.043434" calcext:value-type="float">
            <text:p>0.04343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111" calcext:value-type="float">
            <text:p>0.03611100</text:p>
          </table:table-cell>
          <table:table-cell table:style-name="ce4" office:value-type="float" office:value="0.066954" calcext:value-type="float">
            <text:p>0.066954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406" calcext:value-type="float">
            <text:p>0.021406</text:p>
          </table:table-cell>
          <table:table-cell office:value-type="float" office:value="0.032119" calcext:value-type="float">
            <text:p>0.03211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542" calcext:value-type="float">
            <text:p>0.03542000</text:p>
          </table:table-cell>
          <table:table-cell table:style-name="ce4" office:value-type="float" office:value="0.083907" calcext:value-type="float">
            <text:p>0.083907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3334" calcext:value-type="float">
            <text:p>0.023334</text:p>
          </table:table-cell>
          <table:table-cell office:value-type="float" office:value="0.032305" calcext:value-type="float">
            <text:p>0.03230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687" calcext:value-type="float">
            <text:p>0.03668700</text:p>
          </table:table-cell>
          <table:table-cell table:style-name="ce4" office:value-type="float" office:value="0.086237" calcext:value-type="float">
            <text:p>0.086237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4494" calcext:value-type="float">
            <text:p>0.024494</text:p>
          </table:table-cell>
          <table:table-cell office:value-type="float" office:value="0.046824" calcext:value-type="float">
            <text:p>0.04682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605" calcext:value-type="float">
            <text:p>0.03660500</text:p>
          </table:table-cell>
          <table:table-cell table:style-name="ce4" office:value-type="float" office:value="0.059123" calcext:value-type="float">
            <text:p>0.059123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151" calcext:value-type="float">
            <text:p>0.022151</text:p>
          </table:table-cell>
          <table:table-cell office:value-type="float" office:value="0.030783" calcext:value-type="float">
            <text:p>0.03078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513" calcext:value-type="float">
            <text:p>0.03513000</text:p>
          </table:table-cell>
          <table:table-cell table:style-name="ce4" office:value-type="float" office:value="0.071683" calcext:value-type="float">
            <text:p>0.071683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0734" calcext:value-type="float">
            <text:p>0.020734</text:p>
          </table:table-cell>
          <table:table-cell office:value-type="float" office:value="0.021542" calcext:value-type="float">
            <text:p>0.02154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7249" calcext:value-type="float">
            <text:p>0.03724900</text:p>
          </table:table-cell>
          <table:table-cell table:style-name="ce4" office:value-type="float" office:value="0.077385" calcext:value-type="float">
            <text:p>0.077385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46" calcext:value-type="float">
            <text:p>0.02146</text:p>
          </table:table-cell>
          <table:table-cell office:value-type="float" office:value="0.029597" calcext:value-type="float">
            <text:p>0.029597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798" calcext:value-type="float">
            <text:p>0.03798000</text:p>
          </table:table-cell>
          <table:table-cell table:style-name="ce4" office:value-type="float" office:value="0.071324" calcext:value-type="float">
            <text:p>0.071324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3821" calcext:value-type="float">
            <text:p>0.023821</text:p>
          </table:table-cell>
          <table:table-cell office:value-type="float" office:value="0.043262" calcext:value-type="float">
            <text:p>0.04326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335" calcext:value-type="float">
            <text:p>0.03335000</text:p>
          </table:table-cell>
          <table:table-cell table:style-name="ce4" office:value-type="float" office:value="0.070783" calcext:value-type="float">
            <text:p>0.070783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5045" calcext:value-type="float">
            <text:p>0.025045</text:p>
          </table:table-cell>
          <table:table-cell office:value-type="float" office:value="0.03743" calcext:value-type="float">
            <text:p>0.0374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7063" calcext:value-type="float">
            <text:p>0.03706300</text:p>
          </table:table-cell>
          <table:table-cell table:style-name="ce4" office:value-type="float" office:value="0.061784" calcext:value-type="float">
            <text:p>0.061784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5116" calcext:value-type="float">
            <text:p>0.025116</text:p>
          </table:table-cell>
          <table:table-cell office:value-type="float" office:value="0.034593" calcext:value-type="float">
            <text:p>0.03459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608" calcext:value-type="float">
            <text:p>0.03660800</text:p>
          </table:table-cell>
          <table:table-cell table:style-name="ce4" office:value-type="float" office:value="0.084761" calcext:value-type="float">
            <text:p>0.084761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767" calcext:value-type="float">
            <text:p>0.021767</text:p>
          </table:table-cell>
          <table:table-cell office:value-type="float" office:value="0.029052" calcext:value-type="float">
            <text:p>0.02905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015" calcext:value-type="float">
            <text:p>0.03601500</text:p>
          </table:table-cell>
          <table:table-cell table:style-name="ce4" office:value-type="float" office:value="0.062518" calcext:value-type="float">
            <text:p>0.062518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5249" calcext:value-type="float">
            <text:p>0.025249</text:p>
          </table:table-cell>
          <table:table-cell office:value-type="float" office:value="0.031411" calcext:value-type="float">
            <text:p>0.03141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7179" calcext:value-type="float">
            <text:p>0.03717900</text:p>
          </table:table-cell>
          <table:table-cell table:style-name="ce4" office:value-type="float" office:value="0.08202" calcext:value-type="float">
            <text:p>0.082020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918" calcext:value-type="float">
            <text:p>0.022918</text:p>
          </table:table-cell>
          <table:table-cell office:value-type="float" office:value="0.038249" calcext:value-type="float">
            <text:p>0.03824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5807" calcext:value-type="float">
            <text:p>0.03580700</text:p>
          </table:table-cell>
          <table:table-cell table:style-name="ce4" office:value-type="float" office:value="0.09043" calcext:value-type="float">
            <text:p>0.090430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3123" calcext:value-type="float">
            <text:p>0.023123</text:p>
          </table:table-cell>
          <table:table-cell office:value-type="float" office:value="0.045523" calcext:value-type="float">
            <text:p>0.04552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406" calcext:value-type="float">
            <text:p>0.03406000</text:p>
          </table:table-cell>
          <table:table-cell table:style-name="ce4" office:value-type="float" office:value="0.092197" calcext:value-type="float">
            <text:p>0.092197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41473" calcext:value-type="float">
            <text:p>0.04147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9145" calcext:value-type="float">
            <text:p>0.03914500</text:p>
          </table:table-cell>
          <table:table-cell table:style-name="ce4" office:value-type="float" office:value="0.061457" calcext:value-type="float">
            <text:p>0.061457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402" calcext:value-type="float">
            <text:p>0.022402</text:p>
          </table:table-cell>
          <table:table-cell office:value-type="float" office:value="0.039014" calcext:value-type="float">
            <text:p>0.03901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797" calcext:value-type="float">
            <text:p>0.03679700</text:p>
          </table:table-cell>
          <table:table-cell table:style-name="ce4" office:value-type="float" office:value="0.070565" calcext:value-type="float">
            <text:p>0.070565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0341" calcext:value-type="float">
            <text:p>0.020341</text:p>
          </table:table-cell>
          <table:table-cell office:value-type="float" office:value="0.032644" calcext:value-type="float">
            <text:p>0.0326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509" calcext:value-type="float">
            <text:p>0.03650900</text:p>
          </table:table-cell>
          <table:table-cell table:style-name="ce4" office:value-type="float" office:value="0.076804" calcext:value-type="float">
            <text:p>0.076804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795" calcext:value-type="float">
            <text:p>0.021795</text:p>
          </table:table-cell>
          <table:table-cell office:value-type="float" office:value="0.028466" calcext:value-type="float">
            <text:p>0.02846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5601" calcext:value-type="float">
            <text:p>0.03560100</text:p>
          </table:table-cell>
          <table:table-cell table:style-name="ce4" office:value-type="float" office:value="0.06189" calcext:value-type="float">
            <text:p>0.061890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4257" calcext:value-type="float">
            <text:p>0.024257</text:p>
          </table:table-cell>
          <table:table-cell office:value-type="float" office:value="0.034361" calcext:value-type="float">
            <text:p>0.03436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4046" calcext:value-type="float">
            <text:p>0.03404600</text:p>
          </table:table-cell>
          <table:table-cell table:style-name="ce4" office:value-type="float" office:value="0.066592" calcext:value-type="float">
            <text:p>0.066592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3963" calcext:value-type="float">
            <text:p>0.023963</text:p>
          </table:table-cell>
          <table:table-cell office:value-type="float" office:value="0.044902" calcext:value-type="float">
            <text:p>0.04490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7678" calcext:value-type="float">
            <text:p>0.03767800</text:p>
          </table:table-cell>
          <table:table-cell table:style-name="ce4" office:value-type="float" office:value="0.095052" calcext:value-type="float">
            <text:p>0.095052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4895" calcext:value-type="float">
            <text:p>0.024895</text:p>
          </table:table-cell>
          <table:table-cell office:value-type="float" office:value="0.045222" calcext:value-type="float">
            <text:p>0.04522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4088" calcext:value-type="float">
            <text:p>0.03408800</text:p>
          </table:table-cell>
          <table:table-cell table:style-name="ce4" office:value-type="float" office:value="0.059244" calcext:value-type="float">
            <text:p>0.059244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506" calcext:value-type="float">
            <text:p>0.021506</text:p>
          </table:table-cell>
          <table:table-cell office:value-type="float" office:value="0.029055" calcext:value-type="float">
            <text:p>0.02905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366" calcext:value-type="float">
            <text:p>0.03366000</text:p>
          </table:table-cell>
          <table:table-cell table:style-name="ce4" office:value-type="float" office:value="0.076319" calcext:value-type="float">
            <text:p>0.076319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321" calcext:value-type="float">
            <text:p>0.022321</text:p>
          </table:table-cell>
          <table:table-cell office:value-type="float" office:value="0.02572" calcext:value-type="float">
            <text:p>0.0257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8998" calcext:value-type="float">
            <text:p>0.03899800</text:p>
          </table:table-cell>
          <table:table-cell table:style-name="ce4" office:value-type="float" office:value="0.078994" calcext:value-type="float">
            <text:p>0.078994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997" calcext:value-type="float">
            <text:p>0.021997</text:p>
          </table:table-cell>
          <table:table-cell office:value-type="float" office:value="0.049107" calcext:value-type="float">
            <text:p>0.049107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368" calcext:value-type="float">
            <text:p>0.03636800</text:p>
          </table:table-cell>
          <table:table-cell table:style-name="ce4" office:value-type="float" office:value="0.076293" calcext:value-type="float">
            <text:p>0.076293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3136" calcext:value-type="float">
            <text:p>0.023136</text:p>
          </table:table-cell>
          <table:table-cell office:value-type="float" office:value="0.05076" calcext:value-type="float">
            <text:p>0.0507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7127" calcext:value-type="float">
            <text:p>0.03712700</text:p>
          </table:table-cell>
          <table:table-cell table:style-name="ce4" office:value-type="float" office:value="0.092415" calcext:value-type="float">
            <text:p>0.092415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4333" calcext:value-type="float">
            <text:p>0.024333</text:p>
          </table:table-cell>
          <table:table-cell office:value-type="float" office:value="0.029898" calcext:value-type="float">
            <text:p>0.02989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40341" calcext:value-type="float">
            <text:p>0.04034100</text:p>
          </table:table-cell>
          <table:table-cell table:style-name="ce4" office:value-type="float" office:value="0.063193" calcext:value-type="float">
            <text:p>0.063193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144" calcext:value-type="float">
            <text:p>0.022144</text:p>
          </table:table-cell>
          <table:table-cell office:value-type="float" office:value="0.045695" calcext:value-type="float">
            <text:p>0.04569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494" calcext:value-type="float">
            <text:p>0.03649400</text:p>
          </table:table-cell>
          <table:table-cell table:style-name="ce4" office:value-type="float" office:value="0.062358" calcext:value-type="float">
            <text:p>0.062358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45308" calcext:value-type="float">
            <text:p>0.04530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4734" calcext:value-type="float">
            <text:p>0.03473400</text:p>
          </table:table-cell>
          <table:table-cell table:style-name="ce4" office:value-type="float" office:value="0.056156" calcext:value-type="float">
            <text:p>0.056156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664" calcext:value-type="float">
            <text:p>0.021664</text:p>
          </table:table-cell>
          <table:table-cell office:value-type="float" office:value="0.033253" calcext:value-type="float">
            <text:p>0.03325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5454" calcext:value-type="float">
            <text:p>0.03545400</text:p>
          </table:table-cell>
          <table:table-cell table:style-name="ce4" office:value-type="float" office:value="0.069303" calcext:value-type="float">
            <text:p>0.069303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497" calcext:value-type="float">
            <text:p>0.021497</text:p>
          </table:table-cell>
          <table:table-cell office:value-type="float" office:value="0.035439" calcext:value-type="float">
            <text:p>0.03543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559" calcext:value-type="float">
            <text:p>0.03559000</text:p>
          </table:table-cell>
          <table:table-cell table:style-name="ce4" office:value-type="float" office:value="0.076195" calcext:value-type="float">
            <text:p>0.076195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4141" calcext:value-type="float">
            <text:p>0.024141</text:p>
          </table:table-cell>
          <table:table-cell office:value-type="float" office:value="0.044839" calcext:value-type="float">
            <text:p>0.04483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8791" calcext:value-type="float">
            <text:p>0.03879100</text:p>
          </table:table-cell>
          <table:table-cell table:style-name="ce4" office:value-type="float" office:value="0.091622" calcext:value-type="float">
            <text:p>0.091622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4522" calcext:value-type="float">
            <text:p>0.024522</text:p>
          </table:table-cell>
          <table:table-cell office:value-type="float" office:value="0.026349" calcext:value-type="float">
            <text:p>0.02634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928" calcext:value-type="float">
            <text:p>0.03692800</text:p>
          </table:table-cell>
          <table:table-cell table:style-name="ce4" office:value-type="float" office:value="0.075818" calcext:value-type="float">
            <text:p>0.075818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864" calcext:value-type="float">
            <text:p>0.021864</text:p>
          </table:table-cell>
          <table:table-cell office:value-type="float" office:value="0.031148" calcext:value-type="float">
            <text:p>0.03114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975" calcext:value-type="float">
            <text:p>0.03697500</text:p>
          </table:table-cell>
          <table:table-cell table:style-name="ce4" office:value-type="float" office:value="0.066764" calcext:value-type="float">
            <text:p>0.066764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281" calcext:value-type="float">
            <text:p>0.022281</text:p>
          </table:table-cell>
          <table:table-cell office:value-type="float" office:value="0.043234" calcext:value-type="float">
            <text:p>0.04323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648" calcext:value-type="float">
            <text:p>0.03664800</text:p>
          </table:table-cell>
          <table:table-cell table:style-name="ce4" office:value-type="float" office:value="0.10067" calcext:value-type="float">
            <text:p>0.100670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3183" calcext:value-type="float">
            <text:p>0.023183</text:p>
          </table:table-cell>
          <table:table-cell office:value-type="float" office:value="0.041364" calcext:value-type="float">
            <text:p>0.04136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81" calcext:value-type="float">
            <text:p>0.03681000</text:p>
          </table:table-cell>
          <table:table-cell table:style-name="ce4" office:value-type="float" office:value="0.066621" calcext:value-type="float">
            <text:p>0.066621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4534" calcext:value-type="float">
            <text:p>0.03453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4875" calcext:value-type="float">
            <text:p>0.03487500</text:p>
          </table:table-cell>
          <table:table-cell table:style-name="ce4" office:value-type="float" office:value="0.089165" calcext:value-type="float">
            <text:p>0.089165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3894" calcext:value-type="float">
            <text:p>0.023894</text:p>
          </table:table-cell>
          <table:table-cell office:value-type="float" office:value="0.033276" calcext:value-type="float">
            <text:p>0.03327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925" calcext:value-type="float">
            <text:p>0.03692500</text:p>
          </table:table-cell>
          <table:table-cell table:style-name="ce4" office:value-type="float" office:value="0.071395" calcext:value-type="float">
            <text:p>0.071395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3694" calcext:value-type="float">
            <text:p>0.023694</text:p>
          </table:table-cell>
          <table:table-cell office:value-type="float" office:value="0.032509" calcext:value-type="float">
            <text:p>0.03250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4557" calcext:value-type="float">
            <text:p>0.03455700</text:p>
          </table:table-cell>
          <table:table-cell table:style-name="ce4" office:value-type="float" office:value="0.070919" calcext:value-type="float">
            <text:p>0.070919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727" calcext:value-type="float">
            <text:p>0.021727</text:p>
          </table:table-cell>
          <table:table-cell office:value-type="float" office:value="0.036976" calcext:value-type="float">
            <text:p>0.03697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474" calcext:value-type="float">
            <text:p>0.03474000</text:p>
          </table:table-cell>
          <table:table-cell table:style-name="ce4" office:value-type="float" office:value="0.078046" calcext:value-type="float">
            <text:p>0.078046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732" calcext:value-type="float">
            <text:p>0.022732</text:p>
          </table:table-cell>
          <table:table-cell office:value-type="float" office:value="0.03527" calcext:value-type="float">
            <text:p>0.03527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7879" calcext:value-type="float">
            <text:p>0.03787900</text:p>
          </table:table-cell>
          <table:table-cell table:style-name="ce4" office:value-type="float" office:value="0.079239" calcext:value-type="float">
            <text:p>0.079239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5528" calcext:value-type="float">
            <text:p>0.025528</text:p>
          </table:table-cell>
          <table:table-cell office:value-type="float" office:value="0.027449" calcext:value-type="float">
            <text:p>0.02744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558" calcext:value-type="float">
            <text:p>0.03655800</text:p>
          </table:table-cell>
          <table:table-cell table:style-name="ce4" office:value-type="float" office:value="0.062495" calcext:value-type="float">
            <text:p>0.062495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3206" calcext:value-type="float">
            <text:p>0.023206</text:p>
          </table:table-cell>
          <table:table-cell office:value-type="float" office:value="0.038398" calcext:value-type="float">
            <text:p>0.03839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5374" calcext:value-type="float">
            <text:p>0.03537400</text:p>
          </table:table-cell>
          <table:table-cell table:style-name="ce4" office:value-type="float" office:value="0.049031" calcext:value-type="float">
            <text:p>0.049031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5161" calcext:value-type="float">
            <text:p>0.025161</text:p>
          </table:table-cell>
          <table:table-cell office:value-type="float" office:value="0.052336" calcext:value-type="float">
            <text:p>0.05233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2574" calcext:value-type="float">
            <text:p>0.03257400</text:p>
          </table:table-cell>
          <table:table-cell table:style-name="ce4" office:value-type="float" office:value="0.059366" calcext:value-type="float">
            <text:p>0.059366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0871" calcext:value-type="float">
            <text:p>0.020871</text:p>
          </table:table-cell>
          <table:table-cell office:value-type="float" office:value="0.046067" calcext:value-type="float">
            <text:p>0.046067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091" calcext:value-type="float">
            <text:p>0.03609100</text:p>
          </table:table-cell>
          <table:table-cell table:style-name="ce4" office:value-type="float" office:value="0.056902" calcext:value-type="float">
            <text:p>0.056902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527" calcext:value-type="float">
            <text:p>0.022527</text:p>
          </table:table-cell>
          <table:table-cell office:value-type="float" office:value="0.031121" calcext:value-type="float">
            <text:p>0.03112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3879" calcext:value-type="float">
            <text:p>0.03387900</text:p>
          </table:table-cell>
          <table:table-cell table:style-name="ce4" office:value-type="float" office:value="0.078579" calcext:value-type="float">
            <text:p>0.078579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1646" calcext:value-type="float">
            <text:p>0.021646</text:p>
          </table:table-cell>
          <table:table-cell office:value-type="float" office:value="0.035278" calcext:value-type="float">
            <text:p>0.03527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84" calcext:value-type="float">
            <text:p>0.03684000</text:p>
          </table:table-cell>
          <table:table-cell table:style-name="ce4" office:value-type="float" office:value="0.090029" calcext:value-type="float">
            <text:p>0.0900290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22061" calcext:value-type="float">
            <text:p>0.022061</text:p>
          </table:table-cell>
          <table:table-cell office:value-type="float" office:value="0.027144" calcext:value-type="float">
            <text:p>0.0271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4" office:value-type="float" office:value="0.036083" calcext:value-type="float">
            <text:p>0.03608300</text:p>
          </table:table-cell>
          <table:table-cell table:style-name="ce4" office:value-type="float" office:value="0.083953" calcext:value-type="float">
            <text:p>0.083953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014" calcext:value-type="float">
            <text:p>0.023014</text:p>
          </table:table-cell>
          <table:table-cell office:value-type="float" office:value="0.056511" calcext:value-type="float">
            <text:p>0.05651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752" calcext:value-type="float">
            <text:p>0.03575200</text:p>
          </table:table-cell>
          <table:table-cell table:style-name="ce4" office:value-type="float" office:value="0.13997" calcext:value-type="float">
            <text:p>0.13997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514" calcext:value-type="float">
            <text:p>0.023514</text:p>
          </table:table-cell>
          <table:table-cell office:value-type="float" office:value="0.051344" calcext:value-type="float">
            <text:p>0.05134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388" calcext:value-type="float">
            <text:p>0.03638800</text:p>
          </table:table-cell>
          <table:table-cell table:style-name="ce4" office:value-type="float" office:value="0.097077" calcext:value-type="float">
            <text:p>0.097077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4764" calcext:value-type="float">
            <text:p>0.024764</text:p>
          </table:table-cell>
          <table:table-cell office:value-type="float" office:value="0.041385" calcext:value-type="float">
            <text:p>0.04138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055" calcext:value-type="float">
            <text:p>0.03605500</text:p>
          </table:table-cell>
          <table:table-cell table:style-name="ce4" office:value-type="float" office:value="0.12979" calcext:value-type="float">
            <text:p>0.12979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4346" calcext:value-type="float">
            <text:p>0.024346</text:p>
          </table:table-cell>
          <table:table-cell office:value-type="float" office:value="0.05041" calcext:value-type="float">
            <text:p>0.0504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424" calcext:value-type="float">
            <text:p>0.03642400</text:p>
          </table:table-cell>
          <table:table-cell table:style-name="ce4" office:value-type="float" office:value="0.11512" calcext:value-type="float">
            <text:p>0.11512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6677" calcext:value-type="float">
            <text:p>0.026677</text:p>
          </table:table-cell>
          <table:table-cell office:value-type="float" office:value="0.058619" calcext:value-type="float">
            <text:p>0.0586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01" calcext:value-type="float">
            <text:p>0.03501000</text:p>
          </table:table-cell>
          <table:table-cell table:style-name="ce4" office:value-type="float" office:value="0.092031" calcext:value-type="float">
            <text:p>0.092031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225" calcext:value-type="float">
            <text:p>0.023225</text:p>
          </table:table-cell>
          <table:table-cell office:value-type="float" office:value="0.048473" calcext:value-type="float">
            <text:p>0.048473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391" calcext:value-type="float">
            <text:p>0.03739100</text:p>
          </table:table-cell>
          <table:table-cell table:style-name="ce4" office:value-type="float" office:value="0.092384" calcext:value-type="float">
            <text:p>0.092384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368" calcext:value-type="float">
            <text:p>0.021368</text:p>
          </table:table-cell>
          <table:table-cell office:value-type="float" office:value="0.041324" calcext:value-type="float">
            <text:p>0.04132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437" calcext:value-type="float">
            <text:p>0.03543700</text:p>
          </table:table-cell>
          <table:table-cell table:style-name="ce4" office:value-type="float" office:value="0.11056" calcext:value-type="float">
            <text:p>0.11056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54968" calcext:value-type="float">
            <text:p>0.054968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63" calcext:value-type="float">
            <text:p>0.03663000</text:p>
          </table:table-cell>
          <table:table-cell table:style-name="ce4" office:value-type="float" office:value="0.10377" calcext:value-type="float">
            <text:p>0.10377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4972" calcext:value-type="float">
            <text:p>0.024972</text:p>
          </table:table-cell>
          <table:table-cell office:value-type="float" office:value="0.044141" calcext:value-type="float">
            <text:p>0.04414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307" calcext:value-type="float">
            <text:p>0.03730700</text:p>
          </table:table-cell>
          <table:table-cell table:style-name="ce4" office:value-type="float" office:value="0.11762" calcext:value-type="float">
            <text:p>0.11762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852" calcext:value-type="float">
            <text:p>0.021852</text:p>
          </table:table-cell>
          <table:table-cell office:value-type="float" office:value="0.045732" calcext:value-type="float">
            <text:p>0.04573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883" calcext:value-type="float">
            <text:p>0.03688300</text:p>
          </table:table-cell>
          <table:table-cell table:style-name="ce4" office:value-type="float" office:value="0.13532" calcext:value-type="float">
            <text:p>0.13532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0.050916" calcext:value-type="float">
            <text:p>0.050916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795" calcext:value-type="float">
            <text:p>0.03679500</text:p>
          </table:table-cell>
          <table:table-cell table:style-name="ce4" office:value-type="float" office:value="0.095577" calcext:value-type="float">
            <text:p>0.095577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935" calcext:value-type="float">
            <text:p>0.025935</text:p>
          </table:table-cell>
          <table:table-cell office:value-type="float" office:value="0.067802" calcext:value-type="float">
            <text:p>0.06780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3166" calcext:value-type="float">
            <text:p>0.03316600</text:p>
          </table:table-cell>
          <table:table-cell table:style-name="ce4" office:value-type="float" office:value="0.088298" calcext:value-type="float">
            <text:p>0.088298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021" calcext:value-type="float">
            <text:p>0.025021</text:p>
          </table:table-cell>
          <table:table-cell office:value-type="float" office:value="0.072801" calcext:value-type="float">
            <text:p>0.07280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184" calcext:value-type="float">
            <text:p>0.03518400</text:p>
          </table:table-cell>
          <table:table-cell table:style-name="ce4" office:value-type="float" office:value="0.11323" calcext:value-type="float">
            <text:p>0.11323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761" calcext:value-type="float">
            <text:p>0.021761</text:p>
          </table:table-cell>
          <table:table-cell office:value-type="float" office:value="0.052968" calcext:value-type="float">
            <text:p>0.052968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414" calcext:value-type="float">
            <text:p>0.03641400</text:p>
          </table:table-cell>
          <table:table-cell table:style-name="ce4" office:value-type="float" office:value="0.13354" calcext:value-type="float">
            <text:p>0.13354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201" calcext:value-type="float">
            <text:p>0.023201</text:p>
          </table:table-cell>
          <table:table-cell office:value-type="float" office:value="0.051063" calcext:value-type="float">
            <text:p>0.051063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9322" calcext:value-type="float">
            <text:p>0.03932200</text:p>
          </table:table-cell>
          <table:table-cell table:style-name="ce4" office:value-type="float" office:value="0.10449" calcext:value-type="float">
            <text:p>0.10449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73" calcext:value-type="float">
            <text:p>0.02373</text:p>
          </table:table-cell>
          <table:table-cell office:value-type="float" office:value="0.044819" calcext:value-type="float">
            <text:p>0.0448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432" calcext:value-type="float">
            <text:p>0.03743200</text:p>
          </table:table-cell>
          <table:table-cell table:style-name="ce4" office:value-type="float" office:value="0.13115" calcext:value-type="float">
            <text:p>0.13115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767" calcext:value-type="float">
            <text:p>0.021767</text:p>
          </table:table-cell>
          <table:table-cell office:value-type="float" office:value="0.042542" calcext:value-type="float">
            <text:p>0.04254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603" calcext:value-type="float">
            <text:p>0.03760300</text:p>
          </table:table-cell>
          <table:table-cell table:style-name="ce4" office:value-type="float" office:value="0.10108" calcext:value-type="float">
            <text:p>0.10108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635" calcext:value-type="float">
            <text:p>0.023635</text:p>
          </table:table-cell>
          <table:table-cell office:value-type="float" office:value="0.041673" calcext:value-type="float">
            <text:p>0.041673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848" calcext:value-type="float">
            <text:p>0.03784800</text:p>
          </table:table-cell>
          <table:table-cell table:style-name="ce4" office:value-type="float" office:value="0.097757" calcext:value-type="float">
            <text:p>0.097757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195" calcext:value-type="float">
            <text:p>0.025195</text:p>
          </table:table-cell>
          <table:table-cell office:value-type="float" office:value="0.054162" calcext:value-type="float">
            <text:p>0.05416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375" calcext:value-type="float">
            <text:p>0.03637500</text:p>
          </table:table-cell>
          <table:table-cell table:style-name="ce4" office:value-type="float" office:value="0.080814" calcext:value-type="float">
            <text:p>0.080814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928" calcext:value-type="float">
            <text:p>0.021928</text:p>
          </table:table-cell>
          <table:table-cell office:value-type="float" office:value="0.043591" calcext:value-type="float">
            <text:p>0.04359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803" calcext:value-type="float">
            <text:p>0.03680300</text:p>
          </table:table-cell>
          <table:table-cell table:style-name="ce4" office:value-type="float" office:value="0.11382" calcext:value-type="float">
            <text:p>0.11382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4885" calcext:value-type="float">
            <text:p>0.024885</text:p>
          </table:table-cell>
          <table:table-cell office:value-type="float" office:value="0.049487" calcext:value-type="float">
            <text:p>0.049487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663" calcext:value-type="float">
            <text:p>0.03766300</text:p>
          </table:table-cell>
          <table:table-cell table:style-name="ce4" office:value-type="float" office:value="0.10492" calcext:value-type="float">
            <text:p>0.10492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2016" calcext:value-type="float">
            <text:p>0.022016</text:p>
          </table:table-cell>
          <table:table-cell office:value-type="float" office:value="0.061857" calcext:value-type="float">
            <text:p>0.061857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701" calcext:value-type="float">
            <text:p>0.03670100</text:p>
          </table:table-cell>
          <table:table-cell table:style-name="ce4" office:value-type="float" office:value="0.096979" calcext:value-type="float">
            <text:p>0.096979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9977" calcext:value-type="float">
            <text:p>0.019977</text:p>
          </table:table-cell>
          <table:table-cell office:value-type="float" office:value="0.048536" calcext:value-type="float">
            <text:p>0.048536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913" calcext:value-type="float">
            <text:p>0.03591300</text:p>
          </table:table-cell>
          <table:table-cell table:style-name="ce4" office:value-type="float" office:value="0.091587" calcext:value-type="float">
            <text:p>0.091587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162" calcext:value-type="float">
            <text:p>0.021162</text:p>
          </table:table-cell>
          <table:table-cell office:value-type="float" office:value="0.044535" calcext:value-type="float">
            <text:p>0.04453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921" calcext:value-type="float">
            <text:p>0.03692100</text:p>
          </table:table-cell>
          <table:table-cell table:style-name="ce4" office:value-type="float" office:value="0.09752" calcext:value-type="float">
            <text:p>0.09752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4382" calcext:value-type="float">
            <text:p>0.0438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8139" calcext:value-type="float">
            <text:p>0.03813900</text:p>
          </table:table-cell>
          <table:table-cell table:style-name="ce4" office:value-type="float" office:value="0.093684" calcext:value-type="float">
            <text:p>0.093684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339" calcext:value-type="float">
            <text:p>0.023339</text:p>
          </table:table-cell>
          <table:table-cell office:value-type="float" office:value="0.077899" calcext:value-type="float">
            <text:p>0.07789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463" calcext:value-type="float">
            <text:p>0.03546300</text:p>
          </table:table-cell>
          <table:table-cell table:style-name="ce4" office:value-type="float" office:value="0.088629" calcext:value-type="float">
            <text:p>0.088629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569" calcext:value-type="float">
            <text:p>0.023569</text:p>
          </table:table-cell>
          <table:table-cell office:value-type="float" office:value="0.055715" calcext:value-type="float">
            <text:p>0.05571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541" calcext:value-type="float">
            <text:p>0.03654100</text:p>
          </table:table-cell>
          <table:table-cell table:style-name="ce4" office:value-type="float" office:value="0.095335" calcext:value-type="float">
            <text:p>0.095335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307" calcext:value-type="float">
            <text:p>0.023307</text:p>
          </table:table-cell>
          <table:table-cell office:value-type="float" office:value="0.047472" calcext:value-type="float">
            <text:p>0.04747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8108" calcext:value-type="float">
            <text:p>0.03810800</text:p>
          </table:table-cell>
          <table:table-cell table:style-name="ce4" office:value-type="float" office:value="0.10098" calcext:value-type="float">
            <text:p>0.10098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2938" calcext:value-type="float">
            <text:p>0.022938</text:p>
          </table:table-cell>
          <table:table-cell office:value-type="float" office:value="0.033532" calcext:value-type="float">
            <text:p>0.03353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8989" calcext:value-type="float">
            <text:p>0.03898900</text:p>
          </table:table-cell>
          <table:table-cell table:style-name="ce4" office:value-type="float" office:value="0.092504" calcext:value-type="float">
            <text:p>0.092504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4792" calcext:value-type="float">
            <text:p>0.024792</text:p>
          </table:table-cell>
          <table:table-cell office:value-type="float" office:value="0.031651" calcext:value-type="float">
            <text:p>0.03165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883" calcext:value-type="float">
            <text:p>0.03588300</text:p>
          </table:table-cell>
          <table:table-cell table:style-name="ce4" office:value-type="float" office:value="0.080738" calcext:value-type="float">
            <text:p>0.080738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646" calcext:value-type="float">
            <text:p>0.025646</text:p>
          </table:table-cell>
          <table:table-cell office:value-type="float" office:value="0.039411" calcext:value-type="float">
            <text:p>0.03941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436" calcext:value-type="float">
            <text:p>0.03643600</text:p>
          </table:table-cell>
          <table:table-cell table:style-name="ce4" office:value-type="float" office:value="0.15173" calcext:value-type="float">
            <text:p>0.15173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941" calcext:value-type="float">
            <text:p>0.023941</text:p>
          </table:table-cell>
          <table:table-cell office:value-type="float" office:value="0.061019" calcext:value-type="float">
            <text:p>0.06101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8678" calcext:value-type="float">
            <text:p>0.03867800</text:p>
          </table:table-cell>
          <table:table-cell table:style-name="ce4" office:value-type="float" office:value="0.11285" calcext:value-type="float">
            <text:p>0.11285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014" calcext:value-type="float">
            <text:p>0.021014</text:p>
          </table:table-cell>
          <table:table-cell office:value-type="float" office:value="0.050936" calcext:value-type="float">
            <text:p>0.050936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639" calcext:value-type="float">
            <text:p>0.03763900</text:p>
          </table:table-cell>
          <table:table-cell table:style-name="ce4" office:value-type="float" office:value="0.12621" calcext:value-type="float">
            <text:p>0.12621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868" calcext:value-type="float">
            <text:p>0.021868</text:p>
          </table:table-cell>
          <table:table-cell office:value-type="float" office:value="0.071893" calcext:value-type="float">
            <text:p>0.071893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54" calcext:value-type="float">
            <text:p>0.03754000</text:p>
          </table:table-cell>
          <table:table-cell table:style-name="ce4" office:value-type="float" office:value="0.093735" calcext:value-type="float">
            <text:p>0.093735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3593" calcext:value-type="float">
            <text:p>0.023593</text:p>
          </table:table-cell>
          <table:table-cell office:value-type="float" office:value="0.053668" calcext:value-type="float">
            <text:p>0.053668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473" calcext:value-type="float">
            <text:p>0.03747300</text:p>
          </table:table-cell>
          <table:table-cell table:style-name="ce4" office:value-type="float" office:value="0.11459" calcext:value-type="float">
            <text:p>0.11459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2668" calcext:value-type="float">
            <text:p>0.022668</text:p>
          </table:table-cell>
          <table:table-cell office:value-type="float" office:value="0.058002" calcext:value-type="float">
            <text:p>0.05800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076" calcext:value-type="float">
            <text:p>0.03507600</text:p>
          </table:table-cell>
          <table:table-cell table:style-name="ce4" office:value-type="float" office:value="0.059193" calcext:value-type="float">
            <text:p>0.059193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178" calcext:value-type="float">
            <text:p>0.025178</text:p>
          </table:table-cell>
          <table:table-cell office:value-type="float" office:value="0.049148" calcext:value-type="float">
            <text:p>0.049148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8397" calcext:value-type="float">
            <text:p>0.03839700</text:p>
          </table:table-cell>
          <table:table-cell table:style-name="ce4" office:value-type="float" office:value="0.09884" calcext:value-type="float">
            <text:p>0.09884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553" calcext:value-type="float">
            <text:p>0.021553</text:p>
          </table:table-cell>
          <table:table-cell office:value-type="float" office:value="0.046421" calcext:value-type="float">
            <text:p>0.04642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953" calcext:value-type="float">
            <text:p>0.03595300</text:p>
          </table:table-cell>
          <table:table-cell table:style-name="ce4" office:value-type="float" office:value="0.11338" calcext:value-type="float">
            <text:p>0.11338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4649" calcext:value-type="float">
            <text:p>0.024649</text:p>
          </table:table-cell>
          <table:table-cell office:value-type="float" office:value="0.05145" calcext:value-type="float">
            <text:p>0.0514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9056" calcext:value-type="float">
            <text:p>0.03905600</text:p>
          </table:table-cell>
          <table:table-cell table:style-name="ce4" office:value-type="float" office:value="0.13001" calcext:value-type="float">
            <text:p>0.13001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4866" calcext:value-type="float">
            <text:p>0.024866</text:p>
          </table:table-cell>
          <table:table-cell office:value-type="float" office:value="0.047153" calcext:value-type="float">
            <text:p>0.047153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703" calcext:value-type="float">
            <text:p>0.03670300</text:p>
          </table:table-cell>
          <table:table-cell table:style-name="ce4" office:value-type="float" office:value="0.102" calcext:value-type="float">
            <text:p>0.10200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236" calcext:value-type="float">
            <text:p>0.021236</text:p>
          </table:table-cell>
          <table:table-cell office:value-type="float" office:value="0.041485" calcext:value-type="float">
            <text:p>0.04148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9251" calcext:value-type="float">
            <text:p>0.03925100</text:p>
          </table:table-cell>
          <table:table-cell table:style-name="ce4" office:value-type="float" office:value="0.1229" calcext:value-type="float">
            <text:p>0.12290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854" calcext:value-type="float">
            <text:p>0.025854</text:p>
          </table:table-cell>
          <table:table-cell office:value-type="float" office:value="0.035506" calcext:value-type="float">
            <text:p>0.035506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983" calcext:value-type="float">
            <text:p>0.03598300</text:p>
          </table:table-cell>
          <table:table-cell table:style-name="ce4" office:value-type="float" office:value="0.11369" calcext:value-type="float">
            <text:p>0.11369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4799" calcext:value-type="float">
            <text:p>0.024799</text:p>
          </table:table-cell>
          <table:table-cell office:value-type="float" office:value="0.034212" calcext:value-type="float">
            <text:p>0.03421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227" calcext:value-type="float">
            <text:p>0.03722700</text:p>
          </table:table-cell>
          <table:table-cell table:style-name="ce4" office:value-type="float" office:value="0.099884" calcext:value-type="float">
            <text:p>0.099884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058" calcext:value-type="float">
            <text:p>0.025058</text:p>
          </table:table-cell>
          <table:table-cell office:value-type="float" office:value="0.054211" calcext:value-type="float">
            <text:p>0.05421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7" calcext:value-type="float">
            <text:p>0.03670000</text:p>
          </table:table-cell>
          <table:table-cell table:style-name="ce4" office:value-type="float" office:value="0.1112" calcext:value-type="float">
            <text:p>0.11120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0638" calcext:value-type="float">
            <text:p>0.020638</text:p>
          </table:table-cell>
          <table:table-cell office:value-type="float" office:value="0.034007" calcext:value-type="float">
            <text:p>0.034007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6981" calcext:value-type="float">
            <text:p>0.03698100</text:p>
          </table:table-cell>
          <table:table-cell table:style-name="ce4" office:value-type="float" office:value="0.10466" calcext:value-type="float">
            <text:p>0.10466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53103" calcext:value-type="float">
            <text:p>0.053103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7422" calcext:value-type="float">
            <text:p>0.03742200</text:p>
          </table:table-cell>
          <table:table-cell table:style-name="ce4" office:value-type="float" office:value="0.13872" calcext:value-type="float">
            <text:p>0.13872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477" calcext:value-type="float">
            <text:p>0.025477</text:p>
          </table:table-cell>
          <table:table-cell office:value-type="float" office:value="0.038938" calcext:value-type="float">
            <text:p>0.038938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5328" calcext:value-type="float">
            <text:p>0.03532800</text:p>
          </table:table-cell>
          <table:table-cell table:style-name="ce4" office:value-type="float" office:value="0.11869" calcext:value-type="float">
            <text:p>0.11869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2863" calcext:value-type="float">
            <text:p>0.022863</text:p>
          </table:table-cell>
          <table:table-cell office:value-type="float" office:value="0.050835" calcext:value-type="float">
            <text:p>0.05083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82" calcext:value-type="float">
            <text:p>0.03820000</text:p>
          </table:table-cell>
          <table:table-cell table:style-name="ce4" office:value-type="float" office:value="0.10599" calcext:value-type="float">
            <text:p>0.10599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837" calcext:value-type="float">
            <text:p>0.021837</text:p>
          </table:table-cell>
          <table:table-cell office:value-type="float" office:value="0.045377" calcext:value-type="float">
            <text:p>0.045377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9774" calcext:value-type="float">
            <text:p>0.03977400</text:p>
          </table:table-cell>
          <table:table-cell table:style-name="ce4" office:value-type="float" office:value="0.11322" calcext:value-type="float">
            <text:p>0.1132200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199" calcext:value-type="float">
            <text:p>0.021199</text:p>
          </table:table-cell>
          <table:table-cell office:value-type="float" office:value="0.040342" calcext:value-type="float">
            <text:p>0.04034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4" office:value-type="float" office:value="0.034624" calcext:value-type="float">
            <text:p>0.03462400</text:p>
          </table:table-cell>
          <table:table-cell table:style-name="ce4" office:value-type="float" office:value="0.073076" calcext:value-type="float">
            <text:p>0.073076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5197" calcext:value-type="float">
            <text:p>0.025197</text:p>
          </table:table-cell>
          <table:table-cell office:value-type="float" office:value="0.048747" calcext:value-type="float">
            <text:p>0.048747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106" calcext:value-type="float">
            <text:p>0.03710600</text:p>
          </table:table-cell>
          <table:table-cell table:style-name="ce4" office:value-type="float" office:value="0.1" calcext:value-type="float">
            <text:p>0.10000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018" calcext:value-type="float">
            <text:p>0.024018</text:p>
          </table:table-cell>
          <table:table-cell office:value-type="float" office:value="0.036462" calcext:value-type="float">
            <text:p>0.036462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004" calcext:value-type="float">
            <text:p>0.03700400</text:p>
          </table:table-cell>
          <table:table-cell table:style-name="ce4" office:value-type="float" office:value="0.114" calcext:value-type="float">
            <text:p>0.11400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5771" calcext:value-type="float">
            <text:p>0.025771</text:p>
          </table:table-cell>
          <table:table-cell office:value-type="float" office:value="0.046305" calcext:value-type="float">
            <text:p>0.046305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555" calcext:value-type="float">
            <text:p>0.03655500</text:p>
          </table:table-cell>
          <table:table-cell table:style-name="ce4" office:value-type="float" office:value="0.13043" calcext:value-type="float">
            <text:p>0.13043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5919" calcext:value-type="float">
            <text:p>0.025919</text:p>
          </table:table-cell>
          <table:table-cell office:value-type="float" office:value="0.060463" calcext:value-type="float">
            <text:p>0.060463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9228" calcext:value-type="float">
            <text:p>0.03922800</text:p>
          </table:table-cell>
          <table:table-cell table:style-name="ce4" office:value-type="float" office:value="0.11436" calcext:value-type="float">
            <text:p>0.11436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2709" calcext:value-type="float">
            <text:p>0.022709</text:p>
          </table:table-cell>
          <table:table-cell office:value-type="float" office:value="0.049796" calcext:value-type="float">
            <text:p>0.04979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108" calcext:value-type="float">
            <text:p>0.03810800</text:p>
          </table:table-cell>
          <table:table-cell table:style-name="ce4" office:value-type="float" office:value="0.13962" calcext:value-type="float">
            <text:p>0.13962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6521" calcext:value-type="float">
            <text:p>0.06521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569" calcext:value-type="float">
            <text:p>0.03856900</text:p>
          </table:table-cell>
          <table:table-cell table:style-name="ce4" office:value-type="float" office:value="0.11016" calcext:value-type="float">
            <text:p>0.11016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0.058219" calcext:value-type="float">
            <text:p>0.05821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738" calcext:value-type="float">
            <text:p>0.03673800</text:p>
          </table:table-cell>
          <table:table-cell table:style-name="ce4" office:value-type="float" office:value="0.11956" calcext:value-type="float">
            <text:p>0.11956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542" calcext:value-type="float">
            <text:p>0.023542</text:p>
          </table:table-cell>
          <table:table-cell office:value-type="float" office:value="0.058401" calcext:value-type="float">
            <text:p>0.058401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9647" calcext:value-type="float">
            <text:p>0.03964700</text:p>
          </table:table-cell>
          <table:table-cell table:style-name="ce4" office:value-type="float" office:value="0.13629" calcext:value-type="float">
            <text:p>0.13629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781" calcext:value-type="float">
            <text:p>0.023781</text:p>
          </table:table-cell>
          <table:table-cell office:value-type="float" office:value="0.067194" calcext:value-type="float">
            <text:p>0.06719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866" calcext:value-type="float">
            <text:p>0.03886600</text:p>
          </table:table-cell>
          <table:table-cell table:style-name="ce4" office:value-type="float" office:value="0.10845" calcext:value-type="float">
            <text:p>0.10845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009" calcext:value-type="float">
            <text:p>0.023009</text:p>
          </table:table-cell>
          <table:table-cell office:value-type="float" office:value="0.045137" calcext:value-type="float">
            <text:p>0.045137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854" calcext:value-type="float">
            <text:p>0.03785400</text:p>
          </table:table-cell>
          <table:table-cell table:style-name="ce4" office:value-type="float" office:value="0.14251" calcext:value-type="float">
            <text:p>0.14251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1105" calcext:value-type="float">
            <text:p>0.021105</text:p>
          </table:table-cell>
          <table:table-cell office:value-type="float" office:value="0.042881" calcext:value-type="float">
            <text:p>0.042881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9937" calcext:value-type="float">
            <text:p>0.03993700</text:p>
          </table:table-cell>
          <table:table-cell table:style-name="ce4" office:value-type="float" office:value="0.12558" calcext:value-type="float">
            <text:p>0.12558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8025" calcext:value-type="float">
            <text:p>0.028025</text:p>
          </table:table-cell>
          <table:table-cell office:value-type="float" office:value="0.064856" calcext:value-type="float">
            <text:p>0.06485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202" calcext:value-type="float">
            <text:p>0.03720200</text:p>
          </table:table-cell>
          <table:table-cell table:style-name="ce4" office:value-type="float" office:value="0.1331" calcext:value-type="float">
            <text:p>0.13310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661" calcext:value-type="float">
            <text:p>0.024661</text:p>
          </table:table-cell>
          <table:table-cell office:value-type="float" office:value="0.06104" calcext:value-type="float">
            <text:p>0.0610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603" calcext:value-type="float">
            <text:p>0.03660300</text:p>
          </table:table-cell>
          <table:table-cell table:style-name="ce4" office:value-type="float" office:value="0.14299" calcext:value-type="float">
            <text:p>0.14299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959" calcext:value-type="float">
            <text:p>0.023959</text:p>
          </table:table-cell>
          <table:table-cell office:value-type="float" office:value="0.056623" calcext:value-type="float">
            <text:p>0.056623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40362" calcext:value-type="float">
            <text:p>0.04036200</text:p>
          </table:table-cell>
          <table:table-cell table:style-name="ce4" office:value-type="float" office:value="0.12917" calcext:value-type="float">
            <text:p>0.12917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543" calcext:value-type="float">
            <text:p>0.024543</text:p>
          </table:table-cell>
          <table:table-cell office:value-type="float" office:value="0.062614" calcext:value-type="float">
            <text:p>0.06261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57" calcext:value-type="float">
            <text:p>0.03857000</text:p>
          </table:table-cell>
          <table:table-cell table:style-name="ce4" office:value-type="float" office:value="0.13" calcext:value-type="float">
            <text:p>0.13000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117" calcext:value-type="float">
            <text:p>0.023117</text:p>
          </table:table-cell>
          <table:table-cell office:value-type="float" office:value="0.077117" calcext:value-type="float">
            <text:p>0.077117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5132" calcext:value-type="float">
            <text:p>0.03513200</text:p>
          </table:table-cell>
          <table:table-cell table:style-name="ce4" office:value-type="float" office:value="0.12938" calcext:value-type="float">
            <text:p>0.12938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2675" calcext:value-type="float">
            <text:p>0.022675</text:p>
          </table:table-cell>
          <table:table-cell office:value-type="float" office:value="0.067106" calcext:value-type="float">
            <text:p>0.06710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986" calcext:value-type="float">
            <text:p>0.03898600</text:p>
          </table:table-cell>
          <table:table-cell table:style-name="ce4" office:value-type="float" office:value="0.11291" calcext:value-type="float">
            <text:p>0.11291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0961" calcext:value-type="float">
            <text:p>0.020961</text:p>
          </table:table-cell>
          <table:table-cell office:value-type="float" office:value="0.062974" calcext:value-type="float">
            <text:p>0.06297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549" calcext:value-type="float">
            <text:p>0.03754900</text:p>
          </table:table-cell>
          <table:table-cell table:style-name="ce4" office:value-type="float" office:value="0.10813" calcext:value-type="float">
            <text:p>0.10813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283" calcext:value-type="float">
            <text:p>0.024283</text:p>
          </table:table-cell>
          <table:table-cell office:value-type="float" office:value="0.060182" calcext:value-type="float">
            <text:p>0.060182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416" calcext:value-type="float">
            <text:p>0.03841600</text:p>
          </table:table-cell>
          <table:table-cell table:style-name="ce4" office:value-type="float" office:value="0.12951" calcext:value-type="float">
            <text:p>0.12951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679" calcext:value-type="float">
            <text:p>0.02679</text:p>
          </table:table-cell>
          <table:table-cell office:value-type="float" office:value="0.060715" calcext:value-type="float">
            <text:p>0.060715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694" calcext:value-type="float">
            <text:p>0.03669400</text:p>
          </table:table-cell>
          <table:table-cell table:style-name="ce4" office:value-type="float" office:value="0.10376" calcext:value-type="float">
            <text:p>0.10376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811" calcext:value-type="float">
            <text:p>0.023811</text:p>
          </table:table-cell>
          <table:table-cell office:value-type="float" office:value="0.060899" calcext:value-type="float">
            <text:p>0.06089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5021" calcext:value-type="float">
            <text:p>0.03502100</text:p>
          </table:table-cell>
          <table:table-cell table:style-name="ce4" office:value-type="float" office:value="0.13578" calcext:value-type="float">
            <text:p>0.13578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2793" calcext:value-type="float">
            <text:p>0.022793</text:p>
          </table:table-cell>
          <table:table-cell office:value-type="float" office:value="0.062246" calcext:value-type="float">
            <text:p>0.06224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36" calcext:value-type="float">
            <text:p>0.03636000</text:p>
          </table:table-cell>
          <table:table-cell table:style-name="ce4" office:value-type="float" office:value="0.12543" calcext:value-type="float">
            <text:p>0.12543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207" calcext:value-type="float">
            <text:p>0.024207</text:p>
          </table:table-cell>
          <table:table-cell office:value-type="float" office:value="0.048206" calcext:value-type="float">
            <text:p>0.04820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9575" calcext:value-type="float">
            <text:p>0.03957500</text:p>
          </table:table-cell>
          <table:table-cell table:style-name="ce4" office:value-type="float" office:value="0.12498" calcext:value-type="float">
            <text:p>0.12498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872" calcext:value-type="float">
            <text:p>0.024872</text:p>
          </table:table-cell>
          <table:table-cell office:value-type="float" office:value="0.039357" calcext:value-type="float">
            <text:p>0.039357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40208" calcext:value-type="float">
            <text:p>0.04020800</text:p>
          </table:table-cell>
          <table:table-cell table:style-name="ce4" office:value-type="float" office:value="0.13671" calcext:value-type="float">
            <text:p>0.13671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241" calcext:value-type="float">
            <text:p>0.024241</text:p>
          </table:table-cell>
          <table:table-cell office:value-type="float" office:value="0.070669" calcext:value-type="float">
            <text:p>0.07066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9462" calcext:value-type="float">
            <text:p>0.03946200</text:p>
          </table:table-cell>
          <table:table-cell table:style-name="ce4" office:value-type="float" office:value="0.13726" calcext:value-type="float">
            <text:p>0.13726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464" calcext:value-type="float">
            <text:p>0.023464</text:p>
          </table:table-cell>
          <table:table-cell office:value-type="float" office:value="0.05354" calcext:value-type="float">
            <text:p>0.0535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34" calcext:value-type="float">
            <text:p>0.03834000</text:p>
          </table:table-cell>
          <table:table-cell table:style-name="ce4" office:value-type="float" office:value="0.1529" calcext:value-type="float">
            <text:p>0.15290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2505" calcext:value-type="float">
            <text:p>0.022505</text:p>
          </table:table-cell>
          <table:table-cell office:value-type="float" office:value="0.051003" calcext:value-type="float">
            <text:p>0.051003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40124" calcext:value-type="float">
            <text:p>0.04012400</text:p>
          </table:table-cell>
          <table:table-cell table:style-name="ce4" office:value-type="float" office:value="0.12195" calcext:value-type="float">
            <text:p>0.12195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048" calcext:value-type="float">
            <text:p>0.023048</text:p>
          </table:table-cell>
          <table:table-cell office:value-type="float" office:value="0.064293" calcext:value-type="float">
            <text:p>0.064293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607" calcext:value-type="float">
            <text:p>0.03660700</text:p>
          </table:table-cell>
          <table:table-cell table:style-name="ce4" office:value-type="float" office:value="0.11745" calcext:value-type="float">
            <text:p>0.11745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6184" calcext:value-type="float">
            <text:p>0.026184</text:p>
          </table:table-cell>
          <table:table-cell office:value-type="float" office:value="0.050546" calcext:value-type="float">
            <text:p>0.05054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824" calcext:value-type="float">
            <text:p>0.03782400</text:p>
          </table:table-cell>
          <table:table-cell table:style-name="ce4" office:value-type="float" office:value="0.15151" calcext:value-type="float">
            <text:p>0.15151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5952" calcext:value-type="float">
            <text:p>0.025952</text:p>
          </table:table-cell>
          <table:table-cell office:value-type="float" office:value="0.058764" calcext:value-type="float">
            <text:p>0.05876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5832" calcext:value-type="float">
            <text:p>0.03583200</text:p>
          </table:table-cell>
          <table:table-cell table:style-name="ce4" office:value-type="float" office:value="0.14728" calcext:value-type="float">
            <text:p>0.14728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313" calcext:value-type="float">
            <text:p>0.023313</text:p>
          </table:table-cell>
          <table:table-cell office:value-type="float" office:value="0.054392" calcext:value-type="float">
            <text:p>0.054392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125" calcext:value-type="float">
            <text:p>0.03612500</text:p>
          </table:table-cell>
          <table:table-cell table:style-name="ce4" office:value-type="float" office:value="0.11217" calcext:value-type="float">
            <text:p>0.11217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482" calcext:value-type="float">
            <text:p>0.024482</text:p>
          </table:table-cell>
          <table:table-cell office:value-type="float" office:value="0.054363" calcext:value-type="float">
            <text:p>0.054363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9585" calcext:value-type="float">
            <text:p>0.03958500</text:p>
          </table:table-cell>
          <table:table-cell table:style-name="ce4" office:value-type="float" office:value="0.13953" calcext:value-type="float">
            <text:p>0.13953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779" calcext:value-type="float">
            <text:p>0.024779</text:p>
          </table:table-cell>
          <table:table-cell office:value-type="float" office:value="0.068346" calcext:value-type="float">
            <text:p>0.06834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9209" calcext:value-type="float">
            <text:p>0.03920900</text:p>
          </table:table-cell>
          <table:table-cell table:style-name="ce4" office:value-type="float" office:value="0.12118" calcext:value-type="float">
            <text:p>0.12118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432" calcext:value-type="float">
            <text:p>0.023432</text:p>
          </table:table-cell>
          <table:table-cell office:value-type="float" office:value="0.063535" calcext:value-type="float">
            <text:p>0.063535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5571" calcext:value-type="float">
            <text:p>0.03557100</text:p>
          </table:table-cell>
          <table:table-cell table:style-name="ce4" office:value-type="float" office:value="0.14937" calcext:value-type="float">
            <text:p>0.14937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731" calcext:value-type="float">
            <text:p>0.023731</text:p>
          </table:table-cell>
          <table:table-cell office:value-type="float" office:value="0.060114" calcext:value-type="float">
            <text:p>0.06011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966" calcext:value-type="float">
            <text:p>0.03696600</text:p>
          </table:table-cell>
          <table:table-cell table:style-name="ce4" office:value-type="float" office:value="0.13042" calcext:value-type="float">
            <text:p>0.13042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84" calcext:value-type="float">
            <text:p>0.02384</text:p>
          </table:table-cell>
          <table:table-cell office:value-type="float" office:value="0.049565" calcext:value-type="float">
            <text:p>0.049565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303" calcext:value-type="float">
            <text:p>0.03730300</text:p>
          </table:table-cell>
          <table:table-cell table:style-name="ce4" office:value-type="float" office:value="0.11652" calcext:value-type="float">
            <text:p>0.11652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2672" calcext:value-type="float">
            <text:p>0.022672</text:p>
          </table:table-cell>
          <table:table-cell office:value-type="float" office:value="0.068619" calcext:value-type="float">
            <text:p>0.06861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083" calcext:value-type="float">
            <text:p>0.03808300</text:p>
          </table:table-cell>
          <table:table-cell table:style-name="ce4" office:value-type="float" office:value="0.11307" calcext:value-type="float">
            <text:p>0.11307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853" calcext:value-type="float">
            <text:p>0.023853</text:p>
          </table:table-cell>
          <table:table-cell office:value-type="float" office:value="0.047806" calcext:value-type="float">
            <text:p>0.04780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136" calcext:value-type="float">
            <text:p>0.03713600</text:p>
          </table:table-cell>
          <table:table-cell table:style-name="ce4" office:value-type="float" office:value="0.16026" calcext:value-type="float">
            <text:p>0.16026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1651" calcext:value-type="float">
            <text:p>0.021651</text:p>
          </table:table-cell>
          <table:table-cell office:value-type="float" office:value="0.065338" calcext:value-type="float">
            <text:p>0.065338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978" calcext:value-type="float">
            <text:p>0.03797800</text:p>
          </table:table-cell>
          <table:table-cell table:style-name="ce4" office:value-type="float" office:value="0.14992" calcext:value-type="float">
            <text:p>0.14992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661" calcext:value-type="float">
            <text:p>0.023661</text:p>
          </table:table-cell>
          <table:table-cell office:value-type="float" office:value="0.077004" calcext:value-type="float">
            <text:p>0.07700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40614" calcext:value-type="float">
            <text:p>0.04061400</text:p>
          </table:table-cell>
          <table:table-cell table:style-name="ce4" office:value-type="float" office:value="0.11784" calcext:value-type="float">
            <text:p>0.11784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245" calcext:value-type="float">
            <text:p>0.02245</text:p>
          </table:table-cell>
          <table:table-cell office:value-type="float" office:value="0.055386" calcext:value-type="float">
            <text:p>0.05538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3924" calcext:value-type="float">
            <text:p>0.03392400</text:p>
          </table:table-cell>
          <table:table-cell table:style-name="ce4" office:value-type="float" office:value="0.14865" calcext:value-type="float">
            <text:p>0.14865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2587" calcext:value-type="float">
            <text:p>0.022587</text:p>
          </table:table-cell>
          <table:table-cell office:value-type="float" office:value="0.062363" calcext:value-type="float">
            <text:p>0.062363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949" calcext:value-type="float">
            <text:p>0.03794900</text:p>
          </table:table-cell>
          <table:table-cell table:style-name="ce4" office:value-type="float" office:value="0.11752" calcext:value-type="float">
            <text:p>0.11752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2375" calcext:value-type="float">
            <text:p>0.022375</text:p>
          </table:table-cell>
          <table:table-cell office:value-type="float" office:value="0.065581" calcext:value-type="float">
            <text:p>0.065581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7745" calcext:value-type="float">
            <text:p>0.03774500</text:p>
          </table:table-cell>
          <table:table-cell table:style-name="ce4" office:value-type="float" office:value="0.10367" calcext:value-type="float">
            <text:p>0.10367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012" calcext:value-type="float">
            <text:p>0.024012</text:p>
          </table:table-cell>
          <table:table-cell office:value-type="float" office:value="0.056478" calcext:value-type="float">
            <text:p>0.056478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913" calcext:value-type="float">
            <text:p>0.03691300</text:p>
          </table:table-cell>
          <table:table-cell table:style-name="ce4" office:value-type="float" office:value="0.14619" calcext:value-type="float">
            <text:p>0.14619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2932" calcext:value-type="float">
            <text:p>0.022932</text:p>
          </table:table-cell>
          <table:table-cell office:value-type="float" office:value="0.04979" calcext:value-type="float">
            <text:p>0.0497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547" calcext:value-type="float">
            <text:p>0.03854700</text:p>
          </table:table-cell>
          <table:table-cell table:style-name="ce4" office:value-type="float" office:value="0.12201" calcext:value-type="float">
            <text:p>0.12201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4887" calcext:value-type="float">
            <text:p>0.024887</text:p>
          </table:table-cell>
          <table:table-cell office:value-type="float" office:value="0.064262" calcext:value-type="float">
            <text:p>0.064262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571" calcext:value-type="float">
            <text:p>0.03857100</text:p>
          </table:table-cell>
          <table:table-cell table:style-name="ce4" office:value-type="float" office:value="0.13142" calcext:value-type="float">
            <text:p>0.13142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829" calcext:value-type="float">
            <text:p>0.023829</text:p>
          </table:table-cell>
          <table:table-cell office:value-type="float" office:value="0.066456" calcext:value-type="float">
            <text:p>0.06645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5683" calcext:value-type="float">
            <text:p>0.03568300</text:p>
          </table:table-cell>
          <table:table-cell table:style-name="ce4" office:value-type="float" office:value="0.13998" calcext:value-type="float">
            <text:p>0.13998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5779" calcext:value-type="float">
            <text:p>0.025779</text:p>
          </table:table-cell>
          <table:table-cell office:value-type="float" office:value="0.065449" calcext:value-type="float">
            <text:p>0.06544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8573" calcext:value-type="float">
            <text:p>0.03857300</text:p>
          </table:table-cell>
          <table:table-cell table:style-name="ce4" office:value-type="float" office:value="0.16458" calcext:value-type="float">
            <text:p>0.16458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2867" calcext:value-type="float">
            <text:p>0.022867</text:p>
          </table:table-cell>
          <table:table-cell office:value-type="float" office:value="0.043059" calcext:value-type="float">
            <text:p>0.04305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062" calcext:value-type="float">
            <text:p>0.03606200</text:p>
          </table:table-cell>
          <table:table-cell table:style-name="ce4" office:value-type="float" office:value="0.14045" calcext:value-type="float">
            <text:p>0.1404500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3569" calcext:value-type="float">
            <text:p>0.023569</text:p>
          </table:table-cell>
          <table:table-cell office:value-type="float" office:value="0.058537" calcext:value-type="float">
            <text:p>0.058537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style-name="ce4" office:value-type="float" office:value="0.036508" calcext:value-type="float">
            <text:p>0.03650800</text:p>
          </table:table-cell>
          <table:table-cell table:style-name="ce4" office:value-type="float" office:value="0.14426" calcext:value-type="float">
            <text:p>0.14426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064981" calcext:value-type="float">
            <text:p>0.064981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738" calcext:value-type="float">
            <text:p>0.03973800</text:p>
          </table:table-cell>
          <table:table-cell table:style-name="ce4" office:value-type="float" office:value="0.14017" calcext:value-type="float">
            <text:p>0.14017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4116" calcext:value-type="float">
            <text:p>0.024116</text:p>
          </table:table-cell>
          <table:table-cell office:value-type="float" office:value="0.051489" calcext:value-type="float">
            <text:p>0.051489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181" calcext:value-type="float">
            <text:p>0.03818100</text:p>
          </table:table-cell>
          <table:table-cell table:style-name="ce4" office:value-type="float" office:value="0.17588" calcext:value-type="float">
            <text:p>0.1758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4682" calcext:value-type="float">
            <text:p>0.024682</text:p>
          </table:table-cell>
          <table:table-cell office:value-type="float" office:value="0.067518" calcext:value-type="float">
            <text:p>0.06751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841" calcext:value-type="float">
            <text:p>0.03884100</text:p>
          </table:table-cell>
          <table:table-cell table:style-name="ce4" office:value-type="float" office:value="0.13448" calcext:value-type="float">
            <text:p>0.1344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754" calcext:value-type="float">
            <text:p>0.023754</text:p>
          </table:table-cell>
          <table:table-cell office:value-type="float" office:value="0.068343" calcext:value-type="float">
            <text:p>0.068343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679" calcext:value-type="float">
            <text:p>0.03967900</text:p>
          </table:table-cell>
          <table:table-cell table:style-name="ce4" office:value-type="float" office:value="0.14598" calcext:value-type="float">
            <text:p>0.1459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692" calcext:value-type="float">
            <text:p>0.023692</text:p>
          </table:table-cell>
          <table:table-cell office:value-type="float" office:value="0.072425" calcext:value-type="float">
            <text:p>0.072425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174" calcext:value-type="float">
            <text:p>0.03917400</text:p>
          </table:table-cell>
          <table:table-cell table:style-name="ce4" office:value-type="float" office:value="0.12187" calcext:value-type="float">
            <text:p>0.12187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1896" calcext:value-type="float">
            <text:p>0.021896</text:p>
          </table:table-cell>
          <table:table-cell office:value-type="float" office:value="0.066526" calcext:value-type="float">
            <text:p>0.066526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639" calcext:value-type="float">
            <text:p>0.03863900</text:p>
          </table:table-cell>
          <table:table-cell table:style-name="ce4" office:value-type="float" office:value="0.14342" calcext:value-type="float">
            <text:p>0.14342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372" calcext:value-type="float">
            <text:p>0.026372</text:p>
          </table:table-cell>
          <table:table-cell office:value-type="float" office:value="0.05362" calcext:value-type="float">
            <text:p>0.05362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6494" calcext:value-type="float">
            <text:p>0.03649400</text:p>
          </table:table-cell>
          <table:table-cell table:style-name="ce4" office:value-type="float" office:value="0.13764" calcext:value-type="float">
            <text:p>0.13764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788" calcext:value-type="float">
            <text:p>0.023788</text:p>
          </table:table-cell>
          <table:table-cell office:value-type="float" office:value="0.072807" calcext:value-type="float">
            <text:p>0.072807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841" calcext:value-type="float">
            <text:p>0.03984100</text:p>
          </table:table-cell>
          <table:table-cell table:style-name="ce4" office:value-type="float" office:value="0.17647" calcext:value-type="float">
            <text:p>0.17647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4068" calcext:value-type="float">
            <text:p>0.024068</text:p>
          </table:table-cell>
          <table:table-cell office:value-type="float" office:value="0.068103" calcext:value-type="float">
            <text:p>0.068103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005" calcext:value-type="float">
            <text:p>0.03800500</text:p>
          </table:table-cell>
          <table:table-cell table:style-name="ce4" office:value-type="float" office:value="0.14407" calcext:value-type="float">
            <text:p>0.14407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9026" calcext:value-type="float">
            <text:p>0.029026</text:p>
          </table:table-cell>
          <table:table-cell office:value-type="float" office:value="0.071184" calcext:value-type="float">
            <text:p>0.07118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42857" calcext:value-type="float">
            <text:p>0.04285700</text:p>
          </table:table-cell>
          <table:table-cell table:style-name="ce4" office:value-type="float" office:value="0.1694" calcext:value-type="float">
            <text:p>0.16940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63106" calcext:value-type="float">
            <text:p>0.063106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831" calcext:value-type="float">
            <text:p>0.03883100</text:p>
          </table:table-cell>
          <table:table-cell table:style-name="ce4" office:value-type="float" office:value="0.14567" calcext:value-type="float">
            <text:p>0.14567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11058" calcext:value-type="float">
            <text:p>0.1105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712" calcext:value-type="float">
            <text:p>0.03871200</text:p>
          </table:table-cell>
          <table:table-cell table:style-name="ce4" office:value-type="float" office:value="0.17734" calcext:value-type="float">
            <text:p>0.17734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2275" calcext:value-type="float">
            <text:p>0.022275</text:p>
          </table:table-cell>
          <table:table-cell office:value-type="float" office:value="0.055727" calcext:value-type="float">
            <text:p>0.055727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7654" calcext:value-type="float">
            <text:p>0.03765400</text:p>
          </table:table-cell>
          <table:table-cell table:style-name="ce4" office:value-type="float" office:value="0.17108" calcext:value-type="float">
            <text:p>0.1710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388" calcext:value-type="float">
            <text:p>0.023388</text:p>
          </table:table-cell>
          <table:table-cell office:value-type="float" office:value="0.068148" calcext:value-type="float">
            <text:p>0.06814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666" calcext:value-type="float">
            <text:p>0.03866600</text:p>
          </table:table-cell>
          <table:table-cell table:style-name="ce4" office:value-type="float" office:value="0.13611" calcext:value-type="float">
            <text:p>0.13611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02" calcext:value-type="float">
            <text:p>0.02602</text:p>
          </table:table-cell>
          <table:table-cell office:value-type="float" office:value="0.074489" calcext:value-type="float">
            <text:p>0.074489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3879" calcext:value-type="float">
            <text:p>0.03387900</text:p>
          </table:table-cell>
          <table:table-cell table:style-name="ce4" office:value-type="float" office:value="0.14808" calcext:value-type="float">
            <text:p>0.1480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5432" calcext:value-type="float">
            <text:p>0.025432</text:p>
          </table:table-cell>
          <table:table-cell office:value-type="float" office:value="0.072732" calcext:value-type="float">
            <text:p>0.072732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111" calcext:value-type="float">
            <text:p>0.03811100</text:p>
          </table:table-cell>
          <table:table-cell table:style-name="ce4" office:value-type="float" office:value="0.16846" calcext:value-type="float">
            <text:p>0.16846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83" calcext:value-type="float">
            <text:p>0.02683</text:p>
          </table:table-cell>
          <table:table-cell office:value-type="float" office:value="0.08147" calcext:value-type="float">
            <text:p>0.08147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40723" calcext:value-type="float">
            <text:p>0.04072300</text:p>
          </table:table-cell>
          <table:table-cell table:style-name="ce4" office:value-type="float" office:value="0.15277" calcext:value-type="float">
            <text:p>0.15277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438" calcext:value-type="float">
            <text:p>0.023438</text:p>
          </table:table-cell>
          <table:table-cell office:value-type="float" office:value="0.070409" calcext:value-type="float">
            <text:p>0.070409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637" calcext:value-type="float">
            <text:p>0.03963700</text:p>
          </table:table-cell>
          <table:table-cell table:style-name="ce4" office:value-type="float" office:value="0.15827" calcext:value-type="float">
            <text:p>0.15827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1822" calcext:value-type="float">
            <text:p>0.021822</text:p>
          </table:table-cell>
          <table:table-cell office:value-type="float" office:value="0.072674" calcext:value-type="float">
            <text:p>0.07267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453" calcext:value-type="float">
            <text:p>0.03945300</text:p>
          </table:table-cell>
          <table:table-cell table:style-name="ce4" office:value-type="float" office:value="0.14676" calcext:value-type="float">
            <text:p>0.14676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5191" calcext:value-type="float">
            <text:p>0.025191</text:p>
          </table:table-cell>
          <table:table-cell office:value-type="float" office:value="0.071185" calcext:value-type="float">
            <text:p>0.071185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6968" calcext:value-type="float">
            <text:p>0.03696800</text:p>
          </table:table-cell>
          <table:table-cell table:style-name="ce4" office:value-type="float" office:value="0.16761" calcext:value-type="float">
            <text:p>0.16761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753" calcext:value-type="float">
            <text:p>0.02753</text:p>
          </table:table-cell>
          <table:table-cell office:value-type="float" office:value="0.057755" calcext:value-type="float">
            <text:p>0.057755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7028" calcext:value-type="float">
            <text:p>0.03702800</text:p>
          </table:table-cell>
          <table:table-cell table:style-name="ce4" office:value-type="float" office:value="0.1245" calcext:value-type="float">
            <text:p>0.12450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4344" calcext:value-type="float">
            <text:p>0.024344</text:p>
          </table:table-cell>
          <table:table-cell office:value-type="float" office:value="0.060819" calcext:value-type="float">
            <text:p>0.060819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232" calcext:value-type="float">
            <text:p>0.03923200</text:p>
          </table:table-cell>
          <table:table-cell table:style-name="ce4" office:value-type="float" office:value="0.13428" calcext:value-type="float">
            <text:p>0.1342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5304" calcext:value-type="float">
            <text:p>0.025304</text:p>
          </table:table-cell>
          <table:table-cell office:value-type="float" office:value="0.057061" calcext:value-type="float">
            <text:p>0.057061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623" calcext:value-type="float">
            <text:p>0.03862300</text:p>
          </table:table-cell>
          <table:table-cell table:style-name="ce4" office:value-type="float" office:value="0.1412" calcext:value-type="float">
            <text:p>0.14120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203" calcext:value-type="float">
            <text:p>0.026203</text:p>
          </table:table-cell>
          <table:table-cell office:value-type="float" office:value="0.068205" calcext:value-type="float">
            <text:p>0.068205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232" calcext:value-type="float">
            <text:p>0.03923200</text:p>
          </table:table-cell>
          <table:table-cell table:style-name="ce4" office:value-type="float" office:value="0.12782" calcext:value-type="float">
            <text:p>0.12782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.062934" calcext:value-type="float">
            <text:p>0.06293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40866" calcext:value-type="float">
            <text:p>0.04086600</text:p>
          </table:table-cell>
          <table:table-cell table:style-name="ce4" office:value-type="float" office:value="0.15418" calcext:value-type="float">
            <text:p>0.1541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241" calcext:value-type="float">
            <text:p>0.026241</text:p>
          </table:table-cell>
          <table:table-cell office:value-type="float" office:value="0.071692" calcext:value-type="float">
            <text:p>0.071692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599" calcext:value-type="float">
            <text:p>0.03959900</text:p>
          </table:table-cell>
          <table:table-cell table:style-name="ce4" office:value-type="float" office:value="0.14939" calcext:value-type="float">
            <text:p>0.14939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5279" calcext:value-type="float">
            <text:p>0.025279</text:p>
          </table:table-cell>
          <table:table-cell office:value-type="float" office:value="0.0794" calcext:value-type="float">
            <text:p>0.079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40384" calcext:value-type="float">
            <text:p>0.04038400</text:p>
          </table:table-cell>
          <table:table-cell table:style-name="ce4" office:value-type="float" office:value="0.145" calcext:value-type="float">
            <text:p>0.14500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767" calcext:value-type="float">
            <text:p>0.023767</text:p>
          </table:table-cell>
          <table:table-cell office:value-type="float" office:value="0.066783" calcext:value-type="float">
            <text:p>0.066783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41146" calcext:value-type="float">
            <text:p>0.04114600</text:p>
          </table:table-cell>
          <table:table-cell table:style-name="ce4" office:value-type="float" office:value="0.13261" calcext:value-type="float">
            <text:p>0.13261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4632" calcext:value-type="float">
            <text:p>0.024632</text:p>
          </table:table-cell>
          <table:table-cell office:value-type="float" office:value="0.079193" calcext:value-type="float">
            <text:p>0.079193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691" calcext:value-type="float">
            <text:p>0.03869100</text:p>
          </table:table-cell>
          <table:table-cell table:style-name="ce4" office:value-type="float" office:value="0.15778" calcext:value-type="float">
            <text:p>0.1577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482" calcext:value-type="float">
            <text:p>0.023482</text:p>
          </table:table-cell>
          <table:table-cell office:value-type="float" office:value="0.053046" calcext:value-type="float">
            <text:p>0.053046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174" calcext:value-type="float">
            <text:p>0.03817400</text:p>
          </table:table-cell>
          <table:table-cell table:style-name="ce4" office:value-type="float" office:value="0.17303" calcext:value-type="float">
            <text:p>0.17303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593" calcext:value-type="float">
            <text:p>0.023593</text:p>
          </table:table-cell>
          <table:table-cell office:value-type="float" office:value="0.071321" calcext:value-type="float">
            <text:p>0.071321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40857" calcext:value-type="float">
            <text:p>0.04085700</text:p>
          </table:table-cell>
          <table:table-cell table:style-name="ce4" office:value-type="float" office:value="0.15268" calcext:value-type="float">
            <text:p>0.1526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5431" calcext:value-type="float">
            <text:p>0.025431</text:p>
          </table:table-cell>
          <table:table-cell office:value-type="float" office:value="0.062023" calcext:value-type="float">
            <text:p>0.062023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7186" calcext:value-type="float">
            <text:p>0.03718600</text:p>
          </table:table-cell>
          <table:table-cell table:style-name="ce4" office:value-type="float" office:value="0.16097" calcext:value-type="float">
            <text:p>0.16097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4324" calcext:value-type="float">
            <text:p>0.024324</text:p>
          </table:table-cell>
          <table:table-cell office:value-type="float" office:value="0.077348" calcext:value-type="float">
            <text:p>0.07734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057" calcext:value-type="float">
            <text:p>0.03905700</text:p>
          </table:table-cell>
          <table:table-cell table:style-name="ce4" office:value-type="float" office:value="0.13398" calcext:value-type="float">
            <text:p>0.1339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098" calcext:value-type="float">
            <text:p>0.026098</text:p>
          </table:table-cell>
          <table:table-cell office:value-type="float" office:value="0.075696" calcext:value-type="float">
            <text:p>0.075696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40267" calcext:value-type="float">
            <text:p>0.04026700</text:p>
          </table:table-cell>
          <table:table-cell table:style-name="ce4" office:value-type="float" office:value="0.15305" calcext:value-type="float">
            <text:p>0.15305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318" calcext:value-type="float">
            <text:p>0.023318</text:p>
          </table:table-cell>
          <table:table-cell office:value-type="float" office:value="0.091349" calcext:value-type="float">
            <text:p>0.091349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425" calcext:value-type="float">
            <text:p>0.03942500</text:p>
          </table:table-cell>
          <table:table-cell table:style-name="ce4" office:value-type="float" office:value="0.1843" calcext:value-type="float">
            <text:p>0.18430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8192" calcext:value-type="float">
            <text:p>0.028192</text:p>
          </table:table-cell>
          <table:table-cell office:value-type="float" office:value="0.061218" calcext:value-type="float">
            <text:p>0.06121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7954" calcext:value-type="float">
            <text:p>0.03795400</text:p>
          </table:table-cell>
          <table:table-cell table:style-name="ce4" office:value-type="float" office:value="0.16154" calcext:value-type="float">
            <text:p>0.16154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717" calcext:value-type="float">
            <text:p>0.02717</text:p>
          </table:table-cell>
          <table:table-cell office:value-type="float" office:value="0.065663" calcext:value-type="float">
            <text:p>0.065663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7919" calcext:value-type="float">
            <text:p>0.03791900</text:p>
          </table:table-cell>
          <table:table-cell table:style-name="ce4" office:value-type="float" office:value="0.15268" calcext:value-type="float">
            <text:p>0.15268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5657" calcext:value-type="float">
            <text:p>0.025657</text:p>
          </table:table-cell>
          <table:table-cell office:value-type="float" office:value="0.05109" calcext:value-type="float">
            <text:p>0.05109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41561" calcext:value-type="float">
            <text:p>0.04156100</text:p>
          </table:table-cell>
          <table:table-cell table:style-name="ce4" office:value-type="float" office:value="0.16651" calcext:value-type="float">
            <text:p>0.16651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455" calcext:value-type="float">
            <text:p>0.023455</text:p>
          </table:table-cell>
          <table:table-cell office:value-type="float" office:value="0.082466" calcext:value-type="float">
            <text:p>0.082466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849" calcext:value-type="float">
            <text:p>0.03884900</text:p>
          </table:table-cell>
          <table:table-cell table:style-name="ce4" office:value-type="float" office:value="0.14412" calcext:value-type="float">
            <text:p>0.14412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925" calcext:value-type="float">
            <text:p>0.026925</text:p>
          </table:table-cell>
          <table:table-cell office:value-type="float" office:value="0.075764" calcext:value-type="float">
            <text:p>0.07576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7865" calcext:value-type="float">
            <text:p>0.03786500</text:p>
          </table:table-cell>
          <table:table-cell table:style-name="ce4" office:value-type="float" office:value="0.15782" calcext:value-type="float">
            <text:p>0.15782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4599" calcext:value-type="float">
            <text:p>0.024599</text:p>
          </table:table-cell>
          <table:table-cell office:value-type="float" office:value="0.058414" calcext:value-type="float">
            <text:p>0.05841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7556" calcext:value-type="float">
            <text:p>0.03755600</text:p>
          </table:table-cell>
          <table:table-cell table:style-name="ce4" office:value-type="float" office:value="0.133" calcext:value-type="float">
            <text:p>0.13300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7361" calcext:value-type="float">
            <text:p>0.027361</text:p>
          </table:table-cell>
          <table:table-cell office:value-type="float" office:value="0.063432" calcext:value-type="float">
            <text:p>0.063432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9831" calcext:value-type="float">
            <text:p>0.03983100</text:p>
          </table:table-cell>
          <table:table-cell table:style-name="ce4" office:value-type="float" office:value="0.13804" calcext:value-type="float">
            <text:p>0.13804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7134" calcext:value-type="float">
            <text:p>0.027134</text:p>
          </table:table-cell>
          <table:table-cell office:value-type="float" office:value="0.059451" calcext:value-type="float">
            <text:p>0.059451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397" calcext:value-type="float">
            <text:p>0.03839700</text:p>
          </table:table-cell>
          <table:table-cell table:style-name="ce4" office:value-type="float" office:value="0.14227" calcext:value-type="float">
            <text:p>0.14227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1938" calcext:value-type="float">
            <text:p>0.021938</text:p>
          </table:table-cell>
          <table:table-cell office:value-type="float" office:value="0.05765" calcext:value-type="float">
            <text:p>0.05765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42444" calcext:value-type="float">
            <text:p>0.04244400</text:p>
          </table:table-cell>
          <table:table-cell table:style-name="ce4" office:value-type="float" office:value="0.16844" calcext:value-type="float">
            <text:p>0.16844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68701" calcext:value-type="float">
            <text:p>0.068701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741" calcext:value-type="float">
            <text:p>0.03874100</text:p>
          </table:table-cell>
          <table:table-cell table:style-name="ce4" office:value-type="float" office:value="0.16352" calcext:value-type="float">
            <text:p>0.16352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644" calcext:value-type="float">
            <text:p>0.026644</text:p>
          </table:table-cell>
          <table:table-cell office:value-type="float" office:value="0.063204" calcext:value-type="float">
            <text:p>0.06320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6833" calcext:value-type="float">
            <text:p>0.03683300</text:p>
          </table:table-cell>
          <table:table-cell table:style-name="ce4" office:value-type="float" office:value="0.15911" calcext:value-type="float">
            <text:p>0.15911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0.061968" calcext:value-type="float">
            <text:p>0.06196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7348" calcext:value-type="float">
            <text:p>0.03734800</text:p>
          </table:table-cell>
          <table:table-cell table:style-name="ce4" office:value-type="float" office:value="0.16505" calcext:value-type="float">
            <text:p>0.16505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554" calcext:value-type="float">
            <text:p>0.023554</text:p>
          </table:table-cell>
          <table:table-cell office:value-type="float" office:value="0.076797" calcext:value-type="float">
            <text:p>0.076797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7791" calcext:value-type="float">
            <text:p>0.03779100</text:p>
          </table:table-cell>
          <table:table-cell table:style-name="ce4" office:value-type="float" office:value="0.13876" calcext:value-type="float">
            <text:p>0.13876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5711" calcext:value-type="float">
            <text:p>0.025711</text:p>
          </table:table-cell>
          <table:table-cell office:value-type="float" office:value="0.083586" calcext:value-type="float">
            <text:p>0.083586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7713" calcext:value-type="float">
            <text:p>0.03771300</text:p>
          </table:table-cell>
          <table:table-cell table:style-name="ce4" office:value-type="float" office:value="0.14913" calcext:value-type="float">
            <text:p>0.1491300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04" calcext:value-type="float">
            <text:p>0.02604</text:p>
          </table:table-cell>
          <table:table-cell office:value-type="float" office:value="0.058992" calcext:value-type="float">
            <text:p>0.058992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style-name="ce4" office:value-type="float" office:value="0.038537" calcext:value-type="float">
            <text:p>0.03853700</text:p>
          </table:table-cell>
          <table:table-cell table:style-name="ce4" office:value-type="float" office:value="0.15925" calcext:value-type="float">
            <text:p>0.15925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3841" calcext:value-type="float">
            <text:p>0.023841</text:p>
          </table:table-cell>
          <table:table-cell office:value-type="float" office:value="0.088135" calcext:value-type="float">
            <text:p>0.088135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8171" calcext:value-type="float">
            <text:p>0.03817100</text:p>
          </table:table-cell>
          <table:table-cell table:style-name="ce4" office:value-type="float" office:value="0.18719" calcext:value-type="float">
            <text:p>0.18719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57561" calcext:value-type="float">
            <text:p>0.05756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429" calcext:value-type="float">
            <text:p>0.03942900</text:p>
          </table:table-cell>
          <table:table-cell table:style-name="ce4" office:value-type="float" office:value="0.14679" calcext:value-type="float">
            <text:p>0.14679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7622" calcext:value-type="float">
            <text:p>0.027622</text:p>
          </table:table-cell>
          <table:table-cell office:value-type="float" office:value="0.074385" calcext:value-type="float">
            <text:p>0.074385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306" calcext:value-type="float">
            <text:p>0.03930600</text:p>
          </table:table-cell>
          <table:table-cell table:style-name="ce4" office:value-type="float" office:value="0.1728" calcext:value-type="float">
            <text:p>0.17280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6832" calcext:value-type="float">
            <text:p>0.026832</text:p>
          </table:table-cell>
          <table:table-cell office:value-type="float" office:value="0.04771" calcext:value-type="float">
            <text:p>0.0477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953" calcext:value-type="float">
            <text:p>0.04095300</text:p>
          </table:table-cell>
          <table:table-cell table:style-name="ce4" office:value-type="float" office:value="0.15786" calcext:value-type="float">
            <text:p>0.15786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5714" calcext:value-type="float">
            <text:p>0.025714</text:p>
          </table:table-cell>
          <table:table-cell office:value-type="float" office:value="0.087839" calcext:value-type="float">
            <text:p>0.087839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1766" calcext:value-type="float">
            <text:p>0.04176600</text:p>
          </table:table-cell>
          <table:table-cell table:style-name="ce4" office:value-type="float" office:value="0.13042" calcext:value-type="float">
            <text:p>0.13042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5857" calcext:value-type="float">
            <text:p>0.025857</text:p>
          </table:table-cell>
          <table:table-cell office:value-type="float" office:value="0.074257" calcext:value-type="float">
            <text:p>0.074257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8704" calcext:value-type="float">
            <text:p>0.03870400</text:p>
          </table:table-cell>
          <table:table-cell table:style-name="ce4" office:value-type="float" office:value="0.13449" calcext:value-type="float">
            <text:p>0.13449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8236" calcext:value-type="float">
            <text:p>0.028236</text:p>
          </table:table-cell>
          <table:table-cell office:value-type="float" office:value="0.073732" calcext:value-type="float">
            <text:p>0.073732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822" calcext:value-type="float">
            <text:p>0.03982200</text:p>
          </table:table-cell>
          <table:table-cell table:style-name="ce4" office:value-type="float" office:value="0.1656" calcext:value-type="float">
            <text:p>0.16560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9521" calcext:value-type="float">
            <text:p>0.029521</text:p>
          </table:table-cell>
          <table:table-cell office:value-type="float" office:value="0.081689" calcext:value-type="float">
            <text:p>0.081689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543" calcext:value-type="float">
            <text:p>0.03543000</text:p>
          </table:table-cell>
          <table:table-cell table:style-name="ce4" office:value-type="float" office:value="0.17772" calcext:value-type="float">
            <text:p>0.17772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6053" calcext:value-type="float">
            <text:p>0.026053</text:p>
          </table:table-cell>
          <table:table-cell office:value-type="float" office:value="0.083042" calcext:value-type="float">
            <text:p>0.083042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7582" calcext:value-type="float">
            <text:p>0.03758200</text:p>
          </table:table-cell>
          <table:table-cell table:style-name="ce4" office:value-type="float" office:value="0.16811" calcext:value-type="float">
            <text:p>0.16811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7478" calcext:value-type="float">
            <text:p>0.027478</text:p>
          </table:table-cell>
          <table:table-cell office:value-type="float" office:value="0.08094" calcext:value-type="float">
            <text:p>0.08094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8233" calcext:value-type="float">
            <text:p>0.03823300</text:p>
          </table:table-cell>
          <table:table-cell table:style-name="ce4" office:value-type="float" office:value="0.18237" calcext:value-type="float">
            <text:p>0.18237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68582" calcext:value-type="float">
            <text:p>0.068582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5361" calcext:value-type="float">
            <text:p>0.03536100</text:p>
          </table:table-cell>
          <table:table-cell table:style-name="ce4" office:value-type="float" office:value="0.15916" calcext:value-type="float">
            <text:p>0.15916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0667" calcext:value-type="float">
            <text:p>0.020667</text:p>
          </table:table-cell>
          <table:table-cell office:value-type="float" office:value="0.071001" calcext:value-type="float">
            <text:p>0.07100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18" calcext:value-type="float">
            <text:p>0.04180000</text:p>
          </table:table-cell>
          <table:table-cell table:style-name="ce4" office:value-type="float" office:value="0.13594" calcext:value-type="float">
            <text:p>0.13594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3838" calcext:value-type="float">
            <text:p>0.023838</text:p>
          </table:table-cell>
          <table:table-cell office:value-type="float" office:value="0.07597" calcext:value-type="float">
            <text:p>0.07597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8241" calcext:value-type="float">
            <text:p>0.03824100</text:p>
          </table:table-cell>
          <table:table-cell table:style-name="ce4" office:value-type="float" office:value="0.16579" calcext:value-type="float">
            <text:p>0.16579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8472" calcext:value-type="float">
            <text:p>0.028472</text:p>
          </table:table-cell>
          <table:table-cell office:value-type="float" office:value="0.068536" calcext:value-type="float">
            <text:p>0.068536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6437" calcext:value-type="float">
            <text:p>0.03643700</text:p>
          </table:table-cell>
          <table:table-cell table:style-name="ce4" office:value-type="float" office:value="0.18385" calcext:value-type="float">
            <text:p>0.18385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3751" calcext:value-type="float">
            <text:p>0.023751</text:p>
          </table:table-cell>
          <table:table-cell office:value-type="float" office:value="0.068703" calcext:value-type="float">
            <text:p>0.068703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8583" calcext:value-type="float">
            <text:p>0.03858300</text:p>
          </table:table-cell>
          <table:table-cell table:style-name="ce4" office:value-type="float" office:value="0.16739" calcext:value-type="float">
            <text:p>0.16739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3538" calcext:value-type="float">
            <text:p>0.023538</text:p>
          </table:table-cell>
          <table:table-cell office:value-type="float" office:value="0.085801" calcext:value-type="float">
            <text:p>0.08580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2135" calcext:value-type="float">
            <text:p>0.04213500</text:p>
          </table:table-cell>
          <table:table-cell table:style-name="ce4" office:value-type="float" office:value="0.20344" calcext:value-type="float">
            <text:p>0.20344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8158" calcext:value-type="float">
            <text:p>0.028158</text:p>
          </table:table-cell>
          <table:table-cell office:value-type="float" office:value="0.081794" calcext:value-type="float">
            <text:p>0.081794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1605" calcext:value-type="float">
            <text:p>0.04160500</text:p>
          </table:table-cell>
          <table:table-cell table:style-name="ce4" office:value-type="float" office:value="0.16507" calcext:value-type="float">
            <text:p>0.16507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5753" calcext:value-type="float">
            <text:p>0.025753</text:p>
          </table:table-cell>
          <table:table-cell office:value-type="float" office:value="0.073883" calcext:value-type="float">
            <text:p>0.073883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2273" calcext:value-type="float">
            <text:p>0.04227300</text:p>
          </table:table-cell>
          <table:table-cell table:style-name="ce4" office:value-type="float" office:value="0.13207" calcext:value-type="float">
            <text:p>0.13207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5484" calcext:value-type="float">
            <text:p>0.025484</text:p>
          </table:table-cell>
          <table:table-cell office:value-type="float" office:value="0.068215" calcext:value-type="float">
            <text:p>0.068215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8099" calcext:value-type="float">
            <text:p>0.03809900</text:p>
          </table:table-cell>
          <table:table-cell table:style-name="ce4" office:value-type="float" office:value="0.19043" calcext:value-type="float">
            <text:p>0.19043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8884" calcext:value-type="float">
            <text:p>0.028884</text:p>
          </table:table-cell>
          <table:table-cell office:value-type="float" office:value="0.076547" calcext:value-type="float">
            <text:p>0.076547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947" calcext:value-type="float">
            <text:p>0.04094700</text:p>
          </table:table-cell>
          <table:table-cell table:style-name="ce4" office:value-type="float" office:value="0.19314" calcext:value-type="float">
            <text:p>0.19314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3553" calcext:value-type="float">
            <text:p>0.023553</text:p>
          </table:table-cell>
          <table:table-cell office:value-type="float" office:value="0.07659" calcext:value-type="float">
            <text:p>0.07659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086" calcext:value-type="float">
            <text:p>0.04008600</text:p>
          </table:table-cell>
          <table:table-cell table:style-name="ce4" office:value-type="float" office:value="0.15147" calcext:value-type="float">
            <text:p>0.15147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6921" calcext:value-type="float">
            <text:p>0.026921</text:p>
          </table:table-cell>
          <table:table-cell office:value-type="float" office:value="0.062366" calcext:value-type="float">
            <text:p>0.062366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734" calcext:value-type="float">
            <text:p>0.04073400</text:p>
          </table:table-cell>
          <table:table-cell table:style-name="ce4" office:value-type="float" office:value="0.16625" calcext:value-type="float">
            <text:p>0.16625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769" calcext:value-type="float">
            <text:p>0.02769</text:p>
          </table:table-cell>
          <table:table-cell office:value-type="float" office:value="0.065957" calcext:value-type="float">
            <text:p>0.065957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16" calcext:value-type="float">
            <text:p>0.03916000</text:p>
          </table:table-cell>
          <table:table-cell table:style-name="ce4" office:value-type="float" office:value="0.16294" calcext:value-type="float">
            <text:p>0.16294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3528" calcext:value-type="float">
            <text:p>0.023528</text:p>
          </table:table-cell>
          <table:table-cell office:value-type="float" office:value="0.080959" calcext:value-type="float">
            <text:p>0.080959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935" calcext:value-type="float">
            <text:p>0.04093500</text:p>
          </table:table-cell>
          <table:table-cell table:style-name="ce4" office:value-type="float" office:value="0.17091" calcext:value-type="float">
            <text:p>0.17091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4727" calcext:value-type="float">
            <text:p>0.024727</text:p>
          </table:table-cell>
          <table:table-cell office:value-type="float" office:value="0.066096" calcext:value-type="float">
            <text:p>0.066096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038" calcext:value-type="float">
            <text:p>0.03903800</text:p>
          </table:table-cell>
          <table:table-cell table:style-name="ce4" office:value-type="float" office:value="0.18206" calcext:value-type="float">
            <text:p>0.18206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6999" calcext:value-type="float">
            <text:p>0.026999</text:p>
          </table:table-cell>
          <table:table-cell office:value-type="float" office:value="0.10171" calcext:value-type="float">
            <text:p>0.1017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2112" calcext:value-type="float">
            <text:p>0.04211200</text:p>
          </table:table-cell>
          <table:table-cell table:style-name="ce4" office:value-type="float" office:value="0.14418" calcext:value-type="float">
            <text:p>0.14418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6519" calcext:value-type="float">
            <text:p>0.026519</text:p>
          </table:table-cell>
          <table:table-cell office:value-type="float" office:value="0.07532" calcext:value-type="float">
            <text:p>0.07532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366" calcext:value-type="float">
            <text:p>0.03936600</text:p>
          </table:table-cell>
          <table:table-cell table:style-name="ce4" office:value-type="float" office:value="0.17182" calcext:value-type="float">
            <text:p>0.17182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8456" calcext:value-type="float">
            <text:p>0.028456</text:p>
          </table:table-cell>
          <table:table-cell office:value-type="float" office:value="0.066344" calcext:value-type="float">
            <text:p>0.066344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7133" calcext:value-type="float">
            <text:p>0.03713300</text:p>
          </table:table-cell>
          <table:table-cell table:style-name="ce4" office:value-type="float" office:value="0.1561" calcext:value-type="float">
            <text:p>0.15610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5991" calcext:value-type="float">
            <text:p>0.025991</text:p>
          </table:table-cell>
          <table:table-cell office:value-type="float" office:value="0.073481" calcext:value-type="float">
            <text:p>0.07348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842" calcext:value-type="float">
            <text:p>0.03984200</text:p>
          </table:table-cell>
          <table:table-cell table:style-name="ce4" office:value-type="float" office:value="0.17867" calcext:value-type="float">
            <text:p>0.17867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4734" calcext:value-type="float">
            <text:p>0.024734</text:p>
          </table:table-cell>
          <table:table-cell office:value-type="float" office:value="0.069433" calcext:value-type="float">
            <text:p>0.069433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96" calcext:value-type="float">
            <text:p>0.04096000</text:p>
          </table:table-cell>
          <table:table-cell table:style-name="ce4" office:value-type="float" office:value="0.14487" calcext:value-type="float">
            <text:p>0.14487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8644" calcext:value-type="float">
            <text:p>0.028644</text:p>
          </table:table-cell>
          <table:table-cell office:value-type="float" office:value="0.073106" calcext:value-type="float">
            <text:p>0.073106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322" calcext:value-type="float">
            <text:p>0.04032200</text:p>
          </table:table-cell>
          <table:table-cell table:style-name="ce4" office:value-type="float" office:value="0.1696" calcext:value-type="float">
            <text:p>0.16960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1963" calcext:value-type="float">
            <text:p>0.021963</text:p>
          </table:table-cell>
          <table:table-cell office:value-type="float" office:value="0.061942" calcext:value-type="float">
            <text:p>0.061942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048" calcext:value-type="float">
            <text:p>0.03904800</text:p>
          </table:table-cell>
          <table:table-cell table:style-name="ce4" office:value-type="float" office:value="0.17653" calcext:value-type="float">
            <text:p>0.17653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5249" calcext:value-type="float">
            <text:p>0.025249</text:p>
          </table:table-cell>
          <table:table-cell office:value-type="float" office:value="0.072366" calcext:value-type="float">
            <text:p>0.072366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2755" calcext:value-type="float">
            <text:p>0.04275500</text:p>
          </table:table-cell>
          <table:table-cell table:style-name="ce4" office:value-type="float" office:value="0.16028" calcext:value-type="float">
            <text:p>0.16028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2438" calcext:value-type="float">
            <text:p>0.022438</text:p>
          </table:table-cell>
          <table:table-cell office:value-type="float" office:value="0.073671" calcext:value-type="float">
            <text:p>0.07367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1275" calcext:value-type="float">
            <text:p>0.04127500</text:p>
          </table:table-cell>
          <table:table-cell table:style-name="ce4" office:value-type="float" office:value="0.13561" calcext:value-type="float">
            <text:p>0.13561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5243" calcext:value-type="float">
            <text:p>0.025243</text:p>
          </table:table-cell>
          <table:table-cell office:value-type="float" office:value="0.08509" calcext:value-type="float">
            <text:p>0.08509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6649" calcext:value-type="float">
            <text:p>0.03664900</text:p>
          </table:table-cell>
          <table:table-cell table:style-name="ce4" office:value-type="float" office:value="0.15077" calcext:value-type="float">
            <text:p>0.15077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3153" calcext:value-type="float">
            <text:p>0.023153</text:p>
          </table:table-cell>
          <table:table-cell office:value-type="float" office:value="0.047053" calcext:value-type="float">
            <text:p>0.047053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941" calcext:value-type="float">
            <text:p>0.03994100</text:p>
          </table:table-cell>
          <table:table-cell table:style-name="ce4" office:value-type="float" office:value="0.19736" calcext:value-type="float">
            <text:p>0.19736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3971" calcext:value-type="float">
            <text:p>0.023971</text:p>
          </table:table-cell>
          <table:table-cell office:value-type="float" office:value="0.085175" calcext:value-type="float">
            <text:p>0.085175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657" calcext:value-type="float">
            <text:p>0.04065700</text:p>
          </table:table-cell>
          <table:table-cell table:style-name="ce4" office:value-type="float" office:value="0.13302" calcext:value-type="float">
            <text:p>0.13302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8253" calcext:value-type="float">
            <text:p>0.028253</text:p>
          </table:table-cell>
          <table:table-cell office:value-type="float" office:value="0.078261" calcext:value-type="float">
            <text:p>0.07826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793" calcext:value-type="float">
            <text:p>0.04079300</text:p>
          </table:table-cell>
          <table:table-cell table:style-name="ce4" office:value-type="float" office:value="0.14415" calcext:value-type="float">
            <text:p>0.14415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3461" calcext:value-type="float">
            <text:p>0.023461</text:p>
          </table:table-cell>
          <table:table-cell office:value-type="float" office:value="0.068558" calcext:value-type="float">
            <text:p>0.068558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8278" calcext:value-type="float">
            <text:p>0.03827800</text:p>
          </table:table-cell>
          <table:table-cell table:style-name="ce4" office:value-type="float" office:value="0.17454" calcext:value-type="float">
            <text:p>0.17454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6823" calcext:value-type="float">
            <text:p>0.026823</text:p>
          </table:table-cell>
          <table:table-cell office:value-type="float" office:value="0.078753" calcext:value-type="float">
            <text:p>0.078753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1925" calcext:value-type="float">
            <text:p>0.04192500</text:p>
          </table:table-cell>
          <table:table-cell table:style-name="ce4" office:value-type="float" office:value="0.12676" calcext:value-type="float">
            <text:p>0.12676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4075" calcext:value-type="float">
            <text:p>0.024075</text:p>
          </table:table-cell>
          <table:table-cell office:value-type="float" office:value="0.070242" calcext:value-type="float">
            <text:p>0.070242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003" calcext:value-type="float">
            <text:p>0.04000300</text:p>
          </table:table-cell>
          <table:table-cell table:style-name="ce4" office:value-type="float" office:value="0.1589" calcext:value-type="float">
            <text:p>0.15890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4062" calcext:value-type="float">
            <text:p>0.024062</text:p>
          </table:table-cell>
          <table:table-cell office:value-type="float" office:value="0.071558" calcext:value-type="float">
            <text:p>0.071558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3424" calcext:value-type="float">
            <text:p>0.04342400</text:p>
          </table:table-cell>
          <table:table-cell table:style-name="ce4" office:value-type="float" office:value="0.14434" calcext:value-type="float">
            <text:p>0.14434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5469" calcext:value-type="float">
            <text:p>0.025469</text:p>
          </table:table-cell>
          <table:table-cell office:value-type="float" office:value="0.074974" calcext:value-type="float">
            <text:p>0.074974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199" calcext:value-type="float">
            <text:p>0.03919900</text:p>
          </table:table-cell>
          <table:table-cell table:style-name="ce4" office:value-type="float" office:value="0.17285" calcext:value-type="float">
            <text:p>0.17285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4946" calcext:value-type="float">
            <text:p>0.024946</text:p>
          </table:table-cell>
          <table:table-cell office:value-type="float" office:value="0.090541" calcext:value-type="float">
            <text:p>0.09054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309" calcext:value-type="float">
            <text:p>0.04030900</text:p>
          </table:table-cell>
          <table:table-cell table:style-name="ce4" office:value-type="float" office:value="0.15476" calcext:value-type="float">
            <text:p>0.15476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1454" calcext:value-type="float">
            <text:p>0.021454</text:p>
          </table:table-cell>
          <table:table-cell office:value-type="float" office:value="0.099501" calcext:value-type="float">
            <text:p>0.09950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241" calcext:value-type="float">
            <text:p>0.04024100</text:p>
          </table:table-cell>
          <table:table-cell table:style-name="ce4" office:value-type="float" office:value="0.1633" calcext:value-type="float">
            <text:p>0.16330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5232" calcext:value-type="float">
            <text:p>0.025232</text:p>
          </table:table-cell>
          <table:table-cell office:value-type="float" office:value="0.076919" calcext:value-type="float">
            <text:p>0.076919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7568" calcext:value-type="float">
            <text:p>0.03756800</text:p>
          </table:table-cell>
          <table:table-cell table:style-name="ce4" office:value-type="float" office:value="0.21107" calcext:value-type="float">
            <text:p>0.21107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7791" calcext:value-type="float">
            <text:p>0.027791</text:p>
          </table:table-cell>
          <table:table-cell office:value-type="float" office:value="0.098035" calcext:value-type="float">
            <text:p>0.098035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5862" calcext:value-type="float">
            <text:p>0.03586200</text:p>
          </table:table-cell>
          <table:table-cell table:style-name="ce4" office:value-type="float" office:value="0.15345" calcext:value-type="float">
            <text:p>0.15345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8768" calcext:value-type="float">
            <text:p>0.028768</text:p>
          </table:table-cell>
          <table:table-cell office:value-type="float" office:value="0.086489" calcext:value-type="float">
            <text:p>0.086489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721" calcext:value-type="float">
            <text:p>0.03721000</text:p>
          </table:table-cell>
          <table:table-cell table:style-name="ce4" office:value-type="float" office:value="0.2043" calcext:value-type="float">
            <text:p>0.20430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5597" calcext:value-type="float">
            <text:p>0.025597</text:p>
          </table:table-cell>
          <table:table-cell office:value-type="float" office:value="0.063594" calcext:value-type="float">
            <text:p>0.063594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39148" calcext:value-type="float">
            <text:p>0.03914800</text:p>
          </table:table-cell>
          <table:table-cell table:style-name="ce4" office:value-type="float" office:value="0.16775" calcext:value-type="float">
            <text:p>0.1677500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24677" calcext:value-type="float">
            <text:p>0.024677</text:p>
          </table:table-cell>
          <table:table-cell office:value-type="float" office:value="0.076877" calcext:value-type="float">
            <text:p>0.076877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style-name="ce4" office:value-type="float" office:value="0.040807" calcext:value-type="float">
            <text:p>0.04080700</text:p>
          </table:table-cell>
          <table:table-cell table:style-name="ce4" office:value-type="float" office:value="0.13617" calcext:value-type="float">
            <text:p>0.13617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8918" calcext:value-type="float">
            <text:p>0.028918</text:p>
          </table:table-cell>
          <table:table-cell office:value-type="float" office:value="0.088067" calcext:value-type="float">
            <text:p>0.088067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8137" calcext:value-type="float">
            <text:p>0.03813700</text:p>
          </table:table-cell>
          <table:table-cell table:style-name="ce4" office:value-type="float" office:value="0.20557" calcext:value-type="float">
            <text:p>0.20557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732" calcext:value-type="float">
            <text:p>0.026732</text:p>
          </table:table-cell>
          <table:table-cell office:value-type="float" office:value="0.080343" calcext:value-type="float">
            <text:p>0.080343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452" calcext:value-type="float">
            <text:p>0.04145200</text:p>
          </table:table-cell>
          <table:table-cell table:style-name="ce4" office:value-type="float" office:value="0.16902" calcext:value-type="float">
            <text:p>0.16902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506" calcext:value-type="float">
            <text:p>0.02506</text:p>
          </table:table-cell>
          <table:table-cell office:value-type="float" office:value="0.068199" calcext:value-type="float">
            <text:p>0.06819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744" calcext:value-type="float">
            <text:p>0.04074400</text:p>
          </table:table-cell>
          <table:table-cell table:style-name="ce4" office:value-type="float" office:value="0.17845" calcext:value-type="float">
            <text:p>0.17845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5128" calcext:value-type="float">
            <text:p>0.025128</text:p>
          </table:table-cell>
          <table:table-cell office:value-type="float" office:value="0.095302" calcext:value-type="float">
            <text:p>0.095302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883" calcext:value-type="float">
            <text:p>0.04088300</text:p>
          </table:table-cell>
          <table:table-cell table:style-name="ce4" office:value-type="float" office:value="0.1786" calcext:value-type="float">
            <text:p>0.17860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5817" calcext:value-type="float">
            <text:p>0.025817</text:p>
          </table:table-cell>
          <table:table-cell office:value-type="float" office:value="0.094607" calcext:value-type="float">
            <text:p>0.094607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2699" calcext:value-type="float">
            <text:p>0.04269900</text:p>
          </table:table-cell>
          <table:table-cell table:style-name="ce4" office:value-type="float" office:value="0.15239" calcext:value-type="float">
            <text:p>0.15239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4581" calcext:value-type="float">
            <text:p>0.024581</text:p>
          </table:table-cell>
          <table:table-cell office:value-type="float" office:value="0.06989" calcext:value-type="float">
            <text:p>0.0698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2242" calcext:value-type="float">
            <text:p>0.04224200</text:p>
          </table:table-cell>
          <table:table-cell table:style-name="ce4" office:value-type="float" office:value="0.19234" calcext:value-type="float">
            <text:p>0.19234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3647" calcext:value-type="float">
            <text:p>0.023647</text:p>
          </table:table-cell>
          <table:table-cell office:value-type="float" office:value="0.10284" calcext:value-type="float">
            <text:p>0.10284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2505" calcext:value-type="float">
            <text:p>0.04250500</text:p>
          </table:table-cell>
          <table:table-cell table:style-name="ce4" office:value-type="float" office:value="0.16923" calcext:value-type="float">
            <text:p>0.16923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908" calcext:value-type="float">
            <text:p>0.026908</text:p>
          </table:table-cell>
          <table:table-cell office:value-type="float" office:value="0.078015" calcext:value-type="float">
            <text:p>0.078015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1" calcext:value-type="float">
            <text:p>0.04110000</text:p>
          </table:table-cell>
          <table:table-cell table:style-name="ce4" office:value-type="float" office:value="0.2052" calcext:value-type="float">
            <text:p>0.20520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7846" calcext:value-type="float">
            <text:p>0.027846</text:p>
          </table:table-cell>
          <table:table-cell office:value-type="float" office:value="0.081524" calcext:value-type="float">
            <text:p>0.081524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116" calcext:value-type="float">
            <text:p>0.04011600</text:p>
          </table:table-cell>
          <table:table-cell table:style-name="ce4" office:value-type="float" office:value="0.17942" calcext:value-type="float">
            <text:p>0.17942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162" calcext:value-type="float">
            <text:p>0.026162</text:p>
          </table:table-cell>
          <table:table-cell office:value-type="float" office:value="0.070781" calcext:value-type="float">
            <text:p>0.070781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694" calcext:value-type="float">
            <text:p>0.04169400</text:p>
          </table:table-cell>
          <table:table-cell table:style-name="ce4" office:value-type="float" office:value="0.19299" calcext:value-type="float">
            <text:p>0.19299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7086" calcext:value-type="float">
            <text:p>0.027086</text:p>
          </table:table-cell>
          <table:table-cell office:value-type="float" office:value="0.068876" calcext:value-type="float">
            <text:p>0.068876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389" calcext:value-type="float">
            <text:p>0.04138900</text:p>
          </table:table-cell>
          <table:table-cell table:style-name="ce4" office:value-type="float" office:value="0.17321" calcext:value-type="float">
            <text:p>0.17321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7455" calcext:value-type="float">
            <text:p>0.027455</text:p>
          </table:table-cell>
          <table:table-cell office:value-type="float" office:value="0.10752" calcext:value-type="float">
            <text:p>0.10752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7045" calcext:value-type="float">
            <text:p>0.03704500</text:p>
          </table:table-cell>
          <table:table-cell table:style-name="ce4" office:value-type="float" office:value="0.18263" calcext:value-type="float">
            <text:p>0.18263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99082" calcext:value-type="float">
            <text:p>0.099082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8099" calcext:value-type="float">
            <text:p>0.03809900</text:p>
          </table:table-cell>
          <table:table-cell table:style-name="ce4" office:value-type="float" office:value="0.18166" calcext:value-type="float">
            <text:p>0.18166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8464" calcext:value-type="float">
            <text:p>0.08464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9465" calcext:value-type="float">
            <text:p>0.03946500</text:p>
          </table:table-cell>
          <table:table-cell table:style-name="ce4" office:value-type="float" office:value="0.17828" calcext:value-type="float">
            <text:p>0.1782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9778" calcext:value-type="float">
            <text:p>0.029778</text:p>
          </table:table-cell>
          <table:table-cell office:value-type="float" office:value="0.071753" calcext:value-type="float">
            <text:p>0.071753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8083" calcext:value-type="float">
            <text:p>0.03808300</text:p>
          </table:table-cell>
          <table:table-cell table:style-name="ce4" office:value-type="float" office:value="0.19817" calcext:value-type="float">
            <text:p>0.19817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9287" calcext:value-type="float">
            <text:p>0.029287</text:p>
          </table:table-cell>
          <table:table-cell office:value-type="float" office:value="0.085972" calcext:value-type="float">
            <text:p>0.085972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2947" calcext:value-type="float">
            <text:p>0.04294700</text:p>
          </table:table-cell>
          <table:table-cell table:style-name="ce4" office:value-type="float" office:value="0.17448" calcext:value-type="float">
            <text:p>0.1744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2703" calcext:value-type="float">
            <text:p>0.022703</text:p>
          </table:table-cell>
          <table:table-cell office:value-type="float" office:value="0.10689" calcext:value-type="float">
            <text:p>0.1068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619" calcext:value-type="float">
            <text:p>0.04061900</text:p>
          </table:table-cell>
          <table:table-cell table:style-name="ce4" office:value-type="float" office:value="0.19928" calcext:value-type="float">
            <text:p>0.1992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963" calcext:value-type="float">
            <text:p>0.026963</text:p>
          </table:table-cell>
          <table:table-cell office:value-type="float" office:value="0.087749" calcext:value-type="float">
            <text:p>0.08774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187" calcext:value-type="float">
            <text:p>0.04018700</text:p>
          </table:table-cell>
          <table:table-cell table:style-name="ce4" office:value-type="float" office:value="0.19041" calcext:value-type="float">
            <text:p>0.19041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359" calcext:value-type="float">
            <text:p>0.026359</text:p>
          </table:table-cell>
          <table:table-cell office:value-type="float" office:value="0.10151" calcext:value-type="float">
            <text:p>0.10151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7599" calcext:value-type="float">
            <text:p>0.03759900</text:p>
          </table:table-cell>
          <table:table-cell table:style-name="ce4" office:value-type="float" office:value="0.16404" calcext:value-type="float">
            <text:p>0.16404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8399" calcext:value-type="float">
            <text:p>0.028399</text:p>
          </table:table-cell>
          <table:table-cell office:value-type="float" office:value="0.090399" calcext:value-type="float">
            <text:p>0.09039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8121" calcext:value-type="float">
            <text:p>0.03812100</text:p>
          </table:table-cell>
          <table:table-cell table:style-name="ce4" office:value-type="float" office:value="0.19488" calcext:value-type="float">
            <text:p>0.1948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901" calcext:value-type="float">
            <text:p>0.02901</text:p>
          </table:table-cell>
          <table:table-cell office:value-type="float" office:value="0.099969" calcext:value-type="float">
            <text:p>0.09996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4232" calcext:value-type="float">
            <text:p>0.04423200</text:p>
          </table:table-cell>
          <table:table-cell table:style-name="ce4" office:value-type="float" office:value="0.1643" calcext:value-type="float">
            <text:p>0.16430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7255" calcext:value-type="float">
            <text:p>0.027255</text:p>
          </table:table-cell>
          <table:table-cell office:value-type="float" office:value="0.078292" calcext:value-type="float">
            <text:p>0.078292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319" calcext:value-type="float">
            <text:p>0.04031900</text:p>
          </table:table-cell>
          <table:table-cell table:style-name="ce4" office:value-type="float" office:value="0.21114" calcext:value-type="float">
            <text:p>0.21114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9152" calcext:value-type="float">
            <text:p>0.029152</text:p>
          </table:table-cell>
          <table:table-cell office:value-type="float" office:value="0.072948" calcext:value-type="float">
            <text:p>0.072948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818" calcext:value-type="float">
            <text:p>0.04081800</text:p>
          </table:table-cell>
          <table:table-cell table:style-name="ce4" office:value-type="float" office:value="0.18497" calcext:value-type="float">
            <text:p>0.18497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32569" calcext:value-type="float">
            <text:p>0.032569</text:p>
          </table:table-cell>
          <table:table-cell office:value-type="float" office:value="0.10626" calcext:value-type="float">
            <text:p>0.10626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381" calcext:value-type="float">
            <text:p>0.04138100</text:p>
          </table:table-cell>
          <table:table-cell table:style-name="ce4" office:value-type="float" office:value="0.16982" calcext:value-type="float">
            <text:p>0.16982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3859" calcext:value-type="float">
            <text:p>0.023859</text:p>
          </table:table-cell>
          <table:table-cell office:value-type="float" office:value="0.096941" calcext:value-type="float">
            <text:p>0.096941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7312" calcext:value-type="float">
            <text:p>0.03731200</text:p>
          </table:table-cell>
          <table:table-cell table:style-name="ce4" office:value-type="float" office:value="0.16047" calcext:value-type="float">
            <text:p>0.16047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80504" calcext:value-type="float">
            <text:p>0.080504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152" calcext:value-type="float">
            <text:p>0.04115200</text:p>
          </table:table-cell>
          <table:table-cell table:style-name="ce4" office:value-type="float" office:value="0.18958" calcext:value-type="float">
            <text:p>0.1895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10812" calcext:value-type="float">
            <text:p>0.10812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4946" calcext:value-type="float">
            <text:p>0.04494600</text:p>
          </table:table-cell>
          <table:table-cell table:style-name="ce4" office:value-type="float" office:value="0.17911" calcext:value-type="float">
            <text:p>0.17911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5877" calcext:value-type="float">
            <text:p>0.025877</text:p>
          </table:table-cell>
          <table:table-cell office:value-type="float" office:value="0.075325" calcext:value-type="float">
            <text:p>0.075325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9274" calcext:value-type="float">
            <text:p>0.03927400</text:p>
          </table:table-cell>
          <table:table-cell table:style-name="ce4" office:value-type="float" office:value="0.20332" calcext:value-type="float">
            <text:p>0.20332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9354" calcext:value-type="float">
            <text:p>0.029354</text:p>
          </table:table-cell>
          <table:table-cell office:value-type="float" office:value="0.098039" calcext:value-type="float">
            <text:p>0.09803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375" calcext:value-type="float">
            <text:p>0.04137500</text:p>
          </table:table-cell>
          <table:table-cell table:style-name="ce4" office:value-type="float" office:value="0.17008" calcext:value-type="float">
            <text:p>0.1700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8426" calcext:value-type="float">
            <text:p>0.028426</text:p>
          </table:table-cell>
          <table:table-cell office:value-type="float" office:value="0.089247" calcext:value-type="float">
            <text:p>0.089247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99" calcext:value-type="float">
            <text:p>0.03990000</text:p>
          </table:table-cell>
          <table:table-cell table:style-name="ce4" office:value-type="float" office:value="0.17083" calcext:value-type="float">
            <text:p>0.17083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3494" calcext:value-type="float">
            <text:p>0.023494</text:p>
          </table:table-cell>
          <table:table-cell office:value-type="float" office:value="0.073292" calcext:value-type="float">
            <text:p>0.073292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8091" calcext:value-type="float">
            <text:p>0.03809100</text:p>
          </table:table-cell>
          <table:table-cell table:style-name="ce4" office:value-type="float" office:value="0.19016" calcext:value-type="float">
            <text:p>0.19016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721" calcext:value-type="float">
            <text:p>0.026721</text:p>
          </table:table-cell>
          <table:table-cell office:value-type="float" office:value="0.061359" calcext:value-type="float">
            <text:p>0.06135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654" calcext:value-type="float">
            <text:p>0.04165400</text:p>
          </table:table-cell>
          <table:table-cell table:style-name="ce4" office:value-type="float" office:value="0.18047" calcext:value-type="float">
            <text:p>0.18047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618" calcext:value-type="float">
            <text:p>0.026618</text:p>
          </table:table-cell>
          <table:table-cell office:value-type="float" office:value="0.086099" calcext:value-type="float">
            <text:p>0.08609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9644" calcext:value-type="float">
            <text:p>0.03964400</text:p>
          </table:table-cell>
          <table:table-cell table:style-name="ce4" office:value-type="float" office:value="0.18687" calcext:value-type="float">
            <text:p>0.18687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9542" calcext:value-type="float">
            <text:p>0.029542</text:p>
          </table:table-cell>
          <table:table-cell office:value-type="float" office:value="0.098158" calcext:value-type="float">
            <text:p>0.098158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9982" calcext:value-type="float">
            <text:p>0.03998200</text:p>
          </table:table-cell>
          <table:table-cell table:style-name="ce4" office:value-type="float" office:value="0.19665" calcext:value-type="float">
            <text:p>0.19665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5844" calcext:value-type="float">
            <text:p>0.025844</text:p>
          </table:table-cell>
          <table:table-cell office:value-type="float" office:value="0.071618" calcext:value-type="float">
            <text:p>0.071618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8226" calcext:value-type="float">
            <text:p>0.03822600</text:p>
          </table:table-cell>
          <table:table-cell table:style-name="ce4" office:value-type="float" office:value="0.16988" calcext:value-type="float">
            <text:p>0.1698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8069" calcext:value-type="float">
            <text:p>0.028069</text:p>
          </table:table-cell>
          <table:table-cell office:value-type="float" office:value="0.065024" calcext:value-type="float">
            <text:p>0.065024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74" calcext:value-type="float">
            <text:p>0.04174000</text:p>
          </table:table-cell>
          <table:table-cell table:style-name="ce4" office:value-type="float" office:value="0.18932" calcext:value-type="float">
            <text:p>0.18932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901" calcext:value-type="float">
            <text:p>0.026901</text:p>
          </table:table-cell>
          <table:table-cell office:value-type="float" office:value="0.088942" calcext:value-type="float">
            <text:p>0.088942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903" calcext:value-type="float">
            <text:p>0.04090300</text:p>
          </table:table-cell>
          <table:table-cell table:style-name="ce4" office:value-type="float" office:value="0.16982" calcext:value-type="float">
            <text:p>0.16982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31758" calcext:value-type="float">
            <text:p>0.031758</text:p>
          </table:table-cell>
          <table:table-cell office:value-type="float" office:value="0.080203" calcext:value-type="float">
            <text:p>0.080203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2474" calcext:value-type="float">
            <text:p>0.04247400</text:p>
          </table:table-cell>
          <table:table-cell table:style-name="ce4" office:value-type="float" office:value="0.16228" calcext:value-type="float">
            <text:p>0.1622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4269" calcext:value-type="float">
            <text:p>0.024269</text:p>
          </table:table-cell>
          <table:table-cell office:value-type="float" office:value="0.094409" calcext:value-type="float">
            <text:p>0.09440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561" calcext:value-type="float">
            <text:p>0.04056100</text:p>
          </table:table-cell>
          <table:table-cell table:style-name="ce4" office:value-type="float" office:value="0.20998" calcext:value-type="float">
            <text:p>0.2099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5806" calcext:value-type="float">
            <text:p>0.025806</text:p>
          </table:table-cell>
          <table:table-cell office:value-type="float" office:value="0.10178" calcext:value-type="float">
            <text:p>0.10178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4218" calcext:value-type="float">
            <text:p>0.04421800</text:p>
          </table:table-cell>
          <table:table-cell table:style-name="ce4" office:value-type="float" office:value="0.1487" calcext:value-type="float">
            <text:p>0.14870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4918" calcext:value-type="float">
            <text:p>0.024918</text:p>
          </table:table-cell>
          <table:table-cell office:value-type="float" office:value="0.074024" calcext:value-type="float">
            <text:p>0.074024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197" calcext:value-type="float">
            <text:p>0.04119700</text:p>
          </table:table-cell>
          <table:table-cell table:style-name="ce4" office:value-type="float" office:value="0.17578" calcext:value-type="float">
            <text:p>0.1757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30587" calcext:value-type="float">
            <text:p>0.030587</text:p>
          </table:table-cell>
          <table:table-cell office:value-type="float" office:value="0.085584" calcext:value-type="float">
            <text:p>0.085584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7907" calcext:value-type="float">
            <text:p>0.03790700</text:p>
          </table:table-cell>
          <table:table-cell table:style-name="ce4" office:value-type="float" office:value="0.16648" calcext:value-type="float">
            <text:p>0.1664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0.074861" calcext:value-type="float">
            <text:p>0.074861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496" calcext:value-type="float">
            <text:p>0.04049600</text:p>
          </table:table-cell>
          <table:table-cell table:style-name="ce4" office:value-type="float" office:value="0.15469" calcext:value-type="float">
            <text:p>0.15469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9101" calcext:value-type="float">
            <text:p>0.029101</text:p>
          </table:table-cell>
          <table:table-cell office:value-type="float" office:value="0.078379" calcext:value-type="float">
            <text:p>0.07837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8969" calcext:value-type="float">
            <text:p>0.03896900</text:p>
          </table:table-cell>
          <table:table-cell table:style-name="ce4" office:value-type="float" office:value="0.16897" calcext:value-type="float">
            <text:p>0.16897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2086" calcext:value-type="float">
            <text:p>0.022086</text:p>
          </table:table-cell>
          <table:table-cell office:value-type="float" office:value="0.11078" calcext:value-type="float">
            <text:p>0.11078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1336" calcext:value-type="float">
            <text:p>0.04133600</text:p>
          </table:table-cell>
          <table:table-cell table:style-name="ce4" office:value-type="float" office:value="0.17844" calcext:value-type="float">
            <text:p>0.17844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138" calcext:value-type="float">
            <text:p>0.026138</text:p>
          </table:table-cell>
          <table:table-cell office:value-type="float" office:value="0.067216" calcext:value-type="float">
            <text:p>0.067216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94" calcext:value-type="float">
            <text:p>0.04094000</text:p>
          </table:table-cell>
          <table:table-cell table:style-name="ce4" office:value-type="float" office:value="0.19727" calcext:value-type="float">
            <text:p>0.19727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7741" calcext:value-type="float">
            <text:p>0.027741</text:p>
          </table:table-cell>
          <table:table-cell office:value-type="float" office:value="0.128" calcext:value-type="float">
            <text:p>0.128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0274" calcext:value-type="float">
            <text:p>0.04027400</text:p>
          </table:table-cell>
          <table:table-cell table:style-name="ce4" office:value-type="float" office:value="0.20654" calcext:value-type="float">
            <text:p>0.20654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7173" calcext:value-type="float">
            <text:p>0.027173</text:p>
          </table:table-cell>
          <table:table-cell office:value-type="float" office:value="0.080975" calcext:value-type="float">
            <text:p>0.080975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39791" calcext:value-type="float">
            <text:p>0.03979100</text:p>
          </table:table-cell>
          <table:table-cell table:style-name="ce4" office:value-type="float" office:value="0.18928" calcext:value-type="float">
            <text:p>0.18928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3881" calcext:value-type="float">
            <text:p>0.023881</text:p>
          </table:table-cell>
          <table:table-cell office:value-type="float" office:value="0.09503" calcext:value-type="float">
            <text:p>0.09503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2699" calcext:value-type="float">
            <text:p>0.04269900</text:p>
          </table:table-cell>
          <table:table-cell table:style-name="ce4" office:value-type="float" office:value="0.14451" calcext:value-type="float">
            <text:p>0.1445100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933" calcext:value-type="float">
            <text:p>0.026933</text:p>
          </table:table-cell>
          <table:table-cell office:value-type="float" office:value="0.11593" calcext:value-type="float">
            <text:p>0.11593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style-name="ce4" office:value-type="float" office:value="0.043503" calcext:value-type="float">
            <text:p>0.04350300</text:p>
          </table:table-cell>
          <table:table-cell table:style-name="ce4" office:value-type="float" office:value="0.15246" calcext:value-type="float">
            <text:p>0.15246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8494" calcext:value-type="float">
            <text:p>0.028494</text:p>
          </table:table-cell>
          <table:table-cell office:value-type="float" office:value="0.091296" calcext:value-type="float">
            <text:p>0.091296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6265" calcext:value-type="float">
            <text:p>0.04626500</text:p>
          </table:table-cell>
          <table:table-cell table:style-name="ce4" office:value-type="float" office:value="0.17597" calcext:value-type="float">
            <text:p>0.17597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9388" calcext:value-type="float">
            <text:p>0.029388</text:p>
          </table:table-cell>
          <table:table-cell office:value-type="float" office:value="0.086494" calcext:value-type="float">
            <text:p>0.086494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256" calcext:value-type="float">
            <text:p>0.04125600</text:p>
          </table:table-cell>
          <table:table-cell table:style-name="ce4" office:value-type="float" office:value="0.18677" calcext:value-type="float">
            <text:p>0.18677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4888" calcext:value-type="float">
            <text:p>0.024888</text:p>
          </table:table-cell>
          <table:table-cell office:value-type="float" office:value="0.076953" calcext:value-type="float">
            <text:p>0.076953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251" calcext:value-type="float">
            <text:p>0.04225100</text:p>
          </table:table-cell>
          <table:table-cell table:style-name="ce4" office:value-type="float" office:value="0.19395" calcext:value-type="float">
            <text:p>0.19395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5141" calcext:value-type="float">
            <text:p>0.025141</text:p>
          </table:table-cell>
          <table:table-cell office:value-type="float" office:value="0.088091" calcext:value-type="float">
            <text:p>0.088091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38631" calcext:value-type="float">
            <text:p>0.03863100</text:p>
          </table:table-cell>
          <table:table-cell table:style-name="ce4" office:value-type="float" office:value="0.1985" calcext:value-type="float">
            <text:p>0.19850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7447" calcext:value-type="float">
            <text:p>0.027447</text:p>
          </table:table-cell>
          <table:table-cell office:value-type="float" office:value="0.1063" calcext:value-type="float">
            <text:p>0.1063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0515" calcext:value-type="float">
            <text:p>0.04051500</text:p>
          </table:table-cell>
          <table:table-cell table:style-name="ce4" office:value-type="float" office:value="0.18973" calcext:value-type="float">
            <text:p>0.18973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31394" calcext:value-type="float">
            <text:p>0.031394</text:p>
          </table:table-cell>
          <table:table-cell office:value-type="float" office:value="0.084371" calcext:value-type="float">
            <text:p>0.084371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4988" calcext:value-type="float">
            <text:p>0.04498800</text:p>
          </table:table-cell>
          <table:table-cell table:style-name="ce4" office:value-type="float" office:value="0.19781" calcext:value-type="float">
            <text:p>0.19781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5836" calcext:value-type="float">
            <text:p>0.025836</text:p>
          </table:table-cell>
          <table:table-cell office:value-type="float" office:value="0.11352" calcext:value-type="float">
            <text:p>0.11352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3119" calcext:value-type="float">
            <text:p>0.04311900</text:p>
          </table:table-cell>
          <table:table-cell table:style-name="ce4" office:value-type="float" office:value="0.19253" calcext:value-type="float">
            <text:p>0.19253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7562" calcext:value-type="float">
            <text:p>0.027562</text:p>
          </table:table-cell>
          <table:table-cell office:value-type="float" office:value="0.10405" calcext:value-type="float">
            <text:p>0.10405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0761" calcext:value-type="float">
            <text:p>0.04076100</text:p>
          </table:table-cell>
          <table:table-cell table:style-name="ce4" office:value-type="float" office:value="0.18761" calcext:value-type="float">
            <text:p>0.18761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6081" calcext:value-type="float">
            <text:p>0.026081</text:p>
          </table:table-cell>
          <table:table-cell office:value-type="float" office:value="0.091558" calcext:value-type="float">
            <text:p>0.091558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335" calcext:value-type="float">
            <text:p>0.04233500</text:p>
          </table:table-cell>
          <table:table-cell table:style-name="ce4" office:value-type="float" office:value="0.2405" calcext:value-type="float">
            <text:p>0.24050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7162" calcext:value-type="float">
            <text:p>0.027162</text:p>
          </table:table-cell>
          <table:table-cell office:value-type="float" office:value="0.088039" calcext:value-type="float">
            <text:p>0.088039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461" calcext:value-type="float">
            <text:p>0.04146100</text:p>
          </table:table-cell>
          <table:table-cell table:style-name="ce4" office:value-type="float" office:value="0.19132" calcext:value-type="float">
            <text:p>0.19132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5849" calcext:value-type="float">
            <text:p>0.025849</text:p>
          </table:table-cell>
          <table:table-cell office:value-type="float" office:value="0.087779" calcext:value-type="float">
            <text:p>0.087779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3688" calcext:value-type="float">
            <text:p>0.04368800</text:p>
          </table:table-cell>
          <table:table-cell table:style-name="ce4" office:value-type="float" office:value="0.1995" calcext:value-type="float">
            <text:p>0.19950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7037" calcext:value-type="float">
            <text:p>0.027037</text:p>
          </table:table-cell>
          <table:table-cell office:value-type="float" office:value="0.090629" calcext:value-type="float">
            <text:p>0.090629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334" calcext:value-type="float">
            <text:p>0.04233400</text:p>
          </table:table-cell>
          <table:table-cell table:style-name="ce4" office:value-type="float" office:value="0.23084" calcext:value-type="float">
            <text:p>0.23084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8514" calcext:value-type="float">
            <text:p>0.028514</text:p>
          </table:table-cell>
          <table:table-cell office:value-type="float" office:value="0.07814" calcext:value-type="float">
            <text:p>0.07814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013" calcext:value-type="float">
            <text:p>0.04101300</text:p>
          </table:table-cell>
          <table:table-cell table:style-name="ce4" office:value-type="float" office:value="0.18688" calcext:value-type="float">
            <text:p>0.18688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30331" calcext:value-type="float">
            <text:p>0.030331</text:p>
          </table:table-cell>
          <table:table-cell office:value-type="float" office:value="0.086546" calcext:value-type="float">
            <text:p>0.086546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39233" calcext:value-type="float">
            <text:p>0.03923300</text:p>
          </table:table-cell>
          <table:table-cell table:style-name="ce4" office:value-type="float" office:value="0.21635" calcext:value-type="float">
            <text:p>0.21635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30537" calcext:value-type="float">
            <text:p>0.030537</text:p>
          </table:table-cell>
          <table:table-cell office:value-type="float" office:value="0.098814" calcext:value-type="float">
            <text:p>0.098814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121" calcext:value-type="float">
            <text:p>0.04212100</text:p>
          </table:table-cell>
          <table:table-cell table:style-name="ce4" office:value-type="float" office:value="0.20036" calcext:value-type="float">
            <text:p>0.20036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9493" calcext:value-type="float">
            <text:p>0.029493</text:p>
          </table:table-cell>
          <table:table-cell office:value-type="float" office:value="0.092068" calcext:value-type="float">
            <text:p>0.092068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332" calcext:value-type="float">
            <text:p>0.04133200</text:p>
          </table:table-cell>
          <table:table-cell table:style-name="ce4" office:value-type="float" office:value="0.19202" calcext:value-type="float">
            <text:p>0.19202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32915" calcext:value-type="float">
            <text:p>0.032915</text:p>
          </table:table-cell>
          <table:table-cell office:value-type="float" office:value="0.095488" calcext:value-type="float">
            <text:p>0.095488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4198" calcext:value-type="float">
            <text:p>0.04419800</text:p>
          </table:table-cell>
          <table:table-cell table:style-name="ce4" office:value-type="float" office:value="0.21679" calcext:value-type="float">
            <text:p>0.21679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6705" calcext:value-type="float">
            <text:p>0.026705</text:p>
          </table:table-cell>
          <table:table-cell office:value-type="float" office:value="0.078266" calcext:value-type="float">
            <text:p>0.078266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641" calcext:value-type="float">
            <text:p>0.04164100</text:p>
          </table:table-cell>
          <table:table-cell table:style-name="ce4" office:value-type="float" office:value="0.17241" calcext:value-type="float">
            <text:p>0.17241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7861" calcext:value-type="float">
            <text:p>0.027861</text:p>
          </table:table-cell>
          <table:table-cell office:value-type="float" office:value="0.091127" calcext:value-type="float">
            <text:p>0.091127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0747" calcext:value-type="float">
            <text:p>0.04074700</text:p>
          </table:table-cell>
          <table:table-cell table:style-name="ce4" office:value-type="float" office:value="0.21023" calcext:value-type="float">
            <text:p>0.21023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2376" calcext:value-type="float">
            <text:p>0.022376</text:p>
          </table:table-cell>
          <table:table-cell office:value-type="float" office:value="0.097848" calcext:value-type="float">
            <text:p>0.097848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936" calcext:value-type="float">
            <text:p>0.04193600</text:p>
          </table:table-cell>
          <table:table-cell table:style-name="ce4" office:value-type="float" office:value="0.19655" calcext:value-type="float">
            <text:p>0.19655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5334" calcext:value-type="float">
            <text:p>0.025334</text:p>
          </table:table-cell>
          <table:table-cell office:value-type="float" office:value="0.077564" calcext:value-type="float">
            <text:p>0.077564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0777" calcext:value-type="float">
            <text:p>0.04077700</text:p>
          </table:table-cell>
          <table:table-cell table:style-name="ce4" office:value-type="float" office:value="0.17592" calcext:value-type="float">
            <text:p>0.17592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5821" calcext:value-type="float">
            <text:p>0.025821</text:p>
          </table:table-cell>
          <table:table-cell office:value-type="float" office:value="0.09696" calcext:value-type="float">
            <text:p>0.09696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338" calcext:value-type="float">
            <text:p>0.04233800</text:p>
          </table:table-cell>
          <table:table-cell table:style-name="ce4" office:value-type="float" office:value="0.16591" calcext:value-type="float">
            <text:p>0.16591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8587" calcext:value-type="float">
            <text:p>0.028587</text:p>
          </table:table-cell>
          <table:table-cell office:value-type="float" office:value="0.082752" calcext:value-type="float">
            <text:p>0.082752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3312" calcext:value-type="float">
            <text:p>0.04331200</text:p>
          </table:table-cell>
          <table:table-cell table:style-name="ce4" office:value-type="float" office:value="0.20842" calcext:value-type="float">
            <text:p>0.20842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8897" calcext:value-type="float">
            <text:p>0.028897</text:p>
          </table:table-cell>
          <table:table-cell office:value-type="float" office:value="0.10145" calcext:value-type="float">
            <text:p>0.10145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604" calcext:value-type="float">
            <text:p>0.04260400</text:p>
          </table:table-cell>
          <table:table-cell table:style-name="ce4" office:value-type="float" office:value="0.19615" calcext:value-type="float">
            <text:p>0.19615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8827" calcext:value-type="float">
            <text:p>0.028827</text:p>
          </table:table-cell>
          <table:table-cell office:value-type="float" office:value="0.092088" calcext:value-type="float">
            <text:p>0.092088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406" calcext:value-type="float">
            <text:p>0.04140600</text:p>
          </table:table-cell>
          <table:table-cell table:style-name="ce4" office:value-type="float" office:value="0.20349" calcext:value-type="float">
            <text:p>0.20349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6303" calcext:value-type="float">
            <text:p>0.026303</text:p>
          </table:table-cell>
          <table:table-cell office:value-type="float" office:value="0.087553" calcext:value-type="float">
            <text:p>0.087553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075" calcext:value-type="float">
            <text:p>0.04075000</text:p>
          </table:table-cell>
          <table:table-cell table:style-name="ce4" office:value-type="float" office:value="0.20249" calcext:value-type="float">
            <text:p>0.20249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8429" calcext:value-type="float">
            <text:p>0.028429</text:p>
          </table:table-cell>
          <table:table-cell office:value-type="float" office:value="0.080689" calcext:value-type="float">
            <text:p>0.080689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08" calcext:value-type="float">
            <text:p>0.04108000</text:p>
          </table:table-cell>
          <table:table-cell table:style-name="ce4" office:value-type="float" office:value="0.2138" calcext:value-type="float">
            <text:p>0.21380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8188" calcext:value-type="float">
            <text:p>0.028188</text:p>
          </table:table-cell>
          <table:table-cell office:value-type="float" office:value="0.094139" calcext:value-type="float">
            <text:p>0.094139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231" calcext:value-type="float">
            <text:p>0.04223100</text:p>
          </table:table-cell>
          <table:table-cell table:style-name="ce4" office:value-type="float" office:value="0.18109" calcext:value-type="float">
            <text:p>0.18109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8209" calcext:value-type="float">
            <text:p>0.028209</text:p>
          </table:table-cell>
          <table:table-cell office:value-type="float" office:value="0.081379" calcext:value-type="float">
            <text:p>0.081379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07" calcext:value-type="float">
            <text:p>0.04107000</text:p>
          </table:table-cell>
          <table:table-cell table:style-name="ce4" office:value-type="float" office:value="0.24269" calcext:value-type="float">
            <text:p>0.24269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6444" calcext:value-type="float">
            <text:p>0.026444</text:p>
          </table:table-cell>
          <table:table-cell office:value-type="float" office:value="0.10235" calcext:value-type="float">
            <text:p>0.10235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634" calcext:value-type="float">
            <text:p>0.04263400</text:p>
          </table:table-cell>
          <table:table-cell table:style-name="ce4" office:value-type="float" office:value="0.17146" calcext:value-type="float">
            <text:p>0.17146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6395" calcext:value-type="float">
            <text:p>0.026395</text:p>
          </table:table-cell>
          <table:table-cell office:value-type="float" office:value="0.085602" calcext:value-type="float">
            <text:p>0.085602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544" calcext:value-type="float">
            <text:p>0.04254400</text:p>
          </table:table-cell>
          <table:table-cell table:style-name="ce4" office:value-type="float" office:value="0.20436" calcext:value-type="float">
            <text:p>0.20436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7749" calcext:value-type="float">
            <text:p>0.027749</text:p>
          </table:table-cell>
          <table:table-cell office:value-type="float" office:value="0.083595" calcext:value-type="float">
            <text:p>0.083595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37099" calcext:value-type="float">
            <text:p>0.03709900</text:p>
          </table:table-cell>
          <table:table-cell table:style-name="ce4" office:value-type="float" office:value="0.22552" calcext:value-type="float">
            <text:p>0.22552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7532" calcext:value-type="float">
            <text:p>0.027532</text:p>
          </table:table-cell>
          <table:table-cell office:value-type="float" office:value="0.076167" calcext:value-type="float">
            <text:p>0.076167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324" calcext:value-type="float">
            <text:p>0.04324000</text:p>
          </table:table-cell>
          <table:table-cell table:style-name="ce4" office:value-type="float" office:value="0.18818" calcext:value-type="float">
            <text:p>0.18818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7313" calcext:value-type="float">
            <text:p>0.027313</text:p>
          </table:table-cell>
          <table:table-cell office:value-type="float" office:value="0.10419" calcext:value-type="float">
            <text:p>0.10419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245" calcext:value-type="float">
            <text:p>0.04124500</text:p>
          </table:table-cell>
          <table:table-cell table:style-name="ce4" office:value-type="float" office:value="0.18383" calcext:value-type="float">
            <text:p>0.18383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4599" calcext:value-type="float">
            <text:p>0.024599</text:p>
          </table:table-cell>
          <table:table-cell office:value-type="float" office:value="0.1022" calcext:value-type="float">
            <text:p>0.1022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515" calcext:value-type="float">
            <text:p>0.04251500</text:p>
          </table:table-cell>
          <table:table-cell table:style-name="ce4" office:value-type="float" office:value="0.20228" calcext:value-type="float">
            <text:p>0.20228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8997" calcext:value-type="float">
            <text:p>0.028997</text:p>
          </table:table-cell>
          <table:table-cell office:value-type="float" office:value="0.098054" calcext:value-type="float">
            <text:p>0.098054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5133" calcext:value-type="float">
            <text:p>0.04513300</text:p>
          </table:table-cell>
          <table:table-cell table:style-name="ce4" office:value-type="float" office:value="0.20823" calcext:value-type="float">
            <text:p>0.20823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6724" calcext:value-type="float">
            <text:p>0.026724</text:p>
          </table:table-cell>
          <table:table-cell office:value-type="float" office:value="0.11321" calcext:value-type="float">
            <text:p>0.11321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062" calcext:value-type="float">
            <text:p>0.04206200</text:p>
          </table:table-cell>
          <table:table-cell table:style-name="ce4" office:value-type="float" office:value="0.17645" calcext:value-type="float">
            <text:p>0.17645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5167" calcext:value-type="float">
            <text:p>0.025167</text:p>
          </table:table-cell>
          <table:table-cell office:value-type="float" office:value="0.10498" calcext:value-type="float">
            <text:p>0.10498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364" calcext:value-type="float">
            <text:p>0.04236400</text:p>
          </table:table-cell>
          <table:table-cell table:style-name="ce4" office:value-type="float" office:value="0.22184" calcext:value-type="float">
            <text:p>0.22184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8573" calcext:value-type="float">
            <text:p>0.028573</text:p>
          </table:table-cell>
          <table:table-cell office:value-type="float" office:value="0.11777" calcext:value-type="float">
            <text:p>0.11777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3455" calcext:value-type="float">
            <text:p>0.04345500</text:p>
          </table:table-cell>
          <table:table-cell table:style-name="ce4" office:value-type="float" office:value="0.17322" calcext:value-type="float">
            <text:p>0.17322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6733" calcext:value-type="float">
            <text:p>0.026733</text:p>
          </table:table-cell>
          <table:table-cell office:value-type="float" office:value="0.092665" calcext:value-type="float">
            <text:p>0.092665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38543" calcext:value-type="float">
            <text:p>0.03854300</text:p>
          </table:table-cell>
          <table:table-cell table:style-name="ce4" office:value-type="float" office:value="0.21015" calcext:value-type="float">
            <text:p>0.21015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3827" calcext:value-type="float">
            <text:p>0.023827</text:p>
          </table:table-cell>
          <table:table-cell office:value-type="float" office:value="0.11317" calcext:value-type="float">
            <text:p>0.11317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75" calcext:value-type="float">
            <text:p>0.04175000</text:p>
          </table:table-cell>
          <table:table-cell table:style-name="ce4" office:value-type="float" office:value="0.18459" calcext:value-type="float">
            <text:p>0.18459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30987" calcext:value-type="float">
            <text:p>0.030987</text:p>
          </table:table-cell>
          <table:table-cell office:value-type="float" office:value="0.091641" calcext:value-type="float">
            <text:p>0.091641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679" calcext:value-type="float">
            <text:p>0.04167900</text:p>
          </table:table-cell>
          <table:table-cell table:style-name="ce4" office:value-type="float" office:value="0.18576" calcext:value-type="float">
            <text:p>0.18576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7382" calcext:value-type="float">
            <text:p>0.027382</text:p>
          </table:table-cell>
          <table:table-cell office:value-type="float" office:value="0.078147" calcext:value-type="float">
            <text:p>0.078147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1885" calcext:value-type="float">
            <text:p>0.04188500</text:p>
          </table:table-cell>
          <table:table-cell table:style-name="ce4" office:value-type="float" office:value="0.1838" calcext:value-type="float">
            <text:p>0.18380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3552" calcext:value-type="float">
            <text:p>0.023552</text:p>
          </table:table-cell>
          <table:table-cell office:value-type="float" office:value="0.094896" calcext:value-type="float">
            <text:p>0.094896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3952" calcext:value-type="float">
            <text:p>0.04395200</text:p>
          </table:table-cell>
          <table:table-cell table:style-name="ce4" office:value-type="float" office:value="0.19135" calcext:value-type="float">
            <text:p>0.19135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6232" calcext:value-type="float">
            <text:p>0.026232</text:p>
          </table:table-cell>
          <table:table-cell office:value-type="float" office:value="0.10723" calcext:value-type="float">
            <text:p>0.10723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403" calcext:value-type="float">
            <text:p>0.04240300</text:p>
          </table:table-cell>
          <table:table-cell table:style-name="ce4" office:value-type="float" office:value="0.19869" calcext:value-type="float">
            <text:p>0.19869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6423" calcext:value-type="float">
            <text:p>0.026423</text:p>
          </table:table-cell>
          <table:table-cell office:value-type="float" office:value="0.089975" calcext:value-type="float">
            <text:p>0.089975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181" calcext:value-type="float">
            <text:p>0.04218100</text:p>
          </table:table-cell>
          <table:table-cell table:style-name="ce4" office:value-type="float" office:value="0.17234" calcext:value-type="float">
            <text:p>0.17234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7525" calcext:value-type="float">
            <text:p>0.027525</text:p>
          </table:table-cell>
          <table:table-cell office:value-type="float" office:value="0.066304" calcext:value-type="float">
            <text:p>0.066304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39533" calcext:value-type="float">
            <text:p>0.03953300</text:p>
          </table:table-cell>
          <table:table-cell table:style-name="ce4" office:value-type="float" office:value="0.21491" calcext:value-type="float">
            <text:p>0.21491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6211" calcext:value-type="float">
            <text:p>0.026211</text:p>
          </table:table-cell>
          <table:table-cell office:value-type="float" office:value="0.081724" calcext:value-type="float">
            <text:p>0.081724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38702" calcext:value-type="float">
            <text:p>0.03870200</text:p>
          </table:table-cell>
          <table:table-cell table:style-name="ce4" office:value-type="float" office:value="0.18701" calcext:value-type="float">
            <text:p>0.18701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34991" calcext:value-type="float">
            <text:p>0.034991</text:p>
          </table:table-cell>
          <table:table-cell office:value-type="float" office:value="0.097206" calcext:value-type="float">
            <text:p>0.097206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2893" calcext:value-type="float">
            <text:p>0.04289300</text:p>
          </table:table-cell>
          <table:table-cell table:style-name="ce4" office:value-type="float" office:value="0.18966" calcext:value-type="float">
            <text:p>0.1896600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29745" calcext:value-type="float">
            <text:p>0.029745</text:p>
          </table:table-cell>
          <table:table-cell office:value-type="float" office:value="0.097917" calcext:value-type="float">
            <text:p>0.097917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style-name="ce4" office:value-type="float" office:value="0.040923" calcext:value-type="float">
            <text:p>0.04092300</text:p>
          </table:table-cell>
          <table:table-cell table:style-name="ce4" office:value-type="float" office:value="0.18343" calcext:value-type="float">
            <text:p>0.18343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3225" calcext:value-type="float">
            <text:p>0.033225</text:p>
          </table:table-cell>
          <table:table-cell office:value-type="float" office:value="0.094763" calcext:value-type="float">
            <text:p>0.094763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38392" calcext:value-type="float">
            <text:p>0.03839200</text:p>
          </table:table-cell>
          <table:table-cell table:style-name="ce4" office:value-type="float" office:value="0.23612" calcext:value-type="float">
            <text:p>0.23612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186" calcext:value-type="float">
            <text:p>0.03186</text:p>
          </table:table-cell>
          <table:table-cell office:value-type="float" office:value="0.11609" calcext:value-type="float">
            <text:p>0.11609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4095" calcext:value-type="float">
            <text:p>0.04409500</text:p>
          </table:table-cell>
          <table:table-cell table:style-name="ce4" office:value-type="float" office:value="0.20407" calcext:value-type="float">
            <text:p>0.20407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5565" calcext:value-type="float">
            <text:p>0.025565</text:p>
          </table:table-cell>
          <table:table-cell office:value-type="float" office:value="0.11934" calcext:value-type="float">
            <text:p>0.11934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708" calcext:value-type="float">
            <text:p>0.04270800</text:p>
          </table:table-cell>
          <table:table-cell table:style-name="ce4" office:value-type="float" office:value="0.2279" calcext:value-type="float">
            <text:p>0.22790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1315" calcext:value-type="float">
            <text:p>0.031315</text:p>
          </table:table-cell>
          <table:table-cell office:value-type="float" office:value="0.0936" calcext:value-type="float">
            <text:p>0.0936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635" calcext:value-type="float">
            <text:p>0.04263500</text:p>
          </table:table-cell>
          <table:table-cell table:style-name="ce4" office:value-type="float" office:value="0.22414" calcext:value-type="float">
            <text:p>0.22414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633" calcext:value-type="float">
            <text:p>0.027633</text:p>
          </table:table-cell>
          <table:table-cell office:value-type="float" office:value="0.091095" calcext:value-type="float">
            <text:p>0.091095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38721" calcext:value-type="float">
            <text:p>0.03872100</text:p>
          </table:table-cell>
          <table:table-cell table:style-name="ce4" office:value-type="float" office:value="0.22812" calcext:value-type="float">
            <text:p>0.22812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6953" calcext:value-type="float">
            <text:p>0.026953</text:p>
          </table:table-cell>
          <table:table-cell office:value-type="float" office:value="0.095344" calcext:value-type="float">
            <text:p>0.095344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63" calcext:value-type="float">
            <text:p>0.04630000</text:p>
          </table:table-cell>
          <table:table-cell table:style-name="ce4" office:value-type="float" office:value="0.22779" calcext:value-type="float">
            <text:p>0.22779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1129" calcext:value-type="float">
            <text:p>0.031129</text:p>
          </table:table-cell>
          <table:table-cell office:value-type="float" office:value="0.077846" calcext:value-type="float">
            <text:p>0.077846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094" calcext:value-type="float">
            <text:p>0.04309400</text:p>
          </table:table-cell>
          <table:table-cell table:style-name="ce4" office:value-type="float" office:value="0.18583" calcext:value-type="float">
            <text:p>0.18583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152" calcext:value-type="float">
            <text:p>0.03152</text:p>
          </table:table-cell>
          <table:table-cell office:value-type="float" office:value="0.088172" calcext:value-type="float">
            <text:p>0.088172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39409" calcext:value-type="float">
            <text:p>0.03940900</text:p>
          </table:table-cell>
          <table:table-cell table:style-name="ce4" office:value-type="float" office:value="0.21526" calcext:value-type="float">
            <text:p>0.21526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3909" calcext:value-type="float">
            <text:p>0.023909</text:p>
          </table:table-cell>
          <table:table-cell office:value-type="float" office:value="0.096523" calcext:value-type="float">
            <text:p>0.096523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0808" calcext:value-type="float">
            <text:p>0.04080800</text:p>
          </table:table-cell>
          <table:table-cell table:style-name="ce4" office:value-type="float" office:value="0.19098" calcext:value-type="float">
            <text:p>0.19098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7621" calcext:value-type="float">
            <text:p>0.037621</text:p>
          </table:table-cell>
          <table:table-cell office:value-type="float" office:value="0.12134" calcext:value-type="float">
            <text:p>0.12134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612" calcext:value-type="float">
            <text:p>0.04261200</text:p>
          </table:table-cell>
          <table:table-cell table:style-name="ce4" office:value-type="float" office:value="0.19225" calcext:value-type="float">
            <text:p>0.19225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821" calcext:value-type="float">
            <text:p>0.029821</text:p>
          </table:table-cell>
          <table:table-cell office:value-type="float" office:value="0.12864" calcext:value-type="float">
            <text:p>0.12864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1562" calcext:value-type="float">
            <text:p>0.04156200</text:p>
          </table:table-cell>
          <table:table-cell table:style-name="ce4" office:value-type="float" office:value="0.21982" calcext:value-type="float">
            <text:p>0.21982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602" calcext:value-type="float">
            <text:p>0.029602</text:p>
          </table:table-cell>
          <table:table-cell office:value-type="float" office:value="0.11689" calcext:value-type="float">
            <text:p>0.11689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085" calcext:value-type="float">
            <text:p>0.04208500</text:p>
          </table:table-cell>
          <table:table-cell table:style-name="ce4" office:value-type="float" office:value="0.21184" calcext:value-type="float">
            <text:p>0.21184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508" calcext:value-type="float">
            <text:p>0.029508</text:p>
          </table:table-cell>
          <table:table-cell office:value-type="float" office:value="0.085595" calcext:value-type="float">
            <text:p>0.085595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0521" calcext:value-type="float">
            <text:p>0.04052100</text:p>
          </table:table-cell>
          <table:table-cell table:style-name="ce4" office:value-type="float" office:value="0.213" calcext:value-type="float">
            <text:p>0.21300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115" calcext:value-type="float">
            <text:p>0.03115</text:p>
          </table:table-cell>
          <table:table-cell office:value-type="float" office:value="0.11592" calcext:value-type="float">
            <text:p>0.11592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1367" calcext:value-type="float">
            <text:p>0.04136700</text:p>
          </table:table-cell>
          <table:table-cell table:style-name="ce4" office:value-type="float" office:value="0.19508" calcext:value-type="float">
            <text:p>0.19508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848" calcext:value-type="float">
            <text:p>0.027848</text:p>
          </table:table-cell>
          <table:table-cell office:value-type="float" office:value="0.087696" calcext:value-type="float">
            <text:p>0.087696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697" calcext:value-type="float">
            <text:p>0.04269700</text:p>
          </table:table-cell>
          <table:table-cell table:style-name="ce4" office:value-type="float" office:value="0.19379" calcext:value-type="float">
            <text:p>0.19379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1019" calcext:value-type="float">
            <text:p>0.031019</text:p>
          </table:table-cell>
          <table:table-cell office:value-type="float" office:value="0.09577" calcext:value-type="float">
            <text:p>0.09577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66" calcext:value-type="float">
            <text:p>0.04266000</text:p>
          </table:table-cell>
          <table:table-cell table:style-name="ce4" office:value-type="float" office:value="0.23185" calcext:value-type="float">
            <text:p>0.23185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061" calcext:value-type="float">
            <text:p>0.027061</text:p>
          </table:table-cell>
          <table:table-cell office:value-type="float" office:value="0.08889" calcext:value-type="float">
            <text:p>0.08889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448" calcext:value-type="float">
            <text:p>0.04244800</text:p>
          </table:table-cell>
          <table:table-cell table:style-name="ce4" office:value-type="float" office:value="0.20263" calcext:value-type="float">
            <text:p>0.20263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701" calcext:value-type="float">
            <text:p>0.029701</text:p>
          </table:table-cell>
          <table:table-cell office:value-type="float" office:value="0.09919" calcext:value-type="float">
            <text:p>0.09919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1984" calcext:value-type="float">
            <text:p>0.04198400</text:p>
          </table:table-cell>
          <table:table-cell table:style-name="ce4" office:value-type="float" office:value="0.22229" calcext:value-type="float">
            <text:p>0.22229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067" calcext:value-type="float">
            <text:p>0.029067</text:p>
          </table:table-cell>
          <table:table-cell office:value-type="float" office:value="0.09698" calcext:value-type="float">
            <text:p>0.09698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887" calcext:value-type="float">
            <text:p>0.04388700</text:p>
          </table:table-cell>
          <table:table-cell table:style-name="ce4" office:value-type="float" office:value="0.18966" calcext:value-type="float">
            <text:p>0.18966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8195" calcext:value-type="float">
            <text:p>0.028195</text:p>
          </table:table-cell>
          <table:table-cell office:value-type="float" office:value="0.10797" calcext:value-type="float">
            <text:p>0.10797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141" calcext:value-type="float">
            <text:p>0.04314100</text:p>
          </table:table-cell>
          <table:table-cell table:style-name="ce4" office:value-type="float" office:value="0.22134" calcext:value-type="float">
            <text:p>0.22134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806" calcext:value-type="float">
            <text:p>0.029806</text:p>
          </table:table-cell>
          <table:table-cell office:value-type="float" office:value="0.086386" calcext:value-type="float">
            <text:p>0.086386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042" calcext:value-type="float">
            <text:p>0.04304200</text:p>
          </table:table-cell>
          <table:table-cell table:style-name="ce4" office:value-type="float" office:value="0.19149" calcext:value-type="float">
            <text:p>0.19149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882" calcext:value-type="float">
            <text:p>0.029882</text:p>
          </table:table-cell>
          <table:table-cell office:value-type="float" office:value="0.11073" calcext:value-type="float">
            <text:p>0.11073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533" calcext:value-type="float">
            <text:p>0.04253300</text:p>
          </table:table-cell>
          <table:table-cell table:style-name="ce4" office:value-type="float" office:value="0.24858" calcext:value-type="float">
            <text:p>0.24858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58" calcext:value-type="float">
            <text:p>0.02958</text:p>
          </table:table-cell>
          <table:table-cell office:value-type="float" office:value="0.10792" calcext:value-type="float">
            <text:p>0.10792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123" calcext:value-type="float">
            <text:p>0.04123000</text:p>
          </table:table-cell>
          <table:table-cell table:style-name="ce4" office:value-type="float" office:value="0.2434" calcext:value-type="float">
            <text:p>0.24340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6444" calcext:value-type="float">
            <text:p>0.026444</text:p>
          </table:table-cell>
          <table:table-cell office:value-type="float" office:value="0.10575" calcext:value-type="float">
            <text:p>0.10575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0323" calcext:value-type="float">
            <text:p>0.04032300</text:p>
          </table:table-cell>
          <table:table-cell table:style-name="ce4" office:value-type="float" office:value="0.22945" calcext:value-type="float">
            <text:p>0.22945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8896" calcext:value-type="float">
            <text:p>0.028896</text:p>
          </table:table-cell>
          <table:table-cell office:value-type="float" office:value="0.10525" calcext:value-type="float">
            <text:p>0.10525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375" calcext:value-type="float">
            <text:p>0.04337500</text:p>
          </table:table-cell>
          <table:table-cell table:style-name="ce4" office:value-type="float" office:value="0.21698" calcext:value-type="float">
            <text:p>0.21698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154" calcext:value-type="float">
            <text:p>0.029154</text:p>
          </table:table-cell>
          <table:table-cell office:value-type="float" office:value="0.12078" calcext:value-type="float">
            <text:p>0.12078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995" calcext:value-type="float">
            <text:p>0.04299500</text:p>
          </table:table-cell>
          <table:table-cell table:style-name="ce4" office:value-type="float" office:value="0.20389" calcext:value-type="float">
            <text:p>0.20389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023" calcext:value-type="float">
            <text:p>0.03023</text:p>
          </table:table-cell>
          <table:table-cell office:value-type="float" office:value="0.1074" calcext:value-type="float">
            <text:p>0.1074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097" calcext:value-type="float">
            <text:p>0.04097000</text:p>
          </table:table-cell>
          <table:table-cell table:style-name="ce4" office:value-type="float" office:value="0.19605" calcext:value-type="float">
            <text:p>0.19605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6748" calcext:value-type="float">
            <text:p>0.026748</text:p>
          </table:table-cell>
          <table:table-cell office:value-type="float" office:value="0.083737" calcext:value-type="float">
            <text:p>0.083737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023" calcext:value-type="float">
            <text:p>0.04302300</text:p>
          </table:table-cell>
          <table:table-cell table:style-name="ce4" office:value-type="float" office:value="0.20112" calcext:value-type="float">
            <text:p>0.20112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6209" calcext:value-type="float">
            <text:p>0.026209</text:p>
          </table:table-cell>
          <table:table-cell office:value-type="float" office:value="0.1059" calcext:value-type="float">
            <text:p>0.1059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7503" calcext:value-type="float">
            <text:p>0.04750300</text:p>
          </table:table-cell>
          <table:table-cell table:style-name="ce4" office:value-type="float" office:value="0.21108" calcext:value-type="float">
            <text:p>0.21108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024" calcext:value-type="float">
            <text:p>0.027024</text:p>
          </table:table-cell>
          <table:table-cell office:value-type="float" office:value="0.10729" calcext:value-type="float">
            <text:p>0.10729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9072" calcext:value-type="float">
            <text:p>0.04907200</text:p>
          </table:table-cell>
          <table:table-cell table:style-name="ce4" office:value-type="float" office:value="0.21244" calcext:value-type="float">
            <text:p>0.21244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757" calcext:value-type="float">
            <text:p>0.027757</text:p>
          </table:table-cell>
          <table:table-cell office:value-type="float" office:value="0.10539" calcext:value-type="float">
            <text:p>0.10539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245" calcext:value-type="float">
            <text:p>0.04324500</text:p>
          </table:table-cell>
          <table:table-cell table:style-name="ce4" office:value-type="float" office:value="0.18612" calcext:value-type="float">
            <text:p>0.18612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8264" calcext:value-type="float">
            <text:p>0.028264</text:p>
          </table:table-cell>
          <table:table-cell office:value-type="float" office:value="0.10608" calcext:value-type="float">
            <text:p>0.10608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0199" calcext:value-type="float">
            <text:p>0.04019900</text:p>
          </table:table-cell>
          <table:table-cell table:style-name="ce4" office:value-type="float" office:value="0.22574" calcext:value-type="float">
            <text:p>0.22574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556" calcext:value-type="float">
            <text:p>0.029556</text:p>
          </table:table-cell>
          <table:table-cell office:value-type="float" office:value="0.10614" calcext:value-type="float">
            <text:p>0.10614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1408" calcext:value-type="float">
            <text:p>0.04140800</text:p>
          </table:table-cell>
          <table:table-cell table:style-name="ce4" office:value-type="float" office:value="0.19389" calcext:value-type="float">
            <text:p>0.19389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6536" calcext:value-type="float">
            <text:p>0.026536</text:p>
          </table:table-cell>
          <table:table-cell office:value-type="float" office:value="0.11055" calcext:value-type="float">
            <text:p>0.11055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6748" calcext:value-type="float">
            <text:p>0.04674800</text:p>
          </table:table-cell>
          <table:table-cell table:style-name="ce4" office:value-type="float" office:value="0.19433" calcext:value-type="float">
            <text:p>0.19433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3417" calcext:value-type="float">
            <text:p>0.033417</text:p>
          </table:table-cell>
          <table:table-cell office:value-type="float" office:value="0.10956" calcext:value-type="float">
            <text:p>0.10956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951" calcext:value-type="float">
            <text:p>0.04395100</text:p>
          </table:table-cell>
          <table:table-cell table:style-name="ce4" office:value-type="float" office:value="0.2081" calcext:value-type="float">
            <text:p>0.20810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095" calcext:value-type="float">
            <text:p>0.027095</text:p>
          </table:table-cell>
          <table:table-cell office:value-type="float" office:value="0.078261" calcext:value-type="float">
            <text:p>0.078261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76" calcext:value-type="float">
            <text:p>0.04376000</text:p>
          </table:table-cell>
          <table:table-cell table:style-name="ce4" office:value-type="float" office:value="0.18304" calcext:value-type="float">
            <text:p>0.18304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521" calcext:value-type="float">
            <text:p>0.027521</text:p>
          </table:table-cell>
          <table:table-cell office:value-type="float" office:value="0.085705" calcext:value-type="float">
            <text:p>0.085705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834" calcext:value-type="float">
            <text:p>0.04283400</text:p>
          </table:table-cell>
          <table:table-cell table:style-name="ce4" office:value-type="float" office:value="0.18457" calcext:value-type="float">
            <text:p>0.18457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6635" calcext:value-type="float">
            <text:p>0.026635</text:p>
          </table:table-cell>
          <table:table-cell office:value-type="float" office:value="0.10866" calcext:value-type="float">
            <text:p>0.10866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4305" calcext:value-type="float">
            <text:p>0.04430500</text:p>
          </table:table-cell>
          <table:table-cell table:style-name="ce4" office:value-type="float" office:value="0.21688" calcext:value-type="float">
            <text:p>0.21688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6942" calcext:value-type="float">
            <text:p>0.026942</text:p>
          </table:table-cell>
          <table:table-cell office:value-type="float" office:value="0.10644" calcext:value-type="float">
            <text:p>0.10644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8812" calcext:value-type="float">
            <text:p>0.04881200</text:p>
          </table:table-cell>
          <table:table-cell table:style-name="ce4" office:value-type="float" office:value="0.20037" calcext:value-type="float">
            <text:p>0.20037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071" calcext:value-type="float">
            <text:p>0.027071</text:p>
          </table:table-cell>
          <table:table-cell office:value-type="float" office:value="0.098418" calcext:value-type="float">
            <text:p>0.098418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39089" calcext:value-type="float">
            <text:p>0.03908900</text:p>
          </table:table-cell>
          <table:table-cell table:style-name="ce4" office:value-type="float" office:value="0.23769" calcext:value-type="float">
            <text:p>0.23769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10029" calcext:value-type="float">
            <text:p>0.10029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0069" calcext:value-type="float">
            <text:p>0.04006900</text:p>
          </table:table-cell>
          <table:table-cell table:style-name="ce4" office:value-type="float" office:value="0.22624" calcext:value-type="float">
            <text:p>0.22624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9968" calcext:value-type="float">
            <text:p>0.029968</text:p>
          </table:table-cell>
          <table:table-cell office:value-type="float" office:value="0.077028" calcext:value-type="float">
            <text:p>0.077028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799" calcext:value-type="float">
            <text:p>0.04379900</text:p>
          </table:table-cell>
          <table:table-cell table:style-name="ce4" office:value-type="float" office:value="0.19905" calcext:value-type="float">
            <text:p>0.19905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5933" calcext:value-type="float">
            <text:p>0.025933</text:p>
          </table:table-cell>
          <table:table-cell office:value-type="float" office:value="0.07165" calcext:value-type="float">
            <text:p>0.07165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09" calcext:value-type="float">
            <text:p>0.04209000</text:p>
          </table:table-cell>
          <table:table-cell table:style-name="ce4" office:value-type="float" office:value="0.22362" calcext:value-type="float">
            <text:p>0.22362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8802" calcext:value-type="float">
            <text:p>0.028802</text:p>
          </table:table-cell>
          <table:table-cell office:value-type="float" office:value="0.10524" calcext:value-type="float">
            <text:p>0.10524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5014" calcext:value-type="float">
            <text:p>0.04501400</text:p>
          </table:table-cell>
          <table:table-cell table:style-name="ce4" office:value-type="float" office:value="0.20953" calcext:value-type="float">
            <text:p>0.20953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4222" calcext:value-type="float">
            <text:p>0.034222</text:p>
          </table:table-cell>
          <table:table-cell office:value-type="float" office:value="0.096562" calcext:value-type="float">
            <text:p>0.096562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28" calcext:value-type="float">
            <text:p>0.04228000</text:p>
          </table:table-cell>
          <table:table-cell table:style-name="ce4" office:value-type="float" office:value="0.2191" calcext:value-type="float">
            <text:p>0.21910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0439" calcext:value-type="float">
            <text:p>0.030439</text:p>
          </table:table-cell>
          <table:table-cell office:value-type="float" office:value="0.094429" calcext:value-type="float">
            <text:p>0.094429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1132" calcext:value-type="float">
            <text:p>0.04113200</text:p>
          </table:table-cell>
          <table:table-cell table:style-name="ce4" office:value-type="float" office:value="0.19419" calcext:value-type="float">
            <text:p>0.19419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148" calcext:value-type="float">
            <text:p>0.027148</text:p>
          </table:table-cell>
          <table:table-cell office:value-type="float" office:value="0.09799" calcext:value-type="float">
            <text:p>0.09799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316" calcext:value-type="float">
            <text:p>0.04316000</text:p>
          </table:table-cell>
          <table:table-cell table:style-name="ce4" office:value-type="float" office:value="0.18935" calcext:value-type="float">
            <text:p>0.18935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5392" calcext:value-type="float">
            <text:p>0.025392</text:p>
          </table:table-cell>
          <table:table-cell office:value-type="float" office:value="0.11191" calcext:value-type="float">
            <text:p>0.11191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8397" calcext:value-type="float">
            <text:p>0.04839700</text:p>
          </table:table-cell>
          <table:table-cell table:style-name="ce4" office:value-type="float" office:value="0.23444" calcext:value-type="float">
            <text:p>0.23444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0.094067" calcext:value-type="float">
            <text:p>0.094067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0989" calcext:value-type="float">
            <text:p>0.04098900</text:p>
          </table:table-cell>
          <table:table-cell table:style-name="ce4" office:value-type="float" office:value="0.18663" calcext:value-type="float">
            <text:p>0.1866300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30575" calcext:value-type="float">
            <text:p>0.030575</text:p>
          </table:table-cell>
          <table:table-cell office:value-type="float" office:value="0.10383" calcext:value-type="float">
            <text:p>0.10383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style-name="ce4" office:value-type="float" office:value="0.042273" calcext:value-type="float">
            <text:p>0.04227300</text:p>
          </table:table-cell>
          <table:table-cell table:style-name="ce4" office:value-type="float" office:value="0.20004" calcext:value-type="float">
            <text:p>0.20004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5426" calcext:value-type="float">
            <text:p>0.025426</text:p>
          </table:table-cell>
          <table:table-cell office:value-type="float" office:value="0.097804" calcext:value-type="float">
            <text:p>0.09780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0256" calcext:value-type="float">
            <text:p>0.04025600</text:p>
          </table:table-cell>
          <table:table-cell table:style-name="ce4" office:value-type="float" office:value="0.24789" calcext:value-type="float">
            <text:p>0.24789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6011" calcext:value-type="float">
            <text:p>0.026011</text:p>
          </table:table-cell>
          <table:table-cell office:value-type="float" office:value="0.085111" calcext:value-type="float">
            <text:p>0.085111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4793" calcext:value-type="float">
            <text:p>0.04479300</text:p>
          </table:table-cell>
          <table:table-cell table:style-name="ce4" office:value-type="float" office:value="0.2279" calcext:value-type="float">
            <text:p>0.22790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7856" calcext:value-type="float">
            <text:p>0.027856</text:p>
          </table:table-cell>
          <table:table-cell office:value-type="float" office:value="0.093738" calcext:value-type="float">
            <text:p>0.093738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486" calcext:value-type="float">
            <text:p>0.04486000</text:p>
          </table:table-cell>
          <table:table-cell table:style-name="ce4" office:value-type="float" office:value="0.21639" calcext:value-type="float">
            <text:p>0.21639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9489" calcext:value-type="float">
            <text:p>0.029489</text:p>
          </table:table-cell>
          <table:table-cell office:value-type="float" office:value="0.077039" calcext:value-type="float">
            <text:p>0.077039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2449" calcext:value-type="float">
            <text:p>0.04244900</text:p>
          </table:table-cell>
          <table:table-cell table:style-name="ce4" office:value-type="float" office:value="0.21512" calcext:value-type="float">
            <text:p>0.21512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4306" calcext:value-type="float">
            <text:p>0.024306</text:p>
          </table:table-cell>
          <table:table-cell office:value-type="float" office:value="0.082278" calcext:value-type="float">
            <text:p>0.082278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0959" calcext:value-type="float">
            <text:p>0.04095900</text:p>
          </table:table-cell>
          <table:table-cell table:style-name="ce4" office:value-type="float" office:value="0.21539" calcext:value-type="float">
            <text:p>0.21539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519" calcext:value-type="float">
            <text:p>0.03519</text:p>
          </table:table-cell>
          <table:table-cell office:value-type="float" office:value="0.099574" calcext:value-type="float">
            <text:p>0.09957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3098" calcext:value-type="float">
            <text:p>0.04309800</text:p>
          </table:table-cell>
          <table:table-cell table:style-name="ce4" office:value-type="float" office:value="0.23265" calcext:value-type="float">
            <text:p>0.23265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2029" calcext:value-type="float">
            <text:p>0.032029</text:p>
          </table:table-cell>
          <table:table-cell office:value-type="float" office:value="0.094027" calcext:value-type="float">
            <text:p>0.094027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3275" calcext:value-type="float">
            <text:p>0.04327500</text:p>
          </table:table-cell>
          <table:table-cell table:style-name="ce4" office:value-type="float" office:value="0.23679" calcext:value-type="float">
            <text:p>0.23679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3197" calcext:value-type="float">
            <text:p>0.023197</text:p>
          </table:table-cell>
          <table:table-cell office:value-type="float" office:value="0.090274" calcext:value-type="float">
            <text:p>0.09027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018" calcext:value-type="float">
            <text:p>0.04018000</text:p>
          </table:table-cell>
          <table:table-cell table:style-name="ce4" office:value-type="float" office:value="0.2078" calcext:value-type="float">
            <text:p>0.20780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0872" calcext:value-type="float">
            <text:p>0.030872</text:p>
          </table:table-cell>
          <table:table-cell office:value-type="float" office:value="0.084814" calcext:value-type="float">
            <text:p>0.08481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4305" calcext:value-type="float">
            <text:p>0.04430500</text:p>
          </table:table-cell>
          <table:table-cell table:style-name="ce4" office:value-type="float" office:value="0.21207" calcext:value-type="float">
            <text:p>0.21207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9926" calcext:value-type="float">
            <text:p>0.029926</text:p>
          </table:table-cell>
          <table:table-cell office:value-type="float" office:value="0.093163" calcext:value-type="float">
            <text:p>0.093163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5182" calcext:value-type="float">
            <text:p>0.04518200</text:p>
          </table:table-cell>
          <table:table-cell table:style-name="ce4" office:value-type="float" office:value="0.20316" calcext:value-type="float">
            <text:p>0.20316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084" calcext:value-type="float">
            <text:p>0.03084</text:p>
          </table:table-cell>
          <table:table-cell office:value-type="float" office:value="0.11751" calcext:value-type="float">
            <text:p>0.11751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6063" calcext:value-type="float">
            <text:p>0.04606300</text:p>
          </table:table-cell>
          <table:table-cell table:style-name="ce4" office:value-type="float" office:value="0.20905" calcext:value-type="float">
            <text:p>0.20905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8419" calcext:value-type="float">
            <text:p>0.028419</text:p>
          </table:table-cell>
          <table:table-cell office:value-type="float" office:value="0.098702" calcext:value-type="float">
            <text:p>0.098702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6279" calcext:value-type="float">
            <text:p>0.04627900</text:p>
          </table:table-cell>
          <table:table-cell table:style-name="ce4" office:value-type="float" office:value="0.22691" calcext:value-type="float">
            <text:p>0.22691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1308" calcext:value-type="float">
            <text:p>0.031308</text:p>
          </table:table-cell>
          <table:table-cell office:value-type="float" office:value="0.13244" calcext:value-type="float">
            <text:p>0.1324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76" calcext:value-type="float">
            <text:p>0.04760000</text:p>
          </table:table-cell>
          <table:table-cell table:style-name="ce4" office:value-type="float" office:value="0.20103" calcext:value-type="float">
            <text:p>0.20103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1056" calcext:value-type="float">
            <text:p>0.031056</text:p>
          </table:table-cell>
          <table:table-cell office:value-type="float" office:value="0.07775" calcext:value-type="float">
            <text:p>0.07775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1986" calcext:value-type="float">
            <text:p>0.04198600</text:p>
          </table:table-cell>
          <table:table-cell table:style-name="ce4" office:value-type="float" office:value="0.24807" calcext:value-type="float">
            <text:p>0.24807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2934" calcext:value-type="float">
            <text:p>0.032934</text:p>
          </table:table-cell>
          <table:table-cell office:value-type="float" office:value="0.094759" calcext:value-type="float">
            <text:p>0.094759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2676" calcext:value-type="float">
            <text:p>0.04267600</text:p>
          </table:table-cell>
          <table:table-cell table:style-name="ce4" office:value-type="float" office:value="0.24368" calcext:value-type="float">
            <text:p>0.24368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3814" calcext:value-type="float">
            <text:p>0.033814</text:p>
          </table:table-cell>
          <table:table-cell office:value-type="float" office:value="0.12244" calcext:value-type="float">
            <text:p>0.1224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5491" calcext:value-type="float">
            <text:p>0.04549100</text:p>
          </table:table-cell>
          <table:table-cell table:style-name="ce4" office:value-type="float" office:value="0.22513" calcext:value-type="float">
            <text:p>0.22513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6433" calcext:value-type="float">
            <text:p>0.036433</text:p>
          </table:table-cell>
          <table:table-cell office:value-type="float" office:value="0.099617" calcext:value-type="float">
            <text:p>0.099617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3184" calcext:value-type="float">
            <text:p>0.04318400</text:p>
          </table:table-cell>
          <table:table-cell table:style-name="ce4" office:value-type="float" office:value="0.23621" calcext:value-type="float">
            <text:p>0.23621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5596" calcext:value-type="float">
            <text:p>0.025596</text:p>
          </table:table-cell>
          <table:table-cell office:value-type="float" office:value="0.11944" calcext:value-type="float">
            <text:p>0.1194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2375" calcext:value-type="float">
            <text:p>0.04237500</text:p>
          </table:table-cell>
          <table:table-cell table:style-name="ce4" office:value-type="float" office:value="0.20205" calcext:value-type="float">
            <text:p>0.20205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0886" calcext:value-type="float">
            <text:p>0.030886</text:p>
          </table:table-cell>
          <table:table-cell office:value-type="float" office:value="0.13372" calcext:value-type="float">
            <text:p>0.13372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134" calcext:value-type="float">
            <text:p>0.04134000</text:p>
          </table:table-cell>
          <table:table-cell table:style-name="ce4" office:value-type="float" office:value="0.22962" calcext:value-type="float">
            <text:p>0.22962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874" calcext:value-type="float">
            <text:p>0.03874</text:p>
          </table:table-cell>
          <table:table-cell office:value-type="float" office:value="0.11088" calcext:value-type="float">
            <text:p>0.11088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38876" calcext:value-type="float">
            <text:p>0.03887600</text:p>
          </table:table-cell>
          <table:table-cell table:style-name="ce4" office:value-type="float" office:value="0.23147" calcext:value-type="float">
            <text:p>0.23147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9185" calcext:value-type="float">
            <text:p>0.029185</text:p>
          </table:table-cell>
          <table:table-cell office:value-type="float" office:value="0.11254" calcext:value-type="float">
            <text:p>0.1125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436" calcext:value-type="float">
            <text:p>0.04436000</text:p>
          </table:table-cell>
          <table:table-cell table:style-name="ce4" office:value-type="float" office:value="0.21042" calcext:value-type="float">
            <text:p>0.21042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9301" calcext:value-type="float">
            <text:p>0.029301</text:p>
          </table:table-cell>
          <table:table-cell office:value-type="float" office:value="0.10592" calcext:value-type="float">
            <text:p>0.10592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3327" calcext:value-type="float">
            <text:p>0.04332700</text:p>
          </table:table-cell>
          <table:table-cell table:style-name="ce4" office:value-type="float" office:value="0.2494" calcext:value-type="float">
            <text:p>0.24940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4537" calcext:value-type="float">
            <text:p>0.024537</text:p>
          </table:table-cell>
          <table:table-cell office:value-type="float" office:value="0.095868" calcext:value-type="float">
            <text:p>0.095868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39921" calcext:value-type="float">
            <text:p>0.03992100</text:p>
          </table:table-cell>
          <table:table-cell table:style-name="ce4" office:value-type="float" office:value="0.23195" calcext:value-type="float">
            <text:p>0.23195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6261" calcext:value-type="float">
            <text:p>0.036261</text:p>
          </table:table-cell>
          <table:table-cell office:value-type="float" office:value="0.097247" calcext:value-type="float">
            <text:p>0.097247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417" calcext:value-type="float">
            <text:p>0.04417000</text:p>
          </table:table-cell>
          <table:table-cell table:style-name="ce4" office:value-type="float" office:value="0.22076" calcext:value-type="float">
            <text:p>0.22076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8311" calcext:value-type="float">
            <text:p>0.028311</text:p>
          </table:table-cell>
          <table:table-cell office:value-type="float" office:value="0.13347" calcext:value-type="float">
            <text:p>0.13347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7569" calcext:value-type="float">
            <text:p>0.04756900</text:p>
          </table:table-cell>
          <table:table-cell table:style-name="ce4" office:value-type="float" office:value="0.23796" calcext:value-type="float">
            <text:p>0.23796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1766" calcext:value-type="float">
            <text:p>0.031766</text:p>
          </table:table-cell>
          <table:table-cell office:value-type="float" office:value="0.10257" calcext:value-type="float">
            <text:p>0.10257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4308" calcext:value-type="float">
            <text:p>0.04430800</text:p>
          </table:table-cell>
          <table:table-cell table:style-name="ce4" office:value-type="float" office:value="0.2183" calcext:value-type="float">
            <text:p>0.21830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3393" calcext:value-type="float">
            <text:p>0.033393</text:p>
          </table:table-cell>
          <table:table-cell office:value-type="float" office:value="0.10737" calcext:value-type="float">
            <text:p>0.10737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446" calcext:value-type="float">
            <text:p>0.04446000</text:p>
          </table:table-cell>
          <table:table-cell table:style-name="ce4" office:value-type="float" office:value="0.2094" calcext:value-type="float">
            <text:p>0.20940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0625" calcext:value-type="float">
            <text:p>0.030625</text:p>
          </table:table-cell>
          <table:table-cell office:value-type="float" office:value="0.086882" calcext:value-type="float">
            <text:p>0.086882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6778" calcext:value-type="float">
            <text:p>0.04677800</text:p>
          </table:table-cell>
          <table:table-cell table:style-name="ce4" office:value-type="float" office:value="0.23024" calcext:value-type="float">
            <text:p>0.23024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276" calcext:value-type="float">
            <text:p>0.03276</text:p>
          </table:table-cell>
          <table:table-cell office:value-type="float" office:value="0.10196" calcext:value-type="float">
            <text:p>0.10196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3156" calcext:value-type="float">
            <text:p>0.04315600</text:p>
          </table:table-cell>
          <table:table-cell table:style-name="ce4" office:value-type="float" office:value="0.19866" calcext:value-type="float">
            <text:p>0.19866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3303" calcext:value-type="float">
            <text:p>0.033303</text:p>
          </table:table-cell>
          <table:table-cell office:value-type="float" office:value="0.09299" calcext:value-type="float">
            <text:p>0.09299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4653" calcext:value-type="float">
            <text:p>0.04465300</text:p>
          </table:table-cell>
          <table:table-cell table:style-name="ce4" office:value-type="float" office:value="0.17613" calcext:value-type="float">
            <text:p>0.17613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9747" calcext:value-type="float">
            <text:p>0.029747</text:p>
          </table:table-cell>
          <table:table-cell office:value-type="float" office:value="0.11987" calcext:value-type="float">
            <text:p>0.11987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0931" calcext:value-type="float">
            <text:p>0.04093100</text:p>
          </table:table-cell>
          <table:table-cell table:style-name="ce4" office:value-type="float" office:value="0.21394" calcext:value-type="float">
            <text:p>0.21394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0103" calcext:value-type="float">
            <text:p>0.030103</text:p>
          </table:table-cell>
          <table:table-cell office:value-type="float" office:value="0.11003" calcext:value-type="float">
            <text:p>0.11003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2729" calcext:value-type="float">
            <text:p>0.04272900</text:p>
          </table:table-cell>
          <table:table-cell table:style-name="ce4" office:value-type="float" office:value="0.2473" calcext:value-type="float">
            <text:p>0.24730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8021" calcext:value-type="float">
            <text:p>0.028021</text:p>
          </table:table-cell>
          <table:table-cell office:value-type="float" office:value="0.11541" calcext:value-type="float">
            <text:p>0.11541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2692" calcext:value-type="float">
            <text:p>0.04269200</text:p>
          </table:table-cell>
          <table:table-cell table:style-name="ce4" office:value-type="float" office:value="0.24989" calcext:value-type="float">
            <text:p>0.24989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1019" calcext:value-type="float">
            <text:p>0.031019</text:p>
          </table:table-cell>
          <table:table-cell office:value-type="float" office:value="0.10515" calcext:value-type="float">
            <text:p>0.10515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7387" calcext:value-type="float">
            <text:p>0.04738700</text:p>
          </table:table-cell>
          <table:table-cell table:style-name="ce4" office:value-type="float" office:value="0.25587" calcext:value-type="float">
            <text:p>0.25587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10002" calcext:value-type="float">
            <text:p>0.10002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5159" calcext:value-type="float">
            <text:p>0.04515900</text:p>
          </table:table-cell>
          <table:table-cell table:style-name="ce4" office:value-type="float" office:value="0.22125" calcext:value-type="float">
            <text:p>0.22125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9278" calcext:value-type="float">
            <text:p>0.029278</text:p>
          </table:table-cell>
          <table:table-cell office:value-type="float" office:value="0.10867" calcext:value-type="float">
            <text:p>0.10867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3858" calcext:value-type="float">
            <text:p>0.04385800</text:p>
          </table:table-cell>
          <table:table-cell table:style-name="ce4" office:value-type="float" office:value="0.21519" calcext:value-type="float">
            <text:p>0.21519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8462" calcext:value-type="float">
            <text:p>0.028462</text:p>
          </table:table-cell>
          <table:table-cell office:value-type="float" office:value="0.12248" calcext:value-type="float">
            <text:p>0.12248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1874" calcext:value-type="float">
            <text:p>0.04187400</text:p>
          </table:table-cell>
          <table:table-cell table:style-name="ce4" office:value-type="float" office:value="0.21152" calcext:value-type="float">
            <text:p>0.21152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7985" calcext:value-type="float">
            <text:p>0.027985</text:p>
          </table:table-cell>
          <table:table-cell office:value-type="float" office:value="0.11133" calcext:value-type="float">
            <text:p>0.11133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755" calcext:value-type="float">
            <text:p>0.04755000</text:p>
          </table:table-cell>
          <table:table-cell table:style-name="ce4" office:value-type="float" office:value="0.22071" calcext:value-type="float">
            <text:p>0.22071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1786" calcext:value-type="float">
            <text:p>0.031786</text:p>
          </table:table-cell>
          <table:table-cell office:value-type="float" office:value="0.11621" calcext:value-type="float">
            <text:p>0.11621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84" calcext:value-type="float">
            <text:p>0.04840000</text:p>
          </table:table-cell>
          <table:table-cell table:style-name="ce4" office:value-type="float" office:value="0.21132" calcext:value-type="float">
            <text:p>0.21132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2561" calcext:value-type="float">
            <text:p>0.032561</text:p>
          </table:table-cell>
          <table:table-cell office:value-type="float" office:value="0.13232" calcext:value-type="float">
            <text:p>0.13232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2787" calcext:value-type="float">
            <text:p>0.04278700</text:p>
          </table:table-cell>
          <table:table-cell table:style-name="ce4" office:value-type="float" office:value="0.23271" calcext:value-type="float">
            <text:p>0.23271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3948" calcext:value-type="float">
            <text:p>0.033948</text:p>
          </table:table-cell>
          <table:table-cell office:value-type="float" office:value="0.089354" calcext:value-type="float">
            <text:p>0.08935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3996" calcext:value-type="float">
            <text:p>0.04399600</text:p>
          </table:table-cell>
          <table:table-cell table:style-name="ce4" office:value-type="float" office:value="0.2119" calcext:value-type="float">
            <text:p>0.21190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6851" calcext:value-type="float">
            <text:p>0.026851</text:p>
          </table:table-cell>
          <table:table-cell office:value-type="float" office:value="0.11365" calcext:value-type="float">
            <text:p>0.11365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1657" calcext:value-type="float">
            <text:p>0.04165700</text:p>
          </table:table-cell>
          <table:table-cell table:style-name="ce4" office:value-type="float" office:value="0.22645" calcext:value-type="float">
            <text:p>0.22645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7147" calcext:value-type="float">
            <text:p>0.037147</text:p>
          </table:table-cell>
          <table:table-cell office:value-type="float" office:value="0.098902" calcext:value-type="float">
            <text:p>0.098902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5307" calcext:value-type="float">
            <text:p>0.04530700</text:p>
          </table:table-cell>
          <table:table-cell table:style-name="ce4" office:value-type="float" office:value="0.21724" calcext:value-type="float">
            <text:p>0.21724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6208" calcext:value-type="float">
            <text:p>0.026208</text:p>
          </table:table-cell>
          <table:table-cell office:value-type="float" office:value="0.11541" calcext:value-type="float">
            <text:p>0.11541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5575" calcext:value-type="float">
            <text:p>0.04557500</text:p>
          </table:table-cell>
          <table:table-cell table:style-name="ce4" office:value-type="float" office:value="0.22758" calcext:value-type="float">
            <text:p>0.22758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068" calcext:value-type="float">
            <text:p>0.03068</text:p>
          </table:table-cell>
          <table:table-cell office:value-type="float" office:value="0.099052" calcext:value-type="float">
            <text:p>0.099052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9251" calcext:value-type="float">
            <text:p>0.04925100</text:p>
          </table:table-cell>
          <table:table-cell table:style-name="ce4" office:value-type="float" office:value="0.21282" calcext:value-type="float">
            <text:p>0.21282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874" calcext:value-type="float">
            <text:p>0.02874</text:p>
          </table:table-cell>
          <table:table-cell office:value-type="float" office:value="0.11189" calcext:value-type="float">
            <text:p>0.11189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3875" calcext:value-type="float">
            <text:p>0.04387500</text:p>
          </table:table-cell>
          <table:table-cell table:style-name="ce4" office:value-type="float" office:value="0.24053" calcext:value-type="float">
            <text:p>0.24053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8269" calcext:value-type="float">
            <text:p>0.028269</text:p>
          </table:table-cell>
          <table:table-cell office:value-type="float" office:value="0.098945" calcext:value-type="float">
            <text:p>0.098945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8722" calcext:value-type="float">
            <text:p>0.04872200</text:p>
          </table:table-cell>
          <table:table-cell table:style-name="ce4" office:value-type="float" office:value="0.21958" calcext:value-type="float">
            <text:p>0.21958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8597" calcext:value-type="float">
            <text:p>0.028597</text:p>
          </table:table-cell>
          <table:table-cell office:value-type="float" office:value="0.11108" calcext:value-type="float">
            <text:p>0.11108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9622" calcext:value-type="float">
            <text:p>0.04962200</text:p>
          </table:table-cell>
          <table:table-cell table:style-name="ce4" office:value-type="float" office:value="0.21692" calcext:value-type="float">
            <text:p>0.21692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28381" calcext:value-type="float">
            <text:p>0.028381</text:p>
          </table:table-cell>
          <table:table-cell office:value-type="float" office:value="0.097583" calcext:value-type="float">
            <text:p>0.097583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3861" calcext:value-type="float">
            <text:p>0.04386100</text:p>
          </table:table-cell>
          <table:table-cell table:style-name="ce4" office:value-type="float" office:value="0.24382" calcext:value-type="float">
            <text:p>0.24382000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30838" calcext:value-type="float">
            <text:p>0.030838</text:p>
          </table:table-cell>
          <table:table-cell office:value-type="float" office:value="0.10982" calcext:value-type="float">
            <text:p>0.10982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style-name="ce4" office:value-type="float" office:value="0.046049" calcext:value-type="float">
            <text:p>0.04604900</text:p>
          </table:table-cell>
          <table:table-cell table:style-name="ce4" office:value-type="float" office:value="0.2079" calcext:value-type="float">
            <text:p>0.20790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8062" calcext:value-type="float">
            <text:p>0.028062</text:p>
          </table:table-cell>
          <table:table-cell office:value-type="float" office:value="0.13524" calcext:value-type="float">
            <text:p>0.13524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4476" calcext:value-type="float">
            <text:p>0.04447600</text:p>
          </table:table-cell>
          <table:table-cell table:style-name="ce4" office:value-type="float" office:value="0.25295" calcext:value-type="float">
            <text:p>0.25295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8094" calcext:value-type="float">
            <text:p>0.028094</text:p>
          </table:table-cell>
          <table:table-cell office:value-type="float" office:value="0.10472" calcext:value-type="float">
            <text:p>0.10472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5282" calcext:value-type="float">
            <text:p>0.04528200</text:p>
          </table:table-cell>
          <table:table-cell table:style-name="ce4" office:value-type="float" office:value="0.20964" calcext:value-type="float">
            <text:p>0.20964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3955" calcext:value-type="float">
            <text:p>0.033955</text:p>
          </table:table-cell>
          <table:table-cell office:value-type="float" office:value="0.131" calcext:value-type="float">
            <text:p>0.13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712" calcext:value-type="float">
            <text:p>0.04712000</text:p>
          </table:table-cell>
          <table:table-cell table:style-name="ce4" office:value-type="float" office:value="0.23042" calcext:value-type="float">
            <text:p>0.23042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6519" calcext:value-type="float">
            <text:p>0.036519</text:p>
          </table:table-cell>
          <table:table-cell office:value-type="float" office:value="0.10083" calcext:value-type="float">
            <text:p>0.10083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5013" calcext:value-type="float">
            <text:p>0.04501300</text:p>
          </table:table-cell>
          <table:table-cell table:style-name="ce4" office:value-type="float" office:value="0.2392" calcext:value-type="float">
            <text:p>0.23920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2181" calcext:value-type="float">
            <text:p>0.032181</text:p>
          </table:table-cell>
          <table:table-cell office:value-type="float" office:value="0.12417" calcext:value-type="float">
            <text:p>0.12417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0676" calcext:value-type="float">
            <text:p>0.04067600</text:p>
          </table:table-cell>
          <table:table-cell table:style-name="ce4" office:value-type="float" office:value="0.26257" calcext:value-type="float">
            <text:p>0.26257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1806" calcext:value-type="float">
            <text:p>0.031806</text:p>
          </table:table-cell>
          <table:table-cell office:value-type="float" office:value="0.10071" calcext:value-type="float">
            <text:p>0.1007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9537" calcext:value-type="float">
            <text:p>0.04953700</text:p>
          </table:table-cell>
          <table:table-cell table:style-name="ce4" office:value-type="float" office:value="0.23855" calcext:value-type="float">
            <text:p>0.23855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2112" calcext:value-type="float">
            <text:p>0.032112</text:p>
          </table:table-cell>
          <table:table-cell office:value-type="float" office:value="0.11727" calcext:value-type="float">
            <text:p>0.11727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4665" calcext:value-type="float">
            <text:p>0.04466500</text:p>
          </table:table-cell>
          <table:table-cell table:style-name="ce4" office:value-type="float" office:value="0.22053" calcext:value-type="float">
            <text:p>0.22053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0291" calcext:value-type="float">
            <text:p>0.030291</text:p>
          </table:table-cell>
          <table:table-cell office:value-type="float" office:value="0.10391" calcext:value-type="float">
            <text:p>0.1039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3865" calcext:value-type="float">
            <text:p>0.04386500</text:p>
          </table:table-cell>
          <table:table-cell table:style-name="ce4" office:value-type="float" office:value="0.23591" calcext:value-type="float">
            <text:p>0.23591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7098" calcext:value-type="float">
            <text:p>0.027098</text:p>
          </table:table-cell>
          <table:table-cell office:value-type="float" office:value="0.11333" calcext:value-type="float">
            <text:p>0.11333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4397" calcext:value-type="float">
            <text:p>0.04439700</text:p>
          </table:table-cell>
          <table:table-cell table:style-name="ce4" office:value-type="float" office:value="0.21964" calcext:value-type="float">
            <text:p>0.21964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7338" calcext:value-type="float">
            <text:p>0.027338</text:p>
          </table:table-cell>
          <table:table-cell office:value-type="float" office:value="0.12779" calcext:value-type="float">
            <text:p>0.127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4324" calcext:value-type="float">
            <text:p>0.04432400</text:p>
          </table:table-cell>
          <table:table-cell table:style-name="ce4" office:value-type="float" office:value="0.27388" calcext:value-type="float">
            <text:p>0.27388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5425" calcext:value-type="float">
            <text:p>0.035425</text:p>
          </table:table-cell>
          <table:table-cell office:value-type="float" office:value="0.12577" calcext:value-type="float">
            <text:p>0.12577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5691" calcext:value-type="float">
            <text:p>0.04569100</text:p>
          </table:table-cell>
          <table:table-cell table:style-name="ce4" office:value-type="float" office:value="0.26845" calcext:value-type="float">
            <text:p>0.26845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1957" calcext:value-type="float">
            <text:p>0.031957</text:p>
          </table:table-cell>
          <table:table-cell office:value-type="float" office:value="0.10871" calcext:value-type="float">
            <text:p>0.1087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6865" calcext:value-type="float">
            <text:p>0.04686500</text:p>
          </table:table-cell>
          <table:table-cell table:style-name="ce4" office:value-type="float" office:value="0.2596" calcext:value-type="float">
            <text:p>0.25960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6189" calcext:value-type="float">
            <text:p>0.036189</text:p>
          </table:table-cell>
          <table:table-cell office:value-type="float" office:value="0.11613" calcext:value-type="float">
            <text:p>0.11613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9011" calcext:value-type="float">
            <text:p>0.04901100</text:p>
          </table:table-cell>
          <table:table-cell table:style-name="ce4" office:value-type="float" office:value="0.21956" calcext:value-type="float">
            <text:p>0.21956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1785" calcext:value-type="float">
            <text:p>0.031785</text:p>
          </table:table-cell>
          <table:table-cell office:value-type="float" office:value="0.1128" calcext:value-type="float">
            <text:p>0.1128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7098" calcext:value-type="float">
            <text:p>0.04709800</text:p>
          </table:table-cell>
          <table:table-cell table:style-name="ce4" office:value-type="float" office:value="0.2631" calcext:value-type="float">
            <text:p>0.26310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5528" calcext:value-type="float">
            <text:p>0.035528</text:p>
          </table:table-cell>
          <table:table-cell office:value-type="float" office:value="0.11047" calcext:value-type="float">
            <text:p>0.11047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6155" calcext:value-type="float">
            <text:p>0.04615500</text:p>
          </table:table-cell>
          <table:table-cell table:style-name="ce4" office:value-type="float" office:value="0.22417" calcext:value-type="float">
            <text:p>0.22417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9706" calcext:value-type="float">
            <text:p>0.029706</text:p>
          </table:table-cell>
          <table:table-cell office:value-type="float" office:value="0.098501" calcext:value-type="float">
            <text:p>0.09850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9132" calcext:value-type="float">
            <text:p>0.04913200</text:p>
          </table:table-cell>
          <table:table-cell table:style-name="ce4" office:value-type="float" office:value="0.21735" calcext:value-type="float">
            <text:p>0.21735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8543" calcext:value-type="float">
            <text:p>0.028543</text:p>
          </table:table-cell>
          <table:table-cell office:value-type="float" office:value="0.10034" calcext:value-type="float">
            <text:p>0.10034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5794" calcext:value-type="float">
            <text:p>0.04579400</text:p>
          </table:table-cell>
          <table:table-cell table:style-name="ce4" office:value-type="float" office:value="0.22568" calcext:value-type="float">
            <text:p>0.22568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8272" calcext:value-type="float">
            <text:p>0.028272</text:p>
          </table:table-cell>
          <table:table-cell office:value-type="float" office:value="0.12597" calcext:value-type="float">
            <text:p>0.12597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5284" calcext:value-type="float">
            <text:p>0.04528400</text:p>
          </table:table-cell>
          <table:table-cell table:style-name="ce4" office:value-type="float" office:value="0.23764" calcext:value-type="float">
            <text:p>0.23764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6421" calcext:value-type="float">
            <text:p>0.036421</text:p>
          </table:table-cell>
          <table:table-cell office:value-type="float" office:value="0.12311" calcext:value-type="float">
            <text:p>0.1231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4188" calcext:value-type="float">
            <text:p>0.04418800</text:p>
          </table:table-cell>
          <table:table-cell table:style-name="ce4" office:value-type="float" office:value="0.26475" calcext:value-type="float">
            <text:p>0.26475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6651" calcext:value-type="float">
            <text:p>0.026651</text:p>
          </table:table-cell>
          <table:table-cell office:value-type="float" office:value="0.11292" calcext:value-type="float">
            <text:p>0.11292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4341" calcext:value-type="float">
            <text:p>0.04434100</text:p>
          </table:table-cell>
          <table:table-cell table:style-name="ce4" office:value-type="float" office:value="0.22387" calcext:value-type="float">
            <text:p>0.22387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2864" calcext:value-type="float">
            <text:p>0.032864</text:p>
          </table:table-cell>
          <table:table-cell office:value-type="float" office:value="0.095231" calcext:value-type="float">
            <text:p>0.09523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3697" calcext:value-type="float">
            <text:p>0.04369700</text:p>
          </table:table-cell>
          <table:table-cell table:style-name="ce4" office:value-type="float" office:value="0.24338" calcext:value-type="float">
            <text:p>0.24338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9491" calcext:value-type="float">
            <text:p>0.029491</text:p>
          </table:table-cell>
          <table:table-cell office:value-type="float" office:value="0.10145" calcext:value-type="float">
            <text:p>0.10145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8238" calcext:value-type="float">
            <text:p>0.04823800</text:p>
          </table:table-cell>
          <table:table-cell table:style-name="ce4" office:value-type="float" office:value="0.19761" calcext:value-type="float">
            <text:p>0.19761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5109" calcext:value-type="float">
            <text:p>0.035109</text:p>
          </table:table-cell>
          <table:table-cell office:value-type="float" office:value="0.11784" calcext:value-type="float">
            <text:p>0.11784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38691" calcext:value-type="float">
            <text:p>0.03869100</text:p>
          </table:table-cell>
          <table:table-cell table:style-name="ce4" office:value-type="float" office:value="0.24928" calcext:value-type="float">
            <text:p>0.24928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9871" calcext:value-type="float">
            <text:p>0.029871</text:p>
          </table:table-cell>
          <table:table-cell office:value-type="float" office:value="0.10669" calcext:value-type="float">
            <text:p>0.1066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1699" calcext:value-type="float">
            <text:p>0.04169900</text:p>
          </table:table-cell>
          <table:table-cell table:style-name="ce4" office:value-type="float" office:value="0.29187" calcext:value-type="float">
            <text:p>0.29187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7528" calcext:value-type="float">
            <text:p>0.027528</text:p>
          </table:table-cell>
          <table:table-cell office:value-type="float" office:value="0.1008" calcext:value-type="float">
            <text:p>0.1008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51233" calcext:value-type="float">
            <text:p>0.05123300</text:p>
          </table:table-cell>
          <table:table-cell table:style-name="ce4" office:value-type="float" office:value="0.22477" calcext:value-type="float">
            <text:p>0.22477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7311" calcext:value-type="float">
            <text:p>0.027311</text:p>
          </table:table-cell>
          <table:table-cell office:value-type="float" office:value="0.10144" calcext:value-type="float">
            <text:p>0.10144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50102" calcext:value-type="float">
            <text:p>0.05010200</text:p>
          </table:table-cell>
          <table:table-cell table:style-name="ce4" office:value-type="float" office:value="0.25691" calcext:value-type="float">
            <text:p>0.25691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8143" calcext:value-type="float">
            <text:p>0.028143</text:p>
          </table:table-cell>
          <table:table-cell office:value-type="float" office:value="0.098767" calcext:value-type="float">
            <text:p>0.098767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3015" calcext:value-type="float">
            <text:p>0.04301500</text:p>
          </table:table-cell>
          <table:table-cell table:style-name="ce4" office:value-type="float" office:value="0.2662" calcext:value-type="float">
            <text:p>0.26620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0656" calcext:value-type="float">
            <text:p>0.030656</text:p>
          </table:table-cell>
          <table:table-cell office:value-type="float" office:value="0.093404" calcext:value-type="float">
            <text:p>0.093404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51028" calcext:value-type="float">
            <text:p>0.05102800</text:p>
          </table:table-cell>
          <table:table-cell table:style-name="ce4" office:value-type="float" office:value="0.25248" calcext:value-type="float">
            <text:p>0.25248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2655" calcext:value-type="float">
            <text:p>0.032655</text:p>
          </table:table-cell>
          <table:table-cell office:value-type="float" office:value="0.10777" calcext:value-type="float">
            <text:p>0.10777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7814" calcext:value-type="float">
            <text:p>0.04781400</text:p>
          </table:table-cell>
          <table:table-cell table:style-name="ce4" office:value-type="float" office:value="0.22379" calcext:value-type="float">
            <text:p>0.22379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1215" calcext:value-type="float">
            <text:p>0.031215</text:p>
          </table:table-cell>
          <table:table-cell office:value-type="float" office:value="0.11768" calcext:value-type="float">
            <text:p>0.11768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2018" calcext:value-type="float">
            <text:p>0.04201800</text:p>
          </table:table-cell>
          <table:table-cell table:style-name="ce4" office:value-type="float" office:value="0.24037" calcext:value-type="float">
            <text:p>0.24037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2197" calcext:value-type="float">
            <text:p>0.032197</text:p>
          </table:table-cell>
          <table:table-cell office:value-type="float" office:value="0.12769" calcext:value-type="float">
            <text:p>0.1276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3644" calcext:value-type="float">
            <text:p>0.04364400</text:p>
          </table:table-cell>
          <table:table-cell table:style-name="ce4" office:value-type="float" office:value="0.24461" calcext:value-type="float">
            <text:p>0.24461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3269" calcext:value-type="float">
            <text:p>0.033269</text:p>
          </table:table-cell>
          <table:table-cell office:value-type="float" office:value="0.11693" calcext:value-type="float">
            <text:p>0.11693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2815" calcext:value-type="float">
            <text:p>0.04281500</text:p>
          </table:table-cell>
          <table:table-cell table:style-name="ce4" office:value-type="float" office:value="0.2476" calcext:value-type="float">
            <text:p>0.24760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1757" calcext:value-type="float">
            <text:p>0.031757</text:p>
          </table:table-cell>
          <table:table-cell office:value-type="float" office:value="0.1389" calcext:value-type="float">
            <text:p>0.138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2849" calcext:value-type="float">
            <text:p>0.04284900</text:p>
          </table:table-cell>
          <table:table-cell table:style-name="ce4" office:value-type="float" office:value="0.21725" calcext:value-type="float">
            <text:p>0.21725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4478" calcext:value-type="float">
            <text:p>0.034478</text:p>
          </table:table-cell>
          <table:table-cell office:value-type="float" office:value="0.12215" calcext:value-type="float">
            <text:p>0.12215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8193" calcext:value-type="float">
            <text:p>0.04819300</text:p>
          </table:table-cell>
          <table:table-cell table:style-name="ce4" office:value-type="float" office:value="0.21642" calcext:value-type="float">
            <text:p>0.21642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6458" calcext:value-type="float">
            <text:p>0.036458</text:p>
          </table:table-cell>
          <table:table-cell office:value-type="float" office:value="0.11198" calcext:value-type="float">
            <text:p>0.11198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488" calcext:value-type="float">
            <text:p>0.04488000</text:p>
          </table:table-cell>
          <table:table-cell table:style-name="ce4" office:value-type="float" office:value="0.23753" calcext:value-type="float">
            <text:p>0.23753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8187" calcext:value-type="float">
            <text:p>0.028187</text:p>
          </table:table-cell>
          <table:table-cell office:value-type="float" office:value="0.078155" calcext:value-type="float">
            <text:p>0.078155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6595" calcext:value-type="float">
            <text:p>0.04659500</text:p>
          </table:table-cell>
          <table:table-cell table:style-name="ce4" office:value-type="float" office:value="0.23472" calcext:value-type="float">
            <text:p>0.23472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3227" calcext:value-type="float">
            <text:p>0.033227</text:p>
          </table:table-cell>
          <table:table-cell office:value-type="float" office:value="0.11138" calcext:value-type="float">
            <text:p>0.11138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50702" calcext:value-type="float">
            <text:p>0.05070200</text:p>
          </table:table-cell>
          <table:table-cell table:style-name="ce4" office:value-type="float" office:value="0.22091" calcext:value-type="float">
            <text:p>0.22091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646" calcext:value-type="float">
            <text:p>0.02646</text:p>
          </table:table-cell>
          <table:table-cell office:value-type="float" office:value="0.10536" calcext:value-type="float">
            <text:p>0.10536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7519" calcext:value-type="float">
            <text:p>0.04751900</text:p>
          </table:table-cell>
          <table:table-cell table:style-name="ce4" office:value-type="float" office:value="0.24248" calcext:value-type="float">
            <text:p>0.24248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3698" calcext:value-type="float">
            <text:p>0.033698</text:p>
          </table:table-cell>
          <table:table-cell office:value-type="float" office:value="0.11785" calcext:value-type="float">
            <text:p>0.11785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513" calcext:value-type="float">
            <text:p>0.04513000</text:p>
          </table:table-cell>
          <table:table-cell table:style-name="ce4" office:value-type="float" office:value="0.21174" calcext:value-type="float">
            <text:p>0.21174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1058" calcext:value-type="float">
            <text:p>0.031058</text:p>
          </table:table-cell>
          <table:table-cell office:value-type="float" office:value="0.11431" calcext:value-type="float">
            <text:p>0.1143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0375" calcext:value-type="float">
            <text:p>0.04037500</text:p>
          </table:table-cell>
          <table:table-cell table:style-name="ce4" office:value-type="float" office:value="0.2284" calcext:value-type="float">
            <text:p>0.22840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5957" calcext:value-type="float">
            <text:p>0.035957</text:p>
          </table:table-cell>
          <table:table-cell office:value-type="float" office:value="0.10342" calcext:value-type="float">
            <text:p>0.10342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9274" calcext:value-type="float">
            <text:p>0.04927400</text:p>
          </table:table-cell>
          <table:table-cell table:style-name="ce4" office:value-type="float" office:value="0.22399" calcext:value-type="float">
            <text:p>0.22399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2943" calcext:value-type="float">
            <text:p>0.032943</text:p>
          </table:table-cell>
          <table:table-cell office:value-type="float" office:value="0.10619" calcext:value-type="float">
            <text:p>0.1061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7438" calcext:value-type="float">
            <text:p>0.04743800</text:p>
          </table:table-cell>
          <table:table-cell table:style-name="ce4" office:value-type="float" office:value="0.24521" calcext:value-type="float">
            <text:p>0.24521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7858" calcext:value-type="float">
            <text:p>0.027858</text:p>
          </table:table-cell>
          <table:table-cell office:value-type="float" office:value="0.10121" calcext:value-type="float">
            <text:p>0.1012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4016" calcext:value-type="float">
            <text:p>0.04401600</text:p>
          </table:table-cell>
          <table:table-cell table:style-name="ce4" office:value-type="float" office:value="0.25246" calcext:value-type="float">
            <text:p>0.25246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9982" calcext:value-type="float">
            <text:p>0.029982</text:p>
          </table:table-cell>
          <table:table-cell office:value-type="float" office:value="0.090615" calcext:value-type="float">
            <text:p>0.090615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538" calcext:value-type="float">
            <text:p>0.04538000</text:p>
          </table:table-cell>
          <table:table-cell table:style-name="ce4" office:value-type="float" office:value="0.2358" calcext:value-type="float">
            <text:p>0.23580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8692" calcext:value-type="float">
            <text:p>0.028692</text:p>
          </table:table-cell>
          <table:table-cell office:value-type="float" office:value="0.13151" calcext:value-type="float">
            <text:p>0.1315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3359" calcext:value-type="float">
            <text:p>0.04335900</text:p>
          </table:table-cell>
          <table:table-cell table:style-name="ce4" office:value-type="float" office:value="0.26096" calcext:value-type="float">
            <text:p>0.26096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9283" calcext:value-type="float">
            <text:p>0.029283</text:p>
          </table:table-cell>
          <table:table-cell office:value-type="float" office:value="0.11005" calcext:value-type="float">
            <text:p>0.11005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6422" calcext:value-type="float">
            <text:p>0.04642200</text:p>
          </table:table-cell>
          <table:table-cell table:style-name="ce4" office:value-type="float" office:value="0.23362" calcext:value-type="float">
            <text:p>0.23362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8164" calcext:value-type="float">
            <text:p>0.028164</text:p>
          </table:table-cell>
          <table:table-cell office:value-type="float" office:value="0.12057" calcext:value-type="float">
            <text:p>0.12057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8207" calcext:value-type="float">
            <text:p>0.04820700</text:p>
          </table:table-cell>
          <table:table-cell table:style-name="ce4" office:value-type="float" office:value="0.23227" calcext:value-type="float">
            <text:p>0.23227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9944" calcext:value-type="float">
            <text:p>0.029944</text:p>
          </table:table-cell>
          <table:table-cell office:value-type="float" office:value="0.092559" calcext:value-type="float">
            <text:p>0.09255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5949" calcext:value-type="float">
            <text:p>0.04594900</text:p>
          </table:table-cell>
          <table:table-cell table:style-name="ce4" office:value-type="float" office:value="0.21361" calcext:value-type="float">
            <text:p>0.21361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36761" calcext:value-type="float">
            <text:p>0.036761</text:p>
          </table:table-cell>
          <table:table-cell office:value-type="float" office:value="0.090379" calcext:value-type="float">
            <text:p>0.0903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7295" calcext:value-type="float">
            <text:p>0.04729500</text:p>
          </table:table-cell>
          <table:table-cell table:style-name="ce4" office:value-type="float" office:value="0.23189" calcext:value-type="float">
            <text:p>0.2318900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8275" calcext:value-type="float">
            <text:p>0.028275</text:p>
          </table:table-cell>
          <table:table-cell office:value-type="float" office:value="0.10569" calcext:value-type="float">
            <text:p>0.1056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4" office:value-type="float" office:value="0.045272" calcext:value-type="float">
            <text:p>0.04527200</text:p>
          </table:table-cell>
          <table:table-cell table:style-name="ce4" office:value-type="float" office:value="0.24636" calcext:value-type="float">
            <text:p>0.24636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412" calcext:value-type="float">
            <text:p>0.03412</text:p>
          </table:table-cell>
          <table:table-cell office:value-type="float" office:value="0.12328" calcext:value-type="float">
            <text:p>0.12328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7708" calcext:value-type="float">
            <text:p>0.04770800</text:p>
          </table:table-cell>
          <table:table-cell table:style-name="ce4" office:value-type="float" office:value="0.25651" calcext:value-type="float">
            <text:p>0.25651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29256" calcext:value-type="float">
            <text:p>0.029256</text:p>
          </table:table-cell>
          <table:table-cell office:value-type="float" office:value="0.10068" calcext:value-type="float">
            <text:p>0.10068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51597" calcext:value-type="float">
            <text:p>0.05159700</text:p>
          </table:table-cell>
          <table:table-cell table:style-name="ce4" office:value-type="float" office:value="0.2162" calcext:value-type="float">
            <text:p>0.21620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4031" calcext:value-type="float">
            <text:p>0.034031</text:p>
          </table:table-cell>
          <table:table-cell office:value-type="float" office:value="0.13696" calcext:value-type="float">
            <text:p>0.13696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8625" calcext:value-type="float">
            <text:p>0.04862500</text:p>
          </table:table-cell>
          <table:table-cell table:style-name="ce4" office:value-type="float" office:value="0.27883" calcext:value-type="float">
            <text:p>0.27883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1978" calcext:value-type="float">
            <text:p>0.031978</text:p>
          </table:table-cell>
          <table:table-cell office:value-type="float" office:value="0.11809" calcext:value-type="float">
            <text:p>0.11809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3918" calcext:value-type="float">
            <text:p>0.03918000</text:p>
          </table:table-cell>
          <table:table-cell table:style-name="ce4" office:value-type="float" office:value="0.25738" calcext:value-type="float">
            <text:p>0.25738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362" calcext:value-type="float">
            <text:p>0.03362</text:p>
          </table:table-cell>
          <table:table-cell office:value-type="float" office:value="0.12485" calcext:value-type="float">
            <text:p>0.12485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9148" calcext:value-type="float">
            <text:p>0.04914800</text:p>
          </table:table-cell>
          <table:table-cell table:style-name="ce4" office:value-type="float" office:value="0.2226" calcext:value-type="float">
            <text:p>0.22260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29844" calcext:value-type="float">
            <text:p>0.029844</text:p>
          </table:table-cell>
          <table:table-cell office:value-type="float" office:value="0.11301" calcext:value-type="float">
            <text:p>0.11301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7594" calcext:value-type="float">
            <text:p>0.04759400</text:p>
          </table:table-cell>
          <table:table-cell table:style-name="ce4" office:value-type="float" office:value="0.26007" calcext:value-type="float">
            <text:p>0.26007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7148" calcext:value-type="float">
            <text:p>0.037148</text:p>
          </table:table-cell>
          <table:table-cell office:value-type="float" office:value="0.096261" calcext:value-type="float">
            <text:p>0.096261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8831" calcext:value-type="float">
            <text:p>0.04883100</text:p>
          </table:table-cell>
          <table:table-cell table:style-name="ce4" office:value-type="float" office:value="0.23446" calcext:value-type="float">
            <text:p>0.23446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3859" calcext:value-type="float">
            <text:p>0.033859</text:p>
          </table:table-cell>
          <table:table-cell office:value-type="float" office:value="0.12777" calcext:value-type="float">
            <text:p>0.12777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8035" calcext:value-type="float">
            <text:p>0.04803500</text:p>
          </table:table-cell>
          <table:table-cell table:style-name="ce4" office:value-type="float" office:value="0.23041" calcext:value-type="float">
            <text:p>0.23041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0959" calcext:value-type="float">
            <text:p>0.030959</text:p>
          </table:table-cell>
          <table:table-cell office:value-type="float" office:value="0.12544" calcext:value-type="float">
            <text:p>0.12544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51094" calcext:value-type="float">
            <text:p>0.05109400</text:p>
          </table:table-cell>
          <table:table-cell table:style-name="ce4" office:value-type="float" office:value="0.24564" calcext:value-type="float">
            <text:p>0.24564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44722" calcext:value-type="float">
            <text:p>0.044722</text:p>
          </table:table-cell>
          <table:table-cell office:value-type="float" office:value="0.10211" calcext:value-type="float">
            <text:p>0.10211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53385" calcext:value-type="float">
            <text:p>0.05338500</text:p>
          </table:table-cell>
          <table:table-cell table:style-name="ce4" office:value-type="float" office:value="0.252" calcext:value-type="float">
            <text:p>0.25200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5521" calcext:value-type="float">
            <text:p>0.035521</text:p>
          </table:table-cell>
          <table:table-cell office:value-type="float" office:value="0.13293" calcext:value-type="float">
            <text:p>0.13293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5999" calcext:value-type="float">
            <text:p>0.04599900</text:p>
          </table:table-cell>
          <table:table-cell table:style-name="ce4" office:value-type="float" office:value="0.26898" calcext:value-type="float">
            <text:p>0.26898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1009" calcext:value-type="float">
            <text:p>0.031009</text:p>
          </table:table-cell>
          <table:table-cell office:value-type="float" office:value="0.10692" calcext:value-type="float">
            <text:p>0.10692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50174" calcext:value-type="float">
            <text:p>0.05017400</text:p>
          </table:table-cell>
          <table:table-cell table:style-name="ce4" office:value-type="float" office:value="0.23226" calcext:value-type="float">
            <text:p>0.23226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3009" calcext:value-type="float">
            <text:p>0.033009</text:p>
          </table:table-cell>
          <table:table-cell office:value-type="float" office:value="0.12261" calcext:value-type="float">
            <text:p>0.12261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9896" calcext:value-type="float">
            <text:p>0.04989600</text:p>
          </table:table-cell>
          <table:table-cell table:style-name="ce4" office:value-type="float" office:value="0.24191" calcext:value-type="float">
            <text:p>0.24191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6573" calcext:value-type="float">
            <text:p>0.036573</text:p>
          </table:table-cell>
          <table:table-cell office:value-type="float" office:value="0.13412" calcext:value-type="float">
            <text:p>0.13412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5409" calcext:value-type="float">
            <text:p>0.04540900</text:p>
          </table:table-cell>
          <table:table-cell table:style-name="ce4" office:value-type="float" office:value="0.27661" calcext:value-type="float">
            <text:p>0.27661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3778" calcext:value-type="float">
            <text:p>0.033778</text:p>
          </table:table-cell>
          <table:table-cell office:value-type="float" office:value="0.11332" calcext:value-type="float">
            <text:p>0.11332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7209" calcext:value-type="float">
            <text:p>0.04720900</text:p>
          </table:table-cell>
          <table:table-cell table:style-name="ce4" office:value-type="float" office:value="0.29102" calcext:value-type="float">
            <text:p>0.29102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12898" calcext:value-type="float">
            <text:p>0.12898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8553" calcext:value-type="float">
            <text:p>0.04855300</text:p>
          </table:table-cell>
          <table:table-cell table:style-name="ce4" office:value-type="float" office:value="0.23294" calcext:value-type="float">
            <text:p>0.23294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5522" calcext:value-type="float">
            <text:p>0.035522</text:p>
          </table:table-cell>
          <table:table-cell office:value-type="float" office:value="0.11752" calcext:value-type="float">
            <text:p>0.11752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3621" calcext:value-type="float">
            <text:p>0.04362100</text:p>
          </table:table-cell>
          <table:table-cell table:style-name="ce4" office:value-type="float" office:value="0.23993" calcext:value-type="float">
            <text:p>0.23993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5216" calcext:value-type="float">
            <text:p>0.035216</text:p>
          </table:table-cell>
          <table:table-cell office:value-type="float" office:value="0.11932" calcext:value-type="float">
            <text:p>0.11932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6431" calcext:value-type="float">
            <text:p>0.04643100</text:p>
          </table:table-cell>
          <table:table-cell table:style-name="ce4" office:value-type="float" office:value="0.20939" calcext:value-type="float">
            <text:p>0.20939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1138" calcext:value-type="float">
            <text:p>0.1138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6804" calcext:value-type="float">
            <text:p>0.04680400</text:p>
          </table:table-cell>
          <table:table-cell table:style-name="ce4" office:value-type="float" office:value="0.24689" calcext:value-type="float">
            <text:p>0.24689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3937" calcext:value-type="float">
            <text:p>0.033937</text:p>
          </table:table-cell>
          <table:table-cell office:value-type="float" office:value="0.12304" calcext:value-type="float">
            <text:p>0.12304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5748" calcext:value-type="float">
            <text:p>0.04574800</text:p>
          </table:table-cell>
          <table:table-cell table:style-name="ce4" office:value-type="float" office:value="0.24819" calcext:value-type="float">
            <text:p>0.24819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28596" calcext:value-type="float">
            <text:p>0.028596</text:p>
          </table:table-cell>
          <table:table-cell office:value-type="float" office:value="0.12219" calcext:value-type="float">
            <text:p>0.12219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6212" calcext:value-type="float">
            <text:p>0.04621200</text:p>
          </table:table-cell>
          <table:table-cell table:style-name="ce4" office:value-type="float" office:value="0.26722" calcext:value-type="float">
            <text:p>0.26722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40938" calcext:value-type="float">
            <text:p>0.040938</text:p>
          </table:table-cell>
          <table:table-cell office:value-type="float" office:value="0.10014" calcext:value-type="float">
            <text:p>0.10014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5302" calcext:value-type="float">
            <text:p>0.04530200</text:p>
          </table:table-cell>
          <table:table-cell table:style-name="ce4" office:value-type="float" office:value="0.25471" calcext:value-type="float">
            <text:p>0.25471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28783" calcext:value-type="float">
            <text:p>0.028783</text:p>
          </table:table-cell>
          <table:table-cell office:value-type="float" office:value="0.12034" calcext:value-type="float">
            <text:p>0.12034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0824" calcext:value-type="float">
            <text:p>0.04082400</text:p>
          </table:table-cell>
          <table:table-cell table:style-name="ce4" office:value-type="float" office:value="0.244" calcext:value-type="float">
            <text:p>0.24400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2509" calcext:value-type="float">
            <text:p>0.032509</text:p>
          </table:table-cell>
          <table:table-cell office:value-type="float" office:value="0.11391" calcext:value-type="float">
            <text:p>0.11391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3083" calcext:value-type="float">
            <text:p>0.04308300</text:p>
          </table:table-cell>
          <table:table-cell table:style-name="ce4" office:value-type="float" office:value="0.26197" calcext:value-type="float">
            <text:p>0.26197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8177" calcext:value-type="float">
            <text:p>0.038177</text:p>
          </table:table-cell>
          <table:table-cell office:value-type="float" office:value="0.12688" calcext:value-type="float">
            <text:p>0.12688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9625" calcext:value-type="float">
            <text:p>0.04962500</text:p>
          </table:table-cell>
          <table:table-cell table:style-name="ce4" office:value-type="float" office:value="0.25598" calcext:value-type="float">
            <text:p>0.25598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44089" calcext:value-type="float">
            <text:p>0.044089</text:p>
          </table:table-cell>
          <table:table-cell office:value-type="float" office:value="0.12673" calcext:value-type="float">
            <text:p>0.12673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50598" calcext:value-type="float">
            <text:p>0.05059800</text:p>
          </table:table-cell>
          <table:table-cell table:style-name="ce4" office:value-type="float" office:value="0.26957" calcext:value-type="float">
            <text:p>0.26957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301" calcext:value-type="float">
            <text:p>0.03301</text:p>
          </table:table-cell>
          <table:table-cell office:value-type="float" office:value="0.1027" calcext:value-type="float">
            <text:p>0.1027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5597" calcext:value-type="float">
            <text:p>0.04559700</text:p>
          </table:table-cell>
          <table:table-cell table:style-name="ce4" office:value-type="float" office:value="0.26462" calcext:value-type="float">
            <text:p>0.26462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4374" calcext:value-type="float">
            <text:p>0.034374</text:p>
          </table:table-cell>
          <table:table-cell office:value-type="float" office:value="0.10765" calcext:value-type="float">
            <text:p>0.10765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50644" calcext:value-type="float">
            <text:p>0.05064400</text:p>
          </table:table-cell>
          <table:table-cell table:style-name="ce4" office:value-type="float" office:value="0.25506" calcext:value-type="float">
            <text:p>0.25506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3501" calcext:value-type="float">
            <text:p>0.033501</text:p>
          </table:table-cell>
          <table:table-cell office:value-type="float" office:value="0.11584" calcext:value-type="float">
            <text:p>0.11584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9111" calcext:value-type="float">
            <text:p>0.04911100</text:p>
          </table:table-cell>
          <table:table-cell table:style-name="ce4" office:value-type="float" office:value="0.2137" calcext:value-type="float">
            <text:p>0.21370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29311" calcext:value-type="float">
            <text:p>0.029311</text:p>
          </table:table-cell>
          <table:table-cell office:value-type="float" office:value="0.11529" calcext:value-type="float">
            <text:p>0.11529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5114" calcext:value-type="float">
            <text:p>0.04511400</text:p>
          </table:table-cell>
          <table:table-cell table:style-name="ce4" office:value-type="float" office:value="0.25705" calcext:value-type="float">
            <text:p>0.25705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1994" calcext:value-type="float">
            <text:p>0.031994</text:p>
          </table:table-cell>
          <table:table-cell office:value-type="float" office:value="0.13258" calcext:value-type="float">
            <text:p>0.13258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7037" calcext:value-type="float">
            <text:p>0.04703700</text:p>
          </table:table-cell>
          <table:table-cell table:style-name="ce4" office:value-type="float" office:value="0.24837" calcext:value-type="float">
            <text:p>0.24837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4646" calcext:value-type="float">
            <text:p>0.034646</text:p>
          </table:table-cell>
          <table:table-cell office:value-type="float" office:value="0.10853" calcext:value-type="float">
            <text:p>0.10853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6501" calcext:value-type="float">
            <text:p>0.04650100</text:p>
          </table:table-cell>
          <table:table-cell table:style-name="ce4" office:value-type="float" office:value="0.23958" calcext:value-type="float">
            <text:p>0.23958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28587" calcext:value-type="float">
            <text:p>0.028587</text:p>
          </table:table-cell>
          <table:table-cell office:value-type="float" office:value="0.11235" calcext:value-type="float">
            <text:p>0.11235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455" calcext:value-type="float">
            <text:p>0.04455000</text:p>
          </table:table-cell>
          <table:table-cell table:style-name="ce4" office:value-type="float" office:value="0.22337" calcext:value-type="float">
            <text:p>0.22337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26324" calcext:value-type="float">
            <text:p>0.026324</text:p>
          </table:table-cell>
          <table:table-cell office:value-type="float" office:value="0.11851" calcext:value-type="float">
            <text:p>0.11851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4293" calcext:value-type="float">
            <text:p>0.04429300</text:p>
          </table:table-cell>
          <table:table-cell table:style-name="ce4" office:value-type="float" office:value="0.24331" calcext:value-type="float">
            <text:p>0.24331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28206" calcext:value-type="float">
            <text:p>0.028206</text:p>
          </table:table-cell>
          <table:table-cell office:value-type="float" office:value="0.12319" calcext:value-type="float">
            <text:p>0.12319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7106" calcext:value-type="float">
            <text:p>0.04710600</text:p>
          </table:table-cell>
          <table:table-cell table:style-name="ce4" office:value-type="float" office:value="0.2426" calcext:value-type="float">
            <text:p>0.24260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7654" calcext:value-type="float">
            <text:p>0.037654</text:p>
          </table:table-cell>
          <table:table-cell office:value-type="float" office:value="0.099035" calcext:value-type="float">
            <text:p>0.099035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5581" calcext:value-type="float">
            <text:p>0.04558100</text:p>
          </table:table-cell>
          <table:table-cell table:style-name="ce4" office:value-type="float" office:value="0.27099" calcext:value-type="float">
            <text:p>0.27099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6049" calcext:value-type="float">
            <text:p>0.036049</text:p>
          </table:table-cell>
          <table:table-cell office:value-type="float" office:value="0.12226" calcext:value-type="float">
            <text:p>0.12226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8121" calcext:value-type="float">
            <text:p>0.04812100</text:p>
          </table:table-cell>
          <table:table-cell table:style-name="ce4" office:value-type="float" office:value="0.23749" calcext:value-type="float">
            <text:p>0.23749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29105" calcext:value-type="float">
            <text:p>0.029105</text:p>
          </table:table-cell>
          <table:table-cell office:value-type="float" office:value="0.13004" calcext:value-type="float">
            <text:p>0.13004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5595" calcext:value-type="float">
            <text:p>0.04559500</text:p>
          </table:table-cell>
          <table:table-cell table:style-name="ce4" office:value-type="float" office:value="0.2431" calcext:value-type="float">
            <text:p>0.24310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0124" calcext:value-type="float">
            <text:p>0.030124</text:p>
          </table:table-cell>
          <table:table-cell office:value-type="float" office:value="0.11858" calcext:value-type="float">
            <text:p>0.11858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5391" calcext:value-type="float">
            <text:p>0.04539100</text:p>
          </table:table-cell>
          <table:table-cell table:style-name="ce4" office:value-type="float" office:value="0.28788" calcext:value-type="float">
            <text:p>0.28788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4036" calcext:value-type="float">
            <text:p>0.034036</text:p>
          </table:table-cell>
          <table:table-cell office:value-type="float" office:value="0.1033" calcext:value-type="float">
            <text:p>0.1033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8054" calcext:value-type="float">
            <text:p>0.04805400</text:p>
          </table:table-cell>
          <table:table-cell table:style-name="ce4" office:value-type="float" office:value="0.26267" calcext:value-type="float">
            <text:p>0.26267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5517" calcext:value-type="float">
            <text:p>0.035517</text:p>
          </table:table-cell>
          <table:table-cell office:value-type="float" office:value="0.11011" calcext:value-type="float">
            <text:p>0.11011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50084" calcext:value-type="float">
            <text:p>0.05008400</text:p>
          </table:table-cell>
          <table:table-cell table:style-name="ce4" office:value-type="float" office:value="0.25944" calcext:value-type="float">
            <text:p>0.25944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7008" calcext:value-type="float">
            <text:p>0.037008</text:p>
          </table:table-cell>
          <table:table-cell office:value-type="float" office:value="0.12841" calcext:value-type="float">
            <text:p>0.12841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8029" calcext:value-type="float">
            <text:p>0.04802900</text:p>
          </table:table-cell>
          <table:table-cell table:style-name="ce4" office:value-type="float" office:value="0.21955" calcext:value-type="float">
            <text:p>0.21955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2447" calcext:value-type="float">
            <text:p>0.032447</text:p>
          </table:table-cell>
          <table:table-cell office:value-type="float" office:value="0.11667" calcext:value-type="float">
            <text:p>0.11667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5548" calcext:value-type="float">
            <text:p>0.04554800</text:p>
          </table:table-cell>
          <table:table-cell table:style-name="ce4" office:value-type="float" office:value="0.23923" calcext:value-type="float">
            <text:p>0.23923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5628" calcext:value-type="float">
            <text:p>0.035628</text:p>
          </table:table-cell>
          <table:table-cell office:value-type="float" office:value="0.10274" calcext:value-type="float">
            <text:p>0.10274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4252" calcext:value-type="float">
            <text:p>0.04425200</text:p>
          </table:table-cell>
          <table:table-cell table:style-name="ce4" office:value-type="float" office:value="0.25268" calcext:value-type="float">
            <text:p>0.25268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1187" calcext:value-type="float">
            <text:p>0.031187</text:p>
          </table:table-cell>
          <table:table-cell office:value-type="float" office:value="0.1223" calcext:value-type="float">
            <text:p>0.1223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7264" calcext:value-type="float">
            <text:p>0.04726400</text:p>
          </table:table-cell>
          <table:table-cell table:style-name="ce4" office:value-type="float" office:value="0.25143" calcext:value-type="float">
            <text:p>0.25143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28482" calcext:value-type="float">
            <text:p>0.028482</text:p>
          </table:table-cell>
          <table:table-cell office:value-type="float" office:value="0.11259" calcext:value-type="float">
            <text:p>0.11259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7291" calcext:value-type="float">
            <text:p>0.04729100</text:p>
          </table:table-cell>
          <table:table-cell table:style-name="ce4" office:value-type="float" office:value="0.24279" calcext:value-type="float">
            <text:p>0.24279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9332" calcext:value-type="float">
            <text:p>0.039332</text:p>
          </table:table-cell>
          <table:table-cell office:value-type="float" office:value="0.12219" calcext:value-type="float">
            <text:p>0.12219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6601" calcext:value-type="float">
            <text:p>0.04660100</text:p>
          </table:table-cell>
          <table:table-cell table:style-name="ce4" office:value-type="float" office:value="0.26697" calcext:value-type="float">
            <text:p>0.26697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3601" calcext:value-type="float">
            <text:p>0.033601</text:p>
          </table:table-cell>
          <table:table-cell office:value-type="float" office:value="0.12538" calcext:value-type="float">
            <text:p>0.12538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4005" calcext:value-type="float">
            <text:p>0.04400500</text:p>
          </table:table-cell>
          <table:table-cell table:style-name="ce4" office:value-type="float" office:value="0.27429" calcext:value-type="float">
            <text:p>0.27429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2898" calcext:value-type="float">
            <text:p>0.032898</text:p>
          </table:table-cell>
          <table:table-cell office:value-type="float" office:value="0.12758" calcext:value-type="float">
            <text:p>0.12758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847" calcext:value-type="float">
            <text:p>0.04847000</text:p>
          </table:table-cell>
          <table:table-cell table:style-name="ce4" office:value-type="float" office:value="0.25766" calcext:value-type="float">
            <text:p>0.25766000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32059" calcext:value-type="float">
            <text:p>0.032059</text:p>
          </table:table-cell>
          <table:table-cell office:value-type="float" office:value="0.097063" calcext:value-type="float">
            <text:p>0.097063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style-name="ce4" office:value-type="float" office:value="0.044682" calcext:value-type="float">
            <text:p>0.04468200</text:p>
          </table:table-cell>
          <table:table-cell table:style-name="ce4" office:value-type="float" office:value="0.26513" calcext:value-type="float">
            <text:p>0.26513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1181" calcext:value-type="float">
            <text:p>0.031181</text:p>
          </table:table-cell>
          <table:table-cell office:value-type="float" office:value="0.12782" calcext:value-type="float">
            <text:p>0.12782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898" calcext:value-type="float">
            <text:p>0.04789800</text:p>
          </table:table-cell>
          <table:table-cell table:style-name="ce4" office:value-type="float" office:value="0.23354" calcext:value-type="float">
            <text:p>0.23354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26342" calcext:value-type="float">
            <text:p>0.026342</text:p>
          </table:table-cell>
          <table:table-cell office:value-type="float" office:value="0.12624" calcext:value-type="float">
            <text:p>0.12624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3846" calcext:value-type="float">
            <text:p>0.04384600</text:p>
          </table:table-cell>
          <table:table-cell table:style-name="ce4" office:value-type="float" office:value="0.23063" calcext:value-type="float">
            <text:p>0.23063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8455" calcext:value-type="float">
            <text:p>0.038455</text:p>
          </table:table-cell>
          <table:table-cell office:value-type="float" office:value="0.11071" calcext:value-type="float">
            <text:p>0.11071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2142" calcext:value-type="float">
            <text:p>0.05214200</text:p>
          </table:table-cell>
          <table:table-cell table:style-name="ce4" office:value-type="float" office:value="0.26753" calcext:value-type="float">
            <text:p>0.26753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2377" calcext:value-type="float">
            <text:p>0.032377</text:p>
          </table:table-cell>
          <table:table-cell office:value-type="float" office:value="0.080172" calcext:value-type="float">
            <text:p>0.080172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917" calcext:value-type="float">
            <text:p>0.04917000</text:p>
          </table:table-cell>
          <table:table-cell table:style-name="ce4" office:value-type="float" office:value="0.26125" calcext:value-type="float">
            <text:p>0.26125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24726" calcext:value-type="float">
            <text:p>0.024726</text:p>
          </table:table-cell>
          <table:table-cell office:value-type="float" office:value="0.11584" calcext:value-type="float">
            <text:p>0.11584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0557" calcext:value-type="float">
            <text:p>0.05055700</text:p>
          </table:table-cell>
          <table:table-cell table:style-name="ce4" office:value-type="float" office:value="0.28437" calcext:value-type="float">
            <text:p>0.28437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6215" calcext:value-type="float">
            <text:p>0.036215</text:p>
          </table:table-cell>
          <table:table-cell office:value-type="float" office:value="0.12599" calcext:value-type="float">
            <text:p>0.12599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197" calcext:value-type="float">
            <text:p>0.05197000</text:p>
          </table:table-cell>
          <table:table-cell table:style-name="ce4" office:value-type="float" office:value="0.26847" calcext:value-type="float">
            <text:p>0.26847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1623" calcext:value-type="float">
            <text:p>0.031623</text:p>
          </table:table-cell>
          <table:table-cell office:value-type="float" office:value="0.12589" calcext:value-type="float">
            <text:p>0.12589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1572" calcext:value-type="float">
            <text:p>0.05157200</text:p>
          </table:table-cell>
          <table:table-cell table:style-name="ce4" office:value-type="float" office:value="0.24252" calcext:value-type="float">
            <text:p>0.24252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42678" calcext:value-type="float">
            <text:p>0.042678</text:p>
          </table:table-cell>
          <table:table-cell office:value-type="float" office:value="0.1054" calcext:value-type="float">
            <text:p>0.1054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6609" calcext:value-type="float">
            <text:p>0.04660900</text:p>
          </table:table-cell>
          <table:table-cell table:style-name="ce4" office:value-type="float" office:value="0.24433" calcext:value-type="float">
            <text:p>0.24433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25953" calcext:value-type="float">
            <text:p>0.025953</text:p>
          </table:table-cell>
          <table:table-cell office:value-type="float" office:value="0.11775" calcext:value-type="float">
            <text:p>0.1177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399" calcext:value-type="float">
            <text:p>0.04739900</text:p>
          </table:table-cell>
          <table:table-cell table:style-name="ce4" office:value-type="float" office:value="0.27014" calcext:value-type="float">
            <text:p>0.27014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6973" calcext:value-type="float">
            <text:p>0.036973</text:p>
          </table:table-cell>
          <table:table-cell office:value-type="float" office:value="0.1087" calcext:value-type="float">
            <text:p>0.1087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9468" calcext:value-type="float">
            <text:p>0.04946800</text:p>
          </table:table-cell>
          <table:table-cell table:style-name="ce4" office:value-type="float" office:value="0.27537" calcext:value-type="float">
            <text:p>0.27537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4642" calcext:value-type="float">
            <text:p>0.034642</text:p>
          </table:table-cell>
          <table:table-cell office:value-type="float" office:value="0.11535" calcext:value-type="float">
            <text:p>0.1153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713" calcext:value-type="float">
            <text:p>0.04771300</text:p>
          </table:table-cell>
          <table:table-cell table:style-name="ce4" office:value-type="float" office:value="0.27378" calcext:value-type="float">
            <text:p>0.27378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28478" calcext:value-type="float">
            <text:p>0.028478</text:p>
          </table:table-cell>
          <table:table-cell office:value-type="float" office:value="0.11215" calcext:value-type="float">
            <text:p>0.1121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6236" calcext:value-type="float">
            <text:p>0.04623600</text:p>
          </table:table-cell>
          <table:table-cell table:style-name="ce4" office:value-type="float" office:value="0.25623" calcext:value-type="float">
            <text:p>0.25623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7612" calcext:value-type="float">
            <text:p>0.037612</text:p>
          </table:table-cell>
          <table:table-cell office:value-type="float" office:value="0.1256" calcext:value-type="float">
            <text:p>0.1256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205" calcext:value-type="float">
            <text:p>0.05205000</text:p>
          </table:table-cell>
          <table:table-cell table:style-name="ce4" office:value-type="float" office:value="0.24648" calcext:value-type="float">
            <text:p>0.24648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25917" calcext:value-type="float">
            <text:p>0.025917</text:p>
          </table:table-cell>
          <table:table-cell office:value-type="float" office:value="0.12459" calcext:value-type="float">
            <text:p>0.12459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5353" calcext:value-type="float">
            <text:p>0.04535300</text:p>
          </table:table-cell>
          <table:table-cell table:style-name="ce4" office:value-type="float" office:value="0.23998" calcext:value-type="float">
            <text:p>0.23998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7688" calcext:value-type="float">
            <text:p>0.037688</text:p>
          </table:table-cell>
          <table:table-cell office:value-type="float" office:value="0.11024" calcext:value-type="float">
            <text:p>0.11024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062" calcext:value-type="float">
            <text:p>0.04706200</text:p>
          </table:table-cell>
          <table:table-cell table:style-name="ce4" office:value-type="float" office:value="0.27579" calcext:value-type="float">
            <text:p>0.27579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5072" calcext:value-type="float">
            <text:p>0.035072</text:p>
          </table:table-cell>
          <table:table-cell office:value-type="float" office:value="0.15469" calcext:value-type="float">
            <text:p>0.15469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2118" calcext:value-type="float">
            <text:p>0.05211800</text:p>
          </table:table-cell>
          <table:table-cell table:style-name="ce4" office:value-type="float" office:value="0.27035" calcext:value-type="float">
            <text:p>0.27035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9172" calcext:value-type="float">
            <text:p>0.039172</text:p>
          </table:table-cell>
          <table:table-cell office:value-type="float" office:value="0.1085" calcext:value-type="float">
            <text:p>0.108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9862" calcext:value-type="float">
            <text:p>0.04986200</text:p>
          </table:table-cell>
          <table:table-cell table:style-name="ce4" office:value-type="float" office:value="0.28405" calcext:value-type="float">
            <text:p>0.28405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1394" calcext:value-type="float">
            <text:p>0.031394</text:p>
          </table:table-cell>
          <table:table-cell office:value-type="float" office:value="0.12213" calcext:value-type="float">
            <text:p>0.12213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5275" calcext:value-type="float">
            <text:p>0.04527500</text:p>
          </table:table-cell>
          <table:table-cell table:style-name="ce4" office:value-type="float" office:value="0.2624" calcext:value-type="float">
            <text:p>0.26240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11197" calcext:value-type="float">
            <text:p>0.11197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1006" calcext:value-type="float">
            <text:p>0.05100600</text:p>
          </table:table-cell>
          <table:table-cell table:style-name="ce4" office:value-type="float" office:value="0.28843" calcext:value-type="float">
            <text:p>0.28843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1726" calcext:value-type="float">
            <text:p>0.031726</text:p>
          </table:table-cell>
          <table:table-cell office:value-type="float" office:value="0.12883" calcext:value-type="float">
            <text:p>0.12883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0377" calcext:value-type="float">
            <text:p>0.05037700</text:p>
          </table:table-cell>
          <table:table-cell table:style-name="ce4" office:value-type="float" office:value="0.25225" calcext:value-type="float">
            <text:p>0.25225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5249" calcext:value-type="float">
            <text:p>0.035249</text:p>
          </table:table-cell>
          <table:table-cell office:value-type="float" office:value="0.11703" calcext:value-type="float">
            <text:p>0.11703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902" calcext:value-type="float">
            <text:p>0.04902000</text:p>
          </table:table-cell>
          <table:table-cell table:style-name="ce4" office:value-type="float" office:value="0.26304" calcext:value-type="float">
            <text:p>0.26304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7724" calcext:value-type="float">
            <text:p>0.037724</text:p>
          </table:table-cell>
          <table:table-cell office:value-type="float" office:value="0.12585" calcext:value-type="float">
            <text:p>0.1258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5442" calcext:value-type="float">
            <text:p>0.04544200</text:p>
          </table:table-cell>
          <table:table-cell table:style-name="ce4" office:value-type="float" office:value="0.27721" calcext:value-type="float">
            <text:p>0.27721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40604" calcext:value-type="float">
            <text:p>0.040604</text:p>
          </table:table-cell>
          <table:table-cell office:value-type="float" office:value="0.11144" calcext:value-type="float">
            <text:p>0.11144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9509" calcext:value-type="float">
            <text:p>0.04950900</text:p>
          </table:table-cell>
          <table:table-cell table:style-name="ce4" office:value-type="float" office:value="0.25354" calcext:value-type="float">
            <text:p>0.25354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5584" calcext:value-type="float">
            <text:p>0.035584</text:p>
          </table:table-cell>
          <table:table-cell office:value-type="float" office:value="0.14642" calcext:value-type="float">
            <text:p>0.14642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203" calcext:value-type="float">
            <text:p>0.04720300</text:p>
          </table:table-cell>
          <table:table-cell table:style-name="ce4" office:value-type="float" office:value="0.25126" calcext:value-type="float">
            <text:p>0.25126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1922" calcext:value-type="float">
            <text:p>0.031922</text:p>
          </table:table-cell>
          <table:table-cell office:value-type="float" office:value="0.093198" calcext:value-type="float">
            <text:p>0.093198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0813" calcext:value-type="float">
            <text:p>0.05081300</text:p>
          </table:table-cell>
          <table:table-cell table:style-name="ce4" office:value-type="float" office:value="0.23314" calcext:value-type="float">
            <text:p>0.23314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1663" calcext:value-type="float">
            <text:p>0.031663</text:p>
          </table:table-cell>
          <table:table-cell office:value-type="float" office:value="0.12244" calcext:value-type="float">
            <text:p>0.12244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9679" calcext:value-type="float">
            <text:p>0.04967900</text:p>
          </table:table-cell>
          <table:table-cell table:style-name="ce4" office:value-type="float" office:value="0.27798" calcext:value-type="float">
            <text:p>0.27798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4128" calcext:value-type="float">
            <text:p>0.034128</text:p>
          </table:table-cell>
          <table:table-cell office:value-type="float" office:value="0.13745" calcext:value-type="float">
            <text:p>0.1374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014" calcext:value-type="float">
            <text:p>0.05014000</text:p>
          </table:table-cell>
          <table:table-cell table:style-name="ce4" office:value-type="float" office:value="0.21148" calcext:value-type="float">
            <text:p>0.21148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1997" calcext:value-type="float">
            <text:p>0.031997</text:p>
          </table:table-cell>
          <table:table-cell office:value-type="float" office:value="0.14952" calcext:value-type="float">
            <text:p>0.14952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6789" calcext:value-type="float">
            <text:p>0.04678900</text:p>
          </table:table-cell>
          <table:table-cell table:style-name="ce4" office:value-type="float" office:value="0.29286" calcext:value-type="float">
            <text:p>0.29286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8891" calcext:value-type="float">
            <text:p>0.038891</text:p>
          </table:table-cell>
          <table:table-cell office:value-type="float" office:value="0.12179" calcext:value-type="float">
            <text:p>0.12179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5789" calcext:value-type="float">
            <text:p>0.04578900</text:p>
          </table:table-cell>
          <table:table-cell table:style-name="ce4" office:value-type="float" office:value="0.27549" calcext:value-type="float">
            <text:p>0.27549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744" calcext:value-type="float">
            <text:p>0.03744</text:p>
          </table:table-cell>
          <table:table-cell office:value-type="float" office:value="0.11766" calcext:value-type="float">
            <text:p>0.11766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8513" calcext:value-type="float">
            <text:p>0.04851300</text:p>
          </table:table-cell>
          <table:table-cell table:style-name="ce4" office:value-type="float" office:value="0.27528" calcext:value-type="float">
            <text:p>0.27528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9169" calcext:value-type="float">
            <text:p>0.039169</text:p>
          </table:table-cell>
          <table:table-cell office:value-type="float" office:value="0.14148" calcext:value-type="float">
            <text:p>0.14148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5033" calcext:value-type="float">
            <text:p>0.04503300</text:p>
          </table:table-cell>
          <table:table-cell table:style-name="ce4" office:value-type="float" office:value="0.29088" calcext:value-type="float">
            <text:p>0.29088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5588" calcext:value-type="float">
            <text:p>0.035588</text:p>
          </table:table-cell>
          <table:table-cell office:value-type="float" office:value="0.13296" calcext:value-type="float">
            <text:p>0.13296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9199" calcext:value-type="float">
            <text:p>0.04919900</text:p>
          </table:table-cell>
          <table:table-cell table:style-name="ce4" office:value-type="float" office:value="0.27793" calcext:value-type="float">
            <text:p>0.27793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40276" calcext:value-type="float">
            <text:p>0.040276</text:p>
          </table:table-cell>
          <table:table-cell office:value-type="float" office:value="0.11805" calcext:value-type="float">
            <text:p>0.1180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0555" calcext:value-type="float">
            <text:p>0.05055500</text:p>
          </table:table-cell>
          <table:table-cell table:style-name="ce4" office:value-type="float" office:value="0.24901" calcext:value-type="float">
            <text:p>0.24901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526" calcext:value-type="float">
            <text:p>0.03526</text:p>
          </table:table-cell>
          <table:table-cell office:value-type="float" office:value="0.13916" calcext:value-type="float">
            <text:p>0.13916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152" calcext:value-type="float">
            <text:p>0.04715200</text:p>
          </table:table-cell>
          <table:table-cell table:style-name="ce4" office:value-type="float" office:value="0.27196" calcext:value-type="float">
            <text:p>0.27196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6966" calcext:value-type="float">
            <text:p>0.036966</text:p>
          </table:table-cell>
          <table:table-cell office:value-type="float" office:value="0.15002" calcext:value-type="float">
            <text:p>0.15002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261" calcext:value-type="float">
            <text:p>0.04726100</text:p>
          </table:table-cell>
          <table:table-cell table:style-name="ce4" office:value-type="float" office:value="0.24255" calcext:value-type="float">
            <text:p>0.24255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4576" calcext:value-type="float">
            <text:p>0.034576</text:p>
          </table:table-cell>
          <table:table-cell office:value-type="float" office:value="0.12195" calcext:value-type="float">
            <text:p>0.1219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1793" calcext:value-type="float">
            <text:p>0.05179300</text:p>
          </table:table-cell>
          <table:table-cell table:style-name="ce4" office:value-type="float" office:value="0.24213" calcext:value-type="float">
            <text:p>0.24213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0282" calcext:value-type="float">
            <text:p>0.030282</text:p>
          </table:table-cell>
          <table:table-cell office:value-type="float" office:value="0.12142" calcext:value-type="float">
            <text:p>0.12142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178" calcext:value-type="float">
            <text:p>0.05178000</text:p>
          </table:table-cell>
          <table:table-cell table:style-name="ce4" office:value-type="float" office:value="0.28266" calcext:value-type="float">
            <text:p>0.28266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28791" calcext:value-type="float">
            <text:p>0.028791</text:p>
          </table:table-cell>
          <table:table-cell office:value-type="float" office:value="0.13617" calcext:value-type="float">
            <text:p>0.13617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17" calcext:value-type="float">
            <text:p>0.05170000</text:p>
          </table:table-cell>
          <table:table-cell table:style-name="ce4" office:value-type="float" office:value="0.25729" calcext:value-type="float">
            <text:p>0.25729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9564" calcext:value-type="float">
            <text:p>0.039564</text:p>
          </table:table-cell>
          <table:table-cell office:value-type="float" office:value="0.10343" calcext:value-type="float">
            <text:p>0.10343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048" calcext:value-type="float">
            <text:p>0.05048000</text:p>
          </table:table-cell>
          <table:table-cell table:style-name="ce4" office:value-type="float" office:value="0.27226" calcext:value-type="float">
            <text:p>0.27226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1888" calcext:value-type="float">
            <text:p>0.031888</text:p>
          </table:table-cell>
          <table:table-cell office:value-type="float" office:value="0.08828" calcext:value-type="float">
            <text:p>0.08828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4741" calcext:value-type="float">
            <text:p>0.05474100</text:p>
          </table:table-cell>
          <table:table-cell table:style-name="ce4" office:value-type="float" office:value="0.2812" calcext:value-type="float">
            <text:p>0.28120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5939" calcext:value-type="float">
            <text:p>0.035939</text:p>
          </table:table-cell>
          <table:table-cell office:value-type="float" office:value="0.11768" calcext:value-type="float">
            <text:p>0.11768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0041" calcext:value-type="float">
            <text:p>0.05004100</text:p>
          </table:table-cell>
          <table:table-cell table:style-name="ce4" office:value-type="float" office:value="0.25855" calcext:value-type="float">
            <text:p>0.25855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3325" calcext:value-type="float">
            <text:p>0.033325</text:p>
          </table:table-cell>
          <table:table-cell office:value-type="float" office:value="0.11055" calcext:value-type="float">
            <text:p>0.1105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2092" calcext:value-type="float">
            <text:p>0.05209200</text:p>
          </table:table-cell>
          <table:table-cell table:style-name="ce4" office:value-type="float" office:value="0.24804" calcext:value-type="float">
            <text:p>0.24804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5754" calcext:value-type="float">
            <text:p>0.035754</text:p>
          </table:table-cell>
          <table:table-cell office:value-type="float" office:value="0.12142" calcext:value-type="float">
            <text:p>0.12142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9033" calcext:value-type="float">
            <text:p>0.04903300</text:p>
          </table:table-cell>
          <table:table-cell table:style-name="ce4" office:value-type="float" office:value="0.23601" calcext:value-type="float">
            <text:p>0.23601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4923" calcext:value-type="float">
            <text:p>0.034923</text:p>
          </table:table-cell>
          <table:table-cell office:value-type="float" office:value="0.10176" calcext:value-type="float">
            <text:p>0.10176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6508" calcext:value-type="float">
            <text:p>0.04650800</text:p>
          </table:table-cell>
          <table:table-cell table:style-name="ce4" office:value-type="float" office:value="0.26302" calcext:value-type="float">
            <text:p>0.26302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8947" calcext:value-type="float">
            <text:p>0.038947</text:p>
          </table:table-cell>
          <table:table-cell office:value-type="float" office:value="0.1111" calcext:value-type="float">
            <text:p>0.1111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556" calcext:value-type="float">
            <text:p>0.04755600</text:p>
          </table:table-cell>
          <table:table-cell table:style-name="ce4" office:value-type="float" office:value="0.25099" calcext:value-type="float">
            <text:p>0.25099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0149" calcext:value-type="float">
            <text:p>0.030149</text:p>
          </table:table-cell>
          <table:table-cell office:value-type="float" office:value="0.14436" calcext:value-type="float">
            <text:p>0.14436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52968" calcext:value-type="float">
            <text:p>0.05296800</text:p>
          </table:table-cell>
          <table:table-cell table:style-name="ce4" office:value-type="float" office:value="0.23479" calcext:value-type="float">
            <text:p>0.23479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8031" calcext:value-type="float">
            <text:p>0.038031</text:p>
          </table:table-cell>
          <table:table-cell office:value-type="float" office:value="0.12482" calcext:value-type="float">
            <text:p>0.12482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934" calcext:value-type="float">
            <text:p>0.04793400</text:p>
          </table:table-cell>
          <table:table-cell table:style-name="ce4" office:value-type="float" office:value="0.27655" calcext:value-type="float">
            <text:p>0.27655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0399" calcext:value-type="float">
            <text:p>0.030399</text:p>
          </table:table-cell>
          <table:table-cell office:value-type="float" office:value="0.12494" calcext:value-type="float">
            <text:p>0.12494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9175" calcext:value-type="float">
            <text:p>0.04917500</text:p>
          </table:table-cell>
          <table:table-cell table:style-name="ce4" office:value-type="float" office:value="0.24886" calcext:value-type="float">
            <text:p>0.24886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0126" calcext:value-type="float">
            <text:p>0.030126</text:p>
          </table:table-cell>
          <table:table-cell office:value-type="float" office:value="0.10436" calcext:value-type="float">
            <text:p>0.10436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53" calcext:value-type="float">
            <text:p>0.04753000</text:p>
          </table:table-cell>
          <table:table-cell table:style-name="ce4" office:value-type="float" office:value="0.2707" calcext:value-type="float">
            <text:p>0.2707000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33783" calcext:value-type="float">
            <text:p>0.033783</text:p>
          </table:table-cell>
          <table:table-cell office:value-type="float" office:value="0.15268" calcext:value-type="float">
            <text:p>0.15268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style-name="ce4" office:value-type="float" office:value="0.047094" calcext:value-type="float">
            <text:p>0.04709400</text:p>
          </table:table-cell>
          <table:table-cell table:style-name="ce4" office:value-type="float" office:value="0.25571" calcext:value-type="float">
            <text:p>0.25571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9975" calcext:value-type="float">
            <text:p>0.039975</text:p>
          </table:table-cell>
          <table:table-cell office:value-type="float" office:value="0.11628" calcext:value-type="float">
            <text:p>0.11628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7703" calcext:value-type="float">
            <text:p>0.04770300</text:p>
          </table:table-cell>
          <table:table-cell table:style-name="ce4" office:value-type="float" office:value="0.26255" calcext:value-type="float">
            <text:p>0.26255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735" calcext:value-type="float">
            <text:p>0.036735</text:p>
          </table:table-cell>
          <table:table-cell office:value-type="float" office:value="0.11332" calcext:value-type="float">
            <text:p>0.11332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9543" calcext:value-type="float">
            <text:p>0.04954300</text:p>
          </table:table-cell>
          <table:table-cell table:style-name="ce4" office:value-type="float" office:value="0.27702" calcext:value-type="float">
            <text:p>0.27702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384" calcext:value-type="float">
            <text:p>0.036384</text:p>
          </table:table-cell>
          <table:table-cell office:value-type="float" office:value="0.088322" calcext:value-type="float">
            <text:p>0.088322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6796" calcext:value-type="float">
            <text:p>0.05679600</text:p>
          </table:table-cell>
          <table:table-cell table:style-name="ce4" office:value-type="float" office:value="0.30668" calcext:value-type="float">
            <text:p>0.30668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43644" calcext:value-type="float">
            <text:p>0.043644</text:p>
          </table:table-cell>
          <table:table-cell office:value-type="float" office:value="0.10575" calcext:value-type="float">
            <text:p>0.1057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1955" calcext:value-type="float">
            <text:p>0.05195500</text:p>
          </table:table-cell>
          <table:table-cell table:style-name="ce4" office:value-type="float" office:value="0.27427" calcext:value-type="float">
            <text:p>0.27427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2719" calcext:value-type="float">
            <text:p>0.032719</text:p>
          </table:table-cell>
          <table:table-cell office:value-type="float" office:value="0.13637" calcext:value-type="float">
            <text:p>0.13637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3455" calcext:value-type="float">
            <text:p>0.05345500</text:p>
          </table:table-cell>
          <table:table-cell table:style-name="ce4" office:value-type="float" office:value="0.29907" calcext:value-type="float">
            <text:p>0.29907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9715" calcext:value-type="float">
            <text:p>0.039715</text:p>
          </table:table-cell>
          <table:table-cell office:value-type="float" office:value="0.13406" calcext:value-type="float">
            <text:p>0.13406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9762" calcext:value-type="float">
            <text:p>0.04976200</text:p>
          </table:table-cell>
          <table:table-cell table:style-name="ce4" office:value-type="float" office:value="0.25542" calcext:value-type="float">
            <text:p>0.25542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3987" calcext:value-type="float">
            <text:p>0.033987</text:p>
          </table:table-cell>
          <table:table-cell office:value-type="float" office:value="0.11016" calcext:value-type="float">
            <text:p>0.11016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0282" calcext:value-type="float">
            <text:p>0.05028200</text:p>
          </table:table-cell>
          <table:table-cell table:style-name="ce4" office:value-type="float" office:value="0.2533" calcext:value-type="float">
            <text:p>0.25330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0444" calcext:value-type="float">
            <text:p>0.030444</text:p>
          </table:table-cell>
          <table:table-cell office:value-type="float" office:value="0.11611" calcext:value-type="float">
            <text:p>0.11611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3161" calcext:value-type="float">
            <text:p>0.04316100</text:p>
          </table:table-cell>
          <table:table-cell table:style-name="ce4" office:value-type="float" office:value="0.29021" calcext:value-type="float">
            <text:p>0.29021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971" calcext:value-type="float">
            <text:p>0.036971</text:p>
          </table:table-cell>
          <table:table-cell office:value-type="float" office:value="0.13888" calcext:value-type="float">
            <text:p>0.13888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7325" calcext:value-type="float">
            <text:p>0.05732500</text:p>
          </table:table-cell>
          <table:table-cell table:style-name="ce4" office:value-type="float" office:value="0.28089" calcext:value-type="float">
            <text:p>0.28089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41274" calcext:value-type="float">
            <text:p>0.041274</text:p>
          </table:table-cell>
          <table:table-cell office:value-type="float" office:value="0.13763" calcext:value-type="float">
            <text:p>0.13763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8041" calcext:value-type="float">
            <text:p>0.04804100</text:p>
          </table:table-cell>
          <table:table-cell table:style-name="ce4" office:value-type="float" office:value="0.32043" calcext:value-type="float">
            <text:p>0.32043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42492" calcext:value-type="float">
            <text:p>0.042492</text:p>
          </table:table-cell>
          <table:table-cell office:value-type="float" office:value="0.10527" calcext:value-type="float">
            <text:p>0.10527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3748" calcext:value-type="float">
            <text:p>0.05374800</text:p>
          </table:table-cell>
          <table:table-cell table:style-name="ce4" office:value-type="float" office:value="0.28087" calcext:value-type="float">
            <text:p>0.28087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803" calcext:value-type="float">
            <text:p>0.03803</text:p>
          </table:table-cell>
          <table:table-cell office:value-type="float" office:value="0.13793" calcext:value-type="float">
            <text:p>0.13793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9252" calcext:value-type="float">
            <text:p>0.04925200</text:p>
          </table:table-cell>
          <table:table-cell table:style-name="ce4" office:value-type="float" office:value="0.25805" calcext:value-type="float">
            <text:p>0.25805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4701" calcext:value-type="float">
            <text:p>0.034701</text:p>
          </table:table-cell>
          <table:table-cell office:value-type="float" office:value="0.15891" calcext:value-type="float">
            <text:p>0.15891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2114" calcext:value-type="float">
            <text:p>0.05211400</text:p>
          </table:table-cell>
          <table:table-cell table:style-name="ce4" office:value-type="float" office:value="0.25767" calcext:value-type="float">
            <text:p>0.25767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623" calcext:value-type="float">
            <text:p>0.036623</text:p>
          </table:table-cell>
          <table:table-cell office:value-type="float" office:value="0.12826" calcext:value-type="float">
            <text:p>0.12826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2372" calcext:value-type="float">
            <text:p>0.05237200</text:p>
          </table:table-cell>
          <table:table-cell table:style-name="ce4" office:value-type="float" office:value="0.28645" calcext:value-type="float">
            <text:p>0.28645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1148" calcext:value-type="float">
            <text:p>0.031148</text:p>
          </table:table-cell>
          <table:table-cell office:value-type="float" office:value="0.14805" calcext:value-type="float">
            <text:p>0.1480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1558" calcext:value-type="float">
            <text:p>0.05155800</text:p>
          </table:table-cell>
          <table:table-cell table:style-name="ce4" office:value-type="float" office:value="0.28136" calcext:value-type="float">
            <text:p>0.28136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2316" calcext:value-type="float">
            <text:p>0.032316</text:p>
          </table:table-cell>
          <table:table-cell office:value-type="float" office:value="0.13862" calcext:value-type="float">
            <text:p>0.13862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6354" calcext:value-type="float">
            <text:p>0.05635400</text:p>
          </table:table-cell>
          <table:table-cell table:style-name="ce4" office:value-type="float" office:value="0.27816" calcext:value-type="float">
            <text:p>0.27816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7355" calcext:value-type="float">
            <text:p>0.037355</text:p>
          </table:table-cell>
          <table:table-cell office:value-type="float" office:value="0.10995" calcext:value-type="float">
            <text:p>0.1099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1798" calcext:value-type="float">
            <text:p>0.05179800</text:p>
          </table:table-cell>
          <table:table-cell table:style-name="ce4" office:value-type="float" office:value="0.29579" calcext:value-type="float">
            <text:p>0.29579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3878" calcext:value-type="float">
            <text:p>0.033878</text:p>
          </table:table-cell>
          <table:table-cell office:value-type="float" office:value="0.10958" calcext:value-type="float">
            <text:p>0.10958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8356" calcext:value-type="float">
            <text:p>0.04835600</text:p>
          </table:table-cell>
          <table:table-cell table:style-name="ce4" office:value-type="float" office:value="0.24274" calcext:value-type="float">
            <text:p>0.24274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40603" calcext:value-type="float">
            <text:p>0.040603</text:p>
          </table:table-cell>
          <table:table-cell office:value-type="float" office:value="0.12409" calcext:value-type="float">
            <text:p>0.12409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1174" calcext:value-type="float">
            <text:p>0.05117400</text:p>
          </table:table-cell>
          <table:table-cell table:style-name="ce4" office:value-type="float" office:value="0.2431" calcext:value-type="float">
            <text:p>0.24310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41338" calcext:value-type="float">
            <text:p>0.041338</text:p>
          </table:table-cell>
          <table:table-cell office:value-type="float" office:value="0.13409" calcext:value-type="float">
            <text:p>0.13409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9925" calcext:value-type="float">
            <text:p>0.04992500</text:p>
          </table:table-cell>
          <table:table-cell table:style-name="ce4" office:value-type="float" office:value="0.24762" calcext:value-type="float">
            <text:p>0.24762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8123" calcext:value-type="float">
            <text:p>0.038123</text:p>
          </table:table-cell>
          <table:table-cell office:value-type="float" office:value="0.1396" calcext:value-type="float">
            <text:p>0.1396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7218" calcext:value-type="float">
            <text:p>0.04721800</text:p>
          </table:table-cell>
          <table:table-cell table:style-name="ce4" office:value-type="float" office:value="0.26336" calcext:value-type="float">
            <text:p>0.26336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2812" calcext:value-type="float">
            <text:p>0.032812</text:p>
          </table:table-cell>
          <table:table-cell office:value-type="float" office:value="0.13135" calcext:value-type="float">
            <text:p>0.1313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6055" calcext:value-type="float">
            <text:p>0.04605500</text:p>
          </table:table-cell>
          <table:table-cell table:style-name="ce4" office:value-type="float" office:value="0.2984" calcext:value-type="float">
            <text:p>0.29840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8066" calcext:value-type="float">
            <text:p>0.038066</text:p>
          </table:table-cell>
          <table:table-cell office:value-type="float" office:value="0.13915" calcext:value-type="float">
            <text:p>0.1391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6297" calcext:value-type="float">
            <text:p>0.04629700</text:p>
          </table:table-cell>
          <table:table-cell table:style-name="ce4" office:value-type="float" office:value="0.30101" calcext:value-type="float">
            <text:p>0.30101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25824" calcext:value-type="float">
            <text:p>0.025824</text:p>
          </table:table-cell>
          <table:table-cell office:value-type="float" office:value="0.11692" calcext:value-type="float">
            <text:p>0.11692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5731" calcext:value-type="float">
            <text:p>0.04573100</text:p>
          </table:table-cell>
          <table:table-cell table:style-name="ce4" office:value-type="float" office:value="0.25209" calcext:value-type="float">
            <text:p>0.25209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5619" calcext:value-type="float">
            <text:p>0.035619</text:p>
          </table:table-cell>
          <table:table-cell office:value-type="float" office:value="0.12167" calcext:value-type="float">
            <text:p>0.12167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3943" calcext:value-type="float">
            <text:p>0.05394300</text:p>
          </table:table-cell>
          <table:table-cell table:style-name="ce4" office:value-type="float" office:value="0.31782" calcext:value-type="float">
            <text:p>0.31782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809" calcext:value-type="float">
            <text:p>0.03809</text:p>
          </table:table-cell>
          <table:table-cell office:value-type="float" office:value="0.13688" calcext:value-type="float">
            <text:p>0.13688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1455" calcext:value-type="float">
            <text:p>0.05145500</text:p>
          </table:table-cell>
          <table:table-cell table:style-name="ce4" office:value-type="float" office:value="0.26787" calcext:value-type="float">
            <text:p>0.26787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3188" calcext:value-type="float">
            <text:p>0.033188</text:p>
          </table:table-cell>
          <table:table-cell office:value-type="float" office:value="0.1312" calcext:value-type="float">
            <text:p>0.1312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505" calcext:value-type="float">
            <text:p>0.05505000</text:p>
          </table:table-cell>
          <table:table-cell table:style-name="ce4" office:value-type="float" office:value="0.27151" calcext:value-type="float">
            <text:p>0.27151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345" calcext:value-type="float">
            <text:p>0.036345</text:p>
          </table:table-cell>
          <table:table-cell office:value-type="float" office:value="0.12603" calcext:value-type="float">
            <text:p>0.12603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5677" calcext:value-type="float">
            <text:p>0.04567700</text:p>
          </table:table-cell>
          <table:table-cell table:style-name="ce4" office:value-type="float" office:value="0.25549" calcext:value-type="float">
            <text:p>0.25549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985" calcext:value-type="float">
            <text:p>0.03985</text:p>
          </table:table-cell>
          <table:table-cell office:value-type="float" office:value="0.11231" calcext:value-type="float">
            <text:p>0.11231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4713" calcext:value-type="float">
            <text:p>0.05471300</text:p>
          </table:table-cell>
          <table:table-cell table:style-name="ce4" office:value-type="float" office:value="0.25466" calcext:value-type="float">
            <text:p>0.25466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7409" calcext:value-type="float">
            <text:p>0.037409</text:p>
          </table:table-cell>
          <table:table-cell office:value-type="float" office:value="0.14184" calcext:value-type="float">
            <text:p>0.14184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1845" calcext:value-type="float">
            <text:p>0.05184500</text:p>
          </table:table-cell>
          <table:table-cell table:style-name="ce4" office:value-type="float" office:value="0.2955" calcext:value-type="float">
            <text:p>0.29550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689" calcext:value-type="float">
            <text:p>0.036689</text:p>
          </table:table-cell>
          <table:table-cell office:value-type="float" office:value="0.1156" calcext:value-type="float">
            <text:p>0.1156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1293" calcext:value-type="float">
            <text:p>0.05129300</text:p>
          </table:table-cell>
          <table:table-cell table:style-name="ce4" office:value-type="float" office:value="0.23665" calcext:value-type="float">
            <text:p>0.23665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7027" calcext:value-type="float">
            <text:p>0.037027</text:p>
          </table:table-cell>
          <table:table-cell office:value-type="float" office:value="0.12509" calcext:value-type="float">
            <text:p>0.12509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2237" calcext:value-type="float">
            <text:p>0.05223700</text:p>
          </table:table-cell>
          <table:table-cell table:style-name="ce4" office:value-type="float" office:value="0.25271" calcext:value-type="float">
            <text:p>0.25271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347" calcext:value-type="float">
            <text:p>0.036347</text:p>
          </table:table-cell>
          <table:table-cell office:value-type="float" office:value="0.14282" calcext:value-type="float">
            <text:p>0.14282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6379" calcext:value-type="float">
            <text:p>0.05637900</text:p>
          </table:table-cell>
          <table:table-cell table:style-name="ce4" office:value-type="float" office:value="0.26431" calcext:value-type="float">
            <text:p>0.26431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43697" calcext:value-type="float">
            <text:p>0.043697</text:p>
          </table:table-cell>
          <table:table-cell office:value-type="float" office:value="0.11875" calcext:value-type="float">
            <text:p>0.1187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1206" calcext:value-type="float">
            <text:p>0.05120600</text:p>
          </table:table-cell>
          <table:table-cell table:style-name="ce4" office:value-type="float" office:value="0.25595" calcext:value-type="float">
            <text:p>0.25595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4752" calcext:value-type="float">
            <text:p>0.034752</text:p>
          </table:table-cell>
          <table:table-cell office:value-type="float" office:value="0.14107" calcext:value-type="float">
            <text:p>0.14107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7923" calcext:value-type="float">
            <text:p>0.04792300</text:p>
          </table:table-cell>
          <table:table-cell table:style-name="ce4" office:value-type="float" office:value="0.28616" calcext:value-type="float">
            <text:p>0.28616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44669" calcext:value-type="float">
            <text:p>0.044669</text:p>
          </table:table-cell>
          <table:table-cell office:value-type="float" office:value="0.14652" calcext:value-type="float">
            <text:p>0.14652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591" calcext:value-type="float">
            <text:p>0.04591000</text:p>
          </table:table-cell>
          <table:table-cell table:style-name="ce4" office:value-type="float" office:value="0.27418" calcext:value-type="float">
            <text:p>0.27418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5851" calcext:value-type="float">
            <text:p>0.035851</text:p>
          </table:table-cell>
          <table:table-cell office:value-type="float" office:value="0.12237" calcext:value-type="float">
            <text:p>0.12237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2198" calcext:value-type="float">
            <text:p>0.05219800</text:p>
          </table:table-cell>
          <table:table-cell table:style-name="ce4" office:value-type="float" office:value="0.24822" calcext:value-type="float">
            <text:p>0.24822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962" calcext:value-type="float">
            <text:p>0.03962</text:p>
          </table:table-cell>
          <table:table-cell office:value-type="float" office:value="0.10897" calcext:value-type="float">
            <text:p>0.10897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5876" calcext:value-type="float">
            <text:p>0.04587600</text:p>
          </table:table-cell>
          <table:table-cell table:style-name="ce4" office:value-type="float" office:value="0.23138" calcext:value-type="float">
            <text:p>0.23138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627" calcext:value-type="float">
            <text:p>0.036627</text:p>
          </table:table-cell>
          <table:table-cell office:value-type="float" office:value="0.11783" calcext:value-type="float">
            <text:p>0.11783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1486" calcext:value-type="float">
            <text:p>0.05148600</text:p>
          </table:table-cell>
          <table:table-cell table:style-name="ce4" office:value-type="float" office:value="0.29443" calcext:value-type="float">
            <text:p>0.29443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333" calcext:value-type="float">
            <text:p>0.036333</text:p>
          </table:table-cell>
          <table:table-cell office:value-type="float" office:value="0.10915" calcext:value-type="float">
            <text:p>0.1091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0654" calcext:value-type="float">
            <text:p>0.05065400</text:p>
          </table:table-cell>
          <table:table-cell table:style-name="ce4" office:value-type="float" office:value="0.31976" calcext:value-type="float">
            <text:p>0.31976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8776" calcext:value-type="float">
            <text:p>0.038776</text:p>
          </table:table-cell>
          <table:table-cell office:value-type="float" office:value="0.14085" calcext:value-type="float">
            <text:p>0.1408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3483" calcext:value-type="float">
            <text:p>0.05348300</text:p>
          </table:table-cell>
          <table:table-cell table:style-name="ce4" office:value-type="float" office:value="0.29527" calcext:value-type="float">
            <text:p>0.29527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41331" calcext:value-type="float">
            <text:p>0.041331</text:p>
          </table:table-cell>
          <table:table-cell office:value-type="float" office:value="0.12997" calcext:value-type="float">
            <text:p>0.12997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1461" calcext:value-type="float">
            <text:p>0.05146100</text:p>
          </table:table-cell>
          <table:table-cell table:style-name="ce4" office:value-type="float" office:value="0.26619" calcext:value-type="float">
            <text:p>0.26619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5997" calcext:value-type="float">
            <text:p>0.035997</text:p>
          </table:table-cell>
          <table:table-cell office:value-type="float" office:value="0.13383" calcext:value-type="float">
            <text:p>0.13383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7652" calcext:value-type="float">
            <text:p>0.04765200</text:p>
          </table:table-cell>
          <table:table-cell table:style-name="ce4" office:value-type="float" office:value="0.26856" calcext:value-type="float">
            <text:p>0.26856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077" calcext:value-type="float">
            <text:p>0.036077</text:p>
          </table:table-cell>
          <table:table-cell office:value-type="float" office:value="0.11288" calcext:value-type="float">
            <text:p>0.11288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9616" calcext:value-type="float">
            <text:p>0.04961600</text:p>
          </table:table-cell>
          <table:table-cell table:style-name="ce4" office:value-type="float" office:value="0.24197" calcext:value-type="float">
            <text:p>0.24197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40739" calcext:value-type="float">
            <text:p>0.040739</text:p>
          </table:table-cell>
          <table:table-cell office:value-type="float" office:value="0.13325" calcext:value-type="float">
            <text:p>0.1332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8374" calcext:value-type="float">
            <text:p>0.04837400</text:p>
          </table:table-cell>
          <table:table-cell table:style-name="ce4" office:value-type="float" office:value="0.2559" calcext:value-type="float">
            <text:p>0.25590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4448" calcext:value-type="float">
            <text:p>0.034448</text:p>
          </table:table-cell>
          <table:table-cell office:value-type="float" office:value="0.089598" calcext:value-type="float">
            <text:p>0.089598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8366" calcext:value-type="float">
            <text:p>0.04836600</text:p>
          </table:table-cell>
          <table:table-cell table:style-name="ce4" office:value-type="float" office:value="0.2673" calcext:value-type="float">
            <text:p>0.26730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6924" calcext:value-type="float">
            <text:p>0.036924</text:p>
          </table:table-cell>
          <table:table-cell office:value-type="float" office:value="0.13617" calcext:value-type="float">
            <text:p>0.13617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2954" calcext:value-type="float">
            <text:p>0.05295400</text:p>
          </table:table-cell>
          <table:table-cell table:style-name="ce4" office:value-type="float" office:value="0.27069" calcext:value-type="float">
            <text:p>0.27069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3362" calcext:value-type="float">
            <text:p>0.033362</text:p>
          </table:table-cell>
          <table:table-cell office:value-type="float" office:value="0.11611" calcext:value-type="float">
            <text:p>0.11611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0657" calcext:value-type="float">
            <text:p>0.05065700</text:p>
          </table:table-cell>
          <table:table-cell table:style-name="ce4" office:value-type="float" office:value="0.25751" calcext:value-type="float">
            <text:p>0.25751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40504" calcext:value-type="float">
            <text:p>0.040504</text:p>
          </table:table-cell>
          <table:table-cell office:value-type="float" office:value="0.12489" calcext:value-type="float">
            <text:p>0.12489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48212" calcext:value-type="float">
            <text:p>0.04821200</text:p>
          </table:table-cell>
          <table:table-cell table:style-name="ce4" office:value-type="float" office:value="0.26581" calcext:value-type="float">
            <text:p>0.26581000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35207" calcext:value-type="float">
            <text:p>0.035207</text:p>
          </table:table-cell>
          <table:table-cell office:value-type="float" office:value="0.10894" calcext:value-type="float">
            <text:p>0.10894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style-name="ce4" office:value-type="float" office:value="0.053821" calcext:value-type="float">
            <text:p>0.05382100</text:p>
          </table:table-cell>
          <table:table-cell table:style-name="ce4" office:value-type="float" office:value="0.26538" calcext:value-type="float">
            <text:p>0.26538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252" calcext:value-type="float">
            <text:p>0.04252</text:p>
          </table:table-cell>
          <table:table-cell office:value-type="float" office:value="0.13471" calcext:value-type="float">
            <text:p>0.13471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768" calcext:value-type="float">
            <text:p>0.05768000</text:p>
          </table:table-cell>
          <table:table-cell table:style-name="ce4" office:value-type="float" office:value="0.26326" calcext:value-type="float">
            <text:p>0.26326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2268" calcext:value-type="float">
            <text:p>0.042268</text:p>
          </table:table-cell>
          <table:table-cell office:value-type="float" office:value="0.11659" calcext:value-type="float">
            <text:p>0.11659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252" calcext:value-type="float">
            <text:p>0.05252000</text:p>
          </table:table-cell>
          <table:table-cell table:style-name="ce4" office:value-type="float" office:value="0.30396" calcext:value-type="float">
            <text:p>0.30396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9406" calcext:value-type="float">
            <text:p>0.039406</text:p>
          </table:table-cell>
          <table:table-cell office:value-type="float" office:value="0.14533" calcext:value-type="float">
            <text:p>0.14533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6736" calcext:value-type="float">
            <text:p>0.05673600</text:p>
          </table:table-cell>
          <table:table-cell table:style-name="ce4" office:value-type="float" office:value="0.30223" calcext:value-type="float">
            <text:p>0.30223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0907" calcext:value-type="float">
            <text:p>0.040907</text:p>
          </table:table-cell>
          <table:table-cell office:value-type="float" office:value="0.13479" calcext:value-type="float">
            <text:p>0.13479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6762" calcext:value-type="float">
            <text:p>0.05676200</text:p>
          </table:table-cell>
          <table:table-cell table:style-name="ce4" office:value-type="float" office:value="0.25189" calcext:value-type="float">
            <text:p>0.25189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1624" calcext:value-type="float">
            <text:p>0.041624</text:p>
          </table:table-cell>
          <table:table-cell office:value-type="float" office:value="0.12852" calcext:value-type="float">
            <text:p>0.12852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49601" calcext:value-type="float">
            <text:p>0.04960100</text:p>
          </table:table-cell>
          <table:table-cell table:style-name="ce4" office:value-type="float" office:value="0.26887" calcext:value-type="float">
            <text:p>0.26887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5618" calcext:value-type="float">
            <text:p>0.035618</text:p>
          </table:table-cell>
          <table:table-cell office:value-type="float" office:value="0.15312" calcext:value-type="float">
            <text:p>0.15312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5333" calcext:value-type="float">
            <text:p>0.05533300</text:p>
          </table:table-cell>
          <table:table-cell table:style-name="ce4" office:value-type="float" office:value="0.31593" calcext:value-type="float">
            <text:p>0.31593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1269" calcext:value-type="float">
            <text:p>0.041269</text:p>
          </table:table-cell>
          <table:table-cell office:value-type="float" office:value="0.13322" calcext:value-type="float">
            <text:p>0.13322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9048" calcext:value-type="float">
            <text:p>0.05904800</text:p>
          </table:table-cell>
          <table:table-cell table:style-name="ce4" office:value-type="float" office:value="0.28866" calcext:value-type="float">
            <text:p>0.28866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2131" calcext:value-type="float">
            <text:p>0.042131</text:p>
          </table:table-cell>
          <table:table-cell office:value-type="float" office:value="0.14417" calcext:value-type="float">
            <text:p>0.14417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48075" calcext:value-type="float">
            <text:p>0.04807500</text:p>
          </table:table-cell>
          <table:table-cell table:style-name="ce4" office:value-type="float" office:value="0.27687" calcext:value-type="float">
            <text:p>0.27687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7304" calcext:value-type="float">
            <text:p>0.037304</text:p>
          </table:table-cell>
          <table:table-cell office:value-type="float" office:value="0.13121" calcext:value-type="float">
            <text:p>0.13121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66506" calcext:value-type="float">
            <text:p>0.06650600</text:p>
          </table:table-cell>
          <table:table-cell table:style-name="ce4" office:value-type="float" office:value="0.27765" calcext:value-type="float">
            <text:p>0.27765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7309" calcext:value-type="float">
            <text:p>0.037309</text:p>
          </table:table-cell>
          <table:table-cell office:value-type="float" office:value="0.13347" calcext:value-type="float">
            <text:p>0.13347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5396" calcext:value-type="float">
            <text:p>0.05539600</text:p>
          </table:table-cell>
          <table:table-cell table:style-name="ce4" office:value-type="float" office:value="0.29783" calcext:value-type="float">
            <text:p>0.29783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9229" calcext:value-type="float">
            <text:p>0.039229</text:p>
          </table:table-cell>
          <table:table-cell office:value-type="float" office:value="0.14378" calcext:value-type="float">
            <text:p>0.14378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48986" calcext:value-type="float">
            <text:p>0.04898600</text:p>
          </table:table-cell>
          <table:table-cell table:style-name="ce4" office:value-type="float" office:value="0.3144" calcext:value-type="float">
            <text:p>0.31440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8901" calcext:value-type="float">
            <text:p>0.038901</text:p>
          </table:table-cell>
          <table:table-cell office:value-type="float" office:value="0.12023" calcext:value-type="float">
            <text:p>0.12023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275" calcext:value-type="float">
            <text:p>0.05275000</text:p>
          </table:table-cell>
          <table:table-cell table:style-name="ce4" office:value-type="float" office:value="0.32251" calcext:value-type="float">
            <text:p>0.32251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7441" calcext:value-type="float">
            <text:p>0.047441</text:p>
          </table:table-cell>
          <table:table-cell office:value-type="float" office:value="0.12873" calcext:value-type="float">
            <text:p>0.12873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4118" calcext:value-type="float">
            <text:p>0.05411800</text:p>
          </table:table-cell>
          <table:table-cell table:style-name="ce4" office:value-type="float" office:value="0.27315" calcext:value-type="float">
            <text:p>0.27315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7589" calcext:value-type="float">
            <text:p>0.047589</text:p>
          </table:table-cell>
          <table:table-cell office:value-type="float" office:value="0.11539" calcext:value-type="float">
            <text:p>0.11539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4995" calcext:value-type="float">
            <text:p>0.05499500</text:p>
          </table:table-cell>
          <table:table-cell table:style-name="ce4" office:value-type="float" office:value="0.29337" calcext:value-type="float">
            <text:p>0.29337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1656" calcext:value-type="float">
            <text:p>0.031656</text:p>
          </table:table-cell>
          <table:table-cell office:value-type="float" office:value="0.13669" calcext:value-type="float">
            <text:p>0.13669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5119" calcext:value-type="float">
            <text:p>0.05511900</text:p>
          </table:table-cell>
          <table:table-cell table:style-name="ce4" office:value-type="float" office:value="0.27494" calcext:value-type="float">
            <text:p>0.27494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0427" calcext:value-type="float">
            <text:p>0.040427</text:p>
          </table:table-cell>
          <table:table-cell office:value-type="float" office:value="0.13369" calcext:value-type="float">
            <text:p>0.13369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5463" calcext:value-type="float">
            <text:p>0.05546300</text:p>
          </table:table-cell>
          <table:table-cell table:style-name="ce4" office:value-type="float" office:value="0.31267" calcext:value-type="float">
            <text:p>0.31267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2039" calcext:value-type="float">
            <text:p>0.042039</text:p>
          </table:table-cell>
          <table:table-cell office:value-type="float" office:value="0.1337" calcext:value-type="float">
            <text:p>0.1337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5137" calcext:value-type="float">
            <text:p>0.05513700</text:p>
          </table:table-cell>
          <table:table-cell table:style-name="ce4" office:value-type="float" office:value="0.29055" calcext:value-type="float">
            <text:p>0.29055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813" calcext:value-type="float">
            <text:p>0.04813</text:p>
          </table:table-cell>
          <table:table-cell office:value-type="float" office:value="0.14798" calcext:value-type="float">
            <text:p>0.14798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5335" calcext:value-type="float">
            <text:p>0.05533500</text:p>
          </table:table-cell>
          <table:table-cell table:style-name="ce4" office:value-type="float" office:value="0.26011" calcext:value-type="float">
            <text:p>0.26011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8332" calcext:value-type="float">
            <text:p>0.038332</text:p>
          </table:table-cell>
          <table:table-cell office:value-type="float" office:value="0.16642" calcext:value-type="float">
            <text:p>0.16642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60938" calcext:value-type="float">
            <text:p>0.06093800</text:p>
          </table:table-cell>
          <table:table-cell table:style-name="ce4" office:value-type="float" office:value="0.24206" calcext:value-type="float">
            <text:p>0.24206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1609" calcext:value-type="float">
            <text:p>0.1609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48205" calcext:value-type="float">
            <text:p>0.04820500</text:p>
          </table:table-cell>
          <table:table-cell table:style-name="ce4" office:value-type="float" office:value="0.30541" calcext:value-type="float">
            <text:p>0.30541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8346" calcext:value-type="float">
            <text:p>0.048346</text:p>
          </table:table-cell>
          <table:table-cell office:value-type="float" office:value="0.1257" calcext:value-type="float">
            <text:p>0.1257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1437" calcext:value-type="float">
            <text:p>0.05143700</text:p>
          </table:table-cell>
          <table:table-cell table:style-name="ce4" office:value-type="float" office:value="0.25736" calcext:value-type="float">
            <text:p>0.25736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5322" calcext:value-type="float">
            <text:p>0.035322</text:p>
          </table:table-cell>
          <table:table-cell office:value-type="float" office:value="0.14999" calcext:value-type="float">
            <text:p>0.14999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0169" calcext:value-type="float">
            <text:p>0.05016900</text:p>
          </table:table-cell>
          <table:table-cell table:style-name="ce4" office:value-type="float" office:value="0.28877" calcext:value-type="float">
            <text:p>0.28877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3867" calcext:value-type="float">
            <text:p>0.043867</text:p>
          </table:table-cell>
          <table:table-cell office:value-type="float" office:value="0.16597" calcext:value-type="float">
            <text:p>0.16597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0421" calcext:value-type="float">
            <text:p>0.05042100</text:p>
          </table:table-cell>
          <table:table-cell table:style-name="ce4" office:value-type="float" office:value="0.29657" calcext:value-type="float">
            <text:p>0.29657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8929" calcext:value-type="float">
            <text:p>0.048929</text:p>
          </table:table-cell>
          <table:table-cell office:value-type="float" office:value="0.15426" calcext:value-type="float">
            <text:p>0.15426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4122" calcext:value-type="float">
            <text:p>0.05412200</text:p>
          </table:table-cell>
          <table:table-cell table:style-name="ce4" office:value-type="float" office:value="0.28628" calcext:value-type="float">
            <text:p>0.28628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8824" calcext:value-type="float">
            <text:p>0.038824</text:p>
          </table:table-cell>
          <table:table-cell office:value-type="float" office:value="0.12436" calcext:value-type="float">
            <text:p>0.12436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7888" calcext:value-type="float">
            <text:p>0.05788800</text:p>
          </table:table-cell>
          <table:table-cell table:style-name="ce4" office:value-type="float" office:value="0.26636" calcext:value-type="float">
            <text:p>0.26636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4964" calcext:value-type="float">
            <text:p>0.044964</text:p>
          </table:table-cell>
          <table:table-cell office:value-type="float" office:value="0.12683" calcext:value-type="float">
            <text:p>0.12683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1166" calcext:value-type="float">
            <text:p>0.05116600</text:p>
          </table:table-cell>
          <table:table-cell table:style-name="ce4" office:value-type="float" office:value="0.31348" calcext:value-type="float">
            <text:p>0.31348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3938" calcext:value-type="float">
            <text:p>0.033938</text:p>
          </table:table-cell>
          <table:table-cell office:value-type="float" office:value="0.11901" calcext:value-type="float">
            <text:p>0.11901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5116" calcext:value-type="float">
            <text:p>0.05511600</text:p>
          </table:table-cell>
          <table:table-cell table:style-name="ce4" office:value-type="float" office:value="0.28659" calcext:value-type="float">
            <text:p>0.28659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3876" calcext:value-type="float">
            <text:p>0.043876</text:p>
          </table:table-cell>
          <table:table-cell office:value-type="float" office:value="0.14963" calcext:value-type="float">
            <text:p>0.14963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7524" calcext:value-type="float">
            <text:p>0.05752400</text:p>
          </table:table-cell>
          <table:table-cell table:style-name="ce4" office:value-type="float" office:value="0.27617" calcext:value-type="float">
            <text:p>0.27617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0116" calcext:value-type="float">
            <text:p>0.040116</text:p>
          </table:table-cell>
          <table:table-cell office:value-type="float" office:value="0.14202" calcext:value-type="float">
            <text:p>0.14202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531" calcext:value-type="float">
            <text:p>0.05531000</text:p>
          </table:table-cell>
          <table:table-cell table:style-name="ce4" office:value-type="float" office:value="0.30711" calcext:value-type="float">
            <text:p>0.30711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5893" calcext:value-type="float">
            <text:p>0.035893</text:p>
          </table:table-cell>
          <table:table-cell office:value-type="float" office:value="0.12424" calcext:value-type="float">
            <text:p>0.12424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49615" calcext:value-type="float">
            <text:p>0.04961500</text:p>
          </table:table-cell>
          <table:table-cell table:style-name="ce4" office:value-type="float" office:value="0.27759" calcext:value-type="float">
            <text:p>0.27759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4224" calcext:value-type="float">
            <text:p>0.044224</text:p>
          </table:table-cell>
          <table:table-cell office:value-type="float" office:value="0.11738" calcext:value-type="float">
            <text:p>0.11738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5578" calcext:value-type="float">
            <text:p>0.05557800</text:p>
          </table:table-cell>
          <table:table-cell table:style-name="ce4" office:value-type="float" office:value="0.27317" calcext:value-type="float">
            <text:p>0.27317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4363" calcext:value-type="float">
            <text:p>0.044363</text:p>
          </table:table-cell>
          <table:table-cell office:value-type="float" office:value="0.13635" calcext:value-type="float">
            <text:p>0.13635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48772" calcext:value-type="float">
            <text:p>0.04877200</text:p>
          </table:table-cell>
          <table:table-cell table:style-name="ce4" office:value-type="float" office:value="0.30011" calcext:value-type="float">
            <text:p>0.30011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9255" calcext:value-type="float">
            <text:p>0.039255</text:p>
          </table:table-cell>
          <table:table-cell office:value-type="float" office:value="0.14556" calcext:value-type="float">
            <text:p>0.14556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6587" calcext:value-type="float">
            <text:p>0.05658700</text:p>
          </table:table-cell>
          <table:table-cell table:style-name="ce4" office:value-type="float" office:value="0.24936" calcext:value-type="float">
            <text:p>0.24936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6079" calcext:value-type="float">
            <text:p>0.036079</text:p>
          </table:table-cell>
          <table:table-cell office:value-type="float" office:value="0.12245" calcext:value-type="float">
            <text:p>0.12245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48213" calcext:value-type="float">
            <text:p>0.04821300</text:p>
          </table:table-cell>
          <table:table-cell table:style-name="ce4" office:value-type="float" office:value="0.29865" calcext:value-type="float">
            <text:p>0.29865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3992" calcext:value-type="float">
            <text:p>0.043992</text:p>
          </table:table-cell>
          <table:table-cell office:value-type="float" office:value="0.1211" calcext:value-type="float">
            <text:p>0.1211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069" calcext:value-type="float">
            <text:p>0.05069000</text:p>
          </table:table-cell>
          <table:table-cell table:style-name="ce4" office:value-type="float" office:value="0.26286" calcext:value-type="float">
            <text:p>0.26286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9315" calcext:value-type="float">
            <text:p>0.039315</text:p>
          </table:table-cell>
          <table:table-cell office:value-type="float" office:value="0.11798" calcext:value-type="float">
            <text:p>0.11798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1659" calcext:value-type="float">
            <text:p>0.05165900</text:p>
          </table:table-cell>
          <table:table-cell table:style-name="ce4" office:value-type="float" office:value="0.26806" calcext:value-type="float">
            <text:p>0.26806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14106" calcext:value-type="float">
            <text:p>0.14106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2135" calcext:value-type="float">
            <text:p>0.05213500</text:p>
          </table:table-cell>
          <table:table-cell table:style-name="ce4" office:value-type="float" office:value="0.26658" calcext:value-type="float">
            <text:p>0.26658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685" calcext:value-type="float">
            <text:p>0.03685</text:p>
          </table:table-cell>
          <table:table-cell office:value-type="float" office:value="0.13149" calcext:value-type="float">
            <text:p>0.13149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481" calcext:value-type="float">
            <text:p>0.04810000</text:p>
          </table:table-cell>
          <table:table-cell table:style-name="ce4" office:value-type="float" office:value="0.30054" calcext:value-type="float">
            <text:p>0.30054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1647" calcext:value-type="float">
            <text:p>0.041647</text:p>
          </table:table-cell>
          <table:table-cell office:value-type="float" office:value="0.14008" calcext:value-type="float">
            <text:p>0.14008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5606" calcext:value-type="float">
            <text:p>0.05560600</text:p>
          </table:table-cell>
          <table:table-cell table:style-name="ce4" office:value-type="float" office:value="0.26692" calcext:value-type="float">
            <text:p>0.26692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3538" calcext:value-type="float">
            <text:p>0.043538</text:p>
          </table:table-cell>
          <table:table-cell office:value-type="float" office:value="0.14235" calcext:value-type="float">
            <text:p>0.14235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49237" calcext:value-type="float">
            <text:p>0.04923700</text:p>
          </table:table-cell>
          <table:table-cell table:style-name="ce4" office:value-type="float" office:value="0.28734" calcext:value-type="float">
            <text:p>0.28734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2993" calcext:value-type="float">
            <text:p>0.032993</text:p>
          </table:table-cell>
          <table:table-cell office:value-type="float" office:value="0.13073" calcext:value-type="float">
            <text:p>0.13073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3413" calcext:value-type="float">
            <text:p>0.05341300</text:p>
          </table:table-cell>
          <table:table-cell table:style-name="ce4" office:value-type="float" office:value="0.29708" calcext:value-type="float">
            <text:p>0.29708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155" calcext:value-type="float">
            <text:p>0.03155</text:p>
          </table:table-cell>
          <table:table-cell office:value-type="float" office:value="0.12993" calcext:value-type="float">
            <text:p>0.12993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0473" calcext:value-type="float">
            <text:p>0.05047300</text:p>
          </table:table-cell>
          <table:table-cell table:style-name="ce4" office:value-type="float" office:value="0.273" calcext:value-type="float">
            <text:p>0.27300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8328" calcext:value-type="float">
            <text:p>0.038328</text:p>
          </table:table-cell>
          <table:table-cell office:value-type="float" office:value="0.14597" calcext:value-type="float">
            <text:p>0.14597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2594" calcext:value-type="float">
            <text:p>0.05259400</text:p>
          </table:table-cell>
          <table:table-cell table:style-name="ce4" office:value-type="float" office:value="0.26833" calcext:value-type="float">
            <text:p>0.26833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3583" calcext:value-type="float">
            <text:p>0.033583</text:p>
          </table:table-cell>
          <table:table-cell office:value-type="float" office:value="0.14869" calcext:value-type="float">
            <text:p>0.14869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0045" calcext:value-type="float">
            <text:p>0.05004500</text:p>
          </table:table-cell>
          <table:table-cell table:style-name="ce4" office:value-type="float" office:value="0.30424" calcext:value-type="float">
            <text:p>0.30424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0975" calcext:value-type="float">
            <text:p>0.040975</text:p>
          </table:table-cell>
          <table:table-cell office:value-type="float" office:value="0.12215" calcext:value-type="float">
            <text:p>0.12215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0783" calcext:value-type="float">
            <text:p>0.05078300</text:p>
          </table:table-cell>
          <table:table-cell table:style-name="ce4" office:value-type="float" office:value="0.31148" calcext:value-type="float">
            <text:p>0.31148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9217" calcext:value-type="float">
            <text:p>0.039217</text:p>
          </table:table-cell>
          <table:table-cell office:value-type="float" office:value="0.10852" calcext:value-type="float">
            <text:p>0.10852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8203" calcext:value-type="float">
            <text:p>0.05820300</text:p>
          </table:table-cell>
          <table:table-cell table:style-name="ce4" office:value-type="float" office:value="0.28847" calcext:value-type="float">
            <text:p>0.28847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3661" calcext:value-type="float">
            <text:p>0.043661</text:p>
          </table:table-cell>
          <table:table-cell office:value-type="float" office:value="0.1416" calcext:value-type="float">
            <text:p>0.1416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2787" calcext:value-type="float">
            <text:p>0.05278700</text:p>
          </table:table-cell>
          <table:table-cell table:style-name="ce4" office:value-type="float" office:value="0.2975" calcext:value-type="float">
            <text:p>0.29750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55861" calcext:value-type="float">
            <text:p>0.055861</text:p>
          </table:table-cell>
          <table:table-cell office:value-type="float" office:value="0.1225" calcext:value-type="float">
            <text:p>0.1225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7297" calcext:value-type="float">
            <text:p>0.05729700</text:p>
          </table:table-cell>
          <table:table-cell table:style-name="ce4" office:value-type="float" office:value="0.30684" calcext:value-type="float">
            <text:p>0.30684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7921" calcext:value-type="float">
            <text:p>0.037921</text:p>
          </table:table-cell>
          <table:table-cell office:value-type="float" office:value="0.13151" calcext:value-type="float">
            <text:p>0.13151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57122" calcext:value-type="float">
            <text:p>0.05712200</text:p>
          </table:table-cell>
          <table:table-cell table:style-name="ce4" office:value-type="float" office:value="0.27718" calcext:value-type="float">
            <text:p>0.2771800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46928" calcext:value-type="float">
            <text:p>0.046928</text:p>
          </table:table-cell>
          <table:table-cell office:value-type="float" office:value="0.10958" calcext:value-type="float">
            <text:p>0.10958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style-name="ce4" office:value-type="float" office:value="0.049964" calcext:value-type="float">
            <text:p>0.04996400</text:p>
          </table:table-cell>
          <table:table-cell table:style-name="ce4" office:value-type="float" office:value="0.31291" calcext:value-type="float">
            <text:p>0.31291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6198" calcext:value-type="float">
            <text:p>0.046198</text:p>
          </table:table-cell>
          <table:table-cell office:value-type="float" office:value="0.13182" calcext:value-type="float">
            <text:p>0.13182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6421" calcext:value-type="float">
            <text:p>0.05642100</text:p>
          </table:table-cell>
          <table:table-cell table:style-name="ce4" office:value-type="float" office:value="0.28708" calcext:value-type="float">
            <text:p>0.28708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9168" calcext:value-type="float">
            <text:p>0.049168</text:p>
          </table:table-cell>
          <table:table-cell office:value-type="float" office:value="0.15154" calcext:value-type="float">
            <text:p>0.15154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1508" calcext:value-type="float">
            <text:p>0.05150800</text:p>
          </table:table-cell>
          <table:table-cell table:style-name="ce4" office:value-type="float" office:value="0.2887" calcext:value-type="float">
            <text:p>0.28870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1332" calcext:value-type="float">
            <text:p>0.041332</text:p>
          </table:table-cell>
          <table:table-cell office:value-type="float" office:value="0.13181" calcext:value-type="float">
            <text:p>0.13181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" calcext:value-type="float">
            <text:p>0.05500000</text:p>
          </table:table-cell>
          <table:table-cell table:style-name="ce4" office:value-type="float" office:value="0.30457" calcext:value-type="float">
            <text:p>0.30457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6473" calcext:value-type="float">
            <text:p>0.036473</text:p>
          </table:table-cell>
          <table:table-cell office:value-type="float" office:value="0.14152" calcext:value-type="float">
            <text:p>0.14152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9447" calcext:value-type="float">
            <text:p>0.05944700</text:p>
          </table:table-cell>
          <table:table-cell table:style-name="ce4" office:value-type="float" office:value="0.32158" calcext:value-type="float">
            <text:p>0.32158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3652" calcext:value-type="float">
            <text:p>0.043652</text:p>
          </table:table-cell>
          <table:table-cell office:value-type="float" office:value="0.13902" calcext:value-type="float">
            <text:p>0.13902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301" calcext:value-type="float">
            <text:p>0.05530100</text:p>
          </table:table-cell>
          <table:table-cell table:style-name="ce4" office:value-type="float" office:value="0.28435" calcext:value-type="float">
            <text:p>0.28435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53111" calcext:value-type="float">
            <text:p>0.053111</text:p>
          </table:table-cell>
          <table:table-cell office:value-type="float" office:value="0.14641" calcext:value-type="float">
            <text:p>0.14641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596" calcext:value-type="float">
            <text:p>0.05559600</text:p>
          </table:table-cell>
          <table:table-cell table:style-name="ce4" office:value-type="float" office:value="0.27884" calcext:value-type="float">
            <text:p>0.27884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8547" calcext:value-type="float">
            <text:p>0.038547</text:p>
          </table:table-cell>
          <table:table-cell office:value-type="float" office:value="0.15241" calcext:value-type="float">
            <text:p>0.15241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6922" calcext:value-type="float">
            <text:p>0.05692200</text:p>
          </table:table-cell>
          <table:table-cell table:style-name="ce4" office:value-type="float" office:value="0.3015" calcext:value-type="float">
            <text:p>0.30150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50686" calcext:value-type="float">
            <text:p>0.050686</text:p>
          </table:table-cell>
          <table:table-cell office:value-type="float" office:value="0.12762" calcext:value-type="float">
            <text:p>0.12762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7563" calcext:value-type="float">
            <text:p>0.05756300</text:p>
          </table:table-cell>
          <table:table-cell table:style-name="ce4" office:value-type="float" office:value="0.2882" calcext:value-type="float">
            <text:p>0.28820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7695" calcext:value-type="float">
            <text:p>0.047695</text:p>
          </table:table-cell>
          <table:table-cell office:value-type="float" office:value="0.15506" calcext:value-type="float">
            <text:p>0.15506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4965" calcext:value-type="float">
            <text:p>0.05496500</text:p>
          </table:table-cell>
          <table:table-cell table:style-name="ce4" office:value-type="float" office:value="0.26907" calcext:value-type="float">
            <text:p>0.26907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045" calcext:value-type="float">
            <text:p>0.04045</text:p>
          </table:table-cell>
          <table:table-cell office:value-type="float" office:value="0.13234" calcext:value-type="float">
            <text:p>0.13234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3065" calcext:value-type="float">
            <text:p>0.05306500</text:p>
          </table:table-cell>
          <table:table-cell table:style-name="ce4" office:value-type="float" office:value="0.32378" calcext:value-type="float">
            <text:p>0.32378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51508" calcext:value-type="float">
            <text:p>0.051508</text:p>
          </table:table-cell>
          <table:table-cell office:value-type="float" office:value="0.11281" calcext:value-type="float">
            <text:p>0.11281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7309" calcext:value-type="float">
            <text:p>0.05730900</text:p>
          </table:table-cell>
          <table:table-cell table:style-name="ce4" office:value-type="float" office:value="0.30209" calcext:value-type="float">
            <text:p>0.30209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0635" calcext:value-type="float">
            <text:p>0.040635</text:p>
          </table:table-cell>
          <table:table-cell office:value-type="float" office:value="0.14729" calcext:value-type="float">
            <text:p>0.14729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7717" calcext:value-type="float">
            <text:p>0.05771700</text:p>
          </table:table-cell>
          <table:table-cell table:style-name="ce4" office:value-type="float" office:value="0.29663" calcext:value-type="float">
            <text:p>0.29663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7276" calcext:value-type="float">
            <text:p>0.037276</text:p>
          </table:table-cell>
          <table:table-cell office:value-type="float" office:value="0.153" calcext:value-type="float">
            <text:p>0.153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6706" calcext:value-type="float">
            <text:p>0.05670600</text:p>
          </table:table-cell>
          <table:table-cell table:style-name="ce4" office:value-type="float" office:value="0.28772" calcext:value-type="float">
            <text:p>0.28772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6173" calcext:value-type="float">
            <text:p>0.036173</text:p>
          </table:table-cell>
          <table:table-cell office:value-type="float" office:value="0.12466" calcext:value-type="float">
            <text:p>0.12466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8292" calcext:value-type="float">
            <text:p>0.05829200</text:p>
          </table:table-cell>
          <table:table-cell table:style-name="ce4" office:value-type="float" office:value="0.31101" calcext:value-type="float">
            <text:p>0.31101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0342" calcext:value-type="float">
            <text:p>0.040342</text:p>
          </table:table-cell>
          <table:table-cell office:value-type="float" office:value="0.13979" calcext:value-type="float">
            <text:p>0.13979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4537" calcext:value-type="float">
            <text:p>0.05453700</text:p>
          </table:table-cell>
          <table:table-cell table:style-name="ce4" office:value-type="float" office:value="0.2708" calcext:value-type="float">
            <text:p>0.27080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876" calcext:value-type="float">
            <text:p>0.04876</text:p>
          </table:table-cell>
          <table:table-cell office:value-type="float" office:value="0.13974" calcext:value-type="float">
            <text:p>0.13974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0847" calcext:value-type="float">
            <text:p>0.05084700</text:p>
          </table:table-cell>
          <table:table-cell table:style-name="ce4" office:value-type="float" office:value="0.26514" calcext:value-type="float">
            <text:p>0.26514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838" calcext:value-type="float">
            <text:p>0.03838</text:p>
          </table:table-cell>
          <table:table-cell office:value-type="float" office:value="0.14289" calcext:value-type="float">
            <text:p>0.14289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3926" calcext:value-type="float">
            <text:p>0.05392600</text:p>
          </table:table-cell>
          <table:table-cell table:style-name="ce4" office:value-type="float" office:value="0.3146" calcext:value-type="float">
            <text:p>0.31460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9093" calcext:value-type="float">
            <text:p>0.039093</text:p>
          </table:table-cell>
          <table:table-cell office:value-type="float" office:value="0.14454" calcext:value-type="float">
            <text:p>0.14454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059" calcext:value-type="float">
            <text:p>0.05505900</text:p>
          </table:table-cell>
          <table:table-cell table:style-name="ce4" office:value-type="float" office:value="0.31345" calcext:value-type="float">
            <text:p>0.31345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55706" calcext:value-type="float">
            <text:p>0.055706</text:p>
          </table:table-cell>
          <table:table-cell office:value-type="float" office:value="0.12306" calcext:value-type="float">
            <text:p>0.12306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4479" calcext:value-type="float">
            <text:p>0.05447900</text:p>
          </table:table-cell>
          <table:table-cell table:style-name="ce4" office:value-type="float" office:value="0.29105" calcext:value-type="float">
            <text:p>0.29105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6881" calcext:value-type="float">
            <text:p>0.046881</text:p>
          </table:table-cell>
          <table:table-cell office:value-type="float" office:value="0.14879" calcext:value-type="float">
            <text:p>0.14879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794" calcext:value-type="float">
            <text:p>0.05579400</text:p>
          </table:table-cell>
          <table:table-cell table:style-name="ce4" office:value-type="float" office:value="0.26796" calcext:value-type="float">
            <text:p>0.26796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3076" calcext:value-type="float">
            <text:p>0.043076</text:p>
          </table:table-cell>
          <table:table-cell office:value-type="float" office:value="0.12327" calcext:value-type="float">
            <text:p>0.12327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09" calcext:value-type="float">
            <text:p>0.05509000</text:p>
          </table:table-cell>
          <table:table-cell table:style-name="ce4" office:value-type="float" office:value="0.29245" calcext:value-type="float">
            <text:p>0.29245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7459" calcext:value-type="float">
            <text:p>0.047459</text:p>
          </table:table-cell>
          <table:table-cell office:value-type="float" office:value="0.13568" calcext:value-type="float">
            <text:p>0.13568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759" calcext:value-type="float">
            <text:p>0.05575900</text:p>
          </table:table-cell>
          <table:table-cell table:style-name="ce4" office:value-type="float" office:value="0.2894" calcext:value-type="float">
            <text:p>0.28940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59829" calcext:value-type="float">
            <text:p>0.059829</text:p>
          </table:table-cell>
          <table:table-cell office:value-type="float" office:value="0.1278" calcext:value-type="float">
            <text:p>0.1278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9825" calcext:value-type="float">
            <text:p>0.05982500</text:p>
          </table:table-cell>
          <table:table-cell table:style-name="ce4" office:value-type="float" office:value="0.32891" calcext:value-type="float">
            <text:p>0.32891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3763" calcext:value-type="float">
            <text:p>0.043763</text:p>
          </table:table-cell>
          <table:table-cell office:value-type="float" office:value="0.13326" calcext:value-type="float">
            <text:p>0.13326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9104" calcext:value-type="float">
            <text:p>0.05910400</text:p>
          </table:table-cell>
          <table:table-cell table:style-name="ce4" office:value-type="float" office:value="0.27006" calcext:value-type="float">
            <text:p>0.27006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52851" calcext:value-type="float">
            <text:p>0.052851</text:p>
          </table:table-cell>
          <table:table-cell office:value-type="float" office:value="0.12813" calcext:value-type="float">
            <text:p>0.12813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235" calcext:value-type="float">
            <text:p>0.05523500</text:p>
          </table:table-cell>
          <table:table-cell table:style-name="ce4" office:value-type="float" office:value="0.2601" calcext:value-type="float">
            <text:p>0.26010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9834" calcext:value-type="float">
            <text:p>0.039834</text:p>
          </table:table-cell>
          <table:table-cell office:value-type="float" office:value="0.14396" calcext:value-type="float">
            <text:p>0.14396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7887" calcext:value-type="float">
            <text:p>0.05788700</text:p>
          </table:table-cell>
          <table:table-cell table:style-name="ce4" office:value-type="float" office:value="0.29022" calcext:value-type="float">
            <text:p>0.29022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5219" calcext:value-type="float">
            <text:p>0.045219</text:p>
          </table:table-cell>
          <table:table-cell office:value-type="float" office:value="0.13536" calcext:value-type="float">
            <text:p>0.13536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1083" calcext:value-type="float">
            <text:p>0.05108300</text:p>
          </table:table-cell>
          <table:table-cell table:style-name="ce4" office:value-type="float" office:value="0.27581" calcext:value-type="float">
            <text:p>0.27581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9814" calcext:value-type="float">
            <text:p>0.039814</text:p>
          </table:table-cell>
          <table:table-cell office:value-type="float" office:value="0.13185" calcext:value-type="float">
            <text:p>0.13185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7051" calcext:value-type="float">
            <text:p>0.05705100</text:p>
          </table:table-cell>
          <table:table-cell table:style-name="ce4" office:value-type="float" office:value="0.27367" calcext:value-type="float">
            <text:p>0.27367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739" calcext:value-type="float">
            <text:p>0.04739</text:p>
          </table:table-cell>
          <table:table-cell office:value-type="float" office:value="0.15034" calcext:value-type="float">
            <text:p>0.15034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8488" calcext:value-type="float">
            <text:p>0.05848800</text:p>
          </table:table-cell>
          <table:table-cell table:style-name="ce4" office:value-type="float" office:value="0.34196" calcext:value-type="float">
            <text:p>0.34196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6632" calcext:value-type="float">
            <text:p>0.046632</text:p>
          </table:table-cell>
          <table:table-cell office:value-type="float" office:value="0.15907" calcext:value-type="float">
            <text:p>0.15907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7898" calcext:value-type="float">
            <text:p>0.05789800</text:p>
          </table:table-cell>
          <table:table-cell table:style-name="ce4" office:value-type="float" office:value="0.29471" calcext:value-type="float">
            <text:p>0.29471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3221" calcext:value-type="float">
            <text:p>0.043221</text:p>
          </table:table-cell>
          <table:table-cell office:value-type="float" office:value="0.14109" calcext:value-type="float">
            <text:p>0.14109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6187" calcext:value-type="float">
            <text:p>0.05618700</text:p>
          </table:table-cell>
          <table:table-cell table:style-name="ce4" office:value-type="float" office:value="0.30544" calcext:value-type="float">
            <text:p>0.30544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3685" calcext:value-type="float">
            <text:p>0.033685</text:p>
          </table:table-cell>
          <table:table-cell office:value-type="float" office:value="0.1396" calcext:value-type="float">
            <text:p>0.1396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3925" calcext:value-type="float">
            <text:p>0.05392500</text:p>
          </table:table-cell>
          <table:table-cell table:style-name="ce4" office:value-type="float" office:value="0.25777" calcext:value-type="float">
            <text:p>0.25777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54132" calcext:value-type="float">
            <text:p>0.054132</text:p>
          </table:table-cell>
          <table:table-cell office:value-type="float" office:value="0.12034" calcext:value-type="float">
            <text:p>0.12034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4799" calcext:value-type="float">
            <text:p>0.05479900</text:p>
          </table:table-cell>
          <table:table-cell table:style-name="ce4" office:value-type="float" office:value="0.33432" calcext:value-type="float">
            <text:p>0.33432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4597" calcext:value-type="float">
            <text:p>0.044597</text:p>
          </table:table-cell>
          <table:table-cell office:value-type="float" office:value="0.1347" calcext:value-type="float">
            <text:p>0.1347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4977" calcext:value-type="float">
            <text:p>0.05497700</text:p>
          </table:table-cell>
          <table:table-cell table:style-name="ce4" office:value-type="float" office:value="0.28768" calcext:value-type="float">
            <text:p>0.28768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6448" calcext:value-type="float">
            <text:p>0.036448</text:p>
          </table:table-cell>
          <table:table-cell office:value-type="float" office:value="0.12835" calcext:value-type="float">
            <text:p>0.12835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0966" calcext:value-type="float">
            <text:p>0.05096600</text:p>
          </table:table-cell>
          <table:table-cell table:style-name="ce4" office:value-type="float" office:value="0.27144" calcext:value-type="float">
            <text:p>0.27144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5144" calcext:value-type="float">
            <text:p>0.045144</text:p>
          </table:table-cell>
          <table:table-cell office:value-type="float" office:value="0.12831" calcext:value-type="float">
            <text:p>0.12831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4636" calcext:value-type="float">
            <text:p>0.05463600</text:p>
          </table:table-cell>
          <table:table-cell table:style-name="ce4" office:value-type="float" office:value="0.28304" calcext:value-type="float">
            <text:p>0.28304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8936" calcext:value-type="float">
            <text:p>0.048936</text:p>
          </table:table-cell>
          <table:table-cell office:value-type="float" office:value="0.13291" calcext:value-type="float">
            <text:p>0.13291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61878" calcext:value-type="float">
            <text:p>0.06187800</text:p>
          </table:table-cell>
          <table:table-cell table:style-name="ce4" office:value-type="float" office:value="0.29102" calcext:value-type="float">
            <text:p>0.29102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8097" calcext:value-type="float">
            <text:p>0.048097</text:p>
          </table:table-cell>
          <table:table-cell office:value-type="float" office:value="0.14742" calcext:value-type="float">
            <text:p>0.14742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67679" calcext:value-type="float">
            <text:p>0.06767900</text:p>
          </table:table-cell>
          <table:table-cell table:style-name="ce4" office:value-type="float" office:value="0.29206" calcext:value-type="float">
            <text:p>0.29206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0706" calcext:value-type="float">
            <text:p>0.040706</text:p>
          </table:table-cell>
          <table:table-cell office:value-type="float" office:value="0.14636" calcext:value-type="float">
            <text:p>0.14636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4568" calcext:value-type="float">
            <text:p>0.05456800</text:p>
          </table:table-cell>
          <table:table-cell table:style-name="ce4" office:value-type="float" office:value="0.30278" calcext:value-type="float">
            <text:p>0.30278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378" calcext:value-type="float">
            <text:p>0.04378</text:p>
          </table:table-cell>
          <table:table-cell office:value-type="float" office:value="0.12415" calcext:value-type="float">
            <text:p>0.12415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4941" calcext:value-type="float">
            <text:p>0.05494100</text:p>
          </table:table-cell>
          <table:table-cell table:style-name="ce4" office:value-type="float" office:value="0.30557" calcext:value-type="float">
            <text:p>0.30557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1411" calcext:value-type="float">
            <text:p>0.041411</text:p>
          </table:table-cell>
          <table:table-cell office:value-type="float" office:value="0.13432" calcext:value-type="float">
            <text:p>0.13432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6215" calcext:value-type="float">
            <text:p>0.05621500</text:p>
          </table:table-cell>
          <table:table-cell table:style-name="ce4" office:value-type="float" office:value="0.2826" calcext:value-type="float">
            <text:p>0.28260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9501" calcext:value-type="float">
            <text:p>0.049501</text:p>
          </table:table-cell>
          <table:table-cell office:value-type="float" office:value="0.15091" calcext:value-type="float">
            <text:p>0.15091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61197" calcext:value-type="float">
            <text:p>0.06119700</text:p>
          </table:table-cell>
          <table:table-cell table:style-name="ce4" office:value-type="float" office:value="0.26645" calcext:value-type="float">
            <text:p>0.26645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8177" calcext:value-type="float">
            <text:p>0.038177</text:p>
          </table:table-cell>
          <table:table-cell office:value-type="float" office:value="0.1282" calcext:value-type="float">
            <text:p>0.1282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934" calcext:value-type="float">
            <text:p>0.05593400</text:p>
          </table:table-cell>
          <table:table-cell table:style-name="ce4" office:value-type="float" office:value="0.29452" calcext:value-type="float">
            <text:p>0.29452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8694" calcext:value-type="float">
            <text:p>0.038694</text:p>
          </table:table-cell>
          <table:table-cell office:value-type="float" office:value="0.11909" calcext:value-type="float">
            <text:p>0.11909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8" calcext:value-type="float">
            <text:p>0.05580000</text:p>
          </table:table-cell>
          <table:table-cell table:style-name="ce4" office:value-type="float" office:value="0.29456" calcext:value-type="float">
            <text:p>0.29456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0473" calcext:value-type="float">
            <text:p>0.040473</text:p>
          </table:table-cell>
          <table:table-cell office:value-type="float" office:value="0.16293" calcext:value-type="float">
            <text:p>0.16293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61673" calcext:value-type="float">
            <text:p>0.06167300</text:p>
          </table:table-cell>
          <table:table-cell table:style-name="ce4" office:value-type="float" office:value="0.33276" calcext:value-type="float">
            <text:p>0.33276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62223" calcext:value-type="float">
            <text:p>0.062223</text:p>
          </table:table-cell>
          <table:table-cell office:value-type="float" office:value="0.14845" calcext:value-type="float">
            <text:p>0.14845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66719" calcext:value-type="float">
            <text:p>0.06671900</text:p>
          </table:table-cell>
          <table:table-cell table:style-name="ce4" office:value-type="float" office:value="0.33541" calcext:value-type="float">
            <text:p>0.33541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38611" calcext:value-type="float">
            <text:p>0.038611</text:p>
          </table:table-cell>
          <table:table-cell office:value-type="float" office:value="0.11839" calcext:value-type="float">
            <text:p>0.11839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62028" calcext:value-type="float">
            <text:p>0.06202800</text:p>
          </table:table-cell>
          <table:table-cell table:style-name="ce4" office:value-type="float" office:value="0.24565" calcext:value-type="float">
            <text:p>0.24565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7754" calcext:value-type="float">
            <text:p>0.047754</text:p>
          </table:table-cell>
          <table:table-cell office:value-type="float" office:value="0.12835" calcext:value-type="float">
            <text:p>0.12835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5066" calcext:value-type="float">
            <text:p>0.05506600</text:p>
          </table:table-cell>
          <table:table-cell table:style-name="ce4" office:value-type="float" office:value="0.28098" calcext:value-type="float">
            <text:p>0.28098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6764" calcext:value-type="float">
            <text:p>0.046764</text:p>
          </table:table-cell>
          <table:table-cell office:value-type="float" office:value="0.14245" calcext:value-type="float">
            <text:p>0.14245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2431" calcext:value-type="float">
            <text:p>0.05243100</text:p>
          </table:table-cell>
          <table:table-cell table:style-name="ce4" office:value-type="float" office:value="0.27971" calcext:value-type="float">
            <text:p>0.2797100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49581" calcext:value-type="float">
            <text:p>0.049581</text:p>
          </table:table-cell>
          <table:table-cell office:value-type="float" office:value="0.1236" calcext:value-type="float">
            <text:p>0.1236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style-name="ce4" office:value-type="float" office:value="0.053011" calcext:value-type="float">
            <text:p>0.05301100</text:p>
          </table:table-cell>
          <table:table-cell table:style-name="ce4" office:value-type="float" office:value="0.32396" calcext:value-type="float">
            <text:p>0.32396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3943" calcext:value-type="float">
            <text:p>0.053943</text:p>
          </table:table-cell>
          <table:table-cell office:value-type="float" office:value="0.12852" calcext:value-type="float">
            <text:p>0.12852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7987" calcext:value-type="float">
            <text:p>0.06798700</text:p>
          </table:table-cell>
          <table:table-cell table:style-name="ce4" office:value-type="float" office:value="0.31777" calcext:value-type="float">
            <text:p>0.31777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65876" calcext:value-type="float">
            <text:p>0.065876</text:p>
          </table:table-cell>
          <table:table-cell office:value-type="float" office:value="0.14418" calcext:value-type="float">
            <text:p>0.14418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8068" calcext:value-type="float">
            <text:p>0.05806800</text:p>
          </table:table-cell>
          <table:table-cell table:style-name="ce4" office:value-type="float" office:value="0.28793" calcext:value-type="float">
            <text:p>0.28793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0155" calcext:value-type="float">
            <text:p>0.040155</text:p>
          </table:table-cell>
          <table:table-cell office:value-type="float" office:value="0.13646" calcext:value-type="float">
            <text:p>0.13646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7118" calcext:value-type="float">
            <text:p>0.05711800</text:p>
          </table:table-cell>
          <table:table-cell table:style-name="ce4" office:value-type="float" office:value="0.31501" calcext:value-type="float">
            <text:p>0.31501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7133" calcext:value-type="float">
            <text:p>0.047133</text:p>
          </table:table-cell>
          <table:table-cell office:value-type="float" office:value="0.14791" calcext:value-type="float">
            <text:p>0.14791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4763" calcext:value-type="float">
            <text:p>0.06476300</text:p>
          </table:table-cell>
          <table:table-cell table:style-name="ce4" office:value-type="float" office:value="0.3142" calcext:value-type="float">
            <text:p>0.31420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347" calcext:value-type="float">
            <text:p>0.04347</text:p>
          </table:table-cell>
          <table:table-cell office:value-type="float" office:value="0.13125" calcext:value-type="float">
            <text:p>0.13125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2257" calcext:value-type="float">
            <text:p>0.05225700</text:p>
          </table:table-cell>
          <table:table-cell table:style-name="ce4" office:value-type="float" office:value="0.31907" calcext:value-type="float">
            <text:p>0.31907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66731" calcext:value-type="float">
            <text:p>0.066731</text:p>
          </table:table-cell>
          <table:table-cell office:value-type="float" office:value="0.133" calcext:value-type="float">
            <text:p>0.133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1233" calcext:value-type="float">
            <text:p>0.06123300</text:p>
          </table:table-cell>
          <table:table-cell table:style-name="ce4" office:value-type="float" office:value="0.31262" calcext:value-type="float">
            <text:p>0.31262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3711" calcext:value-type="float">
            <text:p>0.043711</text:p>
          </table:table-cell>
          <table:table-cell office:value-type="float" office:value="0.11398" calcext:value-type="float">
            <text:p>0.11398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425" calcext:value-type="float">
            <text:p>0.06425000</text:p>
          </table:table-cell>
          <table:table-cell table:style-name="ce4" office:value-type="float" office:value="0.27582" calcext:value-type="float">
            <text:p>0.27582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36192" calcext:value-type="float">
            <text:p>0.036192</text:p>
          </table:table-cell>
          <table:table-cell office:value-type="float" office:value="0.12551" calcext:value-type="float">
            <text:p>0.12551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3027" calcext:value-type="float">
            <text:p>0.06302700</text:p>
          </table:table-cell>
          <table:table-cell table:style-name="ce4" office:value-type="float" office:value="0.34161" calcext:value-type="float">
            <text:p>0.34161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2278" calcext:value-type="float">
            <text:p>0.052278</text:p>
          </table:table-cell>
          <table:table-cell office:value-type="float" office:value="0.15481" calcext:value-type="float">
            <text:p>0.15481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0046" calcext:value-type="float">
            <text:p>0.06004600</text:p>
          </table:table-cell>
          <table:table-cell table:style-name="ce4" office:value-type="float" office:value="0.31977" calcext:value-type="float">
            <text:p>0.31977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9286" calcext:value-type="float">
            <text:p>0.049286</text:p>
          </table:table-cell>
          <table:table-cell office:value-type="float" office:value="0.16544" calcext:value-type="float">
            <text:p>0.16544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0506" calcext:value-type="float">
            <text:p>0.05050600</text:p>
          </table:table-cell>
          <table:table-cell table:style-name="ce4" office:value-type="float" office:value="0.30626" calcext:value-type="float">
            <text:p>0.30626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9513" calcext:value-type="float">
            <text:p>0.059513</text:p>
          </table:table-cell>
          <table:table-cell office:value-type="float" office:value="0.14982" calcext:value-type="float">
            <text:p>0.14982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4642" calcext:value-type="float">
            <text:p>0.06464200</text:p>
          </table:table-cell>
          <table:table-cell table:style-name="ce4" office:value-type="float" office:value="0.28516" calcext:value-type="float">
            <text:p>0.28516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34913" calcext:value-type="float">
            <text:p>0.034913</text:p>
          </table:table-cell>
          <table:table-cell office:value-type="float" office:value="0.14564" calcext:value-type="float">
            <text:p>0.14564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6271" calcext:value-type="float">
            <text:p>0.05627100</text:p>
          </table:table-cell>
          <table:table-cell table:style-name="ce4" office:value-type="float" office:value="0.29014" calcext:value-type="float">
            <text:p>0.29014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39368" calcext:value-type="float">
            <text:p>0.039368</text:p>
          </table:table-cell>
          <table:table-cell office:value-type="float" office:value="0.14469" calcext:value-type="float">
            <text:p>0.14469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8493" calcext:value-type="float">
            <text:p>0.05849300</text:p>
          </table:table-cell>
          <table:table-cell table:style-name="ce4" office:value-type="float" office:value="0.34195" calcext:value-type="float">
            <text:p>0.34195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2106" calcext:value-type="float">
            <text:p>0.052106</text:p>
          </table:table-cell>
          <table:table-cell office:value-type="float" office:value="0.13075" calcext:value-type="float">
            <text:p>0.13075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2936" calcext:value-type="float">
            <text:p>0.06293600</text:p>
          </table:table-cell>
          <table:table-cell table:style-name="ce4" office:value-type="float" office:value="0.32693" calcext:value-type="float">
            <text:p>0.32693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5907" calcext:value-type="float">
            <text:p>0.055907</text:p>
          </table:table-cell>
          <table:table-cell office:value-type="float" office:value="0.14752" calcext:value-type="float">
            <text:p>0.14752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6575" calcext:value-type="float">
            <text:p>0.06657500</text:p>
          </table:table-cell>
          <table:table-cell table:style-name="ce4" office:value-type="float" office:value="0.27758" calcext:value-type="float">
            <text:p>0.27758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36555" calcext:value-type="float">
            <text:p>0.036555</text:p>
          </table:table-cell>
          <table:table-cell office:value-type="float" office:value="0.13692" calcext:value-type="float">
            <text:p>0.13692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7482" calcext:value-type="float">
            <text:p>0.05748200</text:p>
          </table:table-cell>
          <table:table-cell table:style-name="ce4" office:value-type="float" office:value="0.34615" calcext:value-type="float">
            <text:p>0.34615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6621" calcext:value-type="float">
            <text:p>0.046621</text:p>
          </table:table-cell>
          <table:table-cell office:value-type="float" office:value="0.1567" calcext:value-type="float">
            <text:p>0.1567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5234" calcext:value-type="float">
            <text:p>0.06523400</text:p>
          </table:table-cell>
          <table:table-cell table:style-name="ce4" office:value-type="float" office:value="0.30552" calcext:value-type="float">
            <text:p>0.30552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64668" calcext:value-type="float">
            <text:p>0.064668</text:p>
          </table:table-cell>
          <table:table-cell office:value-type="float" office:value="0.13997" calcext:value-type="float">
            <text:p>0.13997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6356" calcext:value-type="float">
            <text:p>0.05635600</text:p>
          </table:table-cell>
          <table:table-cell table:style-name="ce4" office:value-type="float" office:value="0.31539" calcext:value-type="float">
            <text:p>0.31539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5541" calcext:value-type="float">
            <text:p>0.045541</text:p>
          </table:table-cell>
          <table:table-cell office:value-type="float" office:value="0.15931" calcext:value-type="float">
            <text:p>0.15931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1048" calcext:value-type="float">
            <text:p>0.06104800</text:p>
          </table:table-cell>
          <table:table-cell table:style-name="ce4" office:value-type="float" office:value="0.29879" calcext:value-type="float">
            <text:p>0.29879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7636" calcext:value-type="float">
            <text:p>0.047636</text:p>
          </table:table-cell>
          <table:table-cell office:value-type="float" office:value="0.13879" calcext:value-type="float">
            <text:p>0.13879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5857" calcext:value-type="float">
            <text:p>0.06585700</text:p>
          </table:table-cell>
          <table:table-cell table:style-name="ce4" office:value-type="float" office:value="0.28908" calcext:value-type="float">
            <text:p>0.28908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37324" calcext:value-type="float">
            <text:p>0.037324</text:p>
          </table:table-cell>
          <table:table-cell office:value-type="float" office:value="0.15458" calcext:value-type="float">
            <text:p>0.15458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5662" calcext:value-type="float">
            <text:p>0.05566200</text:p>
          </table:table-cell>
          <table:table-cell table:style-name="ce4" office:value-type="float" office:value="0.29489" calcext:value-type="float">
            <text:p>0.29489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2715" calcext:value-type="float">
            <text:p>0.042715</text:p>
          </table:table-cell>
          <table:table-cell office:value-type="float" office:value="0.15773" calcext:value-type="float">
            <text:p>0.15773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4393" calcext:value-type="float">
            <text:p>0.06439300</text:p>
          </table:table-cell>
          <table:table-cell table:style-name="ce4" office:value-type="float" office:value="0.29161" calcext:value-type="float">
            <text:p>0.29161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64879" calcext:value-type="float">
            <text:p>0.064879</text:p>
          </table:table-cell>
          <table:table-cell office:value-type="float" office:value="0.17343" calcext:value-type="float">
            <text:p>0.17343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2745" calcext:value-type="float">
            <text:p>0.05274500</text:p>
          </table:table-cell>
          <table:table-cell table:style-name="ce4" office:value-type="float" office:value="0.31689" calcext:value-type="float">
            <text:p>0.31689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6609" calcext:value-type="float">
            <text:p>0.046609</text:p>
          </table:table-cell>
          <table:table-cell office:value-type="float" office:value="0.13024" calcext:value-type="float">
            <text:p>0.13024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8257" calcext:value-type="float">
            <text:p>0.06825700</text:p>
          </table:table-cell>
          <table:table-cell table:style-name="ce4" office:value-type="float" office:value="0.35351" calcext:value-type="float">
            <text:p>0.35351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2847" calcext:value-type="float">
            <text:p>0.042847</text:p>
          </table:table-cell>
          <table:table-cell office:value-type="float" office:value="0.15083" calcext:value-type="float">
            <text:p>0.15083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812" calcext:value-type="float">
            <text:p>0.05812000</text:p>
          </table:table-cell>
          <table:table-cell table:style-name="ce4" office:value-type="float" office:value="0.30279" calcext:value-type="float">
            <text:p>0.30279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62626" calcext:value-type="float">
            <text:p>0.062626</text:p>
          </table:table-cell>
          <table:table-cell office:value-type="float" office:value="0.15167" calcext:value-type="float">
            <text:p>0.15167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9219" calcext:value-type="float">
            <text:p>0.05921900</text:p>
          </table:table-cell>
          <table:table-cell table:style-name="ce4" office:value-type="float" office:value="0.28535" calcext:value-type="float">
            <text:p>0.28535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2417" calcext:value-type="float">
            <text:p>0.052417</text:p>
          </table:table-cell>
          <table:table-cell office:value-type="float" office:value="0.14812" calcext:value-type="float">
            <text:p>0.14812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7374" calcext:value-type="float">
            <text:p>0.05737400</text:p>
          </table:table-cell>
          <table:table-cell table:style-name="ce4" office:value-type="float" office:value="0.32809" calcext:value-type="float">
            <text:p>0.32809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38481" calcext:value-type="float">
            <text:p>0.038481</text:p>
          </table:table-cell>
          <table:table-cell office:value-type="float" office:value="0.15547" calcext:value-type="float">
            <text:p>0.15547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0789" calcext:value-type="float">
            <text:p>0.06078900</text:p>
          </table:table-cell>
          <table:table-cell table:style-name="ce4" office:value-type="float" office:value="0.31153" calcext:value-type="float">
            <text:p>0.31153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3038" calcext:value-type="float">
            <text:p>0.053038</text:p>
          </table:table-cell>
          <table:table-cell office:value-type="float" office:value="0.13146" calcext:value-type="float">
            <text:p>0.13146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1636" calcext:value-type="float">
            <text:p>0.06163600</text:p>
          </table:table-cell>
          <table:table-cell table:style-name="ce4" office:value-type="float" office:value="0.26933" calcext:value-type="float">
            <text:p>0.26933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62632" calcext:value-type="float">
            <text:p>0.062632</text:p>
          </table:table-cell>
          <table:table-cell office:value-type="float" office:value="0.12326" calcext:value-type="float">
            <text:p>0.12326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0863" calcext:value-type="float">
            <text:p>0.05086300</text:p>
          </table:table-cell>
          <table:table-cell table:style-name="ce4" office:value-type="float" office:value="0.30812" calcext:value-type="float">
            <text:p>0.30812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3942" calcext:value-type="float">
            <text:p>0.053942</text:p>
          </table:table-cell>
          <table:table-cell office:value-type="float" office:value="0.13794" calcext:value-type="float">
            <text:p>0.13794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5378" calcext:value-type="float">
            <text:p>0.06537800</text:p>
          </table:table-cell>
          <table:table-cell table:style-name="ce4" office:value-type="float" office:value="0.3027" calcext:value-type="float">
            <text:p>0.30270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0537" calcext:value-type="float">
            <text:p>0.050537</text:p>
          </table:table-cell>
          <table:table-cell office:value-type="float" office:value="0.13364" calcext:value-type="float">
            <text:p>0.13364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8667" calcext:value-type="float">
            <text:p>0.05866700</text:p>
          </table:table-cell>
          <table:table-cell table:style-name="ce4" office:value-type="float" office:value="0.32443" calcext:value-type="float">
            <text:p>0.32443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8652" calcext:value-type="float">
            <text:p>0.048652</text:p>
          </table:table-cell>
          <table:table-cell office:value-type="float" office:value="0.15442" calcext:value-type="float">
            <text:p>0.15442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70845" calcext:value-type="float">
            <text:p>0.07084500</text:p>
          </table:table-cell>
          <table:table-cell table:style-name="ce4" office:value-type="float" office:value="0.27105" calcext:value-type="float">
            <text:p>0.27105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237" calcext:value-type="float">
            <text:p>0.04237</text:p>
          </table:table-cell>
          <table:table-cell office:value-type="float" office:value="0.17303" calcext:value-type="float">
            <text:p>0.17303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4664" calcext:value-type="float">
            <text:p>0.05466400</text:p>
          </table:table-cell>
          <table:table-cell table:style-name="ce4" office:value-type="float" office:value="0.29137" calcext:value-type="float">
            <text:p>0.29137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0505" calcext:value-type="float">
            <text:p>0.050505</text:p>
          </table:table-cell>
          <table:table-cell office:value-type="float" office:value="0.13994" calcext:value-type="float">
            <text:p>0.13994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0863" calcext:value-type="float">
            <text:p>0.06086300</text:p>
          </table:table-cell>
          <table:table-cell table:style-name="ce4" office:value-type="float" office:value="0.30311" calcext:value-type="float">
            <text:p>0.30311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6388" calcext:value-type="float">
            <text:p>0.046388</text:p>
          </table:table-cell>
          <table:table-cell office:value-type="float" office:value="0.18278" calcext:value-type="float">
            <text:p>0.18278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1007" calcext:value-type="float">
            <text:p>0.06100700</text:p>
          </table:table-cell>
          <table:table-cell table:style-name="ce4" office:value-type="float" office:value="0.30709" calcext:value-type="float">
            <text:p>0.30709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0464" calcext:value-type="float">
            <text:p>0.050464</text:p>
          </table:table-cell>
          <table:table-cell office:value-type="float" office:value="0.12111" calcext:value-type="float">
            <text:p>0.12111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2615" calcext:value-type="float">
            <text:p>0.06261500</text:p>
          </table:table-cell>
          <table:table-cell table:style-name="ce4" office:value-type="float" office:value="0.27641" calcext:value-type="float">
            <text:p>0.27641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586" calcext:value-type="float">
            <text:p>0.05586</text:p>
          </table:table-cell>
          <table:table-cell office:value-type="float" office:value="0.14066" calcext:value-type="float">
            <text:p>0.14066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5068" calcext:value-type="float">
            <text:p>0.06506800</text:p>
          </table:table-cell>
          <table:table-cell table:style-name="ce4" office:value-type="float" office:value="0.28032" calcext:value-type="float">
            <text:p>0.28032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2464" calcext:value-type="float">
            <text:p>0.052464</text:p>
          </table:table-cell>
          <table:table-cell office:value-type="float" office:value="0.14035" calcext:value-type="float">
            <text:p>0.14035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5606" calcext:value-type="float">
            <text:p>0.05560600</text:p>
          </table:table-cell>
          <table:table-cell table:style-name="ce4" office:value-type="float" office:value="0.28836" calcext:value-type="float">
            <text:p>0.28836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60276" calcext:value-type="float">
            <text:p>0.060276</text:p>
          </table:table-cell>
          <table:table-cell office:value-type="float" office:value="0.15752" calcext:value-type="float">
            <text:p>0.15752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0219" calcext:value-type="float">
            <text:p>0.06021900</text:p>
          </table:table-cell>
          <table:table-cell table:style-name="ce4" office:value-type="float" office:value="0.2467" calcext:value-type="float">
            <text:p>0.24670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2295" calcext:value-type="float">
            <text:p>0.042295</text:p>
          </table:table-cell>
          <table:table-cell office:value-type="float" office:value="0.1484" calcext:value-type="float">
            <text:p>0.1484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447" calcext:value-type="float">
            <text:p>0.05447000</text:p>
          </table:table-cell>
          <table:table-cell table:style-name="ce4" office:value-type="float" office:value="0.29741" calcext:value-type="float">
            <text:p>0.29741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5288" calcext:value-type="float">
            <text:p>0.045288</text:p>
          </table:table-cell>
          <table:table-cell office:value-type="float" office:value="0.12865" calcext:value-type="float">
            <text:p>0.12865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7132" calcext:value-type="float">
            <text:p>0.05713200</text:p>
          </table:table-cell>
          <table:table-cell table:style-name="ce4" office:value-type="float" office:value="0.32139" calcext:value-type="float">
            <text:p>0.32139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0785" calcext:value-type="float">
            <text:p>0.050785</text:p>
          </table:table-cell>
          <table:table-cell office:value-type="float" office:value="0.13574" calcext:value-type="float">
            <text:p>0.13574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3987" calcext:value-type="float">
            <text:p>0.05398700</text:p>
          </table:table-cell>
          <table:table-cell table:style-name="ce4" office:value-type="float" office:value="0.30635" calcext:value-type="float">
            <text:p>0.30635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37539" calcext:value-type="float">
            <text:p>0.037539</text:p>
          </table:table-cell>
          <table:table-cell office:value-type="float" office:value="0.12678" calcext:value-type="float">
            <text:p>0.12678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0826" calcext:value-type="float">
            <text:p>0.06082600</text:p>
          </table:table-cell>
          <table:table-cell table:style-name="ce4" office:value-type="float" office:value="0.32304" calcext:value-type="float">
            <text:p>0.32304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8296" calcext:value-type="float">
            <text:p>0.058296</text:p>
          </table:table-cell>
          <table:table-cell office:value-type="float" office:value="0.15327" calcext:value-type="float">
            <text:p>0.15327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4825" calcext:value-type="float">
            <text:p>0.05482500</text:p>
          </table:table-cell>
          <table:table-cell table:style-name="ce4" office:value-type="float" office:value="0.33806" calcext:value-type="float">
            <text:p>0.33806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3596" calcext:value-type="float">
            <text:p>0.043596</text:p>
          </table:table-cell>
          <table:table-cell office:value-type="float" office:value="0.13334" calcext:value-type="float">
            <text:p>0.13334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6467" calcext:value-type="float">
            <text:p>0.06646700</text:p>
          </table:table-cell>
          <table:table-cell table:style-name="ce4" office:value-type="float" office:value="0.33813" calcext:value-type="float">
            <text:p>0.33813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7622" calcext:value-type="float">
            <text:p>0.07622</text:p>
          </table:table-cell>
          <table:table-cell office:value-type="float" office:value="0.13735" calcext:value-type="float">
            <text:p>0.13735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6011" calcext:value-type="float">
            <text:p>0.06011000</text:p>
          </table:table-cell>
          <table:table-cell table:style-name="ce4" office:value-type="float" office:value="0.29236" calcext:value-type="float">
            <text:p>0.29236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58658" calcext:value-type="float">
            <text:p>0.058658</text:p>
          </table:table-cell>
          <table:table-cell office:value-type="float" office:value="0.13509" calcext:value-type="float">
            <text:p>0.13509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9962" calcext:value-type="float">
            <text:p>0.05996200</text:p>
          </table:table-cell>
          <table:table-cell table:style-name="ce4" office:value-type="float" office:value="0.29778" calcext:value-type="float">
            <text:p>0.29778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73026" calcext:value-type="float">
            <text:p>0.073026</text:p>
          </table:table-cell>
          <table:table-cell office:value-type="float" office:value="0.14247" calcext:value-type="float">
            <text:p>0.14247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9316" calcext:value-type="float">
            <text:p>0.05931600</text:p>
          </table:table-cell>
          <table:table-cell table:style-name="ce4" office:value-type="float" office:value="0.31279" calcext:value-type="float">
            <text:p>0.312790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45777" calcext:value-type="float">
            <text:p>0.045777</text:p>
          </table:table-cell>
          <table:table-cell office:value-type="float" office:value="0.11698" calcext:value-type="float">
            <text:p>0.11698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table:style-name="ce4" office:value-type="float" office:value="0.057349" calcext:value-type="float">
            <text:p>0.05734900</text:p>
          </table:table-cell>
          <table:table-cell table:style-name="ce4" office:value-type="float" office:value="0.29994" calcext:value-type="float">
            <text:p>0.29994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77193" calcext:value-type="float">
            <text:p>0.077193</text:p>
          </table:table-cell>
          <table:table-cell office:value-type="float" office:value="0.16085" calcext:value-type="float">
            <text:p>0.16085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8179" calcext:value-type="float">
            <text:p>0.06817900</text:p>
          </table:table-cell>
          <table:table-cell table:style-name="ce4" office:value-type="float" office:value="0.32757" calcext:value-type="float">
            <text:p>0.32757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73475" calcext:value-type="float">
            <text:p>0.073475</text:p>
          </table:table-cell>
          <table:table-cell office:value-type="float" office:value="0.12577" calcext:value-type="float">
            <text:p>0.12577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0189" calcext:value-type="float">
            <text:p>0.06018900</text:p>
          </table:table-cell>
          <table:table-cell table:style-name="ce4" office:value-type="float" office:value="0.29114" calcext:value-type="float">
            <text:p>0.29114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4122" calcext:value-type="float">
            <text:p>0.064122</text:p>
          </table:table-cell>
          <table:table-cell office:value-type="float" office:value="0.15564" calcext:value-type="float">
            <text:p>0.15564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6922" calcext:value-type="float">
            <text:p>0.06692200</text:p>
          </table:table-cell>
          <table:table-cell table:style-name="ce4" office:value-type="float" office:value="0.33074" calcext:value-type="float">
            <text:p>0.33074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6992" calcext:value-type="float">
            <text:p>0.066992</text:p>
          </table:table-cell>
          <table:table-cell office:value-type="float" office:value="0.13216" calcext:value-type="float">
            <text:p>0.13216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391" calcext:value-type="float">
            <text:p>0.06391000</text:p>
          </table:table-cell>
          <table:table-cell table:style-name="ce4" office:value-type="float" office:value="0.32686" calcext:value-type="float">
            <text:p>0.32686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3605" calcext:value-type="float">
            <text:p>0.043605</text:p>
          </table:table-cell>
          <table:table-cell office:value-type="float" office:value="0.17655" calcext:value-type="float">
            <text:p>0.17655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6946" calcext:value-type="float">
            <text:p>0.06694600</text:p>
          </table:table-cell>
          <table:table-cell table:style-name="ce4" office:value-type="float" office:value="0.31284" calcext:value-type="float">
            <text:p>0.31284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9829" calcext:value-type="float">
            <text:p>0.069829</text:p>
          </table:table-cell>
          <table:table-cell office:value-type="float" office:value="0.17386" calcext:value-type="float">
            <text:p>0.17386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71239" calcext:value-type="float">
            <text:p>0.07123900</text:p>
          </table:table-cell>
          <table:table-cell table:style-name="ce4" office:value-type="float" office:value="0.3314" calcext:value-type="float">
            <text:p>0.33140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1637" calcext:value-type="float">
            <text:p>0.041637</text:p>
          </table:table-cell>
          <table:table-cell office:value-type="float" office:value="0.15009" calcext:value-type="float">
            <text:p>0.15009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8089" calcext:value-type="float">
            <text:p>0.05808900</text:p>
          </table:table-cell>
          <table:table-cell table:style-name="ce4" office:value-type="float" office:value="0.29578" calcext:value-type="float">
            <text:p>0.29578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5407" calcext:value-type="float">
            <text:p>0.055407</text:p>
          </table:table-cell>
          <table:table-cell office:value-type="float" office:value="0.13297" calcext:value-type="float">
            <text:p>0.13297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7394" calcext:value-type="float">
            <text:p>0.05739400</text:p>
          </table:table-cell>
          <table:table-cell table:style-name="ce4" office:value-type="float" office:value="0.32206" calcext:value-type="float">
            <text:p>0.32206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8127" calcext:value-type="float">
            <text:p>0.058127</text:p>
          </table:table-cell>
          <table:table-cell office:value-type="float" office:value="0.16371" calcext:value-type="float">
            <text:p>0.16371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2758" calcext:value-type="float">
            <text:p>0.06275800</text:p>
          </table:table-cell>
          <table:table-cell table:style-name="ce4" office:value-type="float" office:value="0.32311" calcext:value-type="float">
            <text:p>0.32311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78662" calcext:value-type="float">
            <text:p>0.078662</text:p>
          </table:table-cell>
          <table:table-cell office:value-type="float" office:value="0.13428" calcext:value-type="float">
            <text:p>0.13428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4402" calcext:value-type="float">
            <text:p>0.06440200</text:p>
          </table:table-cell>
          <table:table-cell table:style-name="ce4" office:value-type="float" office:value="0.34908" calcext:value-type="float">
            <text:p>0.34908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1644" calcext:value-type="float">
            <text:p>0.051644</text:p>
          </table:table-cell>
          <table:table-cell office:value-type="float" office:value="0.15058" calcext:value-type="float">
            <text:p>0.15058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4628" calcext:value-type="float">
            <text:p>0.06462800</text:p>
          </table:table-cell>
          <table:table-cell table:style-name="ce4" office:value-type="float" office:value="0.34795" calcext:value-type="float">
            <text:p>0.34795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0924" calcext:value-type="float">
            <text:p>0.050924</text:p>
          </table:table-cell>
          <table:table-cell office:value-type="float" office:value="0.17262" calcext:value-type="float">
            <text:p>0.17262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8317" calcext:value-type="float">
            <text:p>0.05831700</text:p>
          </table:table-cell>
          <table:table-cell table:style-name="ce4" office:value-type="float" office:value="0.30702" calcext:value-type="float">
            <text:p>0.30702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8627" calcext:value-type="float">
            <text:p>0.058627</text:p>
          </table:table-cell>
          <table:table-cell office:value-type="float" office:value="0.1272" calcext:value-type="float">
            <text:p>0.1272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156" calcext:value-type="float">
            <text:p>0.06156000</text:p>
          </table:table-cell>
          <table:table-cell table:style-name="ce4" office:value-type="float" office:value="0.33378" calcext:value-type="float">
            <text:p>0.33378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1546" calcext:value-type="float">
            <text:p>0.061546</text:p>
          </table:table-cell>
          <table:table-cell office:value-type="float" office:value="0.17548" calcext:value-type="float">
            <text:p>0.17548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7375" calcext:value-type="float">
            <text:p>0.05737500</text:p>
          </table:table-cell>
          <table:table-cell table:style-name="ce4" office:value-type="float" office:value="0.33394" calcext:value-type="float">
            <text:p>0.33394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1894" calcext:value-type="float">
            <text:p>0.051894</text:p>
          </table:table-cell>
          <table:table-cell office:value-type="float" office:value="0.16357" calcext:value-type="float">
            <text:p>0.16357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7029" calcext:value-type="float">
            <text:p>0.07029000</text:p>
          </table:table-cell>
          <table:table-cell table:style-name="ce4" office:value-type="float" office:value="0.29088" calcext:value-type="float">
            <text:p>0.29088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6352" calcext:value-type="float">
            <text:p>0.066352</text:p>
          </table:table-cell>
          <table:table-cell office:value-type="float" office:value="0.15255" calcext:value-type="float">
            <text:p>0.15255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4506" calcext:value-type="float">
            <text:p>0.05450600</text:p>
          </table:table-cell>
          <table:table-cell table:style-name="ce4" office:value-type="float" office:value="0.29235" calcext:value-type="float">
            <text:p>0.29235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92551" calcext:value-type="float">
            <text:p>0.092551</text:p>
          </table:table-cell>
          <table:table-cell office:value-type="float" office:value="0.16571" calcext:value-type="float">
            <text:p>0.16571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0639" calcext:value-type="float">
            <text:p>0.06063900</text:p>
          </table:table-cell>
          <table:table-cell table:style-name="ce4" office:value-type="float" office:value="0.31966" calcext:value-type="float">
            <text:p>0.31966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305" calcext:value-type="float">
            <text:p>0.04305</text:p>
          </table:table-cell>
          <table:table-cell office:value-type="float" office:value="0.14136" calcext:value-type="float">
            <text:p>0.14136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8704" calcext:value-type="float">
            <text:p>0.05870400</text:p>
          </table:table-cell>
          <table:table-cell table:style-name="ce4" office:value-type="float" office:value="0.31338" calcext:value-type="float">
            <text:p>0.31338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6381" calcext:value-type="float">
            <text:p>0.056381</text:p>
          </table:table-cell>
          <table:table-cell office:value-type="float" office:value="0.13703" calcext:value-type="float">
            <text:p>0.13703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3122" calcext:value-type="float">
            <text:p>0.05312200</text:p>
          </table:table-cell>
          <table:table-cell table:style-name="ce4" office:value-type="float" office:value="0.34452" calcext:value-type="float">
            <text:p>0.34452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5031" calcext:value-type="float">
            <text:p>0.045031</text:p>
          </table:table-cell>
          <table:table-cell office:value-type="float" office:value="0.16686" calcext:value-type="float">
            <text:p>0.16686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0589" calcext:value-type="float">
            <text:p>0.06058900</text:p>
          </table:table-cell>
          <table:table-cell table:style-name="ce4" office:value-type="float" office:value="0.33876" calcext:value-type="float">
            <text:p>0.33876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0006" calcext:value-type="float">
            <text:p>0.060006</text:p>
          </table:table-cell>
          <table:table-cell office:value-type="float" office:value="0.1451" calcext:value-type="float">
            <text:p>0.1451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4686" calcext:value-type="float">
            <text:p>0.06468600</text:p>
          </table:table-cell>
          <table:table-cell table:style-name="ce4" office:value-type="float" office:value="0.34427" calcext:value-type="float">
            <text:p>0.34427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7863" calcext:value-type="float">
            <text:p>0.057863</text:p>
          </table:table-cell>
          <table:table-cell office:value-type="float" office:value="0.14505" calcext:value-type="float">
            <text:p>0.14505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5453" calcext:value-type="float">
            <text:p>0.06545300</text:p>
          </table:table-cell>
          <table:table-cell table:style-name="ce4" office:value-type="float" office:value="0.3121" calcext:value-type="float">
            <text:p>0.31210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9438" calcext:value-type="float">
            <text:p>0.059438</text:p>
          </table:table-cell>
          <table:table-cell office:value-type="float" office:value="0.14346" calcext:value-type="float">
            <text:p>0.14346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8407" calcext:value-type="float">
            <text:p>0.06840700</text:p>
          </table:table-cell>
          <table:table-cell table:style-name="ce4" office:value-type="float" office:value="0.29458" calcext:value-type="float">
            <text:p>0.29458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9345" calcext:value-type="float">
            <text:p>0.049345</text:p>
          </table:table-cell>
          <table:table-cell office:value-type="float" office:value="0.16503" calcext:value-type="float">
            <text:p>0.16503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9867" calcext:value-type="float">
            <text:p>0.05986700</text:p>
          </table:table-cell>
          <table:table-cell table:style-name="ce4" office:value-type="float" office:value="0.28978" calcext:value-type="float">
            <text:p>0.28978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1732" calcext:value-type="float">
            <text:p>0.051732</text:p>
          </table:table-cell>
          <table:table-cell office:value-type="float" office:value="0.18496" calcext:value-type="float">
            <text:p>0.18496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2969" calcext:value-type="float">
            <text:p>0.05296900</text:p>
          </table:table-cell>
          <table:table-cell table:style-name="ce4" office:value-type="float" office:value="0.31136" calcext:value-type="float">
            <text:p>0.31136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3702" calcext:value-type="float">
            <text:p>0.053702</text:p>
          </table:table-cell>
          <table:table-cell office:value-type="float" office:value="0.13327" calcext:value-type="float">
            <text:p>0.13327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859" calcext:value-type="float">
            <text:p>0.05859000</text:p>
          </table:table-cell>
          <table:table-cell table:style-name="ce4" office:value-type="float" office:value="0.33375" calcext:value-type="float">
            <text:p>0.33375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1822" calcext:value-type="float">
            <text:p>0.051822</text:p>
          </table:table-cell>
          <table:table-cell office:value-type="float" office:value="0.1159" calcext:value-type="float">
            <text:p>0.1159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8618" calcext:value-type="float">
            <text:p>0.06861800</text:p>
          </table:table-cell>
          <table:table-cell table:style-name="ce4" office:value-type="float" office:value="0.34778" calcext:value-type="float">
            <text:p>0.34778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8766" calcext:value-type="float">
            <text:p>0.058766</text:p>
          </table:table-cell>
          <table:table-cell office:value-type="float" office:value="0.16588" calcext:value-type="float">
            <text:p>0.16588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70235" calcext:value-type="float">
            <text:p>0.07023500</text:p>
          </table:table-cell>
          <table:table-cell table:style-name="ce4" office:value-type="float" office:value="0.33004" calcext:value-type="float">
            <text:p>0.33004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6451" calcext:value-type="float">
            <text:p>0.046451</text:p>
          </table:table-cell>
          <table:table-cell office:value-type="float" office:value="0.14933" calcext:value-type="float">
            <text:p>0.14933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634" calcext:value-type="float">
            <text:p>0.05634000</text:p>
          </table:table-cell>
          <table:table-cell table:style-name="ce4" office:value-type="float" office:value="0.30369" calcext:value-type="float">
            <text:p>0.30369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6808" calcext:value-type="float">
            <text:p>0.056808</text:p>
          </table:table-cell>
          <table:table-cell office:value-type="float" office:value="0.13845" calcext:value-type="float">
            <text:p>0.13845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9802" calcext:value-type="float">
            <text:p>0.05980200</text:p>
          </table:table-cell>
          <table:table-cell table:style-name="ce4" office:value-type="float" office:value="0.3405" calcext:value-type="float">
            <text:p>0.34050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73597" calcext:value-type="float">
            <text:p>0.073597</text:p>
          </table:table-cell>
          <table:table-cell office:value-type="float" office:value="0.17142" calcext:value-type="float">
            <text:p>0.17142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8451" calcext:value-type="float">
            <text:p>0.05845100</text:p>
          </table:table-cell>
          <table:table-cell table:style-name="ce4" office:value-type="float" office:value="0.31888" calcext:value-type="float">
            <text:p>0.31888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2819" calcext:value-type="float">
            <text:p>0.062819</text:p>
          </table:table-cell>
          <table:table-cell office:value-type="float" office:value="0.14809" calcext:value-type="float">
            <text:p>0.14809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1851" calcext:value-type="float">
            <text:p>0.06185100</text:p>
          </table:table-cell>
          <table:table-cell table:style-name="ce4" office:value-type="float" office:value="0.29859" calcext:value-type="float">
            <text:p>0.29859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9074" calcext:value-type="float">
            <text:p>0.069074</text:p>
          </table:table-cell>
          <table:table-cell office:value-type="float" office:value="0.13898" calcext:value-type="float">
            <text:p>0.13898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9431" calcext:value-type="float">
            <text:p>0.05943100</text:p>
          </table:table-cell>
          <table:table-cell table:style-name="ce4" office:value-type="float" office:value="0.33661" calcext:value-type="float">
            <text:p>0.33661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9037" calcext:value-type="float">
            <text:p>0.049037</text:p>
          </table:table-cell>
          <table:table-cell office:value-type="float" office:value="0.15222" calcext:value-type="float">
            <text:p>0.15222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2928" calcext:value-type="float">
            <text:p>0.06292800</text:p>
          </table:table-cell>
          <table:table-cell table:style-name="ce4" office:value-type="float" office:value="0.32437" calcext:value-type="float">
            <text:p>0.32437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4785" calcext:value-type="float">
            <text:p>0.044785</text:p>
          </table:table-cell>
          <table:table-cell office:value-type="float" office:value="0.13889" calcext:value-type="float">
            <text:p>0.13889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4046" calcext:value-type="float">
            <text:p>0.05404600</text:p>
          </table:table-cell>
          <table:table-cell table:style-name="ce4" office:value-type="float" office:value="0.31764" calcext:value-type="float">
            <text:p>0.31764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3175" calcext:value-type="float">
            <text:p>0.063175</text:p>
          </table:table-cell>
          <table:table-cell office:value-type="float" office:value="0.17839" calcext:value-type="float">
            <text:p>0.17839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3549" calcext:value-type="float">
            <text:p>0.06354900</text:p>
          </table:table-cell>
          <table:table-cell table:style-name="ce4" office:value-type="float" office:value="0.32656" calcext:value-type="float">
            <text:p>0.32656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2281" calcext:value-type="float">
            <text:p>0.062281</text:p>
          </table:table-cell>
          <table:table-cell office:value-type="float" office:value="0.14616" calcext:value-type="float">
            <text:p>0.14616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71461" calcext:value-type="float">
            <text:p>0.07146100</text:p>
          </table:table-cell>
          <table:table-cell table:style-name="ce4" office:value-type="float" office:value="0.28257" calcext:value-type="float">
            <text:p>0.28257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2095" calcext:value-type="float">
            <text:p>0.062095</text:p>
          </table:table-cell>
          <table:table-cell office:value-type="float" office:value="0.15994" calcext:value-type="float">
            <text:p>0.15994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71537" calcext:value-type="float">
            <text:p>0.07153700</text:p>
          </table:table-cell>
          <table:table-cell table:style-name="ce4" office:value-type="float" office:value="0.31242" calcext:value-type="float">
            <text:p>0.31242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0562" calcext:value-type="float">
            <text:p>0.050562</text:p>
          </table:table-cell>
          <table:table-cell office:value-type="float" office:value="0.17188" calcext:value-type="float">
            <text:p>0.17188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7956" calcext:value-type="float">
            <text:p>0.05795600</text:p>
          </table:table-cell>
          <table:table-cell table:style-name="ce4" office:value-type="float" office:value="0.31458" calcext:value-type="float">
            <text:p>0.31458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841" calcext:value-type="float">
            <text:p>0.04841</text:p>
          </table:table-cell>
          <table:table-cell office:value-type="float" office:value="0.16052" calcext:value-type="float">
            <text:p>0.16052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9428" calcext:value-type="float">
            <text:p>0.05942800</text:p>
          </table:table-cell>
          <table:table-cell table:style-name="ce4" office:value-type="float" office:value="0.31124" calcext:value-type="float">
            <text:p>0.31124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74797" calcext:value-type="float">
            <text:p>0.074797</text:p>
          </table:table-cell>
          <table:table-cell office:value-type="float" office:value="0.18464" calcext:value-type="float">
            <text:p>0.18464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5579" calcext:value-type="float">
            <text:p>0.06557900</text:p>
          </table:table-cell>
          <table:table-cell table:style-name="ce4" office:value-type="float" office:value="0.35984" calcext:value-type="float">
            <text:p>0.35984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8226" calcext:value-type="float">
            <text:p>0.068226</text:p>
          </table:table-cell>
          <table:table-cell office:value-type="float" office:value="0.15396" calcext:value-type="float">
            <text:p>0.15396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9462" calcext:value-type="float">
            <text:p>0.06946200</text:p>
          </table:table-cell>
          <table:table-cell table:style-name="ce4" office:value-type="float" office:value="0.31003" calcext:value-type="float">
            <text:p>0.31003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87518" calcext:value-type="float">
            <text:p>0.087518</text:p>
          </table:table-cell>
          <table:table-cell office:value-type="float" office:value="0.15611" calcext:value-type="float">
            <text:p>0.15611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5192" calcext:value-type="float">
            <text:p>0.06519200</text:p>
          </table:table-cell>
          <table:table-cell table:style-name="ce4" office:value-type="float" office:value="0.30082" calcext:value-type="float">
            <text:p>0.30082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1672" calcext:value-type="float">
            <text:p>0.051672</text:p>
          </table:table-cell>
          <table:table-cell office:value-type="float" office:value="0.15448" calcext:value-type="float">
            <text:p>0.15448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70196" calcext:value-type="float">
            <text:p>0.07019600</text:p>
          </table:table-cell>
          <table:table-cell table:style-name="ce4" office:value-type="float" office:value="0.30707" calcext:value-type="float">
            <text:p>0.30707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6147" calcext:value-type="float">
            <text:p>0.046147</text:p>
          </table:table-cell>
          <table:table-cell office:value-type="float" office:value="0.16129" calcext:value-type="float">
            <text:p>0.16129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74368" calcext:value-type="float">
            <text:p>0.07436800</text:p>
          </table:table-cell>
          <table:table-cell table:style-name="ce4" office:value-type="float" office:value="0.31367" calcext:value-type="float">
            <text:p>0.31367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2918" calcext:value-type="float">
            <text:p>0.052918</text:p>
          </table:table-cell>
          <table:table-cell office:value-type="float" office:value="0.16048" calcext:value-type="float">
            <text:p>0.16048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6148" calcext:value-type="float">
            <text:p>0.05614800</text:p>
          </table:table-cell>
          <table:table-cell table:style-name="ce4" office:value-type="float" office:value="0.32754" calcext:value-type="float">
            <text:p>0.32754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403" calcext:value-type="float">
            <text:p>0.05403</text:p>
          </table:table-cell>
          <table:table-cell office:value-type="float" office:value="0.15108" calcext:value-type="float">
            <text:p>0.15108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8222" calcext:value-type="float">
            <text:p>0.05822200</text:p>
          </table:table-cell>
          <table:table-cell table:style-name="ce4" office:value-type="float" office:value="0.31882" calcext:value-type="float">
            <text:p>0.31882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54455" calcext:value-type="float">
            <text:p>0.054455</text:p>
          </table:table-cell>
          <table:table-cell office:value-type="float" office:value="0.13887" calcext:value-type="float">
            <text:p>0.13887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0815" calcext:value-type="float">
            <text:p>0.06081500</text:p>
          </table:table-cell>
          <table:table-cell table:style-name="ce4" office:value-type="float" office:value="0.3186" calcext:value-type="float">
            <text:p>0.31860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60199" calcext:value-type="float">
            <text:p>0.060199</text:p>
          </table:table-cell>
          <table:table-cell office:value-type="float" office:value="0.15198" calcext:value-type="float">
            <text:p>0.15198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56556" calcext:value-type="float">
            <text:p>0.05655600</text:p>
          </table:table-cell>
          <table:table-cell table:style-name="ce4" office:value-type="float" office:value="0.29196" calcext:value-type="float">
            <text:p>0.2919600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45738" calcext:value-type="float">
            <text:p>0.045738</text:p>
          </table:table-cell>
          <table:table-cell office:value-type="float" office:value="0.16212" calcext:value-type="float">
            <text:p>0.16212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table:style-name="ce4" office:value-type="float" office:value="0.065198" calcext:value-type="float">
            <text:p>0.06519800</text:p>
          </table:table-cell>
          <table:table-cell table:style-name="ce4" office:value-type="float" office:value="0.33038" calcext:value-type="float">
            <text:p>0.33038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781" calcext:value-type="float">
            <text:p>0.06781</text:p>
          </table:table-cell>
          <table:table-cell office:value-type="float" office:value="0.14943" calcext:value-type="float">
            <text:p>0.1494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3116" calcext:value-type="float">
            <text:p>0.07311600</text:p>
          </table:table-cell>
          <table:table-cell table:style-name="ce4" office:value-type="float" office:value="0.29378" calcext:value-type="float">
            <text:p>0.29378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81003" calcext:value-type="float">
            <text:p>0.081003</text:p>
          </table:table-cell>
          <table:table-cell office:value-type="float" office:value="0.14486" calcext:value-type="float">
            <text:p>0.14486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8976" calcext:value-type="float">
            <text:p>0.06897600</text:p>
          </table:table-cell>
          <table:table-cell table:style-name="ce4" office:value-type="float" office:value="0.31927" calcext:value-type="float">
            <text:p>0.31927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70935" calcext:value-type="float">
            <text:p>0.070935</text:p>
          </table:table-cell>
          <table:table-cell office:value-type="float" office:value="0.17127" calcext:value-type="float">
            <text:p>0.17127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8202" calcext:value-type="float">
            <text:p>0.06820200</text:p>
          </table:table-cell>
          <table:table-cell table:style-name="ce4" office:value-type="float" office:value="0.3144" calcext:value-type="float">
            <text:p>0.31440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11012" calcext:value-type="float">
            <text:p>0.11012</text:p>
          </table:table-cell>
          <table:table-cell office:value-type="float" office:value="0.14656" calcext:value-type="float">
            <text:p>0.14656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5556" calcext:value-type="float">
            <text:p>0.05556000</text:p>
          </table:table-cell>
          <table:table-cell table:style-name="ce4" office:value-type="float" office:value="0.32715" calcext:value-type="float">
            <text:p>0.32715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10187" calcext:value-type="float">
            <text:p>0.10187</text:p>
          </table:table-cell>
          <table:table-cell office:value-type="float" office:value="0.15693" calcext:value-type="float">
            <text:p>0.1569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4739" calcext:value-type="float">
            <text:p>0.06473900</text:p>
          </table:table-cell>
          <table:table-cell table:style-name="ce4" office:value-type="float" office:value="0.31723" calcext:value-type="float">
            <text:p>0.31723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10608" calcext:value-type="float">
            <text:p>0.10608</text:p>
          </table:table-cell>
          <table:table-cell office:value-type="float" office:value="0.14138" calcext:value-type="float">
            <text:p>0.14138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8255" calcext:value-type="float">
            <text:p>0.06825500</text:p>
          </table:table-cell>
          <table:table-cell table:style-name="ce4" office:value-type="float" office:value="0.31186" calcext:value-type="float">
            <text:p>0.31186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76437" calcext:value-type="float">
            <text:p>0.076437</text:p>
          </table:table-cell>
          <table:table-cell office:value-type="float" office:value="0.15549" calcext:value-type="float">
            <text:p>0.15549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7728" calcext:value-type="float">
            <text:p>0.06772800</text:p>
          </table:table-cell>
          <table:table-cell table:style-name="ce4" office:value-type="float" office:value="0.36074" calcext:value-type="float">
            <text:p>0.36074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88715" calcext:value-type="float">
            <text:p>0.088715</text:p>
          </table:table-cell>
          <table:table-cell office:value-type="float" office:value="0.16448" calcext:value-type="float">
            <text:p>0.16448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9997" calcext:value-type="float">
            <text:p>0.06999700</text:p>
          </table:table-cell>
          <table:table-cell table:style-name="ce4" office:value-type="float" office:value="0.33067" calcext:value-type="float">
            <text:p>0.33067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86894" calcext:value-type="float">
            <text:p>0.086894</text:p>
          </table:table-cell>
          <table:table-cell office:value-type="float" office:value="0.18402" calcext:value-type="float">
            <text:p>0.18402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5164" calcext:value-type="float">
            <text:p>0.06516400</text:p>
          </table:table-cell>
          <table:table-cell table:style-name="ce4" office:value-type="float" office:value="0.3233" calcext:value-type="float">
            <text:p>0.32330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124" calcext:value-type="float">
            <text:p>0.06124</text:p>
          </table:table-cell>
          <table:table-cell office:value-type="float" office:value="0.16605" calcext:value-type="float">
            <text:p>0.16605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5802" calcext:value-type="float">
            <text:p>0.05802000</text:p>
          </table:table-cell>
          <table:table-cell table:style-name="ce4" office:value-type="float" office:value="0.40564" calcext:value-type="float">
            <text:p>0.40564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4179" calcext:value-type="float">
            <text:p>0.054179</text:p>
          </table:table-cell>
          <table:table-cell office:value-type="float" office:value="0.14388" calcext:value-type="float">
            <text:p>0.14388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36" calcext:value-type="float">
            <text:p>0.06360000</text:p>
          </table:table-cell>
          <table:table-cell table:style-name="ce4" office:value-type="float" office:value="0.34503" calcext:value-type="float">
            <text:p>0.34503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91448" calcext:value-type="float">
            <text:p>0.091448</text:p>
          </table:table-cell>
          <table:table-cell office:value-type="float" office:value="0.18909" calcext:value-type="float">
            <text:p>0.18909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853" calcext:value-type="float">
            <text:p>0.06853000</text:p>
          </table:table-cell>
          <table:table-cell table:style-name="ce4" office:value-type="float" office:value="0.32494" calcext:value-type="float">
            <text:p>0.32494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0758" calcext:value-type="float">
            <text:p>0.060758</text:p>
          </table:table-cell>
          <table:table-cell office:value-type="float" office:value="0.1891" calcext:value-type="float">
            <text:p>0.1891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5862" calcext:value-type="float">
            <text:p>0.07586200</text:p>
          </table:table-cell>
          <table:table-cell table:style-name="ce4" office:value-type="float" office:value="0.31092" calcext:value-type="float">
            <text:p>0.31092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92614" calcext:value-type="float">
            <text:p>0.092614</text:p>
          </table:table-cell>
          <table:table-cell office:value-type="float" office:value="0.18529" calcext:value-type="float">
            <text:p>0.18529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1895" calcext:value-type="float">
            <text:p>0.07189500</text:p>
          </table:table-cell>
          <table:table-cell table:style-name="ce4" office:value-type="float" office:value="0.33398" calcext:value-type="float">
            <text:p>0.33398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7597" calcext:value-type="float">
            <text:p>0.067597</text:p>
          </table:table-cell>
          <table:table-cell office:value-type="float" office:value="0.15742" calcext:value-type="float">
            <text:p>0.15742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7059" calcext:value-type="float">
            <text:p>0.06705900</text:p>
          </table:table-cell>
          <table:table-cell table:style-name="ce4" office:value-type="float" office:value="0.30356" calcext:value-type="float">
            <text:p>0.30356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2813" calcext:value-type="float">
            <text:p>0.052813</text:p>
          </table:table-cell>
          <table:table-cell office:value-type="float" office:value="0.14506" calcext:value-type="float">
            <text:p>0.14506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3833" calcext:value-type="float">
            <text:p>0.06383300</text:p>
          </table:table-cell>
          <table:table-cell table:style-name="ce4" office:value-type="float" office:value="0.29499" calcext:value-type="float">
            <text:p>0.29499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9238" calcext:value-type="float">
            <text:p>0.059238</text:p>
          </table:table-cell>
          <table:table-cell office:value-type="float" office:value="0.14623" calcext:value-type="float">
            <text:p>0.1462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58931" calcext:value-type="float">
            <text:p>0.05893100</text:p>
          </table:table-cell>
          <table:table-cell table:style-name="ce4" office:value-type="float" office:value="0.35976" calcext:value-type="float">
            <text:p>0.35976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84821" calcext:value-type="float">
            <text:p>0.084821</text:p>
          </table:table-cell>
          <table:table-cell office:value-type="float" office:value="0.16358" calcext:value-type="float">
            <text:p>0.16358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6627" calcext:value-type="float">
            <text:p>0.06662700</text:p>
          </table:table-cell>
          <table:table-cell table:style-name="ce4" office:value-type="float" office:value="0.3201" calcext:value-type="float">
            <text:p>0.32010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1244" calcext:value-type="float">
            <text:p>0.051244</text:p>
          </table:table-cell>
          <table:table-cell office:value-type="float" office:value="0.19672" calcext:value-type="float">
            <text:p>0.19672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6716" calcext:value-type="float">
            <text:p>0.06671600</text:p>
          </table:table-cell>
          <table:table-cell table:style-name="ce4" office:value-type="float" office:value="0.32905" calcext:value-type="float">
            <text:p>0.32905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90995" calcext:value-type="float">
            <text:p>0.090995</text:p>
          </table:table-cell>
          <table:table-cell office:value-type="float" office:value="0.17133" calcext:value-type="float">
            <text:p>0.1713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3418" calcext:value-type="float">
            <text:p>0.06341800</text:p>
          </table:table-cell>
          <table:table-cell table:style-name="ce4" office:value-type="float" office:value="0.31234" calcext:value-type="float">
            <text:p>0.31234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4234" calcext:value-type="float">
            <text:p>0.054234</text:p>
          </table:table-cell>
          <table:table-cell office:value-type="float" office:value="0.14503" calcext:value-type="float">
            <text:p>0.1450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0939" calcext:value-type="float">
            <text:p>0.07093900</text:p>
          </table:table-cell>
          <table:table-cell table:style-name="ce4" office:value-type="float" office:value="0.35113" calcext:value-type="float">
            <text:p>0.35113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3921" calcext:value-type="float">
            <text:p>0.053921</text:p>
          </table:table-cell>
          <table:table-cell office:value-type="float" office:value="0.1622" calcext:value-type="float">
            <text:p>0.1622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58808" calcext:value-type="float">
            <text:p>0.05880800</text:p>
          </table:table-cell>
          <table:table-cell table:style-name="ce4" office:value-type="float" office:value="0.28747" calcext:value-type="float">
            <text:p>0.28747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5493" calcext:value-type="float">
            <text:p>0.055493</text:p>
          </table:table-cell>
          <table:table-cell office:value-type="float" office:value="0.17579" calcext:value-type="float">
            <text:p>0.17579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5103" calcext:value-type="float">
            <text:p>0.06510300</text:p>
          </table:table-cell>
          <table:table-cell table:style-name="ce4" office:value-type="float" office:value="0.30259" calcext:value-type="float">
            <text:p>0.30259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8702" calcext:value-type="float">
            <text:p>0.068702</text:p>
          </table:table-cell>
          <table:table-cell office:value-type="float" office:value="0.15599" calcext:value-type="float">
            <text:p>0.15599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9072" calcext:value-type="float">
            <text:p>0.06907200</text:p>
          </table:table-cell>
          <table:table-cell table:style-name="ce4" office:value-type="float" office:value="0.31382" calcext:value-type="float">
            <text:p>0.31382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70813" calcext:value-type="float">
            <text:p>0.070813</text:p>
          </table:table-cell>
          <table:table-cell office:value-type="float" office:value="0.1561" calcext:value-type="float">
            <text:p>0.1561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3556" calcext:value-type="float">
            <text:p>0.06355600</text:p>
          </table:table-cell>
          <table:table-cell table:style-name="ce4" office:value-type="float" office:value="0.35237" calcext:value-type="float">
            <text:p>0.35237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6472" calcext:value-type="float">
            <text:p>0.066472</text:p>
          </table:table-cell>
          <table:table-cell office:value-type="float" office:value="0.14735" calcext:value-type="float">
            <text:p>0.14735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1833" calcext:value-type="float">
            <text:p>0.07183300</text:p>
          </table:table-cell>
          <table:table-cell table:style-name="ce4" office:value-type="float" office:value="0.30106" calcext:value-type="float">
            <text:p>0.30106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9935" calcext:value-type="float">
            <text:p>0.09935</text:p>
          </table:table-cell>
          <table:table-cell office:value-type="float" office:value="0.18316" calcext:value-type="float">
            <text:p>0.18316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2646" calcext:value-type="float">
            <text:p>0.07264600</text:p>
          </table:table-cell>
          <table:table-cell table:style-name="ce4" office:value-type="float" office:value="0.32966" calcext:value-type="float">
            <text:p>0.32966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2531" calcext:value-type="float">
            <text:p>0.062531</text:p>
          </table:table-cell>
          <table:table-cell office:value-type="float" office:value="0.15487" calcext:value-type="float">
            <text:p>0.15487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58771" calcext:value-type="float">
            <text:p>0.05877100</text:p>
          </table:table-cell>
          <table:table-cell table:style-name="ce4" office:value-type="float" office:value="0.33668" calcext:value-type="float">
            <text:p>0.33668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0744" calcext:value-type="float">
            <text:p>0.060744</text:p>
          </table:table-cell>
          <table:table-cell office:value-type="float" office:value="0.13393" calcext:value-type="float">
            <text:p>0.1339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9482" calcext:value-type="float">
            <text:p>0.06948200</text:p>
          </table:table-cell>
          <table:table-cell table:style-name="ce4" office:value-type="float" office:value="0.30652" calcext:value-type="float">
            <text:p>0.30652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96473" calcext:value-type="float">
            <text:p>0.096473</text:p>
          </table:table-cell>
          <table:table-cell office:value-type="float" office:value="0.13211" calcext:value-type="float">
            <text:p>0.13211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9689" calcext:value-type="float">
            <text:p>0.06968900</text:p>
          </table:table-cell>
          <table:table-cell table:style-name="ce4" office:value-type="float" office:value="0.38177" calcext:value-type="float">
            <text:p>0.38177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83141" calcext:value-type="float">
            <text:p>0.083141</text:p>
          </table:table-cell>
          <table:table-cell office:value-type="float" office:value="0.14434" calcext:value-type="float">
            <text:p>0.14434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6566" calcext:value-type="float">
            <text:p>0.06656600</text:p>
          </table:table-cell>
          <table:table-cell table:style-name="ce4" office:value-type="float" office:value="0.33354" calcext:value-type="float">
            <text:p>0.33354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78381" calcext:value-type="float">
            <text:p>0.078381</text:p>
          </table:table-cell>
          <table:table-cell office:value-type="float" office:value="0.16353" calcext:value-type="float">
            <text:p>0.1635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9336" calcext:value-type="float">
            <text:p>0.06933600</text:p>
          </table:table-cell>
          <table:table-cell table:style-name="ce4" office:value-type="float" office:value="0.33746" calcext:value-type="float">
            <text:p>0.33746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75951" calcext:value-type="float">
            <text:p>0.075951</text:p>
          </table:table-cell>
          <table:table-cell office:value-type="float" office:value="0.16139" calcext:value-type="float">
            <text:p>0.16139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8104" calcext:value-type="float">
            <text:p>0.06810400</text:p>
          </table:table-cell>
          <table:table-cell table:style-name="ce4" office:value-type="float" office:value="0.31955" calcext:value-type="float">
            <text:p>0.31955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9" calcext:value-type="float">
            <text:p>0.069</text:p>
          </table:table-cell>
          <table:table-cell office:value-type="float" office:value="0.14897" calcext:value-type="float">
            <text:p>0.14897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0039" calcext:value-type="float">
            <text:p>0.07003900</text:p>
          </table:table-cell>
          <table:table-cell table:style-name="ce4" office:value-type="float" office:value="0.32822" calcext:value-type="float">
            <text:p>0.32822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75643" calcext:value-type="float">
            <text:p>0.075643</text:p>
          </table:table-cell>
          <table:table-cell office:value-type="float" office:value="0.16423" calcext:value-type="float">
            <text:p>0.1642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3392" calcext:value-type="float">
            <text:p>0.06339200</text:p>
          </table:table-cell>
          <table:table-cell table:style-name="ce4" office:value-type="float" office:value="0.35269" calcext:value-type="float">
            <text:p>0.35269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8913" calcext:value-type="float">
            <text:p>0.058913</text:p>
          </table:table-cell>
          <table:table-cell office:value-type="float" office:value="0.16723" calcext:value-type="float">
            <text:p>0.1672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608" calcext:value-type="float">
            <text:p>0.06608000</text:p>
          </table:table-cell>
          <table:table-cell table:style-name="ce4" office:value-type="float" office:value="0.37313" calcext:value-type="float">
            <text:p>0.37313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74431" calcext:value-type="float">
            <text:p>0.074431</text:p>
          </table:table-cell>
          <table:table-cell office:value-type="float" office:value="0.19028" calcext:value-type="float">
            <text:p>0.19028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6236" calcext:value-type="float">
            <text:p>0.06623600</text:p>
          </table:table-cell>
          <table:table-cell table:style-name="ce4" office:value-type="float" office:value="0.33335" calcext:value-type="float">
            <text:p>0.33335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0199" calcext:value-type="float">
            <text:p>0.060199</text:p>
          </table:table-cell>
          <table:table-cell office:value-type="float" office:value="0.17862" calcext:value-type="float">
            <text:p>0.17862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1323" calcext:value-type="float">
            <text:p>0.06132300</text:p>
          </table:table-cell>
          <table:table-cell table:style-name="ce4" office:value-type="float" office:value="0.32031" calcext:value-type="float">
            <text:p>0.32031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6138" calcext:value-type="float">
            <text:p>0.066138</text:p>
          </table:table-cell>
          <table:table-cell office:value-type="float" office:value="0.18476" calcext:value-type="float">
            <text:p>0.18476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8314" calcext:value-type="float">
            <text:p>0.07831400</text:p>
          </table:table-cell>
          <table:table-cell table:style-name="ce4" office:value-type="float" office:value="0.31767" calcext:value-type="float">
            <text:p>0.31767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3369" calcext:value-type="float">
            <text:p>0.053369</text:p>
          </table:table-cell>
          <table:table-cell office:value-type="float" office:value="0.15052" calcext:value-type="float">
            <text:p>0.15052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4756" calcext:value-type="float">
            <text:p>0.06475600</text:p>
          </table:table-cell>
          <table:table-cell table:style-name="ce4" office:value-type="float" office:value="0.33251" calcext:value-type="float">
            <text:p>0.33251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73394" calcext:value-type="float">
            <text:p>0.073394</text:p>
          </table:table-cell>
          <table:table-cell office:value-type="float" office:value="0.15261" calcext:value-type="float">
            <text:p>0.15261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7762" calcext:value-type="float">
            <text:p>0.07776200</text:p>
          </table:table-cell>
          <table:table-cell table:style-name="ce4" office:value-type="float" office:value="0.35713" calcext:value-type="float">
            <text:p>0.35713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2778" calcext:value-type="float">
            <text:p>0.062778</text:p>
          </table:table-cell>
          <table:table-cell office:value-type="float" office:value="0.14443" calcext:value-type="float">
            <text:p>0.1444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3686" calcext:value-type="float">
            <text:p>0.06368600</text:p>
          </table:table-cell>
          <table:table-cell table:style-name="ce4" office:value-type="float" office:value="0.29852" calcext:value-type="float">
            <text:p>0.29852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8903" calcext:value-type="float">
            <text:p>0.058903</text:p>
          </table:table-cell>
          <table:table-cell office:value-type="float" office:value="0.16083" calcext:value-type="float">
            <text:p>0.1608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3802" calcext:value-type="float">
            <text:p>0.06380200</text:p>
          </table:table-cell>
          <table:table-cell table:style-name="ce4" office:value-type="float" office:value="0.33888" calcext:value-type="float">
            <text:p>0.33888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10151" calcext:value-type="float">
            <text:p>0.10151</text:p>
          </table:table-cell>
          <table:table-cell office:value-type="float" office:value="0.17405" calcext:value-type="float">
            <text:p>0.17405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7276" calcext:value-type="float">
            <text:p>0.06727600</text:p>
          </table:table-cell>
          <table:table-cell table:style-name="ce4" office:value-type="float" office:value="0.33041" calcext:value-type="float">
            <text:p>0.33041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5066" calcext:value-type="float">
            <text:p>0.055066</text:p>
          </table:table-cell>
          <table:table-cell office:value-type="float" office:value="0.13716" calcext:value-type="float">
            <text:p>0.13716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58371" calcext:value-type="float">
            <text:p>0.05837100</text:p>
          </table:table-cell>
          <table:table-cell table:style-name="ce4" office:value-type="float" office:value="0.35203" calcext:value-type="float">
            <text:p>0.35203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10756" calcext:value-type="float">
            <text:p>0.10756</text:p>
          </table:table-cell>
          <table:table-cell office:value-type="float" office:value="0.17244" calcext:value-type="float">
            <text:p>0.17244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1692" calcext:value-type="float">
            <text:p>0.06169200</text:p>
          </table:table-cell>
          <table:table-cell table:style-name="ce4" office:value-type="float" office:value="0.31706" calcext:value-type="float">
            <text:p>0.31706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65499" calcext:value-type="float">
            <text:p>0.065499</text:p>
          </table:table-cell>
          <table:table-cell office:value-type="float" office:value="0.15407" calcext:value-type="float">
            <text:p>0.15407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3708" calcext:value-type="float">
            <text:p>0.07370800</text:p>
          </table:table-cell>
          <table:table-cell table:style-name="ce4" office:value-type="float" office:value="0.31249" calcext:value-type="float">
            <text:p>0.31249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4621" calcext:value-type="float">
            <text:p>0.054621</text:p>
          </table:table-cell>
          <table:table-cell office:value-type="float" office:value="0.17229" calcext:value-type="float">
            <text:p>0.17229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4892" calcext:value-type="float">
            <text:p>0.06489200</text:p>
          </table:table-cell>
          <table:table-cell table:style-name="ce4" office:value-type="float" office:value="0.34326" calcext:value-type="float">
            <text:p>0.34326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52474" calcext:value-type="float">
            <text:p>0.052474</text:p>
          </table:table-cell>
          <table:table-cell office:value-type="float" office:value="0.14316" calcext:value-type="float">
            <text:p>0.14316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71425" calcext:value-type="float">
            <text:p>0.07142500</text:p>
          </table:table-cell>
          <table:table-cell table:style-name="ce4" office:value-type="float" office:value="0.30583" calcext:value-type="float">
            <text:p>0.305830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85916" calcext:value-type="float">
            <text:p>0.085916</text:p>
          </table:table-cell>
          <table:table-cell office:value-type="float" office:value="0.15259" calcext:value-type="float">
            <text:p>0.15259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table:style-name="ce4" office:value-type="float" office:value="0.066141" calcext:value-type="float">
            <text:p>0.06614100</text:p>
          </table:table-cell>
          <table:table-cell table:style-name="ce4" office:value-type="float" office:value="0.35449" calcext:value-type="float">
            <text:p>0.35449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92126" calcext:value-type="float">
            <text:p>0.092126</text:p>
          </table:table-cell>
          <table:table-cell office:value-type="float" office:value="0.15334" calcext:value-type="float">
            <text:p>0.15334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0659" calcext:value-type="float">
            <text:p>0.07065900</text:p>
          </table:table-cell>
          <table:table-cell table:style-name="ce4" office:value-type="float" office:value="0.33376" calcext:value-type="float">
            <text:p>0.33376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0351" calcext:value-type="float">
            <text:p>0.10351</text:p>
          </table:table-cell>
          <table:table-cell office:value-type="float" office:value="0.16042" calcext:value-type="float">
            <text:p>0.16042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84604" calcext:value-type="float">
            <text:p>0.08460400</text:p>
          </table:table-cell>
          <table:table-cell table:style-name="ce4" office:value-type="float" office:value="0.33691" calcext:value-type="float">
            <text:p>0.33691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81272" calcext:value-type="float">
            <text:p>0.081272</text:p>
          </table:table-cell>
          <table:table-cell office:value-type="float" office:value="0.15327" calcext:value-type="float">
            <text:p>0.15327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9901" calcext:value-type="float">
            <text:p>0.07990100</text:p>
          </table:table-cell>
          <table:table-cell table:style-name="ce4" office:value-type="float" office:value="0.33427" calcext:value-type="float">
            <text:p>0.33427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93001" calcext:value-type="float">
            <text:p>0.093001</text:p>
          </table:table-cell>
          <table:table-cell office:value-type="float" office:value="0.18126" calcext:value-type="float">
            <text:p>0.18126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6131" calcext:value-type="float">
            <text:p>0.06613100</text:p>
          </table:table-cell>
          <table:table-cell table:style-name="ce4" office:value-type="float" office:value="0.36772" calcext:value-type="float">
            <text:p>0.36772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97177" calcext:value-type="float">
            <text:p>0.097177</text:p>
          </table:table-cell>
          <table:table-cell office:value-type="float" office:value="0.16883" calcext:value-type="float">
            <text:p>0.16883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7064" calcext:value-type="float">
            <text:p>0.07706400</text:p>
          </table:table-cell>
          <table:table-cell table:style-name="ce4" office:value-type="float" office:value="0.3413" calcext:value-type="float">
            <text:p>0.34130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83461" calcext:value-type="float">
            <text:p>0.083461</text:p>
          </table:table-cell>
          <table:table-cell office:value-type="float" office:value="0.14798" calcext:value-type="float">
            <text:p>0.14798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82238" calcext:value-type="float">
            <text:p>0.08223800</text:p>
          </table:table-cell>
          <table:table-cell table:style-name="ce4" office:value-type="float" office:value="0.28931" calcext:value-type="float">
            <text:p>0.28931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88612" calcext:value-type="float">
            <text:p>0.088612</text:p>
          </table:table-cell>
          <table:table-cell office:value-type="float" office:value="0.14526" calcext:value-type="float">
            <text:p>0.14526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195" calcext:value-type="float">
            <text:p>0.06195000</text:p>
          </table:table-cell>
          <table:table-cell table:style-name="ce4" office:value-type="float" office:value="0.34424" calcext:value-type="float">
            <text:p>0.34424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13713" calcext:value-type="float">
            <text:p>0.13713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2526" calcext:value-type="float">
            <text:p>0.07252600</text:p>
          </table:table-cell>
          <table:table-cell table:style-name="ce4" office:value-type="float" office:value="0.33853" calcext:value-type="float">
            <text:p>0.33853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0642" calcext:value-type="float">
            <text:p>0.10642</text:p>
          </table:table-cell>
          <table:table-cell office:value-type="float" office:value="0.14755" calcext:value-type="float">
            <text:p>0.14755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1303" calcext:value-type="float">
            <text:p>0.06130300</text:p>
          </table:table-cell>
          <table:table-cell table:style-name="ce4" office:value-type="float" office:value="0.33094" calcext:value-type="float">
            <text:p>0.33094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99639" calcext:value-type="float">
            <text:p>0.099639</text:p>
          </table:table-cell>
          <table:table-cell office:value-type="float" office:value="0.1421" calcext:value-type="float">
            <text:p>0.1421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8987" calcext:value-type="float">
            <text:p>0.06898700</text:p>
          </table:table-cell>
          <table:table-cell table:style-name="ce4" office:value-type="float" office:value="0.31914" calcext:value-type="float">
            <text:p>0.31914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0845" calcext:value-type="float">
            <text:p>0.10845</text:p>
          </table:table-cell>
          <table:table-cell office:value-type="float" office:value="0.16564" calcext:value-type="float">
            <text:p>0.16564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8597" calcext:value-type="float">
            <text:p>0.06859700</text:p>
          </table:table-cell>
          <table:table-cell table:style-name="ce4" office:value-type="float" office:value="0.36628" calcext:value-type="float">
            <text:p>0.36628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0147" calcext:value-type="float">
            <text:p>0.10147</text:p>
          </table:table-cell>
          <table:table-cell office:value-type="float" office:value="0.16519" calcext:value-type="float">
            <text:p>0.16519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1016" calcext:value-type="float">
            <text:p>0.07101600</text:p>
          </table:table-cell>
          <table:table-cell table:style-name="ce4" office:value-type="float" office:value="0.32196" calcext:value-type="float">
            <text:p>0.32196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93522" calcext:value-type="float">
            <text:p>0.093522</text:p>
          </table:table-cell>
          <table:table-cell office:value-type="float" office:value="0.16021" calcext:value-type="float">
            <text:p>0.16021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3633" calcext:value-type="float">
            <text:p>0.06363300</text:p>
          </table:table-cell>
          <table:table-cell table:style-name="ce4" office:value-type="float" office:value="0.38347" calcext:value-type="float">
            <text:p>0.38347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0852" calcext:value-type="float">
            <text:p>0.10852</text:p>
          </table:table-cell>
          <table:table-cell office:value-type="float" office:value="0.18906" calcext:value-type="float">
            <text:p>0.18906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9914" calcext:value-type="float">
            <text:p>0.06991400</text:p>
          </table:table-cell>
          <table:table-cell table:style-name="ce4" office:value-type="float" office:value="0.31855" calcext:value-type="float">
            <text:p>0.31855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2031" calcext:value-type="float">
            <text:p>0.12031</text:p>
          </table:table-cell>
          <table:table-cell office:value-type="float" office:value="0.18094" calcext:value-type="float">
            <text:p>0.18094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92069" calcext:value-type="float">
            <text:p>0.09206900</text:p>
          </table:table-cell>
          <table:table-cell table:style-name="ce4" office:value-type="float" office:value="0.32991" calcext:value-type="float">
            <text:p>0.32991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1324" calcext:value-type="float">
            <text:p>0.11324</text:p>
          </table:table-cell>
          <table:table-cell office:value-type="float" office:value="0.14903" calcext:value-type="float">
            <text:p>0.14903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3411" calcext:value-type="float">
            <text:p>0.07341100</text:p>
          </table:table-cell>
          <table:table-cell table:style-name="ce4" office:value-type="float" office:value="0.33885" calcext:value-type="float">
            <text:p>0.33885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95795" calcext:value-type="float">
            <text:p>0.095795</text:p>
          </table:table-cell>
          <table:table-cell office:value-type="float" office:value="0.16261" calcext:value-type="float">
            <text:p>0.16261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9226" calcext:value-type="float">
            <text:p>0.06922600</text:p>
          </table:table-cell>
          <table:table-cell table:style-name="ce4" office:value-type="float" office:value="0.32407" calcext:value-type="float">
            <text:p>0.32407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2493" calcext:value-type="float">
            <text:p>0.12493</text:p>
          </table:table-cell>
          <table:table-cell office:value-type="float" office:value="0.13841" calcext:value-type="float">
            <text:p>0.13841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3434" calcext:value-type="float">
            <text:p>0.06343400</text:p>
          </table:table-cell>
          <table:table-cell table:style-name="ce4" office:value-type="float" office:value="0.35126" calcext:value-type="float">
            <text:p>0.35126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0593" calcext:value-type="float">
            <text:p>0.10593</text:p>
          </table:table-cell>
          <table:table-cell office:value-type="float" office:value="0.15139" calcext:value-type="float">
            <text:p>0.15139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4092" calcext:value-type="float">
            <text:p>0.07409200</text:p>
          </table:table-cell>
          <table:table-cell table:style-name="ce4" office:value-type="float" office:value="0.31552" calcext:value-type="float">
            <text:p>0.31552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9741" calcext:value-type="float">
            <text:p>0.19741</text:p>
          </table:table-cell>
          <table:table-cell office:value-type="float" office:value="0.14455" calcext:value-type="float">
            <text:p>0.14455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0736" calcext:value-type="float">
            <text:p>0.07073600</text:p>
          </table:table-cell>
          <table:table-cell table:style-name="ce4" office:value-type="float" office:value="0.34939" calcext:value-type="float">
            <text:p>0.34939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0691" calcext:value-type="float">
            <text:p>0.10691</text:p>
          </table:table-cell>
          <table:table-cell office:value-type="float" office:value="0.13858" calcext:value-type="float">
            <text:p>0.13858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4824" calcext:value-type="float">
            <text:p>0.06482400</text:p>
          </table:table-cell>
          <table:table-cell table:style-name="ce4" office:value-type="float" office:value="0.35418" calcext:value-type="float">
            <text:p>0.35418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1979" calcext:value-type="float">
            <text:p>0.11979</text:p>
          </table:table-cell>
          <table:table-cell office:value-type="float" office:value="0.1482" calcext:value-type="float">
            <text:p>0.1482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2961" calcext:value-type="float">
            <text:p>0.07296100</text:p>
          </table:table-cell>
          <table:table-cell table:style-name="ce4" office:value-type="float" office:value="0.32173" calcext:value-type="float">
            <text:p>0.32173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5941" calcext:value-type="float">
            <text:p>0.15941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2745" calcext:value-type="float">
            <text:p>0.07274500</text:p>
          </table:table-cell>
          <table:table-cell table:style-name="ce4" office:value-type="float" office:value="0.36464" calcext:value-type="float">
            <text:p>0.36464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4914" calcext:value-type="float">
            <text:p>0.14914</text:p>
          </table:table-cell>
          <table:table-cell office:value-type="float" office:value="0.19199" calcext:value-type="float">
            <text:p>0.19199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9421" calcext:value-type="float">
            <text:p>0.07942100</text:p>
          </table:table-cell>
          <table:table-cell table:style-name="ce4" office:value-type="float" office:value="0.3263" calcext:value-type="float">
            <text:p>0.32630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85495" calcext:value-type="float">
            <text:p>0.085495</text:p>
          </table:table-cell>
          <table:table-cell office:value-type="float" office:value="0.15746" calcext:value-type="float">
            <text:p>0.15746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2762" calcext:value-type="float">
            <text:p>0.07276200</text:p>
          </table:table-cell>
          <table:table-cell table:style-name="ce4" office:value-type="float" office:value="0.35166" calcext:value-type="float">
            <text:p>0.35166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90432" calcext:value-type="float">
            <text:p>0.090432</text:p>
          </table:table-cell>
          <table:table-cell office:value-type="float" office:value="0.18309" calcext:value-type="float">
            <text:p>0.18309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5745" calcext:value-type="float">
            <text:p>0.07574500</text:p>
          </table:table-cell>
          <table:table-cell table:style-name="ce4" office:value-type="float" office:value="0.30383" calcext:value-type="float">
            <text:p>0.30383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76247" calcext:value-type="float">
            <text:p>0.076247</text:p>
          </table:table-cell>
          <table:table-cell office:value-type="float" office:value="0.13854" calcext:value-type="float">
            <text:p>0.13854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971" calcext:value-type="float">
            <text:p>0.06971000</text:p>
          </table:table-cell>
          <table:table-cell table:style-name="ce4" office:value-type="float" office:value="0.37866" calcext:value-type="float">
            <text:p>0.37866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87656" calcext:value-type="float">
            <text:p>0.087656</text:p>
          </table:table-cell>
          <table:table-cell office:value-type="float" office:value="0.1739" calcext:value-type="float">
            <text:p>0.1739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4466" calcext:value-type="float">
            <text:p>0.07446600</text:p>
          </table:table-cell>
          <table:table-cell table:style-name="ce4" office:value-type="float" office:value="0.33877" calcext:value-type="float">
            <text:p>0.33877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13243" calcext:value-type="float">
            <text:p>0.13243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2391" calcext:value-type="float">
            <text:p>0.06239100</text:p>
          </table:table-cell>
          <table:table-cell table:style-name="ce4" office:value-type="float" office:value="0.34078" calcext:value-type="float">
            <text:p>0.34078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1473" calcext:value-type="float">
            <text:p>0.11473</text:p>
          </table:table-cell>
          <table:table-cell office:value-type="float" office:value="0.144" calcext:value-type="float">
            <text:p>0.144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9296" calcext:value-type="float">
            <text:p>0.06929600</text:p>
          </table:table-cell>
          <table:table-cell table:style-name="ce4" office:value-type="float" office:value="0.33429" calcext:value-type="float">
            <text:p>0.33429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92235" calcext:value-type="float">
            <text:p>0.092235</text:p>
          </table:table-cell>
          <table:table-cell office:value-type="float" office:value="0.16546" calcext:value-type="float">
            <text:p>0.16546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2235" calcext:value-type="float">
            <text:p>0.07223500</text:p>
          </table:table-cell>
          <table:table-cell table:style-name="ce4" office:value-type="float" office:value="0.29987" calcext:value-type="float">
            <text:p>0.29987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79762" calcext:value-type="float">
            <text:p>0.079762</text:p>
          </table:table-cell>
          <table:table-cell office:value-type="float" office:value="0.18048" calcext:value-type="float">
            <text:p>0.18048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8959" calcext:value-type="float">
            <text:p>0.07895900</text:p>
          </table:table-cell>
          <table:table-cell table:style-name="ce4" office:value-type="float" office:value="0.35568" calcext:value-type="float">
            <text:p>0.35568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2028" calcext:value-type="float">
            <text:p>0.12028</text:p>
          </table:table-cell>
          <table:table-cell office:value-type="float" office:value="0.14833" calcext:value-type="float">
            <text:p>0.14833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86295" calcext:value-type="float">
            <text:p>0.08629500</text:p>
          </table:table-cell>
          <table:table-cell table:style-name="ce4" office:value-type="float" office:value="0.288" calcext:value-type="float">
            <text:p>0.28800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0718" calcext:value-type="float">
            <text:p>0.10718</text:p>
          </table:table-cell>
          <table:table-cell office:value-type="float" office:value="0.15341" calcext:value-type="float">
            <text:p>0.15341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8537" calcext:value-type="float">
            <text:p>0.08537000</text:p>
          </table:table-cell>
          <table:table-cell table:style-name="ce4" office:value-type="float" office:value="0.32646" calcext:value-type="float">
            <text:p>0.32646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7894" calcext:value-type="float">
            <text:p>0.07894</text:p>
          </table:table-cell>
          <table:table-cell office:value-type="float" office:value="0.1633" calcext:value-type="float">
            <text:p>0.1633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59828" calcext:value-type="float">
            <text:p>0.05982800</text:p>
          </table:table-cell>
          <table:table-cell table:style-name="ce4" office:value-type="float" office:value="0.33513" calcext:value-type="float">
            <text:p>0.33513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68973" calcext:value-type="float">
            <text:p>0.068973</text:p>
          </table:table-cell>
          <table:table-cell office:value-type="float" office:value="0.15057" calcext:value-type="float">
            <text:p>0.15057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9906" calcext:value-type="float">
            <text:p>0.06990600</text:p>
          </table:table-cell>
          <table:table-cell table:style-name="ce4" office:value-type="float" office:value="0.36275" calcext:value-type="float">
            <text:p>0.36275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83847" calcext:value-type="float">
            <text:p>0.083847</text:p>
          </table:table-cell>
          <table:table-cell office:value-type="float" office:value="0.15759" calcext:value-type="float">
            <text:p>0.15759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6379" calcext:value-type="float">
            <text:p>0.06637900</text:p>
          </table:table-cell>
          <table:table-cell table:style-name="ce4" office:value-type="float" office:value="0.34881" calcext:value-type="float">
            <text:p>0.34881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84368" calcext:value-type="float">
            <text:p>0.084368</text:p>
          </table:table-cell>
          <table:table-cell office:value-type="float" office:value="0.1658" calcext:value-type="float">
            <text:p>0.1658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1275" calcext:value-type="float">
            <text:p>0.07127500</text:p>
          </table:table-cell>
          <table:table-cell table:style-name="ce4" office:value-type="float" office:value="0.32866" calcext:value-type="float">
            <text:p>0.32866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6869" calcext:value-type="float">
            <text:p>0.06869</text:p>
          </table:table-cell>
          <table:table-cell office:value-type="float" office:value="0.18163" calcext:value-type="float">
            <text:p>0.18163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5064" calcext:value-type="float">
            <text:p>0.07506400</text:p>
          </table:table-cell>
          <table:table-cell table:style-name="ce4" office:value-type="float" office:value="0.35957" calcext:value-type="float">
            <text:p>0.35957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3733" calcext:value-type="float">
            <text:p>0.13733</text:p>
          </table:table-cell>
          <table:table-cell office:value-type="float" office:value="0.16113" calcext:value-type="float">
            <text:p>0.16113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6819" calcext:value-type="float">
            <text:p>0.07681900</text:p>
          </table:table-cell>
          <table:table-cell table:style-name="ce4" office:value-type="float" office:value="0.3455" calcext:value-type="float">
            <text:p>0.34550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0741" calcext:value-type="float">
            <text:p>0.10741</text:p>
          </table:table-cell>
          <table:table-cell office:value-type="float" office:value="0.13982" calcext:value-type="float">
            <text:p>0.13982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9018" calcext:value-type="float">
            <text:p>0.07901800</text:p>
          </table:table-cell>
          <table:table-cell table:style-name="ce4" office:value-type="float" office:value="0.31938" calcext:value-type="float">
            <text:p>0.31938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80547" calcext:value-type="float">
            <text:p>0.080547</text:p>
          </table:table-cell>
          <table:table-cell office:value-type="float" office:value="0.15977" calcext:value-type="float">
            <text:p>0.15977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4834" calcext:value-type="float">
            <text:p>0.06483400</text:p>
          </table:table-cell>
          <table:table-cell table:style-name="ce4" office:value-type="float" office:value="0.3405" calcext:value-type="float">
            <text:p>0.34050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74163" calcext:value-type="float">
            <text:p>0.074163</text:p>
          </table:table-cell>
          <table:table-cell office:value-type="float" office:value="0.19842" calcext:value-type="float">
            <text:p>0.19842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86177" calcext:value-type="float">
            <text:p>0.08617700</text:p>
          </table:table-cell>
          <table:table-cell table:style-name="ce4" office:value-type="float" office:value="0.3015" calcext:value-type="float">
            <text:p>0.30150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93167" calcext:value-type="float">
            <text:p>0.093167</text:p>
          </table:table-cell>
          <table:table-cell office:value-type="float" office:value="0.15608" calcext:value-type="float">
            <text:p>0.15608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7349" calcext:value-type="float">
            <text:p>0.07734900</text:p>
          </table:table-cell>
          <table:table-cell table:style-name="ce4" office:value-type="float" office:value="0.35248" calcext:value-type="float">
            <text:p>0.35248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6275" calcext:value-type="float">
            <text:p>0.16275</text:p>
          </table:table-cell>
          <table:table-cell office:value-type="float" office:value="0.15785" calcext:value-type="float">
            <text:p>0.15785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8663" calcext:value-type="float">
            <text:p>0.06866300</text:p>
          </table:table-cell>
          <table:table-cell table:style-name="ce4" office:value-type="float" office:value="0.35702" calcext:value-type="float">
            <text:p>0.35702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90632" calcext:value-type="float">
            <text:p>0.090632</text:p>
          </table:table-cell>
          <table:table-cell office:value-type="float" office:value="0.17979" calcext:value-type="float">
            <text:p>0.17979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8965" calcext:value-type="float">
            <text:p>0.07896500</text:p>
          </table:table-cell>
          <table:table-cell table:style-name="ce4" office:value-type="float" office:value="0.31699" calcext:value-type="float">
            <text:p>0.31699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88685" calcext:value-type="float">
            <text:p>0.088685</text:p>
          </table:table-cell>
          <table:table-cell office:value-type="float" office:value="0.16674" calcext:value-type="float">
            <text:p>0.16674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72034" calcext:value-type="float">
            <text:p>0.07203400</text:p>
          </table:table-cell>
          <table:table-cell table:style-name="ce4" office:value-type="float" office:value="0.34187" calcext:value-type="float">
            <text:p>0.34187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72083" calcext:value-type="float">
            <text:p>0.072083</text:p>
          </table:table-cell>
          <table:table-cell office:value-type="float" office:value="0.16742" calcext:value-type="float">
            <text:p>0.16742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6796" calcext:value-type="float">
            <text:p>0.06679600</text:p>
          </table:table-cell>
          <table:table-cell table:style-name="ce4" office:value-type="float" office:value="0.31026" calcext:value-type="float">
            <text:p>0.31026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12288" calcext:value-type="float">
            <text:p>0.12288</text:p>
          </table:table-cell>
          <table:table-cell office:value-type="float" office:value="0.14742" calcext:value-type="float">
            <text:p>0.14742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64614" calcext:value-type="float">
            <text:p>0.06461400</text:p>
          </table:table-cell>
          <table:table-cell table:style-name="ce4" office:value-type="float" office:value="0.35595" calcext:value-type="float">
            <text:p>0.35595000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87547" calcext:value-type="float">
            <text:p>0.087547</text:p>
          </table:table-cell>
          <table:table-cell office:value-type="float" office:value="0.13534" calcext:value-type="float">
            <text:p>0.13534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table:style-name="ce4" office:value-type="float" office:value="0.081768" calcext:value-type="float">
            <text:p>0.08176800</text:p>
          </table:table-cell>
          <table:table-cell table:style-name="ce4" office:value-type="float" office:value="0.3579" calcext:value-type="float">
            <text:p>0.35790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18032" calcext:value-type="float">
            <text:p>0.1803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7907" calcext:value-type="float">
            <text:p>0.07790700</text:p>
          </table:table-cell>
          <table:table-cell table:style-name="ce4" office:value-type="float" office:value="0.349" calcext:value-type="float">
            <text:p>0.34900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2252" calcext:value-type="float">
            <text:p>1.2252</text:p>
          </table:table-cell>
          <table:table-cell office:value-type="float" office:value="0.18757" calcext:value-type="float">
            <text:p>0.18757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0583" calcext:value-type="float">
            <text:p>0.08058300</text:p>
          </table:table-cell>
          <table:table-cell table:style-name="ce4" office:value-type="float" office:value="0.34244" calcext:value-type="float">
            <text:p>0.34244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.1005" calcext:value-type="float">
            <text:p>2.1005</text:p>
          </table:table-cell>
          <table:table-cell office:value-type="float" office:value="0.16307" calcext:value-type="float">
            <text:p>0.16307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5815" calcext:value-type="float">
            <text:p>0.07581500</text:p>
          </table:table-cell>
          <table:table-cell table:style-name="ce4" office:value-type="float" office:value="0.36544" calcext:value-type="float">
            <text:p>0.36544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22491" calcext:value-type="float">
            <text:p>0.22491</text:p>
          </table:table-cell>
          <table:table-cell office:value-type="float" office:value="0.14055" calcext:value-type="float">
            <text:p>0.14055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9078" calcext:value-type="float">
            <text:p>0.08907800</text:p>
          </table:table-cell>
          <table:table-cell table:style-name="ce4" office:value-type="float" office:value="0.37664" calcext:value-type="float">
            <text:p>0.37664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21626" calcext:value-type="float">
            <text:p>0.21626</text:p>
          </table:table-cell>
          <table:table-cell office:value-type="float" office:value="0.16249" calcext:value-type="float">
            <text:p>0.16249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1966" calcext:value-type="float">
            <text:p>0.08196600</text:p>
          </table:table-cell>
          <table:table-cell table:style-name="ce4" office:value-type="float" office:value="0.34201" calcext:value-type="float">
            <text:p>0.34201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14112" calcext:value-type="float">
            <text:p>0.1411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1174" calcext:value-type="float">
            <text:p>0.08117400</text:p>
          </table:table-cell>
          <table:table-cell table:style-name="ce4" office:value-type="float" office:value="0.33592" calcext:value-type="float">
            <text:p>0.33592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50938" calcext:value-type="float">
            <text:p>0.50938</text:p>
          </table:table-cell>
          <table:table-cell office:value-type="float" office:value="0.18062" calcext:value-type="float">
            <text:p>0.1806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94826" calcext:value-type="float">
            <text:p>0.09482600</text:p>
          </table:table-cell>
          <table:table-cell table:style-name="ce4" office:value-type="float" office:value="0.36039" calcext:value-type="float">
            <text:p>0.36039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46896" calcext:value-type="float">
            <text:p>0.46896</text:p>
          </table:table-cell>
          <table:table-cell office:value-type="float" office:value="0.15068" calcext:value-type="float">
            <text:p>0.15068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92683" calcext:value-type="float">
            <text:p>0.09268300</text:p>
          </table:table-cell>
          <table:table-cell table:style-name="ce4" office:value-type="float" office:value="0.36248" calcext:value-type="float">
            <text:p>0.36248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3587" calcext:value-type="float">
            <text:p>0.13587</text:p>
          </table:table-cell>
          <table:table-cell office:value-type="float" office:value="0.15311" calcext:value-type="float">
            <text:p>0.15311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4339" calcext:value-type="float">
            <text:p>0.07433900</text:p>
          </table:table-cell>
          <table:table-cell table:style-name="ce4" office:value-type="float" office:value="0.3468" calcext:value-type="float">
            <text:p>0.34680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7543" calcext:value-type="float">
            <text:p>0.17543</text:p>
          </table:table-cell>
          <table:table-cell office:value-type="float" office:value="0.17321" calcext:value-type="float">
            <text:p>0.17321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93191" calcext:value-type="float">
            <text:p>0.09319100</text:p>
          </table:table-cell>
          <table:table-cell table:style-name="ce4" office:value-type="float" office:value="0.31769" calcext:value-type="float">
            <text:p>0.31769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3648" calcext:value-type="float">
            <text:p>1.3648</text:p>
          </table:table-cell>
          <table:table-cell office:value-type="float" office:value="0.15563" calcext:value-type="float">
            <text:p>0.15563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2394" calcext:value-type="float">
            <text:p>0.08239400</text:p>
          </table:table-cell>
          <table:table-cell table:style-name="ce4" office:value-type="float" office:value="0.34959" calcext:value-type="float">
            <text:p>0.34959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29606" calcext:value-type="float">
            <text:p>0.29606</text:p>
          </table:table-cell>
          <table:table-cell office:value-type="float" office:value="0.15617" calcext:value-type="float">
            <text:p>0.15617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7685" calcext:value-type="float">
            <text:p>0.07768500</text:p>
          </table:table-cell>
          <table:table-cell table:style-name="ce4" office:value-type="float" office:value="0.33406" calcext:value-type="float">
            <text:p>0.33406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1652" calcext:value-type="float">
            <text:p>0.11652</text:p>
          </table:table-cell>
          <table:table-cell office:value-type="float" office:value="0.15308" calcext:value-type="float">
            <text:p>0.15308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0794" calcext:value-type="float">
            <text:p>0.08079400</text:p>
          </table:table-cell>
          <table:table-cell table:style-name="ce4" office:value-type="float" office:value="0.3117" calcext:value-type="float">
            <text:p>0.31170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1562" calcext:value-type="float">
            <text:p>0.11562</text:p>
          </table:table-cell>
          <table:table-cell office:value-type="float" office:value="0.15142" calcext:value-type="float">
            <text:p>0.1514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5286" calcext:value-type="float">
            <text:p>0.07528600</text:p>
          </table:table-cell>
          <table:table-cell table:style-name="ce4" office:value-type="float" office:value="0.32166" calcext:value-type="float">
            <text:p>0.32166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1864" calcext:value-type="float">
            <text:p>0.11864</text:p>
          </table:table-cell>
          <table:table-cell office:value-type="float" office:value="0.16984" calcext:value-type="float">
            <text:p>0.16984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3721" calcext:value-type="float">
            <text:p>0.07372100</text:p>
          </table:table-cell>
          <table:table-cell table:style-name="ce4" office:value-type="float" office:value="0.37404" calcext:value-type="float">
            <text:p>0.37404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21671" calcext:value-type="float">
            <text:p>0.21671</text:p>
          </table:table-cell>
          <table:table-cell office:value-type="float" office:value="0.15407" calcext:value-type="float">
            <text:p>0.15407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109" calcext:value-type="float">
            <text:p>0.08109000</text:p>
          </table:table-cell>
          <table:table-cell table:style-name="ce4" office:value-type="float" office:value="0.34734" calcext:value-type="float">
            <text:p>0.34734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25721" calcext:value-type="float">
            <text:p>0.25721</text:p>
          </table:table-cell>
          <table:table-cell office:value-type="float" office:value="0.15124" calcext:value-type="float">
            <text:p>0.15124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1214" calcext:value-type="float">
            <text:p>0.07121400</text:p>
          </table:table-cell>
          <table:table-cell table:style-name="ce4" office:value-type="float" office:value="0.34831" calcext:value-type="float">
            <text:p>0.34831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6151" calcext:value-type="float">
            <text:p>0.16151</text:p>
          </table:table-cell>
          <table:table-cell office:value-type="float" office:value="0.16787" calcext:value-type="float">
            <text:p>0.16787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2241" calcext:value-type="float">
            <text:p>0.07224100</text:p>
          </table:table-cell>
          <table:table-cell table:style-name="ce4" office:value-type="float" office:value="0.33496" calcext:value-type="float">
            <text:p>0.33496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0139" calcext:value-type="float">
            <text:p>0.10139</text:p>
          </table:table-cell>
          <table:table-cell office:value-type="float" office:value="0.1775" calcext:value-type="float">
            <text:p>0.1775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1404" calcext:value-type="float">
            <text:p>0.07140400</text:p>
          </table:table-cell>
          <table:table-cell table:style-name="ce4" office:value-type="float" office:value="0.34602" calcext:value-type="float">
            <text:p>0.34602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0535" calcext:value-type="float">
            <text:p>1.0535</text:p>
          </table:table-cell>
          <table:table-cell office:value-type="float" office:value="0.17007" calcext:value-type="float">
            <text:p>0.17007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8785" calcext:value-type="float">
            <text:p>0.07878500</text:p>
          </table:table-cell>
          <table:table-cell table:style-name="ce4" office:value-type="float" office:value="0.34979" calcext:value-type="float">
            <text:p>0.34979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21711" calcext:value-type="float">
            <text:p>0.21711</text:p>
          </table:table-cell>
          <table:table-cell office:value-type="float" office:value="0.16798" calcext:value-type="float">
            <text:p>0.16798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011" calcext:value-type="float">
            <text:p>0.08011000</text:p>
          </table:table-cell>
          <table:table-cell table:style-name="ce4" office:value-type="float" office:value="0.3433" calcext:value-type="float">
            <text:p>0.34330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30593" calcext:value-type="float">
            <text:p>0.30593</text:p>
          </table:table-cell>
          <table:table-cell office:value-type="float" office:value="0.13973" calcext:value-type="float">
            <text:p>0.13973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4133" calcext:value-type="float">
            <text:p>0.08413300</text:p>
          </table:table-cell>
          <table:table-cell table:style-name="ce4" office:value-type="float" office:value="0.39664" calcext:value-type="float">
            <text:p>0.39664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42404" calcext:value-type="float">
            <text:p>0.42404</text:p>
          </table:table-cell>
          <table:table-cell office:value-type="float" office:value="0.17398" calcext:value-type="float">
            <text:p>0.17398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9677" calcext:value-type="float">
            <text:p>0.08967700</text:p>
          </table:table-cell>
          <table:table-cell table:style-name="ce4" office:value-type="float" office:value="0.31208" calcext:value-type="float">
            <text:p>0.31208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38388" calcext:value-type="float">
            <text:p>0.38388</text:p>
          </table:table-cell>
          <table:table-cell office:value-type="float" office:value="0.1929" calcext:value-type="float">
            <text:p>0.1929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66909" calcext:value-type="float">
            <text:p>0.06690900</text:p>
          </table:table-cell>
          <table:table-cell table:style-name="ce4" office:value-type="float" office:value="0.33194" calcext:value-type="float">
            <text:p>0.33194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6448" calcext:value-type="float">
            <text:p>1.6448</text:p>
          </table:table-cell>
          <table:table-cell office:value-type="float" office:value="0.15226" calcext:value-type="float">
            <text:p>0.15226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66631" calcext:value-type="float">
            <text:p>0.06663100</text:p>
          </table:table-cell>
          <table:table-cell table:style-name="ce4" office:value-type="float" office:value="0.32446" calcext:value-type="float">
            <text:p>0.32446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24279" calcext:value-type="float">
            <text:p>0.24279</text:p>
          </table:table-cell>
          <table:table-cell office:value-type="float" office:value="0.17456" calcext:value-type="float">
            <text:p>0.17456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4075" calcext:value-type="float">
            <text:p>0.08407500</text:p>
          </table:table-cell>
          <table:table-cell table:style-name="ce4" office:value-type="float" office:value="0.33327" calcext:value-type="float">
            <text:p>0.33327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34099" calcext:value-type="float">
            <text:p>0.34099</text:p>
          </table:table-cell>
          <table:table-cell office:value-type="float" office:value="0.16905" calcext:value-type="float">
            <text:p>0.16905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2364" calcext:value-type="float">
            <text:p>0.08236400</text:p>
          </table:table-cell>
          <table:table-cell table:style-name="ce4" office:value-type="float" office:value="0.31759" calcext:value-type="float">
            <text:p>0.31759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34039" calcext:value-type="float">
            <text:p>0.34039</text:p>
          </table:table-cell>
          <table:table-cell office:value-type="float" office:value="0.15446" calcext:value-type="float">
            <text:p>0.15446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6888" calcext:value-type="float">
            <text:p>0.08688800</text:p>
          </table:table-cell>
          <table:table-cell table:style-name="ce4" office:value-type="float" office:value="0.33779" calcext:value-type="float">
            <text:p>0.33779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7321" calcext:value-type="float">
            <text:p>0.17321</text:p>
          </table:table-cell>
          <table:table-cell office:value-type="float" office:value="0.14617" calcext:value-type="float">
            <text:p>0.14617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92112" calcext:value-type="float">
            <text:p>0.09211200</text:p>
          </table:table-cell>
          <table:table-cell table:style-name="ce4" office:value-type="float" office:value="0.3437" calcext:value-type="float">
            <text:p>0.34370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8864" calcext:value-type="float">
            <text:p>0.18864</text:p>
          </table:table-cell>
          <table:table-cell office:value-type="float" office:value="0.18662" calcext:value-type="float">
            <text:p>0.1866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8968" calcext:value-type="float">
            <text:p>0.07896800</text:p>
          </table:table-cell>
          <table:table-cell table:style-name="ce4" office:value-type="float" office:value="0.35306" calcext:value-type="float">
            <text:p>0.35306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2336" calcext:value-type="float">
            <text:p>1.2336</text:p>
          </table:table-cell>
          <table:table-cell office:value-type="float" office:value="0.17186" calcext:value-type="float">
            <text:p>0.17186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9153" calcext:value-type="float">
            <text:p>0.07915300</text:p>
          </table:table-cell>
          <table:table-cell table:style-name="ce4" office:value-type="float" office:value="0.33742" calcext:value-type="float">
            <text:p>0.33742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15754" calcext:value-type="float">
            <text:p>0.15754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9819" calcext:value-type="float">
            <text:p>0.08981900</text:p>
          </table:table-cell>
          <table:table-cell table:style-name="ce4" office:value-type="float" office:value="0.31658" calcext:value-type="float">
            <text:p>0.31658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4578" calcext:value-type="float">
            <text:p>1.4578</text:p>
          </table:table-cell>
          <table:table-cell office:value-type="float" office:value="0.14738" calcext:value-type="float">
            <text:p>0.14738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3051" calcext:value-type="float">
            <text:p>0.07305100</text:p>
          </table:table-cell>
          <table:table-cell table:style-name="ce4" office:value-type="float" office:value="0.36724" calcext:value-type="float">
            <text:p>0.36724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38.99" calcext:value-type="float">
            <text:p>238.99</text:p>
          </table:table-cell>
          <table:table-cell office:value-type="float" office:value="0.16336" calcext:value-type="float">
            <text:p>0.16336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4372" calcext:value-type="float">
            <text:p>0.08437200</text:p>
          </table:table-cell>
          <table:table-cell table:style-name="ce4" office:value-type="float" office:value="0.33487" calcext:value-type="float">
            <text:p>0.33487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1725" calcext:value-type="float">
            <text:p>0.11725</text:p>
          </table:table-cell>
          <table:table-cell office:value-type="float" office:value="0.14221" calcext:value-type="float">
            <text:p>0.14221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5518" calcext:value-type="float">
            <text:p>0.07551800</text:p>
          </table:table-cell>
          <table:table-cell table:style-name="ce4" office:value-type="float" office:value="0.30996" calcext:value-type="float">
            <text:p>0.30996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58019" calcext:value-type="float">
            <text:p>0.58019</text:p>
          </table:table-cell>
          <table:table-cell office:value-type="float" office:value="0.15644" calcext:value-type="float">
            <text:p>0.15644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0857" calcext:value-type="float">
            <text:p>0.07085700</text:p>
          </table:table-cell>
          <table:table-cell table:style-name="ce4" office:value-type="float" office:value="0.35225" calcext:value-type="float">
            <text:p>0.35225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.3967" calcext:value-type="float">
            <text:p>2.3967</text:p>
          </table:table-cell>
          <table:table-cell office:value-type="float" office:value="0.18885" calcext:value-type="float">
            <text:p>0.18885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68739" calcext:value-type="float">
            <text:p>0.06873900</text:p>
          </table:table-cell>
          <table:table-cell table:style-name="ce4" office:value-type="float" office:value="0.37622" calcext:value-type="float">
            <text:p>0.37622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31283" calcext:value-type="float">
            <text:p>0.31283</text:p>
          </table:table-cell>
          <table:table-cell office:value-type="float" office:value="0.15258" calcext:value-type="float">
            <text:p>0.15258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3727" calcext:value-type="float">
            <text:p>0.07372700</text:p>
          </table:table-cell>
          <table:table-cell table:style-name="ce4" office:value-type="float" office:value="0.3177" calcext:value-type="float">
            <text:p>0.31770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28465" calcext:value-type="float">
            <text:p>0.28465</text:p>
          </table:table-cell>
          <table:table-cell office:value-type="float" office:value="0.18194" calcext:value-type="float">
            <text:p>0.18194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4057" calcext:value-type="float">
            <text:p>0.08405700</text:p>
          </table:table-cell>
          <table:table-cell table:style-name="ce4" office:value-type="float" office:value="0.34718" calcext:value-type="float">
            <text:p>0.34718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81562" calcext:value-type="float">
            <text:p>0.81562</text:p>
          </table:table-cell>
          <table:table-cell office:value-type="float" office:value="0.16483" calcext:value-type="float">
            <text:p>0.16483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8555" calcext:value-type="float">
            <text:p>0.07855500</text:p>
          </table:table-cell>
          <table:table-cell table:style-name="ce4" office:value-type="float" office:value="0.33419" calcext:value-type="float">
            <text:p>0.33419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47206" calcext:value-type="float">
            <text:p>0.47206</text:p>
          </table:table-cell>
          <table:table-cell office:value-type="float" office:value="0.16182" calcext:value-type="float">
            <text:p>0.1618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4282" calcext:value-type="float">
            <text:p>0.08428200</text:p>
          </table:table-cell>
          <table:table-cell table:style-name="ce4" office:value-type="float" office:value="0.38111" calcext:value-type="float">
            <text:p>0.38111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70737" calcext:value-type="float">
            <text:p>0.70737</text:p>
          </table:table-cell>
          <table:table-cell office:value-type="float" office:value="0.16186" calcext:value-type="float">
            <text:p>0.16186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8115" calcext:value-type="float">
            <text:p>0.08811500</text:p>
          </table:table-cell>
          <table:table-cell table:style-name="ce4" office:value-type="float" office:value="0.34208" calcext:value-type="float">
            <text:p>0.34208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60098" calcext:value-type="float">
            <text:p>0.60098</text:p>
          </table:table-cell>
          <table:table-cell office:value-type="float" office:value="0.1731" calcext:value-type="float">
            <text:p>0.1731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67166" calcext:value-type="float">
            <text:p>0.06716600</text:p>
          </table:table-cell>
          <table:table-cell table:style-name="ce4" office:value-type="float" office:value="0.3467" calcext:value-type="float">
            <text:p>0.34670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7134" calcext:value-type="float">
            <text:p>0.17134</text:p>
          </table:table-cell>
          <table:table-cell office:value-type="float" office:value="0.16838" calcext:value-type="float">
            <text:p>0.16838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4022" calcext:value-type="float">
            <text:p>0.07402200</text:p>
          </table:table-cell>
          <table:table-cell table:style-name="ce4" office:value-type="float" office:value="0.36482" calcext:value-type="float">
            <text:p>0.36482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91955" calcext:value-type="float">
            <text:p>0.091955</text:p>
          </table:table-cell>
          <table:table-cell office:value-type="float" office:value="0.17686" calcext:value-type="float">
            <text:p>0.17686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63214" calcext:value-type="float">
            <text:p>0.06321400</text:p>
          </table:table-cell>
          <table:table-cell table:style-name="ce4" office:value-type="float" office:value="0.33543" calcext:value-type="float">
            <text:p>0.33543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59.54" calcext:value-type="float">
            <text:p>259.54</text:p>
          </table:table-cell>
          <table:table-cell office:value-type="float" office:value="0.19132" calcext:value-type="float">
            <text:p>0.1913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4886" calcext:value-type="float">
            <text:p>0.08488600</text:p>
          </table:table-cell>
          <table:table-cell table:style-name="ce4" office:value-type="float" office:value="0.33294" calcext:value-type="float">
            <text:p>0.33294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25364" calcext:value-type="float">
            <text:p>0.25364</text:p>
          </table:table-cell>
          <table:table-cell office:value-type="float" office:value="0.15925" calcext:value-type="float">
            <text:p>0.15925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8183" calcext:value-type="float">
            <text:p>0.08183000</text:p>
          </table:table-cell>
          <table:table-cell table:style-name="ce4" office:value-type="float" office:value="0.37207" calcext:value-type="float">
            <text:p>0.37207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52802" calcext:value-type="float">
            <text:p>0.52802</text:p>
          </table:table-cell>
          <table:table-cell office:value-type="float" office:value="0.14541" calcext:value-type="float">
            <text:p>0.14541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66486" calcext:value-type="float">
            <text:p>0.06648600</text:p>
          </table:table-cell>
          <table:table-cell table:style-name="ce4" office:value-type="float" office:value="0.32921" calcext:value-type="float">
            <text:p>0.32921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52626" calcext:value-type="float">
            <text:p>0.52626</text:p>
          </table:table-cell>
          <table:table-cell office:value-type="float" office:value="0.13409" calcext:value-type="float">
            <text:p>0.13409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76653" calcext:value-type="float">
            <text:p>0.07665300</text:p>
          </table:table-cell>
          <table:table-cell table:style-name="ce4" office:value-type="float" office:value="0.37595" calcext:value-type="float">
            <text:p>0.37595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98662" calcext:value-type="float">
            <text:p>0.98662</text:p>
          </table:table-cell>
          <table:table-cell office:value-type="float" office:value="0.15666" calcext:value-type="float">
            <text:p>0.15666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style-name="ce4" office:value-type="float" office:value="0.069969" calcext:value-type="float">
            <text:p>0.06996900</text:p>
          </table:table-cell>
          <table:table-cell table:style-name="ce4" office:value-type="float" office:value="0.35756" calcext:value-type="float">
            <text:p>0.35756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6118" calcext:value-type="float">
            <text:p>0.09611800</text:p>
          </table:table-cell>
          <table:table-cell table:style-name="ce4" office:value-type="float" office:value="0.3708" calcext:value-type="float">
            <text:p>0.37080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3891" calcext:value-type="float">
            <text:p>0.08389100</text:p>
          </table:table-cell>
          <table:table-cell table:style-name="ce4" office:value-type="float" office:value="0.37499" calcext:value-type="float">
            <text:p>0.37499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72825" calcext:value-type="float">
            <text:p>0.07282500</text:p>
          </table:table-cell>
          <table:table-cell table:style-name="ce4" office:value-type="float" office:value="0.34702" calcext:value-type="float">
            <text:p>0.34702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5722" calcext:value-type="float">
            <text:p>0.08572200</text:p>
          </table:table-cell>
          <table:table-cell table:style-name="ce4" office:value-type="float" office:value="0.35071" calcext:value-type="float">
            <text:p>0.35071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5369" calcext:value-type="float">
            <text:p>0.09536900</text:p>
          </table:table-cell>
          <table:table-cell table:style-name="ce4" office:value-type="float" office:value="0.35651" calcext:value-type="float">
            <text:p>0.35651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6804" calcext:value-type="float">
            <text:p>0.08680400</text:p>
          </table:table-cell>
          <table:table-cell table:style-name="ce4" office:value-type="float" office:value="0.36255" calcext:value-type="float">
            <text:p>0.36255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10338" calcext:value-type="float">
            <text:p>0.10338000</text:p>
          </table:table-cell>
          <table:table-cell table:style-name="ce4" office:value-type="float" office:value="0.39019" calcext:value-type="float">
            <text:p>0.39019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6453" calcext:value-type="float">
            <text:p>0.08645300</text:p>
          </table:table-cell>
          <table:table-cell table:style-name="ce4" office:value-type="float" office:value="0.3601" calcext:value-type="float">
            <text:p>0.36010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7252" calcext:value-type="float">
            <text:p>0.08725200</text:p>
          </table:table-cell>
          <table:table-cell table:style-name="ce4" office:value-type="float" office:value="0.34935" calcext:value-type="float">
            <text:p>0.34935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78191" calcext:value-type="float">
            <text:p>0.07819100</text:p>
          </table:table-cell>
          <table:table-cell table:style-name="ce4" office:value-type="float" office:value="0.344" calcext:value-type="float">
            <text:p>0.34400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8908" calcext:value-type="float">
            <text:p>0.09890800</text:p>
          </table:table-cell>
          <table:table-cell table:style-name="ce4" office:value-type="float" office:value="0.3553" calcext:value-type="float">
            <text:p>0.35530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3584" calcext:value-type="float">
            <text:p>0.08358400</text:p>
          </table:table-cell>
          <table:table-cell table:style-name="ce4" office:value-type="float" office:value="0.37697" calcext:value-type="float">
            <text:p>0.37697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0072" calcext:value-type="float">
            <text:p>0.09007200</text:p>
          </table:table-cell>
          <table:table-cell table:style-name="ce4" office:value-type="float" office:value="0.37359" calcext:value-type="float">
            <text:p>0.37359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8108" calcext:value-type="float">
            <text:p>0.09810800</text:p>
          </table:table-cell>
          <table:table-cell table:style-name="ce4" office:value-type="float" office:value="0.37779" calcext:value-type="float">
            <text:p>0.37779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0633" calcext:value-type="float">
            <text:p>0.08063300</text:p>
          </table:table-cell>
          <table:table-cell table:style-name="ce4" office:value-type="float" office:value="0.3954" calcext:value-type="float">
            <text:p>0.39540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4492" calcext:value-type="float">
            <text:p>0.08449200</text:p>
          </table:table-cell>
          <table:table-cell table:style-name="ce4" office:value-type="float" office:value="0.32775" calcext:value-type="float">
            <text:p>0.32775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0685" calcext:value-type="float">
            <text:p>0.09068500</text:p>
          </table:table-cell>
          <table:table-cell table:style-name="ce4" office:value-type="float" office:value="0.39274" calcext:value-type="float">
            <text:p>0.39274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3687" calcext:value-type="float">
            <text:p>0.08368700</text:p>
          </table:table-cell>
          <table:table-cell table:style-name="ce4" office:value-type="float" office:value="0.37381" calcext:value-type="float">
            <text:p>0.37381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10263" calcext:value-type="float">
            <text:p>0.10263000</text:p>
          </table:table-cell>
          <table:table-cell table:style-name="ce4" office:value-type="float" office:value="0.33855" calcext:value-type="float">
            <text:p>0.33855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8222" calcext:value-type="float">
            <text:p>0.08822200</text:p>
          </table:table-cell>
          <table:table-cell table:style-name="ce4" office:value-type="float" office:value="0.36563" calcext:value-type="float">
            <text:p>0.36563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72439" calcext:value-type="float">
            <text:p>0.07243900</text:p>
          </table:table-cell>
          <table:table-cell table:style-name="ce4" office:value-type="float" office:value="0.34041" calcext:value-type="float">
            <text:p>0.34041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68726" calcext:value-type="float">
            <text:p>0.06872600</text:p>
          </table:table-cell>
          <table:table-cell table:style-name="ce4" office:value-type="float" office:value="0.35436" calcext:value-type="float">
            <text:p>0.35436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74066" calcext:value-type="float">
            <text:p>0.07406600</text:p>
          </table:table-cell>
          <table:table-cell table:style-name="ce4" office:value-type="float" office:value="0.38812" calcext:value-type="float">
            <text:p>0.38812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5668" calcext:value-type="float">
            <text:p>0.08566800</text:p>
          </table:table-cell>
          <table:table-cell table:style-name="ce4" office:value-type="float" office:value="0.36121" calcext:value-type="float">
            <text:p>0.36121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1786" calcext:value-type="float">
            <text:p>0.08178600</text:p>
          </table:table-cell>
          <table:table-cell table:style-name="ce4" office:value-type="float" office:value="0.35267" calcext:value-type="float">
            <text:p>0.35267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8729" calcext:value-type="float">
            <text:p>0.08872900</text:p>
          </table:table-cell>
          <table:table-cell table:style-name="ce4" office:value-type="float" office:value="0.37854" calcext:value-type="float">
            <text:p>0.37854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1116" calcext:value-type="float">
            <text:p>0.09111600</text:p>
          </table:table-cell>
          <table:table-cell table:style-name="ce4" office:value-type="float" office:value="0.30872" calcext:value-type="float">
            <text:p>0.30872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8809" calcext:value-type="float">
            <text:p>0.08880900</text:p>
          </table:table-cell>
          <table:table-cell table:style-name="ce4" office:value-type="float" office:value="0.37194" calcext:value-type="float">
            <text:p>0.37194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5432" calcext:value-type="float">
            <text:p>0.08543200</text:p>
          </table:table-cell>
          <table:table-cell table:style-name="ce4" office:value-type="float" office:value="0.34906" calcext:value-type="float">
            <text:p>0.34906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4673" calcext:value-type="float">
            <text:p>0.08467300</text:p>
          </table:table-cell>
          <table:table-cell table:style-name="ce4" office:value-type="float" office:value="0.35683" calcext:value-type="float">
            <text:p>0.35683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2075" calcext:value-type="float">
            <text:p>0.08207500</text:p>
          </table:table-cell>
          <table:table-cell table:style-name="ce4" office:value-type="float" office:value="0.36534" calcext:value-type="float">
            <text:p>0.36534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229" calcext:value-type="float">
            <text:p>0.08229000</text:p>
          </table:table-cell>
          <table:table-cell table:style-name="ce4" office:value-type="float" office:value="0.3369" calcext:value-type="float">
            <text:p>0.33690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4099" calcext:value-type="float">
            <text:p>0.08409900</text:p>
          </table:table-cell>
          <table:table-cell table:style-name="ce4" office:value-type="float" office:value="0.3556" calcext:value-type="float">
            <text:p>0.35560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1038" calcext:value-type="float">
            <text:p>0.10380000</text:p>
          </table:table-cell>
          <table:table-cell table:style-name="ce4" office:value-type="float" office:value="0.35675" calcext:value-type="float">
            <text:p>0.35675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604" calcext:value-type="float">
            <text:p>0.08604000</text:p>
          </table:table-cell>
          <table:table-cell table:style-name="ce4" office:value-type="float" office:value="0.38395" calcext:value-type="float">
            <text:p>0.38395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78226" calcext:value-type="float">
            <text:p>0.07822600</text:p>
          </table:table-cell>
          <table:table-cell table:style-name="ce4" office:value-type="float" office:value="0.37103" calcext:value-type="float">
            <text:p>0.37103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0226" calcext:value-type="float">
            <text:p>0.08022600</text:p>
          </table:table-cell>
          <table:table-cell table:style-name="ce4" office:value-type="float" office:value="0.35813" calcext:value-type="float">
            <text:p>0.35813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62857" calcext:value-type="float">
            <text:p>0.06285700</text:p>
          </table:table-cell>
          <table:table-cell table:style-name="ce4" office:value-type="float" office:value="0.3703" calcext:value-type="float">
            <text:p>0.37030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4963" calcext:value-type="float">
            <text:p>0.09496300</text:p>
          </table:table-cell>
          <table:table-cell table:style-name="ce4" office:value-type="float" office:value="0.33818" calcext:value-type="float">
            <text:p>0.33818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8409" calcext:value-type="float">
            <text:p>0.08840900</text:p>
          </table:table-cell>
          <table:table-cell table:style-name="ce4" office:value-type="float" office:value="0.37206" calcext:value-type="float">
            <text:p>0.37206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10315" calcext:value-type="float">
            <text:p>0.10315000</text:p>
          </table:table-cell>
          <table:table-cell table:style-name="ce4" office:value-type="float" office:value="0.36201" calcext:value-type="float">
            <text:p>0.36201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78586" calcext:value-type="float">
            <text:p>0.07858600</text:p>
          </table:table-cell>
          <table:table-cell table:style-name="ce4" office:value-type="float" office:value="0.36573" calcext:value-type="float">
            <text:p>0.36573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79417" calcext:value-type="float">
            <text:p>0.07941700</text:p>
          </table:table-cell>
          <table:table-cell table:style-name="ce4" office:value-type="float" office:value="0.38117" calcext:value-type="float">
            <text:p>0.38117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7713" calcext:value-type="float">
            <text:p>0.09771300</text:p>
          </table:table-cell>
          <table:table-cell table:style-name="ce4" office:value-type="float" office:value="0.3404" calcext:value-type="float">
            <text:p>0.34040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2656" calcext:value-type="float">
            <text:p>0.09265600</text:p>
          </table:table-cell>
          <table:table-cell table:style-name="ce4" office:value-type="float" office:value="0.34394" calcext:value-type="float">
            <text:p>0.34394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7371" calcext:value-type="float">
            <text:p>0.07371000</text:p>
          </table:table-cell>
          <table:table-cell table:style-name="ce4" office:value-type="float" office:value="0.34121" calcext:value-type="float">
            <text:p>0.34121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2745" calcext:value-type="float">
            <text:p>0.08274500</text:p>
          </table:table-cell>
          <table:table-cell table:style-name="ce4" office:value-type="float" office:value="0.31982" calcext:value-type="float">
            <text:p>0.31982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9091" calcext:value-type="float">
            <text:p>0.08909100</text:p>
          </table:table-cell>
          <table:table-cell table:style-name="ce4" office:value-type="float" office:value="0.36685" calcext:value-type="float">
            <text:p>0.36685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8646" calcext:value-type="float">
            <text:p>0.08646000</text:p>
          </table:table-cell>
          <table:table-cell table:style-name="ce4" office:value-type="float" office:value="0.36097" calcext:value-type="float">
            <text:p>0.36097000</text:p>
          </table:table-cell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style-name="ce4" office:value-type="float" office:value="0.094061" calcext:value-type="float">
            <text:p>0.09406100</text:p>
          </table:table-cell>
          <table:table-cell table:style-name="ce4" office:value-type="float" office:value="0.3807" calcext:value-type="float">
            <text:p>0.38070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81332" calcext:value-type="float">
            <text:p>0.08133200</text:p>
          </table:table-cell>
          <table:table-cell table:style-name="ce4" office:value-type="float" office:value="0.34931" calcext:value-type="float">
            <text:p>0.34931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202" calcext:value-type="float">
            <text:p>0.10202000</text:p>
          </table:table-cell>
          <table:table-cell table:style-name="ce4" office:value-type="float" office:value="0.34939" calcext:value-type="float">
            <text:p>0.34939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94607" calcext:value-type="float">
            <text:p>0.09460700</text:p>
          </table:table-cell>
          <table:table-cell table:style-name="ce4" office:value-type="float" office:value="0.32184" calcext:value-type="float">
            <text:p>0.32184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352" calcext:value-type="float">
            <text:p>0.10352000</text:p>
          </table:table-cell>
          <table:table-cell table:style-name="ce4" office:value-type="float" office:value="0.35712" calcext:value-type="float">
            <text:p>0.35712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91468" calcext:value-type="float">
            <text:p>0.09146800</text:p>
          </table:table-cell>
          <table:table-cell table:style-name="ce4" office:value-type="float" office:value="0.36956" calcext:value-type="float">
            <text:p>0.36956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1533" calcext:value-type="float">
            <text:p>0.11533000</text:p>
          </table:table-cell>
          <table:table-cell table:style-name="ce4" office:value-type="float" office:value="0.34198" calcext:value-type="float">
            <text:p>0.34198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257" calcext:value-type="float">
            <text:p>0.12570000</text:p>
          </table:table-cell>
          <table:table-cell table:style-name="ce4" office:value-type="float" office:value="0.37242" calcext:value-type="float">
            <text:p>0.37242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539" calcext:value-type="float">
            <text:p>0.10539000</text:p>
          </table:table-cell>
          <table:table-cell table:style-name="ce4" office:value-type="float" office:value="0.42775" calcext:value-type="float">
            <text:p>0.42775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399" calcext:value-type="float">
            <text:p>0.10399000</text:p>
          </table:table-cell>
          <table:table-cell table:style-name="ce4" office:value-type="float" office:value="0.33839" calcext:value-type="float">
            <text:p>0.33839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282" calcext:value-type="float">
            <text:p>0.10282000</text:p>
          </table:table-cell>
          <table:table-cell table:style-name="ce4" office:value-type="float" office:value="0.40583" calcext:value-type="float">
            <text:p>0.40583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87784" calcext:value-type="float">
            <text:p>0.08778400</text:p>
          </table:table-cell>
          <table:table-cell table:style-name="ce4" office:value-type="float" office:value="0.3516" calcext:value-type="float">
            <text:p>0.35160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289" calcext:value-type="float">
            <text:p>0.10289000</text:p>
          </table:table-cell>
          <table:table-cell table:style-name="ce4" office:value-type="float" office:value="0.40701" calcext:value-type="float">
            <text:p>0.40701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93268" calcext:value-type="float">
            <text:p>0.09326800</text:p>
          </table:table-cell>
          <table:table-cell table:style-name="ce4" office:value-type="float" office:value="0.36302" calcext:value-type="float">
            <text:p>0.36302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178" calcext:value-type="float">
            <text:p>0.10178000</text:p>
          </table:table-cell>
          <table:table-cell table:style-name="ce4" office:value-type="float" office:value="0.34792" calcext:value-type="float">
            <text:p>0.34792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583" calcext:value-type="float">
            <text:p>0.10583000</text:p>
          </table:table-cell>
          <table:table-cell table:style-name="ce4" office:value-type="float" office:value="0.36997" calcext:value-type="float">
            <text:p>0.36997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98367" calcext:value-type="float">
            <text:p>0.09836700</text:p>
          </table:table-cell>
          <table:table-cell table:style-name="ce4" office:value-type="float" office:value="0.41357" calcext:value-type="float">
            <text:p>0.41357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1556" calcext:value-type="float">
            <text:p>0.11556000</text:p>
          </table:table-cell>
          <table:table-cell table:style-name="ce4" office:value-type="float" office:value="0.38009" calcext:value-type="float">
            <text:p>0.38009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567" calcext:value-type="float">
            <text:p>0.10567000</text:p>
          </table:table-cell>
          <table:table-cell table:style-name="ce4" office:value-type="float" office:value="0.3644" calcext:value-type="float">
            <text:p>0.36440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687" calcext:value-type="float">
            <text:p>0.10687000</text:p>
          </table:table-cell>
          <table:table-cell table:style-name="ce4" office:value-type="float" office:value="0.36888" calcext:value-type="float">
            <text:p>0.36888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4986" calcext:value-type="float">
            <text:p>0.14986000</text:p>
          </table:table-cell>
          <table:table-cell table:style-name="ce4" office:value-type="float" office:value="0.31891" calcext:value-type="float">
            <text:p>0.31891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8548" calcext:value-type="float">
            <text:p>0.08548000</text:p>
          </table:table-cell>
          <table:table-cell table:style-name="ce4" office:value-type="float" office:value="0.35805" calcext:value-type="float">
            <text:p>0.35805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028" calcext:value-type="float">
            <text:p>0.10028000</text:p>
          </table:table-cell>
          <table:table-cell table:style-name="ce4" office:value-type="float" office:value="0.38892" calcext:value-type="float">
            <text:p>0.38892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908" calcext:value-type="float">
            <text:p>0.10908000</text:p>
          </table:table-cell>
          <table:table-cell table:style-name="ce4" office:value-type="float" office:value="0.40537" calcext:value-type="float">
            <text:p>0.40537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654" calcext:value-type="float">
            <text:p>0.10654000</text:p>
          </table:table-cell>
          <table:table-cell table:style-name="ce4" office:value-type="float" office:value="0.37184" calcext:value-type="float">
            <text:p>0.37184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744" calcext:value-type="float">
            <text:p>0.10744000</text:p>
          </table:table-cell>
          <table:table-cell table:style-name="ce4" office:value-type="float" office:value="0.381" calcext:value-type="float">
            <text:p>0.38100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87879" calcext:value-type="float">
            <text:p>0.08787900</text:p>
          </table:table-cell>
          <table:table-cell table:style-name="ce4" office:value-type="float" office:value="0.34276" calcext:value-type="float">
            <text:p>0.34276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1997" calcext:value-type="float">
            <text:p>0.11997000</text:p>
          </table:table-cell>
          <table:table-cell table:style-name="ce4" office:value-type="float" office:value="0.35501" calcext:value-type="float">
            <text:p>0.35501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86159" calcext:value-type="float">
            <text:p>0.08615900</text:p>
          </table:table-cell>
          <table:table-cell table:style-name="ce4" office:value-type="float" office:value="0.38609" calcext:value-type="float">
            <text:p>0.38609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95843" calcext:value-type="float">
            <text:p>0.09584300</text:p>
          </table:table-cell>
          <table:table-cell table:style-name="ce4" office:value-type="float" office:value="0.32613" calcext:value-type="float">
            <text:p>0.32613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033" calcext:value-type="float">
            <text:p>0.10033000</text:p>
          </table:table-cell>
          <table:table-cell table:style-name="ce4" office:value-type="float" office:value="0.34826" calcext:value-type="float">
            <text:p>0.34826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007" calcext:value-type="float">
            <text:p>0.10007000</text:p>
          </table:table-cell>
          <table:table-cell table:style-name="ce4" office:value-type="float" office:value="0.38006" calcext:value-type="float">
            <text:p>0.38006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1524" calcext:value-type="float">
            <text:p>0.11524000</text:p>
          </table:table-cell>
          <table:table-cell table:style-name="ce4" office:value-type="float" office:value="0.41194" calcext:value-type="float">
            <text:p>0.41194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1387" calcext:value-type="float">
            <text:p>0.11387000</text:p>
          </table:table-cell>
          <table:table-cell table:style-name="ce4" office:value-type="float" office:value="0.37422" calcext:value-type="float">
            <text:p>0.37422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91301" calcext:value-type="float">
            <text:p>0.09130100</text:p>
          </table:table-cell>
          <table:table-cell table:style-name="ce4" office:value-type="float" office:value="0.38821" calcext:value-type="float">
            <text:p>0.38821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88161" calcext:value-type="float">
            <text:p>0.08816100</text:p>
          </table:table-cell>
          <table:table-cell table:style-name="ce4" office:value-type="float" office:value="0.36765" calcext:value-type="float">
            <text:p>0.36765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78996" calcext:value-type="float">
            <text:p>0.07899600</text:p>
          </table:table-cell>
          <table:table-cell table:style-name="ce4" office:value-type="float" office:value="0.38087" calcext:value-type="float">
            <text:p>0.38087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0069" calcext:value-type="float">
            <text:p>0.10069000</text:p>
          </table:table-cell>
          <table:table-cell table:style-name="ce4" office:value-type="float" office:value="0.37038" calcext:value-type="float">
            <text:p>0.37038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2366" calcext:value-type="float">
            <text:p>0.12366000</text:p>
          </table:table-cell>
          <table:table-cell table:style-name="ce4" office:value-type="float" office:value="0.39227" calcext:value-type="float">
            <text:p>0.39227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94518" calcext:value-type="float">
            <text:p>0.09451800</text:p>
          </table:table-cell>
          <table:table-cell table:style-name="ce4" office:value-type="float" office:value="0.38228" calcext:value-type="float">
            <text:p>0.38228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1126" calcext:value-type="float">
            <text:p>0.11126000</text:p>
          </table:table-cell>
          <table:table-cell table:style-name="ce4" office:value-type="float" office:value="0.36544" calcext:value-type="float">
            <text:p>0.36544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98604" calcext:value-type="float">
            <text:p>0.09860400</text:p>
          </table:table-cell>
          <table:table-cell table:style-name="ce4" office:value-type="float" office:value="0.39993" calcext:value-type="float">
            <text:p>0.39993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2665" calcext:value-type="float">
            <text:p>0.12665000</text:p>
          </table:table-cell>
          <table:table-cell table:style-name="ce4" office:value-type="float" office:value="0.36671" calcext:value-type="float">
            <text:p>0.36671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76497" calcext:value-type="float">
            <text:p>0.07649700</text:p>
          </table:table-cell>
          <table:table-cell table:style-name="ce4" office:value-type="float" office:value="0.35259" calcext:value-type="float">
            <text:p>0.35259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82319" calcext:value-type="float">
            <text:p>0.08231900</text:p>
          </table:table-cell>
          <table:table-cell table:style-name="ce4" office:value-type="float" office:value="0.35917" calcext:value-type="float">
            <text:p>0.35917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97879" calcext:value-type="float">
            <text:p>0.09787900</text:p>
          </table:table-cell>
          <table:table-cell table:style-name="ce4" office:value-type="float" office:value="0.37491" calcext:value-type="float">
            <text:p>0.37491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85408" calcext:value-type="float">
            <text:p>0.08540800</text:p>
          </table:table-cell>
          <table:table-cell table:style-name="ce4" office:value-type="float" office:value="0.37167" calcext:value-type="float">
            <text:p>0.37167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99102" calcext:value-type="float">
            <text:p>0.09910200</text:p>
          </table:table-cell>
          <table:table-cell table:style-name="ce4" office:value-type="float" office:value="0.37325" calcext:value-type="float">
            <text:p>0.37325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2696" calcext:value-type="float">
            <text:p>0.12696000</text:p>
          </table:table-cell>
          <table:table-cell table:style-name="ce4" office:value-type="float" office:value="0.41057" calcext:value-type="float">
            <text:p>0.41057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085913" calcext:value-type="float">
            <text:p>0.08591300</text:p>
          </table:table-cell>
          <table:table-cell table:style-name="ce4" office:value-type="float" office:value="0.40903" calcext:value-type="float">
            <text:p>0.40903000</text:p>
          </table:table-cell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style-name="ce4" office:value-type="float" office:value="0.11255" calcext:value-type="float">
            <text:p>0.11255000</text:p>
          </table:table-cell>
          <table:table-cell table:style-name="ce4" office:value-type="float" office:value="0.35983" calcext:value-type="float">
            <text:p>0.35983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3463" calcext:value-type="float">
            <text:p>0.13463000</text:p>
          </table:table-cell>
          <table:table-cell table:style-name="ce4" office:value-type="float" office:value="0.35338" calcext:value-type="float">
            <text:p>0.35338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1998" calcext:value-type="float">
            <text:p>0.11998000</text:p>
          </table:table-cell>
          <table:table-cell table:style-name="ce4" office:value-type="float" office:value="0.34059" calcext:value-type="float">
            <text:p>0.34059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459" calcext:value-type="float">
            <text:p>0.12459000</text:p>
          </table:table-cell>
          <table:table-cell table:style-name="ce4" office:value-type="float" office:value="0.38528" calcext:value-type="float">
            <text:p>0.38528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038" calcext:value-type="float">
            <text:p>0.10380000</text:p>
          </table:table-cell>
          <table:table-cell table:style-name="ce4" office:value-type="float" office:value="0.3846" calcext:value-type="float">
            <text:p>0.38460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353" calcext:value-type="float">
            <text:p>0.12353000</text:p>
          </table:table-cell>
          <table:table-cell table:style-name="ce4" office:value-type="float" office:value="0.38135" calcext:value-type="float">
            <text:p>0.38135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4119" calcext:value-type="float">
            <text:p>0.14119000</text:p>
          </table:table-cell>
          <table:table-cell table:style-name="ce4" office:value-type="float" office:value="0.32798" calcext:value-type="float">
            <text:p>0.32798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0664" calcext:value-type="float">
            <text:p>0.10664000</text:p>
          </table:table-cell>
          <table:table-cell table:style-name="ce4" office:value-type="float" office:value="0.36074" calcext:value-type="float">
            <text:p>0.36074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101" calcext:value-type="float">
            <text:p>0.11010000</text:p>
          </table:table-cell>
          <table:table-cell table:style-name="ce4" office:value-type="float" office:value="0.40075" calcext:value-type="float">
            <text:p>0.40075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744" calcext:value-type="float">
            <text:p>0.12744000</text:p>
          </table:table-cell>
          <table:table-cell table:style-name="ce4" office:value-type="float" office:value="0.39691" calcext:value-type="float">
            <text:p>0.39691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6131" calcext:value-type="float">
            <text:p>0.16131000</text:p>
          </table:table-cell>
          <table:table-cell table:style-name="ce4" office:value-type="float" office:value="0.35857" calcext:value-type="float">
            <text:p>0.35857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441" calcext:value-type="float">
            <text:p>0.12441000</text:p>
          </table:table-cell>
          <table:table-cell table:style-name="ce4" office:value-type="float" office:value="0.38365" calcext:value-type="float">
            <text:p>0.38365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099447" calcext:value-type="float">
            <text:p>0.09944700</text:p>
          </table:table-cell>
          <table:table-cell table:style-name="ce4" office:value-type="float" office:value="0.39752" calcext:value-type="float">
            <text:p>0.39752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1091" calcext:value-type="float">
            <text:p>0.11091000</text:p>
          </table:table-cell>
          <table:table-cell table:style-name="ce4" office:value-type="float" office:value="0.34574" calcext:value-type="float">
            <text:p>0.34574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3183" calcext:value-type="float">
            <text:p>0.13183000</text:p>
          </table:table-cell>
          <table:table-cell table:style-name="ce4" office:value-type="float" office:value="0.39282" calcext:value-type="float">
            <text:p>0.39282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3985" calcext:value-type="float">
            <text:p>0.13985000</text:p>
          </table:table-cell>
          <table:table-cell table:style-name="ce4" office:value-type="float" office:value="0.39348" calcext:value-type="float">
            <text:p>0.39348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1886" calcext:value-type="float">
            <text:p>0.11886000</text:p>
          </table:table-cell>
          <table:table-cell table:style-name="ce4" office:value-type="float" office:value="0.40421" calcext:value-type="float">
            <text:p>0.40421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52" calcext:value-type="float">
            <text:p>0.15200000</text:p>
          </table:table-cell>
          <table:table-cell table:style-name="ce4" office:value-type="float" office:value="0.34639" calcext:value-type="float">
            <text:p>0.34639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42" calcext:value-type="float">
            <text:p>0.14200000</text:p>
          </table:table-cell>
          <table:table-cell table:style-name="ce4" office:value-type="float" office:value="0.3718" calcext:value-type="float">
            <text:p>0.37180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089652" calcext:value-type="float">
            <text:p>0.08965200</text:p>
          </table:table-cell>
          <table:table-cell table:style-name="ce4" office:value-type="float" office:value="0.3697" calcext:value-type="float">
            <text:p>0.36970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5562" calcext:value-type="float">
            <text:p>0.15562000</text:p>
          </table:table-cell>
          <table:table-cell table:style-name="ce4" office:value-type="float" office:value="0.35778" calcext:value-type="float">
            <text:p>0.35778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045" calcext:value-type="float">
            <text:p>0.12045000</text:p>
          </table:table-cell>
          <table:table-cell table:style-name="ce4" office:value-type="float" office:value="0.37456" calcext:value-type="float">
            <text:p>0.37456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692" calcext:value-type="float">
            <text:p>0.16920000</text:p>
          </table:table-cell>
          <table:table-cell table:style-name="ce4" office:value-type="float" office:value="0.3432" calcext:value-type="float">
            <text:p>0.34320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6778" calcext:value-type="float">
            <text:p>0.16778000</text:p>
          </table:table-cell>
          <table:table-cell table:style-name="ce4" office:value-type="float" office:value="0.38504" calcext:value-type="float">
            <text:p>0.38504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087" calcext:value-type="float">
            <text:p>0.12087000</text:p>
          </table:table-cell>
          <table:table-cell table:style-name="ce4" office:value-type="float" office:value="0.37692" calcext:value-type="float">
            <text:p>0.37692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6771" calcext:value-type="float">
            <text:p>0.16771000</text:p>
          </table:table-cell>
          <table:table-cell table:style-name="ce4" office:value-type="float" office:value="0.41291" calcext:value-type="float">
            <text:p>0.41291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1125" calcext:value-type="float">
            <text:p>0.11125000</text:p>
          </table:table-cell>
          <table:table-cell table:style-name="ce4" office:value-type="float" office:value="0.3782" calcext:value-type="float">
            <text:p>0.37820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5163" calcext:value-type="float">
            <text:p>0.15163000</text:p>
          </table:table-cell>
          <table:table-cell table:style-name="ce4" office:value-type="float" office:value="0.39459" calcext:value-type="float">
            <text:p>0.39459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137" calcext:value-type="float">
            <text:p>0.12137000</text:p>
          </table:table-cell>
          <table:table-cell table:style-name="ce4" office:value-type="float" office:value="0.36053" calcext:value-type="float">
            <text:p>0.36053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998" calcext:value-type="float">
            <text:p>0.12998000</text:p>
          </table:table-cell>
          <table:table-cell table:style-name="ce4" office:value-type="float" office:value="0.36079" calcext:value-type="float">
            <text:p>0.36079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3807" calcext:value-type="float">
            <text:p>0.13807000</text:p>
          </table:table-cell>
          <table:table-cell table:style-name="ce4" office:value-type="float" office:value="0.40258" calcext:value-type="float">
            <text:p>0.40258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099756" calcext:value-type="float">
            <text:p>0.09975600</text:p>
          </table:table-cell>
          <table:table-cell table:style-name="ce4" office:value-type="float" office:value="0.39073" calcext:value-type="float">
            <text:p>0.39073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247" calcext:value-type="float">
            <text:p>0.12247000</text:p>
          </table:table-cell>
          <table:table-cell table:style-name="ce4" office:value-type="float" office:value="0.37513" calcext:value-type="float">
            <text:p>0.37513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0859" calcext:value-type="float">
            <text:p>0.10859000</text:p>
          </table:table-cell>
          <table:table-cell table:style-name="ce4" office:value-type="float" office:value="0.37069" calcext:value-type="float">
            <text:p>0.37069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6337" calcext:value-type="float">
            <text:p>0.16337000</text:p>
          </table:table-cell>
          <table:table-cell table:style-name="ce4" office:value-type="float" office:value="0.40605" calcext:value-type="float">
            <text:p>0.40605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0283" calcext:value-type="float">
            <text:p>0.10283000</text:p>
          </table:table-cell>
          <table:table-cell table:style-name="ce4" office:value-type="float" office:value="0.37678" calcext:value-type="float">
            <text:p>0.37678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5224" calcext:value-type="float">
            <text:p>0.15224000</text:p>
          </table:table-cell>
          <table:table-cell table:style-name="ce4" office:value-type="float" office:value="0.38702" calcext:value-type="float">
            <text:p>0.38702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09" calcext:value-type="float">
            <text:p>0.12090000</text:p>
          </table:table-cell>
          <table:table-cell table:style-name="ce4" office:value-type="float" office:value="0.40451" calcext:value-type="float">
            <text:p>0.40451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4393" calcext:value-type="float">
            <text:p>0.14393000</text:p>
          </table:table-cell>
          <table:table-cell table:style-name="ce4" office:value-type="float" office:value="0.35925" calcext:value-type="float">
            <text:p>0.35925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3396" calcext:value-type="float">
            <text:p>0.13396000</text:p>
          </table:table-cell>
          <table:table-cell table:style-name="ce4" office:value-type="float" office:value="0.38763" calcext:value-type="float">
            <text:p>0.38763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3672" calcext:value-type="float">
            <text:p>0.13672000</text:p>
          </table:table-cell>
          <table:table-cell table:style-name="ce4" office:value-type="float" office:value="0.38886" calcext:value-type="float">
            <text:p>0.38886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1186" calcext:value-type="float">
            <text:p>0.11186000</text:p>
          </table:table-cell>
          <table:table-cell table:style-name="ce4" office:value-type="float" office:value="0.37911" calcext:value-type="float">
            <text:p>0.37911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4145" calcext:value-type="float">
            <text:p>0.14145000</text:p>
          </table:table-cell>
          <table:table-cell table:style-name="ce4" office:value-type="float" office:value="0.40582" calcext:value-type="float">
            <text:p>0.40582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1293" calcext:value-type="float">
            <text:p>0.11293000</text:p>
          </table:table-cell>
          <table:table-cell table:style-name="ce4" office:value-type="float" office:value="0.405" calcext:value-type="float">
            <text:p>0.40500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123" calcext:value-type="float">
            <text:p>0.11230000</text:p>
          </table:table-cell>
          <table:table-cell table:style-name="ce4" office:value-type="float" office:value="0.40714" calcext:value-type="float">
            <text:p>0.40714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4706" calcext:value-type="float">
            <text:p>0.14706000</text:p>
          </table:table-cell>
          <table:table-cell table:style-name="ce4" office:value-type="float" office:value="0.36385" calcext:value-type="float">
            <text:p>0.36385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555" calcext:value-type="float">
            <text:p>0.15550000</text:p>
          </table:table-cell>
          <table:table-cell table:style-name="ce4" office:value-type="float" office:value="0.40295" calcext:value-type="float">
            <text:p>0.40295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3611" calcext:value-type="float">
            <text:p>0.13611000</text:p>
          </table:table-cell>
          <table:table-cell table:style-name="ce4" office:value-type="float" office:value="0.35794" calcext:value-type="float">
            <text:p>0.35794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3425" calcext:value-type="float">
            <text:p>0.13425000</text:p>
          </table:table-cell>
          <table:table-cell table:style-name="ce4" office:value-type="float" office:value="0.39152" calcext:value-type="float">
            <text:p>0.39152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2496" calcext:value-type="float">
            <text:p>0.12496000</text:p>
          </table:table-cell>
          <table:table-cell table:style-name="ce4" office:value-type="float" office:value="0.38762" calcext:value-type="float">
            <text:p>0.38762000</text:p>
          </table:table-cell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style-name="ce4" office:value-type="float" office:value="0.13162" calcext:value-type="float">
            <text:p>0.13162000</text:p>
          </table:table-cell>
          <table:table-cell table:style-name="ce4" office:value-type="float" office:value="0.40155" calcext:value-type="float">
            <text:p>0.4015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5925" calcext:value-type="float">
            <text:p>0.15925000</text:p>
          </table:table-cell>
          <table:table-cell table:style-name="ce4" office:value-type="float" office:value="0.37525" calcext:value-type="float">
            <text:p>0.3752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4785" calcext:value-type="float">
            <text:p>0.14785000</text:p>
          </table:table-cell>
          <table:table-cell table:style-name="ce4" office:value-type="float" office:value="0.38615" calcext:value-type="float">
            <text:p>0.3861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8398" calcext:value-type="float">
            <text:p>0.18398000</text:p>
          </table:table-cell>
          <table:table-cell table:style-name="ce4" office:value-type="float" office:value="0.3825" calcext:value-type="float">
            <text:p>0.38250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5894" calcext:value-type="float">
            <text:p>0.15894000</text:p>
          </table:table-cell>
          <table:table-cell table:style-name="ce4" office:value-type="float" office:value="0.41015" calcext:value-type="float">
            <text:p>0.4101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9716" calcext:value-type="float">
            <text:p>0.19716000</text:p>
          </table:table-cell>
          <table:table-cell table:style-name="ce4" office:value-type="float" office:value="0.41066" calcext:value-type="float">
            <text:p>0.41066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185" calcext:value-type="float">
            <text:p>0.11850000</text:p>
          </table:table-cell>
          <table:table-cell table:style-name="ce4" office:value-type="float" office:value="0.38613" calcext:value-type="float">
            <text:p>0.38613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2052" calcext:value-type="float">
            <text:p>0.22052000</text:p>
          </table:table-cell>
          <table:table-cell table:style-name="ce4" office:value-type="float" office:value="0.4029" calcext:value-type="float">
            <text:p>0.40290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7294" calcext:value-type="float">
            <text:p>0.17294000</text:p>
          </table:table-cell>
          <table:table-cell table:style-name="ce4" office:value-type="float" office:value="0.3812" calcext:value-type="float">
            <text:p>0.38120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8079" calcext:value-type="float">
            <text:p>0.18079000</text:p>
          </table:table-cell>
          <table:table-cell table:style-name="ce4" office:value-type="float" office:value="0.40778" calcext:value-type="float">
            <text:p>0.40778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1174" calcext:value-type="float">
            <text:p>0.11174000</text:p>
          </table:table-cell>
          <table:table-cell table:style-name="ce4" office:value-type="float" office:value="0.38697" calcext:value-type="float">
            <text:p>0.38697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1694" calcext:value-type="float">
            <text:p>0.21694000</text:p>
          </table:table-cell>
          <table:table-cell table:style-name="ce4" office:value-type="float" office:value="0.37498" calcext:value-type="float">
            <text:p>0.37498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5097" calcext:value-type="float">
            <text:p>0.15097000</text:p>
          </table:table-cell>
          <table:table-cell table:style-name="ce4" office:value-type="float" office:value="0.40937" calcext:value-type="float">
            <text:p>0.40937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4915" calcext:value-type="float">
            <text:p>0.14915000</text:p>
          </table:table-cell>
          <table:table-cell table:style-name="ce4" office:value-type="float" office:value="0.38449" calcext:value-type="float">
            <text:p>0.38449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2925" calcext:value-type="float">
            <text:p>0.12925000</text:p>
          </table:table-cell>
          <table:table-cell table:style-name="ce4" office:value-type="float" office:value="0.41984" calcext:value-type="float">
            <text:p>0.41984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3837" calcext:value-type="float">
            <text:p>0.13837000</text:p>
          </table:table-cell>
          <table:table-cell table:style-name="ce4" office:value-type="float" office:value="0.40335" calcext:value-type="float">
            <text:p>0.4033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1539" calcext:value-type="float">
            <text:p>0.21539000</text:p>
          </table:table-cell>
          <table:table-cell table:style-name="ce4" office:value-type="float" office:value="0.40947" calcext:value-type="float">
            <text:p>0.40947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5315" calcext:value-type="float">
            <text:p>0.15315000</text:p>
          </table:table-cell>
          <table:table-cell table:style-name="ce4" office:value-type="float" office:value="0.37706" calcext:value-type="float">
            <text:p>0.37706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3957" calcext:value-type="float">
            <text:p>0.23957000</text:p>
          </table:table-cell>
          <table:table-cell table:style-name="ce4" office:value-type="float" office:value="0.37379" calcext:value-type="float">
            <text:p>0.37379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3825" calcext:value-type="float">
            <text:p>0.13825000</text:p>
          </table:table-cell>
          <table:table-cell table:style-name="ce4" office:value-type="float" office:value="0.39595" calcext:value-type="float">
            <text:p>0.3959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7878" calcext:value-type="float">
            <text:p>0.17878000</text:p>
          </table:table-cell>
          <table:table-cell table:style-name="ce4" office:value-type="float" office:value="0.36647" calcext:value-type="float">
            <text:p>0.36647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4227" calcext:value-type="float">
            <text:p>0.14227000</text:p>
          </table:table-cell>
          <table:table-cell table:style-name="ce4" office:value-type="float" office:value="0.40194" calcext:value-type="float">
            <text:p>0.40194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6266" calcext:value-type="float">
            <text:p>0.16266000</text:p>
          </table:table-cell>
          <table:table-cell table:style-name="ce4" office:value-type="float" office:value="0.40887" calcext:value-type="float">
            <text:p>0.40887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0462" calcext:value-type="float">
            <text:p>0.20462000</text:p>
          </table:table-cell>
          <table:table-cell table:style-name="ce4" office:value-type="float" office:value="0.36581" calcext:value-type="float">
            <text:p>0.36581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3632" calcext:value-type="float">
            <text:p>0.13632000</text:p>
          </table:table-cell>
          <table:table-cell table:style-name="ce4" office:value-type="float" office:value="0.35912" calcext:value-type="float">
            <text:p>0.35912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1338" calcext:value-type="float">
            <text:p>0.21338000</text:p>
          </table:table-cell>
          <table:table-cell table:style-name="ce4" office:value-type="float" office:value="0.40506" calcext:value-type="float">
            <text:p>0.40506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4333" calcext:value-type="float">
            <text:p>0.14333000</text:p>
          </table:table-cell>
          <table:table-cell table:style-name="ce4" office:value-type="float" office:value="0.39714" calcext:value-type="float">
            <text:p>0.39714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1962" calcext:value-type="float">
            <text:p>0.11962000</text:p>
          </table:table-cell>
          <table:table-cell table:style-name="ce4" office:value-type="float" office:value="0.38516" calcext:value-type="float">
            <text:p>0.38516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2861" calcext:value-type="float">
            <text:p>0.12861000</text:p>
          </table:table-cell>
          <table:table-cell table:style-name="ce4" office:value-type="float" office:value="0.38665" calcext:value-type="float">
            <text:p>0.3866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4117" calcext:value-type="float">
            <text:p>0.24117000</text:p>
          </table:table-cell>
          <table:table-cell table:style-name="ce4" office:value-type="float" office:value="0.41509" calcext:value-type="float">
            <text:p>0.41509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0295" calcext:value-type="float">
            <text:p>0.20295000</text:p>
          </table:table-cell>
          <table:table-cell table:style-name="ce4" office:value-type="float" office:value="0.4137" calcext:value-type="float">
            <text:p>0.41370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2944" calcext:value-type="float">
            <text:p>0.22944000</text:p>
          </table:table-cell>
          <table:table-cell table:style-name="ce4" office:value-type="float" office:value="0.38216" calcext:value-type="float">
            <text:p>0.38216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5815" calcext:value-type="float">
            <text:p>0.15815000</text:p>
          </table:table-cell>
          <table:table-cell table:style-name="ce4" office:value-type="float" office:value="0.37985" calcext:value-type="float">
            <text:p>0.3798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31605" calcext:value-type="float">
            <text:p>0.31605000</text:p>
          </table:table-cell>
          <table:table-cell table:style-name="ce4" office:value-type="float" office:value="0.37727" calcext:value-type="float">
            <text:p>0.37727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622" calcext:value-type="float">
            <text:p>0.16220000</text:p>
          </table:table-cell>
          <table:table-cell table:style-name="ce4" office:value-type="float" office:value="0.39264" calcext:value-type="float">
            <text:p>0.39264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9492" calcext:value-type="float">
            <text:p>0.19492000</text:p>
          </table:table-cell>
          <table:table-cell table:style-name="ce4" office:value-type="float" office:value="0.40701" calcext:value-type="float">
            <text:p>0.40701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462" calcext:value-type="float">
            <text:p>0.14620000</text:p>
          </table:table-cell>
          <table:table-cell table:style-name="ce4" office:value-type="float" office:value="0.40525" calcext:value-type="float">
            <text:p>0.4052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9445" calcext:value-type="float">
            <text:p>0.29445000</text:p>
          </table:table-cell>
          <table:table-cell table:style-name="ce4" office:value-type="float" office:value="0.40831" calcext:value-type="float">
            <text:p>0.40831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0938" calcext:value-type="float">
            <text:p>0.10938000</text:p>
          </table:table-cell>
          <table:table-cell table:style-name="ce4" office:value-type="float" office:value="0.36997" calcext:value-type="float">
            <text:p>0.36997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2033" calcext:value-type="float">
            <text:p>0.22033000</text:p>
          </table:table-cell>
          <table:table-cell table:style-name="ce4" office:value-type="float" office:value="0.40429" calcext:value-type="float">
            <text:p>0.40429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4683" calcext:value-type="float">
            <text:p>0.14683000</text:p>
          </table:table-cell>
          <table:table-cell table:style-name="ce4" office:value-type="float" office:value="0.34718" calcext:value-type="float">
            <text:p>0.34718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2965" calcext:value-type="float">
            <text:p>0.12965000</text:p>
          </table:table-cell>
          <table:table-cell table:style-name="ce4" office:value-type="float" office:value="0.38657" calcext:value-type="float">
            <text:p>0.38657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3501" calcext:value-type="float">
            <text:p>0.13501000</text:p>
          </table:table-cell>
          <table:table-cell table:style-name="ce4" office:value-type="float" office:value="0.4022" calcext:value-type="float">
            <text:p>0.40220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9566" calcext:value-type="float">
            <text:p>0.19566000</text:p>
          </table:table-cell>
          <table:table-cell table:style-name="ce4" office:value-type="float" office:value="0.38514" calcext:value-type="float">
            <text:p>0.38514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0208" calcext:value-type="float">
            <text:p>0.20208000</text:p>
          </table:table-cell>
          <table:table-cell table:style-name="ce4" office:value-type="float" office:value="0.39085" calcext:value-type="float">
            <text:p>0.3908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791" calcext:value-type="float">
            <text:p>0.17910000</text:p>
          </table:table-cell>
          <table:table-cell table:style-name="ce4" office:value-type="float" office:value="0.37357" calcext:value-type="float">
            <text:p>0.37357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2533" calcext:value-type="float">
            <text:p>0.22533000</text:p>
          </table:table-cell>
          <table:table-cell table:style-name="ce4" office:value-type="float" office:value="0.37283" calcext:value-type="float">
            <text:p>0.37283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3649" calcext:value-type="float">
            <text:p>0.13649000</text:p>
          </table:table-cell>
          <table:table-cell table:style-name="ce4" office:value-type="float" office:value="0.3693" calcext:value-type="float">
            <text:p>0.36930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23763" calcext:value-type="float">
            <text:p>0.23763000</text:p>
          </table:table-cell>
          <table:table-cell table:style-name="ce4" office:value-type="float" office:value="0.38992" calcext:value-type="float">
            <text:p>0.38992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483" calcext:value-type="float">
            <text:p>0.14830000</text:p>
          </table:table-cell>
          <table:table-cell table:style-name="ce4" office:value-type="float" office:value="0.41195" calcext:value-type="float">
            <text:p>0.41195000</text:p>
          </table:table-cell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style-name="ce4" office:value-type="float" office:value="0.19429" calcext:value-type="float">
            <text:p>0.19429000</text:p>
          </table:table-cell>
          <table:table-cell table:style-name="ce4" office:value-type="float" office:value="0.41268" calcext:value-type="float">
            <text:p>0.41268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10.359" calcext:value-type="float">
            <text:p>10.35900000</text:p>
          </table:table-cell>
          <table:table-cell table:style-name="ce4" office:value-type="float" office:value="0.40093" calcext:value-type="float">
            <text:p>0.40093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1.2833" calcext:value-type="float">
            <text:p>1.28330000</text:p>
          </table:table-cell>
          <table:table-cell table:style-name="ce4" office:value-type="float" office:value="0.38618" calcext:value-type="float">
            <text:p>0.38618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33233" calcext:value-type="float">
            <text:p>0.33233000</text:p>
          </table:table-cell>
          <table:table-cell table:style-name="ce4" office:value-type="float" office:value="0.41347" calcext:value-type="float">
            <text:p>0.41347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84664" calcext:value-type="float">
            <text:p>0.84664000</text:p>
          </table:table-cell>
          <table:table-cell table:style-name="ce4" office:value-type="float" office:value="0.40148" calcext:value-type="float">
            <text:p>0.40148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26733" calcext:value-type="float">
            <text:p>0.26733000</text:p>
          </table:table-cell>
          <table:table-cell table:style-name="ce4" office:value-type="float" office:value="0.3868" calcext:value-type="float">
            <text:p>0.38680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41596" calcext:value-type="float">
            <text:p>0.41596000</text:p>
          </table:table-cell>
          <table:table-cell table:style-name="ce4" office:value-type="float" office:value="0.38869" calcext:value-type="float">
            <text:p>0.38869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2.4165" calcext:value-type="float">
            <text:p>2.41650000</text:p>
          </table:table-cell>
          <table:table-cell table:style-name="ce4" office:value-type="float" office:value="0.39618" calcext:value-type="float">
            <text:p>0.39618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2.2188" calcext:value-type="float">
            <text:p>2.21880000</text:p>
          </table:table-cell>
          <table:table-cell table:style-name="ce4" office:value-type="float" office:value="0.40276" calcext:value-type="float">
            <text:p>0.40276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59475" calcext:value-type="float">
            <text:p>0.59475000</text:p>
          </table:table-cell>
          <table:table-cell table:style-name="ce4" office:value-type="float" office:value="0.41418" calcext:value-type="float">
            <text:p>0.41418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25617" calcext:value-type="float">
            <text:p>0.25617000</text:p>
          </table:table-cell>
          <table:table-cell table:style-name="ce4" office:value-type="float" office:value="0.42703" calcext:value-type="float">
            <text:p>0.42703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86764" calcext:value-type="float">
            <text:p>0.86764000</text:p>
          </table:table-cell>
          <table:table-cell table:style-name="ce4" office:value-type="float" office:value="0.42245" calcext:value-type="float">
            <text:p>0.42245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30996" calcext:value-type="float">
            <text:p>0.30996000</text:p>
          </table:table-cell>
          <table:table-cell table:style-name="ce4" office:value-type="float" office:value="0.41025" calcext:value-type="float">
            <text:p>0.41025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114.56" calcext:value-type="float">
            <text:p>114.56000000</text:p>
          </table:table-cell>
          <table:table-cell table:style-name="ce4" office:value-type="float" office:value="0.39477" calcext:value-type="float">
            <text:p>0.39477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3.1033" calcext:value-type="float">
            <text:p>3.10330000</text:p>
          </table:table-cell>
          <table:table-cell table:style-name="ce4" office:value-type="float" office:value="0.39949" calcext:value-type="float">
            <text:p>0.39949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62567" calcext:value-type="float">
            <text:p>0.62567000</text:p>
          </table:table-cell>
          <table:table-cell table:style-name="ce4" office:value-type="float" office:value="0.40005" calcext:value-type="float">
            <text:p>0.40005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46215" calcext:value-type="float">
            <text:p>0.46215000</text:p>
          </table:table-cell>
          <table:table-cell table:style-name="ce4" office:value-type="float" office:value="0.41678" calcext:value-type="float">
            <text:p>0.41678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1.7121" calcext:value-type="float">
            <text:p>1.71210000</text:p>
          </table:table-cell>
          <table:table-cell table:style-name="ce4" office:value-type="float" office:value="0.4358" calcext:value-type="float">
            <text:p>0.43580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48726" calcext:value-type="float">
            <text:p>0.48726000</text:p>
          </table:table-cell>
          <table:table-cell table:style-name="ce4" office:value-type="float" office:value="0.37166" calcext:value-type="float">
            <text:p>0.37166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61328" calcext:value-type="float">
            <text:p>0.61328000</text:p>
          </table:table-cell>
          <table:table-cell table:style-name="ce4" office:value-type="float" office:value="0.40903" calcext:value-type="float">
            <text:p>0.40903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49442" calcext:value-type="float">
            <text:p>0.49442000</text:p>
          </table:table-cell>
          <table:table-cell table:style-name="ce4" office:value-type="float" office:value="0.37889" calcext:value-type="float">
            <text:p>0.37889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5.3222" calcext:value-type="float">
            <text:p>5.32220000</text:p>
          </table:table-cell>
          <table:table-cell table:style-name="ce4" office:value-type="float" office:value="0.37489" calcext:value-type="float">
            <text:p>0.37489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59416" calcext:value-type="float">
            <text:p>0.59416000</text:p>
          </table:table-cell>
          <table:table-cell table:style-name="ce4" office:value-type="float" office:value="0.44455" calcext:value-type="float">
            <text:p>0.44455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59768" calcext:value-type="float">
            <text:p>0.59768000</text:p>
          </table:table-cell>
          <table:table-cell table:style-name="ce4" office:value-type="float" office:value="0.43974" calcext:value-type="float">
            <text:p>0.43974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4.695" calcext:value-type="float">
            <text:p>4.69500000</text:p>
          </table:table-cell>
          <table:table-cell table:style-name="ce4" office:value-type="float" office:value="0.40979" calcext:value-type="float">
            <text:p>0.40979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2.8225" calcext:value-type="float">
            <text:p>2.82250000</text:p>
          </table:table-cell>
          <table:table-cell table:style-name="ce4" office:value-type="float" office:value="0.39949" calcext:value-type="float">
            <text:p>0.39949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9.7404" calcext:value-type="float">
            <text:p>9.74040000</text:p>
          </table:table-cell>
          <table:table-cell table:style-name="ce4" office:value-type="float" office:value="0.39159" calcext:value-type="float">
            <text:p>0.39159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1.0084" calcext:value-type="float">
            <text:p>1.00840000</text:p>
          </table:table-cell>
          <table:table-cell table:style-name="ce4" office:value-type="float" office:value="0.41274" calcext:value-type="float">
            <text:p>0.41274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62002" calcext:value-type="float">
            <text:p>0.62002000</text:p>
          </table:table-cell>
          <table:table-cell table:style-name="ce4" office:value-type="float" office:value="0.3548" calcext:value-type="float">
            <text:p>0.35480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96691" calcext:value-type="float">
            <text:p>0.96691000</text:p>
          </table:table-cell>
          <table:table-cell table:style-name="ce4" office:value-type="float" office:value="0.39962" calcext:value-type="float">
            <text:p>0.39962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52318" calcext:value-type="float">
            <text:p>0.52318000</text:p>
          </table:table-cell>
          <table:table-cell table:style-name="ce4" office:value-type="float" office:value="0.40976" calcext:value-type="float">
            <text:p>0.40976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2.0133" calcext:value-type="float">
            <text:p>2.01330000</text:p>
          </table:table-cell>
          <table:table-cell table:style-name="ce4" office:value-type="float" office:value="0.38693" calcext:value-type="float">
            <text:p>0.38693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1.1168" calcext:value-type="float">
            <text:p>1.11680000</text:p>
          </table:table-cell>
          <table:table-cell table:style-name="ce4" office:value-type="float" office:value="0.3847" calcext:value-type="float">
            <text:p>0.38470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6.8212" calcext:value-type="float">
            <text:p>6.82120000</text:p>
          </table:table-cell>
          <table:table-cell table:style-name="ce4" office:value-type="float" office:value="0.40584" calcext:value-type="float">
            <text:p>0.40584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47.493" calcext:value-type="float">
            <text:p>47.49300000</text:p>
          </table:table-cell>
          <table:table-cell table:style-name="ce4" office:value-type="float" office:value="0.40182" calcext:value-type="float">
            <text:p>0.40182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51883" calcext:value-type="float">
            <text:p>0.51883000</text:p>
          </table:table-cell>
          <table:table-cell table:style-name="ce4" office:value-type="float" office:value="0.39193" calcext:value-type="float">
            <text:p>0.39193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2.4902" calcext:value-type="float">
            <text:p>2.49020000</text:p>
          </table:table-cell>
          <table:table-cell table:style-name="ce4" office:value-type="float" office:value="0.36803" calcext:value-type="float">
            <text:p>0.36803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37172" calcext:value-type="float">
            <text:p>0.37172000</text:p>
          </table:table-cell>
          <table:table-cell table:style-name="ce4" office:value-type="float" office:value="0.41258" calcext:value-type="float">
            <text:p>0.41258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3.1908" calcext:value-type="float">
            <text:p>3.19080000</text:p>
          </table:table-cell>
          <table:table-cell table:style-name="ce4" office:value-type="float" office:value="0.40398" calcext:value-type="float">
            <text:p>0.40398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58908" calcext:value-type="float">
            <text:p>0.58908000</text:p>
          </table:table-cell>
          <table:table-cell table:style-name="ce4" office:value-type="float" office:value="0.4235" calcext:value-type="float">
            <text:p>0.42350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39432" calcext:value-type="float">
            <text:p>0.39432000</text:p>
          </table:table-cell>
          <table:table-cell table:style-name="ce4" office:value-type="float" office:value="0.39584" calcext:value-type="float">
            <text:p>0.39584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3.3169" calcext:value-type="float">
            <text:p>3.31690000</text:p>
          </table:table-cell>
          <table:table-cell table:style-name="ce4" office:value-type="float" office:value="0.38088" calcext:value-type="float">
            <text:p>0.38088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74593" calcext:value-type="float">
            <text:p>0.74593000</text:p>
          </table:table-cell>
          <table:table-cell table:style-name="ce4" office:value-type="float" office:value="0.38569" calcext:value-type="float">
            <text:p>0.38569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66243" calcext:value-type="float">
            <text:p>0.66243000</text:p>
          </table:table-cell>
          <table:table-cell table:style-name="ce4" office:value-type="float" office:value="0.38779" calcext:value-type="float">
            <text:p>0.38779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2.1412" calcext:value-type="float">
            <text:p>2.14120000</text:p>
          </table:table-cell>
          <table:table-cell table:style-name="ce4" office:value-type="float" office:value="0.41491" calcext:value-type="float">
            <text:p>0.41491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79965" calcext:value-type="float">
            <text:p>0.79965000</text:p>
          </table:table-cell>
          <table:table-cell table:style-name="ce4" office:value-type="float" office:value="0.37532" calcext:value-type="float">
            <text:p>0.37532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2.9741" calcext:value-type="float">
            <text:p>2.97410000</text:p>
          </table:table-cell>
          <table:table-cell table:style-name="ce4" office:value-type="float" office:value="0.41648" calcext:value-type="float">
            <text:p>0.41648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1.5797" calcext:value-type="float">
            <text:p>1.57970000</text:p>
          </table:table-cell>
          <table:table-cell table:style-name="ce4" office:value-type="float" office:value="0.37594" calcext:value-type="float">
            <text:p>0.37594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52846" calcext:value-type="float">
            <text:p>0.52846000</text:p>
          </table:table-cell>
          <table:table-cell table:style-name="ce4" office:value-type="float" office:value="0.38189" calcext:value-type="float">
            <text:p>0.38189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0.32334" calcext:value-type="float">
            <text:p>0.32334000</text:p>
          </table:table-cell>
          <table:table-cell table:style-name="ce4" office:value-type="float" office:value="0.40102" calcext:value-type="float">
            <text:p>0.40102000</text:p>
          </table:table-cell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style-name="ce4" office:value-type="float" office:value="1.0106" calcext:value-type="float">
            <text:p>1.01060000</text:p>
          </table:table-cell>
          <table:table-cell table:style-name="ce4" office:value-type="float" office:value="0.37327" calcext:value-type="float">
            <text:p>0.37327000</text:p>
          </table:table-cell>
        </table:table-row>
        <table:table-row table:style-name="ro1" table:number-rows-repeated="104732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8" loext:min-decimal-places="8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19T14:14:53.133385708</dc:date>
    <meta:editing-duration>PT1M28S</meta:editing-duration>
    <meta:editing-cycles>2</meta:editing-cycles>
    <meta:document-statistic meta:table-count="1" meta:cell-count="67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x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923cm" svg:height="12.324cm" xlink:href=".." xlink:type="simple" chart:class="chart:scatter" chart:style-name="ch1">
        <chart:title svg:x="8.825cm" svg:y="0.382cm" chart:style-name="ch2">
          <text:p>Erasure Set Size vs Error</text:p>
        </chart:title>
        <chart:subtitle svg:x="9.446cm" svg:y="1.407cm" chart:style-name="ch3">
          <text:p>N = 1000, m = n = 250</text:p>
        </chart:subtitle>
        <chart:legend chart:legend-position="end" svg:x="17.829cm" svg:y="5.614cm" style:legend-expansion="high" chart:style-name="ch4"/>
        <chart:plot-area chart:style-name="ch5" table:cell-range-address="ERMexperiments.O4:ERMexperiments.Q1203 ERMexperiments.P2:ERMexperiments.Q3" chart:data-source-has-labels="row" svg:x="1.469cm" svg:y="2.336cm" svg:width="15.902cm" svg:height="8.761cm">
          <chartooo:coordinate-region svg:x="2.381cm" svg:y="2.535cm" svg:width="14.71cm" svg:height="7.915cm"/>
          <chart:axis chart:dimension="x" chart:name="primary-x" chart:style-name="ch6">
            <chart:title svg:x="8.159cm" svg:y="11.343cm" chart:style-name="ch7">
              <text:p>Erasure Set Size</text:p>
            </chart:title>
          </chart:axis>
          <chart:axis chart:dimension="y" chart:name="primary-y" chart:style-name="ch8">
            <chart:title svg:x="0.451cm" svg:y="7.13cm" chart:style-name="ch9">
              <text:p>Error</text:p>
            </chart:title>
            <chart:grid chart:style-name="ch10" chart:class="major"/>
          </chart:axis>
          <chart:series chart:style-name="ch11" chart:values-cell-range-address="ERMexperiments.P4:ERMexperiments.P1203" chart:label-cell-address="ERMexperiments.P2:ERMexperiments.P3" chart:class="chart:scatter">
            <chart:domain table:cell-range-address="ERMexperiments.O4:ERMexperiments.O1203"/>
            <chart:data-point chart:repeated="1200"/>
          </chart:series>
          <chart:series chart:style-name="ch12" chart:values-cell-range-address="ERMexperiments.Q4:ERMexperiments.Q1203" chart:label-cell-address="ERMexperiments.Q2:ERMexperiments.Q3" chart:class="chart:scatter">
            <chart:data-point chart:repeated="1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Reconstruction Error</text:p>
                <text:list>
                  <text:list-item>
                    <text:p/>
                  </text:list-item>
                  <text:list-item>
                    <text:p>Reconstruction Error</text:p>
                  </text:list-item>
                </text:list>
                <draw:g>
                  <svg:desc>ERMexperiments.P2:ERMexperiments.P3</svg:desc>
                </draw:g>
              </table:table-cell>
              <table:table-cell office:value-type="string">
                <text:p>Partial Reconstruction Error</text:p>
                <text:list>
                  <text:list-item>
                    <text:p/>
                  </text:list-item>
                  <text:list-item>
                    <text:p>Partial Reconstruction Error</text:p>
                  </text:list-item>
                </text:list>
                <draw:g>
                  <svg:desc>ERMexperiments.Q2:ERMexperiments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ERMexperiments.O4:ERMexperiments.O1203</svg:desc>
                </draw:g>
              </table:table-cell>
              <table:table-cell office:value-type="float" office:value="0.034426">
                <text:p>0.034426</text:p>
                <draw:g>
                  <svg:desc>ERMexperiments.P4:ERMexperiments.P1203</svg:desc>
                </draw:g>
              </table:table-cell>
              <table:table-cell office:value-type="float" office:value="0.078091">
                <text:p>0.078091</text:p>
                <draw:g>
                  <svg:desc>ERMexperiments.Q4:ERMexperiments.Q1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38211">
                <text:p>0.038211</text:p>
              </table:table-cell>
              <table:table-cell office:value-type="float" office:value="0.067108">
                <text:p>0.067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37482">
                <text:p>0.037482</text:p>
              </table:table-cell>
              <table:table-cell office:value-type="float" office:value="0.063182">
                <text:p>0.063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36111">
                <text:p>0.036111</text:p>
              </table:table-cell>
              <table:table-cell office:value-type="float" office:value="0.066954">
                <text:p>0.066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3542">
                <text:p>0.03542</text:p>
              </table:table-cell>
              <table:table-cell office:value-type="float" office:value="0.083907">
                <text:p>0.083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36687">
                <text:p>0.036687</text:p>
              </table:table-cell>
              <table:table-cell office:value-type="float" office:value="0.086237">
                <text:p>0.086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36605">
                <text:p>0.036605</text:p>
              </table:table-cell>
              <table:table-cell office:value-type="float" office:value="0.059123">
                <text:p>0.059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3513">
                <text:p>0.03513</text:p>
              </table:table-cell>
              <table:table-cell office:value-type="float" office:value="0.071683">
                <text:p>0.071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37249">
                <text:p>0.037249</text:p>
              </table:table-cell>
              <table:table-cell office:value-type="float" office:value="0.077385">
                <text:p>0.077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3798">
                <text:p>0.03798</text:p>
              </table:table-cell>
              <table:table-cell office:value-type="float" office:value="0.071324">
                <text:p>0.071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3335">
                <text:p>0.03335</text:p>
              </table:table-cell>
              <table:table-cell office:value-type="float" office:value="0.070783">
                <text:p>0.070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037063">
                <text:p>0.037063</text:p>
              </table:table-cell>
              <table:table-cell office:value-type="float" office:value="0.061784">
                <text:p>0.061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036608">
                <text:p>0.036608</text:p>
              </table:table-cell>
              <table:table-cell office:value-type="float" office:value="0.084761">
                <text:p>0.084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036015">
                <text:p>0.036015</text:p>
              </table:table-cell>
              <table:table-cell office:value-type="float" office:value="0.062518">
                <text:p>0.062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.037179">
                <text:p>0.037179</text:p>
              </table:table-cell>
              <table:table-cell office:value-type="float" office:value="0.08202">
                <text:p>0.08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035807">
                <text:p>0.035807</text:p>
              </table:table-cell>
              <table:table-cell office:value-type="float" office:value="0.09043">
                <text:p>0.090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3406">
                <text:p>0.03406</text:p>
              </table:table-cell>
              <table:table-cell office:value-type="float" office:value="0.092197">
                <text:p>0.0921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039145">
                <text:p>0.039145</text:p>
              </table:table-cell>
              <table:table-cell office:value-type="float" office:value="0.061457">
                <text:p>0.061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036797">
                <text:p>0.036797</text:p>
              </table:table-cell>
              <table:table-cell office:value-type="float" office:value="0.070565">
                <text:p>0.070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036509">
                <text:p>0.036509</text:p>
              </table:table-cell>
              <table:table-cell office:value-type="float" office:value="0.076804">
                <text:p>0.0768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035601">
                <text:p>0.035601</text:p>
              </table:table-cell>
              <table:table-cell office:value-type="float" office:value="0.06189">
                <text:p>0.06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0.034046">
                <text:p>0.034046</text:p>
              </table:table-cell>
              <table:table-cell office:value-type="float" office:value="0.066592">
                <text:p>0.0665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0.037678">
                <text:p>0.037678</text:p>
              </table:table-cell>
              <table:table-cell office:value-type="float" office:value="0.095052">
                <text:p>0.0950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0.034088">
                <text:p>0.034088</text:p>
              </table:table-cell>
              <table:table-cell office:value-type="float" office:value="0.059244">
                <text:p>0.0592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.03366">
                <text:p>0.03366</text:p>
              </table:table-cell>
              <table:table-cell office:value-type="float" office:value="0.076319">
                <text:p>0.0763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0.038998">
                <text:p>0.038998</text:p>
              </table:table-cell>
              <table:table-cell office:value-type="float" office:value="0.078994">
                <text:p>0.078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0.036368">
                <text:p>0.036368</text:p>
              </table:table-cell>
              <table:table-cell office:value-type="float" office:value="0.076293">
                <text:p>0.0762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0.037127">
                <text:p>0.037127</text:p>
              </table:table-cell>
              <table:table-cell office:value-type="float" office:value="0.092415">
                <text:p>0.0924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040341">
                <text:p>0.040341</text:p>
              </table:table-cell>
              <table:table-cell office:value-type="float" office:value="0.063193">
                <text:p>0.0631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.036494">
                <text:p>0.036494</text:p>
              </table:table-cell>
              <table:table-cell office:value-type="float" office:value="0.062358">
                <text:p>0.0623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0.034734">
                <text:p>0.034734</text:p>
              </table:table-cell>
              <table:table-cell office:value-type="float" office:value="0.056156">
                <text:p>0.056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0.035454">
                <text:p>0.035454</text:p>
              </table:table-cell>
              <table:table-cell office:value-type="float" office:value="0.069303">
                <text:p>0.0693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.03559">
                <text:p>0.03559</text:p>
              </table:table-cell>
              <table:table-cell office:value-type="float" office:value="0.076195">
                <text:p>0.076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0.038791">
                <text:p>0.038791</text:p>
              </table:table-cell>
              <table:table-cell office:value-type="float" office:value="0.091622">
                <text:p>0.091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.036928">
                <text:p>0.036928</text:p>
              </table:table-cell>
              <table:table-cell office:value-type="float" office:value="0.075818">
                <text:p>0.0758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0.036975">
                <text:p>0.036975</text:p>
              </table:table-cell>
              <table:table-cell office:value-type="float" office:value="0.066764">
                <text:p>0.0667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.036648">
                <text:p>0.036648</text:p>
              </table:table-cell>
              <table:table-cell office:value-type="float" office:value="0.10067">
                <text:p>0.100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03681">
                <text:p>0.03681</text:p>
              </table:table-cell>
              <table:table-cell office:value-type="float" office:value="0.066621">
                <text:p>0.0666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034875">
                <text:p>0.034875</text:p>
              </table:table-cell>
              <table:table-cell office:value-type="float" office:value="0.089165">
                <text:p>0.0891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036925">
                <text:p>0.036925</text:p>
              </table:table-cell>
              <table:table-cell office:value-type="float" office:value="0.071395">
                <text:p>0.0713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034557">
                <text:p>0.034557</text:p>
              </table:table-cell>
              <table:table-cell office:value-type="float" office:value="0.070919">
                <text:p>0.0709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0.03474">
                <text:p>0.03474</text:p>
              </table:table-cell>
              <table:table-cell office:value-type="float" office:value="0.078046">
                <text:p>0.078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0.037879">
                <text:p>0.037879</text:p>
              </table:table-cell>
              <table:table-cell office:value-type="float" office:value="0.079239">
                <text:p>0.0792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0.036558">
                <text:p>0.036558</text:p>
              </table:table-cell>
              <table:table-cell office:value-type="float" office:value="0.062495">
                <text:p>0.0624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.035374">
                <text:p>0.035374</text:p>
              </table:table-cell>
              <table:table-cell office:value-type="float" office:value="0.049031">
                <text:p>0.049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.032574">
                <text:p>0.032574</text:p>
              </table:table-cell>
              <table:table-cell office:value-type="float" office:value="0.059366">
                <text:p>0.0593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0.036091">
                <text:p>0.036091</text:p>
              </table:table-cell>
              <table:table-cell office:value-type="float" office:value="0.056902">
                <text:p>0.0569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0.033879">
                <text:p>0.033879</text:p>
              </table:table-cell>
              <table:table-cell office:value-type="float" office:value="0.078579">
                <text:p>0.0785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03684">
                <text:p>0.03684</text:p>
              </table:table-cell>
              <table:table-cell office:value-type="float" office:value="0.090029">
                <text:p>0.0900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036083">
                <text:p>0.036083</text:p>
              </table:table-cell>
              <table:table-cell office:value-type="float" office:value="0.083953">
                <text:p>0.0839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0.035752">
                <text:p>0.035752</text:p>
              </table:table-cell>
              <table:table-cell office:value-type="float" office:value="0.13997">
                <text:p>0.139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0.036388">
                <text:p>0.036388</text:p>
              </table:table-cell>
              <table:table-cell office:value-type="float" office:value="0.097077">
                <text:p>0.097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0.036055">
                <text:p>0.036055</text:p>
              </table:table-cell>
              <table:table-cell office:value-type="float" office:value="0.12979">
                <text:p>0.129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0.036424">
                <text:p>0.036424</text:p>
              </table:table-cell>
              <table:table-cell office:value-type="float" office:value="0.11512">
                <text:p>0.115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0.03501">
                <text:p>0.03501</text:p>
              </table:table-cell>
              <table:table-cell office:value-type="float" office:value="0.092031">
                <text:p>0.0920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0.037391">
                <text:p>0.037391</text:p>
              </table:table-cell>
              <table:table-cell office:value-type="float" office:value="0.092384">
                <text:p>0.0923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0.035437">
                <text:p>0.035437</text:p>
              </table:table-cell>
              <table:table-cell office:value-type="float" office:value="0.11056">
                <text:p>0.110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0.03663">
                <text:p>0.03663</text:p>
              </table:table-cell>
              <table:table-cell office:value-type="float" office:value="0.10377">
                <text:p>0.103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0.037307">
                <text:p>0.037307</text:p>
              </table:table-cell>
              <table:table-cell office:value-type="float" office:value="0.11762">
                <text:p>0.117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0.036883">
                <text:p>0.036883</text:p>
              </table:table-cell>
              <table:table-cell office:value-type="float" office:value="0.13532">
                <text:p>0.135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0.036795">
                <text:p>0.036795</text:p>
              </table:table-cell>
              <table:table-cell office:value-type="float" office:value="0.095577">
                <text:p>0.0955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33166">
                <text:p>0.033166</text:p>
              </table:table-cell>
              <table:table-cell office:value-type="float" office:value="0.088298">
                <text:p>0.088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0.035184">
                <text:p>0.035184</text:p>
              </table:table-cell>
              <table:table-cell office:value-type="float" office:value="0.11323">
                <text:p>0.113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0.036414">
                <text:p>0.036414</text:p>
              </table:table-cell>
              <table:table-cell office:value-type="float" office:value="0.13354">
                <text:p>0.133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0.039322">
                <text:p>0.039322</text:p>
              </table:table-cell>
              <table:table-cell office:value-type="float" office:value="0.10449">
                <text:p>0.104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">
                <text:p>20</text:p>
              </table:table-cell>
              <table:table-cell office:value-type="float" office:value="0.037432">
                <text:p>0.037432</text:p>
              </table:table-cell>
              <table:table-cell office:value-type="float" office:value="0.13115">
                <text:p>0.131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">
                <text:p>20</text:p>
              </table:table-cell>
              <table:table-cell office:value-type="float" office:value="0.037603">
                <text:p>0.037603</text:p>
              </table:table-cell>
              <table:table-cell office:value-type="float" office:value="0.10108">
                <text:p>0.101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">
                <text:p>20</text:p>
              </table:table-cell>
              <table:table-cell office:value-type="float" office:value="0.037848">
                <text:p>0.037848</text:p>
              </table:table-cell>
              <table:table-cell office:value-type="float" office:value="0.097757">
                <text:p>0.0977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">
                <text:p>20</text:p>
              </table:table-cell>
              <table:table-cell office:value-type="float" office:value="0.036375">
                <text:p>0.036375</text:p>
              </table:table-cell>
              <table:table-cell office:value-type="float" office:value="0.080814">
                <text:p>0.0808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0.036803">
                <text:p>0.036803</text:p>
              </table:table-cell>
              <table:table-cell office:value-type="float" office:value="0.11382">
                <text:p>0.113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0.037663">
                <text:p>0.037663</text:p>
              </table:table-cell>
              <table:table-cell office:value-type="float" office:value="0.10492">
                <text:p>0.104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  <table:table-cell office:value-type="float" office:value="0.036701">
                <text:p>0.036701</text:p>
              </table:table-cell>
              <table:table-cell office:value-type="float" office:value="0.096979">
                <text:p>0.0969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">
                <text:p>20</text:p>
              </table:table-cell>
              <table:table-cell office:value-type="float" office:value="0.035913">
                <text:p>0.035913</text:p>
              </table:table-cell>
              <table:table-cell office:value-type="float" office:value="0.091587">
                <text:p>0.0915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">
                <text:p>20</text:p>
              </table:table-cell>
              <table:table-cell office:value-type="float" office:value="0.036921">
                <text:p>0.036921</text:p>
              </table:table-cell>
              <table:table-cell office:value-type="float" office:value="0.09752">
                <text:p>0.097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0.038139">
                <text:p>0.038139</text:p>
              </table:table-cell>
              <table:table-cell office:value-type="float" office:value="0.093684">
                <text:p>0.0936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0.035463">
                <text:p>0.035463</text:p>
              </table:table-cell>
              <table:table-cell office:value-type="float" office:value="0.088629">
                <text:p>0.0886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036541">
                <text:p>0.036541</text:p>
              </table:table-cell>
              <table:table-cell office:value-type="float" office:value="0.095335">
                <text:p>0.0953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">
                <text:p>20</text:p>
              </table:table-cell>
              <table:table-cell office:value-type="float" office:value="0.038108">
                <text:p>0.038108</text:p>
              </table:table-cell>
              <table:table-cell office:value-type="float" office:value="0.10098">
                <text:p>0.100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0.038989">
                <text:p>0.038989</text:p>
              </table:table-cell>
              <table:table-cell office:value-type="float" office:value="0.092504">
                <text:p>0.0925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0.035883">
                <text:p>0.035883</text:p>
              </table:table-cell>
              <table:table-cell office:value-type="float" office:value="0.080738">
                <text:p>0.0807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0.036436">
                <text:p>0.036436</text:p>
              </table:table-cell>
              <table:table-cell office:value-type="float" office:value="0.15173">
                <text:p>0.151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0.038678">
                <text:p>0.038678</text:p>
              </table:table-cell>
              <table:table-cell office:value-type="float" office:value="0.11285">
                <text:p>0.112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  <table:table-cell office:value-type="float" office:value="0.037639">
                <text:p>0.037639</text:p>
              </table:table-cell>
              <table:table-cell office:value-type="float" office:value="0.12621">
                <text:p>0.126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">
                <text:p>20</text:p>
              </table:table-cell>
              <table:table-cell office:value-type="float" office:value="0.03754">
                <text:p>0.03754</text:p>
              </table:table-cell>
              <table:table-cell office:value-type="float" office:value="0.093735">
                <text:p>0.0937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0.037473">
                <text:p>0.037473</text:p>
              </table:table-cell>
              <table:table-cell office:value-type="float" office:value="0.11459">
                <text:p>0.114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0.035076">
                <text:p>0.035076</text:p>
              </table:table-cell>
              <table:table-cell office:value-type="float" office:value="0.059193">
                <text:p>0.0591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0.038397">
                <text:p>0.038397</text:p>
              </table:table-cell>
              <table:table-cell office:value-type="float" office:value="0.09884">
                <text:p>0.098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0.035953">
                <text:p>0.035953</text:p>
              </table:table-cell>
              <table:table-cell office:value-type="float" office:value="0.11338">
                <text:p>0.113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">
                <text:p>20</text:p>
              </table:table-cell>
              <table:table-cell office:value-type="float" office:value="0.039056">
                <text:p>0.039056</text:p>
              </table:table-cell>
              <table:table-cell office:value-type="float" office:value="0.13001">
                <text:p>0.13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0.036703">
                <text:p>0.036703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0.039251">
                <text:p>0.039251</text:p>
              </table:table-cell>
              <table:table-cell office:value-type="float" office:value="0.1229">
                <text:p>0.12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">
                <text:p>20</text:p>
              </table:table-cell>
              <table:table-cell office:value-type="float" office:value="0.035983">
                <text:p>0.035983</text:p>
              </table:table-cell>
              <table:table-cell office:value-type="float" office:value="0.11369">
                <text:p>0.113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0.037227">
                <text:p>0.037227</text:p>
              </table:table-cell>
              <table:table-cell office:value-type="float" office:value="0.099884">
                <text:p>0.0998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0.0367">
                <text:p>0.0367</text:p>
              </table:table-cell>
              <table:table-cell office:value-type="float" office:value="0.1112">
                <text:p>0.11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0.036981">
                <text:p>0.036981</text:p>
              </table:table-cell>
              <table:table-cell office:value-type="float" office:value="0.10466">
                <text:p>0.10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0.037422">
                <text:p>0.037422</text:p>
              </table:table-cell>
              <table:table-cell office:value-type="float" office:value="0.13872">
                <text:p>0.138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">
                <text:p>20</text:p>
              </table:table-cell>
              <table:table-cell office:value-type="float" office:value="0.035328">
                <text:p>0.035328</text:p>
              </table:table-cell>
              <table:table-cell office:value-type="float" office:value="0.11869">
                <text:p>0.118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0.0382">
                <text:p>0.0382</text:p>
              </table:table-cell>
              <table:table-cell office:value-type="float" office:value="0.10599">
                <text:p>0.105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  <table:table-cell office:value-type="float" office:value="0.039774">
                <text:p>0.039774</text:p>
              </table:table-cell>
              <table:table-cell office:value-type="float" office:value="0.11322">
                <text:p>0.113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0.034624">
                <text:p>0.034624</text:p>
              </table:table-cell>
              <table:table-cell office:value-type="float" office:value="0.073076">
                <text:p>0.0730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  <table:table-cell office:value-type="float" office:value="0.037106">
                <text:p>0.0371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">
                <text:p>30</text:p>
              </table:table-cell>
              <table:table-cell office:value-type="float" office:value="0.037004">
                <text:p>0.03700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">
                <text:p>30</text:p>
              </table:table-cell>
              <table:table-cell office:value-type="float" office:value="0.036555">
                <text:p>0.036555</text:p>
              </table:table-cell>
              <table:table-cell office:value-type="float" office:value="0.13043">
                <text:p>0.130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">
                <text:p>30</text:p>
              </table:table-cell>
              <table:table-cell office:value-type="float" office:value="0.039228">
                <text:p>0.039228</text:p>
              </table:table-cell>
              <table:table-cell office:value-type="float" office:value="0.11436">
                <text:p>0.114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0.038108">
                <text:p>0.038108</text:p>
              </table:table-cell>
              <table:table-cell office:value-type="float" office:value="0.13962">
                <text:p>0.139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">
                <text:p>30</text:p>
              </table:table-cell>
              <table:table-cell office:value-type="float" office:value="0.038569">
                <text:p>0.038569</text:p>
              </table:table-cell>
              <table:table-cell office:value-type="float" office:value="0.11016">
                <text:p>0.110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">
                <text:p>30</text:p>
              </table:table-cell>
              <table:table-cell office:value-type="float" office:value="0.036738">
                <text:p>0.036738</text:p>
              </table:table-cell>
              <table:table-cell office:value-type="float" office:value="0.11956">
                <text:p>0.119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">
                <text:p>30</text:p>
              </table:table-cell>
              <table:table-cell office:value-type="float" office:value="0.039647">
                <text:p>0.039647</text:p>
              </table:table-cell>
              <table:table-cell office:value-type="float" office:value="0.13629">
                <text:p>0.136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">
                <text:p>30</text:p>
              </table:table-cell>
              <table:table-cell office:value-type="float" office:value="0.038866">
                <text:p>0.038866</text:p>
              </table:table-cell>
              <table:table-cell office:value-type="float" office:value="0.10845">
                <text:p>0.108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">
                <text:p>30</text:p>
              </table:table-cell>
              <table:table-cell office:value-type="float" office:value="0.037854">
                <text:p>0.037854</text:p>
              </table:table-cell>
              <table:table-cell office:value-type="float" office:value="0.14251">
                <text:p>0.142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">
                <text:p>30</text:p>
              </table:table-cell>
              <table:table-cell office:value-type="float" office:value="0.039937">
                <text:p>0.039937</text:p>
              </table:table-cell>
              <table:table-cell office:value-type="float" office:value="0.12558">
                <text:p>0.125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">
                <text:p>30</text:p>
              </table:table-cell>
              <table:table-cell office:value-type="float" office:value="0.037202">
                <text:p>0.037202</text:p>
              </table:table-cell>
              <table:table-cell office:value-type="float" office:value="0.1331">
                <text:p>0.13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">
                <text:p>30</text:p>
              </table:table-cell>
              <table:table-cell office:value-type="float" office:value="0.036603">
                <text:p>0.036603</text:p>
              </table:table-cell>
              <table:table-cell office:value-type="float" office:value="0.14299">
                <text:p>0.142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">
                <text:p>30</text:p>
              </table:table-cell>
              <table:table-cell office:value-type="float" office:value="0.040362">
                <text:p>0.040362</text:p>
              </table:table-cell>
              <table:table-cell office:value-type="float" office:value="0.12917">
                <text:p>0.129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">
                <text:p>30</text:p>
              </table:table-cell>
              <table:table-cell office:value-type="float" office:value="0.03857">
                <text:p>0.0385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">
                <text:p>30</text:p>
              </table:table-cell>
              <table:table-cell office:value-type="float" office:value="0.035132">
                <text:p>0.035132</text:p>
              </table:table-cell>
              <table:table-cell office:value-type="float" office:value="0.12938">
                <text:p>0.129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">
                <text:p>30</text:p>
              </table:table-cell>
              <table:table-cell office:value-type="float" office:value="0.038986">
                <text:p>0.038986</text:p>
              </table:table-cell>
              <table:table-cell office:value-type="float" office:value="0.11291">
                <text:p>0.112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">
                <text:p>30</text:p>
              </table:table-cell>
              <table:table-cell office:value-type="float" office:value="0.037549">
                <text:p>0.037549</text:p>
              </table:table-cell>
              <table:table-cell office:value-type="float" office:value="0.10813">
                <text:p>0.108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0.038416">
                <text:p>0.038416</text:p>
              </table:table-cell>
              <table:table-cell office:value-type="float" office:value="0.12951">
                <text:p>0.129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0.036694">
                <text:p>0.036694</text:p>
              </table:table-cell>
              <table:table-cell office:value-type="float" office:value="0.10376">
                <text:p>0.103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">
                <text:p>30</text:p>
              </table:table-cell>
              <table:table-cell office:value-type="float" office:value="0.035021">
                <text:p>0.035021</text:p>
              </table:table-cell>
              <table:table-cell office:value-type="float" office:value="0.13578">
                <text:p>0.135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">
                <text:p>30</text:p>
              </table:table-cell>
              <table:table-cell office:value-type="float" office:value="0.03636">
                <text:p>0.03636</text:p>
              </table:table-cell>
              <table:table-cell office:value-type="float" office:value="0.12543">
                <text:p>0.125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">
                <text:p>30</text:p>
              </table:table-cell>
              <table:table-cell office:value-type="float" office:value="0.039575">
                <text:p>0.039575</text:p>
              </table:table-cell>
              <table:table-cell office:value-type="float" office:value="0.12498">
                <text:p>0.124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">
                <text:p>30</text:p>
              </table:table-cell>
              <table:table-cell office:value-type="float" office:value="0.040208">
                <text:p>0.040208</text:p>
              </table:table-cell>
              <table:table-cell office:value-type="float" office:value="0.13671">
                <text:p>0.136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">
                <text:p>30</text:p>
              </table:table-cell>
              <table:table-cell office:value-type="float" office:value="0.039462">
                <text:p>0.039462</text:p>
              </table:table-cell>
              <table:table-cell office:value-type="float" office:value="0.13726">
                <text:p>0.137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">
                <text:p>30</text:p>
              </table:table-cell>
              <table:table-cell office:value-type="float" office:value="0.03834">
                <text:p>0.03834</text:p>
              </table:table-cell>
              <table:table-cell office:value-type="float" office:value="0.1529">
                <text:p>0.15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">
                <text:p>30</text:p>
              </table:table-cell>
              <table:table-cell office:value-type="float" office:value="0.040124">
                <text:p>0.040124</text:p>
              </table:table-cell>
              <table:table-cell office:value-type="float" office:value="0.12195">
                <text:p>0.121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0.036607">
                <text:p>0.036607</text:p>
              </table:table-cell>
              <table:table-cell office:value-type="float" office:value="0.11745">
                <text:p>0.117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">
                <text:p>30</text:p>
              </table:table-cell>
              <table:table-cell office:value-type="float" office:value="0.037824">
                <text:p>0.037824</text:p>
              </table:table-cell>
              <table:table-cell office:value-type="float" office:value="0.15151">
                <text:p>0.151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0.035832">
                <text:p>0.035832</text:p>
              </table:table-cell>
              <table:table-cell office:value-type="float" office:value="0.14728">
                <text:p>0.147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036125">
                <text:p>0.036125</text:p>
              </table:table-cell>
              <table:table-cell office:value-type="float" office:value="0.11217">
                <text:p>0.112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">
                <text:p>30</text:p>
              </table:table-cell>
              <table:table-cell office:value-type="float" office:value="0.039585">
                <text:p>0.039585</text:p>
              </table:table-cell>
              <table:table-cell office:value-type="float" office:value="0.13953">
                <text:p>0.139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">
                <text:p>30</text:p>
              </table:table-cell>
              <table:table-cell office:value-type="float" office:value="0.039209">
                <text:p>0.039209</text:p>
              </table:table-cell>
              <table:table-cell office:value-type="float" office:value="0.12118">
                <text:p>0.121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">
                <text:p>30</text:p>
              </table:table-cell>
              <table:table-cell office:value-type="float" office:value="0.035571">
                <text:p>0.035571</text:p>
              </table:table-cell>
              <table:table-cell office:value-type="float" office:value="0.14937">
                <text:p>0.149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">
                <text:p>30</text:p>
              </table:table-cell>
              <table:table-cell office:value-type="float" office:value="0.036966">
                <text:p>0.036966</text:p>
              </table:table-cell>
              <table:table-cell office:value-type="float" office:value="0.13042">
                <text:p>0.130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">
                <text:p>30</text:p>
              </table:table-cell>
              <table:table-cell office:value-type="float" office:value="0.037303">
                <text:p>0.037303</text:p>
              </table:table-cell>
              <table:table-cell office:value-type="float" office:value="0.11652">
                <text:p>0.116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">
                <text:p>30</text:p>
              </table:table-cell>
              <table:table-cell office:value-type="float" office:value="0.038083">
                <text:p>0.038083</text:p>
              </table:table-cell>
              <table:table-cell office:value-type="float" office:value="0.11307">
                <text:p>0.113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">
                <text:p>30</text:p>
              </table:table-cell>
              <table:table-cell office:value-type="float" office:value="0.037136">
                <text:p>0.037136</text:p>
              </table:table-cell>
              <table:table-cell office:value-type="float" office:value="0.16026">
                <text:p>0.160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">
                <text:p>30</text:p>
              </table:table-cell>
              <table:table-cell office:value-type="float" office:value="0.037978">
                <text:p>0.037978</text:p>
              </table:table-cell>
              <table:table-cell office:value-type="float" office:value="0.14992">
                <text:p>0.149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">
                <text:p>30</text:p>
              </table:table-cell>
              <table:table-cell office:value-type="float" office:value="0.040614">
                <text:p>0.040614</text:p>
              </table:table-cell>
              <table:table-cell office:value-type="float" office:value="0.11784">
                <text:p>0.117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">
                <text:p>30</text:p>
              </table:table-cell>
              <table:table-cell office:value-type="float" office:value="0.033924">
                <text:p>0.033924</text:p>
              </table:table-cell>
              <table:table-cell office:value-type="float" office:value="0.14865">
                <text:p>0.14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">
                <text:p>30</text:p>
              </table:table-cell>
              <table:table-cell office:value-type="float" office:value="0.037949">
                <text:p>0.037949</text:p>
              </table:table-cell>
              <table:table-cell office:value-type="float" office:value="0.11752">
                <text:p>0.117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">
                <text:p>30</text:p>
              </table:table-cell>
              <table:table-cell office:value-type="float" office:value="0.037745">
                <text:p>0.037745</text:p>
              </table:table-cell>
              <table:table-cell office:value-type="float" office:value="0.10367">
                <text:p>0.103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">
                <text:p>30</text:p>
              </table:table-cell>
              <table:table-cell office:value-type="float" office:value="0.036913">
                <text:p>0.036913</text:p>
              </table:table-cell>
              <table:table-cell office:value-type="float" office:value="0.14619">
                <text:p>0.146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">
                <text:p>30</text:p>
              </table:table-cell>
              <table:table-cell office:value-type="float" office:value="0.038547">
                <text:p>0.038547</text:p>
              </table:table-cell>
              <table:table-cell office:value-type="float" office:value="0.12201">
                <text:p>0.122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">
                <text:p>30</text:p>
              </table:table-cell>
              <table:table-cell office:value-type="float" office:value="0.038571">
                <text:p>0.038571</text:p>
              </table:table-cell>
              <table:table-cell office:value-type="float" office:value="0.13142">
                <text:p>0.131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">
                <text:p>30</text:p>
              </table:table-cell>
              <table:table-cell office:value-type="float" office:value="0.035683">
                <text:p>0.035683</text:p>
              </table:table-cell>
              <table:table-cell office:value-type="float" office:value="0.13998">
                <text:p>0.139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">
                <text:p>30</text:p>
              </table:table-cell>
              <table:table-cell office:value-type="float" office:value="0.038573">
                <text:p>0.038573</text:p>
              </table:table-cell>
              <table:table-cell office:value-type="float" office:value="0.16458">
                <text:p>0.164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">
                <text:p>30</text:p>
              </table:table-cell>
              <table:table-cell office:value-type="float" office:value="0.036062">
                <text:p>0.036062</text:p>
              </table:table-cell>
              <table:table-cell office:value-type="float" office:value="0.14045">
                <text:p>0.140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0.036508">
                <text:p>0.036508</text:p>
              </table:table-cell>
              <table:table-cell office:value-type="float" office:value="0.14426">
                <text:p>0.144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">
                <text:p>40</text:p>
              </table:table-cell>
              <table:table-cell office:value-type="float" office:value="0.039738">
                <text:p>0.039738</text:p>
              </table:table-cell>
              <table:table-cell office:value-type="float" office:value="0.14017">
                <text:p>0.140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  <table:table-cell office:value-type="float" office:value="0.038181">
                <text:p>0.038181</text:p>
              </table:table-cell>
              <table:table-cell office:value-type="float" office:value="0.17588">
                <text:p>0.175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">
                <text:p>40</text:p>
              </table:table-cell>
              <table:table-cell office:value-type="float" office:value="0.038841">
                <text:p>0.038841</text:p>
              </table:table-cell>
              <table:table-cell office:value-type="float" office:value="0.13448">
                <text:p>0.134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">
                <text:p>40</text:p>
              </table:table-cell>
              <table:table-cell office:value-type="float" office:value="0.039679">
                <text:p>0.039679</text:p>
              </table:table-cell>
              <table:table-cell office:value-type="float" office:value="0.14598">
                <text:p>0.145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">
                <text:p>40</text:p>
              </table:table-cell>
              <table:table-cell office:value-type="float" office:value="0.039174">
                <text:p>0.039174</text:p>
              </table:table-cell>
              <table:table-cell office:value-type="float" office:value="0.12187">
                <text:p>0.121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">
                <text:p>40</text:p>
              </table:table-cell>
              <table:table-cell office:value-type="float" office:value="0.038639">
                <text:p>0.038639</text:p>
              </table:table-cell>
              <table:table-cell office:value-type="float" office:value="0.14342">
                <text:p>0.143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">
                <text:p>40</text:p>
              </table:table-cell>
              <table:table-cell office:value-type="float" office:value="0.036494">
                <text:p>0.036494</text:p>
              </table:table-cell>
              <table:table-cell office:value-type="float" office:value="0.13764">
                <text:p>0.137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">
                <text:p>40</text:p>
              </table:table-cell>
              <table:table-cell office:value-type="float" office:value="0.039841">
                <text:p>0.039841</text:p>
              </table:table-cell>
              <table:table-cell office:value-type="float" office:value="0.17647">
                <text:p>0.176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0.038005">
                <text:p>0.038005</text:p>
              </table:table-cell>
              <table:table-cell office:value-type="float" office:value="0.14407">
                <text:p>0.144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">
                <text:p>40</text:p>
              </table:table-cell>
              <table:table-cell office:value-type="float" office:value="0.042857">
                <text:p>0.042857</text:p>
              </table:table-cell>
              <table:table-cell office:value-type="float" office:value="0.1694">
                <text:p>0.16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0.038831">
                <text:p>0.038831</text:p>
              </table:table-cell>
              <table:table-cell office:value-type="float" office:value="0.14567">
                <text:p>0.145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">
                <text:p>40</text:p>
              </table:table-cell>
              <table:table-cell office:value-type="float" office:value="0.038712">
                <text:p>0.038712</text:p>
              </table:table-cell>
              <table:table-cell office:value-type="float" office:value="0.17734">
                <text:p>0.177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">
                <text:p>40</text:p>
              </table:table-cell>
              <table:table-cell office:value-type="float" office:value="0.037654">
                <text:p>0.037654</text:p>
              </table:table-cell>
              <table:table-cell office:value-type="float" office:value="0.17108">
                <text:p>0.17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">
                <text:p>40</text:p>
              </table:table-cell>
              <table:table-cell office:value-type="float" office:value="0.038666">
                <text:p>0.038666</text:p>
              </table:table-cell>
              <table:table-cell office:value-type="float" office:value="0.13611">
                <text:p>0.136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">
                <text:p>40</text:p>
              </table:table-cell>
              <table:table-cell office:value-type="float" office:value="0.033879">
                <text:p>0.033879</text:p>
              </table:table-cell>
              <table:table-cell office:value-type="float" office:value="0.14808">
                <text:p>0.148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">
                <text:p>40</text:p>
              </table:table-cell>
              <table:table-cell office:value-type="float" office:value="0.038111">
                <text:p>0.038111</text:p>
              </table:table-cell>
              <table:table-cell office:value-type="float" office:value="0.16846">
                <text:p>0.168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">
                <text:p>40</text:p>
              </table:table-cell>
              <table:table-cell office:value-type="float" office:value="0.040723">
                <text:p>0.040723</text:p>
              </table:table-cell>
              <table:table-cell office:value-type="float" office:value="0.15277">
                <text:p>0.152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0.039637">
                <text:p>0.039637</text:p>
              </table:table-cell>
              <table:table-cell office:value-type="float" office:value="0.15827">
                <text:p>0.158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">
                <text:p>40</text:p>
              </table:table-cell>
              <table:table-cell office:value-type="float" office:value="0.039453">
                <text:p>0.039453</text:p>
              </table:table-cell>
              <table:table-cell office:value-type="float" office:value="0.14676">
                <text:p>0.146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">
                <text:p>40</text:p>
              </table:table-cell>
              <table:table-cell office:value-type="float" office:value="0.036968">
                <text:p>0.036968</text:p>
              </table:table-cell>
              <table:table-cell office:value-type="float" office:value="0.16761">
                <text:p>0.167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0.037028">
                <text:p>0.037028</text:p>
              </table:table-cell>
              <table:table-cell office:value-type="float" office:value="0.1245">
                <text:p>0.12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">
                <text:p>40</text:p>
              </table:table-cell>
              <table:table-cell office:value-type="float" office:value="0.039232">
                <text:p>0.039232</text:p>
              </table:table-cell>
              <table:table-cell office:value-type="float" office:value="0.13428">
                <text:p>0.134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">
                <text:p>40</text:p>
              </table:table-cell>
              <table:table-cell office:value-type="float" office:value="0.038623">
                <text:p>0.038623</text:p>
              </table:table-cell>
              <table:table-cell office:value-type="float" office:value="0.1412">
                <text:p>0.14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">
                <text:p>40</text:p>
              </table:table-cell>
              <table:table-cell office:value-type="float" office:value="0.039232">
                <text:p>0.039232</text:p>
              </table:table-cell>
              <table:table-cell office:value-type="float" office:value="0.12782">
                <text:p>0.127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">
                <text:p>40</text:p>
              </table:table-cell>
              <table:table-cell office:value-type="float" office:value="0.040866">
                <text:p>0.040866</text:p>
              </table:table-cell>
              <table:table-cell office:value-type="float" office:value="0.15418">
                <text:p>0.154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">
                <text:p>40</text:p>
              </table:table-cell>
              <table:table-cell office:value-type="float" office:value="0.039599">
                <text:p>0.039599</text:p>
              </table:table-cell>
              <table:table-cell office:value-type="float" office:value="0.14939">
                <text:p>0.149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">
                <text:p>40</text:p>
              </table:table-cell>
              <table:table-cell office:value-type="float" office:value="0.040384">
                <text:p>0.040384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">
                <text:p>40</text:p>
              </table:table-cell>
              <table:table-cell office:value-type="float" office:value="0.041146">
                <text:p>0.041146</text:p>
              </table:table-cell>
              <table:table-cell office:value-type="float" office:value="0.13261">
                <text:p>0.132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">
                <text:p>40</text:p>
              </table:table-cell>
              <table:table-cell office:value-type="float" office:value="0.038691">
                <text:p>0.038691</text:p>
              </table:table-cell>
              <table:table-cell office:value-type="float" office:value="0.15778">
                <text:p>0.157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">
                <text:p>40</text:p>
              </table:table-cell>
              <table:table-cell office:value-type="float" office:value="0.038174">
                <text:p>0.038174</text:p>
              </table:table-cell>
              <table:table-cell office:value-type="float" office:value="0.17303">
                <text:p>0.173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">
                <text:p>40</text:p>
              </table:table-cell>
              <table:table-cell office:value-type="float" office:value="0.040857">
                <text:p>0.040857</text:p>
              </table:table-cell>
              <table:table-cell office:value-type="float" office:value="0.15268">
                <text:p>0.152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">
                <text:p>40</text:p>
              </table:table-cell>
              <table:table-cell office:value-type="float" office:value="0.037186">
                <text:p>0.037186</text:p>
              </table:table-cell>
              <table:table-cell office:value-type="float" office:value="0.16097">
                <text:p>0.160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">
                <text:p>40</text:p>
              </table:table-cell>
              <table:table-cell office:value-type="float" office:value="0.039057">
                <text:p>0.039057</text:p>
              </table:table-cell>
              <table:table-cell office:value-type="float" office:value="0.13398">
                <text:p>0.133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">
                <text:p>40</text:p>
              </table:table-cell>
              <table:table-cell office:value-type="float" office:value="0.040267">
                <text:p>0.040267</text:p>
              </table:table-cell>
              <table:table-cell office:value-type="float" office:value="0.15305">
                <text:p>0.153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0.039425">
                <text:p>0.039425</text:p>
              </table:table-cell>
              <table:table-cell office:value-type="float" office:value="0.1843">
                <text:p>0.18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">
                <text:p>40</text:p>
              </table:table-cell>
              <table:table-cell office:value-type="float" office:value="0.037954">
                <text:p>0.037954</text:p>
              </table:table-cell>
              <table:table-cell office:value-type="float" office:value="0.16154">
                <text:p>0.161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">
                <text:p>40</text:p>
              </table:table-cell>
              <table:table-cell office:value-type="float" office:value="0.037919">
                <text:p>0.037919</text:p>
              </table:table-cell>
              <table:table-cell office:value-type="float" office:value="0.15268">
                <text:p>0.152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">
                <text:p>40</text:p>
              </table:table-cell>
              <table:table-cell office:value-type="float" office:value="0.041561">
                <text:p>0.041561</text:p>
              </table:table-cell>
              <table:table-cell office:value-type="float" office:value="0.16651">
                <text:p>0.166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">
                <text:p>40</text:p>
              </table:table-cell>
              <table:table-cell office:value-type="float" office:value="0.038849">
                <text:p>0.038849</text:p>
              </table:table-cell>
              <table:table-cell office:value-type="float" office:value="0.14412">
                <text:p>0.144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">
                <text:p>40</text:p>
              </table:table-cell>
              <table:table-cell office:value-type="float" office:value="0.037865">
                <text:p>0.037865</text:p>
              </table:table-cell>
              <table:table-cell office:value-type="float" office:value="0.15782">
                <text:p>0.157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">
                <text:p>40</text:p>
              </table:table-cell>
              <table:table-cell office:value-type="float" office:value="0.037556">
                <text:p>0.037556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">
                <text:p>40</text:p>
              </table:table-cell>
              <table:table-cell office:value-type="float" office:value="0.039831">
                <text:p>0.039831</text:p>
              </table:table-cell>
              <table:table-cell office:value-type="float" office:value="0.13804">
                <text:p>0.138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">
                <text:p>40</text:p>
              </table:table-cell>
              <table:table-cell office:value-type="float" office:value="0.038397">
                <text:p>0.038397</text:p>
              </table:table-cell>
              <table:table-cell office:value-type="float" office:value="0.14227">
                <text:p>0.142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">
                <text:p>40</text:p>
              </table:table-cell>
              <table:table-cell office:value-type="float" office:value="0.042444">
                <text:p>0.042444</text:p>
              </table:table-cell>
              <table:table-cell office:value-type="float" office:value="0.16844">
                <text:p>0.168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">
                <text:p>40</text:p>
              </table:table-cell>
              <table:table-cell office:value-type="float" office:value="0.038741">
                <text:p>0.038741</text:p>
              </table:table-cell>
              <table:table-cell office:value-type="float" office:value="0.16352">
                <text:p>0.163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">
                <text:p>40</text:p>
              </table:table-cell>
              <table:table-cell office:value-type="float" office:value="0.036833">
                <text:p>0.036833</text:p>
              </table:table-cell>
              <table:table-cell office:value-type="float" office:value="0.15911">
                <text:p>0.159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  <table:table-cell office:value-type="float" office:value="0.037348">
                <text:p>0.037348</text:p>
              </table:table-cell>
              <table:table-cell office:value-type="float" office:value="0.16505">
                <text:p>0.165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">
                <text:p>40</text:p>
              </table:table-cell>
              <table:table-cell office:value-type="float" office:value="0.037791">
                <text:p>0.037791</text:p>
              </table:table-cell>
              <table:table-cell office:value-type="float" office:value="0.13876">
                <text:p>0.138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">
                <text:p>40</text:p>
              </table:table-cell>
              <table:table-cell office:value-type="float" office:value="0.037713">
                <text:p>0.037713</text:p>
              </table:table-cell>
              <table:table-cell office:value-type="float" office:value="0.14913">
                <text:p>0.149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0.038537">
                <text:p>0.038537</text:p>
              </table:table-cell>
              <table:table-cell office:value-type="float" office:value="0.15925">
                <text:p>0.159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">
                <text:p>50</text:p>
              </table:table-cell>
              <table:table-cell office:value-type="float" office:value="0.038171">
                <text:p>0.038171</text:p>
              </table:table-cell>
              <table:table-cell office:value-type="float" office:value="0.18719">
                <text:p>0.187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">
                <text:p>50</text:p>
              </table:table-cell>
              <table:table-cell office:value-type="float" office:value="0.039429">
                <text:p>0.039429</text:p>
              </table:table-cell>
              <table:table-cell office:value-type="float" office:value="0.14679">
                <text:p>0.146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">
                <text:p>50</text:p>
              </table:table-cell>
              <table:table-cell office:value-type="float" office:value="0.039306">
                <text:p>0.039306</text:p>
              </table:table-cell>
              <table:table-cell office:value-type="float" office:value="0.1728">
                <text:p>0.17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">
                <text:p>50</text:p>
              </table:table-cell>
              <table:table-cell office:value-type="float" office:value="0.040953">
                <text:p>0.040953</text:p>
              </table:table-cell>
              <table:table-cell office:value-type="float" office:value="0.15786">
                <text:p>0.157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">
                <text:p>50</text:p>
              </table:table-cell>
              <table:table-cell office:value-type="float" office:value="0.041766">
                <text:p>0.041766</text:p>
              </table:table-cell>
              <table:table-cell office:value-type="float" office:value="0.13042">
                <text:p>0.130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  <table:table-cell office:value-type="float" office:value="0.038704">
                <text:p>0.038704</text:p>
              </table:table-cell>
              <table:table-cell office:value-type="float" office:value="0.13449">
                <text:p>0.134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">
                <text:p>50</text:p>
              </table:table-cell>
              <table:table-cell office:value-type="float" office:value="0.039822">
                <text:p>0.039822</text:p>
              </table:table-cell>
              <table:table-cell office:value-type="float" office:value="0.1656">
                <text:p>0.16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">
                <text:p>50</text:p>
              </table:table-cell>
              <table:table-cell office:value-type="float" office:value="0.03543">
                <text:p>0.03543</text:p>
              </table:table-cell>
              <table:table-cell office:value-type="float" office:value="0.17772">
                <text:p>0.177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">
                <text:p>50</text:p>
              </table:table-cell>
              <table:table-cell office:value-type="float" office:value="0.037582">
                <text:p>0.037582</text:p>
              </table:table-cell>
              <table:table-cell office:value-type="float" office:value="0.16811">
                <text:p>0.168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">
                <text:p>50</text:p>
              </table:table-cell>
              <table:table-cell office:value-type="float" office:value="0.038233">
                <text:p>0.038233</text:p>
              </table:table-cell>
              <table:table-cell office:value-type="float" office:value="0.18237">
                <text:p>0.182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">
                <text:p>50</text:p>
              </table:table-cell>
              <table:table-cell office:value-type="float" office:value="0.035361">
                <text:p>0.035361</text:p>
              </table:table-cell>
              <table:table-cell office:value-type="float" office:value="0.15916">
                <text:p>0.159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0.0418">
                <text:p>0.0418</text:p>
              </table:table-cell>
              <table:table-cell office:value-type="float" office:value="0.13594">
                <text:p>0.135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">
                <text:p>50</text:p>
              </table:table-cell>
              <table:table-cell office:value-type="float" office:value="0.038241">
                <text:p>0.038241</text:p>
              </table:table-cell>
              <table:table-cell office:value-type="float" office:value="0.16579">
                <text:p>0.165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">
                <text:p>50</text:p>
              </table:table-cell>
              <table:table-cell office:value-type="float" office:value="0.036437">
                <text:p>0.036437</text:p>
              </table:table-cell>
              <table:table-cell office:value-type="float" office:value="0.18385">
                <text:p>0.183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">
                <text:p>50</text:p>
              </table:table-cell>
              <table:table-cell office:value-type="float" office:value="0.038583">
                <text:p>0.038583</text:p>
              </table:table-cell>
              <table:table-cell office:value-type="float" office:value="0.16739">
                <text:p>0.167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">
                <text:p>50</text:p>
              </table:table-cell>
              <table:table-cell office:value-type="float" office:value="0.042135">
                <text:p>0.042135</text:p>
              </table:table-cell>
              <table:table-cell office:value-type="float" office:value="0.20344">
                <text:p>0.203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">
                <text:p>50</text:p>
              </table:table-cell>
              <table:table-cell office:value-type="float" office:value="0.041605">
                <text:p>0.041605</text:p>
              </table:table-cell>
              <table:table-cell office:value-type="float" office:value="0.16507">
                <text:p>0.165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">
                <text:p>50</text:p>
              </table:table-cell>
              <table:table-cell office:value-type="float" office:value="0.042273">
                <text:p>0.042273</text:p>
              </table:table-cell>
              <table:table-cell office:value-type="float" office:value="0.13207">
                <text:p>0.132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">
                <text:p>50</text:p>
              </table:table-cell>
              <table:table-cell office:value-type="float" office:value="0.038099">
                <text:p>0.038099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">
                <text:p>50</text:p>
              </table:table-cell>
              <table:table-cell office:value-type="float" office:value="0.040947">
                <text:p>0.040947</text:p>
              </table:table-cell>
              <table:table-cell office:value-type="float" office:value="0.19314">
                <text:p>0.193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">
                <text:p>50</text:p>
              </table:table-cell>
              <table:table-cell office:value-type="float" office:value="0.040086">
                <text:p>0.040086</text:p>
              </table:table-cell>
              <table:table-cell office:value-type="float" office:value="0.15147">
                <text:p>0.151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">
                <text:p>50</text:p>
              </table:table-cell>
              <table:table-cell office:value-type="float" office:value="0.040734">
                <text:p>0.040734</text:p>
              </table:table-cell>
              <table:table-cell office:value-type="float" office:value="0.16625">
                <text:p>0.166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">
                <text:p>50</text:p>
              </table:table-cell>
              <table:table-cell office:value-type="float" office:value="0.03916">
                <text:p>0.03916</text:p>
              </table:table-cell>
              <table:table-cell office:value-type="float" office:value="0.16294">
                <text:p>0.162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">
                <text:p>50</text:p>
              </table:table-cell>
              <table:table-cell office:value-type="float" office:value="0.040935">
                <text:p>0.040935</text:p>
              </table:table-cell>
              <table:table-cell office:value-type="float" office:value="0.17091">
                <text:p>0.170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">
                <text:p>50</text:p>
              </table:table-cell>
              <table:table-cell office:value-type="float" office:value="0.039038">
                <text:p>0.039038</text:p>
              </table:table-cell>
              <table:table-cell office:value-type="float" office:value="0.18206">
                <text:p>0.182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">
                <text:p>50</text:p>
              </table:table-cell>
              <table:table-cell office:value-type="float" office:value="0.042112">
                <text:p>0.042112</text:p>
              </table:table-cell>
              <table:table-cell office:value-type="float" office:value="0.14418">
                <text:p>0.144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">
                <text:p>50</text:p>
              </table:table-cell>
              <table:table-cell office:value-type="float" office:value="0.039366">
                <text:p>0.039366</text:p>
              </table:table-cell>
              <table:table-cell office:value-type="float" office:value="0.17182">
                <text:p>0.171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">
                <text:p>50</text:p>
              </table:table-cell>
              <table:table-cell office:value-type="float" office:value="0.037133">
                <text:p>0.037133</text:p>
              </table:table-cell>
              <table:table-cell office:value-type="float" office:value="0.1561">
                <text:p>0.15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">
                <text:p>50</text:p>
              </table:table-cell>
              <table:table-cell office:value-type="float" office:value="0.039842">
                <text:p>0.039842</text:p>
              </table:table-cell>
              <table:table-cell office:value-type="float" office:value="0.17867">
                <text:p>0.178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">
                <text:p>50</text:p>
              </table:table-cell>
              <table:table-cell office:value-type="float" office:value="0.04096">
                <text:p>0.04096</text:p>
              </table:table-cell>
              <table:table-cell office:value-type="float" office:value="0.14487">
                <text:p>0.144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0.040322">
                <text:p>0.040322</text:p>
              </table:table-cell>
              <table:table-cell office:value-type="float" office:value="0.1696">
                <text:p>0.16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">
                <text:p>50</text:p>
              </table:table-cell>
              <table:table-cell office:value-type="float" office:value="0.039048">
                <text:p>0.039048</text:p>
              </table:table-cell>
              <table:table-cell office:value-type="float" office:value="0.17653">
                <text:p>0.176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">
                <text:p>50</text:p>
              </table:table-cell>
              <table:table-cell office:value-type="float" office:value="0.042755">
                <text:p>0.042755</text:p>
              </table:table-cell>
              <table:table-cell office:value-type="float" office:value="0.16028">
                <text:p>0.160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">
                <text:p>50</text:p>
              </table:table-cell>
              <table:table-cell office:value-type="float" office:value="0.041275">
                <text:p>0.041275</text:p>
              </table:table-cell>
              <table:table-cell office:value-type="float" office:value="0.13561">
                <text:p>0.135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">
                <text:p>50</text:p>
              </table:table-cell>
              <table:table-cell office:value-type="float" office:value="0.036649">
                <text:p>0.036649</text:p>
              </table:table-cell>
              <table:table-cell office:value-type="float" office:value="0.15077">
                <text:p>0.150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">
                <text:p>50</text:p>
              </table:table-cell>
              <table:table-cell office:value-type="float" office:value="0.039941">
                <text:p>0.039941</text:p>
              </table:table-cell>
              <table:table-cell office:value-type="float" office:value="0.19736">
                <text:p>0.197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">
                <text:p>50</text:p>
              </table:table-cell>
              <table:table-cell office:value-type="float" office:value="0.040657">
                <text:p>0.040657</text:p>
              </table:table-cell>
              <table:table-cell office:value-type="float" office:value="0.13302">
                <text:p>0.133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">
                <text:p>50</text:p>
              </table:table-cell>
              <table:table-cell office:value-type="float" office:value="0.040793">
                <text:p>0.040793</text:p>
              </table:table-cell>
              <table:table-cell office:value-type="float" office:value="0.14415">
                <text:p>0.144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">
                <text:p>50</text:p>
              </table:table-cell>
              <table:table-cell office:value-type="float" office:value="0.038278">
                <text:p>0.038278</text:p>
              </table:table-cell>
              <table:table-cell office:value-type="float" office:value="0.17454">
                <text:p>0.174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0">
                <text:p>50</text:p>
              </table:table-cell>
              <table:table-cell office:value-type="float" office:value="0.041925">
                <text:p>0.041925</text:p>
              </table:table-cell>
              <table:table-cell office:value-type="float" office:value="0.12676">
                <text:p>0.126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">
                <text:p>50</text:p>
              </table:table-cell>
              <table:table-cell office:value-type="float" office:value="0.040003">
                <text:p>0.040003</text:p>
              </table:table-cell>
              <table:table-cell office:value-type="float" office:value="0.1589">
                <text:p>0.15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0">
                <text:p>50</text:p>
              </table:table-cell>
              <table:table-cell office:value-type="float" office:value="0.043424">
                <text:p>0.043424</text:p>
              </table:table-cell>
              <table:table-cell office:value-type="float" office:value="0.14434">
                <text:p>0.144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">
                <text:p>50</text:p>
              </table:table-cell>
              <table:table-cell office:value-type="float" office:value="0.039199">
                <text:p>0.039199</text:p>
              </table:table-cell>
              <table:table-cell office:value-type="float" office:value="0.17285">
                <text:p>0.172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">
                <text:p>50</text:p>
              </table:table-cell>
              <table:table-cell office:value-type="float" office:value="0.040309">
                <text:p>0.040309</text:p>
              </table:table-cell>
              <table:table-cell office:value-type="float" office:value="0.15476">
                <text:p>0.154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">
                <text:p>50</text:p>
              </table:table-cell>
              <table:table-cell office:value-type="float" office:value="0.040241">
                <text:p>0.040241</text:p>
              </table:table-cell>
              <table:table-cell office:value-type="float" office:value="0.1633">
                <text:p>0.16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">
                <text:p>50</text:p>
              </table:table-cell>
              <table:table-cell office:value-type="float" office:value="0.037568">
                <text:p>0.037568</text:p>
              </table:table-cell>
              <table:table-cell office:value-type="float" office:value="0.21107">
                <text:p>0.211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">
                <text:p>50</text:p>
              </table:table-cell>
              <table:table-cell office:value-type="float" office:value="0.035862">
                <text:p>0.035862</text:p>
              </table:table-cell>
              <table:table-cell office:value-type="float" office:value="0.15345">
                <text:p>0.153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">
                <text:p>50</text:p>
              </table:table-cell>
              <table:table-cell office:value-type="float" office:value="0.03721">
                <text:p>0.03721</text:p>
              </table:table-cell>
              <table:table-cell office:value-type="float" office:value="0.2043">
                <text:p>0.20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">
                <text:p>50</text:p>
              </table:table-cell>
              <table:table-cell office:value-type="float" office:value="0.039148">
                <text:p>0.039148</text:p>
              </table:table-cell>
              <table:table-cell office:value-type="float" office:value="0.16775">
                <text:p>0.167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.040807">
                <text:p>0.040807</text:p>
              </table:table-cell>
              <table:table-cell office:value-type="float" office:value="0.13617">
                <text:p>0.136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">
                <text:p>60</text:p>
              </table:table-cell>
              <table:table-cell office:value-type="float" office:value="0.038137">
                <text:p>0.038137</text:p>
              </table:table-cell>
              <table:table-cell office:value-type="float" office:value="0.20557">
                <text:p>0.205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">
                <text:p>60</text:p>
              </table:table-cell>
              <table:table-cell office:value-type="float" office:value="0.041452">
                <text:p>0.041452</text:p>
              </table:table-cell>
              <table:table-cell office:value-type="float" office:value="0.16902">
                <text:p>0.169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">
                <text:p>60</text:p>
              </table:table-cell>
              <table:table-cell office:value-type="float" office:value="0.040744">
                <text:p>0.040744</text:p>
              </table:table-cell>
              <table:table-cell office:value-type="float" office:value="0.17845">
                <text:p>0.178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">
                <text:p>60</text:p>
              </table:table-cell>
              <table:table-cell office:value-type="float" office:value="0.040883">
                <text:p>0.040883</text:p>
              </table:table-cell>
              <table:table-cell office:value-type="float" office:value="0.1786">
                <text:p>0.17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">
                <text:p>60</text:p>
              </table:table-cell>
              <table:table-cell office:value-type="float" office:value="0.042699">
                <text:p>0.042699</text:p>
              </table:table-cell>
              <table:table-cell office:value-type="float" office:value="0.15239">
                <text:p>0.152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">
                <text:p>60</text:p>
              </table:table-cell>
              <table:table-cell office:value-type="float" office:value="0.042242">
                <text:p>0.042242</text:p>
              </table:table-cell>
              <table:table-cell office:value-type="float" office:value="0.19234">
                <text:p>0.192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">
                <text:p>60</text:p>
              </table:table-cell>
              <table:table-cell office:value-type="float" office:value="0.042505">
                <text:p>0.042505</text:p>
              </table:table-cell>
              <table:table-cell office:value-type="float" office:value="0.16923">
                <text:p>0.169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">
                <text:p>60</text:p>
              </table:table-cell>
              <table:table-cell office:value-type="float" office:value="0.0411">
                <text:p>0.0411</text:p>
              </table:table-cell>
              <table:table-cell office:value-type="float" office:value="0.2052">
                <text:p>0.20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">
                <text:p>60</text:p>
              </table:table-cell>
              <table:table-cell office:value-type="float" office:value="0.040116">
                <text:p>0.040116</text:p>
              </table:table-cell>
              <table:table-cell office:value-type="float" office:value="0.17942">
                <text:p>0.179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0">
                <text:p>60</text:p>
              </table:table-cell>
              <table:table-cell office:value-type="float" office:value="0.041694">
                <text:p>0.041694</text:p>
              </table:table-cell>
              <table:table-cell office:value-type="float" office:value="0.19299">
                <text:p>0.192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0">
                <text:p>60</text:p>
              </table:table-cell>
              <table:table-cell office:value-type="float" office:value="0.041389">
                <text:p>0.041389</text:p>
              </table:table-cell>
              <table:table-cell office:value-type="float" office:value="0.17321">
                <text:p>0.173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0">
                <text:p>60</text:p>
              </table:table-cell>
              <table:table-cell office:value-type="float" office:value="0.037045">
                <text:p>0.037045</text:p>
              </table:table-cell>
              <table:table-cell office:value-type="float" office:value="0.18263">
                <text:p>0.182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0">
                <text:p>60</text:p>
              </table:table-cell>
              <table:table-cell office:value-type="float" office:value="0.038099">
                <text:p>0.038099</text:p>
              </table:table-cell>
              <table:table-cell office:value-type="float" office:value="0.18166">
                <text:p>0.181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0">
                <text:p>60</text:p>
              </table:table-cell>
              <table:table-cell office:value-type="float" office:value="0.039465">
                <text:p>0.039465</text:p>
              </table:table-cell>
              <table:table-cell office:value-type="float" office:value="0.17828">
                <text:p>0.178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0">
                <text:p>60</text:p>
              </table:table-cell>
              <table:table-cell office:value-type="float" office:value="0.038083">
                <text:p>0.038083</text:p>
              </table:table-cell>
              <table:table-cell office:value-type="float" office:value="0.19817">
                <text:p>0.198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0">
                <text:p>60</text:p>
              </table:table-cell>
              <table:table-cell office:value-type="float" office:value="0.042947">
                <text:p>0.042947</text:p>
              </table:table-cell>
              <table:table-cell office:value-type="float" office:value="0.17448">
                <text:p>0.174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">
                <text:p>60</text:p>
              </table:table-cell>
              <table:table-cell office:value-type="float" office:value="0.040619">
                <text:p>0.040619</text:p>
              </table:table-cell>
              <table:table-cell office:value-type="float" office:value="0.19928">
                <text:p>0.199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">
                <text:p>60</text:p>
              </table:table-cell>
              <table:table-cell office:value-type="float" office:value="0.040187">
                <text:p>0.040187</text:p>
              </table:table-cell>
              <table:table-cell office:value-type="float" office:value="0.19041">
                <text:p>0.190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">
                <text:p>60</text:p>
              </table:table-cell>
              <table:table-cell office:value-type="float" office:value="0.037599">
                <text:p>0.037599</text:p>
              </table:table-cell>
              <table:table-cell office:value-type="float" office:value="0.16404">
                <text:p>0.164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">
                <text:p>60</text:p>
              </table:table-cell>
              <table:table-cell office:value-type="float" office:value="0.038121">
                <text:p>0.038121</text:p>
              </table:table-cell>
              <table:table-cell office:value-type="float" office:value="0.19488">
                <text:p>0.194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">
                <text:p>60</text:p>
              </table:table-cell>
              <table:table-cell office:value-type="float" office:value="0.044232">
                <text:p>0.044232</text:p>
              </table:table-cell>
              <table:table-cell office:value-type="float" office:value="0.1643">
                <text:p>0.16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">
                <text:p>60</text:p>
              </table:table-cell>
              <table:table-cell office:value-type="float" office:value="0.040319">
                <text:p>0.040319</text:p>
              </table:table-cell>
              <table:table-cell office:value-type="float" office:value="0.21114">
                <text:p>0.211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">
                <text:p>60</text:p>
              </table:table-cell>
              <table:table-cell office:value-type="float" office:value="0.040818">
                <text:p>0.040818</text:p>
              </table:table-cell>
              <table:table-cell office:value-type="float" office:value="0.18497">
                <text:p>0.184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">
                <text:p>60</text:p>
              </table:table-cell>
              <table:table-cell office:value-type="float" office:value="0.041381">
                <text:p>0.041381</text:p>
              </table:table-cell>
              <table:table-cell office:value-type="float" office:value="0.16982">
                <text:p>0.169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">
                <text:p>60</text:p>
              </table:table-cell>
              <table:table-cell office:value-type="float" office:value="0.037312">
                <text:p>0.037312</text:p>
              </table:table-cell>
              <table:table-cell office:value-type="float" office:value="0.16047">
                <text:p>0.160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">
                <text:p>60</text:p>
              </table:table-cell>
              <table:table-cell office:value-type="float" office:value="0.041152">
                <text:p>0.041152</text:p>
              </table:table-cell>
              <table:table-cell office:value-type="float" office:value="0.18958">
                <text:p>0.189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0.044946">
                <text:p>0.044946</text:p>
              </table:table-cell>
              <table:table-cell office:value-type="float" office:value="0.17911">
                <text:p>0.179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">
                <text:p>60</text:p>
              </table:table-cell>
              <table:table-cell office:value-type="float" office:value="0.039274">
                <text:p>0.039274</text:p>
              </table:table-cell>
              <table:table-cell office:value-type="float" office:value="0.20332">
                <text:p>0.203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">
                <text:p>60</text:p>
              </table:table-cell>
              <table:table-cell office:value-type="float" office:value="0.041375">
                <text:p>0.041375</text:p>
              </table:table-cell>
              <table:table-cell office:value-type="float" office:value="0.17008">
                <text:p>0.170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">
                <text:p>60</text:p>
              </table:table-cell>
              <table:table-cell office:value-type="float" office:value="0.0399">
                <text:p>0.0399</text:p>
              </table:table-cell>
              <table:table-cell office:value-type="float" office:value="0.17083">
                <text:p>0.170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">
                <text:p>60</text:p>
              </table:table-cell>
              <table:table-cell office:value-type="float" office:value="0.038091">
                <text:p>0.038091</text:p>
              </table:table-cell>
              <table:table-cell office:value-type="float" office:value="0.19016">
                <text:p>0.190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0">
                <text:p>60</text:p>
              </table:table-cell>
              <table:table-cell office:value-type="float" office:value="0.041654">
                <text:p>0.041654</text:p>
              </table:table-cell>
              <table:table-cell office:value-type="float" office:value="0.18047">
                <text:p>0.180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0">
                <text:p>60</text:p>
              </table:table-cell>
              <table:table-cell office:value-type="float" office:value="0.039644">
                <text:p>0.039644</text:p>
              </table:table-cell>
              <table:table-cell office:value-type="float" office:value="0.18687">
                <text:p>0.186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">
                <text:p>60</text:p>
              </table:table-cell>
              <table:table-cell office:value-type="float" office:value="0.039982">
                <text:p>0.039982</text:p>
              </table:table-cell>
              <table:table-cell office:value-type="float" office:value="0.19665">
                <text:p>0.196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0">
                <text:p>60</text:p>
              </table:table-cell>
              <table:table-cell office:value-type="float" office:value="0.038226">
                <text:p>0.038226</text:p>
              </table:table-cell>
              <table:table-cell office:value-type="float" office:value="0.16988">
                <text:p>0.169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0">
                <text:p>60</text:p>
              </table:table-cell>
              <table:table-cell office:value-type="float" office:value="0.04174">
                <text:p>0.04174</text:p>
              </table:table-cell>
              <table:table-cell office:value-type="float" office:value="0.18932">
                <text:p>0.189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0">
                <text:p>60</text:p>
              </table:table-cell>
              <table:table-cell office:value-type="float" office:value="0.040903">
                <text:p>0.040903</text:p>
              </table:table-cell>
              <table:table-cell office:value-type="float" office:value="0.16982">
                <text:p>0.169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0">
                <text:p>60</text:p>
              </table:table-cell>
              <table:table-cell office:value-type="float" office:value="0.042474">
                <text:p>0.042474</text:p>
              </table:table-cell>
              <table:table-cell office:value-type="float" office:value="0.16228">
                <text:p>0.162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">
                <text:p>60</text:p>
              </table:table-cell>
              <table:table-cell office:value-type="float" office:value="0.040561">
                <text:p>0.040561</text:p>
              </table:table-cell>
              <table:table-cell office:value-type="float" office:value="0.20998">
                <text:p>0.209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0">
                <text:p>60</text:p>
              </table:table-cell>
              <table:table-cell office:value-type="float" office:value="0.044218">
                <text:p>0.044218</text:p>
              </table:table-cell>
              <table:table-cell office:value-type="float" office:value="0.1487">
                <text:p>0.14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0">
                <text:p>60</text:p>
              </table:table-cell>
              <table:table-cell office:value-type="float" office:value="0.041197">
                <text:p>0.041197</text:p>
              </table:table-cell>
              <table:table-cell office:value-type="float" office:value="0.17578">
                <text:p>0.175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0">
                <text:p>60</text:p>
              </table:table-cell>
              <table:table-cell office:value-type="float" office:value="0.037907">
                <text:p>0.037907</text:p>
              </table:table-cell>
              <table:table-cell office:value-type="float" office:value="0.16648">
                <text:p>0.166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">
                <text:p>60</text:p>
              </table:table-cell>
              <table:table-cell office:value-type="float" office:value="0.040496">
                <text:p>0.040496</text:p>
              </table:table-cell>
              <table:table-cell office:value-type="float" office:value="0.15469">
                <text:p>0.154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">
                <text:p>60</text:p>
              </table:table-cell>
              <table:table-cell office:value-type="float" office:value="0.038969">
                <text:p>0.038969</text:p>
              </table:table-cell>
              <table:table-cell office:value-type="float" office:value="0.16897">
                <text:p>0.168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0">
                <text:p>60</text:p>
              </table:table-cell>
              <table:table-cell office:value-type="float" office:value="0.041336">
                <text:p>0.041336</text:p>
              </table:table-cell>
              <table:table-cell office:value-type="float" office:value="0.17844">
                <text:p>0.178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0">
                <text:p>60</text:p>
              </table:table-cell>
              <table:table-cell office:value-type="float" office:value="0.04094">
                <text:p>0.04094</text:p>
              </table:table-cell>
              <table:table-cell office:value-type="float" office:value="0.19727">
                <text:p>0.197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0">
                <text:p>60</text:p>
              </table:table-cell>
              <table:table-cell office:value-type="float" office:value="0.040274">
                <text:p>0.040274</text:p>
              </table:table-cell>
              <table:table-cell office:value-type="float" office:value="0.20654">
                <text:p>0.206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0">
                <text:p>60</text:p>
              </table:table-cell>
              <table:table-cell office:value-type="float" office:value="0.039791">
                <text:p>0.039791</text:p>
              </table:table-cell>
              <table:table-cell office:value-type="float" office:value="0.18928">
                <text:p>0.189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">
                <text:p>60</text:p>
              </table:table-cell>
              <table:table-cell office:value-type="float" office:value="0.042699">
                <text:p>0.042699</text:p>
              </table:table-cell>
              <table:table-cell office:value-type="float" office:value="0.14451">
                <text:p>0.144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">
                <text:p>60</text:p>
              </table:table-cell>
              <table:table-cell office:value-type="float" office:value="0.043503">
                <text:p>0.043503</text:p>
              </table:table-cell>
              <table:table-cell office:value-type="float" office:value="0.15246">
                <text:p>0.152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">
                <text:p>70</text:p>
              </table:table-cell>
              <table:table-cell office:value-type="float" office:value="0.046265">
                <text:p>0.046265</text:p>
              </table:table-cell>
              <table:table-cell office:value-type="float" office:value="0.17597">
                <text:p>0.175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">
                <text:p>70</text:p>
              </table:table-cell>
              <table:table-cell office:value-type="float" office:value="0.041256">
                <text:p>0.041256</text:p>
              </table:table-cell>
              <table:table-cell office:value-type="float" office:value="0.18677">
                <text:p>0.186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">
                <text:p>70</text:p>
              </table:table-cell>
              <table:table-cell office:value-type="float" office:value="0.042251">
                <text:p>0.042251</text:p>
              </table:table-cell>
              <table:table-cell office:value-type="float" office:value="0.19395">
                <text:p>0.193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">
                <text:p>70</text:p>
              </table:table-cell>
              <table:table-cell office:value-type="float" office:value="0.038631">
                <text:p>0.038631</text:p>
              </table:table-cell>
              <table:table-cell office:value-type="float" office:value="0.1985">
                <text:p>0.19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">
                <text:p>70</text:p>
              </table:table-cell>
              <table:table-cell office:value-type="float" office:value="0.040515">
                <text:p>0.040515</text:p>
              </table:table-cell>
              <table:table-cell office:value-type="float" office:value="0.18973">
                <text:p>0.189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0">
                <text:p>70</text:p>
              </table:table-cell>
              <table:table-cell office:value-type="float" office:value="0.044988">
                <text:p>0.044988</text:p>
              </table:table-cell>
              <table:table-cell office:value-type="float" office:value="0.19781">
                <text:p>0.197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">
                <text:p>70</text:p>
              </table:table-cell>
              <table:table-cell office:value-type="float" office:value="0.043119">
                <text:p>0.043119</text:p>
              </table:table-cell>
              <table:table-cell office:value-type="float" office:value="0.19253">
                <text:p>0.192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0">
                <text:p>70</text:p>
              </table:table-cell>
              <table:table-cell office:value-type="float" office:value="0.040761">
                <text:p>0.040761</text:p>
              </table:table-cell>
              <table:table-cell office:value-type="float" office:value="0.18761">
                <text:p>0.187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">
                <text:p>70</text:p>
              </table:table-cell>
              <table:table-cell office:value-type="float" office:value="0.042335">
                <text:p>0.042335</text:p>
              </table:table-cell>
              <table:table-cell office:value-type="float" office:value="0.2405">
                <text:p>0.24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0">
                <text:p>70</text:p>
              </table:table-cell>
              <table:table-cell office:value-type="float" office:value="0.041461">
                <text:p>0.041461</text:p>
              </table:table-cell>
              <table:table-cell office:value-type="float" office:value="0.19132">
                <text:p>0.191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0">
                <text:p>70</text:p>
              </table:table-cell>
              <table:table-cell office:value-type="float" office:value="0.043688">
                <text:p>0.043688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">
                <text:p>70</text:p>
              </table:table-cell>
              <table:table-cell office:value-type="float" office:value="0.042334">
                <text:p>0.042334</text:p>
              </table:table-cell>
              <table:table-cell office:value-type="float" office:value="0.23084">
                <text:p>0.230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0">
                <text:p>70</text:p>
              </table:table-cell>
              <table:table-cell office:value-type="float" office:value="0.041013">
                <text:p>0.041013</text:p>
              </table:table-cell>
              <table:table-cell office:value-type="float" office:value="0.18688">
                <text:p>0.186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0">
                <text:p>70</text:p>
              </table:table-cell>
              <table:table-cell office:value-type="float" office:value="0.039233">
                <text:p>0.039233</text:p>
              </table:table-cell>
              <table:table-cell office:value-type="float" office:value="0.21635">
                <text:p>0.216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0">
                <text:p>70</text:p>
              </table:table-cell>
              <table:table-cell office:value-type="float" office:value="0.042121">
                <text:p>0.042121</text:p>
              </table:table-cell>
              <table:table-cell office:value-type="float" office:value="0.20036">
                <text:p>0.200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0">
                <text:p>70</text:p>
              </table:table-cell>
              <table:table-cell office:value-type="float" office:value="0.041332">
                <text:p>0.041332</text:p>
              </table:table-cell>
              <table:table-cell office:value-type="float" office:value="0.19202">
                <text:p>0.192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0">
                <text:p>70</text:p>
              </table:table-cell>
              <table:table-cell office:value-type="float" office:value="0.044198">
                <text:p>0.044198</text:p>
              </table:table-cell>
              <table:table-cell office:value-type="float" office:value="0.21679">
                <text:p>0.216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0">
                <text:p>70</text:p>
              </table:table-cell>
              <table:table-cell office:value-type="float" office:value="0.041641">
                <text:p>0.041641</text:p>
              </table:table-cell>
              <table:table-cell office:value-type="float" office:value="0.17241">
                <text:p>0.172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0">
                <text:p>70</text:p>
              </table:table-cell>
              <table:table-cell office:value-type="float" office:value="0.040747">
                <text:p>0.040747</text:p>
              </table:table-cell>
              <table:table-cell office:value-type="float" office:value="0.21023">
                <text:p>0.210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0">
                <text:p>70</text:p>
              </table:table-cell>
              <table:table-cell office:value-type="float" office:value="0.041936">
                <text:p>0.041936</text:p>
              </table:table-cell>
              <table:table-cell office:value-type="float" office:value="0.19655">
                <text:p>0.196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">
                <text:p>70</text:p>
              </table:table-cell>
              <table:table-cell office:value-type="float" office:value="0.040777">
                <text:p>0.040777</text:p>
              </table:table-cell>
              <table:table-cell office:value-type="float" office:value="0.17592">
                <text:p>0.175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0">
                <text:p>70</text:p>
              </table:table-cell>
              <table:table-cell office:value-type="float" office:value="0.042338">
                <text:p>0.042338</text:p>
              </table:table-cell>
              <table:table-cell office:value-type="float" office:value="0.16591">
                <text:p>0.165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">
                <text:p>70</text:p>
              </table:table-cell>
              <table:table-cell office:value-type="float" office:value="0.043312">
                <text:p>0.043312</text:p>
              </table:table-cell>
              <table:table-cell office:value-type="float" office:value="0.20842">
                <text:p>0.208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">
                <text:p>70</text:p>
              </table:table-cell>
              <table:table-cell office:value-type="float" office:value="0.042604">
                <text:p>0.042604</text:p>
              </table:table-cell>
              <table:table-cell office:value-type="float" office:value="0.19615">
                <text:p>0.196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0">
                <text:p>70</text:p>
              </table:table-cell>
              <table:table-cell office:value-type="float" office:value="0.041406">
                <text:p>0.041406</text:p>
              </table:table-cell>
              <table:table-cell office:value-type="float" office:value="0.20349">
                <text:p>0.203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">
                <text:p>70</text:p>
              </table:table-cell>
              <table:table-cell office:value-type="float" office:value="0.04075">
                <text:p>0.04075</text:p>
              </table:table-cell>
              <table:table-cell office:value-type="float" office:value="0.20249">
                <text:p>0.202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">
                <text:p>70</text:p>
              </table:table-cell>
              <table:table-cell office:value-type="float" office:value="0.04108">
                <text:p>0.04108</text:p>
              </table:table-cell>
              <table:table-cell office:value-type="float" office:value="0.2138">
                <text:p>0.21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0">
                <text:p>70</text:p>
              </table:table-cell>
              <table:table-cell office:value-type="float" office:value="0.042231">
                <text:p>0.042231</text:p>
              </table:table-cell>
              <table:table-cell office:value-type="float" office:value="0.18109">
                <text:p>0.181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0">
                <text:p>70</text:p>
              </table:table-cell>
              <table:table-cell office:value-type="float" office:value="0.04107">
                <text:p>0.04107</text:p>
              </table:table-cell>
              <table:table-cell office:value-type="float" office:value="0.24269">
                <text:p>0.242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0">
                <text:p>70</text:p>
              </table:table-cell>
              <table:table-cell office:value-type="float" office:value="0.042634">
                <text:p>0.042634</text:p>
              </table:table-cell>
              <table:table-cell office:value-type="float" office:value="0.17146">
                <text:p>0.171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0">
                <text:p>70</text:p>
              </table:table-cell>
              <table:table-cell office:value-type="float" office:value="0.042544">
                <text:p>0.042544</text:p>
              </table:table-cell>
              <table:table-cell office:value-type="float" office:value="0.20436">
                <text:p>0.204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0">
                <text:p>70</text:p>
              </table:table-cell>
              <table:table-cell office:value-type="float" office:value="0.037099">
                <text:p>0.037099</text:p>
              </table:table-cell>
              <table:table-cell office:value-type="float" office:value="0.22552">
                <text:p>0.225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0">
                <text:p>70</text:p>
              </table:table-cell>
              <table:table-cell office:value-type="float" office:value="0.04324">
                <text:p>0.04324</text:p>
              </table:table-cell>
              <table:table-cell office:value-type="float" office:value="0.18818">
                <text:p>0.188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0">
                <text:p>70</text:p>
              </table:table-cell>
              <table:table-cell office:value-type="float" office:value="0.041245">
                <text:p>0.041245</text:p>
              </table:table-cell>
              <table:table-cell office:value-type="float" office:value="0.18383">
                <text:p>0.183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0">
                <text:p>70</text:p>
              </table:table-cell>
              <table:table-cell office:value-type="float" office:value="0.042515">
                <text:p>0.042515</text:p>
              </table:table-cell>
              <table:table-cell office:value-type="float" office:value="0.20228">
                <text:p>0.202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0">
                <text:p>70</text:p>
              </table:table-cell>
              <table:table-cell office:value-type="float" office:value="0.045133">
                <text:p>0.045133</text:p>
              </table:table-cell>
              <table:table-cell office:value-type="float" office:value="0.20823">
                <text:p>0.208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0">
                <text:p>70</text:p>
              </table:table-cell>
              <table:table-cell office:value-type="float" office:value="0.042062">
                <text:p>0.042062</text:p>
              </table:table-cell>
              <table:table-cell office:value-type="float" office:value="0.17645">
                <text:p>0.176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0">
                <text:p>70</text:p>
              </table:table-cell>
              <table:table-cell office:value-type="float" office:value="0.042364">
                <text:p>0.042364</text:p>
              </table:table-cell>
              <table:table-cell office:value-type="float" office:value="0.22184">
                <text:p>0.221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0">
                <text:p>70</text:p>
              </table:table-cell>
              <table:table-cell office:value-type="float" office:value="0.043455">
                <text:p>0.043455</text:p>
              </table:table-cell>
              <table:table-cell office:value-type="float" office:value="0.17322">
                <text:p>0.173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0">
                <text:p>70</text:p>
              </table:table-cell>
              <table:table-cell office:value-type="float" office:value="0.038543">
                <text:p>0.038543</text:p>
              </table:table-cell>
              <table:table-cell office:value-type="float" office:value="0.21015">
                <text:p>0.210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0">
                <text:p>70</text:p>
              </table:table-cell>
              <table:table-cell office:value-type="float" office:value="0.04175">
                <text:p>0.04175</text:p>
              </table:table-cell>
              <table:table-cell office:value-type="float" office:value="0.18459">
                <text:p>0.184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">
                <text:p>70</text:p>
              </table:table-cell>
              <table:table-cell office:value-type="float" office:value="0.041679">
                <text:p>0.041679</text:p>
              </table:table-cell>
              <table:table-cell office:value-type="float" office:value="0.18576">
                <text:p>0.185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">
                <text:p>70</text:p>
              </table:table-cell>
              <table:table-cell office:value-type="float" office:value="0.041885">
                <text:p>0.041885</text:p>
              </table:table-cell>
              <table:table-cell office:value-type="float" office:value="0.1838">
                <text:p>0.18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">
                <text:p>70</text:p>
              </table:table-cell>
              <table:table-cell office:value-type="float" office:value="0.043952">
                <text:p>0.043952</text:p>
              </table:table-cell>
              <table:table-cell office:value-type="float" office:value="0.19135">
                <text:p>0.191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0">
                <text:p>70</text:p>
              </table:table-cell>
              <table:table-cell office:value-type="float" office:value="0.042403">
                <text:p>0.042403</text:p>
              </table:table-cell>
              <table:table-cell office:value-type="float" office:value="0.19869">
                <text:p>0.198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">
                <text:p>70</text:p>
              </table:table-cell>
              <table:table-cell office:value-type="float" office:value="0.042181">
                <text:p>0.042181</text:p>
              </table:table-cell>
              <table:table-cell office:value-type="float" office:value="0.17234">
                <text:p>0.172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">
                <text:p>70</text:p>
              </table:table-cell>
              <table:table-cell office:value-type="float" office:value="0.039533">
                <text:p>0.039533</text:p>
              </table:table-cell>
              <table:table-cell office:value-type="float" office:value="0.21491">
                <text:p>0.214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0">
                <text:p>70</text:p>
              </table:table-cell>
              <table:table-cell office:value-type="float" office:value="0.038702">
                <text:p>0.038702</text:p>
              </table:table-cell>
              <table:table-cell office:value-type="float" office:value="0.18701">
                <text:p>0.187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">
                <text:p>70</text:p>
              </table:table-cell>
              <table:table-cell office:value-type="float" office:value="0.042893">
                <text:p>0.042893</text:p>
              </table:table-cell>
              <table:table-cell office:value-type="float" office:value="0.18966">
                <text:p>0.189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">
                <text:p>70</text:p>
              </table:table-cell>
              <table:table-cell office:value-type="float" office:value="0.040923">
                <text:p>0.040923</text:p>
              </table:table-cell>
              <table:table-cell office:value-type="float" office:value="0.18343">
                <text:p>0.183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0">
                <text:p>80</text:p>
              </table:table-cell>
              <table:table-cell office:value-type="float" office:value="0.038392">
                <text:p>0.038392</text:p>
              </table:table-cell>
              <table:table-cell office:value-type="float" office:value="0.23612">
                <text:p>0.236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0">
                <text:p>80</text:p>
              </table:table-cell>
              <table:table-cell office:value-type="float" office:value="0.044095">
                <text:p>0.044095</text:p>
              </table:table-cell>
              <table:table-cell office:value-type="float" office:value="0.20407">
                <text:p>0.204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0">
                <text:p>80</text:p>
              </table:table-cell>
              <table:table-cell office:value-type="float" office:value="0.042708">
                <text:p>0.042708</text:p>
              </table:table-cell>
              <table:table-cell office:value-type="float" office:value="0.2279">
                <text:p>0.22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0">
                <text:p>80</text:p>
              </table:table-cell>
              <table:table-cell office:value-type="float" office:value="0.042635">
                <text:p>0.042635</text:p>
              </table:table-cell>
              <table:table-cell office:value-type="float" office:value="0.22414">
                <text:p>0.224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0">
                <text:p>80</text:p>
              </table:table-cell>
              <table:table-cell office:value-type="float" office:value="0.038721">
                <text:p>0.038721</text:p>
              </table:table-cell>
              <table:table-cell office:value-type="float" office:value="0.22812">
                <text:p>0.228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0">
                <text:p>80</text:p>
              </table:table-cell>
              <table:table-cell office:value-type="float" office:value="0.0463">
                <text:p>0.0463</text:p>
              </table:table-cell>
              <table:table-cell office:value-type="float" office:value="0.22779">
                <text:p>0.227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0">
                <text:p>80</text:p>
              </table:table-cell>
              <table:table-cell office:value-type="float" office:value="0.043094">
                <text:p>0.043094</text:p>
              </table:table-cell>
              <table:table-cell office:value-type="float" office:value="0.18583">
                <text:p>0.185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0">
                <text:p>80</text:p>
              </table:table-cell>
              <table:table-cell office:value-type="float" office:value="0.039409">
                <text:p>0.039409</text:p>
              </table:table-cell>
              <table:table-cell office:value-type="float" office:value="0.21526">
                <text:p>0.215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0">
                <text:p>80</text:p>
              </table:table-cell>
              <table:table-cell office:value-type="float" office:value="0.040808">
                <text:p>0.040808</text:p>
              </table:table-cell>
              <table:table-cell office:value-type="float" office:value="0.19098">
                <text:p>0.190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0">
                <text:p>80</text:p>
              </table:table-cell>
              <table:table-cell office:value-type="float" office:value="0.042612">
                <text:p>0.042612</text:p>
              </table:table-cell>
              <table:table-cell office:value-type="float" office:value="0.19225">
                <text:p>0.192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0">
                <text:p>80</text:p>
              </table:table-cell>
              <table:table-cell office:value-type="float" office:value="0.041562">
                <text:p>0.041562</text:p>
              </table:table-cell>
              <table:table-cell office:value-type="float" office:value="0.21982">
                <text:p>0.219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0">
                <text:p>80</text:p>
              </table:table-cell>
              <table:table-cell office:value-type="float" office:value="0.042085">
                <text:p>0.042085</text:p>
              </table:table-cell>
              <table:table-cell office:value-type="float" office:value="0.21184">
                <text:p>0.211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0">
                <text:p>80</text:p>
              </table:table-cell>
              <table:table-cell office:value-type="float" office:value="0.040521">
                <text:p>0.040521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0">
                <text:p>80</text:p>
              </table:table-cell>
              <table:table-cell office:value-type="float" office:value="0.041367">
                <text:p>0.041367</text:p>
              </table:table-cell>
              <table:table-cell office:value-type="float" office:value="0.19508">
                <text:p>0.195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0">
                <text:p>80</text:p>
              </table:table-cell>
              <table:table-cell office:value-type="float" office:value="0.042697">
                <text:p>0.042697</text:p>
              </table:table-cell>
              <table:table-cell office:value-type="float" office:value="0.19379">
                <text:p>0.193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0">
                <text:p>80</text:p>
              </table:table-cell>
              <table:table-cell office:value-type="float" office:value="0.04266">
                <text:p>0.04266</text:p>
              </table:table-cell>
              <table:table-cell office:value-type="float" office:value="0.23185">
                <text:p>0.231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0">
                <text:p>80</text:p>
              </table:table-cell>
              <table:table-cell office:value-type="float" office:value="0.042448">
                <text:p>0.042448</text:p>
              </table:table-cell>
              <table:table-cell office:value-type="float" office:value="0.20263">
                <text:p>0.202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0">
                <text:p>80</text:p>
              </table:table-cell>
              <table:table-cell office:value-type="float" office:value="0.041984">
                <text:p>0.041984</text:p>
              </table:table-cell>
              <table:table-cell office:value-type="float" office:value="0.22229">
                <text:p>0.222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  <table:table-cell office:value-type="float" office:value="0.043887">
                <text:p>0.043887</text:p>
              </table:table-cell>
              <table:table-cell office:value-type="float" office:value="0.18966">
                <text:p>0.189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">
                <text:p>80</text:p>
              </table:table-cell>
              <table:table-cell office:value-type="float" office:value="0.043141">
                <text:p>0.043141</text:p>
              </table:table-cell>
              <table:table-cell office:value-type="float" office:value="0.22134">
                <text:p>0.221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">
                <text:p>80</text:p>
              </table:table-cell>
              <table:table-cell office:value-type="float" office:value="0.043042">
                <text:p>0.043042</text:p>
              </table:table-cell>
              <table:table-cell office:value-type="float" office:value="0.19149">
                <text:p>0.191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0">
                <text:p>80</text:p>
              </table:table-cell>
              <table:table-cell office:value-type="float" office:value="0.042533">
                <text:p>0.042533</text:p>
              </table:table-cell>
              <table:table-cell office:value-type="float" office:value="0.24858">
                <text:p>0.248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">
                <text:p>80</text:p>
              </table:table-cell>
              <table:table-cell office:value-type="float" office:value="0.04123">
                <text:p>0.04123</text:p>
              </table:table-cell>
              <table:table-cell office:value-type="float" office:value="0.2434">
                <text:p>0.24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">
                <text:p>80</text:p>
              </table:table-cell>
              <table:table-cell office:value-type="float" office:value="0.040323">
                <text:p>0.040323</text:p>
              </table:table-cell>
              <table:table-cell office:value-type="float" office:value="0.22945">
                <text:p>0.229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">
                <text:p>80</text:p>
              </table:table-cell>
              <table:table-cell office:value-type="float" office:value="0.043375">
                <text:p>0.043375</text:p>
              </table:table-cell>
              <table:table-cell office:value-type="float" office:value="0.21698">
                <text:p>0.216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">
                <text:p>80</text:p>
              </table:table-cell>
              <table:table-cell office:value-type="float" office:value="0.042995">
                <text:p>0.042995</text:p>
              </table:table-cell>
              <table:table-cell office:value-type="float" office:value="0.20389">
                <text:p>0.203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0">
                <text:p>80</text:p>
              </table:table-cell>
              <table:table-cell office:value-type="float" office:value="0.04097">
                <text:p>0.04097</text:p>
              </table:table-cell>
              <table:table-cell office:value-type="float" office:value="0.19605">
                <text:p>0.196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0">
                <text:p>80</text:p>
              </table:table-cell>
              <table:table-cell office:value-type="float" office:value="0.043023">
                <text:p>0.043023</text:p>
              </table:table-cell>
              <table:table-cell office:value-type="float" office:value="0.20112">
                <text:p>0.201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0">
                <text:p>80</text:p>
              </table:table-cell>
              <table:table-cell office:value-type="float" office:value="0.047503">
                <text:p>0.047503</text:p>
              </table:table-cell>
              <table:table-cell office:value-type="float" office:value="0.21108">
                <text:p>0.211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">
                <text:p>80</text:p>
              </table:table-cell>
              <table:table-cell office:value-type="float" office:value="0.049072">
                <text:p>0.049072</text:p>
              </table:table-cell>
              <table:table-cell office:value-type="float" office:value="0.21244">
                <text:p>0.212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">
                <text:p>80</text:p>
              </table:table-cell>
              <table:table-cell office:value-type="float" office:value="0.043245">
                <text:p>0.043245</text:p>
              </table:table-cell>
              <table:table-cell office:value-type="float" office:value="0.18612">
                <text:p>0.186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0">
                <text:p>80</text:p>
              </table:table-cell>
              <table:table-cell office:value-type="float" office:value="0.040199">
                <text:p>0.040199</text:p>
              </table:table-cell>
              <table:table-cell office:value-type="float" office:value="0.22574">
                <text:p>0.225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0">
                <text:p>80</text:p>
              </table:table-cell>
              <table:table-cell office:value-type="float" office:value="0.041408">
                <text:p>0.041408</text:p>
              </table:table-cell>
              <table:table-cell office:value-type="float" office:value="0.19389">
                <text:p>0.193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0">
                <text:p>80</text:p>
              </table:table-cell>
              <table:table-cell office:value-type="float" office:value="0.046748">
                <text:p>0.046748</text:p>
              </table:table-cell>
              <table:table-cell office:value-type="float" office:value="0.19433">
                <text:p>0.194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0">
                <text:p>80</text:p>
              </table:table-cell>
              <table:table-cell office:value-type="float" office:value="0.043951">
                <text:p>0.04395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0">
                <text:p>80</text:p>
              </table:table-cell>
              <table:table-cell office:value-type="float" office:value="0.04376">
                <text:p>0.04376</text:p>
              </table:table-cell>
              <table:table-cell office:value-type="float" office:value="0.18304">
                <text:p>0.183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0">
                <text:p>80</text:p>
              </table:table-cell>
              <table:table-cell office:value-type="float" office:value="0.042834">
                <text:p>0.042834</text:p>
              </table:table-cell>
              <table:table-cell office:value-type="float" office:value="0.18457">
                <text:p>0.184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0">
                <text:p>80</text:p>
              </table:table-cell>
              <table:table-cell office:value-type="float" office:value="0.044305">
                <text:p>0.044305</text:p>
              </table:table-cell>
              <table:table-cell office:value-type="float" office:value="0.21688">
                <text:p>0.216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0">
                <text:p>80</text:p>
              </table:table-cell>
              <table:table-cell office:value-type="float" office:value="0.048812">
                <text:p>0.048812</text:p>
              </table:table-cell>
              <table:table-cell office:value-type="float" office:value="0.20037">
                <text:p>0.200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0">
                <text:p>80</text:p>
              </table:table-cell>
              <table:table-cell office:value-type="float" office:value="0.039089">
                <text:p>0.039089</text:p>
              </table:table-cell>
              <table:table-cell office:value-type="float" office:value="0.23769">
                <text:p>0.237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0">
                <text:p>80</text:p>
              </table:table-cell>
              <table:table-cell office:value-type="float" office:value="0.040069">
                <text:p>0.040069</text:p>
              </table:table-cell>
              <table:table-cell office:value-type="float" office:value="0.22624">
                <text:p>0.226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0">
                <text:p>80</text:p>
              </table:table-cell>
              <table:table-cell office:value-type="float" office:value="0.043799">
                <text:p>0.043799</text:p>
              </table:table-cell>
              <table:table-cell office:value-type="float" office:value="0.19905">
                <text:p>0.199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0">
                <text:p>80</text:p>
              </table:table-cell>
              <table:table-cell office:value-type="float" office:value="0.04209">
                <text:p>0.04209</text:p>
              </table:table-cell>
              <table:table-cell office:value-type="float" office:value="0.22362">
                <text:p>0.223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0">
                <text:p>80</text:p>
              </table:table-cell>
              <table:table-cell office:value-type="float" office:value="0.045014">
                <text:p>0.045014</text:p>
              </table:table-cell>
              <table:table-cell office:value-type="float" office:value="0.20953">
                <text:p>0.209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0">
                <text:p>80</text:p>
              </table:table-cell>
              <table:table-cell office:value-type="float" office:value="0.04228">
                <text:p>0.04228</text:p>
              </table:table-cell>
              <table:table-cell office:value-type="float" office:value="0.2191">
                <text:p>0.21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0">
                <text:p>80</text:p>
              </table:table-cell>
              <table:table-cell office:value-type="float" office:value="0.041132">
                <text:p>0.041132</text:p>
              </table:table-cell>
              <table:table-cell office:value-type="float" office:value="0.19419">
                <text:p>0.194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0">
                <text:p>80</text:p>
              </table:table-cell>
              <table:table-cell office:value-type="float" office:value="0.04316">
                <text:p>0.04316</text:p>
              </table:table-cell>
              <table:table-cell office:value-type="float" office:value="0.18935">
                <text:p>0.189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0">
                <text:p>80</text:p>
              </table:table-cell>
              <table:table-cell office:value-type="float" office:value="0.048397">
                <text:p>0.048397</text:p>
              </table:table-cell>
              <table:table-cell office:value-type="float" office:value="0.23444">
                <text:p>0.234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0">
                <text:p>80</text:p>
              </table:table-cell>
              <table:table-cell office:value-type="float" office:value="0.040989">
                <text:p>0.040989</text:p>
              </table:table-cell>
              <table:table-cell office:value-type="float" office:value="0.18663">
                <text:p>0.186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0.042273">
                <text:p>0.042273</text:p>
              </table:table-cell>
              <table:table-cell office:value-type="float" office:value="0.20004">
                <text:p>0.2000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0">
                <text:p>90</text:p>
              </table:table-cell>
              <table:table-cell office:value-type="float" office:value="0.040256">
                <text:p>0.040256</text:p>
              </table:table-cell>
              <table:table-cell office:value-type="float" office:value="0.24789">
                <text:p>0.2478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0">
                <text:p>90</text:p>
              </table:table-cell>
              <table:table-cell office:value-type="float" office:value="0.044793">
                <text:p>0.044793</text:p>
              </table:table-cell>
              <table:table-cell office:value-type="float" office:value="0.2279">
                <text:p>0.22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0">
                <text:p>90</text:p>
              </table:table-cell>
              <table:table-cell office:value-type="float" office:value="0.04486">
                <text:p>0.04486</text:p>
              </table:table-cell>
              <table:table-cell office:value-type="float" office:value="0.21639">
                <text:p>0.2163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0">
                <text:p>90</text:p>
              </table:table-cell>
              <table:table-cell office:value-type="float" office:value="0.042449">
                <text:p>0.042449</text:p>
              </table:table-cell>
              <table:table-cell office:value-type="float" office:value="0.21512">
                <text:p>0.215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0">
                <text:p>90</text:p>
              </table:table-cell>
              <table:table-cell office:value-type="float" office:value="0.040959">
                <text:p>0.040959</text:p>
              </table:table-cell>
              <table:table-cell office:value-type="float" office:value="0.21539">
                <text:p>0.215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0">
                <text:p>90</text:p>
              </table:table-cell>
              <table:table-cell office:value-type="float" office:value="0.043098">
                <text:p>0.043098</text:p>
              </table:table-cell>
              <table:table-cell office:value-type="float" office:value="0.23265">
                <text:p>0.232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0">
                <text:p>90</text:p>
              </table:table-cell>
              <table:table-cell office:value-type="float" office:value="0.043275">
                <text:p>0.043275</text:p>
              </table:table-cell>
              <table:table-cell office:value-type="float" office:value="0.23679">
                <text:p>0.236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0">
                <text:p>90</text:p>
              </table:table-cell>
              <table:table-cell office:value-type="float" office:value="0.04018">
                <text:p>0.04018</text:p>
              </table:table-cell>
              <table:table-cell office:value-type="float" office:value="0.2078">
                <text:p>0.20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0">
                <text:p>90</text:p>
              </table:table-cell>
              <table:table-cell office:value-type="float" office:value="0.044305">
                <text:p>0.044305</text:p>
              </table:table-cell>
              <table:table-cell office:value-type="float" office:value="0.21207">
                <text:p>0.212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0">
                <text:p>90</text:p>
              </table:table-cell>
              <table:table-cell office:value-type="float" office:value="0.045182">
                <text:p>0.045182</text:p>
              </table:table-cell>
              <table:table-cell office:value-type="float" office:value="0.20316">
                <text:p>0.203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0">
                <text:p>90</text:p>
              </table:table-cell>
              <table:table-cell office:value-type="float" office:value="0.046063">
                <text:p>0.046063</text:p>
              </table:table-cell>
              <table:table-cell office:value-type="float" office:value="0.20905">
                <text:p>0.209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0">
                <text:p>90</text:p>
              </table:table-cell>
              <table:table-cell office:value-type="float" office:value="0.046279">
                <text:p>0.046279</text:p>
              </table:table-cell>
              <table:table-cell office:value-type="float" office:value="0.22691">
                <text:p>0.226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0">
                <text:p>90</text:p>
              </table:table-cell>
              <table:table-cell office:value-type="float" office:value="0.0476">
                <text:p>0.0476</text:p>
              </table:table-cell>
              <table:table-cell office:value-type="float" office:value="0.20103">
                <text:p>0.201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0">
                <text:p>90</text:p>
              </table:table-cell>
              <table:table-cell office:value-type="float" office:value="0.041986">
                <text:p>0.041986</text:p>
              </table:table-cell>
              <table:table-cell office:value-type="float" office:value="0.24807">
                <text:p>0.248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0">
                <text:p>90</text:p>
              </table:table-cell>
              <table:table-cell office:value-type="float" office:value="0.042676">
                <text:p>0.042676</text:p>
              </table:table-cell>
              <table:table-cell office:value-type="float" office:value="0.24368">
                <text:p>0.243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">
                <text:p>90</text:p>
              </table:table-cell>
              <table:table-cell office:value-type="float" office:value="0.045491">
                <text:p>0.045491</text:p>
              </table:table-cell>
              <table:table-cell office:value-type="float" office:value="0.22513">
                <text:p>0.225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">
                <text:p>90</text:p>
              </table:table-cell>
              <table:table-cell office:value-type="float" office:value="0.043184">
                <text:p>0.043184</text:p>
              </table:table-cell>
              <table:table-cell office:value-type="float" office:value="0.23621">
                <text:p>0.236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">
                <text:p>90</text:p>
              </table:table-cell>
              <table:table-cell office:value-type="float" office:value="0.042375">
                <text:p>0.042375</text:p>
              </table:table-cell>
              <table:table-cell office:value-type="float" office:value="0.20205">
                <text:p>0.202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">
                <text:p>90</text:p>
              </table:table-cell>
              <table:table-cell office:value-type="float" office:value="0.04134">
                <text:p>0.04134</text:p>
              </table:table-cell>
              <table:table-cell office:value-type="float" office:value="0.22962">
                <text:p>0.229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0">
                <text:p>90</text:p>
              </table:table-cell>
              <table:table-cell office:value-type="float" office:value="0.038876">
                <text:p>0.038876</text:p>
              </table:table-cell>
              <table:table-cell office:value-type="float" office:value="0.23147">
                <text:p>0.231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0">
                <text:p>90</text:p>
              </table:table-cell>
              <table:table-cell office:value-type="float" office:value="0.04436">
                <text:p>0.04436</text:p>
              </table:table-cell>
              <table:table-cell office:value-type="float" office:value="0.21042">
                <text:p>0.210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0">
                <text:p>90</text:p>
              </table:table-cell>
              <table:table-cell office:value-type="float" office:value="0.043327">
                <text:p>0.043327</text:p>
              </table:table-cell>
              <table:table-cell office:value-type="float" office:value="0.2494">
                <text:p>0.24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0">
                <text:p>90</text:p>
              </table:table-cell>
              <table:table-cell office:value-type="float" office:value="0.039921">
                <text:p>0.039921</text:p>
              </table:table-cell>
              <table:table-cell office:value-type="float" office:value="0.23195">
                <text:p>0.231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0">
                <text:p>90</text:p>
              </table:table-cell>
              <table:table-cell office:value-type="float" office:value="0.04417">
                <text:p>0.04417</text:p>
              </table:table-cell>
              <table:table-cell office:value-type="float" office:value="0.22076">
                <text:p>0.220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0">
                <text:p>90</text:p>
              </table:table-cell>
              <table:table-cell office:value-type="float" office:value="0.047569">
                <text:p>0.047569</text:p>
              </table:table-cell>
              <table:table-cell office:value-type="float" office:value="0.23796">
                <text:p>0.237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">
                <text:p>90</text:p>
              </table:table-cell>
              <table:table-cell office:value-type="float" office:value="0.044308">
                <text:p>0.044308</text:p>
              </table:table-cell>
              <table:table-cell office:value-type="float" office:value="0.2183">
                <text:p>0.21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">
                <text:p>90</text:p>
              </table:table-cell>
              <table:table-cell office:value-type="float" office:value="0.04446">
                <text:p>0.04446</text:p>
              </table:table-cell>
              <table:table-cell office:value-type="float" office:value="0.2094">
                <text:p>0.20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">
                <text:p>90</text:p>
              </table:table-cell>
              <table:table-cell office:value-type="float" office:value="0.046778">
                <text:p>0.046778</text:p>
              </table:table-cell>
              <table:table-cell office:value-type="float" office:value="0.23024">
                <text:p>0.230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">
                <text:p>90</text:p>
              </table:table-cell>
              <table:table-cell office:value-type="float" office:value="0.043156">
                <text:p>0.043156</text:p>
              </table:table-cell>
              <table:table-cell office:value-type="float" office:value="0.19866">
                <text:p>0.198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">
                <text:p>90</text:p>
              </table:table-cell>
              <table:table-cell office:value-type="float" office:value="0.044653">
                <text:p>0.044653</text:p>
              </table:table-cell>
              <table:table-cell office:value-type="float" office:value="0.17613">
                <text:p>0.176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0">
                <text:p>90</text:p>
              </table:table-cell>
              <table:table-cell office:value-type="float" office:value="0.040931">
                <text:p>0.040931</text:p>
              </table:table-cell>
              <table:table-cell office:value-type="float" office:value="0.21394">
                <text:p>0.213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">
                <text:p>90</text:p>
              </table:table-cell>
              <table:table-cell office:value-type="float" office:value="0.042729">
                <text:p>0.042729</text:p>
              </table:table-cell>
              <table:table-cell office:value-type="float" office:value="0.2473">
                <text:p>0.247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0">
                <text:p>90</text:p>
              </table:table-cell>
              <table:table-cell office:value-type="float" office:value="0.042692">
                <text:p>0.042692</text:p>
              </table:table-cell>
              <table:table-cell office:value-type="float" office:value="0.24989">
                <text:p>0.249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0">
                <text:p>90</text:p>
              </table:table-cell>
              <table:table-cell office:value-type="float" office:value="0.047387">
                <text:p>0.047387</text:p>
              </table:table-cell>
              <table:table-cell office:value-type="float" office:value="0.25587">
                <text:p>0.2558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0">
                <text:p>90</text:p>
              </table:table-cell>
              <table:table-cell office:value-type="float" office:value="0.045159">
                <text:p>0.045159</text:p>
              </table:table-cell>
              <table:table-cell office:value-type="float" office:value="0.22125">
                <text:p>0.221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0">
                <text:p>90</text:p>
              </table:table-cell>
              <table:table-cell office:value-type="float" office:value="0.043858">
                <text:p>0.043858</text:p>
              </table:table-cell>
              <table:table-cell office:value-type="float" office:value="0.21519">
                <text:p>0.215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0">
                <text:p>90</text:p>
              </table:table-cell>
              <table:table-cell office:value-type="float" office:value="0.041874">
                <text:p>0.041874</text:p>
              </table:table-cell>
              <table:table-cell office:value-type="float" office:value="0.21152">
                <text:p>0.211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">
                <text:p>90</text:p>
              </table:table-cell>
              <table:table-cell office:value-type="float" office:value="0.04755">
                <text:p>0.04755</text:p>
              </table:table-cell>
              <table:table-cell office:value-type="float" office:value="0.22071">
                <text:p>0.220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">
                <text:p>90</text:p>
              </table:table-cell>
              <table:table-cell office:value-type="float" office:value="0.0484">
                <text:p>0.0484</text:p>
              </table:table-cell>
              <table:table-cell office:value-type="float" office:value="0.21132">
                <text:p>0.211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0">
                <text:p>90</text:p>
              </table:table-cell>
              <table:table-cell office:value-type="float" office:value="0.042787">
                <text:p>0.042787</text:p>
              </table:table-cell>
              <table:table-cell office:value-type="float" office:value="0.23271">
                <text:p>0.232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0">
                <text:p>90</text:p>
              </table:table-cell>
              <table:table-cell office:value-type="float" office:value="0.043996">
                <text:p>0.043996</text:p>
              </table:table-cell>
              <table:table-cell office:value-type="float" office:value="0.2119">
                <text:p>0.21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">
                <text:p>90</text:p>
              </table:table-cell>
              <table:table-cell office:value-type="float" office:value="0.041657">
                <text:p>0.041657</text:p>
              </table:table-cell>
              <table:table-cell office:value-type="float" office:value="0.22645">
                <text:p>0.226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0">
                <text:p>90</text:p>
              </table:table-cell>
              <table:table-cell office:value-type="float" office:value="0.045307">
                <text:p>0.045307</text:p>
              </table:table-cell>
              <table:table-cell office:value-type="float" office:value="0.21724">
                <text:p>0.217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0">
                <text:p>90</text:p>
              </table:table-cell>
              <table:table-cell office:value-type="float" office:value="0.045575">
                <text:p>0.045575</text:p>
              </table:table-cell>
              <table:table-cell office:value-type="float" office:value="0.22758">
                <text:p>0.227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0">
                <text:p>90</text:p>
              </table:table-cell>
              <table:table-cell office:value-type="float" office:value="0.049251">
                <text:p>0.049251</text:p>
              </table:table-cell>
              <table:table-cell office:value-type="float" office:value="0.21282">
                <text:p>0.212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0">
                <text:p>90</text:p>
              </table:table-cell>
              <table:table-cell office:value-type="float" office:value="0.043875">
                <text:p>0.043875</text:p>
              </table:table-cell>
              <table:table-cell office:value-type="float" office:value="0.24053">
                <text:p>0.240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">
                <text:p>90</text:p>
              </table:table-cell>
              <table:table-cell office:value-type="float" office:value="0.048722">
                <text:p>0.048722</text:p>
              </table:table-cell>
              <table:table-cell office:value-type="float" office:value="0.21958">
                <text:p>0.219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0">
                <text:p>90</text:p>
              </table:table-cell>
              <table:table-cell office:value-type="float" office:value="0.049622">
                <text:p>0.049622</text:p>
              </table:table-cell>
              <table:table-cell office:value-type="float" office:value="0.21692">
                <text:p>0.216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0">
                <text:p>90</text:p>
              </table:table-cell>
              <table:table-cell office:value-type="float" office:value="0.043861">
                <text:p>0.043861</text:p>
              </table:table-cell>
              <table:table-cell office:value-type="float" office:value="0.24382">
                <text:p>0.2438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">
                <text:p>90</text:p>
              </table:table-cell>
              <table:table-cell office:value-type="float" office:value="0.046049">
                <text:p>0.046049</text:p>
              </table:table-cell>
              <table:table-cell office:value-type="float" office:value="0.2079">
                <text:p>0.20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">
                <text:p>100</text:p>
              </table:table-cell>
              <table:table-cell office:value-type="float" office:value="0.044476">
                <text:p>0.044476</text:p>
              </table:table-cell>
              <table:table-cell office:value-type="float" office:value="0.25295">
                <text:p>0.252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">
                <text:p>100</text:p>
              </table:table-cell>
              <table:table-cell office:value-type="float" office:value="0.045282">
                <text:p>0.045282</text:p>
              </table:table-cell>
              <table:table-cell office:value-type="float" office:value="0.20964">
                <text:p>0.209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0">
                <text:p>100</text:p>
              </table:table-cell>
              <table:table-cell office:value-type="float" office:value="0.04712">
                <text:p>0.04712</text:p>
              </table:table-cell>
              <table:table-cell office:value-type="float" office:value="0.23042">
                <text:p>0.230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">
                <text:p>100</text:p>
              </table:table-cell>
              <table:table-cell office:value-type="float" office:value="0.045013">
                <text:p>0.045013</text:p>
              </table:table-cell>
              <table:table-cell office:value-type="float" office:value="0.2392">
                <text:p>0.23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">
                <text:p>100</text:p>
              </table:table-cell>
              <table:table-cell office:value-type="float" office:value="0.040676">
                <text:p>0.040676</text:p>
              </table:table-cell>
              <table:table-cell office:value-type="float" office:value="0.26257">
                <text:p>0.262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0">
                <text:p>100</text:p>
              </table:table-cell>
              <table:table-cell office:value-type="float" office:value="0.049537">
                <text:p>0.049537</text:p>
              </table:table-cell>
              <table:table-cell office:value-type="float" office:value="0.23855">
                <text:p>0.238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">
                <text:p>100</text:p>
              </table:table-cell>
              <table:table-cell office:value-type="float" office:value="0.044665">
                <text:p>0.044665</text:p>
              </table:table-cell>
              <table:table-cell office:value-type="float" office:value="0.22053">
                <text:p>0.220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0">
                <text:p>100</text:p>
              </table:table-cell>
              <table:table-cell office:value-type="float" office:value="0.043865">
                <text:p>0.043865</text:p>
              </table:table-cell>
              <table:table-cell office:value-type="float" office:value="0.23591">
                <text:p>0.235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0">
                <text:p>100</text:p>
              </table:table-cell>
              <table:table-cell office:value-type="float" office:value="0.044397">
                <text:p>0.044397</text:p>
              </table:table-cell>
              <table:table-cell office:value-type="float" office:value="0.21964">
                <text:p>0.219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">
                <text:p>100</text:p>
              </table:table-cell>
              <table:table-cell office:value-type="float" office:value="0.044324">
                <text:p>0.044324</text:p>
              </table:table-cell>
              <table:table-cell office:value-type="float" office:value="0.27388">
                <text:p>0.273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  <table:table-cell office:value-type="float" office:value="0.045691">
                <text:p>0.045691</text:p>
              </table:table-cell>
              <table:table-cell office:value-type="float" office:value="0.26845">
                <text:p>0.268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0">
                <text:p>100</text:p>
              </table:table-cell>
              <table:table-cell office:value-type="float" office:value="0.046865">
                <text:p>0.046865</text:p>
              </table:table-cell>
              <table:table-cell office:value-type="float" office:value="0.2596">
                <text:p>0.25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">
                <text:p>100</text:p>
              </table:table-cell>
              <table:table-cell office:value-type="float" office:value="0.049011">
                <text:p>0.049011</text:p>
              </table:table-cell>
              <table:table-cell office:value-type="float" office:value="0.21956">
                <text:p>0.219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">
                <text:p>100</text:p>
              </table:table-cell>
              <table:table-cell office:value-type="float" office:value="0.047098">
                <text:p>0.047098</text:p>
              </table:table-cell>
              <table:table-cell office:value-type="float" office:value="0.2631">
                <text:p>0.26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0">
                <text:p>100</text:p>
              </table:table-cell>
              <table:table-cell office:value-type="float" office:value="0.046155">
                <text:p>0.046155</text:p>
              </table:table-cell>
              <table:table-cell office:value-type="float" office:value="0.22417">
                <text:p>0.224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0">
                <text:p>100</text:p>
              </table:table-cell>
              <table:table-cell office:value-type="float" office:value="0.049132">
                <text:p>0.049132</text:p>
              </table:table-cell>
              <table:table-cell office:value-type="float" office:value="0.21735">
                <text:p>0.217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">
                <text:p>100</text:p>
              </table:table-cell>
              <table:table-cell office:value-type="float" office:value="0.045794">
                <text:p>0.045794</text:p>
              </table:table-cell>
              <table:table-cell office:value-type="float" office:value="0.22568">
                <text:p>0.225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0">
                <text:p>100</text:p>
              </table:table-cell>
              <table:table-cell office:value-type="float" office:value="0.045284">
                <text:p>0.045284</text:p>
              </table:table-cell>
              <table:table-cell office:value-type="float" office:value="0.23764">
                <text:p>0.237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0">
                <text:p>100</text:p>
              </table:table-cell>
              <table:table-cell office:value-type="float" office:value="0.044188">
                <text:p>0.044188</text:p>
              </table:table-cell>
              <table:table-cell office:value-type="float" office:value="0.26475">
                <text:p>0.264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">
                <text:p>100</text:p>
              </table:table-cell>
              <table:table-cell office:value-type="float" office:value="0.044341">
                <text:p>0.044341</text:p>
              </table:table-cell>
              <table:table-cell office:value-type="float" office:value="0.22387">
                <text:p>0.223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  <table:table-cell office:value-type="float" office:value="0.043697">
                <text:p>0.043697</text:p>
              </table:table-cell>
              <table:table-cell office:value-type="float" office:value="0.24338">
                <text:p>0.243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0">
                <text:p>100</text:p>
              </table:table-cell>
              <table:table-cell office:value-type="float" office:value="0.048238">
                <text:p>0.048238</text:p>
              </table:table-cell>
              <table:table-cell office:value-type="float" office:value="0.19761">
                <text:p>0.197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0">
                <text:p>100</text:p>
              </table:table-cell>
              <table:table-cell office:value-type="float" office:value="0.038691">
                <text:p>0.038691</text:p>
              </table:table-cell>
              <table:table-cell office:value-type="float" office:value="0.24928">
                <text:p>0.249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0">
                <text:p>100</text:p>
              </table:table-cell>
              <table:table-cell office:value-type="float" office:value="0.041699">
                <text:p>0.041699</text:p>
              </table:table-cell>
              <table:table-cell office:value-type="float" office:value="0.29187">
                <text:p>0.291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0">
                <text:p>100</text:p>
              </table:table-cell>
              <table:table-cell office:value-type="float" office:value="0.051233">
                <text:p>0.051233</text:p>
              </table:table-cell>
              <table:table-cell office:value-type="float" office:value="0.22477">
                <text:p>0.224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0">
                <text:p>100</text:p>
              </table:table-cell>
              <table:table-cell office:value-type="float" office:value="0.050102">
                <text:p>0.050102</text:p>
              </table:table-cell>
              <table:table-cell office:value-type="float" office:value="0.25691">
                <text:p>0.256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0">
                <text:p>100</text:p>
              </table:table-cell>
              <table:table-cell office:value-type="float" office:value="0.043015">
                <text:p>0.043015</text:p>
              </table:table-cell>
              <table:table-cell office:value-type="float" office:value="0.2662">
                <text:p>0.26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0">
                <text:p>100</text:p>
              </table:table-cell>
              <table:table-cell office:value-type="float" office:value="0.051028">
                <text:p>0.051028</text:p>
              </table:table-cell>
              <table:table-cell office:value-type="float" office:value="0.25248">
                <text:p>0.252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0">
                <text:p>100</text:p>
              </table:table-cell>
              <table:table-cell office:value-type="float" office:value="0.047814">
                <text:p>0.047814</text:p>
              </table:table-cell>
              <table:table-cell office:value-type="float" office:value="0.22379">
                <text:p>0.223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0">
                <text:p>100</text:p>
              </table:table-cell>
              <table:table-cell office:value-type="float" office:value="0.042018">
                <text:p>0.042018</text:p>
              </table:table-cell>
              <table:table-cell office:value-type="float" office:value="0.24037">
                <text:p>0.2403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">
                <text:p>100</text:p>
              </table:table-cell>
              <table:table-cell office:value-type="float" office:value="0.043644">
                <text:p>0.043644</text:p>
              </table:table-cell>
              <table:table-cell office:value-type="float" office:value="0.24461">
                <text:p>0.2446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0">
                <text:p>100</text:p>
              </table:table-cell>
              <table:table-cell office:value-type="float" office:value="0.042815">
                <text:p>0.042815</text:p>
              </table:table-cell>
              <table:table-cell office:value-type="float" office:value="0.2476">
                <text:p>0.24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0">
                <text:p>100</text:p>
              </table:table-cell>
              <table:table-cell office:value-type="float" office:value="0.042849">
                <text:p>0.042849</text:p>
              </table:table-cell>
              <table:table-cell office:value-type="float" office:value="0.21725">
                <text:p>0.217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0">
                <text:p>100</text:p>
              </table:table-cell>
              <table:table-cell office:value-type="float" office:value="0.048193">
                <text:p>0.048193</text:p>
              </table:table-cell>
              <table:table-cell office:value-type="float" office:value="0.21642">
                <text:p>0.2164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0">
                <text:p>100</text:p>
              </table:table-cell>
              <table:table-cell office:value-type="float" office:value="0.04488">
                <text:p>0.04488</text:p>
              </table:table-cell>
              <table:table-cell office:value-type="float" office:value="0.23753">
                <text:p>0.237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0">
                <text:p>100</text:p>
              </table:table-cell>
              <table:table-cell office:value-type="float" office:value="0.046595">
                <text:p>0.046595</text:p>
              </table:table-cell>
              <table:table-cell office:value-type="float" office:value="0.23472">
                <text:p>0.2347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0">
                <text:p>100</text:p>
              </table:table-cell>
              <table:table-cell office:value-type="float" office:value="0.050702">
                <text:p>0.050702</text:p>
              </table:table-cell>
              <table:table-cell office:value-type="float" office:value="0.22091">
                <text:p>0.220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0">
                <text:p>100</text:p>
              </table:table-cell>
              <table:table-cell office:value-type="float" office:value="0.047519">
                <text:p>0.047519</text:p>
              </table:table-cell>
              <table:table-cell office:value-type="float" office:value="0.24248">
                <text:p>0.2424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0">
                <text:p>100</text:p>
              </table:table-cell>
              <table:table-cell office:value-type="float" office:value="0.04513">
                <text:p>0.04513</text:p>
              </table:table-cell>
              <table:table-cell office:value-type="float" office:value="0.21174">
                <text:p>0.211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0">
                <text:p>100</text:p>
              </table:table-cell>
              <table:table-cell office:value-type="float" office:value="0.040375">
                <text:p>0.040375</text:p>
              </table:table-cell>
              <table:table-cell office:value-type="float" office:value="0.2284">
                <text:p>0.22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0">
                <text:p>100</text:p>
              </table:table-cell>
              <table:table-cell office:value-type="float" office:value="0.049274">
                <text:p>0.049274</text:p>
              </table:table-cell>
              <table:table-cell office:value-type="float" office:value="0.22399">
                <text:p>0.223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0">
                <text:p>100</text:p>
              </table:table-cell>
              <table:table-cell office:value-type="float" office:value="0.047438">
                <text:p>0.047438</text:p>
              </table:table-cell>
              <table:table-cell office:value-type="float" office:value="0.24521">
                <text:p>0.245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0">
                <text:p>100</text:p>
              </table:table-cell>
              <table:table-cell office:value-type="float" office:value="0.044016">
                <text:p>0.044016</text:p>
              </table:table-cell>
              <table:table-cell office:value-type="float" office:value="0.25246">
                <text:p>0.252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0">
                <text:p>100</text:p>
              </table:table-cell>
              <table:table-cell office:value-type="float" office:value="0.04538">
                <text:p>0.04538</text:p>
              </table:table-cell>
              <table:table-cell office:value-type="float" office:value="0.2358">
                <text:p>0.23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">
                <text:p>100</text:p>
              </table:table-cell>
              <table:table-cell office:value-type="float" office:value="0.043359">
                <text:p>0.043359</text:p>
              </table:table-cell>
              <table:table-cell office:value-type="float" office:value="0.26096">
                <text:p>0.260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">
                <text:p>100</text:p>
              </table:table-cell>
              <table:table-cell office:value-type="float" office:value="0.046422">
                <text:p>0.046422</text:p>
              </table:table-cell>
              <table:table-cell office:value-type="float" office:value="0.23362">
                <text:p>0.2336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0">
                <text:p>100</text:p>
              </table:table-cell>
              <table:table-cell office:value-type="float" office:value="0.048207">
                <text:p>0.048207</text:p>
              </table:table-cell>
              <table:table-cell office:value-type="float" office:value="0.23227">
                <text:p>0.232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0">
                <text:p>100</text:p>
              </table:table-cell>
              <table:table-cell office:value-type="float" office:value="0.045949">
                <text:p>0.045949</text:p>
              </table:table-cell>
              <table:table-cell office:value-type="float" office:value="0.21361">
                <text:p>0.213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0">
                <text:p>100</text:p>
              </table:table-cell>
              <table:table-cell office:value-type="float" office:value="0.047295">
                <text:p>0.047295</text:p>
              </table:table-cell>
              <table:table-cell office:value-type="float" office:value="0.23189">
                <text:p>0.2318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0.045272">
                <text:p>0.045272</text:p>
              </table:table-cell>
              <table:table-cell office:value-type="float" office:value="0.24636">
                <text:p>0.246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0">
                <text:p>110</text:p>
              </table:table-cell>
              <table:table-cell office:value-type="float" office:value="0.047708">
                <text:p>0.047708</text:p>
              </table:table-cell>
              <table:table-cell office:value-type="float" office:value="0.25651">
                <text:p>0.256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0">
                <text:p>110</text:p>
              </table:table-cell>
              <table:table-cell office:value-type="float" office:value="0.051597">
                <text:p>0.051597</text:p>
              </table:table-cell>
              <table:table-cell office:value-type="float" office:value="0.2162">
                <text:p>0.216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0">
                <text:p>110</text:p>
              </table:table-cell>
              <table:table-cell office:value-type="float" office:value="0.048625">
                <text:p>0.048625</text:p>
              </table:table-cell>
              <table:table-cell office:value-type="float" office:value="0.27883">
                <text:p>0.2788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0">
                <text:p>110</text:p>
              </table:table-cell>
              <table:table-cell office:value-type="float" office:value="0.03918">
                <text:p>0.03918</text:p>
              </table:table-cell>
              <table:table-cell office:value-type="float" office:value="0.25738">
                <text:p>0.2573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0">
                <text:p>110</text:p>
              </table:table-cell>
              <table:table-cell office:value-type="float" office:value="0.049148">
                <text:p>0.049148</text:p>
              </table:table-cell>
              <table:table-cell office:value-type="float" office:value="0.2226">
                <text:p>0.222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0">
                <text:p>110</text:p>
              </table:table-cell>
              <table:table-cell office:value-type="float" office:value="0.047594">
                <text:p>0.047594</text:p>
              </table:table-cell>
              <table:table-cell office:value-type="float" office:value="0.26007">
                <text:p>0.260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0">
                <text:p>110</text:p>
              </table:table-cell>
              <table:table-cell office:value-type="float" office:value="0.048831">
                <text:p>0.048831</text:p>
              </table:table-cell>
              <table:table-cell office:value-type="float" office:value="0.23446">
                <text:p>0.234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0">
                <text:p>110</text:p>
              </table:table-cell>
              <table:table-cell office:value-type="float" office:value="0.048035">
                <text:p>0.048035</text:p>
              </table:table-cell>
              <table:table-cell office:value-type="float" office:value="0.23041">
                <text:p>0.230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0">
                <text:p>110</text:p>
              </table:table-cell>
              <table:table-cell office:value-type="float" office:value="0.051094">
                <text:p>0.051094</text:p>
              </table:table-cell>
              <table:table-cell office:value-type="float" office:value="0.24564">
                <text:p>0.2456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0">
                <text:p>110</text:p>
              </table:table-cell>
              <table:table-cell office:value-type="float" office:value="0.053385">
                <text:p>0.053385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0">
                <text:p>110</text:p>
              </table:table-cell>
              <table:table-cell office:value-type="float" office:value="0.045999">
                <text:p>0.045999</text:p>
              </table:table-cell>
              <table:table-cell office:value-type="float" office:value="0.26898">
                <text:p>0.268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0">
                <text:p>110</text:p>
              </table:table-cell>
              <table:table-cell office:value-type="float" office:value="0.050174">
                <text:p>0.050174</text:p>
              </table:table-cell>
              <table:table-cell office:value-type="float" office:value="0.23226">
                <text:p>0.232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0">
                <text:p>110</text:p>
              </table:table-cell>
              <table:table-cell office:value-type="float" office:value="0.049896">
                <text:p>0.049896</text:p>
              </table:table-cell>
              <table:table-cell office:value-type="float" office:value="0.24191">
                <text:p>0.241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0">
                <text:p>110</text:p>
              </table:table-cell>
              <table:table-cell office:value-type="float" office:value="0.045409">
                <text:p>0.045409</text:p>
              </table:table-cell>
              <table:table-cell office:value-type="float" office:value="0.27661">
                <text:p>0.2766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0">
                <text:p>110</text:p>
              </table:table-cell>
              <table:table-cell office:value-type="float" office:value="0.047209">
                <text:p>0.047209</text:p>
              </table:table-cell>
              <table:table-cell office:value-type="float" office:value="0.29102">
                <text:p>0.291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0">
                <text:p>110</text:p>
              </table:table-cell>
              <table:table-cell office:value-type="float" office:value="0.048553">
                <text:p>0.048553</text:p>
              </table:table-cell>
              <table:table-cell office:value-type="float" office:value="0.23294">
                <text:p>0.2329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0">
                <text:p>110</text:p>
              </table:table-cell>
              <table:table-cell office:value-type="float" office:value="0.043621">
                <text:p>0.043621</text:p>
              </table:table-cell>
              <table:table-cell office:value-type="float" office:value="0.23993">
                <text:p>0.239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0">
                <text:p>110</text:p>
              </table:table-cell>
              <table:table-cell office:value-type="float" office:value="0.046431">
                <text:p>0.046431</text:p>
              </table:table-cell>
              <table:table-cell office:value-type="float" office:value="0.20939">
                <text:p>0.209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0">
                <text:p>110</text:p>
              </table:table-cell>
              <table:table-cell office:value-type="float" office:value="0.046804">
                <text:p>0.046804</text:p>
              </table:table-cell>
              <table:table-cell office:value-type="float" office:value="0.24689">
                <text:p>0.2468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0">
                <text:p>110</text:p>
              </table:table-cell>
              <table:table-cell office:value-type="float" office:value="0.045748">
                <text:p>0.045748</text:p>
              </table:table-cell>
              <table:table-cell office:value-type="float" office:value="0.24819">
                <text:p>0.248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0">
                <text:p>110</text:p>
              </table:table-cell>
              <table:table-cell office:value-type="float" office:value="0.046212">
                <text:p>0.046212</text:p>
              </table:table-cell>
              <table:table-cell office:value-type="float" office:value="0.26722">
                <text:p>0.267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0">
                <text:p>110</text:p>
              </table:table-cell>
              <table:table-cell office:value-type="float" office:value="0.045302">
                <text:p>0.045302</text:p>
              </table:table-cell>
              <table:table-cell office:value-type="float" office:value="0.25471">
                <text:p>0.254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0">
                <text:p>110</text:p>
              </table:table-cell>
              <table:table-cell office:value-type="float" office:value="0.040824">
                <text:p>0.040824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0">
                <text:p>110</text:p>
              </table:table-cell>
              <table:table-cell office:value-type="float" office:value="0.043083">
                <text:p>0.043083</text:p>
              </table:table-cell>
              <table:table-cell office:value-type="float" office:value="0.26197">
                <text:p>0.261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0">
                <text:p>110</text:p>
              </table:table-cell>
              <table:table-cell office:value-type="float" office:value="0.049625">
                <text:p>0.049625</text:p>
              </table:table-cell>
              <table:table-cell office:value-type="float" office:value="0.25598">
                <text:p>0.255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0">
                <text:p>110</text:p>
              </table:table-cell>
              <table:table-cell office:value-type="float" office:value="0.050598">
                <text:p>0.050598</text:p>
              </table:table-cell>
              <table:table-cell office:value-type="float" office:value="0.26957">
                <text:p>0.269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0">
                <text:p>110</text:p>
              </table:table-cell>
              <table:table-cell office:value-type="float" office:value="0.045597">
                <text:p>0.045597</text:p>
              </table:table-cell>
              <table:table-cell office:value-type="float" office:value="0.26462">
                <text:p>0.264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0">
                <text:p>110</text:p>
              </table:table-cell>
              <table:table-cell office:value-type="float" office:value="0.050644">
                <text:p>0.050644</text:p>
              </table:table-cell>
              <table:table-cell office:value-type="float" office:value="0.25506">
                <text:p>0.255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0">
                <text:p>110</text:p>
              </table:table-cell>
              <table:table-cell office:value-type="float" office:value="0.049111">
                <text:p>0.049111</text:p>
              </table:table-cell>
              <table:table-cell office:value-type="float" office:value="0.2137">
                <text:p>0.213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0">
                <text:p>110</text:p>
              </table:table-cell>
              <table:table-cell office:value-type="float" office:value="0.045114">
                <text:p>0.045114</text:p>
              </table:table-cell>
              <table:table-cell office:value-type="float" office:value="0.25705">
                <text:p>0.257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0">
                <text:p>110</text:p>
              </table:table-cell>
              <table:table-cell office:value-type="float" office:value="0.047037">
                <text:p>0.047037</text:p>
              </table:table-cell>
              <table:table-cell office:value-type="float" office:value="0.24837">
                <text:p>0.2483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0">
                <text:p>110</text:p>
              </table:table-cell>
              <table:table-cell office:value-type="float" office:value="0.046501">
                <text:p>0.046501</text:p>
              </table:table-cell>
              <table:table-cell office:value-type="float" office:value="0.23958">
                <text:p>0.239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0">
                <text:p>110</text:p>
              </table:table-cell>
              <table:table-cell office:value-type="float" office:value="0.04455">
                <text:p>0.04455</text:p>
              </table:table-cell>
              <table:table-cell office:value-type="float" office:value="0.22337">
                <text:p>0.223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0">
                <text:p>110</text:p>
              </table:table-cell>
              <table:table-cell office:value-type="float" office:value="0.044293">
                <text:p>0.044293</text:p>
              </table:table-cell>
              <table:table-cell office:value-type="float" office:value="0.24331">
                <text:p>0.243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0">
                <text:p>110</text:p>
              </table:table-cell>
              <table:table-cell office:value-type="float" office:value="0.047106">
                <text:p>0.047106</text:p>
              </table:table-cell>
              <table:table-cell office:value-type="float" office:value="0.2426">
                <text:p>0.24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0">
                <text:p>110</text:p>
              </table:table-cell>
              <table:table-cell office:value-type="float" office:value="0.045581">
                <text:p>0.045581</text:p>
              </table:table-cell>
              <table:table-cell office:value-type="float" office:value="0.27099">
                <text:p>0.270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0">
                <text:p>110</text:p>
              </table:table-cell>
              <table:table-cell office:value-type="float" office:value="0.048121">
                <text:p>0.048121</text:p>
              </table:table-cell>
              <table:table-cell office:value-type="float" office:value="0.23749">
                <text:p>0.237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0">
                <text:p>110</text:p>
              </table:table-cell>
              <table:table-cell office:value-type="float" office:value="0.045595">
                <text:p>0.045595</text:p>
              </table:table-cell>
              <table:table-cell office:value-type="float" office:value="0.2431">
                <text:p>0.243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0">
                <text:p>110</text:p>
              </table:table-cell>
              <table:table-cell office:value-type="float" office:value="0.045391">
                <text:p>0.045391</text:p>
              </table:table-cell>
              <table:table-cell office:value-type="float" office:value="0.28788">
                <text:p>0.287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0">
                <text:p>110</text:p>
              </table:table-cell>
              <table:table-cell office:value-type="float" office:value="0.048054">
                <text:p>0.048054</text:p>
              </table:table-cell>
              <table:table-cell office:value-type="float" office:value="0.26267">
                <text:p>0.262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0">
                <text:p>110</text:p>
              </table:table-cell>
              <table:table-cell office:value-type="float" office:value="0.050084">
                <text:p>0.050084</text:p>
              </table:table-cell>
              <table:table-cell office:value-type="float" office:value="0.25944">
                <text:p>0.259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0">
                <text:p>110</text:p>
              </table:table-cell>
              <table:table-cell office:value-type="float" office:value="0.048029">
                <text:p>0.048029</text:p>
              </table:table-cell>
              <table:table-cell office:value-type="float" office:value="0.21955">
                <text:p>0.219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0">
                <text:p>110</text:p>
              </table:table-cell>
              <table:table-cell office:value-type="float" office:value="0.045548">
                <text:p>0.045548</text:p>
              </table:table-cell>
              <table:table-cell office:value-type="float" office:value="0.23923">
                <text:p>0.2392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0">
                <text:p>110</text:p>
              </table:table-cell>
              <table:table-cell office:value-type="float" office:value="0.044252">
                <text:p>0.044252</text:p>
              </table:table-cell>
              <table:table-cell office:value-type="float" office:value="0.25268">
                <text:p>0.252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0">
                <text:p>110</text:p>
              </table:table-cell>
              <table:table-cell office:value-type="float" office:value="0.047264">
                <text:p>0.047264</text:p>
              </table:table-cell>
              <table:table-cell office:value-type="float" office:value="0.25143">
                <text:p>0.2514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0">
                <text:p>110</text:p>
              </table:table-cell>
              <table:table-cell office:value-type="float" office:value="0.047291">
                <text:p>0.047291</text:p>
              </table:table-cell>
              <table:table-cell office:value-type="float" office:value="0.24279">
                <text:p>0.2427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0">
                <text:p>110</text:p>
              </table:table-cell>
              <table:table-cell office:value-type="float" office:value="0.046601">
                <text:p>0.046601</text:p>
              </table:table-cell>
              <table:table-cell office:value-type="float" office:value="0.26697">
                <text:p>0.266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0">
                <text:p>110</text:p>
              </table:table-cell>
              <table:table-cell office:value-type="float" office:value="0.044005">
                <text:p>0.044005</text:p>
              </table:table-cell>
              <table:table-cell office:value-type="float" office:value="0.27429">
                <text:p>0.2742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0">
                <text:p>110</text:p>
              </table:table-cell>
              <table:table-cell office:value-type="float" office:value="0.04847">
                <text:p>0.04847</text:p>
              </table:table-cell>
              <table:table-cell office:value-type="float" office:value="0.25766">
                <text:p>0.257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">
                <text:p>110</text:p>
              </table:table-cell>
              <table:table-cell office:value-type="float" office:value="0.044682">
                <text:p>0.044682</text:p>
              </table:table-cell>
              <table:table-cell office:value-type="float" office:value="0.26513">
                <text:p>0.265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0">
                <text:p>120</text:p>
              </table:table-cell>
              <table:table-cell office:value-type="float" office:value="0.047898">
                <text:p>0.047898</text:p>
              </table:table-cell>
              <table:table-cell office:value-type="float" office:value="0.23354">
                <text:p>0.2335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20">
                <text:p>120</text:p>
              </table:table-cell>
              <table:table-cell office:value-type="float" office:value="0.043846">
                <text:p>0.043846</text:p>
              </table:table-cell>
              <table:table-cell office:value-type="float" office:value="0.23063">
                <text:p>0.230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0">
                <text:p>120</text:p>
              </table:table-cell>
              <table:table-cell office:value-type="float" office:value="0.052142">
                <text:p>0.052142</text:p>
              </table:table-cell>
              <table:table-cell office:value-type="float" office:value="0.26753">
                <text:p>0.267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0">
                <text:p>120</text:p>
              </table:table-cell>
              <table:table-cell office:value-type="float" office:value="0.04917">
                <text:p>0.04917</text:p>
              </table:table-cell>
              <table:table-cell office:value-type="float" office:value="0.26125">
                <text:p>0.261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0">
                <text:p>120</text:p>
              </table:table-cell>
              <table:table-cell office:value-type="float" office:value="0.050557">
                <text:p>0.050557</text:p>
              </table:table-cell>
              <table:table-cell office:value-type="float" office:value="0.28437">
                <text:p>0.284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0">
                <text:p>120</text:p>
              </table:table-cell>
              <table:table-cell office:value-type="float" office:value="0.05197">
                <text:p>0.05197</text:p>
              </table:table-cell>
              <table:table-cell office:value-type="float" office:value="0.26847">
                <text:p>0.2684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0">
                <text:p>120</text:p>
              </table:table-cell>
              <table:table-cell office:value-type="float" office:value="0.051572">
                <text:p>0.051572</text:p>
              </table:table-cell>
              <table:table-cell office:value-type="float" office:value="0.24252">
                <text:p>0.242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0">
                <text:p>120</text:p>
              </table:table-cell>
              <table:table-cell office:value-type="float" office:value="0.046609">
                <text:p>0.046609</text:p>
              </table:table-cell>
              <table:table-cell office:value-type="float" office:value="0.24433">
                <text:p>0.244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0">
                <text:p>120</text:p>
              </table:table-cell>
              <table:table-cell office:value-type="float" office:value="0.047399">
                <text:p>0.047399</text:p>
              </table:table-cell>
              <table:table-cell office:value-type="float" office:value="0.27014">
                <text:p>0.2701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0">
                <text:p>120</text:p>
              </table:table-cell>
              <table:table-cell office:value-type="float" office:value="0.049468">
                <text:p>0.049468</text:p>
              </table:table-cell>
              <table:table-cell office:value-type="float" office:value="0.27537">
                <text:p>0.275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0">
                <text:p>120</text:p>
              </table:table-cell>
              <table:table-cell office:value-type="float" office:value="0.047713">
                <text:p>0.047713</text:p>
              </table:table-cell>
              <table:table-cell office:value-type="float" office:value="0.27378">
                <text:p>0.2737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0">
                <text:p>120</text:p>
              </table:table-cell>
              <table:table-cell office:value-type="float" office:value="0.046236">
                <text:p>0.046236</text:p>
              </table:table-cell>
              <table:table-cell office:value-type="float" office:value="0.25623">
                <text:p>0.2562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0">
                <text:p>120</text:p>
              </table:table-cell>
              <table:table-cell office:value-type="float" office:value="0.05205">
                <text:p>0.05205</text:p>
              </table:table-cell>
              <table:table-cell office:value-type="float" office:value="0.24648">
                <text:p>0.246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0">
                <text:p>120</text:p>
              </table:table-cell>
              <table:table-cell office:value-type="float" office:value="0.045353">
                <text:p>0.045353</text:p>
              </table:table-cell>
              <table:table-cell office:value-type="float" office:value="0.23998">
                <text:p>0.2399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0">
                <text:p>120</text:p>
              </table:table-cell>
              <table:table-cell office:value-type="float" office:value="0.047062">
                <text:p>0.047062</text:p>
              </table:table-cell>
              <table:table-cell office:value-type="float" office:value="0.27579">
                <text:p>0.2757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0">
                <text:p>120</text:p>
              </table:table-cell>
              <table:table-cell office:value-type="float" office:value="0.052118">
                <text:p>0.052118</text:p>
              </table:table-cell>
              <table:table-cell office:value-type="float" office:value="0.27035">
                <text:p>0.2703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0">
                <text:p>120</text:p>
              </table:table-cell>
              <table:table-cell office:value-type="float" office:value="0.049862">
                <text:p>0.049862</text:p>
              </table:table-cell>
              <table:table-cell office:value-type="float" office:value="0.28405">
                <text:p>0.284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0">
                <text:p>120</text:p>
              </table:table-cell>
              <table:table-cell office:value-type="float" office:value="0.045275">
                <text:p>0.045275</text:p>
              </table:table-cell>
              <table:table-cell office:value-type="float" office:value="0.2624">
                <text:p>0.26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0">
                <text:p>120</text:p>
              </table:table-cell>
              <table:table-cell office:value-type="float" office:value="0.051006">
                <text:p>0.051006</text:p>
              </table:table-cell>
              <table:table-cell office:value-type="float" office:value="0.28843">
                <text:p>0.2884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0">
                <text:p>120</text:p>
              </table:table-cell>
              <table:table-cell office:value-type="float" office:value="0.050377">
                <text:p>0.050377</text:p>
              </table:table-cell>
              <table:table-cell office:value-type="float" office:value="0.25225">
                <text:p>0.252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0">
                <text:p>120</text:p>
              </table:table-cell>
              <table:table-cell office:value-type="float" office:value="0.04902">
                <text:p>0.04902</text:p>
              </table:table-cell>
              <table:table-cell office:value-type="float" office:value="0.26304">
                <text:p>0.263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0">
                <text:p>120</text:p>
              </table:table-cell>
              <table:table-cell office:value-type="float" office:value="0.045442">
                <text:p>0.045442</text:p>
              </table:table-cell>
              <table:table-cell office:value-type="float" office:value="0.27721">
                <text:p>0.277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0">
                <text:p>120</text:p>
              </table:table-cell>
              <table:table-cell office:value-type="float" office:value="0.049509">
                <text:p>0.049509</text:p>
              </table:table-cell>
              <table:table-cell office:value-type="float" office:value="0.25354">
                <text:p>0.2535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0">
                <text:p>120</text:p>
              </table:table-cell>
              <table:table-cell office:value-type="float" office:value="0.047203">
                <text:p>0.047203</text:p>
              </table:table-cell>
              <table:table-cell office:value-type="float" office:value="0.25126">
                <text:p>0.2512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0">
                <text:p>120</text:p>
              </table:table-cell>
              <table:table-cell office:value-type="float" office:value="0.050813">
                <text:p>0.050813</text:p>
              </table:table-cell>
              <table:table-cell office:value-type="float" office:value="0.23314">
                <text:p>0.233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0">
                <text:p>120</text:p>
              </table:table-cell>
              <table:table-cell office:value-type="float" office:value="0.049679">
                <text:p>0.049679</text:p>
              </table:table-cell>
              <table:table-cell office:value-type="float" office:value="0.27798">
                <text:p>0.2779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0">
                <text:p>120</text:p>
              </table:table-cell>
              <table:table-cell office:value-type="float" office:value="0.05014">
                <text:p>0.05014</text:p>
              </table:table-cell>
              <table:table-cell office:value-type="float" office:value="0.21148">
                <text:p>0.2114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0">
                <text:p>120</text:p>
              </table:table-cell>
              <table:table-cell office:value-type="float" office:value="0.046789">
                <text:p>0.046789</text:p>
              </table:table-cell>
              <table:table-cell office:value-type="float" office:value="0.29286">
                <text:p>0.292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0">
                <text:p>120</text:p>
              </table:table-cell>
              <table:table-cell office:value-type="float" office:value="0.045789">
                <text:p>0.045789</text:p>
              </table:table-cell>
              <table:table-cell office:value-type="float" office:value="0.27549">
                <text:p>0.2754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0">
                <text:p>120</text:p>
              </table:table-cell>
              <table:table-cell office:value-type="float" office:value="0.048513">
                <text:p>0.048513</text:p>
              </table:table-cell>
              <table:table-cell office:value-type="float" office:value="0.27528">
                <text:p>0.2752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0">
                <text:p>120</text:p>
              </table:table-cell>
              <table:table-cell office:value-type="float" office:value="0.045033">
                <text:p>0.045033</text:p>
              </table:table-cell>
              <table:table-cell office:value-type="float" office:value="0.29088">
                <text:p>0.290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0">
                <text:p>120</text:p>
              </table:table-cell>
              <table:table-cell office:value-type="float" office:value="0.049199">
                <text:p>0.049199</text:p>
              </table:table-cell>
              <table:table-cell office:value-type="float" office:value="0.27793">
                <text:p>0.2779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0">
                <text:p>120</text:p>
              </table:table-cell>
              <table:table-cell office:value-type="float" office:value="0.050555">
                <text:p>0.050555</text:p>
              </table:table-cell>
              <table:table-cell office:value-type="float" office:value="0.24901">
                <text:p>0.2490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0">
                <text:p>120</text:p>
              </table:table-cell>
              <table:table-cell office:value-type="float" office:value="0.047152">
                <text:p>0.047152</text:p>
              </table:table-cell>
              <table:table-cell office:value-type="float" office:value="0.27196">
                <text:p>0.2719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0">
                <text:p>120</text:p>
              </table:table-cell>
              <table:table-cell office:value-type="float" office:value="0.047261">
                <text:p>0.047261</text:p>
              </table:table-cell>
              <table:table-cell office:value-type="float" office:value="0.24255">
                <text:p>0.242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0">
                <text:p>120</text:p>
              </table:table-cell>
              <table:table-cell office:value-type="float" office:value="0.051793">
                <text:p>0.051793</text:p>
              </table:table-cell>
              <table:table-cell office:value-type="float" office:value="0.24213">
                <text:p>0.242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0">
                <text:p>120</text:p>
              </table:table-cell>
              <table:table-cell office:value-type="float" office:value="0.05178">
                <text:p>0.05178</text:p>
              </table:table-cell>
              <table:table-cell office:value-type="float" office:value="0.28266">
                <text:p>0.2826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0">
                <text:p>120</text:p>
              </table:table-cell>
              <table:table-cell office:value-type="float" office:value="0.0517">
                <text:p>0.0517</text:p>
              </table:table-cell>
              <table:table-cell office:value-type="float" office:value="0.25729">
                <text:p>0.2572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0">
                <text:p>120</text:p>
              </table:table-cell>
              <table:table-cell office:value-type="float" office:value="0.05048">
                <text:p>0.05048</text:p>
              </table:table-cell>
              <table:table-cell office:value-type="float" office:value="0.27226">
                <text:p>0.2722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0">
                <text:p>120</text:p>
              </table:table-cell>
              <table:table-cell office:value-type="float" office:value="0.054741">
                <text:p>0.054741</text:p>
              </table:table-cell>
              <table:table-cell office:value-type="float" office:value="0.2812">
                <text:p>0.28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0">
                <text:p>120</text:p>
              </table:table-cell>
              <table:table-cell office:value-type="float" office:value="0.050041">
                <text:p>0.050041</text:p>
              </table:table-cell>
              <table:table-cell office:value-type="float" office:value="0.25855">
                <text:p>0.258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0">
                <text:p>120</text:p>
              </table:table-cell>
              <table:table-cell office:value-type="float" office:value="0.052092">
                <text:p>0.052092</text:p>
              </table:table-cell>
              <table:table-cell office:value-type="float" office:value="0.24804">
                <text:p>0.248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0">
                <text:p>120</text:p>
              </table:table-cell>
              <table:table-cell office:value-type="float" office:value="0.049033">
                <text:p>0.049033</text:p>
              </table:table-cell>
              <table:table-cell office:value-type="float" office:value="0.23601">
                <text:p>0.236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0">
                <text:p>120</text:p>
              </table:table-cell>
              <table:table-cell office:value-type="float" office:value="0.046508">
                <text:p>0.046508</text:p>
              </table:table-cell>
              <table:table-cell office:value-type="float" office:value="0.26302">
                <text:p>0.263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0">
                <text:p>120</text:p>
              </table:table-cell>
              <table:table-cell office:value-type="float" office:value="0.047556">
                <text:p>0.047556</text:p>
              </table:table-cell>
              <table:table-cell office:value-type="float" office:value="0.25099">
                <text:p>0.2509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0">
                <text:p>120</text:p>
              </table:table-cell>
              <table:table-cell office:value-type="float" office:value="0.052968">
                <text:p>0.052968</text:p>
              </table:table-cell>
              <table:table-cell office:value-type="float" office:value="0.23479">
                <text:p>0.234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0">
                <text:p>120</text:p>
              </table:table-cell>
              <table:table-cell office:value-type="float" office:value="0.047934">
                <text:p>0.047934</text:p>
              </table:table-cell>
              <table:table-cell office:value-type="float" office:value="0.27655">
                <text:p>0.276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0">
                <text:p>120</text:p>
              </table:table-cell>
              <table:table-cell office:value-type="float" office:value="0.049175">
                <text:p>0.049175</text:p>
              </table:table-cell>
              <table:table-cell office:value-type="float" office:value="0.24886">
                <text:p>0.2488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0">
                <text:p>120</text:p>
              </table:table-cell>
              <table:table-cell office:value-type="float" office:value="0.04753">
                <text:p>0.04753</text:p>
              </table:table-cell>
              <table:table-cell office:value-type="float" office:value="0.2707">
                <text:p>0.27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">
                <text:p>120</text:p>
              </table:table-cell>
              <table:table-cell office:value-type="float" office:value="0.047094">
                <text:p>0.047094</text:p>
              </table:table-cell>
              <table:table-cell office:value-type="float" office:value="0.25571">
                <text:p>0.2557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0">
                <text:p>130</text:p>
              </table:table-cell>
              <table:table-cell office:value-type="float" office:value="0.047703">
                <text:p>0.047703</text:p>
              </table:table-cell>
              <table:table-cell office:value-type="float" office:value="0.26255">
                <text:p>0.262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0">
                <text:p>130</text:p>
              </table:table-cell>
              <table:table-cell office:value-type="float" office:value="0.049543">
                <text:p>0.049543</text:p>
              </table:table-cell>
              <table:table-cell office:value-type="float" office:value="0.27702">
                <text:p>0.277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0">
                <text:p>130</text:p>
              </table:table-cell>
              <table:table-cell office:value-type="float" office:value="0.056796">
                <text:p>0.056796</text:p>
              </table:table-cell>
              <table:table-cell office:value-type="float" office:value="0.30668">
                <text:p>0.3066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0">
                <text:p>130</text:p>
              </table:table-cell>
              <table:table-cell office:value-type="float" office:value="0.051955">
                <text:p>0.051955</text:p>
              </table:table-cell>
              <table:table-cell office:value-type="float" office:value="0.27427">
                <text:p>0.2742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0">
                <text:p>130</text:p>
              </table:table-cell>
              <table:table-cell office:value-type="float" office:value="0.053455">
                <text:p>0.053455</text:p>
              </table:table-cell>
              <table:table-cell office:value-type="float" office:value="0.29907">
                <text:p>0.2990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0">
                <text:p>130</text:p>
              </table:table-cell>
              <table:table-cell office:value-type="float" office:value="0.049762">
                <text:p>0.049762</text:p>
              </table:table-cell>
              <table:table-cell office:value-type="float" office:value="0.25542">
                <text:p>0.2554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0">
                <text:p>130</text:p>
              </table:table-cell>
              <table:table-cell office:value-type="float" office:value="0.050282">
                <text:p>0.050282</text:p>
              </table:table-cell>
              <table:table-cell office:value-type="float" office:value="0.2533">
                <text:p>0.25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0">
                <text:p>130</text:p>
              </table:table-cell>
              <table:table-cell office:value-type="float" office:value="0.043161">
                <text:p>0.043161</text:p>
              </table:table-cell>
              <table:table-cell office:value-type="float" office:value="0.29021">
                <text:p>0.2902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0">
                <text:p>130</text:p>
              </table:table-cell>
              <table:table-cell office:value-type="float" office:value="0.057325">
                <text:p>0.057325</text:p>
              </table:table-cell>
              <table:table-cell office:value-type="float" office:value="0.28089">
                <text:p>0.2808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0">
                <text:p>130</text:p>
              </table:table-cell>
              <table:table-cell office:value-type="float" office:value="0.048041">
                <text:p>0.048041</text:p>
              </table:table-cell>
              <table:table-cell office:value-type="float" office:value="0.32043">
                <text:p>0.320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0">
                <text:p>130</text:p>
              </table:table-cell>
              <table:table-cell office:value-type="float" office:value="0.053748">
                <text:p>0.053748</text:p>
              </table:table-cell>
              <table:table-cell office:value-type="float" office:value="0.28087">
                <text:p>0.2808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0">
                <text:p>130</text:p>
              </table:table-cell>
              <table:table-cell office:value-type="float" office:value="0.049252">
                <text:p>0.049252</text:p>
              </table:table-cell>
              <table:table-cell office:value-type="float" office:value="0.25805">
                <text:p>0.258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0">
                <text:p>130</text:p>
              </table:table-cell>
              <table:table-cell office:value-type="float" office:value="0.052114">
                <text:p>0.052114</text:p>
              </table:table-cell>
              <table:table-cell office:value-type="float" office:value="0.25767">
                <text:p>0.257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0">
                <text:p>130</text:p>
              </table:table-cell>
              <table:table-cell office:value-type="float" office:value="0.052372">
                <text:p>0.052372</text:p>
              </table:table-cell>
              <table:table-cell office:value-type="float" office:value="0.28645">
                <text:p>0.286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0">
                <text:p>130</text:p>
              </table:table-cell>
              <table:table-cell office:value-type="float" office:value="0.051558">
                <text:p>0.051558</text:p>
              </table:table-cell>
              <table:table-cell office:value-type="float" office:value="0.28136">
                <text:p>0.2813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0">
                <text:p>130</text:p>
              </table:table-cell>
              <table:table-cell office:value-type="float" office:value="0.056354">
                <text:p>0.056354</text:p>
              </table:table-cell>
              <table:table-cell office:value-type="float" office:value="0.27816">
                <text:p>0.278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0">
                <text:p>130</text:p>
              </table:table-cell>
              <table:table-cell office:value-type="float" office:value="0.051798">
                <text:p>0.051798</text:p>
              </table:table-cell>
              <table:table-cell office:value-type="float" office:value="0.29579">
                <text:p>0.295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0">
                <text:p>130</text:p>
              </table:table-cell>
              <table:table-cell office:value-type="float" office:value="0.048356">
                <text:p>0.048356</text:p>
              </table:table-cell>
              <table:table-cell office:value-type="float" office:value="0.24274">
                <text:p>0.2427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0">
                <text:p>130</text:p>
              </table:table-cell>
              <table:table-cell office:value-type="float" office:value="0.051174">
                <text:p>0.051174</text:p>
              </table:table-cell>
              <table:table-cell office:value-type="float" office:value="0.2431">
                <text:p>0.243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0">
                <text:p>130</text:p>
              </table:table-cell>
              <table:table-cell office:value-type="float" office:value="0.049925">
                <text:p>0.049925</text:p>
              </table:table-cell>
              <table:table-cell office:value-type="float" office:value="0.24762">
                <text:p>0.247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0">
                <text:p>130</text:p>
              </table:table-cell>
              <table:table-cell office:value-type="float" office:value="0.047218">
                <text:p>0.047218</text:p>
              </table:table-cell>
              <table:table-cell office:value-type="float" office:value="0.26336">
                <text:p>0.2633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0">
                <text:p>130</text:p>
              </table:table-cell>
              <table:table-cell office:value-type="float" office:value="0.046055">
                <text:p>0.046055</text:p>
              </table:table-cell>
              <table:table-cell office:value-type="float" office:value="0.2984">
                <text:p>0.298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0">
                <text:p>130</text:p>
              </table:table-cell>
              <table:table-cell office:value-type="float" office:value="0.046297">
                <text:p>0.046297</text:p>
              </table:table-cell>
              <table:table-cell office:value-type="float" office:value="0.30101">
                <text:p>0.3010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0">
                <text:p>130</text:p>
              </table:table-cell>
              <table:table-cell office:value-type="float" office:value="0.045731">
                <text:p>0.045731</text:p>
              </table:table-cell>
              <table:table-cell office:value-type="float" office:value="0.25209">
                <text:p>0.2520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0">
                <text:p>130</text:p>
              </table:table-cell>
              <table:table-cell office:value-type="float" office:value="0.053943">
                <text:p>0.053943</text:p>
              </table:table-cell>
              <table:table-cell office:value-type="float" office:value="0.31782">
                <text:p>0.3178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0">
                <text:p>130</text:p>
              </table:table-cell>
              <table:table-cell office:value-type="float" office:value="0.051455">
                <text:p>0.051455</text:p>
              </table:table-cell>
              <table:table-cell office:value-type="float" office:value="0.26787">
                <text:p>0.2678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0">
                <text:p>130</text:p>
              </table:table-cell>
              <table:table-cell office:value-type="float" office:value="0.05505">
                <text:p>0.05505</text:p>
              </table:table-cell>
              <table:table-cell office:value-type="float" office:value="0.27151">
                <text:p>0.271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0">
                <text:p>130</text:p>
              </table:table-cell>
              <table:table-cell office:value-type="float" office:value="0.045677">
                <text:p>0.045677</text:p>
              </table:table-cell>
              <table:table-cell office:value-type="float" office:value="0.25549">
                <text:p>0.2554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0">
                <text:p>130</text:p>
              </table:table-cell>
              <table:table-cell office:value-type="float" office:value="0.054713">
                <text:p>0.054713</text:p>
              </table:table-cell>
              <table:table-cell office:value-type="float" office:value="0.25466">
                <text:p>0.2546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0">
                <text:p>130</text:p>
              </table:table-cell>
              <table:table-cell office:value-type="float" office:value="0.051845">
                <text:p>0.051845</text:p>
              </table:table-cell>
              <table:table-cell office:value-type="float" office:value="0.2955">
                <text:p>0.29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0">
                <text:p>130</text:p>
              </table:table-cell>
              <table:table-cell office:value-type="float" office:value="0.051293">
                <text:p>0.051293</text:p>
              </table:table-cell>
              <table:table-cell office:value-type="float" office:value="0.23665">
                <text:p>0.2366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0">
                <text:p>130</text:p>
              </table:table-cell>
              <table:table-cell office:value-type="float" office:value="0.052237">
                <text:p>0.052237</text:p>
              </table:table-cell>
              <table:table-cell office:value-type="float" office:value="0.25271">
                <text:p>0.252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0">
                <text:p>130</text:p>
              </table:table-cell>
              <table:table-cell office:value-type="float" office:value="0.056379">
                <text:p>0.056379</text:p>
              </table:table-cell>
              <table:table-cell office:value-type="float" office:value="0.26431">
                <text:p>0.264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0">
                <text:p>130</text:p>
              </table:table-cell>
              <table:table-cell office:value-type="float" office:value="0.051206">
                <text:p>0.051206</text:p>
              </table:table-cell>
              <table:table-cell office:value-type="float" office:value="0.25595">
                <text:p>0.2559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0">
                <text:p>130</text:p>
              </table:table-cell>
              <table:table-cell office:value-type="float" office:value="0.047923">
                <text:p>0.047923</text:p>
              </table:table-cell>
              <table:table-cell office:value-type="float" office:value="0.28616">
                <text:p>0.286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0">
                <text:p>130</text:p>
              </table:table-cell>
              <table:table-cell office:value-type="float" office:value="0.04591">
                <text:p>0.04591</text:p>
              </table:table-cell>
              <table:table-cell office:value-type="float" office:value="0.27418">
                <text:p>0.274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0">
                <text:p>130</text:p>
              </table:table-cell>
              <table:table-cell office:value-type="float" office:value="0.052198">
                <text:p>0.052198</text:p>
              </table:table-cell>
              <table:table-cell office:value-type="float" office:value="0.24822">
                <text:p>0.248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0">
                <text:p>130</text:p>
              </table:table-cell>
              <table:table-cell office:value-type="float" office:value="0.045876">
                <text:p>0.045876</text:p>
              </table:table-cell>
              <table:table-cell office:value-type="float" office:value="0.23138">
                <text:p>0.2313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0">
                <text:p>130</text:p>
              </table:table-cell>
              <table:table-cell office:value-type="float" office:value="0.051486">
                <text:p>0.051486</text:p>
              </table:table-cell>
              <table:table-cell office:value-type="float" office:value="0.29443">
                <text:p>0.2944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0">
                <text:p>130</text:p>
              </table:table-cell>
              <table:table-cell office:value-type="float" office:value="0.050654">
                <text:p>0.050654</text:p>
              </table:table-cell>
              <table:table-cell office:value-type="float" office:value="0.31976">
                <text:p>0.3197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0">
                <text:p>130</text:p>
              </table:table-cell>
              <table:table-cell office:value-type="float" office:value="0.053483">
                <text:p>0.053483</text:p>
              </table:table-cell>
              <table:table-cell office:value-type="float" office:value="0.29527">
                <text:p>0.2952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0">
                <text:p>130</text:p>
              </table:table-cell>
              <table:table-cell office:value-type="float" office:value="0.051461">
                <text:p>0.051461</text:p>
              </table:table-cell>
              <table:table-cell office:value-type="float" office:value="0.26619">
                <text:p>0.266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0">
                <text:p>130</text:p>
              </table:table-cell>
              <table:table-cell office:value-type="float" office:value="0.047652">
                <text:p>0.047652</text:p>
              </table:table-cell>
              <table:table-cell office:value-type="float" office:value="0.26856">
                <text:p>0.2685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0">
                <text:p>130</text:p>
              </table:table-cell>
              <table:table-cell office:value-type="float" office:value="0.049616">
                <text:p>0.049616</text:p>
              </table:table-cell>
              <table:table-cell office:value-type="float" office:value="0.24197">
                <text:p>0.2419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0">
                <text:p>130</text:p>
              </table:table-cell>
              <table:table-cell office:value-type="float" office:value="0.048374">
                <text:p>0.048374</text:p>
              </table:table-cell>
              <table:table-cell office:value-type="float" office:value="0.2559">
                <text:p>0.255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0">
                <text:p>130</text:p>
              </table:table-cell>
              <table:table-cell office:value-type="float" office:value="0.048366">
                <text:p>0.048366</text:p>
              </table:table-cell>
              <table:table-cell office:value-type="float" office:value="0.2673">
                <text:p>0.26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0">
                <text:p>130</text:p>
              </table:table-cell>
              <table:table-cell office:value-type="float" office:value="0.052954">
                <text:p>0.052954</text:p>
              </table:table-cell>
              <table:table-cell office:value-type="float" office:value="0.27069">
                <text:p>0.2706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0">
                <text:p>130</text:p>
              </table:table-cell>
              <table:table-cell office:value-type="float" office:value="0.050657">
                <text:p>0.050657</text:p>
              </table:table-cell>
              <table:table-cell office:value-type="float" office:value="0.25751">
                <text:p>0.2575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0">
                <text:p>130</text:p>
              </table:table-cell>
              <table:table-cell office:value-type="float" office:value="0.048212">
                <text:p>0.048212</text:p>
              </table:table-cell>
              <table:table-cell office:value-type="float" office:value="0.26581">
                <text:p>0.2658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">
                <text:p>130</text:p>
              </table:table-cell>
              <table:table-cell office:value-type="float" office:value="0.053821">
                <text:p>0.053821</text:p>
              </table:table-cell>
              <table:table-cell office:value-type="float" office:value="0.26538">
                <text:p>0.2653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">
                <text:p>140</text:p>
              </table:table-cell>
              <table:table-cell office:value-type="float" office:value="0.05768">
                <text:p>0.05768</text:p>
              </table:table-cell>
              <table:table-cell office:value-type="float" office:value="0.26326">
                <text:p>0.263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0">
                <text:p>140</text:p>
              </table:table-cell>
              <table:table-cell office:value-type="float" office:value="0.05252">
                <text:p>0.05252</text:p>
              </table:table-cell>
              <table:table-cell office:value-type="float" office:value="0.30396">
                <text:p>0.3039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0">
                <text:p>140</text:p>
              </table:table-cell>
              <table:table-cell office:value-type="float" office:value="0.056736">
                <text:p>0.056736</text:p>
              </table:table-cell>
              <table:table-cell office:value-type="float" office:value="0.30223">
                <text:p>0.3022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0">
                <text:p>140</text:p>
              </table:table-cell>
              <table:table-cell office:value-type="float" office:value="0.056762">
                <text:p>0.056762</text:p>
              </table:table-cell>
              <table:table-cell office:value-type="float" office:value="0.25189">
                <text:p>0.2518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0">
                <text:p>140</text:p>
              </table:table-cell>
              <table:table-cell office:value-type="float" office:value="0.049601">
                <text:p>0.049601</text:p>
              </table:table-cell>
              <table:table-cell office:value-type="float" office:value="0.26887">
                <text:p>0.2688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0">
                <text:p>140</text:p>
              </table:table-cell>
              <table:table-cell office:value-type="float" office:value="0.055333">
                <text:p>0.055333</text:p>
              </table:table-cell>
              <table:table-cell office:value-type="float" office:value="0.31593">
                <text:p>0.315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0">
                <text:p>140</text:p>
              </table:table-cell>
              <table:table-cell office:value-type="float" office:value="0.059048">
                <text:p>0.05904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0">
                <text:p>140</text:p>
              </table:table-cell>
              <table:table-cell office:value-type="float" office:value="0.048075">
                <text:p>0.048075</text:p>
              </table:table-cell>
              <table:table-cell office:value-type="float" office:value="0.27687">
                <text:p>0.2768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0">
                <text:p>140</text:p>
              </table:table-cell>
              <table:table-cell office:value-type="float" office:value="0.066506">
                <text:p>0.066506</text:p>
              </table:table-cell>
              <table:table-cell office:value-type="float" office:value="0.27765">
                <text:p>0.2776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0">
                <text:p>140</text:p>
              </table:table-cell>
              <table:table-cell office:value-type="float" office:value="0.055396">
                <text:p>0.055396</text:p>
              </table:table-cell>
              <table:table-cell office:value-type="float" office:value="0.29783">
                <text:p>0.2978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0">
                <text:p>140</text:p>
              </table:table-cell>
              <table:table-cell office:value-type="float" office:value="0.048986">
                <text:p>0.048986</text:p>
              </table:table-cell>
              <table:table-cell office:value-type="float" office:value="0.3144">
                <text:p>0.314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0">
                <text:p>140</text:p>
              </table:table-cell>
              <table:table-cell office:value-type="float" office:value="0.05275">
                <text:p>0.05275</text:p>
              </table:table-cell>
              <table:table-cell office:value-type="float" office:value="0.32251">
                <text:p>0.3225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0">
                <text:p>140</text:p>
              </table:table-cell>
              <table:table-cell office:value-type="float" office:value="0.054118">
                <text:p>0.054118</text:p>
              </table:table-cell>
              <table:table-cell office:value-type="float" office:value="0.27315">
                <text:p>0.2731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0">
                <text:p>140</text:p>
              </table:table-cell>
              <table:table-cell office:value-type="float" office:value="0.054995">
                <text:p>0.054995</text:p>
              </table:table-cell>
              <table:table-cell office:value-type="float" office:value="0.29337">
                <text:p>0.2933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0">
                <text:p>140</text:p>
              </table:table-cell>
              <table:table-cell office:value-type="float" office:value="0.055119">
                <text:p>0.055119</text:p>
              </table:table-cell>
              <table:table-cell office:value-type="float" office:value="0.27494">
                <text:p>0.2749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0">
                <text:p>140</text:p>
              </table:table-cell>
              <table:table-cell office:value-type="float" office:value="0.055463">
                <text:p>0.055463</text:p>
              </table:table-cell>
              <table:table-cell office:value-type="float" office:value="0.31267">
                <text:p>0.312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0">
                <text:p>140</text:p>
              </table:table-cell>
              <table:table-cell office:value-type="float" office:value="0.055137">
                <text:p>0.055137</text:p>
              </table:table-cell>
              <table:table-cell office:value-type="float" office:value="0.29055">
                <text:p>0.290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0">
                <text:p>140</text:p>
              </table:table-cell>
              <table:table-cell office:value-type="float" office:value="0.055335">
                <text:p>0.055335</text:p>
              </table:table-cell>
              <table:table-cell office:value-type="float" office:value="0.26011">
                <text:p>0.260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0">
                <text:p>140</text:p>
              </table:table-cell>
              <table:table-cell office:value-type="float" office:value="0.060938">
                <text:p>0.060938</text:p>
              </table:table-cell>
              <table:table-cell office:value-type="float" office:value="0.24206">
                <text:p>0.2420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0">
                <text:p>140</text:p>
              </table:table-cell>
              <table:table-cell office:value-type="float" office:value="0.048205">
                <text:p>0.048205</text:p>
              </table:table-cell>
              <table:table-cell office:value-type="float" office:value="0.30541">
                <text:p>0.3054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0">
                <text:p>140</text:p>
              </table:table-cell>
              <table:table-cell office:value-type="float" office:value="0.051437">
                <text:p>0.051437</text:p>
              </table:table-cell>
              <table:table-cell office:value-type="float" office:value="0.25736">
                <text:p>0.2573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0">
                <text:p>140</text:p>
              </table:table-cell>
              <table:table-cell office:value-type="float" office:value="0.050169">
                <text:p>0.050169</text:p>
              </table:table-cell>
              <table:table-cell office:value-type="float" office:value="0.28877">
                <text:p>0.2887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0">
                <text:p>140</text:p>
              </table:table-cell>
              <table:table-cell office:value-type="float" office:value="0.050421">
                <text:p>0.050421</text:p>
              </table:table-cell>
              <table:table-cell office:value-type="float" office:value="0.29657">
                <text:p>0.2965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0">
                <text:p>140</text:p>
              </table:table-cell>
              <table:table-cell office:value-type="float" office:value="0.054122">
                <text:p>0.054122</text:p>
              </table:table-cell>
              <table:table-cell office:value-type="float" office:value="0.28628">
                <text:p>0.2862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0">
                <text:p>140</text:p>
              </table:table-cell>
              <table:table-cell office:value-type="float" office:value="0.057888">
                <text:p>0.057888</text:p>
              </table:table-cell>
              <table:table-cell office:value-type="float" office:value="0.26636">
                <text:p>0.2663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0">
                <text:p>140</text:p>
              </table:table-cell>
              <table:table-cell office:value-type="float" office:value="0.051166">
                <text:p>0.051166</text:p>
              </table:table-cell>
              <table:table-cell office:value-type="float" office:value="0.31348">
                <text:p>0.3134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0">
                <text:p>140</text:p>
              </table:table-cell>
              <table:table-cell office:value-type="float" office:value="0.055116">
                <text:p>0.055116</text:p>
              </table:table-cell>
              <table:table-cell office:value-type="float" office:value="0.28659">
                <text:p>0.2865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0">
                <text:p>140</text:p>
              </table:table-cell>
              <table:table-cell office:value-type="float" office:value="0.057524">
                <text:p>0.057524</text:p>
              </table:table-cell>
              <table:table-cell office:value-type="float" office:value="0.27617">
                <text:p>0.2761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0">
                <text:p>140</text:p>
              </table:table-cell>
              <table:table-cell office:value-type="float" office:value="0.05531">
                <text:p>0.05531</text:p>
              </table:table-cell>
              <table:table-cell office:value-type="float" office:value="0.30711">
                <text:p>0.307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0">
                <text:p>140</text:p>
              </table:table-cell>
              <table:table-cell office:value-type="float" office:value="0.049615">
                <text:p>0.049615</text:p>
              </table:table-cell>
              <table:table-cell office:value-type="float" office:value="0.27759">
                <text:p>0.277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0">
                <text:p>140</text:p>
              </table:table-cell>
              <table:table-cell office:value-type="float" office:value="0.055578">
                <text:p>0.055578</text:p>
              </table:table-cell>
              <table:table-cell office:value-type="float" office:value="0.27317">
                <text:p>0.2731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0">
                <text:p>140</text:p>
              </table:table-cell>
              <table:table-cell office:value-type="float" office:value="0.048772">
                <text:p>0.048772</text:p>
              </table:table-cell>
              <table:table-cell office:value-type="float" office:value="0.30011">
                <text:p>0.300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0">
                <text:p>140</text:p>
              </table:table-cell>
              <table:table-cell office:value-type="float" office:value="0.056587">
                <text:p>0.056587</text:p>
              </table:table-cell>
              <table:table-cell office:value-type="float" office:value="0.24936">
                <text:p>0.249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0">
                <text:p>140</text:p>
              </table:table-cell>
              <table:table-cell office:value-type="float" office:value="0.048213">
                <text:p>0.048213</text:p>
              </table:table-cell>
              <table:table-cell office:value-type="float" office:value="0.29865">
                <text:p>0.2986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0">
                <text:p>140</text:p>
              </table:table-cell>
              <table:table-cell office:value-type="float" office:value="0.05069">
                <text:p>0.05069</text:p>
              </table:table-cell>
              <table:table-cell office:value-type="float" office:value="0.26286">
                <text:p>0.2628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0">
                <text:p>140</text:p>
              </table:table-cell>
              <table:table-cell office:value-type="float" office:value="0.051659">
                <text:p>0.051659</text:p>
              </table:table-cell>
              <table:table-cell office:value-type="float" office:value="0.26806">
                <text:p>0.268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0">
                <text:p>140</text:p>
              </table:table-cell>
              <table:table-cell office:value-type="float" office:value="0.052135">
                <text:p>0.052135</text:p>
              </table:table-cell>
              <table:table-cell office:value-type="float" office:value="0.26658">
                <text:p>0.2665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0">
                <text:p>140</text:p>
              </table:table-cell>
              <table:table-cell office:value-type="float" office:value="0.0481">
                <text:p>0.0481</text:p>
              </table:table-cell>
              <table:table-cell office:value-type="float" office:value="0.30054">
                <text:p>0.3005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0">
                <text:p>140</text:p>
              </table:table-cell>
              <table:table-cell office:value-type="float" office:value="0.055606">
                <text:p>0.055606</text:p>
              </table:table-cell>
              <table:table-cell office:value-type="float" office:value="0.26692">
                <text:p>0.266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0">
                <text:p>140</text:p>
              </table:table-cell>
              <table:table-cell office:value-type="float" office:value="0.049237">
                <text:p>0.049237</text:p>
              </table:table-cell>
              <table:table-cell office:value-type="float" office:value="0.28734">
                <text:p>0.287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0">
                <text:p>140</text:p>
              </table:table-cell>
              <table:table-cell office:value-type="float" office:value="0.053413">
                <text:p>0.053413</text:p>
              </table:table-cell>
              <table:table-cell office:value-type="float" office:value="0.29708">
                <text:p>0.2970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0">
                <text:p>140</text:p>
              </table:table-cell>
              <table:table-cell office:value-type="float" office:value="0.050473">
                <text:p>0.050473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0">
                <text:p>140</text:p>
              </table:table-cell>
              <table:table-cell office:value-type="float" office:value="0.052594">
                <text:p>0.052594</text:p>
              </table:table-cell>
              <table:table-cell office:value-type="float" office:value="0.26833">
                <text:p>0.2683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0">
                <text:p>140</text:p>
              </table:table-cell>
              <table:table-cell office:value-type="float" office:value="0.050045">
                <text:p>0.050045</text:p>
              </table:table-cell>
              <table:table-cell office:value-type="float" office:value="0.30424">
                <text:p>0.3042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0">
                <text:p>140</text:p>
              </table:table-cell>
              <table:table-cell office:value-type="float" office:value="0.050783">
                <text:p>0.050783</text:p>
              </table:table-cell>
              <table:table-cell office:value-type="float" office:value="0.31148">
                <text:p>0.3114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0">
                <text:p>140</text:p>
              </table:table-cell>
              <table:table-cell office:value-type="float" office:value="0.058203">
                <text:p>0.058203</text:p>
              </table:table-cell>
              <table:table-cell office:value-type="float" office:value="0.28847">
                <text:p>0.2884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0">
                <text:p>140</text:p>
              </table:table-cell>
              <table:table-cell office:value-type="float" office:value="0.052787">
                <text:p>0.052787</text:p>
              </table:table-cell>
              <table:table-cell office:value-type="float" office:value="0.2975">
                <text:p>0.29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0">
                <text:p>140</text:p>
              </table:table-cell>
              <table:table-cell office:value-type="float" office:value="0.057297">
                <text:p>0.057297</text:p>
              </table:table-cell>
              <table:table-cell office:value-type="float" office:value="0.30684">
                <text:p>0.3068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0">
                <text:p>140</text:p>
              </table:table-cell>
              <table:table-cell office:value-type="float" office:value="0.057122">
                <text:p>0.057122</text:p>
              </table:table-cell>
              <table:table-cell office:value-type="float" office:value="0.27718">
                <text:p>0.2771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">
                <text:p>140</text:p>
              </table:table-cell>
              <table:table-cell office:value-type="float" office:value="0.049964">
                <text:p>0.049964</text:p>
              </table:table-cell>
              <table:table-cell office:value-type="float" office:value="0.31291">
                <text:p>0.3129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0">
                <text:p>150</text:p>
              </table:table-cell>
              <table:table-cell office:value-type="float" office:value="0.056421">
                <text:p>0.056421</text:p>
              </table:table-cell>
              <table:table-cell office:value-type="float" office:value="0.28708">
                <text:p>0.287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0">
                <text:p>150</text:p>
              </table:table-cell>
              <table:table-cell office:value-type="float" office:value="0.051508">
                <text:p>0.051508</text:p>
              </table:table-cell>
              <table:table-cell office:value-type="float" office:value="0.2887">
                <text:p>0.288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0">
                <text:p>150</text:p>
              </table:table-cell>
              <table:table-cell office:value-type="float" office:value="0.055">
                <text:p>0.055</text:p>
              </table:table-cell>
              <table:table-cell office:value-type="float" office:value="0.30457">
                <text:p>0.3045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0">
                <text:p>150</text:p>
              </table:table-cell>
              <table:table-cell office:value-type="float" office:value="0.059447">
                <text:p>0.059447</text:p>
              </table:table-cell>
              <table:table-cell office:value-type="float" office:value="0.32158">
                <text:p>0.3215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0">
                <text:p>150</text:p>
              </table:table-cell>
              <table:table-cell office:value-type="float" office:value="0.055301">
                <text:p>0.055301</text:p>
              </table:table-cell>
              <table:table-cell office:value-type="float" office:value="0.28435">
                <text:p>0.284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0">
                <text:p>150</text:p>
              </table:table-cell>
              <table:table-cell office:value-type="float" office:value="0.055596">
                <text:p>0.055596</text:p>
              </table:table-cell>
              <table:table-cell office:value-type="float" office:value="0.27884">
                <text:p>0.2788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0">
                <text:p>150</text:p>
              </table:table-cell>
              <table:table-cell office:value-type="float" office:value="0.056922">
                <text:p>0.056922</text:p>
              </table:table-cell>
              <table:table-cell office:value-type="float" office:value="0.3015">
                <text:p>0.30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0">
                <text:p>150</text:p>
              </table:table-cell>
              <table:table-cell office:value-type="float" office:value="0.057563">
                <text:p>0.057563</text:p>
              </table:table-cell>
              <table:table-cell office:value-type="float" office:value="0.2882">
                <text:p>0.288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0">
                <text:p>150</text:p>
              </table:table-cell>
              <table:table-cell office:value-type="float" office:value="0.054965">
                <text:p>0.054965</text:p>
              </table:table-cell>
              <table:table-cell office:value-type="float" office:value="0.26907">
                <text:p>0.2690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0">
                <text:p>150</text:p>
              </table:table-cell>
              <table:table-cell office:value-type="float" office:value="0.053065">
                <text:p>0.053065</text:p>
              </table:table-cell>
              <table:table-cell office:value-type="float" office:value="0.32378">
                <text:p>0.3237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0">
                <text:p>150</text:p>
              </table:table-cell>
              <table:table-cell office:value-type="float" office:value="0.057309">
                <text:p>0.057309</text:p>
              </table:table-cell>
              <table:table-cell office:value-type="float" office:value="0.30209">
                <text:p>0.3020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0">
                <text:p>150</text:p>
              </table:table-cell>
              <table:table-cell office:value-type="float" office:value="0.057717">
                <text:p>0.057717</text:p>
              </table:table-cell>
              <table:table-cell office:value-type="float" office:value="0.29663">
                <text:p>0.2966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0">
                <text:p>150</text:p>
              </table:table-cell>
              <table:table-cell office:value-type="float" office:value="0.056706">
                <text:p>0.056706</text:p>
              </table:table-cell>
              <table:table-cell office:value-type="float" office:value="0.28772">
                <text:p>0.287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0">
                <text:p>150</text:p>
              </table:table-cell>
              <table:table-cell office:value-type="float" office:value="0.058292">
                <text:p>0.058292</text:p>
              </table:table-cell>
              <table:table-cell office:value-type="float" office:value="0.31101">
                <text:p>0.3110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0">
                <text:p>150</text:p>
              </table:table-cell>
              <table:table-cell office:value-type="float" office:value="0.054537">
                <text:p>0.054537</text:p>
              </table:table-cell>
              <table:table-cell office:value-type="float" office:value="0.2708">
                <text:p>0.27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0">
                <text:p>150</text:p>
              </table:table-cell>
              <table:table-cell office:value-type="float" office:value="0.050847">
                <text:p>0.050847</text:p>
              </table:table-cell>
              <table:table-cell office:value-type="float" office:value="0.26514">
                <text:p>0.2651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0">
                <text:p>150</text:p>
              </table:table-cell>
              <table:table-cell office:value-type="float" office:value="0.053926">
                <text:p>0.053926</text:p>
              </table:table-cell>
              <table:table-cell office:value-type="float" office:value="0.3146">
                <text:p>0.314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0">
                <text:p>150</text:p>
              </table:table-cell>
              <table:table-cell office:value-type="float" office:value="0.055059">
                <text:p>0.055059</text:p>
              </table:table-cell>
              <table:table-cell office:value-type="float" office:value="0.31345">
                <text:p>0.3134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0">
                <text:p>150</text:p>
              </table:table-cell>
              <table:table-cell office:value-type="float" office:value="0.054479">
                <text:p>0.054479</text:p>
              </table:table-cell>
              <table:table-cell office:value-type="float" office:value="0.29105">
                <text:p>0.291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0">
                <text:p>150</text:p>
              </table:table-cell>
              <table:table-cell office:value-type="float" office:value="0.055794">
                <text:p>0.055794</text:p>
              </table:table-cell>
              <table:table-cell office:value-type="float" office:value="0.26796">
                <text:p>0.2679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0">
                <text:p>150</text:p>
              </table:table-cell>
              <table:table-cell office:value-type="float" office:value="0.05509">
                <text:p>0.05509</text:p>
              </table:table-cell>
              <table:table-cell office:value-type="float" office:value="0.29245">
                <text:p>0.2924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0">
                <text:p>150</text:p>
              </table:table-cell>
              <table:table-cell office:value-type="float" office:value="0.055759">
                <text:p>0.055759</text:p>
              </table:table-cell>
              <table:table-cell office:value-type="float" office:value="0.2894">
                <text:p>0.28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0">
                <text:p>150</text:p>
              </table:table-cell>
              <table:table-cell office:value-type="float" office:value="0.059825">
                <text:p>0.059825</text:p>
              </table:table-cell>
              <table:table-cell office:value-type="float" office:value="0.32891">
                <text:p>0.3289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0">
                <text:p>150</text:p>
              </table:table-cell>
              <table:table-cell office:value-type="float" office:value="0.059104">
                <text:p>0.059104</text:p>
              </table:table-cell>
              <table:table-cell office:value-type="float" office:value="0.27006">
                <text:p>0.2700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0">
                <text:p>150</text:p>
              </table:table-cell>
              <table:table-cell office:value-type="float" office:value="0.055235">
                <text:p>0.055235</text:p>
              </table:table-cell>
              <table:table-cell office:value-type="float" office:value="0.2601">
                <text:p>0.260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0">
                <text:p>150</text:p>
              </table:table-cell>
              <table:table-cell office:value-type="float" office:value="0.057887">
                <text:p>0.057887</text:p>
              </table:table-cell>
              <table:table-cell office:value-type="float" office:value="0.29022">
                <text:p>0.2902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0">
                <text:p>150</text:p>
              </table:table-cell>
              <table:table-cell office:value-type="float" office:value="0.051083">
                <text:p>0.051083</text:p>
              </table:table-cell>
              <table:table-cell office:value-type="float" office:value="0.27581">
                <text:p>0.2758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0">
                <text:p>150</text:p>
              </table:table-cell>
              <table:table-cell office:value-type="float" office:value="0.057051">
                <text:p>0.057051</text:p>
              </table:table-cell>
              <table:table-cell office:value-type="float" office:value="0.27367">
                <text:p>0.2736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0">
                <text:p>150</text:p>
              </table:table-cell>
              <table:table-cell office:value-type="float" office:value="0.058488">
                <text:p>0.058488</text:p>
              </table:table-cell>
              <table:table-cell office:value-type="float" office:value="0.34196">
                <text:p>0.3419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0">
                <text:p>150</text:p>
              </table:table-cell>
              <table:table-cell office:value-type="float" office:value="0.057898">
                <text:p>0.057898</text:p>
              </table:table-cell>
              <table:table-cell office:value-type="float" office:value="0.29471">
                <text:p>0.2947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0">
                <text:p>150</text:p>
              </table:table-cell>
              <table:table-cell office:value-type="float" office:value="0.056187">
                <text:p>0.056187</text:p>
              </table:table-cell>
              <table:table-cell office:value-type="float" office:value="0.30544">
                <text:p>0.305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0">
                <text:p>150</text:p>
              </table:table-cell>
              <table:table-cell office:value-type="float" office:value="0.053925">
                <text:p>0.053925</text:p>
              </table:table-cell>
              <table:table-cell office:value-type="float" office:value="0.25777">
                <text:p>0.2577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0">
                <text:p>150</text:p>
              </table:table-cell>
              <table:table-cell office:value-type="float" office:value="0.054799">
                <text:p>0.054799</text:p>
              </table:table-cell>
              <table:table-cell office:value-type="float" office:value="0.33432">
                <text:p>0.334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0">
                <text:p>150</text:p>
              </table:table-cell>
              <table:table-cell office:value-type="float" office:value="0.054977">
                <text:p>0.054977</text:p>
              </table:table-cell>
              <table:table-cell office:value-type="float" office:value="0.28768">
                <text:p>0.2876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0">
                <text:p>150</text:p>
              </table:table-cell>
              <table:table-cell office:value-type="float" office:value="0.050966">
                <text:p>0.050966</text:p>
              </table:table-cell>
              <table:table-cell office:value-type="float" office:value="0.27144">
                <text:p>0.2714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0">
                <text:p>150</text:p>
              </table:table-cell>
              <table:table-cell office:value-type="float" office:value="0.054636">
                <text:p>0.054636</text:p>
              </table:table-cell>
              <table:table-cell office:value-type="float" office:value="0.28304">
                <text:p>0.2830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">
                <text:p>150</text:p>
              </table:table-cell>
              <table:table-cell office:value-type="float" office:value="0.061878">
                <text:p>0.061878</text:p>
              </table:table-cell>
              <table:table-cell office:value-type="float" office:value="0.29102">
                <text:p>0.2910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0">
                <text:p>150</text:p>
              </table:table-cell>
              <table:table-cell office:value-type="float" office:value="0.067679">
                <text:p>0.067679</text:p>
              </table:table-cell>
              <table:table-cell office:value-type="float" office:value="0.29206">
                <text:p>0.2920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0">
                <text:p>150</text:p>
              </table:table-cell>
              <table:table-cell office:value-type="float" office:value="0.054568">
                <text:p>0.054568</text:p>
              </table:table-cell>
              <table:table-cell office:value-type="float" office:value="0.30278">
                <text:p>0.3027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0">
                <text:p>150</text:p>
              </table:table-cell>
              <table:table-cell office:value-type="float" office:value="0.054941">
                <text:p>0.054941</text:p>
              </table:table-cell>
              <table:table-cell office:value-type="float" office:value="0.30557">
                <text:p>0.305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0">
                <text:p>150</text:p>
              </table:table-cell>
              <table:table-cell office:value-type="float" office:value="0.056215">
                <text:p>0.056215</text:p>
              </table:table-cell>
              <table:table-cell office:value-type="float" office:value="0.2826">
                <text:p>0.282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0">
                <text:p>150</text:p>
              </table:table-cell>
              <table:table-cell office:value-type="float" office:value="0.061197">
                <text:p>0.061197</text:p>
              </table:table-cell>
              <table:table-cell office:value-type="float" office:value="0.26645">
                <text:p>0.2664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0">
                <text:p>150</text:p>
              </table:table-cell>
              <table:table-cell office:value-type="float" office:value="0.055934">
                <text:p>0.055934</text:p>
              </table:table-cell>
              <table:table-cell office:value-type="float" office:value="0.29452">
                <text:p>0.2945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0">
                <text:p>150</text:p>
              </table:table-cell>
              <table:table-cell office:value-type="float" office:value="0.0558">
                <text:p>0.0558</text:p>
              </table:table-cell>
              <table:table-cell office:value-type="float" office:value="0.29456">
                <text:p>0.294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0">
                <text:p>150</text:p>
              </table:table-cell>
              <table:table-cell office:value-type="float" office:value="0.061673">
                <text:p>0.061673</text:p>
              </table:table-cell>
              <table:table-cell office:value-type="float" office:value="0.33276">
                <text:p>0.3327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0">
                <text:p>150</text:p>
              </table:table-cell>
              <table:table-cell office:value-type="float" office:value="0.066719">
                <text:p>0.066719</text:p>
              </table:table-cell>
              <table:table-cell office:value-type="float" office:value="0.33541">
                <text:p>0.3354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0">
                <text:p>150</text:p>
              </table:table-cell>
              <table:table-cell office:value-type="float" office:value="0.062028">
                <text:p>0.062028</text:p>
              </table:table-cell>
              <table:table-cell office:value-type="float" office:value="0.24565">
                <text:p>0.2456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0">
                <text:p>150</text:p>
              </table:table-cell>
              <table:table-cell office:value-type="float" office:value="0.055066">
                <text:p>0.055066</text:p>
              </table:table-cell>
              <table:table-cell office:value-type="float" office:value="0.28098">
                <text:p>0.280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0">
                <text:p>150</text:p>
              </table:table-cell>
              <table:table-cell office:value-type="float" office:value="0.052431">
                <text:p>0.052431</text:p>
              </table:table-cell>
              <table:table-cell office:value-type="float" office:value="0.27971">
                <text:p>0.2797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">
                <text:p>150</text:p>
              </table:table-cell>
              <table:table-cell office:value-type="float" office:value="0.053011">
                <text:p>0.053011</text:p>
              </table:table-cell>
              <table:table-cell office:value-type="float" office:value="0.32396">
                <text:p>0.323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0">
                <text:p>160</text:p>
              </table:table-cell>
              <table:table-cell office:value-type="float" office:value="0.067987">
                <text:p>0.067987</text:p>
              </table:table-cell>
              <table:table-cell office:value-type="float" office:value="0.31777">
                <text:p>0.317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0">
                <text:p>160</text:p>
              </table:table-cell>
              <table:table-cell office:value-type="float" office:value="0.058068">
                <text:p>0.058068</text:p>
              </table:table-cell>
              <table:table-cell office:value-type="float" office:value="0.28793">
                <text:p>0.2879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0">
                <text:p>160</text:p>
              </table:table-cell>
              <table:table-cell office:value-type="float" office:value="0.057118">
                <text:p>0.057118</text:p>
              </table:table-cell>
              <table:table-cell office:value-type="float" office:value="0.31501">
                <text:p>0.3150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0">
                <text:p>160</text:p>
              </table:table-cell>
              <table:table-cell office:value-type="float" office:value="0.064763">
                <text:p>0.064763</text:p>
              </table:table-cell>
              <table:table-cell office:value-type="float" office:value="0.3142">
                <text:p>0.314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0">
                <text:p>160</text:p>
              </table:table-cell>
              <table:table-cell office:value-type="float" office:value="0.052257">
                <text:p>0.052257</text:p>
              </table:table-cell>
              <table:table-cell office:value-type="float" office:value="0.31907">
                <text:p>0.3190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0">
                <text:p>160</text:p>
              </table:table-cell>
              <table:table-cell office:value-type="float" office:value="0.061233">
                <text:p>0.061233</text:p>
              </table:table-cell>
              <table:table-cell office:value-type="float" office:value="0.31262">
                <text:p>0.3126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0">
                <text:p>160</text:p>
              </table:table-cell>
              <table:table-cell office:value-type="float" office:value="0.06425">
                <text:p>0.06425</text:p>
              </table:table-cell>
              <table:table-cell office:value-type="float" office:value="0.27582">
                <text:p>0.2758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0">
                <text:p>160</text:p>
              </table:table-cell>
              <table:table-cell office:value-type="float" office:value="0.063027">
                <text:p>0.063027</text:p>
              </table:table-cell>
              <table:table-cell office:value-type="float" office:value="0.34161">
                <text:p>0.3416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0">
                <text:p>160</text:p>
              </table:table-cell>
              <table:table-cell office:value-type="float" office:value="0.060046">
                <text:p>0.060046</text:p>
              </table:table-cell>
              <table:table-cell office:value-type="float" office:value="0.31977">
                <text:p>0.3197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0">
                <text:p>160</text:p>
              </table:table-cell>
              <table:table-cell office:value-type="float" office:value="0.050506">
                <text:p>0.050506</text:p>
              </table:table-cell>
              <table:table-cell office:value-type="float" office:value="0.30626">
                <text:p>0.306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0">
                <text:p>160</text:p>
              </table:table-cell>
              <table:table-cell office:value-type="float" office:value="0.064642">
                <text:p>0.064642</text:p>
              </table:table-cell>
              <table:table-cell office:value-type="float" office:value="0.28516">
                <text:p>0.2851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0">
                <text:p>160</text:p>
              </table:table-cell>
              <table:table-cell office:value-type="float" office:value="0.056271">
                <text:p>0.056271</text:p>
              </table:table-cell>
              <table:table-cell office:value-type="float" office:value="0.29014">
                <text:p>0.2901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0">
                <text:p>160</text:p>
              </table:table-cell>
              <table:table-cell office:value-type="float" office:value="0.058493">
                <text:p>0.058493</text:p>
              </table:table-cell>
              <table:table-cell office:value-type="float" office:value="0.34195">
                <text:p>0.3419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0">
                <text:p>160</text:p>
              </table:table-cell>
              <table:table-cell office:value-type="float" office:value="0.062936">
                <text:p>0.062936</text:p>
              </table:table-cell>
              <table:table-cell office:value-type="float" office:value="0.32693">
                <text:p>0.3269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0">
                <text:p>160</text:p>
              </table:table-cell>
              <table:table-cell office:value-type="float" office:value="0.066575">
                <text:p>0.066575</text:p>
              </table:table-cell>
              <table:table-cell office:value-type="float" office:value="0.27758">
                <text:p>0.2775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0">
                <text:p>160</text:p>
              </table:table-cell>
              <table:table-cell office:value-type="float" office:value="0.057482">
                <text:p>0.057482</text:p>
              </table:table-cell>
              <table:table-cell office:value-type="float" office:value="0.34615">
                <text:p>0.346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0">
                <text:p>160</text:p>
              </table:table-cell>
              <table:table-cell office:value-type="float" office:value="0.065234">
                <text:p>0.065234</text:p>
              </table:table-cell>
              <table:table-cell office:value-type="float" office:value="0.30552">
                <text:p>0.3055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0">
                <text:p>160</text:p>
              </table:table-cell>
              <table:table-cell office:value-type="float" office:value="0.056356">
                <text:p>0.056356</text:p>
              </table:table-cell>
              <table:table-cell office:value-type="float" office:value="0.31539">
                <text:p>0.3153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0">
                <text:p>160</text:p>
              </table:table-cell>
              <table:table-cell office:value-type="float" office:value="0.061048">
                <text:p>0.061048</text:p>
              </table:table-cell>
              <table:table-cell office:value-type="float" office:value="0.29879">
                <text:p>0.2987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0">
                <text:p>160</text:p>
              </table:table-cell>
              <table:table-cell office:value-type="float" office:value="0.065857">
                <text:p>0.065857</text:p>
              </table:table-cell>
              <table:table-cell office:value-type="float" office:value="0.28908">
                <text:p>0.289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0">
                <text:p>160</text:p>
              </table:table-cell>
              <table:table-cell office:value-type="float" office:value="0.055662">
                <text:p>0.055662</text:p>
              </table:table-cell>
              <table:table-cell office:value-type="float" office:value="0.29489">
                <text:p>0.2948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0">
                <text:p>160</text:p>
              </table:table-cell>
              <table:table-cell office:value-type="float" office:value="0.064393">
                <text:p>0.064393</text:p>
              </table:table-cell>
              <table:table-cell office:value-type="float" office:value="0.29161">
                <text:p>0.2916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0">
                <text:p>160</text:p>
              </table:table-cell>
              <table:table-cell office:value-type="float" office:value="0.052745">
                <text:p>0.052745</text:p>
              </table:table-cell>
              <table:table-cell office:value-type="float" office:value="0.31689">
                <text:p>0.3168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0">
                <text:p>160</text:p>
              </table:table-cell>
              <table:table-cell office:value-type="float" office:value="0.068257">
                <text:p>0.068257</text:p>
              </table:table-cell>
              <table:table-cell office:value-type="float" office:value="0.35351">
                <text:p>0.3535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0">
                <text:p>160</text:p>
              </table:table-cell>
              <table:table-cell office:value-type="float" office:value="0.05812">
                <text:p>0.05812</text:p>
              </table:table-cell>
              <table:table-cell office:value-type="float" office:value="0.30279">
                <text:p>0.302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0">
                <text:p>160</text:p>
              </table:table-cell>
              <table:table-cell office:value-type="float" office:value="0.059219">
                <text:p>0.059219</text:p>
              </table:table-cell>
              <table:table-cell office:value-type="float" office:value="0.28535">
                <text:p>0.2853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0">
                <text:p>160</text:p>
              </table:table-cell>
              <table:table-cell office:value-type="float" office:value="0.057374">
                <text:p>0.057374</text:p>
              </table:table-cell>
              <table:table-cell office:value-type="float" office:value="0.32809">
                <text:p>0.3280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0">
                <text:p>160</text:p>
              </table:table-cell>
              <table:table-cell office:value-type="float" office:value="0.060789">
                <text:p>0.060789</text:p>
              </table:table-cell>
              <table:table-cell office:value-type="float" office:value="0.31153">
                <text:p>0.3115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0">
                <text:p>160</text:p>
              </table:table-cell>
              <table:table-cell office:value-type="float" office:value="0.061636">
                <text:p>0.061636</text:p>
              </table:table-cell>
              <table:table-cell office:value-type="float" office:value="0.26933">
                <text:p>0.269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0">
                <text:p>160</text:p>
              </table:table-cell>
              <table:table-cell office:value-type="float" office:value="0.050863">
                <text:p>0.050863</text:p>
              </table:table-cell>
              <table:table-cell office:value-type="float" office:value="0.30812">
                <text:p>0.3081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0">
                <text:p>160</text:p>
              </table:table-cell>
              <table:table-cell office:value-type="float" office:value="0.065378">
                <text:p>0.065378</text:p>
              </table:table-cell>
              <table:table-cell office:value-type="float" office:value="0.3027">
                <text:p>0.302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0">
                <text:p>160</text:p>
              </table:table-cell>
              <table:table-cell office:value-type="float" office:value="0.058667">
                <text:p>0.058667</text:p>
              </table:table-cell>
              <table:table-cell office:value-type="float" office:value="0.32443">
                <text:p>0.3244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0">
                <text:p>160</text:p>
              </table:table-cell>
              <table:table-cell office:value-type="float" office:value="0.070845">
                <text:p>0.070845</text:p>
              </table:table-cell>
              <table:table-cell office:value-type="float" office:value="0.27105">
                <text:p>0.271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0">
                <text:p>160</text:p>
              </table:table-cell>
              <table:table-cell office:value-type="float" office:value="0.054664">
                <text:p>0.054664</text:p>
              </table:table-cell>
              <table:table-cell office:value-type="float" office:value="0.29137">
                <text:p>0.291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0">
                <text:p>160</text:p>
              </table:table-cell>
              <table:table-cell office:value-type="float" office:value="0.060863">
                <text:p>0.060863</text:p>
              </table:table-cell>
              <table:table-cell office:value-type="float" office:value="0.30311">
                <text:p>0.3031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0">
                <text:p>160</text:p>
              </table:table-cell>
              <table:table-cell office:value-type="float" office:value="0.061007">
                <text:p>0.061007</text:p>
              </table:table-cell>
              <table:table-cell office:value-type="float" office:value="0.30709">
                <text:p>0.3070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0">
                <text:p>160</text:p>
              </table:table-cell>
              <table:table-cell office:value-type="float" office:value="0.062615">
                <text:p>0.062615</text:p>
              </table:table-cell>
              <table:table-cell office:value-type="float" office:value="0.27641">
                <text:p>0.2764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0">
                <text:p>160</text:p>
              </table:table-cell>
              <table:table-cell office:value-type="float" office:value="0.065068">
                <text:p>0.065068</text:p>
              </table:table-cell>
              <table:table-cell office:value-type="float" office:value="0.28032">
                <text:p>0.2803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0">
                <text:p>160</text:p>
              </table:table-cell>
              <table:table-cell office:value-type="float" office:value="0.055606">
                <text:p>0.055606</text:p>
              </table:table-cell>
              <table:table-cell office:value-type="float" office:value="0.28836">
                <text:p>0.288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0">
                <text:p>160</text:p>
              </table:table-cell>
              <table:table-cell office:value-type="float" office:value="0.060219">
                <text:p>0.060219</text:p>
              </table:table-cell>
              <table:table-cell office:value-type="float" office:value="0.2467">
                <text:p>0.246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0">
                <text:p>160</text:p>
              </table:table-cell>
              <table:table-cell office:value-type="float" office:value="0.05447">
                <text:p>0.05447</text:p>
              </table:table-cell>
              <table:table-cell office:value-type="float" office:value="0.29741">
                <text:p>0.2974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0">
                <text:p>160</text:p>
              </table:table-cell>
              <table:table-cell office:value-type="float" office:value="0.057132">
                <text:p>0.057132</text:p>
              </table:table-cell>
              <table:table-cell office:value-type="float" office:value="0.32139">
                <text:p>0.3213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0">
                <text:p>160</text:p>
              </table:table-cell>
              <table:table-cell office:value-type="float" office:value="0.053987">
                <text:p>0.053987</text:p>
              </table:table-cell>
              <table:table-cell office:value-type="float" office:value="0.30635">
                <text:p>0.306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0">
                <text:p>160</text:p>
              </table:table-cell>
              <table:table-cell office:value-type="float" office:value="0.060826">
                <text:p>0.060826</text:p>
              </table:table-cell>
              <table:table-cell office:value-type="float" office:value="0.32304">
                <text:p>0.3230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0">
                <text:p>160</text:p>
              </table:table-cell>
              <table:table-cell office:value-type="float" office:value="0.054825">
                <text:p>0.054825</text:p>
              </table:table-cell>
              <table:table-cell office:value-type="float" office:value="0.33806">
                <text:p>0.3380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0">
                <text:p>160</text:p>
              </table:table-cell>
              <table:table-cell office:value-type="float" office:value="0.066467">
                <text:p>0.066467</text:p>
              </table:table-cell>
              <table:table-cell office:value-type="float" office:value="0.33813">
                <text:p>0.338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0">
                <text:p>160</text:p>
              </table:table-cell>
              <table:table-cell office:value-type="float" office:value="0.06011">
                <text:p>0.06011</text:p>
              </table:table-cell>
              <table:table-cell office:value-type="float" office:value="0.29236">
                <text:p>0.2923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0">
                <text:p>160</text:p>
              </table:table-cell>
              <table:table-cell office:value-type="float" office:value="0.059962">
                <text:p>0.059962</text:p>
              </table:table-cell>
              <table:table-cell office:value-type="float" office:value="0.29778">
                <text:p>0.2977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0">
                <text:p>160</text:p>
              </table:table-cell>
              <table:table-cell office:value-type="float" office:value="0.059316">
                <text:p>0.059316</text:p>
              </table:table-cell>
              <table:table-cell office:value-type="float" office:value="0.31279">
                <text:p>0.3127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">
                <text:p>160</text:p>
              </table:table-cell>
              <table:table-cell office:value-type="float" office:value="0.057349">
                <text:p>0.057349</text:p>
              </table:table-cell>
              <table:table-cell office:value-type="float" office:value="0.29994">
                <text:p>0.2999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0">
                <text:p>170</text:p>
              </table:table-cell>
              <table:table-cell office:value-type="float" office:value="0.068179">
                <text:p>0.068179</text:p>
              </table:table-cell>
              <table:table-cell office:value-type="float" office:value="0.32757">
                <text:p>0.3275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0">
                <text:p>170</text:p>
              </table:table-cell>
              <table:table-cell office:value-type="float" office:value="0.060189">
                <text:p>0.060189</text:p>
              </table:table-cell>
              <table:table-cell office:value-type="float" office:value="0.29114">
                <text:p>0.291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0">
                <text:p>170</text:p>
              </table:table-cell>
              <table:table-cell office:value-type="float" office:value="0.066922">
                <text:p>0.066922</text:p>
              </table:table-cell>
              <table:table-cell office:value-type="float" office:value="0.33074">
                <text:p>0.3307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70">
                <text:p>170</text:p>
              </table:table-cell>
              <table:table-cell office:value-type="float" office:value="0.06391">
                <text:p>0.06391</text:p>
              </table:table-cell>
              <table:table-cell office:value-type="float" office:value="0.32686">
                <text:p>0.3268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70">
                <text:p>170</text:p>
              </table:table-cell>
              <table:table-cell office:value-type="float" office:value="0.066946">
                <text:p>0.066946</text:p>
              </table:table-cell>
              <table:table-cell office:value-type="float" office:value="0.31284">
                <text:p>0.312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70">
                <text:p>170</text:p>
              </table:table-cell>
              <table:table-cell office:value-type="float" office:value="0.071239">
                <text:p>0.071239</text:p>
              </table:table-cell>
              <table:table-cell office:value-type="float" office:value="0.3314">
                <text:p>0.33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0">
                <text:p>170</text:p>
              </table:table-cell>
              <table:table-cell office:value-type="float" office:value="0.058089">
                <text:p>0.058089</text:p>
              </table:table-cell>
              <table:table-cell office:value-type="float" office:value="0.29578">
                <text:p>0.2957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0">
                <text:p>170</text:p>
              </table:table-cell>
              <table:table-cell office:value-type="float" office:value="0.057394">
                <text:p>0.057394</text:p>
              </table:table-cell>
              <table:table-cell office:value-type="float" office:value="0.32206">
                <text:p>0.3220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70">
                <text:p>170</text:p>
              </table:table-cell>
              <table:table-cell office:value-type="float" office:value="0.062758">
                <text:p>0.062758</text:p>
              </table:table-cell>
              <table:table-cell office:value-type="float" office:value="0.32311">
                <text:p>0.323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70">
                <text:p>170</text:p>
              </table:table-cell>
              <table:table-cell office:value-type="float" office:value="0.064402">
                <text:p>0.064402</text:p>
              </table:table-cell>
              <table:table-cell office:value-type="float" office:value="0.34908">
                <text:p>0.349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70">
                <text:p>170</text:p>
              </table:table-cell>
              <table:table-cell office:value-type="float" office:value="0.064628">
                <text:p>0.064628</text:p>
              </table:table-cell>
              <table:table-cell office:value-type="float" office:value="0.34795">
                <text:p>0.3479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0">
                <text:p>170</text:p>
              </table:table-cell>
              <table:table-cell office:value-type="float" office:value="0.058317">
                <text:p>0.058317</text:p>
              </table:table-cell>
              <table:table-cell office:value-type="float" office:value="0.30702">
                <text:p>0.3070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70">
                <text:p>170</text:p>
              </table:table-cell>
              <table:table-cell office:value-type="float" office:value="0.06156">
                <text:p>0.06156</text:p>
              </table:table-cell>
              <table:table-cell office:value-type="float" office:value="0.33378">
                <text:p>0.3337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70">
                <text:p>170</text:p>
              </table:table-cell>
              <table:table-cell office:value-type="float" office:value="0.057375">
                <text:p>0.057375</text:p>
              </table:table-cell>
              <table:table-cell office:value-type="float" office:value="0.33394">
                <text:p>0.3339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70">
                <text:p>170</text:p>
              </table:table-cell>
              <table:table-cell office:value-type="float" office:value="0.07029">
                <text:p>0.07029</text:p>
              </table:table-cell>
              <table:table-cell office:value-type="float" office:value="0.29088">
                <text:p>0.2908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70">
                <text:p>170</text:p>
              </table:table-cell>
              <table:table-cell office:value-type="float" office:value="0.054506">
                <text:p>0.054506</text:p>
              </table:table-cell>
              <table:table-cell office:value-type="float" office:value="0.29235">
                <text:p>0.2923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70">
                <text:p>170</text:p>
              </table:table-cell>
              <table:table-cell office:value-type="float" office:value="0.060639">
                <text:p>0.060639</text:p>
              </table:table-cell>
              <table:table-cell office:value-type="float" office:value="0.31966">
                <text:p>0.3196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70">
                <text:p>170</text:p>
              </table:table-cell>
              <table:table-cell office:value-type="float" office:value="0.058704">
                <text:p>0.058704</text:p>
              </table:table-cell>
              <table:table-cell office:value-type="float" office:value="0.31338">
                <text:p>0.3133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70">
                <text:p>170</text:p>
              </table:table-cell>
              <table:table-cell office:value-type="float" office:value="0.053122">
                <text:p>0.053122</text:p>
              </table:table-cell>
              <table:table-cell office:value-type="float" office:value="0.34452">
                <text:p>0.3445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0">
                <text:p>170</text:p>
              </table:table-cell>
              <table:table-cell office:value-type="float" office:value="0.060589">
                <text:p>0.060589</text:p>
              </table:table-cell>
              <table:table-cell office:value-type="float" office:value="0.33876">
                <text:p>0.338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0">
                <text:p>170</text:p>
              </table:table-cell>
              <table:table-cell office:value-type="float" office:value="0.064686">
                <text:p>0.064686</text:p>
              </table:table-cell>
              <table:table-cell office:value-type="float" office:value="0.34427">
                <text:p>0.3442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0">
                <text:p>170</text:p>
              </table:table-cell>
              <table:table-cell office:value-type="float" office:value="0.065453">
                <text:p>0.065453</text:p>
              </table:table-cell>
              <table:table-cell office:value-type="float" office:value="0.3121">
                <text:p>0.31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0">
                <text:p>170</text:p>
              </table:table-cell>
              <table:table-cell office:value-type="float" office:value="0.068407">
                <text:p>0.068407</text:p>
              </table:table-cell>
              <table:table-cell office:value-type="float" office:value="0.29458">
                <text:p>0.2945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0">
                <text:p>170</text:p>
              </table:table-cell>
              <table:table-cell office:value-type="float" office:value="0.059867">
                <text:p>0.059867</text:p>
              </table:table-cell>
              <table:table-cell office:value-type="float" office:value="0.28978">
                <text:p>0.2897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0">
                <text:p>170</text:p>
              </table:table-cell>
              <table:table-cell office:value-type="float" office:value="0.052969">
                <text:p>0.052969</text:p>
              </table:table-cell>
              <table:table-cell office:value-type="float" office:value="0.31136">
                <text:p>0.3113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0">
                <text:p>170</text:p>
              </table:table-cell>
              <table:table-cell office:value-type="float" office:value="0.05859">
                <text:p>0.05859</text:p>
              </table:table-cell>
              <table:table-cell office:value-type="float" office:value="0.33375">
                <text:p>0.333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0">
                <text:p>170</text:p>
              </table:table-cell>
              <table:table-cell office:value-type="float" office:value="0.068618">
                <text:p>0.068618</text:p>
              </table:table-cell>
              <table:table-cell office:value-type="float" office:value="0.34778">
                <text:p>0.3477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0">
                <text:p>170</text:p>
              </table:table-cell>
              <table:table-cell office:value-type="float" office:value="0.070235">
                <text:p>0.070235</text:p>
              </table:table-cell>
              <table:table-cell office:value-type="float" office:value="0.33004">
                <text:p>0.3300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0">
                <text:p>170</text:p>
              </table:table-cell>
              <table:table-cell office:value-type="float" office:value="0.05634">
                <text:p>0.05634</text:p>
              </table:table-cell>
              <table:table-cell office:value-type="float" office:value="0.30369">
                <text:p>0.3036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0">
                <text:p>170</text:p>
              </table:table-cell>
              <table:table-cell office:value-type="float" office:value="0.059802">
                <text:p>0.059802</text:p>
              </table:table-cell>
              <table:table-cell office:value-type="float" office:value="0.3405">
                <text:p>0.34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0">
                <text:p>170</text:p>
              </table:table-cell>
              <table:table-cell office:value-type="float" office:value="0.058451">
                <text:p>0.058451</text:p>
              </table:table-cell>
              <table:table-cell office:value-type="float" office:value="0.31888">
                <text:p>0.3188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0">
                <text:p>170</text:p>
              </table:table-cell>
              <table:table-cell office:value-type="float" office:value="0.061851">
                <text:p>0.061851</text:p>
              </table:table-cell>
              <table:table-cell office:value-type="float" office:value="0.29859">
                <text:p>0.2985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0">
                <text:p>170</text:p>
              </table:table-cell>
              <table:table-cell office:value-type="float" office:value="0.059431">
                <text:p>0.059431</text:p>
              </table:table-cell>
              <table:table-cell office:value-type="float" office:value="0.33661">
                <text:p>0.3366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0">
                <text:p>170</text:p>
              </table:table-cell>
              <table:table-cell office:value-type="float" office:value="0.062928">
                <text:p>0.062928</text:p>
              </table:table-cell>
              <table:table-cell office:value-type="float" office:value="0.32437">
                <text:p>0.3243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0">
                <text:p>170</text:p>
              </table:table-cell>
              <table:table-cell office:value-type="float" office:value="0.054046">
                <text:p>0.054046</text:p>
              </table:table-cell>
              <table:table-cell office:value-type="float" office:value="0.31764">
                <text:p>0.3176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0">
                <text:p>170</text:p>
              </table:table-cell>
              <table:table-cell office:value-type="float" office:value="0.063549">
                <text:p>0.063549</text:p>
              </table:table-cell>
              <table:table-cell office:value-type="float" office:value="0.32656">
                <text:p>0.3265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0">
                <text:p>170</text:p>
              </table:table-cell>
              <table:table-cell office:value-type="float" office:value="0.071461">
                <text:p>0.071461</text:p>
              </table:table-cell>
              <table:table-cell office:value-type="float" office:value="0.28257">
                <text:p>0.2825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0">
                <text:p>170</text:p>
              </table:table-cell>
              <table:table-cell office:value-type="float" office:value="0.071537">
                <text:p>0.071537</text:p>
              </table:table-cell>
              <table:table-cell office:value-type="float" office:value="0.31242">
                <text:p>0.3124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0">
                <text:p>170</text:p>
              </table:table-cell>
              <table:table-cell office:value-type="float" office:value="0.057956">
                <text:p>0.057956</text:p>
              </table:table-cell>
              <table:table-cell office:value-type="float" office:value="0.31458">
                <text:p>0.3145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0">
                <text:p>170</text:p>
              </table:table-cell>
              <table:table-cell office:value-type="float" office:value="0.059428">
                <text:p>0.059428</text:p>
              </table:table-cell>
              <table:table-cell office:value-type="float" office:value="0.31124">
                <text:p>0.3112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0">
                <text:p>170</text:p>
              </table:table-cell>
              <table:table-cell office:value-type="float" office:value="0.065579">
                <text:p>0.065579</text:p>
              </table:table-cell>
              <table:table-cell office:value-type="float" office:value="0.35984">
                <text:p>0.3598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0">
                <text:p>170</text:p>
              </table:table-cell>
              <table:table-cell office:value-type="float" office:value="0.069462">
                <text:p>0.069462</text:p>
              </table:table-cell>
              <table:table-cell office:value-type="float" office:value="0.31003">
                <text:p>0.3100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0">
                <text:p>170</text:p>
              </table:table-cell>
              <table:table-cell office:value-type="float" office:value="0.065192">
                <text:p>0.065192</text:p>
              </table:table-cell>
              <table:table-cell office:value-type="float" office:value="0.30082">
                <text:p>0.3008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0">
                <text:p>170</text:p>
              </table:table-cell>
              <table:table-cell office:value-type="float" office:value="0.070196">
                <text:p>0.070196</text:p>
              </table:table-cell>
              <table:table-cell office:value-type="float" office:value="0.30707">
                <text:p>0.3070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0">
                <text:p>170</text:p>
              </table:table-cell>
              <table:table-cell office:value-type="float" office:value="0.074368">
                <text:p>0.074368</text:p>
              </table:table-cell>
              <table:table-cell office:value-type="float" office:value="0.31367">
                <text:p>0.3136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0">
                <text:p>170</text:p>
              </table:table-cell>
              <table:table-cell office:value-type="float" office:value="0.056148">
                <text:p>0.056148</text:p>
              </table:table-cell>
              <table:table-cell office:value-type="float" office:value="0.32754">
                <text:p>0.3275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0">
                <text:p>170</text:p>
              </table:table-cell>
              <table:table-cell office:value-type="float" office:value="0.058222">
                <text:p>0.058222</text:p>
              </table:table-cell>
              <table:table-cell office:value-type="float" office:value="0.31882">
                <text:p>0.3188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0">
                <text:p>170</text:p>
              </table:table-cell>
              <table:table-cell office:value-type="float" office:value="0.060815">
                <text:p>0.060815</text:p>
              </table:table-cell>
              <table:table-cell office:value-type="float" office:value="0.3186">
                <text:p>0.318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0">
                <text:p>170</text:p>
              </table:table-cell>
              <table:table-cell office:value-type="float" office:value="0.056556">
                <text:p>0.056556</text:p>
              </table:table-cell>
              <table:table-cell office:value-type="float" office:value="0.29196">
                <text:p>0.2919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">
                <text:p>170</text:p>
              </table:table-cell>
              <table:table-cell office:value-type="float" office:value="0.065198">
                <text:p>0.065198</text:p>
              </table:table-cell>
              <table:table-cell office:value-type="float" office:value="0.33038">
                <text:p>0.3303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80">
                <text:p>180</text:p>
              </table:table-cell>
              <table:table-cell office:value-type="float" office:value="0.073116">
                <text:p>0.073116</text:p>
              </table:table-cell>
              <table:table-cell office:value-type="float" office:value="0.29378">
                <text:p>0.2937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80">
                <text:p>180</text:p>
              </table:table-cell>
              <table:table-cell office:value-type="float" office:value="0.068976">
                <text:p>0.068976</text:p>
              </table:table-cell>
              <table:table-cell office:value-type="float" office:value="0.31927">
                <text:p>0.3192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80">
                <text:p>180</text:p>
              </table:table-cell>
              <table:table-cell office:value-type="float" office:value="0.068202">
                <text:p>0.068202</text:p>
              </table:table-cell>
              <table:table-cell office:value-type="float" office:value="0.3144">
                <text:p>0.314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80">
                <text:p>180</text:p>
              </table:table-cell>
              <table:table-cell office:value-type="float" office:value="0.05556">
                <text:p>0.05556</text:p>
              </table:table-cell>
              <table:table-cell office:value-type="float" office:value="0.32715">
                <text:p>0.327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80">
                <text:p>180</text:p>
              </table:table-cell>
              <table:table-cell office:value-type="float" office:value="0.064739">
                <text:p>0.064739</text:p>
              </table:table-cell>
              <table:table-cell office:value-type="float" office:value="0.31723">
                <text:p>0.3172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0">
                <text:p>180</text:p>
              </table:table-cell>
              <table:table-cell office:value-type="float" office:value="0.068255">
                <text:p>0.068255</text:p>
              </table:table-cell>
              <table:table-cell office:value-type="float" office:value="0.31186">
                <text:p>0.3118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80">
                <text:p>180</text:p>
              </table:table-cell>
              <table:table-cell office:value-type="float" office:value="0.067728">
                <text:p>0.067728</text:p>
              </table:table-cell>
              <table:table-cell office:value-type="float" office:value="0.36074">
                <text:p>0.3607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80">
                <text:p>180</text:p>
              </table:table-cell>
              <table:table-cell office:value-type="float" office:value="0.069997">
                <text:p>0.069997</text:p>
              </table:table-cell>
              <table:table-cell office:value-type="float" office:value="0.33067">
                <text:p>0.3306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80">
                <text:p>180</text:p>
              </table:table-cell>
              <table:table-cell office:value-type="float" office:value="0.065164">
                <text:p>0.065164</text:p>
              </table:table-cell>
              <table:table-cell office:value-type="float" office:value="0.3233">
                <text:p>0.32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80">
                <text:p>180</text:p>
              </table:table-cell>
              <table:table-cell office:value-type="float" office:value="0.05802">
                <text:p>0.05802</text:p>
              </table:table-cell>
              <table:table-cell office:value-type="float" office:value="0.40564">
                <text:p>0.4056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0">
                <text:p>180</text:p>
              </table:table-cell>
              <table:table-cell office:value-type="float" office:value="0.0636">
                <text:p>0.0636</text:p>
              </table:table-cell>
              <table:table-cell office:value-type="float" office:value="0.34503">
                <text:p>0.3450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0">
                <text:p>180</text:p>
              </table:table-cell>
              <table:table-cell office:value-type="float" office:value="0.06853">
                <text:p>0.06853</text:p>
              </table:table-cell>
              <table:table-cell office:value-type="float" office:value="0.32494">
                <text:p>0.3249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80">
                <text:p>180</text:p>
              </table:table-cell>
              <table:table-cell office:value-type="float" office:value="0.075862">
                <text:p>0.075862</text:p>
              </table:table-cell>
              <table:table-cell office:value-type="float" office:value="0.31092">
                <text:p>0.3109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80">
                <text:p>180</text:p>
              </table:table-cell>
              <table:table-cell office:value-type="float" office:value="0.071895">
                <text:p>0.071895</text:p>
              </table:table-cell>
              <table:table-cell office:value-type="float" office:value="0.33398">
                <text:p>0.3339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80">
                <text:p>180</text:p>
              </table:table-cell>
              <table:table-cell office:value-type="float" office:value="0.067059">
                <text:p>0.067059</text:p>
              </table:table-cell>
              <table:table-cell office:value-type="float" office:value="0.30356">
                <text:p>0.3035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80">
                <text:p>180</text:p>
              </table:table-cell>
              <table:table-cell office:value-type="float" office:value="0.063833">
                <text:p>0.063833</text:p>
              </table:table-cell>
              <table:table-cell office:value-type="float" office:value="0.29499">
                <text:p>0.294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0">
                <text:p>180</text:p>
              </table:table-cell>
              <table:table-cell office:value-type="float" office:value="0.058931">
                <text:p>0.058931</text:p>
              </table:table-cell>
              <table:table-cell office:value-type="float" office:value="0.35976">
                <text:p>0.3597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0">
                <text:p>180</text:p>
              </table:table-cell>
              <table:table-cell office:value-type="float" office:value="0.066627">
                <text:p>0.066627</text:p>
              </table:table-cell>
              <table:table-cell office:value-type="float" office:value="0.3201">
                <text:p>0.32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80">
                <text:p>180</text:p>
              </table:table-cell>
              <table:table-cell office:value-type="float" office:value="0.066716">
                <text:p>0.066716</text:p>
              </table:table-cell>
              <table:table-cell office:value-type="float" office:value="0.32905">
                <text:p>0.3290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0">
                <text:p>180</text:p>
              </table:table-cell>
              <table:table-cell office:value-type="float" office:value="0.063418">
                <text:p>0.063418</text:p>
              </table:table-cell>
              <table:table-cell office:value-type="float" office:value="0.31234">
                <text:p>0.312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0">
                <text:p>180</text:p>
              </table:table-cell>
              <table:table-cell office:value-type="float" office:value="0.070939">
                <text:p>0.070939</text:p>
              </table:table-cell>
              <table:table-cell office:value-type="float" office:value="0.35113">
                <text:p>0.3511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80">
                <text:p>180</text:p>
              </table:table-cell>
              <table:table-cell office:value-type="float" office:value="0.058808">
                <text:p>0.058808</text:p>
              </table:table-cell>
              <table:table-cell office:value-type="float" office:value="0.28747">
                <text:p>0.2874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0">
                <text:p>180</text:p>
              </table:table-cell>
              <table:table-cell office:value-type="float" office:value="0.065103">
                <text:p>0.065103</text:p>
              </table:table-cell>
              <table:table-cell office:value-type="float" office:value="0.30259">
                <text:p>0.3025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0">
                <text:p>180</text:p>
              </table:table-cell>
              <table:table-cell office:value-type="float" office:value="0.069072">
                <text:p>0.069072</text:p>
              </table:table-cell>
              <table:table-cell office:value-type="float" office:value="0.31382">
                <text:p>0.3138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0">
                <text:p>180</text:p>
              </table:table-cell>
              <table:table-cell office:value-type="float" office:value="0.063556">
                <text:p>0.063556</text:p>
              </table:table-cell>
              <table:table-cell office:value-type="float" office:value="0.35237">
                <text:p>0.3523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0">
                <text:p>180</text:p>
              </table:table-cell>
              <table:table-cell office:value-type="float" office:value="0.071833">
                <text:p>0.071833</text:p>
              </table:table-cell>
              <table:table-cell office:value-type="float" office:value="0.30106">
                <text:p>0.3010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0">
                <text:p>180</text:p>
              </table:table-cell>
              <table:table-cell office:value-type="float" office:value="0.072646">
                <text:p>0.072646</text:p>
              </table:table-cell>
              <table:table-cell office:value-type="float" office:value="0.32966">
                <text:p>0.3296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0">
                <text:p>180</text:p>
              </table:table-cell>
              <table:table-cell office:value-type="float" office:value="0.058771">
                <text:p>0.058771</text:p>
              </table:table-cell>
              <table:table-cell office:value-type="float" office:value="0.33668">
                <text:p>0.3366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0">
                <text:p>180</text:p>
              </table:table-cell>
              <table:table-cell office:value-type="float" office:value="0.069482">
                <text:p>0.069482</text:p>
              </table:table-cell>
              <table:table-cell office:value-type="float" office:value="0.30652">
                <text:p>0.306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0">
                <text:p>180</text:p>
              </table:table-cell>
              <table:table-cell office:value-type="float" office:value="0.069689">
                <text:p>0.069689</text:p>
              </table:table-cell>
              <table:table-cell office:value-type="float" office:value="0.38177">
                <text:p>0.3817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80">
                <text:p>180</text:p>
              </table:table-cell>
              <table:table-cell office:value-type="float" office:value="0.066566">
                <text:p>0.066566</text:p>
              </table:table-cell>
              <table:table-cell office:value-type="float" office:value="0.33354">
                <text:p>0.3335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80">
                <text:p>180</text:p>
              </table:table-cell>
              <table:table-cell office:value-type="float" office:value="0.069336">
                <text:p>0.069336</text:p>
              </table:table-cell>
              <table:table-cell office:value-type="float" office:value="0.33746">
                <text:p>0.337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80">
                <text:p>180</text:p>
              </table:table-cell>
              <table:table-cell office:value-type="float" office:value="0.068104">
                <text:p>0.068104</text:p>
              </table:table-cell>
              <table:table-cell office:value-type="float" office:value="0.31955">
                <text:p>0.319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80">
                <text:p>180</text:p>
              </table:table-cell>
              <table:table-cell office:value-type="float" office:value="0.070039">
                <text:p>0.070039</text:p>
              </table:table-cell>
              <table:table-cell office:value-type="float" office:value="0.32822">
                <text:p>0.3282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80">
                <text:p>180</text:p>
              </table:table-cell>
              <table:table-cell office:value-type="float" office:value="0.063392">
                <text:p>0.063392</text:p>
              </table:table-cell>
              <table:table-cell office:value-type="float" office:value="0.35269">
                <text:p>0.3526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80">
                <text:p>180</text:p>
              </table:table-cell>
              <table:table-cell office:value-type="float" office:value="0.06608">
                <text:p>0.06608</text:p>
              </table:table-cell>
              <table:table-cell office:value-type="float" office:value="0.37313">
                <text:p>0.3731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80">
                <text:p>180</text:p>
              </table:table-cell>
              <table:table-cell office:value-type="float" office:value="0.066236">
                <text:p>0.066236</text:p>
              </table:table-cell>
              <table:table-cell office:value-type="float" office:value="0.33335">
                <text:p>0.333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80">
                <text:p>180</text:p>
              </table:table-cell>
              <table:table-cell office:value-type="float" office:value="0.061323">
                <text:p>0.061323</text:p>
              </table:table-cell>
              <table:table-cell office:value-type="float" office:value="0.32031">
                <text:p>0.3203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0">
                <text:p>180</text:p>
              </table:table-cell>
              <table:table-cell office:value-type="float" office:value="0.078314">
                <text:p>0.078314</text:p>
              </table:table-cell>
              <table:table-cell office:value-type="float" office:value="0.31767">
                <text:p>0.3176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0">
                <text:p>180</text:p>
              </table:table-cell>
              <table:table-cell office:value-type="float" office:value="0.064756">
                <text:p>0.064756</text:p>
              </table:table-cell>
              <table:table-cell office:value-type="float" office:value="0.33251">
                <text:p>0.3325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0">
                <text:p>180</text:p>
              </table:table-cell>
              <table:table-cell office:value-type="float" office:value="0.077762">
                <text:p>0.077762</text:p>
              </table:table-cell>
              <table:table-cell office:value-type="float" office:value="0.35713">
                <text:p>0.3571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0">
                <text:p>180</text:p>
              </table:table-cell>
              <table:table-cell office:value-type="float" office:value="0.063686">
                <text:p>0.063686</text:p>
              </table:table-cell>
              <table:table-cell office:value-type="float" office:value="0.29852">
                <text:p>0.2985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0">
                <text:p>180</text:p>
              </table:table-cell>
              <table:table-cell office:value-type="float" office:value="0.063802">
                <text:p>0.063802</text:p>
              </table:table-cell>
              <table:table-cell office:value-type="float" office:value="0.33888">
                <text:p>0.3388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0">
                <text:p>180</text:p>
              </table:table-cell>
              <table:table-cell office:value-type="float" office:value="0.067276">
                <text:p>0.067276</text:p>
              </table:table-cell>
              <table:table-cell office:value-type="float" office:value="0.33041">
                <text:p>0.3304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0">
                <text:p>180</text:p>
              </table:table-cell>
              <table:table-cell office:value-type="float" office:value="0.058371">
                <text:p>0.058371</text:p>
              </table:table-cell>
              <table:table-cell office:value-type="float" office:value="0.35203">
                <text:p>0.3520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80">
                <text:p>180</text:p>
              </table:table-cell>
              <table:table-cell office:value-type="float" office:value="0.061692">
                <text:p>0.061692</text:p>
              </table:table-cell>
              <table:table-cell office:value-type="float" office:value="0.31706">
                <text:p>0.3170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0">
                <text:p>180</text:p>
              </table:table-cell>
              <table:table-cell office:value-type="float" office:value="0.073708">
                <text:p>0.073708</text:p>
              </table:table-cell>
              <table:table-cell office:value-type="float" office:value="0.31249">
                <text:p>0.3124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0">
                <text:p>180</text:p>
              </table:table-cell>
              <table:table-cell office:value-type="float" office:value="0.064892">
                <text:p>0.064892</text:p>
              </table:table-cell>
              <table:table-cell office:value-type="float" office:value="0.34326">
                <text:p>0.3432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0">
                <text:p>180</text:p>
              </table:table-cell>
              <table:table-cell office:value-type="float" office:value="0.071425">
                <text:p>0.071425</text:p>
              </table:table-cell>
              <table:table-cell office:value-type="float" office:value="0.30583">
                <text:p>0.3058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">
                <text:p>180</text:p>
              </table:table-cell>
              <table:table-cell office:value-type="float" office:value="0.066141">
                <text:p>0.066141</text:p>
              </table:table-cell>
              <table:table-cell office:value-type="float" office:value="0.35449">
                <text:p>0.3544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0">
                <text:p>190</text:p>
              </table:table-cell>
              <table:table-cell office:value-type="float" office:value="0.070659">
                <text:p>0.070659</text:p>
              </table:table-cell>
              <table:table-cell office:value-type="float" office:value="0.33376">
                <text:p>0.3337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0">
                <text:p>190</text:p>
              </table:table-cell>
              <table:table-cell office:value-type="float" office:value="0.084604">
                <text:p>0.084604</text:p>
              </table:table-cell>
              <table:table-cell office:value-type="float" office:value="0.33691">
                <text:p>0.3369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90">
                <text:p>190</text:p>
              </table:table-cell>
              <table:table-cell office:value-type="float" office:value="0.079901">
                <text:p>0.079901</text:p>
              </table:table-cell>
              <table:table-cell office:value-type="float" office:value="0.33427">
                <text:p>0.3342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90">
                <text:p>190</text:p>
              </table:table-cell>
              <table:table-cell office:value-type="float" office:value="0.066131">
                <text:p>0.066131</text:p>
              </table:table-cell>
              <table:table-cell office:value-type="float" office:value="0.36772">
                <text:p>0.3677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90">
                <text:p>190</text:p>
              </table:table-cell>
              <table:table-cell office:value-type="float" office:value="0.077064">
                <text:p>0.077064</text:p>
              </table:table-cell>
              <table:table-cell office:value-type="float" office:value="0.3413">
                <text:p>0.34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0">
                <text:p>190</text:p>
              </table:table-cell>
              <table:table-cell office:value-type="float" office:value="0.082238">
                <text:p>0.082238</text:p>
              </table:table-cell>
              <table:table-cell office:value-type="float" office:value="0.28931">
                <text:p>0.2893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0">
                <text:p>190</text:p>
              </table:table-cell>
              <table:table-cell office:value-type="float" office:value="0.06195">
                <text:p>0.06195</text:p>
              </table:table-cell>
              <table:table-cell office:value-type="float" office:value="0.34424">
                <text:p>0.344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90">
                <text:p>190</text:p>
              </table:table-cell>
              <table:table-cell office:value-type="float" office:value="0.072526">
                <text:p>0.072526</text:p>
              </table:table-cell>
              <table:table-cell office:value-type="float" office:value="0.33853">
                <text:p>0.3385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0">
                <text:p>190</text:p>
              </table:table-cell>
              <table:table-cell office:value-type="float" office:value="0.061303">
                <text:p>0.061303</text:p>
              </table:table-cell>
              <table:table-cell office:value-type="float" office:value="0.33094">
                <text:p>0.3309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0">
                <text:p>190</text:p>
              </table:table-cell>
              <table:table-cell office:value-type="float" office:value="0.068987">
                <text:p>0.068987</text:p>
              </table:table-cell>
              <table:table-cell office:value-type="float" office:value="0.31914">
                <text:p>0.3191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90">
                <text:p>190</text:p>
              </table:table-cell>
              <table:table-cell office:value-type="float" office:value="0.068597">
                <text:p>0.068597</text:p>
              </table:table-cell>
              <table:table-cell office:value-type="float" office:value="0.36628">
                <text:p>0.366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90">
                <text:p>190</text:p>
              </table:table-cell>
              <table:table-cell office:value-type="float" office:value="0.071016">
                <text:p>0.071016</text:p>
              </table:table-cell>
              <table:table-cell office:value-type="float" office:value="0.32196">
                <text:p>0.3219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90">
                <text:p>190</text:p>
              </table:table-cell>
              <table:table-cell office:value-type="float" office:value="0.063633">
                <text:p>0.063633</text:p>
              </table:table-cell>
              <table:table-cell office:value-type="float" office:value="0.38347">
                <text:p>0.3834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90">
                <text:p>190</text:p>
              </table:table-cell>
              <table:table-cell office:value-type="float" office:value="0.069914">
                <text:p>0.069914</text:p>
              </table:table-cell>
              <table:table-cell office:value-type="float" office:value="0.31855">
                <text:p>0.3185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90">
                <text:p>190</text:p>
              </table:table-cell>
              <table:table-cell office:value-type="float" office:value="0.092069">
                <text:p>0.092069</text:p>
              </table:table-cell>
              <table:table-cell office:value-type="float" office:value="0.32991">
                <text:p>0.3299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90">
                <text:p>190</text:p>
              </table:table-cell>
              <table:table-cell office:value-type="float" office:value="0.073411">
                <text:p>0.073411</text:p>
              </table:table-cell>
              <table:table-cell office:value-type="float" office:value="0.33885">
                <text:p>0.3388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90">
                <text:p>190</text:p>
              </table:table-cell>
              <table:table-cell office:value-type="float" office:value="0.069226">
                <text:p>0.069226</text:p>
              </table:table-cell>
              <table:table-cell office:value-type="float" office:value="0.32407">
                <text:p>0.3240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90">
                <text:p>190</text:p>
              </table:table-cell>
              <table:table-cell office:value-type="float" office:value="0.063434">
                <text:p>0.063434</text:p>
              </table:table-cell>
              <table:table-cell office:value-type="float" office:value="0.35126">
                <text:p>0.3512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0">
                <text:p>190</text:p>
              </table:table-cell>
              <table:table-cell office:value-type="float" office:value="0.074092">
                <text:p>0.074092</text:p>
              </table:table-cell>
              <table:table-cell office:value-type="float" office:value="0.31552">
                <text:p>0.315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90">
                <text:p>190</text:p>
              </table:table-cell>
              <table:table-cell office:value-type="float" office:value="0.070736">
                <text:p>0.070736</text:p>
              </table:table-cell>
              <table:table-cell office:value-type="float" office:value="0.34939">
                <text:p>0.3493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0">
                <text:p>190</text:p>
              </table:table-cell>
              <table:table-cell office:value-type="float" office:value="0.064824">
                <text:p>0.064824</text:p>
              </table:table-cell>
              <table:table-cell office:value-type="float" office:value="0.35418">
                <text:p>0.3541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90">
                <text:p>190</text:p>
              </table:table-cell>
              <table:table-cell office:value-type="float" office:value="0.072961">
                <text:p>0.072961</text:p>
              </table:table-cell>
              <table:table-cell office:value-type="float" office:value="0.32173">
                <text:p>0.3217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0">
                <text:p>190</text:p>
              </table:table-cell>
              <table:table-cell office:value-type="float" office:value="0.072745">
                <text:p>0.072745</text:p>
              </table:table-cell>
              <table:table-cell office:value-type="float" office:value="0.36464">
                <text:p>0.3646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0">
                <text:p>190</text:p>
              </table:table-cell>
              <table:table-cell office:value-type="float" office:value="0.079421">
                <text:p>0.079421</text:p>
              </table:table-cell>
              <table:table-cell office:value-type="float" office:value="0.3263">
                <text:p>0.326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0">
                <text:p>190</text:p>
              </table:table-cell>
              <table:table-cell office:value-type="float" office:value="0.072762">
                <text:p>0.072762</text:p>
              </table:table-cell>
              <table:table-cell office:value-type="float" office:value="0.35166">
                <text:p>0.3516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90">
                <text:p>190</text:p>
              </table:table-cell>
              <table:table-cell office:value-type="float" office:value="0.075745">
                <text:p>0.075745</text:p>
              </table:table-cell>
              <table:table-cell office:value-type="float" office:value="0.30383">
                <text:p>0.3038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0">
                <text:p>190</text:p>
              </table:table-cell>
              <table:table-cell office:value-type="float" office:value="0.06971">
                <text:p>0.06971</text:p>
              </table:table-cell>
              <table:table-cell office:value-type="float" office:value="0.37866">
                <text:p>0.3786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0">
                <text:p>190</text:p>
              </table:table-cell>
              <table:table-cell office:value-type="float" office:value="0.074466">
                <text:p>0.074466</text:p>
              </table:table-cell>
              <table:table-cell office:value-type="float" office:value="0.33877">
                <text:p>0.3387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0">
                <text:p>190</text:p>
              </table:table-cell>
              <table:table-cell office:value-type="float" office:value="0.062391">
                <text:p>0.062391</text:p>
              </table:table-cell>
              <table:table-cell office:value-type="float" office:value="0.34078">
                <text:p>0.3407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90">
                <text:p>190</text:p>
              </table:table-cell>
              <table:table-cell office:value-type="float" office:value="0.069296">
                <text:p>0.069296</text:p>
              </table:table-cell>
              <table:table-cell office:value-type="float" office:value="0.33429">
                <text:p>0.3342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90">
                <text:p>190</text:p>
              </table:table-cell>
              <table:table-cell office:value-type="float" office:value="0.072235">
                <text:p>0.072235</text:p>
              </table:table-cell>
              <table:table-cell office:value-type="float" office:value="0.29987">
                <text:p>0.2998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90">
                <text:p>190</text:p>
              </table:table-cell>
              <table:table-cell office:value-type="float" office:value="0.078959">
                <text:p>0.078959</text:p>
              </table:table-cell>
              <table:table-cell office:value-type="float" office:value="0.35568">
                <text:p>0.3556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90">
                <text:p>190</text:p>
              </table:table-cell>
              <table:table-cell office:value-type="float" office:value="0.086295">
                <text:p>0.086295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0">
                <text:p>190</text:p>
              </table:table-cell>
              <table:table-cell office:value-type="float" office:value="0.08537">
                <text:p>0.08537</text:p>
              </table:table-cell>
              <table:table-cell office:value-type="float" office:value="0.32646">
                <text:p>0.3264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90">
                <text:p>190</text:p>
              </table:table-cell>
              <table:table-cell office:value-type="float" office:value="0.059828">
                <text:p>0.059828</text:p>
              </table:table-cell>
              <table:table-cell office:value-type="float" office:value="0.33513">
                <text:p>0.3351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0">
                <text:p>190</text:p>
              </table:table-cell>
              <table:table-cell office:value-type="float" office:value="0.069906">
                <text:p>0.069906</text:p>
              </table:table-cell>
              <table:table-cell office:value-type="float" office:value="0.36275">
                <text:p>0.3627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0">
                <text:p>190</text:p>
              </table:table-cell>
              <table:table-cell office:value-type="float" office:value="0.066379">
                <text:p>0.066379</text:p>
              </table:table-cell>
              <table:table-cell office:value-type="float" office:value="0.34881">
                <text:p>0.3488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0">
                <text:p>190</text:p>
              </table:table-cell>
              <table:table-cell office:value-type="float" office:value="0.071275">
                <text:p>0.071275</text:p>
              </table:table-cell>
              <table:table-cell office:value-type="float" office:value="0.32866">
                <text:p>0.3286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0">
                <text:p>190</text:p>
              </table:table-cell>
              <table:table-cell office:value-type="float" office:value="0.075064">
                <text:p>0.075064</text:p>
              </table:table-cell>
              <table:table-cell office:value-type="float" office:value="0.35957">
                <text:p>0.3595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0">
                <text:p>190</text:p>
              </table:table-cell>
              <table:table-cell office:value-type="float" office:value="0.076819">
                <text:p>0.076819</text:p>
              </table:table-cell>
              <table:table-cell office:value-type="float" office:value="0.3455">
                <text:p>0.345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0">
                <text:p>190</text:p>
              </table:table-cell>
              <table:table-cell office:value-type="float" office:value="0.079018">
                <text:p>0.079018</text:p>
              </table:table-cell>
              <table:table-cell office:value-type="float" office:value="0.31938">
                <text:p>0.3193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0">
                <text:p>190</text:p>
              </table:table-cell>
              <table:table-cell office:value-type="float" office:value="0.064834">
                <text:p>0.064834</text:p>
              </table:table-cell>
              <table:table-cell office:value-type="float" office:value="0.3405">
                <text:p>0.34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0">
                <text:p>190</text:p>
              </table:table-cell>
              <table:table-cell office:value-type="float" office:value="0.086177">
                <text:p>0.086177</text:p>
              </table:table-cell>
              <table:table-cell office:value-type="float" office:value="0.3015">
                <text:p>0.30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0">
                <text:p>190</text:p>
              </table:table-cell>
              <table:table-cell office:value-type="float" office:value="0.077349">
                <text:p>0.077349</text:p>
              </table:table-cell>
              <table:table-cell office:value-type="float" office:value="0.35248">
                <text:p>0.3524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0">
                <text:p>190</text:p>
              </table:table-cell>
              <table:table-cell office:value-type="float" office:value="0.068663">
                <text:p>0.068663</text:p>
              </table:table-cell>
              <table:table-cell office:value-type="float" office:value="0.35702">
                <text:p>0.357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0">
                <text:p>190</text:p>
              </table:table-cell>
              <table:table-cell office:value-type="float" office:value="0.078965">
                <text:p>0.078965</text:p>
              </table:table-cell>
              <table:table-cell office:value-type="float" office:value="0.31699">
                <text:p>0.316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0">
                <text:p>190</text:p>
              </table:table-cell>
              <table:table-cell office:value-type="float" office:value="0.072034">
                <text:p>0.072034</text:p>
              </table:table-cell>
              <table:table-cell office:value-type="float" office:value="0.34187">
                <text:p>0.3418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0">
                <text:p>190</text:p>
              </table:table-cell>
              <table:table-cell office:value-type="float" office:value="0.066796">
                <text:p>0.066796</text:p>
              </table:table-cell>
              <table:table-cell office:value-type="float" office:value="0.31026">
                <text:p>0.3102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0">
                <text:p>190</text:p>
              </table:table-cell>
              <table:table-cell office:value-type="float" office:value="0.064614">
                <text:p>0.064614</text:p>
              </table:table-cell>
              <table:table-cell office:value-type="float" office:value="0.35595">
                <text:p>0.3559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">
                <text:p>190</text:p>
              </table:table-cell>
              <table:table-cell office:value-type="float" office:value="0.081768">
                <text:p>0.081768</text:p>
              </table:table-cell>
              <table:table-cell office:value-type="float" office:value="0.3579">
                <text:p>0.357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0">
                <text:p>200</text:p>
              </table:table-cell>
              <table:table-cell office:value-type="float" office:value="0.077907">
                <text:p>0.077907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0">
                <text:p>200</text:p>
              </table:table-cell>
              <table:table-cell office:value-type="float" office:value="0.080583">
                <text:p>0.080583</text:p>
              </table:table-cell>
              <table:table-cell office:value-type="float" office:value="0.34244">
                <text:p>0.3424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0">
                <text:p>200</text:p>
              </table:table-cell>
              <table:table-cell office:value-type="float" office:value="0.075815">
                <text:p>0.075815</text:p>
              </table:table-cell>
              <table:table-cell office:value-type="float" office:value="0.36544">
                <text:p>0.3654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0">
                <text:p>200</text:p>
              </table:table-cell>
              <table:table-cell office:value-type="float" office:value="0.089078">
                <text:p>0.089078</text:p>
              </table:table-cell>
              <table:table-cell office:value-type="float" office:value="0.37664">
                <text:p>0.3766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0">
                <text:p>200</text:p>
              </table:table-cell>
              <table:table-cell office:value-type="float" office:value="0.081966">
                <text:p>0.081966</text:p>
              </table:table-cell>
              <table:table-cell office:value-type="float" office:value="0.34201">
                <text:p>0.3420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0">
                <text:p>200</text:p>
              </table:table-cell>
              <table:table-cell office:value-type="float" office:value="0.081174">
                <text:p>0.081174</text:p>
              </table:table-cell>
              <table:table-cell office:value-type="float" office:value="0.33592">
                <text:p>0.3359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0">
                <text:p>200</text:p>
              </table:table-cell>
              <table:table-cell office:value-type="float" office:value="0.094826">
                <text:p>0.094826</text:p>
              </table:table-cell>
              <table:table-cell office:value-type="float" office:value="0.36039">
                <text:p>0.3603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0">
                <text:p>200</text:p>
              </table:table-cell>
              <table:table-cell office:value-type="float" office:value="0.092683">
                <text:p>0.092683</text:p>
              </table:table-cell>
              <table:table-cell office:value-type="float" office:value="0.36248">
                <text:p>0.3624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0">
                <text:p>200</text:p>
              </table:table-cell>
              <table:table-cell office:value-type="float" office:value="0.074339">
                <text:p>0.074339</text:p>
              </table:table-cell>
              <table:table-cell office:value-type="float" office:value="0.3468">
                <text:p>0.346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0">
                <text:p>200</text:p>
              </table:table-cell>
              <table:table-cell office:value-type="float" office:value="0.093191">
                <text:p>0.093191</text:p>
              </table:table-cell>
              <table:table-cell office:value-type="float" office:value="0.31769">
                <text:p>0.3176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0">
                <text:p>200</text:p>
              </table:table-cell>
              <table:table-cell office:value-type="float" office:value="0.082394">
                <text:p>0.082394</text:p>
              </table:table-cell>
              <table:table-cell office:value-type="float" office:value="0.34959">
                <text:p>0.3495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0">
                <text:p>200</text:p>
              </table:table-cell>
              <table:table-cell office:value-type="float" office:value="0.077685">
                <text:p>0.077685</text:p>
              </table:table-cell>
              <table:table-cell office:value-type="float" office:value="0.33406">
                <text:p>0.3340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0">
                <text:p>200</text:p>
              </table:table-cell>
              <table:table-cell office:value-type="float" office:value="0.080794">
                <text:p>0.080794</text:p>
              </table:table-cell>
              <table:table-cell office:value-type="float" office:value="0.3117">
                <text:p>0.311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0">
                <text:p>200</text:p>
              </table:table-cell>
              <table:table-cell office:value-type="float" office:value="0.075286">
                <text:p>0.075286</text:p>
              </table:table-cell>
              <table:table-cell office:value-type="float" office:value="0.32166">
                <text:p>0.321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0">
                <text:p>200</text:p>
              </table:table-cell>
              <table:table-cell office:value-type="float" office:value="0.073721">
                <text:p>0.073721</text:p>
              </table:table-cell>
              <table:table-cell office:value-type="float" office:value="0.37404">
                <text:p>0.3740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0">
                <text:p>200</text:p>
              </table:table-cell>
              <table:table-cell office:value-type="float" office:value="0.08109">
                <text:p>0.08109</text:p>
              </table:table-cell>
              <table:table-cell office:value-type="float" office:value="0.34734">
                <text:p>0.3473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0">
                <text:p>200</text:p>
              </table:table-cell>
              <table:table-cell office:value-type="float" office:value="0.071214">
                <text:p>0.071214</text:p>
              </table:table-cell>
              <table:table-cell office:value-type="float" office:value="0.34831">
                <text:p>0.3483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0">
                <text:p>200</text:p>
              </table:table-cell>
              <table:table-cell office:value-type="float" office:value="0.072241">
                <text:p>0.072241</text:p>
              </table:table-cell>
              <table:table-cell office:value-type="float" office:value="0.33496">
                <text:p>0.334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0">
                <text:p>200</text:p>
              </table:table-cell>
              <table:table-cell office:value-type="float" office:value="0.071404">
                <text:p>0.071404</text:p>
              </table:table-cell>
              <table:table-cell office:value-type="float" office:value="0.34602">
                <text:p>0.3460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0">
                <text:p>200</text:p>
              </table:table-cell>
              <table:table-cell office:value-type="float" office:value="0.078785">
                <text:p>0.078785</text:p>
              </table:table-cell>
              <table:table-cell office:value-type="float" office:value="0.34979">
                <text:p>0.3497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0">
                <text:p>200</text:p>
              </table:table-cell>
              <table:table-cell office:value-type="float" office:value="0.08011">
                <text:p>0.08011</text:p>
              </table:table-cell>
              <table:table-cell office:value-type="float" office:value="0.3433">
                <text:p>0.34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0">
                <text:p>200</text:p>
              </table:table-cell>
              <table:table-cell office:value-type="float" office:value="0.084133">
                <text:p>0.084133</text:p>
              </table:table-cell>
              <table:table-cell office:value-type="float" office:value="0.39664">
                <text:p>0.3966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0">
                <text:p>200</text:p>
              </table:table-cell>
              <table:table-cell office:value-type="float" office:value="0.089677">
                <text:p>0.089677</text:p>
              </table:table-cell>
              <table:table-cell office:value-type="float" office:value="0.31208">
                <text:p>0.3120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0">
                <text:p>200</text:p>
              </table:table-cell>
              <table:table-cell office:value-type="float" office:value="0.066909">
                <text:p>0.066909</text:p>
              </table:table-cell>
              <table:table-cell office:value-type="float" office:value="0.33194">
                <text:p>0.3319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0">
                <text:p>200</text:p>
              </table:table-cell>
              <table:table-cell office:value-type="float" office:value="0.066631">
                <text:p>0.066631</text:p>
              </table:table-cell>
              <table:table-cell office:value-type="float" office:value="0.32446">
                <text:p>0.3244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0">
                <text:p>200</text:p>
              </table:table-cell>
              <table:table-cell office:value-type="float" office:value="0.084075">
                <text:p>0.084075</text:p>
              </table:table-cell>
              <table:table-cell office:value-type="float" office:value="0.33327">
                <text:p>0.3332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0">
                <text:p>200</text:p>
              </table:table-cell>
              <table:table-cell office:value-type="float" office:value="0.082364">
                <text:p>0.082364</text:p>
              </table:table-cell>
              <table:table-cell office:value-type="float" office:value="0.31759">
                <text:p>0.3175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0">
                <text:p>200</text:p>
              </table:table-cell>
              <table:table-cell office:value-type="float" office:value="0.086888">
                <text:p>0.086888</text:p>
              </table:table-cell>
              <table:table-cell office:value-type="float" office:value="0.33779">
                <text:p>0.3377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0">
                <text:p>200</text:p>
              </table:table-cell>
              <table:table-cell office:value-type="float" office:value="0.092112">
                <text:p>0.092112</text:p>
              </table:table-cell>
              <table:table-cell office:value-type="float" office:value="0.3437">
                <text:p>0.343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0">
                <text:p>200</text:p>
              </table:table-cell>
              <table:table-cell office:value-type="float" office:value="0.078968">
                <text:p>0.078968</text:p>
              </table:table-cell>
              <table:table-cell office:value-type="float" office:value="0.35306">
                <text:p>0.3530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0">
                <text:p>200</text:p>
              </table:table-cell>
              <table:table-cell office:value-type="float" office:value="0.079153">
                <text:p>0.079153</text:p>
              </table:table-cell>
              <table:table-cell office:value-type="float" office:value="0.33742">
                <text:p>0.3374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0">
                <text:p>200</text:p>
              </table:table-cell>
              <table:table-cell office:value-type="float" office:value="0.089819">
                <text:p>0.089819</text:p>
              </table:table-cell>
              <table:table-cell office:value-type="float" office:value="0.31658">
                <text:p>0.3165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0">
                <text:p>200</text:p>
              </table:table-cell>
              <table:table-cell office:value-type="float" office:value="0.073051">
                <text:p>0.073051</text:p>
              </table:table-cell>
              <table:table-cell office:value-type="float" office:value="0.36724">
                <text:p>0.3672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0">
                <text:p>200</text:p>
              </table:table-cell>
              <table:table-cell office:value-type="float" office:value="0.084372">
                <text:p>0.084372</text:p>
              </table:table-cell>
              <table:table-cell office:value-type="float" office:value="0.33487">
                <text:p>0.3348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0">
                <text:p>200</text:p>
              </table:table-cell>
              <table:table-cell office:value-type="float" office:value="0.075518">
                <text:p>0.075518</text:p>
              </table:table-cell>
              <table:table-cell office:value-type="float" office:value="0.30996">
                <text:p>0.3099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0">
                <text:p>200</text:p>
              </table:table-cell>
              <table:table-cell office:value-type="float" office:value="0.070857">
                <text:p>0.070857</text:p>
              </table:table-cell>
              <table:table-cell office:value-type="float" office:value="0.35225">
                <text:p>0.352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0">
                <text:p>200</text:p>
              </table:table-cell>
              <table:table-cell office:value-type="float" office:value="0.068739">
                <text:p>0.068739</text:p>
              </table:table-cell>
              <table:table-cell office:value-type="float" office:value="0.37622">
                <text:p>0.376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0">
                <text:p>200</text:p>
              </table:table-cell>
              <table:table-cell office:value-type="float" office:value="0.073727">
                <text:p>0.073727</text:p>
              </table:table-cell>
              <table:table-cell office:value-type="float" office:value="0.3177">
                <text:p>0.317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0">
                <text:p>200</text:p>
              </table:table-cell>
              <table:table-cell office:value-type="float" office:value="0.084057">
                <text:p>0.084057</text:p>
              </table:table-cell>
              <table:table-cell office:value-type="float" office:value="0.34718">
                <text:p>0.3471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0">
                <text:p>200</text:p>
              </table:table-cell>
              <table:table-cell office:value-type="float" office:value="0.078555">
                <text:p>0.078555</text:p>
              </table:table-cell>
              <table:table-cell office:value-type="float" office:value="0.33419">
                <text:p>0.3341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0">
                <text:p>200</text:p>
              </table:table-cell>
              <table:table-cell office:value-type="float" office:value="0.084282">
                <text:p>0.084282</text:p>
              </table:table-cell>
              <table:table-cell office:value-type="float" office:value="0.38111">
                <text:p>0.3811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0">
                <text:p>200</text:p>
              </table:table-cell>
              <table:table-cell office:value-type="float" office:value="0.088115">
                <text:p>0.088115</text:p>
              </table:table-cell>
              <table:table-cell office:value-type="float" office:value="0.34208">
                <text:p>0.3420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0">
                <text:p>200</text:p>
              </table:table-cell>
              <table:table-cell office:value-type="float" office:value="0.067166">
                <text:p>0.067166</text:p>
              </table:table-cell>
              <table:table-cell office:value-type="float" office:value="0.3467">
                <text:p>0.346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0">
                <text:p>200</text:p>
              </table:table-cell>
              <table:table-cell office:value-type="float" office:value="0.074022">
                <text:p>0.074022</text:p>
              </table:table-cell>
              <table:table-cell office:value-type="float" office:value="0.36482">
                <text:p>0.3648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0">
                <text:p>200</text:p>
              </table:table-cell>
              <table:table-cell office:value-type="float" office:value="0.063214">
                <text:p>0.063214</text:p>
              </table:table-cell>
              <table:table-cell office:value-type="float" office:value="0.33543">
                <text:p>0.3354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0">
                <text:p>200</text:p>
              </table:table-cell>
              <table:table-cell office:value-type="float" office:value="0.084886">
                <text:p>0.084886</text:p>
              </table:table-cell>
              <table:table-cell office:value-type="float" office:value="0.33294">
                <text:p>0.3329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0">
                <text:p>200</text:p>
              </table:table-cell>
              <table:table-cell office:value-type="float" office:value="0.08183">
                <text:p>0.08183</text:p>
              </table:table-cell>
              <table:table-cell office:value-type="float" office:value="0.37207">
                <text:p>0.3720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0">
                <text:p>200</text:p>
              </table:table-cell>
              <table:table-cell office:value-type="float" office:value="0.066486">
                <text:p>0.066486</text:p>
              </table:table-cell>
              <table:table-cell office:value-type="float" office:value="0.32921">
                <text:p>0.3292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0">
                <text:p>200</text:p>
              </table:table-cell>
              <table:table-cell office:value-type="float" office:value="0.076653">
                <text:p>0.076653</text:p>
              </table:table-cell>
              <table:table-cell office:value-type="float" office:value="0.37595">
                <text:p>0.375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">
                <text:p>200</text:p>
              </table:table-cell>
              <table:table-cell office:value-type="float" office:value="0.069969">
                <text:p>0.069969</text:p>
              </table:table-cell>
              <table:table-cell office:value-type="float" office:value="0.35756">
                <text:p>0.3575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10">
                <text:p>210</text:p>
              </table:table-cell>
              <table:table-cell office:value-type="float" office:value="0.096118">
                <text:p>0.096118</text:p>
              </table:table-cell>
              <table:table-cell office:value-type="float" office:value="0.3708">
                <text:p>0.370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10">
                <text:p>210</text:p>
              </table:table-cell>
              <table:table-cell office:value-type="float" office:value="0.083891">
                <text:p>0.083891</text:p>
              </table:table-cell>
              <table:table-cell office:value-type="float" office:value="0.37499">
                <text:p>0.3749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10">
                <text:p>210</text:p>
              </table:table-cell>
              <table:table-cell office:value-type="float" office:value="0.072825">
                <text:p>0.072825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10">
                <text:p>210</text:p>
              </table:table-cell>
              <table:table-cell office:value-type="float" office:value="0.085722">
                <text:p>0.085722</text:p>
              </table:table-cell>
              <table:table-cell office:value-type="float" office:value="0.35071">
                <text:p>0.3507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10">
                <text:p>210</text:p>
              </table:table-cell>
              <table:table-cell office:value-type="float" office:value="0.095369">
                <text:p>0.095369</text:p>
              </table:table-cell>
              <table:table-cell office:value-type="float" office:value="0.35651">
                <text:p>0.3565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10">
                <text:p>210</text:p>
              </table:table-cell>
              <table:table-cell office:value-type="float" office:value="0.086804">
                <text:p>0.086804</text:p>
              </table:table-cell>
              <table:table-cell office:value-type="float" office:value="0.36255">
                <text:p>0.3625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10">
                <text:p>210</text:p>
              </table:table-cell>
              <table:table-cell office:value-type="float" office:value="0.10338">
                <text:p>0.10338</text:p>
              </table:table-cell>
              <table:table-cell office:value-type="float" office:value="0.39019">
                <text:p>0.3901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0">
                <text:p>210</text:p>
              </table:table-cell>
              <table:table-cell office:value-type="float" office:value="0.086453">
                <text:p>0.0864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10">
                <text:p>210</text:p>
              </table:table-cell>
              <table:table-cell office:value-type="float" office:value="0.087252">
                <text:p>0.087252</text:p>
              </table:table-cell>
              <table:table-cell office:value-type="float" office:value="0.34935">
                <text:p>0.3493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10">
                <text:p>210</text:p>
              </table:table-cell>
              <table:table-cell office:value-type="float" office:value="0.078191">
                <text:p>0.078191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10">
                <text:p>210</text:p>
              </table:table-cell>
              <table:table-cell office:value-type="float" office:value="0.098908">
                <text:p>0.098908</text:p>
              </table:table-cell>
              <table:table-cell office:value-type="float" office:value="0.3553">
                <text:p>0.355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10">
                <text:p>210</text:p>
              </table:table-cell>
              <table:table-cell office:value-type="float" office:value="0.083584">
                <text:p>0.083584</text:p>
              </table:table-cell>
              <table:table-cell office:value-type="float" office:value="0.37697">
                <text:p>0.3769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10">
                <text:p>210</text:p>
              </table:table-cell>
              <table:table-cell office:value-type="float" office:value="0.090072">
                <text:p>0.090072</text:p>
              </table:table-cell>
              <table:table-cell office:value-type="float" office:value="0.37359">
                <text:p>0.3735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10">
                <text:p>210</text:p>
              </table:table-cell>
              <table:table-cell office:value-type="float" office:value="0.098108">
                <text:p>0.098108</text:p>
              </table:table-cell>
              <table:table-cell office:value-type="float" office:value="0.37779">
                <text:p>0.3777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10">
                <text:p>210</text:p>
              </table:table-cell>
              <table:table-cell office:value-type="float" office:value="0.080633">
                <text:p>0.080633</text:p>
              </table:table-cell>
              <table:table-cell office:value-type="float" office:value="0.3954">
                <text:p>0.395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0">
                <text:p>210</text:p>
              </table:table-cell>
              <table:table-cell office:value-type="float" office:value="0.084492">
                <text:p>0.084492</text:p>
              </table:table-cell>
              <table:table-cell office:value-type="float" office:value="0.32775">
                <text:p>0.3277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10">
                <text:p>210</text:p>
              </table:table-cell>
              <table:table-cell office:value-type="float" office:value="0.090685">
                <text:p>0.090685</text:p>
              </table:table-cell>
              <table:table-cell office:value-type="float" office:value="0.39274">
                <text:p>0.3927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10">
                <text:p>210</text:p>
              </table:table-cell>
              <table:table-cell office:value-type="float" office:value="0.083687">
                <text:p>0.083687</text:p>
              </table:table-cell>
              <table:table-cell office:value-type="float" office:value="0.37381">
                <text:p>0.3738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10">
                <text:p>210</text:p>
              </table:table-cell>
              <table:table-cell office:value-type="float" office:value="0.10263">
                <text:p>0.10263</text:p>
              </table:table-cell>
              <table:table-cell office:value-type="float" office:value="0.33855">
                <text:p>0.3385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0">
                <text:p>210</text:p>
              </table:table-cell>
              <table:table-cell office:value-type="float" office:value="0.088222">
                <text:p>0.088222</text:p>
              </table:table-cell>
              <table:table-cell office:value-type="float" office:value="0.36563">
                <text:p>0.3656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0">
                <text:p>210</text:p>
              </table:table-cell>
              <table:table-cell office:value-type="float" office:value="0.072439">
                <text:p>0.072439</text:p>
              </table:table-cell>
              <table:table-cell office:value-type="float" office:value="0.34041">
                <text:p>0.3404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10">
                <text:p>210</text:p>
              </table:table-cell>
              <table:table-cell office:value-type="float" office:value="0.068726">
                <text:p>0.068726</text:p>
              </table:table-cell>
              <table:table-cell office:value-type="float" office:value="0.35436">
                <text:p>0.3543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10">
                <text:p>210</text:p>
              </table:table-cell>
              <table:table-cell office:value-type="float" office:value="0.074066">
                <text:p>0.074066</text:p>
              </table:table-cell>
              <table:table-cell office:value-type="float" office:value="0.38812">
                <text:p>0.3881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10">
                <text:p>210</text:p>
              </table:table-cell>
              <table:table-cell office:value-type="float" office:value="0.085668">
                <text:p>0.085668</text:p>
              </table:table-cell>
              <table:table-cell office:value-type="float" office:value="0.36121">
                <text:p>0.3612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10">
                <text:p>210</text:p>
              </table:table-cell>
              <table:table-cell office:value-type="float" office:value="0.081786">
                <text:p>0.081786</text:p>
              </table:table-cell>
              <table:table-cell office:value-type="float" office:value="0.35267">
                <text:p>0.3526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10">
                <text:p>210</text:p>
              </table:table-cell>
              <table:table-cell office:value-type="float" office:value="0.088729">
                <text:p>0.088729</text:p>
              </table:table-cell>
              <table:table-cell office:value-type="float" office:value="0.37854">
                <text:p>0.3785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10">
                <text:p>210</text:p>
              </table:table-cell>
              <table:table-cell office:value-type="float" office:value="0.091116">
                <text:p>0.091116</text:p>
              </table:table-cell>
              <table:table-cell office:value-type="float" office:value="0.30872">
                <text:p>0.3087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10">
                <text:p>210</text:p>
              </table:table-cell>
              <table:table-cell office:value-type="float" office:value="0.088809">
                <text:p>0.088809</text:p>
              </table:table-cell>
              <table:table-cell office:value-type="float" office:value="0.37194">
                <text:p>0.3719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10">
                <text:p>210</text:p>
              </table:table-cell>
              <table:table-cell office:value-type="float" office:value="0.085432">
                <text:p>0.085432</text:p>
              </table:table-cell>
              <table:table-cell office:value-type="float" office:value="0.34906">
                <text:p>0.3490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10">
                <text:p>210</text:p>
              </table:table-cell>
              <table:table-cell office:value-type="float" office:value="0.084673">
                <text:p>0.084673</text:p>
              </table:table-cell>
              <table:table-cell office:value-type="float" office:value="0.35683">
                <text:p>0.3568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10">
                <text:p>210</text:p>
              </table:table-cell>
              <table:table-cell office:value-type="float" office:value="0.082075">
                <text:p>0.082075</text:p>
              </table:table-cell>
              <table:table-cell office:value-type="float" office:value="0.36534">
                <text:p>0.3653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10">
                <text:p>210</text:p>
              </table:table-cell>
              <table:table-cell office:value-type="float" office:value="0.08229">
                <text:p>0.08229</text:p>
              </table:table-cell>
              <table:table-cell office:value-type="float" office:value="0.3369">
                <text:p>0.336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10">
                <text:p>210</text:p>
              </table:table-cell>
              <table:table-cell office:value-type="float" office:value="0.084099">
                <text:p>0.084099</text:p>
              </table:table-cell>
              <table:table-cell office:value-type="float" office:value="0.3556">
                <text:p>0.355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10">
                <text:p>210</text:p>
              </table:table-cell>
              <table:table-cell office:value-type="float" office:value="0.1038">
                <text:p>0.1038</text:p>
              </table:table-cell>
              <table:table-cell office:value-type="float" office:value="0.35675">
                <text:p>0.3567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10">
                <text:p>210</text:p>
              </table:table-cell>
              <table:table-cell office:value-type="float" office:value="0.08604">
                <text:p>0.08604</text:p>
              </table:table-cell>
              <table:table-cell office:value-type="float" office:value="0.38395">
                <text:p>0.3839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10">
                <text:p>210</text:p>
              </table:table-cell>
              <table:table-cell office:value-type="float" office:value="0.078226">
                <text:p>0.078226</text:p>
              </table:table-cell>
              <table:table-cell office:value-type="float" office:value="0.37103">
                <text:p>0.3710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10">
                <text:p>210</text:p>
              </table:table-cell>
              <table:table-cell office:value-type="float" office:value="0.080226">
                <text:p>0.080226</text:p>
              </table:table-cell>
              <table:table-cell office:value-type="float" office:value="0.35813">
                <text:p>0.3581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10">
                <text:p>210</text:p>
              </table:table-cell>
              <table:table-cell office:value-type="float" office:value="0.062857">
                <text:p>0.062857</text:p>
              </table:table-cell>
              <table:table-cell office:value-type="float" office:value="0.3703">
                <text:p>0.370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10">
                <text:p>210</text:p>
              </table:table-cell>
              <table:table-cell office:value-type="float" office:value="0.094963">
                <text:p>0.094963</text:p>
              </table:table-cell>
              <table:table-cell office:value-type="float" office:value="0.33818">
                <text:p>0.3381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10">
                <text:p>210</text:p>
              </table:table-cell>
              <table:table-cell office:value-type="float" office:value="0.088409">
                <text:p>0.088409</text:p>
              </table:table-cell>
              <table:table-cell office:value-type="float" office:value="0.37206">
                <text:p>0.3720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0">
                <text:p>210</text:p>
              </table:table-cell>
              <table:table-cell office:value-type="float" office:value="0.10315">
                <text:p>0.10315</text:p>
              </table:table-cell>
              <table:table-cell office:value-type="float" office:value="0.36201">
                <text:p>0.3620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10">
                <text:p>210</text:p>
              </table:table-cell>
              <table:table-cell office:value-type="float" office:value="0.078586">
                <text:p>0.078586</text:p>
              </table:table-cell>
              <table:table-cell office:value-type="float" office:value="0.36573">
                <text:p>0.3657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10">
                <text:p>210</text:p>
              </table:table-cell>
              <table:table-cell office:value-type="float" office:value="0.079417">
                <text:p>0.079417</text:p>
              </table:table-cell>
              <table:table-cell office:value-type="float" office:value="0.38117">
                <text:p>0.3811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0">
                <text:p>210</text:p>
              </table:table-cell>
              <table:table-cell office:value-type="float" office:value="0.097713">
                <text:p>0.097713</text:p>
              </table:table-cell>
              <table:table-cell office:value-type="float" office:value="0.3404">
                <text:p>0.340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10">
                <text:p>210</text:p>
              </table:table-cell>
              <table:table-cell office:value-type="float" office:value="0.092656">
                <text:p>0.092656</text:p>
              </table:table-cell>
              <table:table-cell office:value-type="float" office:value="0.34394">
                <text:p>0.3439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0">
                <text:p>210</text:p>
              </table:table-cell>
              <table:table-cell office:value-type="float" office:value="0.07371">
                <text:p>0.07371</text:p>
              </table:table-cell>
              <table:table-cell office:value-type="float" office:value="0.34121">
                <text:p>0.3412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10">
                <text:p>210</text:p>
              </table:table-cell>
              <table:table-cell office:value-type="float" office:value="0.082745">
                <text:p>0.082745</text:p>
              </table:table-cell>
              <table:table-cell office:value-type="float" office:value="0.31982">
                <text:p>0.3198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10">
                <text:p>210</text:p>
              </table:table-cell>
              <table:table-cell office:value-type="float" office:value="0.089091">
                <text:p>0.089091</text:p>
              </table:table-cell>
              <table:table-cell office:value-type="float" office:value="0.36685">
                <text:p>0.3668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10">
                <text:p>210</text:p>
              </table:table-cell>
              <table:table-cell office:value-type="float" office:value="0.08646">
                <text:p>0.08646</text:p>
              </table:table-cell>
              <table:table-cell office:value-type="float" office:value="0.36097">
                <text:p>0.3609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10">
                <text:p>210</text:p>
              </table:table-cell>
              <table:table-cell office:value-type="float" office:value="0.094061">
                <text:p>0.094061</text:p>
              </table:table-cell>
              <table:table-cell office:value-type="float" office:value="0.3807">
                <text:p>0.380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20">
                <text:p>220</text:p>
              </table:table-cell>
              <table:table-cell office:value-type="float" office:value="0.081332">
                <text:p>0.081332</text:p>
              </table:table-cell>
              <table:table-cell office:value-type="float" office:value="0.34931">
                <text:p>0.3493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20">
                <text:p>220</text:p>
              </table:table-cell>
              <table:table-cell office:value-type="float" office:value="0.10202">
                <text:p>0.10202</text:p>
              </table:table-cell>
              <table:table-cell office:value-type="float" office:value="0.34939">
                <text:p>0.3493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20">
                <text:p>220</text:p>
              </table:table-cell>
              <table:table-cell office:value-type="float" office:value="0.094607">
                <text:p>0.094607</text:p>
              </table:table-cell>
              <table:table-cell office:value-type="float" office:value="0.32184">
                <text:p>0.3218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20">
                <text:p>220</text:p>
              </table:table-cell>
              <table:table-cell office:value-type="float" office:value="0.10352">
                <text:p>0.10352</text:p>
              </table:table-cell>
              <table:table-cell office:value-type="float" office:value="0.35712">
                <text:p>0.3571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20">
                <text:p>220</text:p>
              </table:table-cell>
              <table:table-cell office:value-type="float" office:value="0.091468">
                <text:p>0.091468</text:p>
              </table:table-cell>
              <table:table-cell office:value-type="float" office:value="0.36956">
                <text:p>0.3695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20">
                <text:p>220</text:p>
              </table:table-cell>
              <table:table-cell office:value-type="float" office:value="0.11533">
                <text:p>0.11533</text:p>
              </table:table-cell>
              <table:table-cell office:value-type="float" office:value="0.34198">
                <text:p>0.3419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20">
                <text:p>220</text:p>
              </table:table-cell>
              <table:table-cell office:value-type="float" office:value="0.1257">
                <text:p>0.1257</text:p>
              </table:table-cell>
              <table:table-cell office:value-type="float" office:value="0.37242">
                <text:p>0.3724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20">
                <text:p>220</text:p>
              </table:table-cell>
              <table:table-cell office:value-type="float" office:value="0.10539">
                <text:p>0.10539</text:p>
              </table:table-cell>
              <table:table-cell office:value-type="float" office:value="0.42775">
                <text:p>0.4277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20">
                <text:p>220</text:p>
              </table:table-cell>
              <table:table-cell office:value-type="float" office:value="0.10399">
                <text:p>0.10399</text:p>
              </table:table-cell>
              <table:table-cell office:value-type="float" office:value="0.33839">
                <text:p>0.3383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20">
                <text:p>220</text:p>
              </table:table-cell>
              <table:table-cell office:value-type="float" office:value="0.10282">
                <text:p>0.10282</text:p>
              </table:table-cell>
              <table:table-cell office:value-type="float" office:value="0.40583">
                <text:p>0.4058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20">
                <text:p>220</text:p>
              </table:table-cell>
              <table:table-cell office:value-type="float" office:value="0.087784">
                <text:p>0.087784</text:p>
              </table:table-cell>
              <table:table-cell office:value-type="float" office:value="0.3516">
                <text:p>0.351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20">
                <text:p>220</text:p>
              </table:table-cell>
              <table:table-cell office:value-type="float" office:value="0.10289">
                <text:p>0.10289</text:p>
              </table:table-cell>
              <table:table-cell office:value-type="float" office:value="0.40701">
                <text:p>0.4070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20">
                <text:p>220</text:p>
              </table:table-cell>
              <table:table-cell office:value-type="float" office:value="0.093268">
                <text:p>0.093268</text:p>
              </table:table-cell>
              <table:table-cell office:value-type="float" office:value="0.36302">
                <text:p>0.3630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20">
                <text:p>220</text:p>
              </table:table-cell>
              <table:table-cell office:value-type="float" office:value="0.10178">
                <text:p>0.10178</text:p>
              </table:table-cell>
              <table:table-cell office:value-type="float" office:value="0.34792">
                <text:p>0.3479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20">
                <text:p>220</text:p>
              </table:table-cell>
              <table:table-cell office:value-type="float" office:value="0.10583">
                <text:p>0.10583</text:p>
              </table:table-cell>
              <table:table-cell office:value-type="float" office:value="0.36997">
                <text:p>0.3699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20">
                <text:p>220</text:p>
              </table:table-cell>
              <table:table-cell office:value-type="float" office:value="0.098367">
                <text:p>0.098367</text:p>
              </table:table-cell>
              <table:table-cell office:value-type="float" office:value="0.41357">
                <text:p>0.4135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20">
                <text:p>220</text:p>
              </table:table-cell>
              <table:table-cell office:value-type="float" office:value="0.11556">
                <text:p>0.11556</text:p>
              </table:table-cell>
              <table:table-cell office:value-type="float" office:value="0.38009">
                <text:p>0.3800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20">
                <text:p>220</text:p>
              </table:table-cell>
              <table:table-cell office:value-type="float" office:value="0.10567">
                <text:p>0.10567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20">
                <text:p>220</text:p>
              </table:table-cell>
              <table:table-cell office:value-type="float" office:value="0.10687">
                <text:p>0.10687</text:p>
              </table:table-cell>
              <table:table-cell office:value-type="float" office:value="0.36888">
                <text:p>0.3688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20">
                <text:p>220</text:p>
              </table:table-cell>
              <table:table-cell office:value-type="float" office:value="0.14986">
                <text:p>0.14986</text:p>
              </table:table-cell>
              <table:table-cell office:value-type="float" office:value="0.31891">
                <text:p>0.3189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20">
                <text:p>220</text:p>
              </table:table-cell>
              <table:table-cell office:value-type="float" office:value="0.08548">
                <text:p>0.08548</text:p>
              </table:table-cell>
              <table:table-cell office:value-type="float" office:value="0.35805">
                <text:p>0.3580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20">
                <text:p>220</text:p>
              </table:table-cell>
              <table:table-cell office:value-type="float" office:value="0.10028">
                <text:p>0.10028</text:p>
              </table:table-cell>
              <table:table-cell office:value-type="float" office:value="0.38892">
                <text:p>0.3889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20">
                <text:p>220</text:p>
              </table:table-cell>
              <table:table-cell office:value-type="float" office:value="0.10908">
                <text:p>0.10908</text:p>
              </table:table-cell>
              <table:table-cell office:value-type="float" office:value="0.40537">
                <text:p>0.4053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20">
                <text:p>220</text:p>
              </table:table-cell>
              <table:table-cell office:value-type="float" office:value="0.10654">
                <text:p>0.10654</text:p>
              </table:table-cell>
              <table:table-cell office:value-type="float" office:value="0.37184">
                <text:p>0.3718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20">
                <text:p>220</text:p>
              </table:table-cell>
              <table:table-cell office:value-type="float" office:value="0.10744">
                <text:p>0.10744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20">
                <text:p>220</text:p>
              </table:table-cell>
              <table:table-cell office:value-type="float" office:value="0.087879">
                <text:p>0.087879</text:p>
              </table:table-cell>
              <table:table-cell office:value-type="float" office:value="0.34276">
                <text:p>0.3427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20">
                <text:p>220</text:p>
              </table:table-cell>
              <table:table-cell office:value-type="float" office:value="0.11997">
                <text:p>0.11997</text:p>
              </table:table-cell>
              <table:table-cell office:value-type="float" office:value="0.35501">
                <text:p>0.3550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20">
                <text:p>220</text:p>
              </table:table-cell>
              <table:table-cell office:value-type="float" office:value="0.086159">
                <text:p>0.086159</text:p>
              </table:table-cell>
              <table:table-cell office:value-type="float" office:value="0.38609">
                <text:p>0.3860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20">
                <text:p>220</text:p>
              </table:table-cell>
              <table:table-cell office:value-type="float" office:value="0.095843">
                <text:p>0.095843</text:p>
              </table:table-cell>
              <table:table-cell office:value-type="float" office:value="0.32613">
                <text:p>0.3261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20">
                <text:p>220</text:p>
              </table:table-cell>
              <table:table-cell office:value-type="float" office:value="0.10033">
                <text:p>0.10033</text:p>
              </table:table-cell>
              <table:table-cell office:value-type="float" office:value="0.34826">
                <text:p>0.3482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20">
                <text:p>220</text:p>
              </table:table-cell>
              <table:table-cell office:value-type="float" office:value="0.10007">
                <text:p>0.10007</text:p>
              </table:table-cell>
              <table:table-cell office:value-type="float" office:value="0.38006">
                <text:p>0.3800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20">
                <text:p>220</text:p>
              </table:table-cell>
              <table:table-cell office:value-type="float" office:value="0.11524">
                <text:p>0.11524</text:p>
              </table:table-cell>
              <table:table-cell office:value-type="float" office:value="0.41194">
                <text:p>0.4119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20">
                <text:p>220</text:p>
              </table:table-cell>
              <table:table-cell office:value-type="float" office:value="0.11387">
                <text:p>0.11387</text:p>
              </table:table-cell>
              <table:table-cell office:value-type="float" office:value="0.37422">
                <text:p>0.3742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20">
                <text:p>220</text:p>
              </table:table-cell>
              <table:table-cell office:value-type="float" office:value="0.091301">
                <text:p>0.091301</text:p>
              </table:table-cell>
              <table:table-cell office:value-type="float" office:value="0.38821">
                <text:p>0.3882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20">
                <text:p>220</text:p>
              </table:table-cell>
              <table:table-cell office:value-type="float" office:value="0.088161">
                <text:p>0.088161</text:p>
              </table:table-cell>
              <table:table-cell office:value-type="float" office:value="0.36765">
                <text:p>0.3676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20">
                <text:p>220</text:p>
              </table:table-cell>
              <table:table-cell office:value-type="float" office:value="0.078996">
                <text:p>0.078996</text:p>
              </table:table-cell>
              <table:table-cell office:value-type="float" office:value="0.38087">
                <text:p>0.3808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20">
                <text:p>220</text:p>
              </table:table-cell>
              <table:table-cell office:value-type="float" office:value="0.10069">
                <text:p>0.10069</text:p>
              </table:table-cell>
              <table:table-cell office:value-type="float" office:value="0.37038">
                <text:p>0.3703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20">
                <text:p>220</text:p>
              </table:table-cell>
              <table:table-cell office:value-type="float" office:value="0.12366">
                <text:p>0.12366</text:p>
              </table:table-cell>
              <table:table-cell office:value-type="float" office:value="0.39227">
                <text:p>0.3922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20">
                <text:p>220</text:p>
              </table:table-cell>
              <table:table-cell office:value-type="float" office:value="0.094518">
                <text:p>0.094518</text:p>
              </table:table-cell>
              <table:table-cell office:value-type="float" office:value="0.38228">
                <text:p>0.3822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20">
                <text:p>220</text:p>
              </table:table-cell>
              <table:table-cell office:value-type="float" office:value="0.11126">
                <text:p>0.11126</text:p>
              </table:table-cell>
              <table:table-cell office:value-type="float" office:value="0.36544">
                <text:p>0.3654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20">
                <text:p>220</text:p>
              </table:table-cell>
              <table:table-cell office:value-type="float" office:value="0.098604">
                <text:p>0.098604</text:p>
              </table:table-cell>
              <table:table-cell office:value-type="float" office:value="0.39993">
                <text:p>0.3999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20">
                <text:p>220</text:p>
              </table:table-cell>
              <table:table-cell office:value-type="float" office:value="0.12665">
                <text:p>0.12665</text:p>
              </table:table-cell>
              <table:table-cell office:value-type="float" office:value="0.36671">
                <text:p>0.3667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20">
                <text:p>220</text:p>
              </table:table-cell>
              <table:table-cell office:value-type="float" office:value="0.076497">
                <text:p>0.076497</text:p>
              </table:table-cell>
              <table:table-cell office:value-type="float" office:value="0.35259">
                <text:p>0.3525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0">
                <text:p>220</text:p>
              </table:table-cell>
              <table:table-cell office:value-type="float" office:value="0.082319">
                <text:p>0.082319</text:p>
              </table:table-cell>
              <table:table-cell office:value-type="float" office:value="0.35917">
                <text:p>0.3591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20">
                <text:p>220</text:p>
              </table:table-cell>
              <table:table-cell office:value-type="float" office:value="0.097879">
                <text:p>0.097879</text:p>
              </table:table-cell>
              <table:table-cell office:value-type="float" office:value="0.37491">
                <text:p>0.3749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20">
                <text:p>220</text:p>
              </table:table-cell>
              <table:table-cell office:value-type="float" office:value="0.085408">
                <text:p>0.085408</text:p>
              </table:table-cell>
              <table:table-cell office:value-type="float" office:value="0.37167">
                <text:p>0.3716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20">
                <text:p>220</text:p>
              </table:table-cell>
              <table:table-cell office:value-type="float" office:value="0.099102">
                <text:p>0.099102</text:p>
              </table:table-cell>
              <table:table-cell office:value-type="float" office:value="0.37325">
                <text:p>0.3732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20">
                <text:p>220</text:p>
              </table:table-cell>
              <table:table-cell office:value-type="float" office:value="0.12696">
                <text:p>0.12696</text:p>
              </table:table-cell>
              <table:table-cell office:value-type="float" office:value="0.41057">
                <text:p>0.4105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20">
                <text:p>220</text:p>
              </table:table-cell>
              <table:table-cell office:value-type="float" office:value="0.085913">
                <text:p>0.085913</text:p>
              </table:table-cell>
              <table:table-cell office:value-type="float" office:value="0.40903">
                <text:p>0.4090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20">
                <text:p>220</text:p>
              </table:table-cell>
              <table:table-cell office:value-type="float" office:value="0.11255">
                <text:p>0.11255</text:p>
              </table:table-cell>
              <table:table-cell office:value-type="float" office:value="0.35983">
                <text:p>0.3598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30">
                <text:p>230</text:p>
              </table:table-cell>
              <table:table-cell office:value-type="float" office:value="0.13463">
                <text:p>0.13463</text:p>
              </table:table-cell>
              <table:table-cell office:value-type="float" office:value="0.35338">
                <text:p>0.3533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30">
                <text:p>230</text:p>
              </table:table-cell>
              <table:table-cell office:value-type="float" office:value="0.11998">
                <text:p>0.11998</text:p>
              </table:table-cell>
              <table:table-cell office:value-type="float" office:value="0.34059">
                <text:p>0.3405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30">
                <text:p>230</text:p>
              </table:table-cell>
              <table:table-cell office:value-type="float" office:value="0.12459">
                <text:p>0.12459</text:p>
              </table:table-cell>
              <table:table-cell office:value-type="float" office:value="0.38528">
                <text:p>0.3852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30">
                <text:p>230</text:p>
              </table:table-cell>
              <table:table-cell office:value-type="float" office:value="0.1038">
                <text:p>0.1038</text:p>
              </table:table-cell>
              <table:table-cell office:value-type="float" office:value="0.3846">
                <text:p>0.384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30">
                <text:p>230</text:p>
              </table:table-cell>
              <table:table-cell office:value-type="float" office:value="0.12353">
                <text:p>0.12353</text:p>
              </table:table-cell>
              <table:table-cell office:value-type="float" office:value="0.38135">
                <text:p>0.3813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30">
                <text:p>230</text:p>
              </table:table-cell>
              <table:table-cell office:value-type="float" office:value="0.14119">
                <text:p>0.14119</text:p>
              </table:table-cell>
              <table:table-cell office:value-type="float" office:value="0.32798">
                <text:p>0.3279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30">
                <text:p>230</text:p>
              </table:table-cell>
              <table:table-cell office:value-type="float" office:value="0.10664">
                <text:p>0.10664</text:p>
              </table:table-cell>
              <table:table-cell office:value-type="float" office:value="0.36074">
                <text:p>0.3607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30">
                <text:p>230</text:p>
              </table:table-cell>
              <table:table-cell office:value-type="float" office:value="0.1101">
                <text:p>0.1101</text:p>
              </table:table-cell>
              <table:table-cell office:value-type="float" office:value="0.40075">
                <text:p>0.4007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30">
                <text:p>230</text:p>
              </table:table-cell>
              <table:table-cell office:value-type="float" office:value="0.12744">
                <text:p>0.12744</text:p>
              </table:table-cell>
              <table:table-cell office:value-type="float" office:value="0.39691">
                <text:p>0.3969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30">
                <text:p>230</text:p>
              </table:table-cell>
              <table:table-cell office:value-type="float" office:value="0.16131">
                <text:p>0.16131</text:p>
              </table:table-cell>
              <table:table-cell office:value-type="float" office:value="0.35857">
                <text:p>0.3585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30">
                <text:p>230</text:p>
              </table:table-cell>
              <table:table-cell office:value-type="float" office:value="0.12441">
                <text:p>0.12441</text:p>
              </table:table-cell>
              <table:table-cell office:value-type="float" office:value="0.38365">
                <text:p>0.3836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30">
                <text:p>230</text:p>
              </table:table-cell>
              <table:table-cell office:value-type="float" office:value="0.099447">
                <text:p>0.099447</text:p>
              </table:table-cell>
              <table:table-cell office:value-type="float" office:value="0.39752">
                <text:p>0.3975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30">
                <text:p>230</text:p>
              </table:table-cell>
              <table:table-cell office:value-type="float" office:value="0.11091">
                <text:p>0.11091</text:p>
              </table:table-cell>
              <table:table-cell office:value-type="float" office:value="0.34574">
                <text:p>0.3457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30">
                <text:p>230</text:p>
              </table:table-cell>
              <table:table-cell office:value-type="float" office:value="0.13183">
                <text:p>0.13183</text:p>
              </table:table-cell>
              <table:table-cell office:value-type="float" office:value="0.39282">
                <text:p>0.3928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30">
                <text:p>230</text:p>
              </table:table-cell>
              <table:table-cell office:value-type="float" office:value="0.13985">
                <text:p>0.13985</text:p>
              </table:table-cell>
              <table:table-cell office:value-type="float" office:value="0.39348">
                <text:p>0.3934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30">
                <text:p>230</text:p>
              </table:table-cell>
              <table:table-cell office:value-type="float" office:value="0.11886">
                <text:p>0.11886</text:p>
              </table:table-cell>
              <table:table-cell office:value-type="float" office:value="0.40421">
                <text:p>0.4042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30">
                <text:p>230</text:p>
              </table:table-cell>
              <table:table-cell office:value-type="float" office:value="0.152">
                <text:p>0.152</text:p>
              </table:table-cell>
              <table:table-cell office:value-type="float" office:value="0.34639">
                <text:p>0.3463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30">
                <text:p>230</text:p>
              </table:table-cell>
              <table:table-cell office:value-type="float" office:value="0.142">
                <text:p>0.142</text:p>
              </table:table-cell>
              <table:table-cell office:value-type="float" office:value="0.3718">
                <text:p>0.371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30">
                <text:p>230</text:p>
              </table:table-cell>
              <table:table-cell office:value-type="float" office:value="0.089652">
                <text:p>0.089652</text:p>
              </table:table-cell>
              <table:table-cell office:value-type="float" office:value="0.3697">
                <text:p>0.369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30">
                <text:p>230</text:p>
              </table:table-cell>
              <table:table-cell office:value-type="float" office:value="0.15562">
                <text:p>0.15562</text:p>
              </table:table-cell>
              <table:table-cell office:value-type="float" office:value="0.35778">
                <text:p>0.3577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30">
                <text:p>230</text:p>
              </table:table-cell>
              <table:table-cell office:value-type="float" office:value="0.12045">
                <text:p>0.12045</text:p>
              </table:table-cell>
              <table:table-cell office:value-type="float" office:value="0.37456">
                <text:p>0.3745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30">
                <text:p>230</text:p>
              </table:table-cell>
              <table:table-cell office:value-type="float" office:value="0.1692">
                <text:p>0.1692</text:p>
              </table:table-cell>
              <table:table-cell office:value-type="float" office:value="0.3432">
                <text:p>0.343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30">
                <text:p>230</text:p>
              </table:table-cell>
              <table:table-cell office:value-type="float" office:value="0.16778">
                <text:p>0.16778</text:p>
              </table:table-cell>
              <table:table-cell office:value-type="float" office:value="0.38504">
                <text:p>0.3850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30">
                <text:p>230</text:p>
              </table:table-cell>
              <table:table-cell office:value-type="float" office:value="0.12087">
                <text:p>0.12087</text:p>
              </table:table-cell>
              <table:table-cell office:value-type="float" office:value="0.37692">
                <text:p>0.3769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30">
                <text:p>230</text:p>
              </table:table-cell>
              <table:table-cell office:value-type="float" office:value="0.16771">
                <text:p>0.16771</text:p>
              </table:table-cell>
              <table:table-cell office:value-type="float" office:value="0.41291">
                <text:p>0.4129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30">
                <text:p>230</text:p>
              </table:table-cell>
              <table:table-cell office:value-type="float" office:value="0.11125">
                <text:p>0.11125</text:p>
              </table:table-cell>
              <table:table-cell office:value-type="float" office:value="0.3782">
                <text:p>0.378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30">
                <text:p>230</text:p>
              </table:table-cell>
              <table:table-cell office:value-type="float" office:value="0.15163">
                <text:p>0.15163</text:p>
              </table:table-cell>
              <table:table-cell office:value-type="float" office:value="0.39459">
                <text:p>0.3945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30">
                <text:p>230</text:p>
              </table:table-cell>
              <table:table-cell office:value-type="float" office:value="0.12137">
                <text:p>0.12137</text:p>
              </table:table-cell>
              <table:table-cell office:value-type="float" office:value="0.36053">
                <text:p>0.3605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30">
                <text:p>230</text:p>
              </table:table-cell>
              <table:table-cell office:value-type="float" office:value="0.12998">
                <text:p>0.12998</text:p>
              </table:table-cell>
              <table:table-cell office:value-type="float" office:value="0.36079">
                <text:p>0.3607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30">
                <text:p>230</text:p>
              </table:table-cell>
              <table:table-cell office:value-type="float" office:value="0.13807">
                <text:p>0.13807</text:p>
              </table:table-cell>
              <table:table-cell office:value-type="float" office:value="0.40258">
                <text:p>0.4025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30">
                <text:p>230</text:p>
              </table:table-cell>
              <table:table-cell office:value-type="float" office:value="0.099756">
                <text:p>0.099756</text:p>
              </table:table-cell>
              <table:table-cell office:value-type="float" office:value="0.39073">
                <text:p>0.3907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30">
                <text:p>230</text:p>
              </table:table-cell>
              <table:table-cell office:value-type="float" office:value="0.12247">
                <text:p>0.12247</text:p>
              </table:table-cell>
              <table:table-cell office:value-type="float" office:value="0.37513">
                <text:p>0.3751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0">
                <text:p>230</text:p>
              </table:table-cell>
              <table:table-cell office:value-type="float" office:value="0.10859">
                <text:p>0.10859</text:p>
              </table:table-cell>
              <table:table-cell office:value-type="float" office:value="0.37069">
                <text:p>0.3706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30">
                <text:p>230</text:p>
              </table:table-cell>
              <table:table-cell office:value-type="float" office:value="0.16337">
                <text:p>0.16337</text:p>
              </table:table-cell>
              <table:table-cell office:value-type="float" office:value="0.40605">
                <text:p>0.4060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30">
                <text:p>230</text:p>
              </table:table-cell>
              <table:table-cell office:value-type="float" office:value="0.10283">
                <text:p>0.10283</text:p>
              </table:table-cell>
              <table:table-cell office:value-type="float" office:value="0.37678">
                <text:p>0.3767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30">
                <text:p>230</text:p>
              </table:table-cell>
              <table:table-cell office:value-type="float" office:value="0.15224">
                <text:p>0.15224</text:p>
              </table:table-cell>
              <table:table-cell office:value-type="float" office:value="0.38702">
                <text:p>0.3870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30">
                <text:p>230</text:p>
              </table:table-cell>
              <table:table-cell office:value-type="float" office:value="0.1209">
                <text:p>0.1209</text:p>
              </table:table-cell>
              <table:table-cell office:value-type="float" office:value="0.40451">
                <text:p>0.4045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30">
                <text:p>230</text:p>
              </table:table-cell>
              <table:table-cell office:value-type="float" office:value="0.14393">
                <text:p>0.14393</text:p>
              </table:table-cell>
              <table:table-cell office:value-type="float" office:value="0.35925">
                <text:p>0.3592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30">
                <text:p>230</text:p>
              </table:table-cell>
              <table:table-cell office:value-type="float" office:value="0.13396">
                <text:p>0.13396</text:p>
              </table:table-cell>
              <table:table-cell office:value-type="float" office:value="0.38763">
                <text:p>0.3876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30">
                <text:p>230</text:p>
              </table:table-cell>
              <table:table-cell office:value-type="float" office:value="0.13672">
                <text:p>0.13672</text:p>
              </table:table-cell>
              <table:table-cell office:value-type="float" office:value="0.38886">
                <text:p>0.3888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30">
                <text:p>230</text:p>
              </table:table-cell>
              <table:table-cell office:value-type="float" office:value="0.11186">
                <text:p>0.11186</text:p>
              </table:table-cell>
              <table:table-cell office:value-type="float" office:value="0.37911">
                <text:p>0.3791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30">
                <text:p>230</text:p>
              </table:table-cell>
              <table:table-cell office:value-type="float" office:value="0.14145">
                <text:p>0.14145</text:p>
              </table:table-cell>
              <table:table-cell office:value-type="float" office:value="0.40582">
                <text:p>0.4058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30">
                <text:p>230</text:p>
              </table:table-cell>
              <table:table-cell office:value-type="float" office:value="0.11293">
                <text:p>0.11293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30">
                <text:p>230</text:p>
              </table:table-cell>
              <table:table-cell office:value-type="float" office:value="0.1123">
                <text:p>0.1123</text:p>
              </table:table-cell>
              <table:table-cell office:value-type="float" office:value="0.40714">
                <text:p>0.4071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30">
                <text:p>230</text:p>
              </table:table-cell>
              <table:table-cell office:value-type="float" office:value="0.14706">
                <text:p>0.14706</text:p>
              </table:table-cell>
              <table:table-cell office:value-type="float" office:value="0.36385">
                <text:p>0.3638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30">
                <text:p>230</text:p>
              </table:table-cell>
              <table:table-cell office:value-type="float" office:value="0.1555">
                <text:p>0.1555</text:p>
              </table:table-cell>
              <table:table-cell office:value-type="float" office:value="0.40295">
                <text:p>0.4029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30">
                <text:p>230</text:p>
              </table:table-cell>
              <table:table-cell office:value-type="float" office:value="0.13611">
                <text:p>0.13611</text:p>
              </table:table-cell>
              <table:table-cell office:value-type="float" office:value="0.35794">
                <text:p>0.3579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30">
                <text:p>230</text:p>
              </table:table-cell>
              <table:table-cell office:value-type="float" office:value="0.13425">
                <text:p>0.13425</text:p>
              </table:table-cell>
              <table:table-cell office:value-type="float" office:value="0.39152">
                <text:p>0.3915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0">
                <text:p>230</text:p>
              </table:table-cell>
              <table:table-cell office:value-type="float" office:value="0.12496">
                <text:p>0.12496</text:p>
              </table:table-cell>
              <table:table-cell office:value-type="float" office:value="0.38762">
                <text:p>0.3876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0">
                <text:p>230</text:p>
              </table:table-cell>
              <table:table-cell office:value-type="float" office:value="0.13162">
                <text:p>0.13162</text:p>
              </table:table-cell>
              <table:table-cell office:value-type="float" office:value="0.40155">
                <text:p>0.4015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40">
                <text:p>240</text:p>
              </table:table-cell>
              <table:table-cell office:value-type="float" office:value="0.15925">
                <text:p>0.15925</text:p>
              </table:table-cell>
              <table:table-cell office:value-type="float" office:value="0.37525">
                <text:p>0.3752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40">
                <text:p>240</text:p>
              </table:table-cell>
              <table:table-cell office:value-type="float" office:value="0.14785">
                <text:p>0.14785</text:p>
              </table:table-cell>
              <table:table-cell office:value-type="float" office:value="0.38615">
                <text:p>0.3861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40">
                <text:p>240</text:p>
              </table:table-cell>
              <table:table-cell office:value-type="float" office:value="0.18398">
                <text:p>0.18398</text:p>
              </table:table-cell>
              <table:table-cell office:value-type="float" office:value="0.3825">
                <text:p>0.382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40">
                <text:p>240</text:p>
              </table:table-cell>
              <table:table-cell office:value-type="float" office:value="0.15894">
                <text:p>0.15894</text:p>
              </table:table-cell>
              <table:table-cell office:value-type="float" office:value="0.41015">
                <text:p>0.4101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40">
                <text:p>240</text:p>
              </table:table-cell>
              <table:table-cell office:value-type="float" office:value="0.19716">
                <text:p>0.19716</text:p>
              </table:table-cell>
              <table:table-cell office:value-type="float" office:value="0.41066">
                <text:p>0.4106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40">
                <text:p>240</text:p>
              </table:table-cell>
              <table:table-cell office:value-type="float" office:value="0.1185">
                <text:p>0.1185</text:p>
              </table:table-cell>
              <table:table-cell office:value-type="float" office:value="0.38613">
                <text:p>0.3861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40">
                <text:p>240</text:p>
              </table:table-cell>
              <table:table-cell office:value-type="float" office:value="0.22052">
                <text:p>0.22052</text:p>
              </table:table-cell>
              <table:table-cell office:value-type="float" office:value="0.4029">
                <text:p>0.402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0">
                <text:p>240</text:p>
              </table:table-cell>
              <table:table-cell office:value-type="float" office:value="0.17294">
                <text:p>0.17294</text:p>
              </table:table-cell>
              <table:table-cell office:value-type="float" office:value="0.3812">
                <text:p>0.381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40">
                <text:p>240</text:p>
              </table:table-cell>
              <table:table-cell office:value-type="float" office:value="0.18079">
                <text:p>0.18079</text:p>
              </table:table-cell>
              <table:table-cell office:value-type="float" office:value="0.40778">
                <text:p>0.4077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40">
                <text:p>240</text:p>
              </table:table-cell>
              <table:table-cell office:value-type="float" office:value="0.11174">
                <text:p>0.11174</text:p>
              </table:table-cell>
              <table:table-cell office:value-type="float" office:value="0.38697">
                <text:p>0.3869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40">
                <text:p>240</text:p>
              </table:table-cell>
              <table:table-cell office:value-type="float" office:value="0.21694">
                <text:p>0.21694</text:p>
              </table:table-cell>
              <table:table-cell office:value-type="float" office:value="0.37498">
                <text:p>0.3749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40">
                <text:p>240</text:p>
              </table:table-cell>
              <table:table-cell office:value-type="float" office:value="0.15097">
                <text:p>0.15097</text:p>
              </table:table-cell>
              <table:table-cell office:value-type="float" office:value="0.40937">
                <text:p>0.4093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40">
                <text:p>240</text:p>
              </table:table-cell>
              <table:table-cell office:value-type="float" office:value="0.14915">
                <text:p>0.14915</text:p>
              </table:table-cell>
              <table:table-cell office:value-type="float" office:value="0.38449">
                <text:p>0.3844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40">
                <text:p>240</text:p>
              </table:table-cell>
              <table:table-cell office:value-type="float" office:value="0.12925">
                <text:p>0.12925</text:p>
              </table:table-cell>
              <table:table-cell office:value-type="float" office:value="0.41984">
                <text:p>0.4198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40">
                <text:p>240</text:p>
              </table:table-cell>
              <table:table-cell office:value-type="float" office:value="0.13837">
                <text:p>0.13837</text:p>
              </table:table-cell>
              <table:table-cell office:value-type="float" office:value="0.40335">
                <text:p>0.4033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40">
                <text:p>240</text:p>
              </table:table-cell>
              <table:table-cell office:value-type="float" office:value="0.21539">
                <text:p>0.21539</text:p>
              </table:table-cell>
              <table:table-cell office:value-type="float" office:value="0.40947">
                <text:p>0.4094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40">
                <text:p>240</text:p>
              </table:table-cell>
              <table:table-cell office:value-type="float" office:value="0.15315">
                <text:p>0.15315</text:p>
              </table:table-cell>
              <table:table-cell office:value-type="float" office:value="0.37706">
                <text:p>0.3770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40">
                <text:p>240</text:p>
              </table:table-cell>
              <table:table-cell office:value-type="float" office:value="0.23957">
                <text:p>0.23957</text:p>
              </table:table-cell>
              <table:table-cell office:value-type="float" office:value="0.37379">
                <text:p>0.3737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40">
                <text:p>240</text:p>
              </table:table-cell>
              <table:table-cell office:value-type="float" office:value="0.13825">
                <text:p>0.13825</text:p>
              </table:table-cell>
              <table:table-cell office:value-type="float" office:value="0.39595">
                <text:p>0.3959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40">
                <text:p>240</text:p>
              </table:table-cell>
              <table:table-cell office:value-type="float" office:value="0.17878">
                <text:p>0.17878</text:p>
              </table:table-cell>
              <table:table-cell office:value-type="float" office:value="0.36647">
                <text:p>0.3664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40">
                <text:p>240</text:p>
              </table:table-cell>
              <table:table-cell office:value-type="float" office:value="0.14227">
                <text:p>0.14227</text:p>
              </table:table-cell>
              <table:table-cell office:value-type="float" office:value="0.40194">
                <text:p>0.4019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40">
                <text:p>240</text:p>
              </table:table-cell>
              <table:table-cell office:value-type="float" office:value="0.16266">
                <text:p>0.16266</text:p>
              </table:table-cell>
              <table:table-cell office:value-type="float" office:value="0.40887">
                <text:p>0.4088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40">
                <text:p>240</text:p>
              </table:table-cell>
              <table:table-cell office:value-type="float" office:value="0.20462">
                <text:p>0.20462</text:p>
              </table:table-cell>
              <table:table-cell office:value-type="float" office:value="0.36581">
                <text:p>0.3658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0">
                <text:p>240</text:p>
              </table:table-cell>
              <table:table-cell office:value-type="float" office:value="0.13632">
                <text:p>0.13632</text:p>
              </table:table-cell>
              <table:table-cell office:value-type="float" office:value="0.35912">
                <text:p>0.3591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40">
                <text:p>240</text:p>
              </table:table-cell>
              <table:table-cell office:value-type="float" office:value="0.21338">
                <text:p>0.21338</text:p>
              </table:table-cell>
              <table:table-cell office:value-type="float" office:value="0.40506">
                <text:p>0.4050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40">
                <text:p>240</text:p>
              </table:table-cell>
              <table:table-cell office:value-type="float" office:value="0.14333">
                <text:p>0.14333</text:p>
              </table:table-cell>
              <table:table-cell office:value-type="float" office:value="0.39714">
                <text:p>0.3971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40">
                <text:p>240</text:p>
              </table:table-cell>
              <table:table-cell office:value-type="float" office:value="0.11962">
                <text:p>0.11962</text:p>
              </table:table-cell>
              <table:table-cell office:value-type="float" office:value="0.38516">
                <text:p>0.3851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40">
                <text:p>240</text:p>
              </table:table-cell>
              <table:table-cell office:value-type="float" office:value="0.12861">
                <text:p>0.12861</text:p>
              </table:table-cell>
              <table:table-cell office:value-type="float" office:value="0.38665">
                <text:p>0.3866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40">
                <text:p>240</text:p>
              </table:table-cell>
              <table:table-cell office:value-type="float" office:value="0.24117">
                <text:p>0.24117</text:p>
              </table:table-cell>
              <table:table-cell office:value-type="float" office:value="0.41509">
                <text:p>0.4150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40">
                <text:p>240</text:p>
              </table:table-cell>
              <table:table-cell office:value-type="float" office:value="0.20295">
                <text:p>0.20295</text:p>
              </table:table-cell>
              <table:table-cell office:value-type="float" office:value="0.4137">
                <text:p>0.413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40">
                <text:p>240</text:p>
              </table:table-cell>
              <table:table-cell office:value-type="float" office:value="0.22944">
                <text:p>0.22944</text:p>
              </table:table-cell>
              <table:table-cell office:value-type="float" office:value="0.38216">
                <text:p>0.3821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40">
                <text:p>240</text:p>
              </table:table-cell>
              <table:table-cell office:value-type="float" office:value="0.15815">
                <text:p>0.15815</text:p>
              </table:table-cell>
              <table:table-cell office:value-type="float" office:value="0.37985">
                <text:p>0.3798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0">
                <text:p>240</text:p>
              </table:table-cell>
              <table:table-cell office:value-type="float" office:value="0.31605">
                <text:p>0.31605</text:p>
              </table:table-cell>
              <table:table-cell office:value-type="float" office:value="0.37727">
                <text:p>0.3772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0">
                <text:p>240</text:p>
              </table:table-cell>
              <table:table-cell office:value-type="float" office:value="0.1622">
                <text:p>0.1622</text:p>
              </table:table-cell>
              <table:table-cell office:value-type="float" office:value="0.39264">
                <text:p>0.3926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40">
                <text:p>240</text:p>
              </table:table-cell>
              <table:table-cell office:value-type="float" office:value="0.19492">
                <text:p>0.19492</text:p>
              </table:table-cell>
              <table:table-cell office:value-type="float" office:value="0.40701">
                <text:p>0.4070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40">
                <text:p>240</text:p>
              </table:table-cell>
              <table:table-cell office:value-type="float" office:value="0.1462">
                <text:p>0.1462</text:p>
              </table:table-cell>
              <table:table-cell office:value-type="float" office:value="0.40525">
                <text:p>0.4052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40">
                <text:p>240</text:p>
              </table:table-cell>
              <table:table-cell office:value-type="float" office:value="0.29445">
                <text:p>0.29445</text:p>
              </table:table-cell>
              <table:table-cell office:value-type="float" office:value="0.40831">
                <text:p>0.4083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40">
                <text:p>240</text:p>
              </table:table-cell>
              <table:table-cell office:value-type="float" office:value="0.10938">
                <text:p>0.10938</text:p>
              </table:table-cell>
              <table:table-cell office:value-type="float" office:value="0.36997">
                <text:p>0.3699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40">
                <text:p>240</text:p>
              </table:table-cell>
              <table:table-cell office:value-type="float" office:value="0.22033">
                <text:p>0.22033</text:p>
              </table:table-cell>
              <table:table-cell office:value-type="float" office:value="0.40429">
                <text:p>0.4042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40">
                <text:p>240</text:p>
              </table:table-cell>
              <table:table-cell office:value-type="float" office:value="0.14683">
                <text:p>0.14683</text:p>
              </table:table-cell>
              <table:table-cell office:value-type="float" office:value="0.34718">
                <text:p>0.3471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40">
                <text:p>240</text:p>
              </table:table-cell>
              <table:table-cell office:value-type="float" office:value="0.12965">
                <text:p>0.12965</text:p>
              </table:table-cell>
              <table:table-cell office:value-type="float" office:value="0.38657">
                <text:p>0.3865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40">
                <text:p>240</text:p>
              </table:table-cell>
              <table:table-cell office:value-type="float" office:value="0.13501">
                <text:p>0.13501</text:p>
              </table:table-cell>
              <table:table-cell office:value-type="float" office:value="0.4022">
                <text:p>0.402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40">
                <text:p>240</text:p>
              </table:table-cell>
              <table:table-cell office:value-type="float" office:value="0.19566">
                <text:p>0.19566</text:p>
              </table:table-cell>
              <table:table-cell office:value-type="float" office:value="0.38514">
                <text:p>0.3851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0">
                <text:p>240</text:p>
              </table:table-cell>
              <table:table-cell office:value-type="float" office:value="0.20208">
                <text:p>0.20208</text:p>
              </table:table-cell>
              <table:table-cell office:value-type="float" office:value="0.39085">
                <text:p>0.3908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40">
                <text:p>240</text:p>
              </table:table-cell>
              <table:table-cell office:value-type="float" office:value="0.1791">
                <text:p>0.1791</text:p>
              </table:table-cell>
              <table:table-cell office:value-type="float" office:value="0.37357">
                <text:p>0.3735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40">
                <text:p>240</text:p>
              </table:table-cell>
              <table:table-cell office:value-type="float" office:value="0.22533">
                <text:p>0.22533</text:p>
              </table:table-cell>
              <table:table-cell office:value-type="float" office:value="0.37283">
                <text:p>0.3728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40">
                <text:p>240</text:p>
              </table:table-cell>
              <table:table-cell office:value-type="float" office:value="0.13649">
                <text:p>0.13649</text:p>
              </table:table-cell>
              <table:table-cell office:value-type="float" office:value="0.3693">
                <text:p>0.369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40">
                <text:p>240</text:p>
              </table:table-cell>
              <table:table-cell office:value-type="float" office:value="0.23763">
                <text:p>0.23763</text:p>
              </table:table-cell>
              <table:table-cell office:value-type="float" office:value="0.38992">
                <text:p>0.3899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40">
                <text:p>240</text:p>
              </table:table-cell>
              <table:table-cell office:value-type="float" office:value="0.1483">
                <text:p>0.1483</text:p>
              </table:table-cell>
              <table:table-cell office:value-type="float" office:value="0.41195">
                <text:p>0.4119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0">
                <text:p>240</text:p>
              </table:table-cell>
              <table:table-cell office:value-type="float" office:value="0.19429">
                <text:p>0.19429</text:p>
              </table:table-cell>
              <table:table-cell office:value-type="float" office:value="0.41268">
                <text:p>0.41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95cm" svg:height="11.96cm" xlink:href="." xlink:type="simple" chart:class="chart:scatter" chart:style-name="ch1">
        <chart:title svg:x="8.461cm" svg:y="0.375cm" chart:style-name="ch2">
          <text:p>Erasure Set Size vs Error</text:p>
        </chart:title>
        <chart:subtitle svg:x="9.082cm" svg:y="1.393cm" chart:style-name="ch3">
          <text:p>N = 1000, m = n = 100</text:p>
        </chart:subtitle>
        <chart:legend chart:legend-position="end" svg:x="16.995cm" svg:y="5.432cm" style:legend-expansion="high" chart:style-name="ch4"/>
        <chart:plot-area chart:style-name="ch5" chart:data-source-has-labels="both" svg:x="1.454cm" svg:y="2.315cm" svg:width="15.098cm" svg:height="8.425cm">
          <chartooo:coordinate-region svg:x="2.366cm" svg:y="2.514cm" svg:width="13.906cm" svg:height="7.579cm"/>
          <chart:axis chart:dimension="x" chart:name="primary-x" chart:style-name="ch6" chartooo:axis-type="auto">
            <chart:title svg:x="7.742cm" svg:y="10.979cm" chart:style-name="ch7">
              <text:p>Erasure Set Size</text:p>
            </chart:title>
            <chart:categories table:cell-range-address="local-table.$A$2:.$A$951"/>
          </chart:axis>
          <chart:axis chart:dimension="y" chart:name="primary-y" chart:style-name="ch6">
            <chart:title svg:x="0.451cm" svg:y="6.941cm" chart:style-name="ch8">
              <text:p>Error</text:p>
            </chart:title>
            <chart:grid chart:style-name="ch9" chart:class="major"/>
          </chart:axis>
          <chart:series chart:style-name="ch10" chart:values-cell-range-address="local-table.$C$2:.$C$951" chart:label-cell-address="local-table.$C$1" chart:class="chart:scatter">
            <chart:domain table:cell-range-address="local-table.$B$2:.$B$951"/>
            <chart:data-point chart:repeated="950"/>
          </chart:series>
          <chart:series chart:style-name="ch11" chart:values-cell-range-address="local-table.$D$2:.$D$951" chart:label-cell-address="local-table.$D$1" chart:class="chart:scatter">
            <chart:data-point chart:repeated="9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construction Error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Reconstruction Error</text:p>
                  </text:list-item>
                </text:list>
              </table:table-cell>
              <table:table-cell office:value-type="string">
                <text:p>Partial Reconstruction Error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artial Reconstruction Erro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024706">
                <text:p>0.024706</text:p>
              </table:table-cell>
              <table:table-cell office:value-type="float" office:value="0.041471">
                <text:p>0.0414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21096">
                <text:p>0.021096</text:p>
              </table:table-cell>
              <table:table-cell office:value-type="float" office:value="0.048616">
                <text:p>0.048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23773">
                <text:p>0.023773</text:p>
              </table:table-cell>
              <table:table-cell office:value-type="float" office:value="0.035782">
                <text:p>0.035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22207">
                <text:p>0.022207</text:p>
              </table:table-cell>
              <table:table-cell office:value-type="float" office:value="0.043434">
                <text:p>0.043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1406">
                <text:p>0.021406</text:p>
              </table:table-cell>
              <table:table-cell office:value-type="float" office:value="0.032119">
                <text:p>0.032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3334">
                <text:p>0.023334</text:p>
              </table:table-cell>
              <table:table-cell office:value-type="float" office:value="0.032305">
                <text:p>0.032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24494">
                <text:p>0.024494</text:p>
              </table:table-cell>
              <table:table-cell office:value-type="float" office:value="0.046824">
                <text:p>0.046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22151">
                <text:p>0.022151</text:p>
              </table:table-cell>
              <table:table-cell office:value-type="float" office:value="0.030783">
                <text:p>0.0307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20734">
                <text:p>0.020734</text:p>
              </table:table-cell>
              <table:table-cell office:value-type="float" office:value="0.021542">
                <text:p>0.0215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2146">
                <text:p>0.02146</text:p>
              </table:table-cell>
              <table:table-cell office:value-type="float" office:value="0.029597">
                <text:p>0.029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023821">
                <text:p>0.023821</text:p>
              </table:table-cell>
              <table:table-cell office:value-type="float" office:value="0.043262">
                <text:p>0.043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.025045">
                <text:p>0.025045</text:p>
              </table:table-cell>
              <table:table-cell office:value-type="float" office:value="0.03743">
                <text:p>0.037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025116">
                <text:p>0.025116</text:p>
              </table:table-cell>
              <table:table-cell office:value-type="float" office:value="0.034593">
                <text:p>0.0345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021767">
                <text:p>0.021767</text:p>
              </table:table-cell>
              <table:table-cell office:value-type="float" office:value="0.029052">
                <text:p>0.029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025249">
                <text:p>0.025249</text:p>
              </table:table-cell>
              <table:table-cell office:value-type="float" office:value="0.031411">
                <text:p>0.031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022918">
                <text:p>0.022918</text:p>
              </table:table-cell>
              <table:table-cell office:value-type="float" office:value="0.038249">
                <text:p>0.038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.023123">
                <text:p>0.023123</text:p>
              </table:table-cell>
              <table:table-cell office:value-type="float" office:value="0.045523">
                <text:p>0.0455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0.02244">
                <text:p>0.02244</text:p>
              </table:table-cell>
              <table:table-cell office:value-type="float" office:value="0.041473">
                <text:p>0.0414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022402">
                <text:p>0.022402</text:p>
              </table:table-cell>
              <table:table-cell office:value-type="float" office:value="0.039014">
                <text:p>0.039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020341">
                <text:p>0.020341</text:p>
              </table:table-cell>
              <table:table-cell office:value-type="float" office:value="0.032644">
                <text:p>0.032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021795">
                <text:p>0.021795</text:p>
              </table:table-cell>
              <table:table-cell office:value-type="float" office:value="0.028466">
                <text:p>0.0284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.024257">
                <text:p>0.024257</text:p>
              </table:table-cell>
              <table:table-cell office:value-type="float" office:value="0.034361">
                <text:p>0.0343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0.023963">
                <text:p>0.023963</text:p>
              </table:table-cell>
              <table:table-cell office:value-type="float" office:value="0.044902">
                <text:p>0.044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0.024895">
                <text:p>0.024895</text:p>
              </table:table-cell>
              <table:table-cell office:value-type="float" office:value="0.045222">
                <text:p>0.045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021506">
                <text:p>0.021506</text:p>
              </table:table-cell>
              <table:table-cell office:value-type="float" office:value="0.029055">
                <text:p>0.029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022321">
                <text:p>0.022321</text:p>
              </table:table-cell>
              <table:table-cell office:value-type="float" office:value="0.02572">
                <text:p>0.02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0.021997">
                <text:p>0.021997</text:p>
              </table:table-cell>
              <table:table-cell office:value-type="float" office:value="0.049107">
                <text:p>0.049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0.023136">
                <text:p>0.023136</text:p>
              </table:table-cell>
              <table:table-cell office:value-type="float" office:value="0.05076">
                <text:p>0.05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024333">
                <text:p>0.024333</text:p>
              </table:table-cell>
              <table:table-cell office:value-type="float" office:value="0.029898">
                <text:p>0.029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.022144">
                <text:p>0.022144</text:p>
              </table:table-cell>
              <table:table-cell office:value-type="float" office:value="0.045695">
                <text:p>0.0456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0.02486">
                <text:p>0.02486</text:p>
              </table:table-cell>
              <table:table-cell office:value-type="float" office:value="0.045308">
                <text:p>0.0453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.021664">
                <text:p>0.021664</text:p>
              </table:table-cell>
              <table:table-cell office:value-type="float" office:value="0.033253">
                <text:p>0.0332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0.021497">
                <text:p>0.021497</text:p>
              </table:table-cell>
              <table:table-cell office:value-type="float" office:value="0.035439">
                <text:p>0.0354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024141">
                <text:p>0.024141</text:p>
              </table:table-cell>
              <table:table-cell office:value-type="float" office:value="0.044839">
                <text:p>0.0448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.024522">
                <text:p>0.024522</text:p>
              </table:table-cell>
              <table:table-cell office:value-type="float" office:value="0.026349">
                <text:p>0.0263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0.021864">
                <text:p>0.021864</text:p>
              </table:table-cell>
              <table:table-cell office:value-type="float" office:value="0.031148">
                <text:p>0.031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022281">
                <text:p>0.022281</text:p>
              </table:table-cell>
              <table:table-cell office:value-type="float" office:value="0.043234">
                <text:p>0.0432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023183">
                <text:p>0.023183</text:p>
              </table:table-cell>
              <table:table-cell office:value-type="float" office:value="0.041364">
                <text:p>0.0413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0.024648">
                <text:p>0.024648</text:p>
              </table:table-cell>
              <table:table-cell office:value-type="float" office:value="0.034534">
                <text:p>0.0345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.023894">
                <text:p>0.023894</text:p>
              </table:table-cell>
              <table:table-cell office:value-type="float" office:value="0.033276">
                <text:p>0.0332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0.023694">
                <text:p>0.023694</text:p>
              </table:table-cell>
              <table:table-cell office:value-type="float" office:value="0.032509">
                <text:p>0.0325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0.021727">
                <text:p>0.021727</text:p>
              </table:table-cell>
              <table:table-cell office:value-type="float" office:value="0.036976">
                <text:p>0.036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.022732">
                <text:p>0.022732</text:p>
              </table:table-cell>
              <table:table-cell office:value-type="float" office:value="0.03527">
                <text:p>0.035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025528">
                <text:p>0.025528</text:p>
              </table:table-cell>
              <table:table-cell office:value-type="float" office:value="0.027449">
                <text:p>0.0274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.023206">
                <text:p>0.023206</text:p>
              </table:table-cell>
              <table:table-cell office:value-type="float" office:value="0.038398">
                <text:p>0.0383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.025161">
                <text:p>0.025161</text:p>
              </table:table-cell>
              <table:table-cell office:value-type="float" office:value="0.052336">
                <text:p>0.052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0.020871">
                <text:p>0.020871</text:p>
              </table:table-cell>
              <table:table-cell office:value-type="float" office:value="0.046067">
                <text:p>0.0460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0.022527">
                <text:p>0.022527</text:p>
              </table:table-cell>
              <table:table-cell office:value-type="float" office:value="0.031121">
                <text:p>0.0311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0.021646">
                <text:p>0.021646</text:p>
              </table:table-cell>
              <table:table-cell office:value-type="float" office:value="0.035278">
                <text:p>0.0352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022061">
                <text:p>0.022061</text:p>
              </table:table-cell>
              <table:table-cell office:value-type="float" office:value="0.027144">
                <text:p>0.027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0.023014">
                <text:p>0.023014</text:p>
              </table:table-cell>
              <table:table-cell office:value-type="float" office:value="0.056511">
                <text:p>0.0565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0.023514">
                <text:p>0.023514</text:p>
              </table:table-cell>
              <table:table-cell office:value-type="float" office:value="0.051344">
                <text:p>0.0513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0.024764">
                <text:p>0.024764</text:p>
              </table:table-cell>
              <table:table-cell office:value-type="float" office:value="0.041385">
                <text:p>0.0413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0.024346">
                <text:p>0.024346</text:p>
              </table:table-cell>
              <table:table-cell office:value-type="float" office:value="0.05041">
                <text:p>0.050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0.026677">
                <text:p>0.026677</text:p>
              </table:table-cell>
              <table:table-cell office:value-type="float" office:value="0.058619">
                <text:p>0.0586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0.023225">
                <text:p>0.023225</text:p>
              </table:table-cell>
              <table:table-cell office:value-type="float" office:value="0.048473">
                <text:p>0.0484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0.021368">
                <text:p>0.021368</text:p>
              </table:table-cell>
              <table:table-cell office:value-type="float" office:value="0.041324">
                <text:p>0.041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0.02056">
                <text:p>0.02056</text:p>
              </table:table-cell>
              <table:table-cell office:value-type="float" office:value="0.054968">
                <text:p>0.0549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0.024972">
                <text:p>0.024972</text:p>
              </table:table-cell>
              <table:table-cell office:value-type="float" office:value="0.044141">
                <text:p>0.0441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0.021852">
                <text:p>0.021852</text:p>
              </table:table-cell>
              <table:table-cell office:value-type="float" office:value="0.045732">
                <text:p>0.0457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0.02577">
                <text:p>0.02577</text:p>
              </table:table-cell>
              <table:table-cell office:value-type="float" office:value="0.050916">
                <text:p>0.0509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0.025935">
                <text:p>0.025935</text:p>
              </table:table-cell>
              <table:table-cell office:value-type="float" office:value="0.067802">
                <text:p>0.0678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  <table:table-cell office:value-type="float" office:value="0.025021">
                <text:p>0.025021</text:p>
              </table:table-cell>
              <table:table-cell office:value-type="float" office:value="0.072801">
                <text:p>0.0728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0.021761">
                <text:p>0.021761</text:p>
              </table:table-cell>
              <table:table-cell office:value-type="float" office:value="0.052968">
                <text:p>0.0529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0.023201">
                <text:p>0.023201</text:p>
              </table:table-cell>
              <table:table-cell office:value-type="float" office:value="0.051063">
                <text:p>0.051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0.02373">
                <text:p>0.02373</text:p>
              </table:table-cell>
              <table:table-cell office:value-type="float" office:value="0.044819">
                <text:p>0.0448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0.021767">
                <text:p>0.021767</text:p>
              </table:table-cell>
              <table:table-cell office:value-type="float" office:value="0.042542">
                <text:p>0.0425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0.023635">
                <text:p>0.023635</text:p>
              </table:table-cell>
              <table:table-cell office:value-type="float" office:value="0.041673">
                <text:p>0.0416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0.025195">
                <text:p>0.025195</text:p>
              </table:table-cell>
              <table:table-cell office:value-type="float" office:value="0.054162">
                <text:p>0.0541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0.021928">
                <text:p>0.021928</text:p>
              </table:table-cell>
              <table:table-cell office:value-type="float" office:value="0.043591">
                <text:p>0.043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024885">
                <text:p>0.024885</text:p>
              </table:table-cell>
              <table:table-cell office:value-type="float" office:value="0.049487">
                <text:p>0.0494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22016">
                <text:p>0.022016</text:p>
              </table:table-cell>
              <table:table-cell office:value-type="float" office:value="0.061857">
                <text:p>0.0618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0.019977">
                <text:p>0.019977</text:p>
              </table:table-cell>
              <table:table-cell office:value-type="float" office:value="0.048536">
                <text:p>0.048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0.021162">
                <text:p>0.021162</text:p>
              </table:table-cell>
              <table:table-cell office:value-type="float" office:value="0.044535">
                <text:p>0.044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0249">
                <text:p>0.0249</text:p>
              </table:table-cell>
              <table:table-cell office:value-type="float" office:value="0.04382">
                <text:p>0.043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0.023339">
                <text:p>0.023339</text:p>
              </table:table-cell>
              <table:table-cell office:value-type="float" office:value="0.077899">
                <text:p>0.0778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0.023569">
                <text:p>0.023569</text:p>
              </table:table-cell>
              <table:table-cell office:value-type="float" office:value="0.055715">
                <text:p>0.0557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0.023307">
                <text:p>0.023307</text:p>
              </table:table-cell>
              <table:table-cell office:value-type="float" office:value="0.047472">
                <text:p>0.0474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0.022938">
                <text:p>0.022938</text:p>
              </table:table-cell>
              <table:table-cell office:value-type="float" office:value="0.033532">
                <text:p>0.0335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.024792">
                <text:p>0.024792</text:p>
              </table:table-cell>
              <table:table-cell office:value-type="float" office:value="0.031651">
                <text:p>0.0316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0.025646">
                <text:p>0.025646</text:p>
              </table:table-cell>
              <table:table-cell office:value-type="float" office:value="0.039411">
                <text:p>0.0394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0.023941">
                <text:p>0.023941</text:p>
              </table:table-cell>
              <table:table-cell office:value-type="float" office:value="0.061019">
                <text:p>0.061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0.021014">
                <text:p>0.021014</text:p>
              </table:table-cell>
              <table:table-cell office:value-type="float" office:value="0.050936">
                <text:p>0.0509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0.021868">
                <text:p>0.021868</text:p>
              </table:table-cell>
              <table:table-cell office:value-type="float" office:value="0.071893">
                <text:p>0.0718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0.023593">
                <text:p>0.023593</text:p>
              </table:table-cell>
              <table:table-cell office:value-type="float" office:value="0.053668">
                <text:p>0.0536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0.022668">
                <text:p>0.022668</text:p>
              </table:table-cell>
              <table:table-cell office:value-type="float" office:value="0.058002">
                <text:p>0.058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0.025178">
                <text:p>0.025178</text:p>
              </table:table-cell>
              <table:table-cell office:value-type="float" office:value="0.049148">
                <text:p>0.0491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  <table:table-cell office:value-type="float" office:value="0.021553">
                <text:p>0.021553</text:p>
              </table:table-cell>
              <table:table-cell office:value-type="float" office:value="0.046421">
                <text:p>0.0464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">
                <text:p>10</text:p>
              </table:table-cell>
              <table:table-cell office:value-type="float" office:value="0.024649">
                <text:p>0.024649</text:p>
              </table:table-cell>
              <table:table-cell office:value-type="float" office:value="0.05145">
                <text:p>0.05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0.024866">
                <text:p>0.024866</text:p>
              </table:table-cell>
              <table:table-cell office:value-type="float" office:value="0.047153">
                <text:p>0.0471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0.021236">
                <text:p>0.021236</text:p>
              </table:table-cell>
              <table:table-cell office:value-type="float" office:value="0.041485">
                <text:p>0.0414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0.025854">
                <text:p>0.025854</text:p>
              </table:table-cell>
              <table:table-cell office:value-type="float" office:value="0.035506">
                <text:p>0.0355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0.024799">
                <text:p>0.024799</text:p>
              </table:table-cell>
              <table:table-cell office:value-type="float" office:value="0.034212">
                <text:p>0.0342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0.025058">
                <text:p>0.025058</text:p>
              </table:table-cell>
              <table:table-cell office:value-type="float" office:value="0.054211">
                <text:p>0.0542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0.020638">
                <text:p>0.020638</text:p>
              </table:table-cell>
              <table:table-cell office:value-type="float" office:value="0.034007">
                <text:p>0.0340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0.02534">
                <text:p>0.02534</text:p>
              </table:table-cell>
              <table:table-cell office:value-type="float" office:value="0.053103">
                <text:p>0.0531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0.025477">
                <text:p>0.025477</text:p>
              </table:table-cell>
              <table:table-cell office:value-type="float" office:value="0.038938">
                <text:p>0.0389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.022863">
                <text:p>0.022863</text:p>
              </table:table-cell>
              <table:table-cell office:value-type="float" office:value="0.050835">
                <text:p>0.0508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0.021837">
                <text:p>0.021837</text:p>
              </table:table-cell>
              <table:table-cell office:value-type="float" office:value="0.045377">
                <text:p>0.0453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.021199">
                <text:p>0.021199</text:p>
              </table:table-cell>
              <table:table-cell office:value-type="float" office:value="0.040342">
                <text:p>0.0403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">
                <text:p>15</text:p>
              </table:table-cell>
              <table:table-cell office:value-type="float" office:value="0.025197">
                <text:p>0.025197</text:p>
              </table:table-cell>
              <table:table-cell office:value-type="float" office:value="0.048747">
                <text:p>0.0487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">
                <text:p>15</text:p>
              </table:table-cell>
              <table:table-cell office:value-type="float" office:value="0.024018">
                <text:p>0.024018</text:p>
              </table:table-cell>
              <table:table-cell office:value-type="float" office:value="0.036462">
                <text:p>0.0364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">
                <text:p>15</text:p>
              </table:table-cell>
              <table:table-cell office:value-type="float" office:value="0.025771">
                <text:p>0.025771</text:p>
              </table:table-cell>
              <table:table-cell office:value-type="float" office:value="0.046305">
                <text:p>0.0463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">
                <text:p>15</text:p>
              </table:table-cell>
              <table:table-cell office:value-type="float" office:value="0.025919">
                <text:p>0.025919</text:p>
              </table:table-cell>
              <table:table-cell office:value-type="float" office:value="0.060463">
                <text:p>0.0604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">
                <text:p>15</text:p>
              </table:table-cell>
              <table:table-cell office:value-type="float" office:value="0.022709">
                <text:p>0.022709</text:p>
              </table:table-cell>
              <table:table-cell office:value-type="float" office:value="0.049796">
                <text:p>0.0497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">
                <text:p>15</text:p>
              </table:table-cell>
              <table:table-cell office:value-type="float" office:value="0.0257">
                <text:p>0.0257</text:p>
              </table:table-cell>
              <table:table-cell office:value-type="float" office:value="0.06521">
                <text:p>0.065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">
                <text:p>15</text:p>
              </table:table-cell>
              <table:table-cell office:value-type="float" office:value="0.02682">
                <text:p>0.02682</text:p>
              </table:table-cell>
              <table:table-cell office:value-type="float" office:value="0.058219">
                <text:p>0.0582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">
                <text:p>15</text:p>
              </table:table-cell>
              <table:table-cell office:value-type="float" office:value="0.023542">
                <text:p>0.023542</text:p>
              </table:table-cell>
              <table:table-cell office:value-type="float" office:value="0.058401">
                <text:p>0.0584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  <table:table-cell office:value-type="float" office:value="0.023781">
                <text:p>0.023781</text:p>
              </table:table-cell>
              <table:table-cell office:value-type="float" office:value="0.067194">
                <text:p>0.0671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">
                <text:p>15</text:p>
              </table:table-cell>
              <table:table-cell office:value-type="float" office:value="0.023009">
                <text:p>0.023009</text:p>
              </table:table-cell>
              <table:table-cell office:value-type="float" office:value="0.045137">
                <text:p>0.0451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">
                <text:p>15</text:p>
              </table:table-cell>
              <table:table-cell office:value-type="float" office:value="0.021105">
                <text:p>0.021105</text:p>
              </table:table-cell>
              <table:table-cell office:value-type="float" office:value="0.042881">
                <text:p>0.0428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">
                <text:p>15</text:p>
              </table:table-cell>
              <table:table-cell office:value-type="float" office:value="0.028025">
                <text:p>0.028025</text:p>
              </table:table-cell>
              <table:table-cell office:value-type="float" office:value="0.064856">
                <text:p>0.0648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">
                <text:p>15</text:p>
              </table:table-cell>
              <table:table-cell office:value-type="float" office:value="0.024661">
                <text:p>0.024661</text:p>
              </table:table-cell>
              <table:table-cell office:value-type="float" office:value="0.06104">
                <text:p>0.061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">
                <text:p>15</text:p>
              </table:table-cell>
              <table:table-cell office:value-type="float" office:value="0.023959">
                <text:p>0.023959</text:p>
              </table:table-cell>
              <table:table-cell office:value-type="float" office:value="0.056623">
                <text:p>0.0566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">
                <text:p>15</text:p>
              </table:table-cell>
              <table:table-cell office:value-type="float" office:value="0.024543">
                <text:p>0.024543</text:p>
              </table:table-cell>
              <table:table-cell office:value-type="float" office:value="0.062614">
                <text:p>0.0626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023117">
                <text:p>0.023117</text:p>
              </table:table-cell>
              <table:table-cell office:value-type="float" office:value="0.077117">
                <text:p>0.0771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  <table:table-cell office:value-type="float" office:value="0.022675">
                <text:p>0.022675</text:p>
              </table:table-cell>
              <table:table-cell office:value-type="float" office:value="0.067106">
                <text:p>0.0671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0.020961">
                <text:p>0.020961</text:p>
              </table:table-cell>
              <table:table-cell office:value-type="float" office:value="0.062974">
                <text:p>0.0629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">
                <text:p>15</text:p>
              </table:table-cell>
              <table:table-cell office:value-type="float" office:value="0.024283">
                <text:p>0.024283</text:p>
              </table:table-cell>
              <table:table-cell office:value-type="float" office:value="0.060182">
                <text:p>0.0601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0.02679">
                <text:p>0.02679</text:p>
              </table:table-cell>
              <table:table-cell office:value-type="float" office:value="0.060715">
                <text:p>0.0607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0.023811">
                <text:p>0.023811</text:p>
              </table:table-cell>
              <table:table-cell office:value-type="float" office:value="0.060899">
                <text:p>0.0608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">
                <text:p>15</text:p>
              </table:table-cell>
              <table:table-cell office:value-type="float" office:value="0.022793">
                <text:p>0.022793</text:p>
              </table:table-cell>
              <table:table-cell office:value-type="float" office:value="0.062246">
                <text:p>0.0622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">
                <text:p>15</text:p>
              </table:table-cell>
              <table:table-cell office:value-type="float" office:value="0.024207">
                <text:p>0.024207</text:p>
              </table:table-cell>
              <table:table-cell office:value-type="float" office:value="0.048206">
                <text:p>0.0482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">
                <text:p>15</text:p>
              </table:table-cell>
              <table:table-cell office:value-type="float" office:value="0.024872">
                <text:p>0.024872</text:p>
              </table:table-cell>
              <table:table-cell office:value-type="float" office:value="0.039357">
                <text:p>0.0393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">
                <text:p>15</text:p>
              </table:table-cell>
              <table:table-cell office:value-type="float" office:value="0.024241">
                <text:p>0.024241</text:p>
              </table:table-cell>
              <table:table-cell office:value-type="float" office:value="0.070669">
                <text:p>0.0706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">
                <text:p>15</text:p>
              </table:table-cell>
              <table:table-cell office:value-type="float" office:value="0.023464">
                <text:p>0.023464</text:p>
              </table:table-cell>
              <table:table-cell office:value-type="float" office:value="0.05354">
                <text:p>0.053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">
                <text:p>15</text:p>
              </table:table-cell>
              <table:table-cell office:value-type="float" office:value="0.022505">
                <text:p>0.022505</text:p>
              </table:table-cell>
              <table:table-cell office:value-type="float" office:value="0.051003">
                <text:p>0.0510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">
                <text:p>15</text:p>
              </table:table-cell>
              <table:table-cell office:value-type="float" office:value="0.023048">
                <text:p>0.023048</text:p>
              </table:table-cell>
              <table:table-cell office:value-type="float" office:value="0.064293">
                <text:p>0.0642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">
                <text:p>15</text:p>
              </table:table-cell>
              <table:table-cell office:value-type="float" office:value="0.026184">
                <text:p>0.026184</text:p>
              </table:table-cell>
              <table:table-cell office:value-type="float" office:value="0.050546">
                <text:p>0.0505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">
                <text:p>15</text:p>
              </table:table-cell>
              <table:table-cell office:value-type="float" office:value="0.025952">
                <text:p>0.025952</text:p>
              </table:table-cell>
              <table:table-cell office:value-type="float" office:value="0.058764">
                <text:p>0.0587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">
                <text:p>15</text:p>
              </table:table-cell>
              <table:table-cell office:value-type="float" office:value="0.023313">
                <text:p>0.023313</text:p>
              </table:table-cell>
              <table:table-cell office:value-type="float" office:value="0.054392">
                <text:p>0.0543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">
                <text:p>15</text:p>
              </table:table-cell>
              <table:table-cell office:value-type="float" office:value="0.024482">
                <text:p>0.024482</text:p>
              </table:table-cell>
              <table:table-cell office:value-type="float" office:value="0.054363">
                <text:p>0.0543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">
                <text:p>15</text:p>
              </table:table-cell>
              <table:table-cell office:value-type="float" office:value="0.024779">
                <text:p>0.024779</text:p>
              </table:table-cell>
              <table:table-cell office:value-type="float" office:value="0.068346">
                <text:p>0.0683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">
                <text:p>15</text:p>
              </table:table-cell>
              <table:table-cell office:value-type="float" office:value="0.023432">
                <text:p>0.023432</text:p>
              </table:table-cell>
              <table:table-cell office:value-type="float" office:value="0.063535">
                <text:p>0.0635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">
                <text:p>15</text:p>
              </table:table-cell>
              <table:table-cell office:value-type="float" office:value="0.023731">
                <text:p>0.023731</text:p>
              </table:table-cell>
              <table:table-cell office:value-type="float" office:value="0.060114">
                <text:p>0.0601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">
                <text:p>15</text:p>
              </table:table-cell>
              <table:table-cell office:value-type="float" office:value="0.02384">
                <text:p>0.02384</text:p>
              </table:table-cell>
              <table:table-cell office:value-type="float" office:value="0.049565">
                <text:p>0.0495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">
                <text:p>15</text:p>
              </table:table-cell>
              <table:table-cell office:value-type="float" office:value="0.022672">
                <text:p>0.022672</text:p>
              </table:table-cell>
              <table:table-cell office:value-type="float" office:value="0.068619">
                <text:p>0.0686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">
                <text:p>15</text:p>
              </table:table-cell>
              <table:table-cell office:value-type="float" office:value="0.023853">
                <text:p>0.023853</text:p>
              </table:table-cell>
              <table:table-cell office:value-type="float" office:value="0.047806">
                <text:p>0.0478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">
                <text:p>15</text:p>
              </table:table-cell>
              <table:table-cell office:value-type="float" office:value="0.021651">
                <text:p>0.021651</text:p>
              </table:table-cell>
              <table:table-cell office:value-type="float" office:value="0.065338">
                <text:p>0.0653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">
                <text:p>15</text:p>
              </table:table-cell>
              <table:table-cell office:value-type="float" office:value="0.023661">
                <text:p>0.023661</text:p>
              </table:table-cell>
              <table:table-cell office:value-type="float" office:value="0.077004">
                <text:p>0.0770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">
                <text:p>15</text:p>
              </table:table-cell>
              <table:table-cell office:value-type="float" office:value="0.02245">
                <text:p>0.02245</text:p>
              </table:table-cell>
              <table:table-cell office:value-type="float" office:value="0.055386">
                <text:p>0.0553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  <table:table-cell office:value-type="float" office:value="0.022587">
                <text:p>0.022587</text:p>
              </table:table-cell>
              <table:table-cell office:value-type="float" office:value="0.062363">
                <text:p>0.0623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">
                <text:p>15</text:p>
              </table:table-cell>
              <table:table-cell office:value-type="float" office:value="0.022375">
                <text:p>0.022375</text:p>
              </table:table-cell>
              <table:table-cell office:value-type="float" office:value="0.065581">
                <text:p>0.0655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">
                <text:p>15</text:p>
              </table:table-cell>
              <table:table-cell office:value-type="float" office:value="0.024012">
                <text:p>0.024012</text:p>
              </table:table-cell>
              <table:table-cell office:value-type="float" office:value="0.056478">
                <text:p>0.0564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">
                <text:p>15</text:p>
              </table:table-cell>
              <table:table-cell office:value-type="float" office:value="0.022932">
                <text:p>0.022932</text:p>
              </table:table-cell>
              <table:table-cell office:value-type="float" office:value="0.04979">
                <text:p>0.049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">
                <text:p>15</text:p>
              </table:table-cell>
              <table:table-cell office:value-type="float" office:value="0.024887">
                <text:p>0.024887</text:p>
              </table:table-cell>
              <table:table-cell office:value-type="float" office:value="0.064262">
                <text:p>0.0642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">
                <text:p>15</text:p>
              </table:table-cell>
              <table:table-cell office:value-type="float" office:value="0.023829">
                <text:p>0.023829</text:p>
              </table:table-cell>
              <table:table-cell office:value-type="float" office:value="0.066456">
                <text:p>0.0664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">
                <text:p>15</text:p>
              </table:table-cell>
              <table:table-cell office:value-type="float" office:value="0.025779">
                <text:p>0.025779</text:p>
              </table:table-cell>
              <table:table-cell office:value-type="float" office:value="0.065449">
                <text:p>0.0654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">
                <text:p>15</text:p>
              </table:table-cell>
              <table:table-cell office:value-type="float" office:value="0.022867">
                <text:p>0.022867</text:p>
              </table:table-cell>
              <table:table-cell office:value-type="float" office:value="0.043059">
                <text:p>0.0430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0.023569">
                <text:p>0.023569</text:p>
              </table:table-cell>
              <table:table-cell office:value-type="float" office:value="0.058537">
                <text:p>0.0585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">
                <text:p>20</text:p>
              </table:table-cell>
              <table:table-cell office:value-type="float" office:value="0.02612">
                <text:p>0.02612</text:p>
              </table:table-cell>
              <table:table-cell office:value-type="float" office:value="0.064981">
                <text:p>0.0649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">
                <text:p>20</text:p>
              </table:table-cell>
              <table:table-cell office:value-type="float" office:value="0.024116">
                <text:p>0.024116</text:p>
              </table:table-cell>
              <table:table-cell office:value-type="float" office:value="0.051489">
                <text:p>0.0514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">
                <text:p>20</text:p>
              </table:table-cell>
              <table:table-cell office:value-type="float" office:value="0.024682">
                <text:p>0.024682</text:p>
              </table:table-cell>
              <table:table-cell office:value-type="float" office:value="0.067518">
                <text:p>0.0675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">
                <text:p>20</text:p>
              </table:table-cell>
              <table:table-cell office:value-type="float" office:value="0.023754">
                <text:p>0.023754</text:p>
              </table:table-cell>
              <table:table-cell office:value-type="float" office:value="0.068343">
                <text:p>0.0683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">
                <text:p>20</text:p>
              </table:table-cell>
              <table:table-cell office:value-type="float" office:value="0.023692">
                <text:p>0.023692</text:p>
              </table:table-cell>
              <table:table-cell office:value-type="float" office:value="0.072425">
                <text:p>0.0724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">
                <text:p>20</text:p>
              </table:table-cell>
              <table:table-cell office:value-type="float" office:value="0.021896">
                <text:p>0.021896</text:p>
              </table:table-cell>
              <table:table-cell office:value-type="float" office:value="0.066526">
                <text:p>0.0665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">
                <text:p>20</text:p>
              </table:table-cell>
              <table:table-cell office:value-type="float" office:value="0.026372">
                <text:p>0.026372</text:p>
              </table:table-cell>
              <table:table-cell office:value-type="float" office:value="0.05362">
                <text:p>0.053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">
                <text:p>20</text:p>
              </table:table-cell>
              <table:table-cell office:value-type="float" office:value="0.023788">
                <text:p>0.023788</text:p>
              </table:table-cell>
              <table:table-cell office:value-type="float" office:value="0.072807">
                <text:p>0.0728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">
                <text:p>20</text:p>
              </table:table-cell>
              <table:table-cell office:value-type="float" office:value="0.024068">
                <text:p>0.024068</text:p>
              </table:table-cell>
              <table:table-cell office:value-type="float" office:value="0.068103">
                <text:p>0.0681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">
                <text:p>20</text:p>
              </table:table-cell>
              <table:table-cell office:value-type="float" office:value="0.029026">
                <text:p>0.029026</text:p>
              </table:table-cell>
              <table:table-cell office:value-type="float" office:value="0.071184">
                <text:p>0.0711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">
                <text:p>20</text:p>
              </table:table-cell>
              <table:table-cell office:value-type="float" office:value="0.02652">
                <text:p>0.02652</text:p>
              </table:table-cell>
              <table:table-cell office:value-type="float" office:value="0.063106">
                <text:p>0.0631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">
                <text:p>20</text:p>
              </table:table-cell>
              <table:table-cell office:value-type="float" office:value="0.02389">
                <text:p>0.02389</text:p>
              </table:table-cell>
              <table:table-cell office:value-type="float" office:value="0.11058">
                <text:p>0.110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">
                <text:p>20</text:p>
              </table:table-cell>
              <table:table-cell office:value-type="float" office:value="0.022275">
                <text:p>0.022275</text:p>
              </table:table-cell>
              <table:table-cell office:value-type="float" office:value="0.055727">
                <text:p>0.0557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">
                <text:p>20</text:p>
              </table:table-cell>
              <table:table-cell office:value-type="float" office:value="0.023388">
                <text:p>0.023388</text:p>
              </table:table-cell>
              <table:table-cell office:value-type="float" office:value="0.068148">
                <text:p>0.0681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">
                <text:p>20</text:p>
              </table:table-cell>
              <table:table-cell office:value-type="float" office:value="0.02602">
                <text:p>0.02602</text:p>
              </table:table-cell>
              <table:table-cell office:value-type="float" office:value="0.074489">
                <text:p>0.0744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">
                <text:p>20</text:p>
              </table:table-cell>
              <table:table-cell office:value-type="float" office:value="0.025432">
                <text:p>0.025432</text:p>
              </table:table-cell>
              <table:table-cell office:value-type="float" office:value="0.072732">
                <text:p>0.0727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">
                <text:p>20</text:p>
              </table:table-cell>
              <table:table-cell office:value-type="float" office:value="0.02683">
                <text:p>0.02683</text:p>
              </table:table-cell>
              <table:table-cell office:value-type="float" office:value="0.08147">
                <text:p>0.081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">
                <text:p>20</text:p>
              </table:table-cell>
              <table:table-cell office:value-type="float" office:value="0.023438">
                <text:p>0.023438</text:p>
              </table:table-cell>
              <table:table-cell office:value-type="float" office:value="0.070409">
                <text:p>0.0704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">
                <text:p>20</text:p>
              </table:table-cell>
              <table:table-cell office:value-type="float" office:value="0.021822">
                <text:p>0.021822</text:p>
              </table:table-cell>
              <table:table-cell office:value-type="float" office:value="0.072674">
                <text:p>0.0726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">
                <text:p>20</text:p>
              </table:table-cell>
              <table:table-cell office:value-type="float" office:value="0.025191">
                <text:p>0.025191</text:p>
              </table:table-cell>
              <table:table-cell office:value-type="float" office:value="0.071185">
                <text:p>0.0711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">
                <text:p>20</text:p>
              </table:table-cell>
              <table:table-cell office:value-type="float" office:value="0.02753">
                <text:p>0.02753</text:p>
              </table:table-cell>
              <table:table-cell office:value-type="float" office:value="0.057755">
                <text:p>0.0577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">
                <text:p>20</text:p>
              </table:table-cell>
              <table:table-cell office:value-type="float" office:value="0.024344">
                <text:p>0.024344</text:p>
              </table:table-cell>
              <table:table-cell office:value-type="float" office:value="0.060819">
                <text:p>0.0608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">
                <text:p>20</text:p>
              </table:table-cell>
              <table:table-cell office:value-type="float" office:value="0.025304">
                <text:p>0.025304</text:p>
              </table:table-cell>
              <table:table-cell office:value-type="float" office:value="0.057061">
                <text:p>0.0570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">
                <text:p>20</text:p>
              </table:table-cell>
              <table:table-cell office:value-type="float" office:value="0.026203">
                <text:p>0.026203</text:p>
              </table:table-cell>
              <table:table-cell office:value-type="float" office:value="0.068205">
                <text:p>0.0682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">
                <text:p>20</text:p>
              </table:table-cell>
              <table:table-cell office:value-type="float" office:value="0.024962">
                <text:p>0.024962</text:p>
              </table:table-cell>
              <table:table-cell office:value-type="float" office:value="0.062934">
                <text:p>0.0629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">
                <text:p>20</text:p>
              </table:table-cell>
              <table:table-cell office:value-type="float" office:value="0.026241">
                <text:p>0.026241</text:p>
              </table:table-cell>
              <table:table-cell office:value-type="float" office:value="0.071692">
                <text:p>0.0716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">
                <text:p>20</text:p>
              </table:table-cell>
              <table:table-cell office:value-type="float" office:value="0.025279">
                <text:p>0.025279</text:p>
              </table:table-cell>
              <table:table-cell office:value-type="float" office:value="0.0794">
                <text:p>0.07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">
                <text:p>20</text:p>
              </table:table-cell>
              <table:table-cell office:value-type="float" office:value="0.023767">
                <text:p>0.023767</text:p>
              </table:table-cell>
              <table:table-cell office:value-type="float" office:value="0.066783">
                <text:p>0.0667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">
                <text:p>20</text:p>
              </table:table-cell>
              <table:table-cell office:value-type="float" office:value="0.024632">
                <text:p>0.024632</text:p>
              </table:table-cell>
              <table:table-cell office:value-type="float" office:value="0.079193">
                <text:p>0.0791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">
                <text:p>20</text:p>
              </table:table-cell>
              <table:table-cell office:value-type="float" office:value="0.023482">
                <text:p>0.023482</text:p>
              </table:table-cell>
              <table:table-cell office:value-type="float" office:value="0.053046">
                <text:p>0.0530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">
                <text:p>20</text:p>
              </table:table-cell>
              <table:table-cell office:value-type="float" office:value="0.023593">
                <text:p>0.023593</text:p>
              </table:table-cell>
              <table:table-cell office:value-type="float" office:value="0.071321">
                <text:p>0.0713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">
                <text:p>20</text:p>
              </table:table-cell>
              <table:table-cell office:value-type="float" office:value="0.025431">
                <text:p>0.025431</text:p>
              </table:table-cell>
              <table:table-cell office:value-type="float" office:value="0.062023">
                <text:p>0.0620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">
                <text:p>20</text:p>
              </table:table-cell>
              <table:table-cell office:value-type="float" office:value="0.024324">
                <text:p>0.024324</text:p>
              </table:table-cell>
              <table:table-cell office:value-type="float" office:value="0.077348">
                <text:p>0.0773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">
                <text:p>20</text:p>
              </table:table-cell>
              <table:table-cell office:value-type="float" office:value="0.026098">
                <text:p>0.026098</text:p>
              </table:table-cell>
              <table:table-cell office:value-type="float" office:value="0.075696">
                <text:p>0.0756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">
                <text:p>20</text:p>
              </table:table-cell>
              <table:table-cell office:value-type="float" office:value="0.023318">
                <text:p>0.023318</text:p>
              </table:table-cell>
              <table:table-cell office:value-type="float" office:value="0.091349">
                <text:p>0.0913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">
                <text:p>20</text:p>
              </table:table-cell>
              <table:table-cell office:value-type="float" office:value="0.028192">
                <text:p>0.028192</text:p>
              </table:table-cell>
              <table:table-cell office:value-type="float" office:value="0.061218">
                <text:p>0.0612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">
                <text:p>20</text:p>
              </table:table-cell>
              <table:table-cell office:value-type="float" office:value="0.02717">
                <text:p>0.02717</text:p>
              </table:table-cell>
              <table:table-cell office:value-type="float" office:value="0.065663">
                <text:p>0.0656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">
                <text:p>20</text:p>
              </table:table-cell>
              <table:table-cell office:value-type="float" office:value="0.025657">
                <text:p>0.025657</text:p>
              </table:table-cell>
              <table:table-cell office:value-type="float" office:value="0.05109">
                <text:p>0.051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">
                <text:p>20</text:p>
              </table:table-cell>
              <table:table-cell office:value-type="float" office:value="0.023455">
                <text:p>0.023455</text:p>
              </table:table-cell>
              <table:table-cell office:value-type="float" office:value="0.082466">
                <text:p>0.0824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">
                <text:p>20</text:p>
              </table:table-cell>
              <table:table-cell office:value-type="float" office:value="0.026925">
                <text:p>0.026925</text:p>
              </table:table-cell>
              <table:table-cell office:value-type="float" office:value="0.075764">
                <text:p>0.0757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">
                <text:p>20</text:p>
              </table:table-cell>
              <table:table-cell office:value-type="float" office:value="0.024599">
                <text:p>0.024599</text:p>
              </table:table-cell>
              <table:table-cell office:value-type="float" office:value="0.058414">
                <text:p>0.0584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">
                <text:p>20</text:p>
              </table:table-cell>
              <table:table-cell office:value-type="float" office:value="0.027361">
                <text:p>0.027361</text:p>
              </table:table-cell>
              <table:table-cell office:value-type="float" office:value="0.063432">
                <text:p>0.0634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">
                <text:p>20</text:p>
              </table:table-cell>
              <table:table-cell office:value-type="float" office:value="0.027134">
                <text:p>0.027134</text:p>
              </table:table-cell>
              <table:table-cell office:value-type="float" office:value="0.059451">
                <text:p>0.0594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">
                <text:p>20</text:p>
              </table:table-cell>
              <table:table-cell office:value-type="float" office:value="0.021938">
                <text:p>0.021938</text:p>
              </table:table-cell>
              <table:table-cell office:value-type="float" office:value="0.05765">
                <text:p>0.057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">
                <text:p>20</text:p>
              </table:table-cell>
              <table:table-cell office:value-type="float" office:value="0.024984">
                <text:p>0.024984</text:p>
              </table:table-cell>
              <table:table-cell office:value-type="float" office:value="0.068701">
                <text:p>0.0687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">
                <text:p>20</text:p>
              </table:table-cell>
              <table:table-cell office:value-type="float" office:value="0.026644">
                <text:p>0.026644</text:p>
              </table:table-cell>
              <table:table-cell office:value-type="float" office:value="0.063204">
                <text:p>0.0632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">
                <text:p>20</text:p>
              </table:table-cell>
              <table:table-cell office:value-type="float" office:value="0.02764">
                <text:p>0.02764</text:p>
              </table:table-cell>
              <table:table-cell office:value-type="float" office:value="0.061968">
                <text:p>0.0619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">
                <text:p>20</text:p>
              </table:table-cell>
              <table:table-cell office:value-type="float" office:value="0.023554">
                <text:p>0.023554</text:p>
              </table:table-cell>
              <table:table-cell office:value-type="float" office:value="0.076797">
                <text:p>0.0767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">
                <text:p>20</text:p>
              </table:table-cell>
              <table:table-cell office:value-type="float" office:value="0.025711">
                <text:p>0.025711</text:p>
              </table:table-cell>
              <table:table-cell office:value-type="float" office:value="0.083586">
                <text:p>0.0835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0.02604">
                <text:p>0.02604</text:p>
              </table:table-cell>
              <table:table-cell office:value-type="float" office:value="0.058992">
                <text:p>0.0589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">
                <text:p>25</text:p>
              </table:table-cell>
              <table:table-cell office:value-type="float" office:value="0.023841">
                <text:p>0.023841</text:p>
              </table:table-cell>
              <table:table-cell office:value-type="float" office:value="0.088135">
                <text:p>0.0881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">
                <text:p>25</text:p>
              </table:table-cell>
              <table:table-cell office:value-type="float" office:value="0.02356">
                <text:p>0.02356</text:p>
              </table:table-cell>
              <table:table-cell office:value-type="float" office:value="0.057561">
                <text:p>0.0575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">
                <text:p>25</text:p>
              </table:table-cell>
              <table:table-cell office:value-type="float" office:value="0.027622">
                <text:p>0.027622</text:p>
              </table:table-cell>
              <table:table-cell office:value-type="float" office:value="0.074385">
                <text:p>0.0743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">
                <text:p>25</text:p>
              </table:table-cell>
              <table:table-cell office:value-type="float" office:value="0.026832">
                <text:p>0.026832</text:p>
              </table:table-cell>
              <table:table-cell office:value-type="float" office:value="0.04771">
                <text:p>0.047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">
                <text:p>25</text:p>
              </table:table-cell>
              <table:table-cell office:value-type="float" office:value="0.025714">
                <text:p>0.025714</text:p>
              </table:table-cell>
              <table:table-cell office:value-type="float" office:value="0.087839">
                <text:p>0.0878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">
                <text:p>25</text:p>
              </table:table-cell>
              <table:table-cell office:value-type="float" office:value="0.025857">
                <text:p>0.025857</text:p>
              </table:table-cell>
              <table:table-cell office:value-type="float" office:value="0.074257">
                <text:p>0.0742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">
                <text:p>25</text:p>
              </table:table-cell>
              <table:table-cell office:value-type="float" office:value="0.028236">
                <text:p>0.028236</text:p>
              </table:table-cell>
              <table:table-cell office:value-type="float" office:value="0.073732">
                <text:p>0.0737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">
                <text:p>25</text:p>
              </table:table-cell>
              <table:table-cell office:value-type="float" office:value="0.029521">
                <text:p>0.029521</text:p>
              </table:table-cell>
              <table:table-cell office:value-type="float" office:value="0.081689">
                <text:p>0.0816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">
                <text:p>25</text:p>
              </table:table-cell>
              <table:table-cell office:value-type="float" office:value="0.026053">
                <text:p>0.026053</text:p>
              </table:table-cell>
              <table:table-cell office:value-type="float" office:value="0.083042">
                <text:p>0.0830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">
                <text:p>25</text:p>
              </table:table-cell>
              <table:table-cell office:value-type="float" office:value="0.027478">
                <text:p>0.027478</text:p>
              </table:table-cell>
              <table:table-cell office:value-type="float" office:value="0.08094">
                <text:p>0.080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">
                <text:p>25</text:p>
              </table:table-cell>
              <table:table-cell office:value-type="float" office:value="0.0265">
                <text:p>0.0265</text:p>
              </table:table-cell>
              <table:table-cell office:value-type="float" office:value="0.068582">
                <text:p>0.0685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">
                <text:p>25</text:p>
              </table:table-cell>
              <table:table-cell office:value-type="float" office:value="0.020667">
                <text:p>0.020667</text:p>
              </table:table-cell>
              <table:table-cell office:value-type="float" office:value="0.071001">
                <text:p>0.0710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">
                <text:p>25</text:p>
              </table:table-cell>
              <table:table-cell office:value-type="float" office:value="0.023838">
                <text:p>0.023838</text:p>
              </table:table-cell>
              <table:table-cell office:value-type="float" office:value="0.07597">
                <text:p>0.075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">
                <text:p>25</text:p>
              </table:table-cell>
              <table:table-cell office:value-type="float" office:value="0.028472">
                <text:p>0.028472</text:p>
              </table:table-cell>
              <table:table-cell office:value-type="float" office:value="0.068536">
                <text:p>0.0685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">
                <text:p>25</text:p>
              </table:table-cell>
              <table:table-cell office:value-type="float" office:value="0.023751">
                <text:p>0.023751</text:p>
              </table:table-cell>
              <table:table-cell office:value-type="float" office:value="0.068703">
                <text:p>0.0687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">
                <text:p>25</text:p>
              </table:table-cell>
              <table:table-cell office:value-type="float" office:value="0.023538">
                <text:p>0.023538</text:p>
              </table:table-cell>
              <table:table-cell office:value-type="float" office:value="0.085801">
                <text:p>0.0858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">
                <text:p>25</text:p>
              </table:table-cell>
              <table:table-cell office:value-type="float" office:value="0.028158">
                <text:p>0.028158</text:p>
              </table:table-cell>
              <table:table-cell office:value-type="float" office:value="0.081794">
                <text:p>0.0817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">
                <text:p>25</text:p>
              </table:table-cell>
              <table:table-cell office:value-type="float" office:value="0.025753">
                <text:p>0.025753</text:p>
              </table:table-cell>
              <table:table-cell office:value-type="float" office:value="0.073883">
                <text:p>0.0738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">
                <text:p>25</text:p>
              </table:table-cell>
              <table:table-cell office:value-type="float" office:value="0.025484">
                <text:p>0.025484</text:p>
              </table:table-cell>
              <table:table-cell office:value-type="float" office:value="0.068215">
                <text:p>0.0682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0.028884">
                <text:p>0.028884</text:p>
              </table:table-cell>
              <table:table-cell office:value-type="float" office:value="0.076547">
                <text:p>0.0765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">
                <text:p>25</text:p>
              </table:table-cell>
              <table:table-cell office:value-type="float" office:value="0.023553">
                <text:p>0.023553</text:p>
              </table:table-cell>
              <table:table-cell office:value-type="float" office:value="0.07659">
                <text:p>0.076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">
                <text:p>25</text:p>
              </table:table-cell>
              <table:table-cell office:value-type="float" office:value="0.026921">
                <text:p>0.026921</text:p>
              </table:table-cell>
              <table:table-cell office:value-type="float" office:value="0.062366">
                <text:p>0.0623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">
                <text:p>25</text:p>
              </table:table-cell>
              <table:table-cell office:value-type="float" office:value="0.02769">
                <text:p>0.02769</text:p>
              </table:table-cell>
              <table:table-cell office:value-type="float" office:value="0.065957">
                <text:p>0.0659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">
                <text:p>25</text:p>
              </table:table-cell>
              <table:table-cell office:value-type="float" office:value="0.023528">
                <text:p>0.023528</text:p>
              </table:table-cell>
              <table:table-cell office:value-type="float" office:value="0.080959">
                <text:p>0.0809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">
                <text:p>25</text:p>
              </table:table-cell>
              <table:table-cell office:value-type="float" office:value="0.024727">
                <text:p>0.024727</text:p>
              </table:table-cell>
              <table:table-cell office:value-type="float" office:value="0.066096">
                <text:p>0.0660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">
                <text:p>25</text:p>
              </table:table-cell>
              <table:table-cell office:value-type="float" office:value="0.026999">
                <text:p>0.026999</text:p>
              </table:table-cell>
              <table:table-cell office:value-type="float" office:value="0.10171">
                <text:p>0.101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">
                <text:p>25</text:p>
              </table:table-cell>
              <table:table-cell office:value-type="float" office:value="0.026519">
                <text:p>0.026519</text:p>
              </table:table-cell>
              <table:table-cell office:value-type="float" office:value="0.07532">
                <text:p>0.075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">
                <text:p>25</text:p>
              </table:table-cell>
              <table:table-cell office:value-type="float" office:value="0.028456">
                <text:p>0.028456</text:p>
              </table:table-cell>
              <table:table-cell office:value-type="float" office:value="0.066344">
                <text:p>0.0663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">
                <text:p>25</text:p>
              </table:table-cell>
              <table:table-cell office:value-type="float" office:value="0.025991">
                <text:p>0.025991</text:p>
              </table:table-cell>
              <table:table-cell office:value-type="float" office:value="0.073481">
                <text:p>0.0734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">
                <text:p>25</text:p>
              </table:table-cell>
              <table:table-cell office:value-type="float" office:value="0.024734">
                <text:p>0.024734</text:p>
              </table:table-cell>
              <table:table-cell office:value-type="float" office:value="0.069433">
                <text:p>0.0694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">
                <text:p>25</text:p>
              </table:table-cell>
              <table:table-cell office:value-type="float" office:value="0.028644">
                <text:p>0.028644</text:p>
              </table:table-cell>
              <table:table-cell office:value-type="float" office:value="0.073106">
                <text:p>0.0731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">
                <text:p>25</text:p>
              </table:table-cell>
              <table:table-cell office:value-type="float" office:value="0.021963">
                <text:p>0.021963</text:p>
              </table:table-cell>
              <table:table-cell office:value-type="float" office:value="0.061942">
                <text:p>0.0619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">
                <text:p>25</text:p>
              </table:table-cell>
              <table:table-cell office:value-type="float" office:value="0.025249">
                <text:p>0.025249</text:p>
              </table:table-cell>
              <table:table-cell office:value-type="float" office:value="0.072366">
                <text:p>0.0723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">
                <text:p>25</text:p>
              </table:table-cell>
              <table:table-cell office:value-type="float" office:value="0.022438">
                <text:p>0.022438</text:p>
              </table:table-cell>
              <table:table-cell office:value-type="float" office:value="0.073671">
                <text:p>0.0736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">
                <text:p>25</text:p>
              </table:table-cell>
              <table:table-cell office:value-type="float" office:value="0.025243">
                <text:p>0.025243</text:p>
              </table:table-cell>
              <table:table-cell office:value-type="float" office:value="0.08509">
                <text:p>0.085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">
                <text:p>25</text:p>
              </table:table-cell>
              <table:table-cell office:value-type="float" office:value="0.023153">
                <text:p>0.023153</text:p>
              </table:table-cell>
              <table:table-cell office:value-type="float" office:value="0.047053">
                <text:p>0.0470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">
                <text:p>25</text:p>
              </table:table-cell>
              <table:table-cell office:value-type="float" office:value="0.023971">
                <text:p>0.023971</text:p>
              </table:table-cell>
              <table:table-cell office:value-type="float" office:value="0.085175">
                <text:p>0.0851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">
                <text:p>25</text:p>
              </table:table-cell>
              <table:table-cell office:value-type="float" office:value="0.028253">
                <text:p>0.028253</text:p>
              </table:table-cell>
              <table:table-cell office:value-type="float" office:value="0.078261">
                <text:p>0.0782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">
                <text:p>25</text:p>
              </table:table-cell>
              <table:table-cell office:value-type="float" office:value="0.023461">
                <text:p>0.023461</text:p>
              </table:table-cell>
              <table:table-cell office:value-type="float" office:value="0.068558">
                <text:p>0.0685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">
                <text:p>25</text:p>
              </table:table-cell>
              <table:table-cell office:value-type="float" office:value="0.026823">
                <text:p>0.026823</text:p>
              </table:table-cell>
              <table:table-cell office:value-type="float" office:value="0.078753">
                <text:p>0.0787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">
                <text:p>25</text:p>
              </table:table-cell>
              <table:table-cell office:value-type="float" office:value="0.024075">
                <text:p>0.024075</text:p>
              </table:table-cell>
              <table:table-cell office:value-type="float" office:value="0.070242">
                <text:p>0.0702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">
                <text:p>25</text:p>
              </table:table-cell>
              <table:table-cell office:value-type="float" office:value="0.024062">
                <text:p>0.024062</text:p>
              </table:table-cell>
              <table:table-cell office:value-type="float" office:value="0.071558">
                <text:p>0.0715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">
                <text:p>25</text:p>
              </table:table-cell>
              <table:table-cell office:value-type="float" office:value="0.025469">
                <text:p>0.025469</text:p>
              </table:table-cell>
              <table:table-cell office:value-type="float" office:value="0.074974">
                <text:p>0.0749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">
                <text:p>25</text:p>
              </table:table-cell>
              <table:table-cell office:value-type="float" office:value="0.024946">
                <text:p>0.024946</text:p>
              </table:table-cell>
              <table:table-cell office:value-type="float" office:value="0.090541">
                <text:p>0.0905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">
                <text:p>25</text:p>
              </table:table-cell>
              <table:table-cell office:value-type="float" office:value="0.021454">
                <text:p>0.021454</text:p>
              </table:table-cell>
              <table:table-cell office:value-type="float" office:value="0.099501">
                <text:p>0.0995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">
                <text:p>25</text:p>
              </table:table-cell>
              <table:table-cell office:value-type="float" office:value="0.025232">
                <text:p>0.025232</text:p>
              </table:table-cell>
              <table:table-cell office:value-type="float" office:value="0.076919">
                <text:p>0.0769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">
                <text:p>25</text:p>
              </table:table-cell>
              <table:table-cell office:value-type="float" office:value="0.027791">
                <text:p>0.027791</text:p>
              </table:table-cell>
              <table:table-cell office:value-type="float" office:value="0.098035">
                <text:p>0.0980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">
                <text:p>25</text:p>
              </table:table-cell>
              <table:table-cell office:value-type="float" office:value="0.028768">
                <text:p>0.028768</text:p>
              </table:table-cell>
              <table:table-cell office:value-type="float" office:value="0.086489">
                <text:p>0.0864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">
                <text:p>25</text:p>
              </table:table-cell>
              <table:table-cell office:value-type="float" office:value="0.025597">
                <text:p>0.025597</text:p>
              </table:table-cell>
              <table:table-cell office:value-type="float" office:value="0.063594">
                <text:p>0.0635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0.024677">
                <text:p>0.024677</text:p>
              </table:table-cell>
              <table:table-cell office:value-type="float" office:value="0.076877">
                <text:p>0.0768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">
                <text:p>30</text:p>
              </table:table-cell>
              <table:table-cell office:value-type="float" office:value="0.028918">
                <text:p>0.028918</text:p>
              </table:table-cell>
              <table:table-cell office:value-type="float" office:value="0.088067">
                <text:p>0.0880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">
                <text:p>30</text:p>
              </table:table-cell>
              <table:table-cell office:value-type="float" office:value="0.026732">
                <text:p>0.026732</text:p>
              </table:table-cell>
              <table:table-cell office:value-type="float" office:value="0.080343">
                <text:p>0.0803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">
                <text:p>30</text:p>
              </table:table-cell>
              <table:table-cell office:value-type="float" office:value="0.02506">
                <text:p>0.02506</text:p>
              </table:table-cell>
              <table:table-cell office:value-type="float" office:value="0.068199">
                <text:p>0.0681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">
                <text:p>30</text:p>
              </table:table-cell>
              <table:table-cell office:value-type="float" office:value="0.025128">
                <text:p>0.025128</text:p>
              </table:table-cell>
              <table:table-cell office:value-type="float" office:value="0.095302">
                <text:p>0.0953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">
                <text:p>30</text:p>
              </table:table-cell>
              <table:table-cell office:value-type="float" office:value="0.025817">
                <text:p>0.025817</text:p>
              </table:table-cell>
              <table:table-cell office:value-type="float" office:value="0.094607">
                <text:p>0.0946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">
                <text:p>30</text:p>
              </table:table-cell>
              <table:table-cell office:value-type="float" office:value="0.024581">
                <text:p>0.024581</text:p>
              </table:table-cell>
              <table:table-cell office:value-type="float" office:value="0.06989">
                <text:p>0.069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">
                <text:p>30</text:p>
              </table:table-cell>
              <table:table-cell office:value-type="float" office:value="0.023647">
                <text:p>0.023647</text:p>
              </table:table-cell>
              <table:table-cell office:value-type="float" office:value="0.10284">
                <text:p>0.102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">
                <text:p>30</text:p>
              </table:table-cell>
              <table:table-cell office:value-type="float" office:value="0.026908">
                <text:p>0.026908</text:p>
              </table:table-cell>
              <table:table-cell office:value-type="float" office:value="0.078015">
                <text:p>0.0780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">
                <text:p>30</text:p>
              </table:table-cell>
              <table:table-cell office:value-type="float" office:value="0.027846">
                <text:p>0.027846</text:p>
              </table:table-cell>
              <table:table-cell office:value-type="float" office:value="0.081524">
                <text:p>0.0815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">
                <text:p>30</text:p>
              </table:table-cell>
              <table:table-cell office:value-type="float" office:value="0.026162">
                <text:p>0.026162</text:p>
              </table:table-cell>
              <table:table-cell office:value-type="float" office:value="0.070781">
                <text:p>0.0707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">
                <text:p>30</text:p>
              </table:table-cell>
              <table:table-cell office:value-type="float" office:value="0.027086">
                <text:p>0.027086</text:p>
              </table:table-cell>
              <table:table-cell office:value-type="float" office:value="0.068876">
                <text:p>0.0688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">
                <text:p>30</text:p>
              </table:table-cell>
              <table:table-cell office:value-type="float" office:value="0.027455">
                <text:p>0.027455</text:p>
              </table:table-cell>
              <table:table-cell office:value-type="float" office:value="0.10752">
                <text:p>0.107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">
                <text:p>30</text:p>
              </table:table-cell>
              <table:table-cell office:value-type="float" office:value="0.025075">
                <text:p>0.025075</text:p>
              </table:table-cell>
              <table:table-cell office:value-type="float" office:value="0.099082">
                <text:p>0.0990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">
                <text:p>30</text:p>
              </table:table-cell>
              <table:table-cell office:value-type="float" office:value="0.022272">
                <text:p>0.022272</text:p>
              </table:table-cell>
              <table:table-cell office:value-type="float" office:value="0.08464">
                <text:p>0.084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">
                <text:p>30</text:p>
              </table:table-cell>
              <table:table-cell office:value-type="float" office:value="0.029778">
                <text:p>0.029778</text:p>
              </table:table-cell>
              <table:table-cell office:value-type="float" office:value="0.071753">
                <text:p>0.0717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">
                <text:p>30</text:p>
              </table:table-cell>
              <table:table-cell office:value-type="float" office:value="0.029287">
                <text:p>0.029287</text:p>
              </table:table-cell>
              <table:table-cell office:value-type="float" office:value="0.085972">
                <text:p>0.0859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">
                <text:p>30</text:p>
              </table:table-cell>
              <table:table-cell office:value-type="float" office:value="0.022703">
                <text:p>0.022703</text:p>
              </table:table-cell>
              <table:table-cell office:value-type="float" office:value="0.10689">
                <text:p>0.106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">
                <text:p>30</text:p>
              </table:table-cell>
              <table:table-cell office:value-type="float" office:value="0.026963">
                <text:p>0.026963</text:p>
              </table:table-cell>
              <table:table-cell office:value-type="float" office:value="0.087749">
                <text:p>0.0877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">
                <text:p>30</text:p>
              </table:table-cell>
              <table:table-cell office:value-type="float" office:value="0.026359">
                <text:p>0.026359</text:p>
              </table:table-cell>
              <table:table-cell office:value-type="float" office:value="0.10151">
                <text:p>0.101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">
                <text:p>30</text:p>
              </table:table-cell>
              <table:table-cell office:value-type="float" office:value="0.028399">
                <text:p>0.028399</text:p>
              </table:table-cell>
              <table:table-cell office:value-type="float" office:value="0.090399">
                <text:p>0.0903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">
                <text:p>30</text:p>
              </table:table-cell>
              <table:table-cell office:value-type="float" office:value="0.02901">
                <text:p>0.02901</text:p>
              </table:table-cell>
              <table:table-cell office:value-type="float" office:value="0.099969">
                <text:p>0.0999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">
                <text:p>30</text:p>
              </table:table-cell>
              <table:table-cell office:value-type="float" office:value="0.027255">
                <text:p>0.027255</text:p>
              </table:table-cell>
              <table:table-cell office:value-type="float" office:value="0.078292">
                <text:p>0.0782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">
                <text:p>30</text:p>
              </table:table-cell>
              <table:table-cell office:value-type="float" office:value="0.029152">
                <text:p>0.029152</text:p>
              </table:table-cell>
              <table:table-cell office:value-type="float" office:value="0.072948">
                <text:p>0.0729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">
                <text:p>30</text:p>
              </table:table-cell>
              <table:table-cell office:value-type="float" office:value="0.032569">
                <text:p>0.032569</text:p>
              </table:table-cell>
              <table:table-cell office:value-type="float" office:value="0.10626">
                <text:p>0.106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">
                <text:p>30</text:p>
              </table:table-cell>
              <table:table-cell office:value-type="float" office:value="0.023859">
                <text:p>0.023859</text:p>
              </table:table-cell>
              <table:table-cell office:value-type="float" office:value="0.096941">
                <text:p>0.0969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">
                <text:p>30</text:p>
              </table:table-cell>
              <table:table-cell office:value-type="float" office:value="0.02575">
                <text:p>0.02575</text:p>
              </table:table-cell>
              <table:table-cell office:value-type="float" office:value="0.080504">
                <text:p>0.0805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">
                <text:p>30</text:p>
              </table:table-cell>
              <table:table-cell office:value-type="float" office:value="0.03027">
                <text:p>0.03027</text:p>
              </table:table-cell>
              <table:table-cell office:value-type="float" office:value="0.10812">
                <text:p>0.108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">
                <text:p>30</text:p>
              </table:table-cell>
              <table:table-cell office:value-type="float" office:value="0.025877">
                <text:p>0.025877</text:p>
              </table:table-cell>
              <table:table-cell office:value-type="float" office:value="0.075325">
                <text:p>0.0753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">
                <text:p>30</text:p>
              </table:table-cell>
              <table:table-cell office:value-type="float" office:value="0.029354">
                <text:p>0.029354</text:p>
              </table:table-cell>
              <table:table-cell office:value-type="float" office:value="0.098039">
                <text:p>0.0980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">
                <text:p>30</text:p>
              </table:table-cell>
              <table:table-cell office:value-type="float" office:value="0.028426">
                <text:p>0.028426</text:p>
              </table:table-cell>
              <table:table-cell office:value-type="float" office:value="0.089247">
                <text:p>0.0892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">
                <text:p>30</text:p>
              </table:table-cell>
              <table:table-cell office:value-type="float" office:value="0.023494">
                <text:p>0.023494</text:p>
              </table:table-cell>
              <table:table-cell office:value-type="float" office:value="0.073292">
                <text:p>0.0732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">
                <text:p>30</text:p>
              </table:table-cell>
              <table:table-cell office:value-type="float" office:value="0.026721">
                <text:p>0.026721</text:p>
              </table:table-cell>
              <table:table-cell office:value-type="float" office:value="0.061359">
                <text:p>0.0613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">
                <text:p>30</text:p>
              </table:table-cell>
              <table:table-cell office:value-type="float" office:value="0.026618">
                <text:p>0.026618</text:p>
              </table:table-cell>
              <table:table-cell office:value-type="float" office:value="0.086099">
                <text:p>0.0860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">
                <text:p>30</text:p>
              </table:table-cell>
              <table:table-cell office:value-type="float" office:value="0.029542">
                <text:p>0.029542</text:p>
              </table:table-cell>
              <table:table-cell office:value-type="float" office:value="0.098158">
                <text:p>0.0981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">
                <text:p>30</text:p>
              </table:table-cell>
              <table:table-cell office:value-type="float" office:value="0.025844">
                <text:p>0.025844</text:p>
              </table:table-cell>
              <table:table-cell office:value-type="float" office:value="0.071618">
                <text:p>0.0716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">
                <text:p>30</text:p>
              </table:table-cell>
              <table:table-cell office:value-type="float" office:value="0.028069">
                <text:p>0.028069</text:p>
              </table:table-cell>
              <table:table-cell office:value-type="float" office:value="0.065024">
                <text:p>0.0650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">
                <text:p>30</text:p>
              </table:table-cell>
              <table:table-cell office:value-type="float" office:value="0.026901">
                <text:p>0.026901</text:p>
              </table:table-cell>
              <table:table-cell office:value-type="float" office:value="0.088942">
                <text:p>0.0889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">
                <text:p>30</text:p>
              </table:table-cell>
              <table:table-cell office:value-type="float" office:value="0.031758">
                <text:p>0.031758</text:p>
              </table:table-cell>
              <table:table-cell office:value-type="float" office:value="0.080203">
                <text:p>0.0802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">
                <text:p>30</text:p>
              </table:table-cell>
              <table:table-cell office:value-type="float" office:value="0.024269">
                <text:p>0.024269</text:p>
              </table:table-cell>
              <table:table-cell office:value-type="float" office:value="0.094409">
                <text:p>0.0944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">
                <text:p>30</text:p>
              </table:table-cell>
              <table:table-cell office:value-type="float" office:value="0.025806">
                <text:p>0.025806</text:p>
              </table:table-cell>
              <table:table-cell office:value-type="float" office:value="0.10178">
                <text:p>0.101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">
                <text:p>30</text:p>
              </table:table-cell>
              <table:table-cell office:value-type="float" office:value="0.024918">
                <text:p>0.024918</text:p>
              </table:table-cell>
              <table:table-cell office:value-type="float" office:value="0.074024">
                <text:p>0.0740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">
                <text:p>30</text:p>
              </table:table-cell>
              <table:table-cell office:value-type="float" office:value="0.030587">
                <text:p>0.030587</text:p>
              </table:table-cell>
              <table:table-cell office:value-type="float" office:value="0.085584">
                <text:p>0.0855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">
                <text:p>30</text:p>
              </table:table-cell>
              <table:table-cell office:value-type="float" office:value="0.024003">
                <text:p>0.024003</text:p>
              </table:table-cell>
              <table:table-cell office:value-type="float" office:value="0.074861">
                <text:p>0.0748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">
                <text:p>30</text:p>
              </table:table-cell>
              <table:table-cell office:value-type="float" office:value="0.029101">
                <text:p>0.029101</text:p>
              </table:table-cell>
              <table:table-cell office:value-type="float" office:value="0.078379">
                <text:p>0.0783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">
                <text:p>30</text:p>
              </table:table-cell>
              <table:table-cell office:value-type="float" office:value="0.022086">
                <text:p>0.022086</text:p>
              </table:table-cell>
              <table:table-cell office:value-type="float" office:value="0.11078">
                <text:p>0.110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">
                <text:p>30</text:p>
              </table:table-cell>
              <table:table-cell office:value-type="float" office:value="0.026138">
                <text:p>0.026138</text:p>
              </table:table-cell>
              <table:table-cell office:value-type="float" office:value="0.067216">
                <text:p>0.0672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">
                <text:p>30</text:p>
              </table:table-cell>
              <table:table-cell office:value-type="float" office:value="0.027741">
                <text:p>0.027741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">
                <text:p>30</text:p>
              </table:table-cell>
              <table:table-cell office:value-type="float" office:value="0.027173">
                <text:p>0.027173</text:p>
              </table:table-cell>
              <table:table-cell office:value-type="float" office:value="0.080975">
                <text:p>0.0809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">
                <text:p>30</text:p>
              </table:table-cell>
              <table:table-cell office:value-type="float" office:value="0.023881">
                <text:p>0.023881</text:p>
              </table:table-cell>
              <table:table-cell office:value-type="float" office:value="0.09503">
                <text:p>0.095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">
                <text:p>30</text:p>
              </table:table-cell>
              <table:table-cell office:value-type="float" office:value="0.026933">
                <text:p>0.026933</text:p>
              </table:table-cell>
              <table:table-cell office:value-type="float" office:value="0.11593">
                <text:p>0.115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">
                <text:p>35</text:p>
              </table:table-cell>
              <table:table-cell office:value-type="float" office:value="0.028494">
                <text:p>0.028494</text:p>
              </table:table-cell>
              <table:table-cell office:value-type="float" office:value="0.091296">
                <text:p>0.0912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">
                <text:p>35</text:p>
              </table:table-cell>
              <table:table-cell office:value-type="float" office:value="0.029388">
                <text:p>0.029388</text:p>
              </table:table-cell>
              <table:table-cell office:value-type="float" office:value="0.086494">
                <text:p>0.0864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">
                <text:p>35</text:p>
              </table:table-cell>
              <table:table-cell office:value-type="float" office:value="0.024888">
                <text:p>0.024888</text:p>
              </table:table-cell>
              <table:table-cell office:value-type="float" office:value="0.076953">
                <text:p>0.0769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">
                <text:p>35</text:p>
              </table:table-cell>
              <table:table-cell office:value-type="float" office:value="0.025141">
                <text:p>0.025141</text:p>
              </table:table-cell>
              <table:table-cell office:value-type="float" office:value="0.088091">
                <text:p>0.0880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">
                <text:p>35</text:p>
              </table:table-cell>
              <table:table-cell office:value-type="float" office:value="0.027447">
                <text:p>0.027447</text:p>
              </table:table-cell>
              <table:table-cell office:value-type="float" office:value="0.1063">
                <text:p>0.10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">
                <text:p>35</text:p>
              </table:table-cell>
              <table:table-cell office:value-type="float" office:value="0.031394">
                <text:p>0.031394</text:p>
              </table:table-cell>
              <table:table-cell office:value-type="float" office:value="0.084371">
                <text:p>0.0843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">
                <text:p>35</text:p>
              </table:table-cell>
              <table:table-cell office:value-type="float" office:value="0.025836">
                <text:p>0.025836</text:p>
              </table:table-cell>
              <table:table-cell office:value-type="float" office:value="0.11352">
                <text:p>0.113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">
                <text:p>35</text:p>
              </table:table-cell>
              <table:table-cell office:value-type="float" office:value="0.027562">
                <text:p>0.027562</text:p>
              </table:table-cell>
              <table:table-cell office:value-type="float" office:value="0.10405">
                <text:p>0.104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">
                <text:p>35</text:p>
              </table:table-cell>
              <table:table-cell office:value-type="float" office:value="0.026081">
                <text:p>0.026081</text:p>
              </table:table-cell>
              <table:table-cell office:value-type="float" office:value="0.091558">
                <text:p>0.0915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">
                <text:p>35</text:p>
              </table:table-cell>
              <table:table-cell office:value-type="float" office:value="0.027162">
                <text:p>0.027162</text:p>
              </table:table-cell>
              <table:table-cell office:value-type="float" office:value="0.088039">
                <text:p>0.0880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">
                <text:p>35</text:p>
              </table:table-cell>
              <table:table-cell office:value-type="float" office:value="0.025849">
                <text:p>0.025849</text:p>
              </table:table-cell>
              <table:table-cell office:value-type="float" office:value="0.087779">
                <text:p>0.0877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">
                <text:p>35</text:p>
              </table:table-cell>
              <table:table-cell office:value-type="float" office:value="0.027037">
                <text:p>0.027037</text:p>
              </table:table-cell>
              <table:table-cell office:value-type="float" office:value="0.090629">
                <text:p>0.0906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">
                <text:p>35</text:p>
              </table:table-cell>
              <table:table-cell office:value-type="float" office:value="0.028514">
                <text:p>0.028514</text:p>
              </table:table-cell>
              <table:table-cell office:value-type="float" office:value="0.07814">
                <text:p>0.078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">
                <text:p>35</text:p>
              </table:table-cell>
              <table:table-cell office:value-type="float" office:value="0.030331">
                <text:p>0.030331</text:p>
              </table:table-cell>
              <table:table-cell office:value-type="float" office:value="0.086546">
                <text:p>0.0865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">
                <text:p>35</text:p>
              </table:table-cell>
              <table:table-cell office:value-type="float" office:value="0.030537">
                <text:p>0.030537</text:p>
              </table:table-cell>
              <table:table-cell office:value-type="float" office:value="0.098814">
                <text:p>0.0988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">
                <text:p>35</text:p>
              </table:table-cell>
              <table:table-cell office:value-type="float" office:value="0.029493">
                <text:p>0.029493</text:p>
              </table:table-cell>
              <table:table-cell office:value-type="float" office:value="0.092068">
                <text:p>0.0920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">
                <text:p>35</text:p>
              </table:table-cell>
              <table:table-cell office:value-type="float" office:value="0.032915">
                <text:p>0.032915</text:p>
              </table:table-cell>
              <table:table-cell office:value-type="float" office:value="0.095488">
                <text:p>0.0954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">
                <text:p>35</text:p>
              </table:table-cell>
              <table:table-cell office:value-type="float" office:value="0.026705">
                <text:p>0.026705</text:p>
              </table:table-cell>
              <table:table-cell office:value-type="float" office:value="0.078266">
                <text:p>0.0782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">
                <text:p>35</text:p>
              </table:table-cell>
              <table:table-cell office:value-type="float" office:value="0.027861">
                <text:p>0.027861</text:p>
              </table:table-cell>
              <table:table-cell office:value-type="float" office:value="0.091127">
                <text:p>0.0911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">
                <text:p>35</text:p>
              </table:table-cell>
              <table:table-cell office:value-type="float" office:value="0.022376">
                <text:p>0.022376</text:p>
              </table:table-cell>
              <table:table-cell office:value-type="float" office:value="0.097848">
                <text:p>0.0978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">
                <text:p>35</text:p>
              </table:table-cell>
              <table:table-cell office:value-type="float" office:value="0.025334">
                <text:p>0.025334</text:p>
              </table:table-cell>
              <table:table-cell office:value-type="float" office:value="0.077564">
                <text:p>0.0775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5">
                <text:p>35</text:p>
              </table:table-cell>
              <table:table-cell office:value-type="float" office:value="0.025821">
                <text:p>0.025821</text:p>
              </table:table-cell>
              <table:table-cell office:value-type="float" office:value="0.09696">
                <text:p>0.096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">
                <text:p>35</text:p>
              </table:table-cell>
              <table:table-cell office:value-type="float" office:value="0.028587">
                <text:p>0.028587</text:p>
              </table:table-cell>
              <table:table-cell office:value-type="float" office:value="0.082752">
                <text:p>0.0827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">
                <text:p>35</text:p>
              </table:table-cell>
              <table:table-cell office:value-type="float" office:value="0.028897">
                <text:p>0.028897</text:p>
              </table:table-cell>
              <table:table-cell office:value-type="float" office:value="0.10145">
                <text:p>0.101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">
                <text:p>35</text:p>
              </table:table-cell>
              <table:table-cell office:value-type="float" office:value="0.028827">
                <text:p>0.028827</text:p>
              </table:table-cell>
              <table:table-cell office:value-type="float" office:value="0.092088">
                <text:p>0.0920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">
                <text:p>35</text:p>
              </table:table-cell>
              <table:table-cell office:value-type="float" office:value="0.026303">
                <text:p>0.026303</text:p>
              </table:table-cell>
              <table:table-cell office:value-type="float" office:value="0.087553">
                <text:p>0.0875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">
                <text:p>35</text:p>
              </table:table-cell>
              <table:table-cell office:value-type="float" office:value="0.028429">
                <text:p>0.028429</text:p>
              </table:table-cell>
              <table:table-cell office:value-type="float" office:value="0.080689">
                <text:p>0.0806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">
                <text:p>35</text:p>
              </table:table-cell>
              <table:table-cell office:value-type="float" office:value="0.028188">
                <text:p>0.028188</text:p>
              </table:table-cell>
              <table:table-cell office:value-type="float" office:value="0.094139">
                <text:p>0.0941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">
                <text:p>35</text:p>
              </table:table-cell>
              <table:table-cell office:value-type="float" office:value="0.028209">
                <text:p>0.028209</text:p>
              </table:table-cell>
              <table:table-cell office:value-type="float" office:value="0.081379">
                <text:p>0.0813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">
                <text:p>35</text:p>
              </table:table-cell>
              <table:table-cell office:value-type="float" office:value="0.026444">
                <text:p>0.026444</text:p>
              </table:table-cell>
              <table:table-cell office:value-type="float" office:value="0.10235">
                <text:p>0.102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">
                <text:p>35</text:p>
              </table:table-cell>
              <table:table-cell office:value-type="float" office:value="0.026395">
                <text:p>0.026395</text:p>
              </table:table-cell>
              <table:table-cell office:value-type="float" office:value="0.085602">
                <text:p>0.0856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">
                <text:p>35</text:p>
              </table:table-cell>
              <table:table-cell office:value-type="float" office:value="0.027749">
                <text:p>0.027749</text:p>
              </table:table-cell>
              <table:table-cell office:value-type="float" office:value="0.083595">
                <text:p>0.0835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">
                <text:p>35</text:p>
              </table:table-cell>
              <table:table-cell office:value-type="float" office:value="0.027532">
                <text:p>0.027532</text:p>
              </table:table-cell>
              <table:table-cell office:value-type="float" office:value="0.076167">
                <text:p>0.0761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">
                <text:p>35</text:p>
              </table:table-cell>
              <table:table-cell office:value-type="float" office:value="0.027313">
                <text:p>0.027313</text:p>
              </table:table-cell>
              <table:table-cell office:value-type="float" office:value="0.10419">
                <text:p>0.104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">
                <text:p>35</text:p>
              </table:table-cell>
              <table:table-cell office:value-type="float" office:value="0.024599">
                <text:p>0.024599</text:p>
              </table:table-cell>
              <table:table-cell office:value-type="float" office:value="0.1022">
                <text:p>0.10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">
                <text:p>35</text:p>
              </table:table-cell>
              <table:table-cell office:value-type="float" office:value="0.028997">
                <text:p>0.028997</text:p>
              </table:table-cell>
              <table:table-cell office:value-type="float" office:value="0.098054">
                <text:p>0.0980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">
                <text:p>35</text:p>
              </table:table-cell>
              <table:table-cell office:value-type="float" office:value="0.026724">
                <text:p>0.026724</text:p>
              </table:table-cell>
              <table:table-cell office:value-type="float" office:value="0.11321">
                <text:p>0.113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">
                <text:p>35</text:p>
              </table:table-cell>
              <table:table-cell office:value-type="float" office:value="0.025167">
                <text:p>0.025167</text:p>
              </table:table-cell>
              <table:table-cell office:value-type="float" office:value="0.10498">
                <text:p>0.104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">
                <text:p>35</text:p>
              </table:table-cell>
              <table:table-cell office:value-type="float" office:value="0.028573">
                <text:p>0.028573</text:p>
              </table:table-cell>
              <table:table-cell office:value-type="float" office:value="0.11777">
                <text:p>0.117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">
                <text:p>35</text:p>
              </table:table-cell>
              <table:table-cell office:value-type="float" office:value="0.026733">
                <text:p>0.026733</text:p>
              </table:table-cell>
              <table:table-cell office:value-type="float" office:value="0.092665">
                <text:p>0.0926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">
                <text:p>35</text:p>
              </table:table-cell>
              <table:table-cell office:value-type="float" office:value="0.023827">
                <text:p>0.023827</text:p>
              </table:table-cell>
              <table:table-cell office:value-type="float" office:value="0.11317">
                <text:p>0.113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">
                <text:p>35</text:p>
              </table:table-cell>
              <table:table-cell office:value-type="float" office:value="0.030987">
                <text:p>0.030987</text:p>
              </table:table-cell>
              <table:table-cell office:value-type="float" office:value="0.091641">
                <text:p>0.0916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">
                <text:p>35</text:p>
              </table:table-cell>
              <table:table-cell office:value-type="float" office:value="0.027382">
                <text:p>0.027382</text:p>
              </table:table-cell>
              <table:table-cell office:value-type="float" office:value="0.078147">
                <text:p>0.0781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">
                <text:p>35</text:p>
              </table:table-cell>
              <table:table-cell office:value-type="float" office:value="0.023552">
                <text:p>0.023552</text:p>
              </table:table-cell>
              <table:table-cell office:value-type="float" office:value="0.094896">
                <text:p>0.0948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">
                <text:p>35</text:p>
              </table:table-cell>
              <table:table-cell office:value-type="float" office:value="0.026232">
                <text:p>0.026232</text:p>
              </table:table-cell>
              <table:table-cell office:value-type="float" office:value="0.10723">
                <text:p>0.107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">
                <text:p>35</text:p>
              </table:table-cell>
              <table:table-cell office:value-type="float" office:value="0.026423">
                <text:p>0.026423</text:p>
              </table:table-cell>
              <table:table-cell office:value-type="float" office:value="0.089975">
                <text:p>0.0899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">
                <text:p>35</text:p>
              </table:table-cell>
              <table:table-cell office:value-type="float" office:value="0.027525">
                <text:p>0.027525</text:p>
              </table:table-cell>
              <table:table-cell office:value-type="float" office:value="0.066304">
                <text:p>0.0663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">
                <text:p>35</text:p>
              </table:table-cell>
              <table:table-cell office:value-type="float" office:value="0.026211">
                <text:p>0.026211</text:p>
              </table:table-cell>
              <table:table-cell office:value-type="float" office:value="0.081724">
                <text:p>0.0817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">
                <text:p>35</text:p>
              </table:table-cell>
              <table:table-cell office:value-type="float" office:value="0.034991">
                <text:p>0.034991</text:p>
              </table:table-cell>
              <table:table-cell office:value-type="float" office:value="0.097206">
                <text:p>0.0972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">
                <text:p>35</text:p>
              </table:table-cell>
              <table:table-cell office:value-type="float" office:value="0.029745">
                <text:p>0.029745</text:p>
              </table:table-cell>
              <table:table-cell office:value-type="float" office:value="0.097917">
                <text:p>0.0979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">
                <text:p>40</text:p>
              </table:table-cell>
              <table:table-cell office:value-type="float" office:value="0.033225">
                <text:p>0.033225</text:p>
              </table:table-cell>
              <table:table-cell office:value-type="float" office:value="0.094763">
                <text:p>0.0947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">
                <text:p>40</text:p>
              </table:table-cell>
              <table:table-cell office:value-type="float" office:value="0.03186">
                <text:p>0.03186</text:p>
              </table:table-cell>
              <table:table-cell office:value-type="float" office:value="0.11609">
                <text:p>0.116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">
                <text:p>40</text:p>
              </table:table-cell>
              <table:table-cell office:value-type="float" office:value="0.025565">
                <text:p>0.025565</text:p>
              </table:table-cell>
              <table:table-cell office:value-type="float" office:value="0.11934">
                <text:p>0.119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">
                <text:p>40</text:p>
              </table:table-cell>
              <table:table-cell office:value-type="float" office:value="0.031315">
                <text:p>0.031315</text:p>
              </table:table-cell>
              <table:table-cell office:value-type="float" office:value="0.0936">
                <text:p>0.09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">
                <text:p>40</text:p>
              </table:table-cell>
              <table:table-cell office:value-type="float" office:value="0.027633">
                <text:p>0.027633</text:p>
              </table:table-cell>
              <table:table-cell office:value-type="float" office:value="0.091095">
                <text:p>0.0910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">
                <text:p>40</text:p>
              </table:table-cell>
              <table:table-cell office:value-type="float" office:value="0.026953">
                <text:p>0.026953</text:p>
              </table:table-cell>
              <table:table-cell office:value-type="float" office:value="0.095344">
                <text:p>0.0953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">
                <text:p>40</text:p>
              </table:table-cell>
              <table:table-cell office:value-type="float" office:value="0.031129">
                <text:p>0.031129</text:p>
              </table:table-cell>
              <table:table-cell office:value-type="float" office:value="0.077846">
                <text:p>0.0778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">
                <text:p>40</text:p>
              </table:table-cell>
              <table:table-cell office:value-type="float" office:value="0.03152">
                <text:p>0.03152</text:p>
              </table:table-cell>
              <table:table-cell office:value-type="float" office:value="0.088172">
                <text:p>0.0881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">
                <text:p>40</text:p>
              </table:table-cell>
              <table:table-cell office:value-type="float" office:value="0.023909">
                <text:p>0.023909</text:p>
              </table:table-cell>
              <table:table-cell office:value-type="float" office:value="0.096523">
                <text:p>0.0965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">
                <text:p>40</text:p>
              </table:table-cell>
              <table:table-cell office:value-type="float" office:value="0.037621">
                <text:p>0.037621</text:p>
              </table:table-cell>
              <table:table-cell office:value-type="float" office:value="0.12134">
                <text:p>0.121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">
                <text:p>40</text:p>
              </table:table-cell>
              <table:table-cell office:value-type="float" office:value="0.029821">
                <text:p>0.029821</text:p>
              </table:table-cell>
              <table:table-cell office:value-type="float" office:value="0.12864">
                <text:p>0.128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">
                <text:p>40</text:p>
              </table:table-cell>
              <table:table-cell office:value-type="float" office:value="0.029602">
                <text:p>0.029602</text:p>
              </table:table-cell>
              <table:table-cell office:value-type="float" office:value="0.11689">
                <text:p>0.116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">
                <text:p>40</text:p>
              </table:table-cell>
              <table:table-cell office:value-type="float" office:value="0.029508">
                <text:p>0.029508</text:p>
              </table:table-cell>
              <table:table-cell office:value-type="float" office:value="0.085595">
                <text:p>0.0855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0">
                <text:p>40</text:p>
              </table:table-cell>
              <table:table-cell office:value-type="float" office:value="0.03115">
                <text:p>0.03115</text:p>
              </table:table-cell>
              <table:table-cell office:value-type="float" office:value="0.11592">
                <text:p>0.115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0">
                <text:p>40</text:p>
              </table:table-cell>
              <table:table-cell office:value-type="float" office:value="0.027848">
                <text:p>0.027848</text:p>
              </table:table-cell>
              <table:table-cell office:value-type="float" office:value="0.087696">
                <text:p>0.0876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0">
                <text:p>40</text:p>
              </table:table-cell>
              <table:table-cell office:value-type="float" office:value="0.031019">
                <text:p>0.031019</text:p>
              </table:table-cell>
              <table:table-cell office:value-type="float" office:value="0.09577">
                <text:p>0.095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0">
                <text:p>40</text:p>
              </table:table-cell>
              <table:table-cell office:value-type="float" office:value="0.027061">
                <text:p>0.027061</text:p>
              </table:table-cell>
              <table:table-cell office:value-type="float" office:value="0.08889">
                <text:p>0.088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">
                <text:p>40</text:p>
              </table:table-cell>
              <table:table-cell office:value-type="float" office:value="0.029701">
                <text:p>0.029701</text:p>
              </table:table-cell>
              <table:table-cell office:value-type="float" office:value="0.09919">
                <text:p>0.099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0">
                <text:p>40</text:p>
              </table:table-cell>
              <table:table-cell office:value-type="float" office:value="0.029067">
                <text:p>0.029067</text:p>
              </table:table-cell>
              <table:table-cell office:value-type="float" office:value="0.09698">
                <text:p>0.096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0">
                <text:p>40</text:p>
              </table:table-cell>
              <table:table-cell office:value-type="float" office:value="0.028195">
                <text:p>0.028195</text:p>
              </table:table-cell>
              <table:table-cell office:value-type="float" office:value="0.10797">
                <text:p>0.107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">
                <text:p>40</text:p>
              </table:table-cell>
              <table:table-cell office:value-type="float" office:value="0.029806">
                <text:p>0.029806</text:p>
              </table:table-cell>
              <table:table-cell office:value-type="float" office:value="0.086386">
                <text:p>0.0863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">
                <text:p>40</text:p>
              </table:table-cell>
              <table:table-cell office:value-type="float" office:value="0.029882">
                <text:p>0.029882</text:p>
              </table:table-cell>
              <table:table-cell office:value-type="float" office:value="0.11073">
                <text:p>0.1107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">
                <text:p>40</text:p>
              </table:table-cell>
              <table:table-cell office:value-type="float" office:value="0.02958">
                <text:p>0.02958</text:p>
              </table:table-cell>
              <table:table-cell office:value-type="float" office:value="0.10792">
                <text:p>0.107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0">
                <text:p>40</text:p>
              </table:table-cell>
              <table:table-cell office:value-type="float" office:value="0.026444">
                <text:p>0.026444</text:p>
              </table:table-cell>
              <table:table-cell office:value-type="float" office:value="0.10575">
                <text:p>0.105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">
                <text:p>40</text:p>
              </table:table-cell>
              <table:table-cell office:value-type="float" office:value="0.028896">
                <text:p>0.028896</text:p>
              </table:table-cell>
              <table:table-cell office:value-type="float" office:value="0.10525">
                <text:p>0.105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">
                <text:p>40</text:p>
              </table:table-cell>
              <table:table-cell office:value-type="float" office:value="0.029154">
                <text:p>0.029154</text:p>
              </table:table-cell>
              <table:table-cell office:value-type="float" office:value="0.12078">
                <text:p>0.120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">
                <text:p>40</text:p>
              </table:table-cell>
              <table:table-cell office:value-type="float" office:value="0.03023">
                <text:p>0.03023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">
                <text:p>40</text:p>
              </table:table-cell>
              <table:table-cell office:value-type="float" office:value="0.026748">
                <text:p>0.026748</text:p>
              </table:table-cell>
              <table:table-cell office:value-type="float" office:value="0.083737">
                <text:p>0.0837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">
                <text:p>40</text:p>
              </table:table-cell>
              <table:table-cell office:value-type="float" office:value="0.026209">
                <text:p>0.026209</text:p>
              </table:table-cell>
              <table:table-cell office:value-type="float" office:value="0.1059">
                <text:p>0.10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">
                <text:p>40</text:p>
              </table:table-cell>
              <table:table-cell office:value-type="float" office:value="0.027024">
                <text:p>0.027024</text:p>
              </table:table-cell>
              <table:table-cell office:value-type="float" office:value="0.10729">
                <text:p>0.107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">
                <text:p>40</text:p>
              </table:table-cell>
              <table:table-cell office:value-type="float" office:value="0.027757">
                <text:p>0.027757</text:p>
              </table:table-cell>
              <table:table-cell office:value-type="float" office:value="0.10539">
                <text:p>0.105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">
                <text:p>40</text:p>
              </table:table-cell>
              <table:table-cell office:value-type="float" office:value="0.028264">
                <text:p>0.028264</text:p>
              </table:table-cell>
              <table:table-cell office:value-type="float" office:value="0.10608">
                <text:p>0.106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">
                <text:p>40</text:p>
              </table:table-cell>
              <table:table-cell office:value-type="float" office:value="0.029556">
                <text:p>0.029556</text:p>
              </table:table-cell>
              <table:table-cell office:value-type="float" office:value="0.10614">
                <text:p>0.106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">
                <text:p>40</text:p>
              </table:table-cell>
              <table:table-cell office:value-type="float" office:value="0.026536">
                <text:p>0.026536</text:p>
              </table:table-cell>
              <table:table-cell office:value-type="float" office:value="0.11055">
                <text:p>0.110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">
                <text:p>40</text:p>
              </table:table-cell>
              <table:table-cell office:value-type="float" office:value="0.033417">
                <text:p>0.033417</text:p>
              </table:table-cell>
              <table:table-cell office:value-type="float" office:value="0.10956">
                <text:p>0.109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">
                <text:p>40</text:p>
              </table:table-cell>
              <table:table-cell office:value-type="float" office:value="0.027095">
                <text:p>0.027095</text:p>
              </table:table-cell>
              <table:table-cell office:value-type="float" office:value="0.078261">
                <text:p>0.07826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">
                <text:p>40</text:p>
              </table:table-cell>
              <table:table-cell office:value-type="float" office:value="0.027521">
                <text:p>0.027521</text:p>
              </table:table-cell>
              <table:table-cell office:value-type="float" office:value="0.085705">
                <text:p>0.0857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0">
                <text:p>40</text:p>
              </table:table-cell>
              <table:table-cell office:value-type="float" office:value="0.026635">
                <text:p>0.026635</text:p>
              </table:table-cell>
              <table:table-cell office:value-type="float" office:value="0.10866">
                <text:p>0.108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">
                <text:p>40</text:p>
              </table:table-cell>
              <table:table-cell office:value-type="float" office:value="0.026942">
                <text:p>0.026942</text:p>
              </table:table-cell>
              <table:table-cell office:value-type="float" office:value="0.10644">
                <text:p>0.106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">
                <text:p>40</text:p>
              </table:table-cell>
              <table:table-cell office:value-type="float" office:value="0.027071">
                <text:p>0.027071</text:p>
              </table:table-cell>
              <table:table-cell office:value-type="float" office:value="0.098418">
                <text:p>0.0984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">
                <text:p>40</text:p>
              </table:table-cell>
              <table:table-cell office:value-type="float" office:value="0.02763">
                <text:p>0.02763</text:p>
              </table:table-cell>
              <table:table-cell office:value-type="float" office:value="0.10029">
                <text:p>0.100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">
                <text:p>40</text:p>
              </table:table-cell>
              <table:table-cell office:value-type="float" office:value="0.029968">
                <text:p>0.029968</text:p>
              </table:table-cell>
              <table:table-cell office:value-type="float" office:value="0.077028">
                <text:p>0.0770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">
                <text:p>40</text:p>
              </table:table-cell>
              <table:table-cell office:value-type="float" office:value="0.025933">
                <text:p>0.025933</text:p>
              </table:table-cell>
              <table:table-cell office:value-type="float" office:value="0.07165">
                <text:p>0.071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">
                <text:p>40</text:p>
              </table:table-cell>
              <table:table-cell office:value-type="float" office:value="0.028802">
                <text:p>0.028802</text:p>
              </table:table-cell>
              <table:table-cell office:value-type="float" office:value="0.10524">
                <text:p>0.105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">
                <text:p>40</text:p>
              </table:table-cell>
              <table:table-cell office:value-type="float" office:value="0.034222">
                <text:p>0.034222</text:p>
              </table:table-cell>
              <table:table-cell office:value-type="float" office:value="0.096562">
                <text:p>0.0965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">
                <text:p>40</text:p>
              </table:table-cell>
              <table:table-cell office:value-type="float" office:value="0.030439">
                <text:p>0.030439</text:p>
              </table:table-cell>
              <table:table-cell office:value-type="float" office:value="0.094429">
                <text:p>0.0944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">
                <text:p>40</text:p>
              </table:table-cell>
              <table:table-cell office:value-type="float" office:value="0.027148">
                <text:p>0.027148</text:p>
              </table:table-cell>
              <table:table-cell office:value-type="float" office:value="0.09799">
                <text:p>0.097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">
                <text:p>40</text:p>
              </table:table-cell>
              <table:table-cell office:value-type="float" office:value="0.025392">
                <text:p>0.025392</text:p>
              </table:table-cell>
              <table:table-cell office:value-type="float" office:value="0.11191">
                <text:p>0.111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">
                <text:p>40</text:p>
              </table:table-cell>
              <table:table-cell office:value-type="float" office:value="0.02642">
                <text:p>0.02642</text:p>
              </table:table-cell>
              <table:table-cell office:value-type="float" office:value="0.094067">
                <text:p>0.0940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">
                <text:p>40</text:p>
              </table:table-cell>
              <table:table-cell office:value-type="float" office:value="0.030575">
                <text:p>0.030575</text:p>
              </table:table-cell>
              <table:table-cell office:value-type="float" office:value="0.10383">
                <text:p>0.103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5">
                <text:p>45</text:p>
              </table:table-cell>
              <table:table-cell office:value-type="float" office:value="0.025426">
                <text:p>0.025426</text:p>
              </table:table-cell>
              <table:table-cell office:value-type="float" office:value="0.097804">
                <text:p>0.0978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5">
                <text:p>45</text:p>
              </table:table-cell>
              <table:table-cell office:value-type="float" office:value="0.026011">
                <text:p>0.026011</text:p>
              </table:table-cell>
              <table:table-cell office:value-type="float" office:value="0.085111">
                <text:p>0.0851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">
                <text:p>45</text:p>
              </table:table-cell>
              <table:table-cell office:value-type="float" office:value="0.027856">
                <text:p>0.027856</text:p>
              </table:table-cell>
              <table:table-cell office:value-type="float" office:value="0.093738">
                <text:p>0.0937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5">
                <text:p>45</text:p>
              </table:table-cell>
              <table:table-cell office:value-type="float" office:value="0.029489">
                <text:p>0.029489</text:p>
              </table:table-cell>
              <table:table-cell office:value-type="float" office:value="0.077039">
                <text:p>0.0770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">
                <text:p>45</text:p>
              </table:table-cell>
              <table:table-cell office:value-type="float" office:value="0.024306">
                <text:p>0.024306</text:p>
              </table:table-cell>
              <table:table-cell office:value-type="float" office:value="0.082278">
                <text:p>0.0822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5">
                <text:p>45</text:p>
              </table:table-cell>
              <table:table-cell office:value-type="float" office:value="0.03519">
                <text:p>0.03519</text:p>
              </table:table-cell>
              <table:table-cell office:value-type="float" office:value="0.099574">
                <text:p>0.0995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5">
                <text:p>45</text:p>
              </table:table-cell>
              <table:table-cell office:value-type="float" office:value="0.032029">
                <text:p>0.032029</text:p>
              </table:table-cell>
              <table:table-cell office:value-type="float" office:value="0.094027">
                <text:p>0.0940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">
                <text:p>45</text:p>
              </table:table-cell>
              <table:table-cell office:value-type="float" office:value="0.023197">
                <text:p>0.023197</text:p>
              </table:table-cell>
              <table:table-cell office:value-type="float" office:value="0.090274">
                <text:p>0.0902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">
                <text:p>45</text:p>
              </table:table-cell>
              <table:table-cell office:value-type="float" office:value="0.030872">
                <text:p>0.030872</text:p>
              </table:table-cell>
              <table:table-cell office:value-type="float" office:value="0.084814">
                <text:p>0.0848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">
                <text:p>45</text:p>
              </table:table-cell>
              <table:table-cell office:value-type="float" office:value="0.029926">
                <text:p>0.029926</text:p>
              </table:table-cell>
              <table:table-cell office:value-type="float" office:value="0.093163">
                <text:p>0.0931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5">
                <text:p>45</text:p>
              </table:table-cell>
              <table:table-cell office:value-type="float" office:value="0.03084">
                <text:p>0.03084</text:p>
              </table:table-cell>
              <table:table-cell office:value-type="float" office:value="0.11751">
                <text:p>0.117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5">
                <text:p>45</text:p>
              </table:table-cell>
              <table:table-cell office:value-type="float" office:value="0.028419">
                <text:p>0.028419</text:p>
              </table:table-cell>
              <table:table-cell office:value-type="float" office:value="0.098702">
                <text:p>0.0987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">
                <text:p>45</text:p>
              </table:table-cell>
              <table:table-cell office:value-type="float" office:value="0.031308">
                <text:p>0.031308</text:p>
              </table:table-cell>
              <table:table-cell office:value-type="float" office:value="0.13244">
                <text:p>0.132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">
                <text:p>45</text:p>
              </table:table-cell>
              <table:table-cell office:value-type="float" office:value="0.031056">
                <text:p>0.031056</text:p>
              </table:table-cell>
              <table:table-cell office:value-type="float" office:value="0.07775">
                <text:p>0.077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5">
                <text:p>45</text:p>
              </table:table-cell>
              <table:table-cell office:value-type="float" office:value="0.032934">
                <text:p>0.032934</text:p>
              </table:table-cell>
              <table:table-cell office:value-type="float" office:value="0.094759">
                <text:p>0.09475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5">
                <text:p>45</text:p>
              </table:table-cell>
              <table:table-cell office:value-type="float" office:value="0.033814">
                <text:p>0.033814</text:p>
              </table:table-cell>
              <table:table-cell office:value-type="float" office:value="0.12244">
                <text:p>0.122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5">
                <text:p>45</text:p>
              </table:table-cell>
              <table:table-cell office:value-type="float" office:value="0.036433">
                <text:p>0.036433</text:p>
              </table:table-cell>
              <table:table-cell office:value-type="float" office:value="0.099617">
                <text:p>0.0996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">
                <text:p>45</text:p>
              </table:table-cell>
              <table:table-cell office:value-type="float" office:value="0.025596">
                <text:p>0.025596</text:p>
              </table:table-cell>
              <table:table-cell office:value-type="float" office:value="0.11944">
                <text:p>0.119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">
                <text:p>45</text:p>
              </table:table-cell>
              <table:table-cell office:value-type="float" office:value="0.030886">
                <text:p>0.030886</text:p>
              </table:table-cell>
              <table:table-cell office:value-type="float" office:value="0.13372">
                <text:p>0.133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">
                <text:p>45</text:p>
              </table:table-cell>
              <table:table-cell office:value-type="float" office:value="0.03874">
                <text:p>0.03874</text:p>
              </table:table-cell>
              <table:table-cell office:value-type="float" office:value="0.11088">
                <text:p>0.110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">
                <text:p>45</text:p>
              </table:table-cell>
              <table:table-cell office:value-type="float" office:value="0.029185">
                <text:p>0.029185</text:p>
              </table:table-cell>
              <table:table-cell office:value-type="float" office:value="0.11254">
                <text:p>0.112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5">
                <text:p>45</text:p>
              </table:table-cell>
              <table:table-cell office:value-type="float" office:value="0.029301">
                <text:p>0.029301</text:p>
              </table:table-cell>
              <table:table-cell office:value-type="float" office:value="0.10592">
                <text:p>0.105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">
                <text:p>45</text:p>
              </table:table-cell>
              <table:table-cell office:value-type="float" office:value="0.024537">
                <text:p>0.024537</text:p>
              </table:table-cell>
              <table:table-cell office:value-type="float" office:value="0.095868">
                <text:p>0.0958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5">
                <text:p>45</text:p>
              </table:table-cell>
              <table:table-cell office:value-type="float" office:value="0.036261">
                <text:p>0.036261</text:p>
              </table:table-cell>
              <table:table-cell office:value-type="float" office:value="0.097247">
                <text:p>0.0972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">
                <text:p>45</text:p>
              </table:table-cell>
              <table:table-cell office:value-type="float" office:value="0.028311">
                <text:p>0.028311</text:p>
              </table:table-cell>
              <table:table-cell office:value-type="float" office:value="0.13347">
                <text:p>0.133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">
                <text:p>45</text:p>
              </table:table-cell>
              <table:table-cell office:value-type="float" office:value="0.031766">
                <text:p>0.031766</text:p>
              </table:table-cell>
              <table:table-cell office:value-type="float" office:value="0.10257">
                <text:p>0.102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">
                <text:p>45</text:p>
              </table:table-cell>
              <table:table-cell office:value-type="float" office:value="0.033393">
                <text:p>0.033393</text:p>
              </table:table-cell>
              <table:table-cell office:value-type="float" office:value="0.10737">
                <text:p>0.107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">
                <text:p>45</text:p>
              </table:table-cell>
              <table:table-cell office:value-type="float" office:value="0.030625">
                <text:p>0.030625</text:p>
              </table:table-cell>
              <table:table-cell office:value-type="float" office:value="0.086882">
                <text:p>0.08688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">
                <text:p>45</text:p>
              </table:table-cell>
              <table:table-cell office:value-type="float" office:value="0.03276">
                <text:p>0.03276</text:p>
              </table:table-cell>
              <table:table-cell office:value-type="float" office:value="0.10196">
                <text:p>0.101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">
                <text:p>45</text:p>
              </table:table-cell>
              <table:table-cell office:value-type="float" office:value="0.033303">
                <text:p>0.033303</text:p>
              </table:table-cell>
              <table:table-cell office:value-type="float" office:value="0.09299">
                <text:p>0.092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">
                <text:p>45</text:p>
              </table:table-cell>
              <table:table-cell office:value-type="float" office:value="0.029747">
                <text:p>0.029747</text:p>
              </table:table-cell>
              <table:table-cell office:value-type="float" office:value="0.11987">
                <text:p>0.1198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">
                <text:p>45</text:p>
              </table:table-cell>
              <table:table-cell office:value-type="float" office:value="0.030103">
                <text:p>0.030103</text:p>
              </table:table-cell>
              <table:table-cell office:value-type="float" office:value="0.11003">
                <text:p>0.110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">
                <text:p>45</text:p>
              </table:table-cell>
              <table:table-cell office:value-type="float" office:value="0.028021">
                <text:p>0.028021</text:p>
              </table:table-cell>
              <table:table-cell office:value-type="float" office:value="0.11541">
                <text:p>0.1154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">
                <text:p>45</text:p>
              </table:table-cell>
              <table:table-cell office:value-type="float" office:value="0.031019">
                <text:p>0.031019</text:p>
              </table:table-cell>
              <table:table-cell office:value-type="float" office:value="0.10515">
                <text:p>0.105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">
                <text:p>45</text:p>
              </table:table-cell>
              <table:table-cell office:value-type="float" office:value="0.02636">
                <text:p>0.02636</text:p>
              </table:table-cell>
              <table:table-cell office:value-type="float" office:value="0.10002">
                <text:p>0.100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">
                <text:p>45</text:p>
              </table:table-cell>
              <table:table-cell office:value-type="float" office:value="0.029278">
                <text:p>0.029278</text:p>
              </table:table-cell>
              <table:table-cell office:value-type="float" office:value="0.10867">
                <text:p>0.108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">
                <text:p>45</text:p>
              </table:table-cell>
              <table:table-cell office:value-type="float" office:value="0.028462">
                <text:p>0.028462</text:p>
              </table:table-cell>
              <table:table-cell office:value-type="float" office:value="0.12248">
                <text:p>0.122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">
                <text:p>45</text:p>
              </table:table-cell>
              <table:table-cell office:value-type="float" office:value="0.027985">
                <text:p>0.027985</text:p>
              </table:table-cell>
              <table:table-cell office:value-type="float" office:value="0.11133">
                <text:p>0.111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5">
                <text:p>45</text:p>
              </table:table-cell>
              <table:table-cell office:value-type="float" office:value="0.031786">
                <text:p>0.031786</text:p>
              </table:table-cell>
              <table:table-cell office:value-type="float" office:value="0.11621">
                <text:p>0.116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">
                <text:p>45</text:p>
              </table:table-cell>
              <table:table-cell office:value-type="float" office:value="0.032561">
                <text:p>0.032561</text:p>
              </table:table-cell>
              <table:table-cell office:value-type="float" office:value="0.13232">
                <text:p>0.132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">
                <text:p>45</text:p>
              </table:table-cell>
              <table:table-cell office:value-type="float" office:value="0.033948">
                <text:p>0.033948</text:p>
              </table:table-cell>
              <table:table-cell office:value-type="float" office:value="0.089354">
                <text:p>0.0893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">
                <text:p>45</text:p>
              </table:table-cell>
              <table:table-cell office:value-type="float" office:value="0.026851">
                <text:p>0.026851</text:p>
              </table:table-cell>
              <table:table-cell office:value-type="float" office:value="0.11365">
                <text:p>0.1136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">
                <text:p>45</text:p>
              </table:table-cell>
              <table:table-cell office:value-type="float" office:value="0.037147">
                <text:p>0.037147</text:p>
              </table:table-cell>
              <table:table-cell office:value-type="float" office:value="0.098902">
                <text:p>0.0989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">
                <text:p>45</text:p>
              </table:table-cell>
              <table:table-cell office:value-type="float" office:value="0.026208">
                <text:p>0.026208</text:p>
              </table:table-cell>
              <table:table-cell office:value-type="float" office:value="0.11541">
                <text:p>0.115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">
                <text:p>45</text:p>
              </table:table-cell>
              <table:table-cell office:value-type="float" office:value="0.03068">
                <text:p>0.03068</text:p>
              </table:table-cell>
              <table:table-cell office:value-type="float" office:value="0.099052">
                <text:p>0.0990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">
                <text:p>45</text:p>
              </table:table-cell>
              <table:table-cell office:value-type="float" office:value="0.02874">
                <text:p>0.02874</text:p>
              </table:table-cell>
              <table:table-cell office:value-type="float" office:value="0.11189">
                <text:p>0.1118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">
                <text:p>45</text:p>
              </table:table-cell>
              <table:table-cell office:value-type="float" office:value="0.028269">
                <text:p>0.028269</text:p>
              </table:table-cell>
              <table:table-cell office:value-type="float" office:value="0.098945">
                <text:p>0.0989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">
                <text:p>45</text:p>
              </table:table-cell>
              <table:table-cell office:value-type="float" office:value="0.028597">
                <text:p>0.028597</text:p>
              </table:table-cell>
              <table:table-cell office:value-type="float" office:value="0.11108">
                <text:p>0.111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">
                <text:p>45</text:p>
              </table:table-cell>
              <table:table-cell office:value-type="float" office:value="0.028381">
                <text:p>0.028381</text:p>
              </table:table-cell>
              <table:table-cell office:value-type="float" office:value="0.097583">
                <text:p>0.09758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">
                <text:p>45</text:p>
              </table:table-cell>
              <table:table-cell office:value-type="float" office:value="0.030838">
                <text:p>0.030838</text:p>
              </table:table-cell>
              <table:table-cell office:value-type="float" office:value="0.10982">
                <text:p>0.109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0">
                <text:p>50</text:p>
              </table:table-cell>
              <table:table-cell office:value-type="float" office:value="0.028062">
                <text:p>0.028062</text:p>
              </table:table-cell>
              <table:table-cell office:value-type="float" office:value="0.13524">
                <text:p>0.135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0">
                <text:p>50</text:p>
              </table:table-cell>
              <table:table-cell office:value-type="float" office:value="0.028094">
                <text:p>0.028094</text:p>
              </table:table-cell>
              <table:table-cell office:value-type="float" office:value="0.10472">
                <text:p>0.104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">
                <text:p>50</text:p>
              </table:table-cell>
              <table:table-cell office:value-type="float" office:value="0.033955">
                <text:p>0.033955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">
                <text:p>50</text:p>
              </table:table-cell>
              <table:table-cell office:value-type="float" office:value="0.036519">
                <text:p>0.036519</text:p>
              </table:table-cell>
              <table:table-cell office:value-type="float" office:value="0.10083">
                <text:p>0.100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0">
                <text:p>50</text:p>
              </table:table-cell>
              <table:table-cell office:value-type="float" office:value="0.032181">
                <text:p>0.032181</text:p>
              </table:table-cell>
              <table:table-cell office:value-type="float" office:value="0.12417">
                <text:p>0.124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0">
                <text:p>50</text:p>
              </table:table-cell>
              <table:table-cell office:value-type="float" office:value="0.031806">
                <text:p>0.031806</text:p>
              </table:table-cell>
              <table:table-cell office:value-type="float" office:value="0.10071">
                <text:p>0.100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0">
                <text:p>50</text:p>
              </table:table-cell>
              <table:table-cell office:value-type="float" office:value="0.032112">
                <text:p>0.032112</text:p>
              </table:table-cell>
              <table:table-cell office:value-type="float" office:value="0.11727">
                <text:p>0.117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0">
                <text:p>50</text:p>
              </table:table-cell>
              <table:table-cell office:value-type="float" office:value="0.030291">
                <text:p>0.030291</text:p>
              </table:table-cell>
              <table:table-cell office:value-type="float" office:value="0.10391">
                <text:p>0.103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">
                <text:p>50</text:p>
              </table:table-cell>
              <table:table-cell office:value-type="float" office:value="0.027098">
                <text:p>0.027098</text:p>
              </table:table-cell>
              <table:table-cell office:value-type="float" office:value="0.11333">
                <text:p>0.113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0">
                <text:p>50</text:p>
              </table:table-cell>
              <table:table-cell office:value-type="float" office:value="0.027338">
                <text:p>0.027338</text:p>
              </table:table-cell>
              <table:table-cell office:value-type="float" office:value="0.12779">
                <text:p>0.127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0">
                <text:p>50</text:p>
              </table:table-cell>
              <table:table-cell office:value-type="float" office:value="0.035425">
                <text:p>0.035425</text:p>
              </table:table-cell>
              <table:table-cell office:value-type="float" office:value="0.12577">
                <text:p>0.125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0">
                <text:p>50</text:p>
              </table:table-cell>
              <table:table-cell office:value-type="float" office:value="0.031957">
                <text:p>0.031957</text:p>
              </table:table-cell>
              <table:table-cell office:value-type="float" office:value="0.10871">
                <text:p>0.108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0">
                <text:p>50</text:p>
              </table:table-cell>
              <table:table-cell office:value-type="float" office:value="0.036189">
                <text:p>0.036189</text:p>
              </table:table-cell>
              <table:table-cell office:value-type="float" office:value="0.11613">
                <text:p>0.116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0">
                <text:p>50</text:p>
              </table:table-cell>
              <table:table-cell office:value-type="float" office:value="0.031785">
                <text:p>0.031785</text:p>
              </table:table-cell>
              <table:table-cell office:value-type="float" office:value="0.1128">
                <text:p>0.11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0">
                <text:p>50</text:p>
              </table:table-cell>
              <table:table-cell office:value-type="float" office:value="0.035528">
                <text:p>0.035528</text:p>
              </table:table-cell>
              <table:table-cell office:value-type="float" office:value="0.11047">
                <text:p>0.110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0">
                <text:p>50</text:p>
              </table:table-cell>
              <table:table-cell office:value-type="float" office:value="0.029706">
                <text:p>0.029706</text:p>
              </table:table-cell>
              <table:table-cell office:value-type="float" office:value="0.098501">
                <text:p>0.0985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0">
                <text:p>50</text:p>
              </table:table-cell>
              <table:table-cell office:value-type="float" office:value="0.028543">
                <text:p>0.028543</text:p>
              </table:table-cell>
              <table:table-cell office:value-type="float" office:value="0.10034">
                <text:p>0.100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0">
                <text:p>50</text:p>
              </table:table-cell>
              <table:table-cell office:value-type="float" office:value="0.028272">
                <text:p>0.028272</text:p>
              </table:table-cell>
              <table:table-cell office:value-type="float" office:value="0.12597">
                <text:p>0.125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0">
                <text:p>50</text:p>
              </table:table-cell>
              <table:table-cell office:value-type="float" office:value="0.036421">
                <text:p>0.036421</text:p>
              </table:table-cell>
              <table:table-cell office:value-type="float" office:value="0.12311">
                <text:p>0.123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">
                <text:p>50</text:p>
              </table:table-cell>
              <table:table-cell office:value-type="float" office:value="0.026651">
                <text:p>0.026651</text:p>
              </table:table-cell>
              <table:table-cell office:value-type="float" office:value="0.11292">
                <text:p>0.112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0">
                <text:p>50</text:p>
              </table:table-cell>
              <table:table-cell office:value-type="float" office:value="0.032864">
                <text:p>0.032864</text:p>
              </table:table-cell>
              <table:table-cell office:value-type="float" office:value="0.095231">
                <text:p>0.0952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0">
                <text:p>50</text:p>
              </table:table-cell>
              <table:table-cell office:value-type="float" office:value="0.029491">
                <text:p>0.029491</text:p>
              </table:table-cell>
              <table:table-cell office:value-type="float" office:value="0.10145">
                <text:p>0.101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0">
                <text:p>50</text:p>
              </table:table-cell>
              <table:table-cell office:value-type="float" office:value="0.035109">
                <text:p>0.035109</text:p>
              </table:table-cell>
              <table:table-cell office:value-type="float" office:value="0.11784">
                <text:p>0.117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0">
                <text:p>50</text:p>
              </table:table-cell>
              <table:table-cell office:value-type="float" office:value="0.029871">
                <text:p>0.029871</text:p>
              </table:table-cell>
              <table:table-cell office:value-type="float" office:value="0.10669">
                <text:p>0.106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0">
                <text:p>50</text:p>
              </table:table-cell>
              <table:table-cell office:value-type="float" office:value="0.027528">
                <text:p>0.027528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0">
                <text:p>50</text:p>
              </table:table-cell>
              <table:table-cell office:value-type="float" office:value="0.027311">
                <text:p>0.027311</text:p>
              </table:table-cell>
              <table:table-cell office:value-type="float" office:value="0.10144">
                <text:p>0.1014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0">
                <text:p>50</text:p>
              </table:table-cell>
              <table:table-cell office:value-type="float" office:value="0.028143">
                <text:p>0.028143</text:p>
              </table:table-cell>
              <table:table-cell office:value-type="float" office:value="0.098767">
                <text:p>0.0987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0">
                <text:p>50</text:p>
              </table:table-cell>
              <table:table-cell office:value-type="float" office:value="0.030656">
                <text:p>0.030656</text:p>
              </table:table-cell>
              <table:table-cell office:value-type="float" office:value="0.093404">
                <text:p>0.0934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0">
                <text:p>50</text:p>
              </table:table-cell>
              <table:table-cell office:value-type="float" office:value="0.032655">
                <text:p>0.032655</text:p>
              </table:table-cell>
              <table:table-cell office:value-type="float" office:value="0.10777">
                <text:p>0.1077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0">
                <text:p>50</text:p>
              </table:table-cell>
              <table:table-cell office:value-type="float" office:value="0.031215">
                <text:p>0.031215</text:p>
              </table:table-cell>
              <table:table-cell office:value-type="float" office:value="0.11768">
                <text:p>0.117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0">
                <text:p>50</text:p>
              </table:table-cell>
              <table:table-cell office:value-type="float" office:value="0.032197">
                <text:p>0.032197</text:p>
              </table:table-cell>
              <table:table-cell office:value-type="float" office:value="0.12769">
                <text:p>0.127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0">
                <text:p>50</text:p>
              </table:table-cell>
              <table:table-cell office:value-type="float" office:value="0.033269">
                <text:p>0.033269</text:p>
              </table:table-cell>
              <table:table-cell office:value-type="float" office:value="0.11693">
                <text:p>0.116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0">
                <text:p>50</text:p>
              </table:table-cell>
              <table:table-cell office:value-type="float" office:value="0.031757">
                <text:p>0.031757</text:p>
              </table:table-cell>
              <table:table-cell office:value-type="float" office:value="0.1389">
                <text:p>0.138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0">
                <text:p>50</text:p>
              </table:table-cell>
              <table:table-cell office:value-type="float" office:value="0.034478">
                <text:p>0.034478</text:p>
              </table:table-cell>
              <table:table-cell office:value-type="float" office:value="0.12215">
                <text:p>0.122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0">
                <text:p>50</text:p>
              </table:table-cell>
              <table:table-cell office:value-type="float" office:value="0.036458">
                <text:p>0.036458</text:p>
              </table:table-cell>
              <table:table-cell office:value-type="float" office:value="0.11198">
                <text:p>0.111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0">
                <text:p>50</text:p>
              </table:table-cell>
              <table:table-cell office:value-type="float" office:value="0.028187">
                <text:p>0.028187</text:p>
              </table:table-cell>
              <table:table-cell office:value-type="float" office:value="0.078155">
                <text:p>0.0781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0">
                <text:p>50</text:p>
              </table:table-cell>
              <table:table-cell office:value-type="float" office:value="0.033227">
                <text:p>0.033227</text:p>
              </table:table-cell>
              <table:table-cell office:value-type="float" office:value="0.11138">
                <text:p>0.1113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0">
                <text:p>50</text:p>
              </table:table-cell>
              <table:table-cell office:value-type="float" office:value="0.02646">
                <text:p>0.02646</text:p>
              </table:table-cell>
              <table:table-cell office:value-type="float" office:value="0.10536">
                <text:p>0.105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0">
                <text:p>50</text:p>
              </table:table-cell>
              <table:table-cell office:value-type="float" office:value="0.033698">
                <text:p>0.033698</text:p>
              </table:table-cell>
              <table:table-cell office:value-type="float" office:value="0.11785">
                <text:p>0.117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0">
                <text:p>50</text:p>
              </table:table-cell>
              <table:table-cell office:value-type="float" office:value="0.031058">
                <text:p>0.031058</text:p>
              </table:table-cell>
              <table:table-cell office:value-type="float" office:value="0.11431">
                <text:p>0.114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0">
                <text:p>50</text:p>
              </table:table-cell>
              <table:table-cell office:value-type="float" office:value="0.035957">
                <text:p>0.035957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">
                <text:p>50</text:p>
              </table:table-cell>
              <table:table-cell office:value-type="float" office:value="0.032943">
                <text:p>0.032943</text:p>
              </table:table-cell>
              <table:table-cell office:value-type="float" office:value="0.10619">
                <text:p>0.106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">
                <text:p>50</text:p>
              </table:table-cell>
              <table:table-cell office:value-type="float" office:value="0.027858">
                <text:p>0.027858</text:p>
              </table:table-cell>
              <table:table-cell office:value-type="float" office:value="0.10121">
                <text:p>0.101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0">
                <text:p>50</text:p>
              </table:table-cell>
              <table:table-cell office:value-type="float" office:value="0.029982">
                <text:p>0.029982</text:p>
              </table:table-cell>
              <table:table-cell office:value-type="float" office:value="0.090615">
                <text:p>0.0906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">
                <text:p>50</text:p>
              </table:table-cell>
              <table:table-cell office:value-type="float" office:value="0.028692">
                <text:p>0.028692</text:p>
              </table:table-cell>
              <table:table-cell office:value-type="float" office:value="0.13151">
                <text:p>0.131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0">
                <text:p>50</text:p>
              </table:table-cell>
              <table:table-cell office:value-type="float" office:value="0.029283">
                <text:p>0.029283</text:p>
              </table:table-cell>
              <table:table-cell office:value-type="float" office:value="0.11005">
                <text:p>0.110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">
                <text:p>50</text:p>
              </table:table-cell>
              <table:table-cell office:value-type="float" office:value="0.028164">
                <text:p>0.028164</text:p>
              </table:table-cell>
              <table:table-cell office:value-type="float" office:value="0.12057">
                <text:p>0.120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">
                <text:p>50</text:p>
              </table:table-cell>
              <table:table-cell office:value-type="float" office:value="0.029944">
                <text:p>0.029944</text:p>
              </table:table-cell>
              <table:table-cell office:value-type="float" office:value="0.092559">
                <text:p>0.0925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">
                <text:p>50</text:p>
              </table:table-cell>
              <table:table-cell office:value-type="float" office:value="0.036761">
                <text:p>0.036761</text:p>
              </table:table-cell>
              <table:table-cell office:value-type="float" office:value="0.090379">
                <text:p>0.0903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0.028275">
                <text:p>0.028275</text:p>
              </table:table-cell>
              <table:table-cell office:value-type="float" office:value="0.10569">
                <text:p>0.105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5">
                <text:p>55</text:p>
              </table:table-cell>
              <table:table-cell office:value-type="float" office:value="0.03412">
                <text:p>0.03412</text:p>
              </table:table-cell>
              <table:table-cell office:value-type="float" office:value="0.12328">
                <text:p>0.123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5">
                <text:p>55</text:p>
              </table:table-cell>
              <table:table-cell office:value-type="float" office:value="0.029256">
                <text:p>0.029256</text:p>
              </table:table-cell>
              <table:table-cell office:value-type="float" office:value="0.10068">
                <text:p>0.100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5">
                <text:p>55</text:p>
              </table:table-cell>
              <table:table-cell office:value-type="float" office:value="0.034031">
                <text:p>0.034031</text:p>
              </table:table-cell>
              <table:table-cell office:value-type="float" office:value="0.13696">
                <text:p>0.1369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5">
                <text:p>55</text:p>
              </table:table-cell>
              <table:table-cell office:value-type="float" office:value="0.031978">
                <text:p>0.031978</text:p>
              </table:table-cell>
              <table:table-cell office:value-type="float" office:value="0.11809">
                <text:p>0.118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5">
                <text:p>55</text:p>
              </table:table-cell>
              <table:table-cell office:value-type="float" office:value="0.03362">
                <text:p>0.03362</text:p>
              </table:table-cell>
              <table:table-cell office:value-type="float" office:value="0.12485">
                <text:p>0.1248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5">
                <text:p>55</text:p>
              </table:table-cell>
              <table:table-cell office:value-type="float" office:value="0.029844">
                <text:p>0.029844</text:p>
              </table:table-cell>
              <table:table-cell office:value-type="float" office:value="0.11301">
                <text:p>0.113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5">
                <text:p>55</text:p>
              </table:table-cell>
              <table:table-cell office:value-type="float" office:value="0.037148">
                <text:p>0.037148</text:p>
              </table:table-cell>
              <table:table-cell office:value-type="float" office:value="0.096261">
                <text:p>0.0962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5">
                <text:p>55</text:p>
              </table:table-cell>
              <table:table-cell office:value-type="float" office:value="0.033859">
                <text:p>0.033859</text:p>
              </table:table-cell>
              <table:table-cell office:value-type="float" office:value="0.12777">
                <text:p>0.1277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5">
                <text:p>55</text:p>
              </table:table-cell>
              <table:table-cell office:value-type="float" office:value="0.030959">
                <text:p>0.030959</text:p>
              </table:table-cell>
              <table:table-cell office:value-type="float" office:value="0.12544">
                <text:p>0.125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5">
                <text:p>55</text:p>
              </table:table-cell>
              <table:table-cell office:value-type="float" office:value="0.044722">
                <text:p>0.044722</text:p>
              </table:table-cell>
              <table:table-cell office:value-type="float" office:value="0.10211">
                <text:p>0.102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5">
                <text:p>55</text:p>
              </table:table-cell>
              <table:table-cell office:value-type="float" office:value="0.035521">
                <text:p>0.035521</text:p>
              </table:table-cell>
              <table:table-cell office:value-type="float" office:value="0.13293">
                <text:p>0.132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5">
                <text:p>55</text:p>
              </table:table-cell>
              <table:table-cell office:value-type="float" office:value="0.031009">
                <text:p>0.031009</text:p>
              </table:table-cell>
              <table:table-cell office:value-type="float" office:value="0.10692">
                <text:p>0.106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5">
                <text:p>55</text:p>
              </table:table-cell>
              <table:table-cell office:value-type="float" office:value="0.033009">
                <text:p>0.033009</text:p>
              </table:table-cell>
              <table:table-cell office:value-type="float" office:value="0.12261">
                <text:p>0.122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5">
                <text:p>55</text:p>
              </table:table-cell>
              <table:table-cell office:value-type="float" office:value="0.036573">
                <text:p>0.036573</text:p>
              </table:table-cell>
              <table:table-cell office:value-type="float" office:value="0.13412">
                <text:p>0.134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5">
                <text:p>55</text:p>
              </table:table-cell>
              <table:table-cell office:value-type="float" office:value="0.033778">
                <text:p>0.033778</text:p>
              </table:table-cell>
              <table:table-cell office:value-type="float" office:value="0.11332">
                <text:p>0.1133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5">
                <text:p>55</text:p>
              </table:table-cell>
              <table:table-cell office:value-type="float" office:value="0.03099">
                <text:p>0.03099</text:p>
              </table:table-cell>
              <table:table-cell office:value-type="float" office:value="0.12898">
                <text:p>0.128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5">
                <text:p>55</text:p>
              </table:table-cell>
              <table:table-cell office:value-type="float" office:value="0.035522">
                <text:p>0.035522</text:p>
              </table:table-cell>
              <table:table-cell office:value-type="float" office:value="0.11752">
                <text:p>0.117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5">
                <text:p>55</text:p>
              </table:table-cell>
              <table:table-cell office:value-type="float" office:value="0.035216">
                <text:p>0.035216</text:p>
              </table:table-cell>
              <table:table-cell office:value-type="float" office:value="0.11932">
                <text:p>0.119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5">
                <text:p>55</text:p>
              </table:table-cell>
              <table:table-cell office:value-type="float" office:value="0.03653">
                <text:p>0.03653</text:p>
              </table:table-cell>
              <table:table-cell office:value-type="float" office:value="0.1138">
                <text:p>0.11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5">
                <text:p>55</text:p>
              </table:table-cell>
              <table:table-cell office:value-type="float" office:value="0.033937">
                <text:p>0.033937</text:p>
              </table:table-cell>
              <table:table-cell office:value-type="float" office:value="0.12304">
                <text:p>0.123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5">
                <text:p>55</text:p>
              </table:table-cell>
              <table:table-cell office:value-type="float" office:value="0.028596">
                <text:p>0.028596</text:p>
              </table:table-cell>
              <table:table-cell office:value-type="float" office:value="0.12219">
                <text:p>0.122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5">
                <text:p>55</text:p>
              </table:table-cell>
              <table:table-cell office:value-type="float" office:value="0.040938">
                <text:p>0.040938</text:p>
              </table:table-cell>
              <table:table-cell office:value-type="float" office:value="0.10014">
                <text:p>0.100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5">
                <text:p>55</text:p>
              </table:table-cell>
              <table:table-cell office:value-type="float" office:value="0.028783">
                <text:p>0.028783</text:p>
              </table:table-cell>
              <table:table-cell office:value-type="float" office:value="0.12034">
                <text:p>0.120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5">
                <text:p>55</text:p>
              </table:table-cell>
              <table:table-cell office:value-type="float" office:value="0.032509">
                <text:p>0.032509</text:p>
              </table:table-cell>
              <table:table-cell office:value-type="float" office:value="0.11391">
                <text:p>0.113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5">
                <text:p>55</text:p>
              </table:table-cell>
              <table:table-cell office:value-type="float" office:value="0.038177">
                <text:p>0.038177</text:p>
              </table:table-cell>
              <table:table-cell office:value-type="float" office:value="0.12688">
                <text:p>0.126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5">
                <text:p>55</text:p>
              </table:table-cell>
              <table:table-cell office:value-type="float" office:value="0.044089">
                <text:p>0.044089</text:p>
              </table:table-cell>
              <table:table-cell office:value-type="float" office:value="0.12673">
                <text:p>0.1267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5">
                <text:p>55</text:p>
              </table:table-cell>
              <table:table-cell office:value-type="float" office:value="0.03301">
                <text:p>0.03301</text:p>
              </table:table-cell>
              <table:table-cell office:value-type="float" office:value="0.1027">
                <text:p>0.10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5">
                <text:p>55</text:p>
              </table:table-cell>
              <table:table-cell office:value-type="float" office:value="0.034374">
                <text:p>0.034374</text:p>
              </table:table-cell>
              <table:table-cell office:value-type="float" office:value="0.10765">
                <text:p>0.1076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5">
                <text:p>55</text:p>
              </table:table-cell>
              <table:table-cell office:value-type="float" office:value="0.033501">
                <text:p>0.033501</text:p>
              </table:table-cell>
              <table:table-cell office:value-type="float" office:value="0.11584">
                <text:p>0.1158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5">
                <text:p>55</text:p>
              </table:table-cell>
              <table:table-cell office:value-type="float" office:value="0.029311">
                <text:p>0.029311</text:p>
              </table:table-cell>
              <table:table-cell office:value-type="float" office:value="0.11529">
                <text:p>0.115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5">
                <text:p>55</text:p>
              </table:table-cell>
              <table:table-cell office:value-type="float" office:value="0.031994">
                <text:p>0.031994</text:p>
              </table:table-cell>
              <table:table-cell office:value-type="float" office:value="0.13258">
                <text:p>0.132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5">
                <text:p>55</text:p>
              </table:table-cell>
              <table:table-cell office:value-type="float" office:value="0.034646">
                <text:p>0.034646</text:p>
              </table:table-cell>
              <table:table-cell office:value-type="float" office:value="0.10853">
                <text:p>0.108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5">
                <text:p>55</text:p>
              </table:table-cell>
              <table:table-cell office:value-type="float" office:value="0.028587">
                <text:p>0.028587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5">
                <text:p>55</text:p>
              </table:table-cell>
              <table:table-cell office:value-type="float" office:value="0.026324">
                <text:p>0.026324</text:p>
              </table:table-cell>
              <table:table-cell office:value-type="float" office:value="0.11851">
                <text:p>0.118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5">
                <text:p>55</text:p>
              </table:table-cell>
              <table:table-cell office:value-type="float" office:value="0.028206">
                <text:p>0.028206</text:p>
              </table:table-cell>
              <table:table-cell office:value-type="float" office:value="0.12319">
                <text:p>0.123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5">
                <text:p>55</text:p>
              </table:table-cell>
              <table:table-cell office:value-type="float" office:value="0.037654">
                <text:p>0.037654</text:p>
              </table:table-cell>
              <table:table-cell office:value-type="float" office:value="0.099035">
                <text:p>0.0990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5">
                <text:p>55</text:p>
              </table:table-cell>
              <table:table-cell office:value-type="float" office:value="0.036049">
                <text:p>0.036049</text:p>
              </table:table-cell>
              <table:table-cell office:value-type="float" office:value="0.12226">
                <text:p>0.1222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5">
                <text:p>55</text:p>
              </table:table-cell>
              <table:table-cell office:value-type="float" office:value="0.029105">
                <text:p>0.029105</text:p>
              </table:table-cell>
              <table:table-cell office:value-type="float" office:value="0.13004">
                <text:p>0.130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5">
                <text:p>55</text:p>
              </table:table-cell>
              <table:table-cell office:value-type="float" office:value="0.030124">
                <text:p>0.030124</text:p>
              </table:table-cell>
              <table:table-cell office:value-type="float" office:value="0.11858">
                <text:p>0.118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5">
                <text:p>55</text:p>
              </table:table-cell>
              <table:table-cell office:value-type="float" office:value="0.034036">
                <text:p>0.034036</text:p>
              </table:table-cell>
              <table:table-cell office:value-type="float" office:value="0.1033">
                <text:p>0.103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5">
                <text:p>55</text:p>
              </table:table-cell>
              <table:table-cell office:value-type="float" office:value="0.035517">
                <text:p>0.035517</text:p>
              </table:table-cell>
              <table:table-cell office:value-type="float" office:value="0.11011">
                <text:p>0.110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5">
                <text:p>55</text:p>
              </table:table-cell>
              <table:table-cell office:value-type="float" office:value="0.037008">
                <text:p>0.037008</text:p>
              </table:table-cell>
              <table:table-cell office:value-type="float" office:value="0.12841">
                <text:p>0.128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5">
                <text:p>55</text:p>
              </table:table-cell>
              <table:table-cell office:value-type="float" office:value="0.032447">
                <text:p>0.032447</text:p>
              </table:table-cell>
              <table:table-cell office:value-type="float" office:value="0.11667">
                <text:p>0.116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5">
                <text:p>55</text:p>
              </table:table-cell>
              <table:table-cell office:value-type="float" office:value="0.035628">
                <text:p>0.035628</text:p>
              </table:table-cell>
              <table:table-cell office:value-type="float" office:value="0.10274">
                <text:p>0.102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5">
                <text:p>55</text:p>
              </table:table-cell>
              <table:table-cell office:value-type="float" office:value="0.031187">
                <text:p>0.031187</text:p>
              </table:table-cell>
              <table:table-cell office:value-type="float" office:value="0.1223">
                <text:p>0.12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5">
                <text:p>55</text:p>
              </table:table-cell>
              <table:table-cell office:value-type="float" office:value="0.028482">
                <text:p>0.028482</text:p>
              </table:table-cell>
              <table:table-cell office:value-type="float" office:value="0.11259">
                <text:p>0.1125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5">
                <text:p>55</text:p>
              </table:table-cell>
              <table:table-cell office:value-type="float" office:value="0.039332">
                <text:p>0.039332</text:p>
              </table:table-cell>
              <table:table-cell office:value-type="float" office:value="0.12219">
                <text:p>0.122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">
                <text:p>55</text:p>
              </table:table-cell>
              <table:table-cell office:value-type="float" office:value="0.033601">
                <text:p>0.033601</text:p>
              </table:table-cell>
              <table:table-cell office:value-type="float" office:value="0.12538">
                <text:p>0.125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">
                <text:p>55</text:p>
              </table:table-cell>
              <table:table-cell office:value-type="float" office:value="0.032898">
                <text:p>0.032898</text:p>
              </table:table-cell>
              <table:table-cell office:value-type="float" office:value="0.12758">
                <text:p>0.127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">
                <text:p>55</text:p>
              </table:table-cell>
              <table:table-cell office:value-type="float" office:value="0.032059">
                <text:p>0.032059</text:p>
              </table:table-cell>
              <table:table-cell office:value-type="float" office:value="0.097063">
                <text:p>0.0970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">
                <text:p>60</text:p>
              </table:table-cell>
              <table:table-cell office:value-type="float" office:value="0.031181">
                <text:p>0.031181</text:p>
              </table:table-cell>
              <table:table-cell office:value-type="float" office:value="0.12782">
                <text:p>0.1278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0">
                <text:p>60</text:p>
              </table:table-cell>
              <table:table-cell office:value-type="float" office:value="0.026342">
                <text:p>0.026342</text:p>
              </table:table-cell>
              <table:table-cell office:value-type="float" office:value="0.12624">
                <text:p>0.126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0">
                <text:p>60</text:p>
              </table:table-cell>
              <table:table-cell office:value-type="float" office:value="0.038455">
                <text:p>0.038455</text:p>
              </table:table-cell>
              <table:table-cell office:value-type="float" office:value="0.11071">
                <text:p>0.1107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0">
                <text:p>60</text:p>
              </table:table-cell>
              <table:table-cell office:value-type="float" office:value="0.032377">
                <text:p>0.032377</text:p>
              </table:table-cell>
              <table:table-cell office:value-type="float" office:value="0.080172">
                <text:p>0.0801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0">
                <text:p>60</text:p>
              </table:table-cell>
              <table:table-cell office:value-type="float" office:value="0.024726">
                <text:p>0.024726</text:p>
              </table:table-cell>
              <table:table-cell office:value-type="float" office:value="0.11584">
                <text:p>0.1158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0">
                <text:p>60</text:p>
              </table:table-cell>
              <table:table-cell office:value-type="float" office:value="0.036215">
                <text:p>0.036215</text:p>
              </table:table-cell>
              <table:table-cell office:value-type="float" office:value="0.12599">
                <text:p>0.125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0">
                <text:p>60</text:p>
              </table:table-cell>
              <table:table-cell office:value-type="float" office:value="0.031623">
                <text:p>0.031623</text:p>
              </table:table-cell>
              <table:table-cell office:value-type="float" office:value="0.12589">
                <text:p>0.1258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0">
                <text:p>60</text:p>
              </table:table-cell>
              <table:table-cell office:value-type="float" office:value="0.042678">
                <text:p>0.042678</text:p>
              </table:table-cell>
              <table:table-cell office:value-type="float" office:value="0.1054">
                <text:p>0.10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0">
                <text:p>60</text:p>
              </table:table-cell>
              <table:table-cell office:value-type="float" office:value="0.025953">
                <text:p>0.025953</text:p>
              </table:table-cell>
              <table:table-cell office:value-type="float" office:value="0.11775">
                <text:p>0.117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0">
                <text:p>60</text:p>
              </table:table-cell>
              <table:table-cell office:value-type="float" office:value="0.036973">
                <text:p>0.036973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0">
                <text:p>60</text:p>
              </table:table-cell>
              <table:table-cell office:value-type="float" office:value="0.034642">
                <text:p>0.034642</text:p>
              </table:table-cell>
              <table:table-cell office:value-type="float" office:value="0.11535">
                <text:p>0.1153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0">
                <text:p>60</text:p>
              </table:table-cell>
              <table:table-cell office:value-type="float" office:value="0.028478">
                <text:p>0.028478</text:p>
              </table:table-cell>
              <table:table-cell office:value-type="float" office:value="0.11215">
                <text:p>0.112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0">
                <text:p>60</text:p>
              </table:table-cell>
              <table:table-cell office:value-type="float" office:value="0.037612">
                <text:p>0.037612</text:p>
              </table:table-cell>
              <table:table-cell office:value-type="float" office:value="0.1256">
                <text:p>0.12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0">
                <text:p>60</text:p>
              </table:table-cell>
              <table:table-cell office:value-type="float" office:value="0.025917">
                <text:p>0.025917</text:p>
              </table:table-cell>
              <table:table-cell office:value-type="float" office:value="0.12459">
                <text:p>0.124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0">
                <text:p>60</text:p>
              </table:table-cell>
              <table:table-cell office:value-type="float" office:value="0.037688">
                <text:p>0.037688</text:p>
              </table:table-cell>
              <table:table-cell office:value-type="float" office:value="0.11024">
                <text:p>0.110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0">
                <text:p>60</text:p>
              </table:table-cell>
              <table:table-cell office:value-type="float" office:value="0.035072">
                <text:p>0.035072</text:p>
              </table:table-cell>
              <table:table-cell office:value-type="float" office:value="0.15469">
                <text:p>0.154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0">
                <text:p>60</text:p>
              </table:table-cell>
              <table:table-cell office:value-type="float" office:value="0.039172">
                <text:p>0.039172</text:p>
              </table:table-cell>
              <table:table-cell office:value-type="float" office:value="0.1085">
                <text:p>0.108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0">
                <text:p>60</text:p>
              </table:table-cell>
              <table:table-cell office:value-type="float" office:value="0.031394">
                <text:p>0.031394</text:p>
              </table:table-cell>
              <table:table-cell office:value-type="float" office:value="0.12213">
                <text:p>0.122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0">
                <text:p>60</text:p>
              </table:table-cell>
              <table:table-cell office:value-type="float" office:value="0.02785">
                <text:p>0.02785</text:p>
              </table:table-cell>
              <table:table-cell office:value-type="float" office:value="0.11197">
                <text:p>0.111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0">
                <text:p>60</text:p>
              </table:table-cell>
              <table:table-cell office:value-type="float" office:value="0.031726">
                <text:p>0.031726</text:p>
              </table:table-cell>
              <table:table-cell office:value-type="float" office:value="0.12883">
                <text:p>0.1288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0">
                <text:p>60</text:p>
              </table:table-cell>
              <table:table-cell office:value-type="float" office:value="0.035249">
                <text:p>0.035249</text:p>
              </table:table-cell>
              <table:table-cell office:value-type="float" office:value="0.11703">
                <text:p>0.1170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0">
                <text:p>60</text:p>
              </table:table-cell>
              <table:table-cell office:value-type="float" office:value="0.037724">
                <text:p>0.037724</text:p>
              </table:table-cell>
              <table:table-cell office:value-type="float" office:value="0.12585">
                <text:p>0.1258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0">
                <text:p>60</text:p>
              </table:table-cell>
              <table:table-cell office:value-type="float" office:value="0.040604">
                <text:p>0.040604</text:p>
              </table:table-cell>
              <table:table-cell office:value-type="float" office:value="0.11144">
                <text:p>0.111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0">
                <text:p>60</text:p>
              </table:table-cell>
              <table:table-cell office:value-type="float" office:value="0.035584">
                <text:p>0.035584</text:p>
              </table:table-cell>
              <table:table-cell office:value-type="float" office:value="0.14642">
                <text:p>0.146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0">
                <text:p>60</text:p>
              </table:table-cell>
              <table:table-cell office:value-type="float" office:value="0.031922">
                <text:p>0.031922</text:p>
              </table:table-cell>
              <table:table-cell office:value-type="float" office:value="0.093198">
                <text:p>0.09319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0">
                <text:p>60</text:p>
              </table:table-cell>
              <table:table-cell office:value-type="float" office:value="0.031663">
                <text:p>0.031663</text:p>
              </table:table-cell>
              <table:table-cell office:value-type="float" office:value="0.12244">
                <text:p>0.122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0">
                <text:p>60</text:p>
              </table:table-cell>
              <table:table-cell office:value-type="float" office:value="0.034128">
                <text:p>0.034128</text:p>
              </table:table-cell>
              <table:table-cell office:value-type="float" office:value="0.13745">
                <text:p>0.137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0">
                <text:p>60</text:p>
              </table:table-cell>
              <table:table-cell office:value-type="float" office:value="0.031997">
                <text:p>0.031997</text:p>
              </table:table-cell>
              <table:table-cell office:value-type="float" office:value="0.14952">
                <text:p>0.1495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0">
                <text:p>60</text:p>
              </table:table-cell>
              <table:table-cell office:value-type="float" office:value="0.038891">
                <text:p>0.038891</text:p>
              </table:table-cell>
              <table:table-cell office:value-type="float" office:value="0.12179">
                <text:p>0.121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0">
                <text:p>60</text:p>
              </table:table-cell>
              <table:table-cell office:value-type="float" office:value="0.03744">
                <text:p>0.03744</text:p>
              </table:table-cell>
              <table:table-cell office:value-type="float" office:value="0.11766">
                <text:p>0.1176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0">
                <text:p>60</text:p>
              </table:table-cell>
              <table:table-cell office:value-type="float" office:value="0.039169">
                <text:p>0.039169</text:p>
              </table:table-cell>
              <table:table-cell office:value-type="float" office:value="0.14148">
                <text:p>0.1414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0">
                <text:p>60</text:p>
              </table:table-cell>
              <table:table-cell office:value-type="float" office:value="0.035588">
                <text:p>0.035588</text:p>
              </table:table-cell>
              <table:table-cell office:value-type="float" office:value="0.13296">
                <text:p>0.1329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0">
                <text:p>60</text:p>
              </table:table-cell>
              <table:table-cell office:value-type="float" office:value="0.040276">
                <text:p>0.040276</text:p>
              </table:table-cell>
              <table:table-cell office:value-type="float" office:value="0.11805">
                <text:p>0.118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0">
                <text:p>60</text:p>
              </table:table-cell>
              <table:table-cell office:value-type="float" office:value="0.03526">
                <text:p>0.03526</text:p>
              </table:table-cell>
              <table:table-cell office:value-type="float" office:value="0.13916">
                <text:p>0.139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0">
                <text:p>60</text:p>
              </table:table-cell>
              <table:table-cell office:value-type="float" office:value="0.036966">
                <text:p>0.036966</text:p>
              </table:table-cell>
              <table:table-cell office:value-type="float" office:value="0.15002">
                <text:p>0.1500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0">
                <text:p>60</text:p>
              </table:table-cell>
              <table:table-cell office:value-type="float" office:value="0.034576">
                <text:p>0.034576</text:p>
              </table:table-cell>
              <table:table-cell office:value-type="float" office:value="0.12195">
                <text:p>0.1219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0">
                <text:p>60</text:p>
              </table:table-cell>
              <table:table-cell office:value-type="float" office:value="0.030282">
                <text:p>0.030282</text:p>
              </table:table-cell>
              <table:table-cell office:value-type="float" office:value="0.12142">
                <text:p>0.121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0">
                <text:p>60</text:p>
              </table:table-cell>
              <table:table-cell office:value-type="float" office:value="0.028791">
                <text:p>0.028791</text:p>
              </table:table-cell>
              <table:table-cell office:value-type="float" office:value="0.13617">
                <text:p>0.136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0">
                <text:p>60</text:p>
              </table:table-cell>
              <table:table-cell office:value-type="float" office:value="0.039564">
                <text:p>0.039564</text:p>
              </table:table-cell>
              <table:table-cell office:value-type="float" office:value="0.10343">
                <text:p>0.103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0">
                <text:p>60</text:p>
              </table:table-cell>
              <table:table-cell office:value-type="float" office:value="0.031888">
                <text:p>0.031888</text:p>
              </table:table-cell>
              <table:table-cell office:value-type="float" office:value="0.08828">
                <text:p>0.088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">
                <text:p>60</text:p>
              </table:table-cell>
              <table:table-cell office:value-type="float" office:value="0.035939">
                <text:p>0.035939</text:p>
              </table:table-cell>
              <table:table-cell office:value-type="float" office:value="0.11768">
                <text:p>0.1176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0">
                <text:p>60</text:p>
              </table:table-cell>
              <table:table-cell office:value-type="float" office:value="0.033325">
                <text:p>0.033325</text:p>
              </table:table-cell>
              <table:table-cell office:value-type="float" office:value="0.11055">
                <text:p>0.110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0">
                <text:p>60</text:p>
              </table:table-cell>
              <table:table-cell office:value-type="float" office:value="0.035754">
                <text:p>0.035754</text:p>
              </table:table-cell>
              <table:table-cell office:value-type="float" office:value="0.12142">
                <text:p>0.1214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0">
                <text:p>60</text:p>
              </table:table-cell>
              <table:table-cell office:value-type="float" office:value="0.034923">
                <text:p>0.034923</text:p>
              </table:table-cell>
              <table:table-cell office:value-type="float" office:value="0.10176">
                <text:p>0.101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0">
                <text:p>60</text:p>
              </table:table-cell>
              <table:table-cell office:value-type="float" office:value="0.038947">
                <text:p>0.038947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0">
                <text:p>60</text:p>
              </table:table-cell>
              <table:table-cell office:value-type="float" office:value="0.030149">
                <text:p>0.030149</text:p>
              </table:table-cell>
              <table:table-cell office:value-type="float" office:value="0.14436">
                <text:p>0.1443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0">
                <text:p>60</text:p>
              </table:table-cell>
              <table:table-cell office:value-type="float" office:value="0.038031">
                <text:p>0.038031</text:p>
              </table:table-cell>
              <table:table-cell office:value-type="float" office:value="0.12482">
                <text:p>0.1248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">
                <text:p>60</text:p>
              </table:table-cell>
              <table:table-cell office:value-type="float" office:value="0.030399">
                <text:p>0.030399</text:p>
              </table:table-cell>
              <table:table-cell office:value-type="float" office:value="0.12494">
                <text:p>0.1249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">
                <text:p>60</text:p>
              </table:table-cell>
              <table:table-cell office:value-type="float" office:value="0.030126">
                <text:p>0.030126</text:p>
              </table:table-cell>
              <table:table-cell office:value-type="float" office:value="0.10436">
                <text:p>0.1043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">
                <text:p>60</text:p>
              </table:table-cell>
              <table:table-cell office:value-type="float" office:value="0.033783">
                <text:p>0.033783</text:p>
              </table:table-cell>
              <table:table-cell office:value-type="float" office:value="0.15268">
                <text:p>0.1526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5">
                <text:p>65</text:p>
              </table:table-cell>
              <table:table-cell office:value-type="float" office:value="0.039975">
                <text:p>0.039975</text:p>
              </table:table-cell>
              <table:table-cell office:value-type="float" office:value="0.11628">
                <text:p>0.116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">
                <text:p>65</text:p>
              </table:table-cell>
              <table:table-cell office:value-type="float" office:value="0.036735">
                <text:p>0.036735</text:p>
              </table:table-cell>
              <table:table-cell office:value-type="float" office:value="0.11332">
                <text:p>0.1133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5">
                <text:p>65</text:p>
              </table:table-cell>
              <table:table-cell office:value-type="float" office:value="0.036384">
                <text:p>0.036384</text:p>
              </table:table-cell>
              <table:table-cell office:value-type="float" office:value="0.088322">
                <text:p>0.08832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5">
                <text:p>65</text:p>
              </table:table-cell>
              <table:table-cell office:value-type="float" office:value="0.043644">
                <text:p>0.043644</text:p>
              </table:table-cell>
              <table:table-cell office:value-type="float" office:value="0.10575">
                <text:p>0.1057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5">
                <text:p>65</text:p>
              </table:table-cell>
              <table:table-cell office:value-type="float" office:value="0.032719">
                <text:p>0.032719</text:p>
              </table:table-cell>
              <table:table-cell office:value-type="float" office:value="0.13637">
                <text:p>0.1363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5">
                <text:p>65</text:p>
              </table:table-cell>
              <table:table-cell office:value-type="float" office:value="0.039715">
                <text:p>0.039715</text:p>
              </table:table-cell>
              <table:table-cell office:value-type="float" office:value="0.13406">
                <text:p>0.134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5">
                <text:p>65</text:p>
              </table:table-cell>
              <table:table-cell office:value-type="float" office:value="0.033987">
                <text:p>0.033987</text:p>
              </table:table-cell>
              <table:table-cell office:value-type="float" office:value="0.11016">
                <text:p>0.110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5">
                <text:p>65</text:p>
              </table:table-cell>
              <table:table-cell office:value-type="float" office:value="0.030444">
                <text:p>0.030444</text:p>
              </table:table-cell>
              <table:table-cell office:value-type="float" office:value="0.11611">
                <text:p>0.116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5">
                <text:p>65</text:p>
              </table:table-cell>
              <table:table-cell office:value-type="float" office:value="0.036971">
                <text:p>0.036971</text:p>
              </table:table-cell>
              <table:table-cell office:value-type="float" office:value="0.13888">
                <text:p>0.138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5">
                <text:p>65</text:p>
              </table:table-cell>
              <table:table-cell office:value-type="float" office:value="0.041274">
                <text:p>0.041274</text:p>
              </table:table-cell>
              <table:table-cell office:value-type="float" office:value="0.13763">
                <text:p>0.137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5">
                <text:p>65</text:p>
              </table:table-cell>
              <table:table-cell office:value-type="float" office:value="0.042492">
                <text:p>0.042492</text:p>
              </table:table-cell>
              <table:table-cell office:value-type="float" office:value="0.10527">
                <text:p>0.105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5">
                <text:p>65</text:p>
              </table:table-cell>
              <table:table-cell office:value-type="float" office:value="0.03803">
                <text:p>0.03803</text:p>
              </table:table-cell>
              <table:table-cell office:value-type="float" office:value="0.13793">
                <text:p>0.1379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5">
                <text:p>65</text:p>
              </table:table-cell>
              <table:table-cell office:value-type="float" office:value="0.034701">
                <text:p>0.034701</text:p>
              </table:table-cell>
              <table:table-cell office:value-type="float" office:value="0.15891">
                <text:p>0.158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5">
                <text:p>65</text:p>
              </table:table-cell>
              <table:table-cell office:value-type="float" office:value="0.036623">
                <text:p>0.036623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5">
                <text:p>65</text:p>
              </table:table-cell>
              <table:table-cell office:value-type="float" office:value="0.031148">
                <text:p>0.031148</text:p>
              </table:table-cell>
              <table:table-cell office:value-type="float" office:value="0.14805">
                <text:p>0.148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5">
                <text:p>65</text:p>
              </table:table-cell>
              <table:table-cell office:value-type="float" office:value="0.032316">
                <text:p>0.032316</text:p>
              </table:table-cell>
              <table:table-cell office:value-type="float" office:value="0.13862">
                <text:p>0.1386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5">
                <text:p>65</text:p>
              </table:table-cell>
              <table:table-cell office:value-type="float" office:value="0.037355">
                <text:p>0.037355</text:p>
              </table:table-cell>
              <table:table-cell office:value-type="float" office:value="0.10995">
                <text:p>0.109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5">
                <text:p>65</text:p>
              </table:table-cell>
              <table:table-cell office:value-type="float" office:value="0.033878">
                <text:p>0.033878</text:p>
              </table:table-cell>
              <table:table-cell office:value-type="float" office:value="0.10958">
                <text:p>0.1095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5">
                <text:p>65</text:p>
              </table:table-cell>
              <table:table-cell office:value-type="float" office:value="0.040603">
                <text:p>0.040603</text:p>
              </table:table-cell>
              <table:table-cell office:value-type="float" office:value="0.12409">
                <text:p>0.124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5">
                <text:p>65</text:p>
              </table:table-cell>
              <table:table-cell office:value-type="float" office:value="0.041338">
                <text:p>0.041338</text:p>
              </table:table-cell>
              <table:table-cell office:value-type="float" office:value="0.13409">
                <text:p>0.1340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5">
                <text:p>65</text:p>
              </table:table-cell>
              <table:table-cell office:value-type="float" office:value="0.038123">
                <text:p>0.038123</text:p>
              </table:table-cell>
              <table:table-cell office:value-type="float" office:value="0.1396">
                <text:p>0.139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5">
                <text:p>65</text:p>
              </table:table-cell>
              <table:table-cell office:value-type="float" office:value="0.032812">
                <text:p>0.032812</text:p>
              </table:table-cell>
              <table:table-cell office:value-type="float" office:value="0.13135">
                <text:p>0.1313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5">
                <text:p>65</text:p>
              </table:table-cell>
              <table:table-cell office:value-type="float" office:value="0.038066">
                <text:p>0.038066</text:p>
              </table:table-cell>
              <table:table-cell office:value-type="float" office:value="0.13915">
                <text:p>0.139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5">
                <text:p>65</text:p>
              </table:table-cell>
              <table:table-cell office:value-type="float" office:value="0.025824">
                <text:p>0.025824</text:p>
              </table:table-cell>
              <table:table-cell office:value-type="float" office:value="0.11692">
                <text:p>0.1169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5">
                <text:p>65</text:p>
              </table:table-cell>
              <table:table-cell office:value-type="float" office:value="0.035619">
                <text:p>0.035619</text:p>
              </table:table-cell>
              <table:table-cell office:value-type="float" office:value="0.12167">
                <text:p>0.121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5">
                <text:p>65</text:p>
              </table:table-cell>
              <table:table-cell office:value-type="float" office:value="0.03809">
                <text:p>0.03809</text:p>
              </table:table-cell>
              <table:table-cell office:value-type="float" office:value="0.13688">
                <text:p>0.1368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5">
                <text:p>65</text:p>
              </table:table-cell>
              <table:table-cell office:value-type="float" office:value="0.033188">
                <text:p>0.033188</text:p>
              </table:table-cell>
              <table:table-cell office:value-type="float" office:value="0.1312">
                <text:p>0.13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5">
                <text:p>65</text:p>
              </table:table-cell>
              <table:table-cell office:value-type="float" office:value="0.036345">
                <text:p>0.036345</text:p>
              </table:table-cell>
              <table:table-cell office:value-type="float" office:value="0.12603">
                <text:p>0.126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5">
                <text:p>65</text:p>
              </table:table-cell>
              <table:table-cell office:value-type="float" office:value="0.03985">
                <text:p>0.03985</text:p>
              </table:table-cell>
              <table:table-cell office:value-type="float" office:value="0.11231">
                <text:p>0.112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5">
                <text:p>65</text:p>
              </table:table-cell>
              <table:table-cell office:value-type="float" office:value="0.037409">
                <text:p>0.037409</text:p>
              </table:table-cell>
              <table:table-cell office:value-type="float" office:value="0.14184">
                <text:p>0.1418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5">
                <text:p>65</text:p>
              </table:table-cell>
              <table:table-cell office:value-type="float" office:value="0.036689">
                <text:p>0.036689</text:p>
              </table:table-cell>
              <table:table-cell office:value-type="float" office:value="0.1156">
                <text:p>0.115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5">
                <text:p>65</text:p>
              </table:table-cell>
              <table:table-cell office:value-type="float" office:value="0.037027">
                <text:p>0.037027</text:p>
              </table:table-cell>
              <table:table-cell office:value-type="float" office:value="0.12509">
                <text:p>0.1250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5">
                <text:p>65</text:p>
              </table:table-cell>
              <table:table-cell office:value-type="float" office:value="0.036347">
                <text:p>0.036347</text:p>
              </table:table-cell>
              <table:table-cell office:value-type="float" office:value="0.14282">
                <text:p>0.142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5">
                <text:p>65</text:p>
              </table:table-cell>
              <table:table-cell office:value-type="float" office:value="0.043697">
                <text:p>0.043697</text:p>
              </table:table-cell>
              <table:table-cell office:value-type="float" office:value="0.11875">
                <text:p>0.118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5">
                <text:p>65</text:p>
              </table:table-cell>
              <table:table-cell office:value-type="float" office:value="0.034752">
                <text:p>0.034752</text:p>
              </table:table-cell>
              <table:table-cell office:value-type="float" office:value="0.14107">
                <text:p>0.141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5">
                <text:p>65</text:p>
              </table:table-cell>
              <table:table-cell office:value-type="float" office:value="0.044669">
                <text:p>0.044669</text:p>
              </table:table-cell>
              <table:table-cell office:value-type="float" office:value="0.14652">
                <text:p>0.146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5">
                <text:p>65</text:p>
              </table:table-cell>
              <table:table-cell office:value-type="float" office:value="0.035851">
                <text:p>0.035851</text:p>
              </table:table-cell>
              <table:table-cell office:value-type="float" office:value="0.12237">
                <text:p>0.1223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5">
                <text:p>65</text:p>
              </table:table-cell>
              <table:table-cell office:value-type="float" office:value="0.03962">
                <text:p>0.03962</text:p>
              </table:table-cell>
              <table:table-cell office:value-type="float" office:value="0.10897">
                <text:p>0.1089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5">
                <text:p>65</text:p>
              </table:table-cell>
              <table:table-cell office:value-type="float" office:value="0.036627">
                <text:p>0.036627</text:p>
              </table:table-cell>
              <table:table-cell office:value-type="float" office:value="0.11783">
                <text:p>0.1178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5">
                <text:p>65</text:p>
              </table:table-cell>
              <table:table-cell office:value-type="float" office:value="0.036333">
                <text:p>0.036333</text:p>
              </table:table-cell>
              <table:table-cell office:value-type="float" office:value="0.10915">
                <text:p>0.109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5">
                <text:p>65</text:p>
              </table:table-cell>
              <table:table-cell office:value-type="float" office:value="0.038776">
                <text:p>0.038776</text:p>
              </table:table-cell>
              <table:table-cell office:value-type="float" office:value="0.14085">
                <text:p>0.1408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5">
                <text:p>65</text:p>
              </table:table-cell>
              <table:table-cell office:value-type="float" office:value="0.041331">
                <text:p>0.041331</text:p>
              </table:table-cell>
              <table:table-cell office:value-type="float" office:value="0.12997">
                <text:p>0.129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5">
                <text:p>65</text:p>
              </table:table-cell>
              <table:table-cell office:value-type="float" office:value="0.035997">
                <text:p>0.035997</text:p>
              </table:table-cell>
              <table:table-cell office:value-type="float" office:value="0.13383">
                <text:p>0.1338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5">
                <text:p>65</text:p>
              </table:table-cell>
              <table:table-cell office:value-type="float" office:value="0.036077">
                <text:p>0.036077</text:p>
              </table:table-cell>
              <table:table-cell office:value-type="float" office:value="0.11288">
                <text:p>0.112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5">
                <text:p>65</text:p>
              </table:table-cell>
              <table:table-cell office:value-type="float" office:value="0.040739">
                <text:p>0.040739</text:p>
              </table:table-cell>
              <table:table-cell office:value-type="float" office:value="0.13325">
                <text:p>0.133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5">
                <text:p>65</text:p>
              </table:table-cell>
              <table:table-cell office:value-type="float" office:value="0.034448">
                <text:p>0.034448</text:p>
              </table:table-cell>
              <table:table-cell office:value-type="float" office:value="0.089598">
                <text:p>0.08959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5">
                <text:p>65</text:p>
              </table:table-cell>
              <table:table-cell office:value-type="float" office:value="0.036924">
                <text:p>0.036924</text:p>
              </table:table-cell>
              <table:table-cell office:value-type="float" office:value="0.13617">
                <text:p>0.1361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5">
                <text:p>65</text:p>
              </table:table-cell>
              <table:table-cell office:value-type="float" office:value="0.033362">
                <text:p>0.033362</text:p>
              </table:table-cell>
              <table:table-cell office:value-type="float" office:value="0.11611">
                <text:p>0.116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">
                <text:p>65</text:p>
              </table:table-cell>
              <table:table-cell office:value-type="float" office:value="0.040504">
                <text:p>0.040504</text:p>
              </table:table-cell>
              <table:table-cell office:value-type="float" office:value="0.12489">
                <text:p>0.124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">
                <text:p>65</text:p>
              </table:table-cell>
              <table:table-cell office:value-type="float" office:value="0.035207">
                <text:p>0.035207</text:p>
              </table:table-cell>
              <table:table-cell office:value-type="float" office:value="0.10894">
                <text:p>0.1089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0">
                <text:p>70</text:p>
              </table:table-cell>
              <table:table-cell office:value-type="float" office:value="0.04252">
                <text:p>0.04252</text:p>
              </table:table-cell>
              <table:table-cell office:value-type="float" office:value="0.13471">
                <text:p>0.1347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0">
                <text:p>70</text:p>
              </table:table-cell>
              <table:table-cell office:value-type="float" office:value="0.042268">
                <text:p>0.042268</text:p>
              </table:table-cell>
              <table:table-cell office:value-type="float" office:value="0.11659">
                <text:p>0.1165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0">
                <text:p>70</text:p>
              </table:table-cell>
              <table:table-cell office:value-type="float" office:value="0.039406">
                <text:p>0.039406</text:p>
              </table:table-cell>
              <table:table-cell office:value-type="float" office:value="0.14533">
                <text:p>0.145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0">
                <text:p>70</text:p>
              </table:table-cell>
              <table:table-cell office:value-type="float" office:value="0.040907">
                <text:p>0.040907</text:p>
              </table:table-cell>
              <table:table-cell office:value-type="float" office:value="0.13479">
                <text:p>0.1347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0">
                <text:p>70</text:p>
              </table:table-cell>
              <table:table-cell office:value-type="float" office:value="0.041624">
                <text:p>0.041624</text:p>
              </table:table-cell>
              <table:table-cell office:value-type="float" office:value="0.12852">
                <text:p>0.128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0">
                <text:p>70</text:p>
              </table:table-cell>
              <table:table-cell office:value-type="float" office:value="0.035618">
                <text:p>0.035618</text:p>
              </table:table-cell>
              <table:table-cell office:value-type="float" office:value="0.15312">
                <text:p>0.153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0">
                <text:p>70</text:p>
              </table:table-cell>
              <table:table-cell office:value-type="float" office:value="0.041269">
                <text:p>0.041269</text:p>
              </table:table-cell>
              <table:table-cell office:value-type="float" office:value="0.13322">
                <text:p>0.133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0">
                <text:p>70</text:p>
              </table:table-cell>
              <table:table-cell office:value-type="float" office:value="0.042131">
                <text:p>0.042131</text:p>
              </table:table-cell>
              <table:table-cell office:value-type="float" office:value="0.14417">
                <text:p>0.1441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0">
                <text:p>70</text:p>
              </table:table-cell>
              <table:table-cell office:value-type="float" office:value="0.037304">
                <text:p>0.037304</text:p>
              </table:table-cell>
              <table:table-cell office:value-type="float" office:value="0.13121">
                <text:p>0.131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0">
                <text:p>70</text:p>
              </table:table-cell>
              <table:table-cell office:value-type="float" office:value="0.037309">
                <text:p>0.037309</text:p>
              </table:table-cell>
              <table:table-cell office:value-type="float" office:value="0.13347">
                <text:p>0.1334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0">
                <text:p>70</text:p>
              </table:table-cell>
              <table:table-cell office:value-type="float" office:value="0.039229">
                <text:p>0.039229</text:p>
              </table:table-cell>
              <table:table-cell office:value-type="float" office:value="0.14378">
                <text:p>0.1437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0">
                <text:p>70</text:p>
              </table:table-cell>
              <table:table-cell office:value-type="float" office:value="0.038901">
                <text:p>0.038901</text:p>
              </table:table-cell>
              <table:table-cell office:value-type="float" office:value="0.12023">
                <text:p>0.120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0">
                <text:p>70</text:p>
              </table:table-cell>
              <table:table-cell office:value-type="float" office:value="0.047441">
                <text:p>0.047441</text:p>
              </table:table-cell>
              <table:table-cell office:value-type="float" office:value="0.12873">
                <text:p>0.128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0">
                <text:p>70</text:p>
              </table:table-cell>
              <table:table-cell office:value-type="float" office:value="0.047589">
                <text:p>0.047589</text:p>
              </table:table-cell>
              <table:table-cell office:value-type="float" office:value="0.11539">
                <text:p>0.1153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0">
                <text:p>70</text:p>
              </table:table-cell>
              <table:table-cell office:value-type="float" office:value="0.031656">
                <text:p>0.031656</text:p>
              </table:table-cell>
              <table:table-cell office:value-type="float" office:value="0.13669">
                <text:p>0.1366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0">
                <text:p>70</text:p>
              </table:table-cell>
              <table:table-cell office:value-type="float" office:value="0.040427">
                <text:p>0.040427</text:p>
              </table:table-cell>
              <table:table-cell office:value-type="float" office:value="0.13369">
                <text:p>0.1336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0">
                <text:p>70</text:p>
              </table:table-cell>
              <table:table-cell office:value-type="float" office:value="0.042039">
                <text:p>0.042039</text:p>
              </table:table-cell>
              <table:table-cell office:value-type="float" office:value="0.1337">
                <text:p>0.133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0">
                <text:p>70</text:p>
              </table:table-cell>
              <table:table-cell office:value-type="float" office:value="0.04813">
                <text:p>0.04813</text:p>
              </table:table-cell>
              <table:table-cell office:value-type="float" office:value="0.14798">
                <text:p>0.1479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0">
                <text:p>70</text:p>
              </table:table-cell>
              <table:table-cell office:value-type="float" office:value="0.038332">
                <text:p>0.038332</text:p>
              </table:table-cell>
              <table:table-cell office:value-type="float" office:value="0.16642">
                <text:p>0.1664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0">
                <text:p>70</text:p>
              </table:table-cell>
              <table:table-cell office:value-type="float" office:value="0.0353">
                <text:p>0.0353</text:p>
              </table:table-cell>
              <table:table-cell office:value-type="float" office:value="0.1609">
                <text:p>0.16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0">
                <text:p>70</text:p>
              </table:table-cell>
              <table:table-cell office:value-type="float" office:value="0.048346">
                <text:p>0.048346</text:p>
              </table:table-cell>
              <table:table-cell office:value-type="float" office:value="0.1257">
                <text:p>0.125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">
                <text:p>70</text:p>
              </table:table-cell>
              <table:table-cell office:value-type="float" office:value="0.035322">
                <text:p>0.035322</text:p>
              </table:table-cell>
              <table:table-cell office:value-type="float" office:value="0.14999">
                <text:p>0.149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0">
                <text:p>70</text:p>
              </table:table-cell>
              <table:table-cell office:value-type="float" office:value="0.043867">
                <text:p>0.043867</text:p>
              </table:table-cell>
              <table:table-cell office:value-type="float" office:value="0.16597">
                <text:p>0.1659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0">
                <text:p>70</text:p>
              </table:table-cell>
              <table:table-cell office:value-type="float" office:value="0.048929">
                <text:p>0.048929</text:p>
              </table:table-cell>
              <table:table-cell office:value-type="float" office:value="0.15426">
                <text:p>0.1542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0">
                <text:p>70</text:p>
              </table:table-cell>
              <table:table-cell office:value-type="float" office:value="0.038824">
                <text:p>0.038824</text:p>
              </table:table-cell>
              <table:table-cell office:value-type="float" office:value="0.12436">
                <text:p>0.1243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0">
                <text:p>70</text:p>
              </table:table-cell>
              <table:table-cell office:value-type="float" office:value="0.044964">
                <text:p>0.044964</text:p>
              </table:table-cell>
              <table:table-cell office:value-type="float" office:value="0.12683">
                <text:p>0.1268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0">
                <text:p>70</text:p>
              </table:table-cell>
              <table:table-cell office:value-type="float" office:value="0.033938">
                <text:p>0.033938</text:p>
              </table:table-cell>
              <table:table-cell office:value-type="float" office:value="0.11901">
                <text:p>0.1190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0">
                <text:p>70</text:p>
              </table:table-cell>
              <table:table-cell office:value-type="float" office:value="0.043876">
                <text:p>0.043876</text:p>
              </table:table-cell>
              <table:table-cell office:value-type="float" office:value="0.14963">
                <text:p>0.149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">
                <text:p>70</text:p>
              </table:table-cell>
              <table:table-cell office:value-type="float" office:value="0.040116">
                <text:p>0.040116</text:p>
              </table:table-cell>
              <table:table-cell office:value-type="float" office:value="0.14202">
                <text:p>0.1420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0">
                <text:p>70</text:p>
              </table:table-cell>
              <table:table-cell office:value-type="float" office:value="0.035893">
                <text:p>0.035893</text:p>
              </table:table-cell>
              <table:table-cell office:value-type="float" office:value="0.12424">
                <text:p>0.1242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0">
                <text:p>70</text:p>
              </table:table-cell>
              <table:table-cell office:value-type="float" office:value="0.044224">
                <text:p>0.044224</text:p>
              </table:table-cell>
              <table:table-cell office:value-type="float" office:value="0.11738">
                <text:p>0.117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0">
                <text:p>70</text:p>
              </table:table-cell>
              <table:table-cell office:value-type="float" office:value="0.044363">
                <text:p>0.044363</text:p>
              </table:table-cell>
              <table:table-cell office:value-type="float" office:value="0.13635">
                <text:p>0.1363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0">
                <text:p>70</text:p>
              </table:table-cell>
              <table:table-cell office:value-type="float" office:value="0.039255">
                <text:p>0.039255</text:p>
              </table:table-cell>
              <table:table-cell office:value-type="float" office:value="0.14556">
                <text:p>0.145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0">
                <text:p>70</text:p>
              </table:table-cell>
              <table:table-cell office:value-type="float" office:value="0.036079">
                <text:p>0.036079</text:p>
              </table:table-cell>
              <table:table-cell office:value-type="float" office:value="0.12245">
                <text:p>0.122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0">
                <text:p>70</text:p>
              </table:table-cell>
              <table:table-cell office:value-type="float" office:value="0.043992">
                <text:p>0.043992</text:p>
              </table:table-cell>
              <table:table-cell office:value-type="float" office:value="0.1211">
                <text:p>0.12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0">
                <text:p>70</text:p>
              </table:table-cell>
              <table:table-cell office:value-type="float" office:value="0.039315">
                <text:p>0.039315</text:p>
              </table:table-cell>
              <table:table-cell office:value-type="float" office:value="0.11798">
                <text:p>0.1179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0">
                <text:p>70</text:p>
              </table:table-cell>
              <table:table-cell office:value-type="float" office:value="0.0447">
                <text:p>0.0447</text:p>
              </table:table-cell>
              <table:table-cell office:value-type="float" office:value="0.14106">
                <text:p>0.1410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">
                <text:p>70</text:p>
              </table:table-cell>
              <table:table-cell office:value-type="float" office:value="0.03685">
                <text:p>0.03685</text:p>
              </table:table-cell>
              <table:table-cell office:value-type="float" office:value="0.13149">
                <text:p>0.1314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0">
                <text:p>70</text:p>
              </table:table-cell>
              <table:table-cell office:value-type="float" office:value="0.041647">
                <text:p>0.041647</text:p>
              </table:table-cell>
              <table:table-cell office:value-type="float" office:value="0.14008">
                <text:p>0.140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0">
                <text:p>70</text:p>
              </table:table-cell>
              <table:table-cell office:value-type="float" office:value="0.043538">
                <text:p>0.043538</text:p>
              </table:table-cell>
              <table:table-cell office:value-type="float" office:value="0.14235">
                <text:p>0.1423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">
                <text:p>70</text:p>
              </table:table-cell>
              <table:table-cell office:value-type="float" office:value="0.032993">
                <text:p>0.032993</text:p>
              </table:table-cell>
              <table:table-cell office:value-type="float" office:value="0.13073">
                <text:p>0.1307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">
                <text:p>70</text:p>
              </table:table-cell>
              <table:table-cell office:value-type="float" office:value="0.03155">
                <text:p>0.03155</text:p>
              </table:table-cell>
              <table:table-cell office:value-type="float" office:value="0.12993">
                <text:p>0.1299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0">
                <text:p>70</text:p>
              </table:table-cell>
              <table:table-cell office:value-type="float" office:value="0.038328">
                <text:p>0.038328</text:p>
              </table:table-cell>
              <table:table-cell office:value-type="float" office:value="0.14597">
                <text:p>0.1459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">
                <text:p>70</text:p>
              </table:table-cell>
              <table:table-cell office:value-type="float" office:value="0.033583">
                <text:p>0.033583</text:p>
              </table:table-cell>
              <table:table-cell office:value-type="float" office:value="0.14869">
                <text:p>0.148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0">
                <text:p>70</text:p>
              </table:table-cell>
              <table:table-cell office:value-type="float" office:value="0.040975">
                <text:p>0.040975</text:p>
              </table:table-cell>
              <table:table-cell office:value-type="float" office:value="0.12215">
                <text:p>0.122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0">
                <text:p>70</text:p>
              </table:table-cell>
              <table:table-cell office:value-type="float" office:value="0.039217">
                <text:p>0.039217</text:p>
              </table:table-cell>
              <table:table-cell office:value-type="float" office:value="0.10852">
                <text:p>0.1085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0">
                <text:p>70</text:p>
              </table:table-cell>
              <table:table-cell office:value-type="float" office:value="0.043661">
                <text:p>0.043661</text:p>
              </table:table-cell>
              <table:table-cell office:value-type="float" office:value="0.1416">
                <text:p>0.14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0">
                <text:p>70</text:p>
              </table:table-cell>
              <table:table-cell office:value-type="float" office:value="0.055861">
                <text:p>0.055861</text:p>
              </table:table-cell>
              <table:table-cell office:value-type="float" office:value="0.1225">
                <text:p>0.12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">
                <text:p>70</text:p>
              </table:table-cell>
              <table:table-cell office:value-type="float" office:value="0.037921">
                <text:p>0.037921</text:p>
              </table:table-cell>
              <table:table-cell office:value-type="float" office:value="0.13151">
                <text:p>0.131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">
                <text:p>70</text:p>
              </table:table-cell>
              <table:table-cell office:value-type="float" office:value="0.046928">
                <text:p>0.046928</text:p>
              </table:table-cell>
              <table:table-cell office:value-type="float" office:value="0.10958">
                <text:p>0.1095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5">
                <text:p>75</text:p>
              </table:table-cell>
              <table:table-cell office:value-type="float" office:value="0.046198">
                <text:p>0.046198</text:p>
              </table:table-cell>
              <table:table-cell office:value-type="float" office:value="0.13182">
                <text:p>0.1318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5">
                <text:p>75</text:p>
              </table:table-cell>
              <table:table-cell office:value-type="float" office:value="0.049168">
                <text:p>0.049168</text:p>
              </table:table-cell>
              <table:table-cell office:value-type="float" office:value="0.15154">
                <text:p>0.151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5">
                <text:p>75</text:p>
              </table:table-cell>
              <table:table-cell office:value-type="float" office:value="0.041332">
                <text:p>0.041332</text:p>
              </table:table-cell>
              <table:table-cell office:value-type="float" office:value="0.13181">
                <text:p>0.1318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5">
                <text:p>75</text:p>
              </table:table-cell>
              <table:table-cell office:value-type="float" office:value="0.036473">
                <text:p>0.036473</text:p>
              </table:table-cell>
              <table:table-cell office:value-type="float" office:value="0.14152">
                <text:p>0.1415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5">
                <text:p>75</text:p>
              </table:table-cell>
              <table:table-cell office:value-type="float" office:value="0.043652">
                <text:p>0.043652</text:p>
              </table:table-cell>
              <table:table-cell office:value-type="float" office:value="0.13902">
                <text:p>0.1390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5">
                <text:p>75</text:p>
              </table:table-cell>
              <table:table-cell office:value-type="float" office:value="0.053111">
                <text:p>0.053111</text:p>
              </table:table-cell>
              <table:table-cell office:value-type="float" office:value="0.14641">
                <text:p>0.1464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5">
                <text:p>75</text:p>
              </table:table-cell>
              <table:table-cell office:value-type="float" office:value="0.038547">
                <text:p>0.038547</text:p>
              </table:table-cell>
              <table:table-cell office:value-type="float" office:value="0.15241">
                <text:p>0.1524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5">
                <text:p>75</text:p>
              </table:table-cell>
              <table:table-cell office:value-type="float" office:value="0.050686">
                <text:p>0.050686</text:p>
              </table:table-cell>
              <table:table-cell office:value-type="float" office:value="0.12762">
                <text:p>0.1276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5">
                <text:p>75</text:p>
              </table:table-cell>
              <table:table-cell office:value-type="float" office:value="0.047695">
                <text:p>0.047695</text:p>
              </table:table-cell>
              <table:table-cell office:value-type="float" office:value="0.15506">
                <text:p>0.1550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5">
                <text:p>75</text:p>
              </table:table-cell>
              <table:table-cell office:value-type="float" office:value="0.04045">
                <text:p>0.04045</text:p>
              </table:table-cell>
              <table:table-cell office:value-type="float" office:value="0.13234">
                <text:p>0.1323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5">
                <text:p>75</text:p>
              </table:table-cell>
              <table:table-cell office:value-type="float" office:value="0.051508">
                <text:p>0.051508</text:p>
              </table:table-cell>
              <table:table-cell office:value-type="float" office:value="0.11281">
                <text:p>0.1128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5">
                <text:p>75</text:p>
              </table:table-cell>
              <table:table-cell office:value-type="float" office:value="0.040635">
                <text:p>0.040635</text:p>
              </table:table-cell>
              <table:table-cell office:value-type="float" office:value="0.14729">
                <text:p>0.1472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5">
                <text:p>75</text:p>
              </table:table-cell>
              <table:table-cell office:value-type="float" office:value="0.037276">
                <text:p>0.037276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5">
                <text:p>75</text:p>
              </table:table-cell>
              <table:table-cell office:value-type="float" office:value="0.036173">
                <text:p>0.036173</text:p>
              </table:table-cell>
              <table:table-cell office:value-type="float" office:value="0.12466">
                <text:p>0.124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5">
                <text:p>75</text:p>
              </table:table-cell>
              <table:table-cell office:value-type="float" office:value="0.040342">
                <text:p>0.040342</text:p>
              </table:table-cell>
              <table:table-cell office:value-type="float" office:value="0.13979">
                <text:p>0.139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5">
                <text:p>75</text:p>
              </table:table-cell>
              <table:table-cell office:value-type="float" office:value="0.04876">
                <text:p>0.04876</text:p>
              </table:table-cell>
              <table:table-cell office:value-type="float" office:value="0.13974">
                <text:p>0.1397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5">
                <text:p>75</text:p>
              </table:table-cell>
              <table:table-cell office:value-type="float" office:value="0.03838">
                <text:p>0.03838</text:p>
              </table:table-cell>
              <table:table-cell office:value-type="float" office:value="0.14289">
                <text:p>0.1428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5">
                <text:p>75</text:p>
              </table:table-cell>
              <table:table-cell office:value-type="float" office:value="0.039093">
                <text:p>0.039093</text:p>
              </table:table-cell>
              <table:table-cell office:value-type="float" office:value="0.14454">
                <text:p>0.144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5">
                <text:p>75</text:p>
              </table:table-cell>
              <table:table-cell office:value-type="float" office:value="0.055706">
                <text:p>0.055706</text:p>
              </table:table-cell>
              <table:table-cell office:value-type="float" office:value="0.12306">
                <text:p>0.1230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5">
                <text:p>75</text:p>
              </table:table-cell>
              <table:table-cell office:value-type="float" office:value="0.046881">
                <text:p>0.046881</text:p>
              </table:table-cell>
              <table:table-cell office:value-type="float" office:value="0.14879">
                <text:p>0.148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5">
                <text:p>75</text:p>
              </table:table-cell>
              <table:table-cell office:value-type="float" office:value="0.043076">
                <text:p>0.043076</text:p>
              </table:table-cell>
              <table:table-cell office:value-type="float" office:value="0.12327">
                <text:p>0.1232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5">
                <text:p>75</text:p>
              </table:table-cell>
              <table:table-cell office:value-type="float" office:value="0.047459">
                <text:p>0.047459</text:p>
              </table:table-cell>
              <table:table-cell office:value-type="float" office:value="0.13568">
                <text:p>0.135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5">
                <text:p>75</text:p>
              </table:table-cell>
              <table:table-cell office:value-type="float" office:value="0.059829">
                <text:p>0.059829</text:p>
              </table:table-cell>
              <table:table-cell office:value-type="float" office:value="0.1278">
                <text:p>0.127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5">
                <text:p>75</text:p>
              </table:table-cell>
              <table:table-cell office:value-type="float" office:value="0.043763">
                <text:p>0.043763</text:p>
              </table:table-cell>
              <table:table-cell office:value-type="float" office:value="0.13326">
                <text:p>0.1332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5">
                <text:p>75</text:p>
              </table:table-cell>
              <table:table-cell office:value-type="float" office:value="0.052851">
                <text:p>0.052851</text:p>
              </table:table-cell>
              <table:table-cell office:value-type="float" office:value="0.12813">
                <text:p>0.128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5">
                <text:p>75</text:p>
              </table:table-cell>
              <table:table-cell office:value-type="float" office:value="0.039834">
                <text:p>0.039834</text:p>
              </table:table-cell>
              <table:table-cell office:value-type="float" office:value="0.14396">
                <text:p>0.143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5">
                <text:p>75</text:p>
              </table:table-cell>
              <table:table-cell office:value-type="float" office:value="0.045219">
                <text:p>0.045219</text:p>
              </table:table-cell>
              <table:table-cell office:value-type="float" office:value="0.13536">
                <text:p>0.1353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5">
                <text:p>75</text:p>
              </table:table-cell>
              <table:table-cell office:value-type="float" office:value="0.039814">
                <text:p>0.039814</text:p>
              </table:table-cell>
              <table:table-cell office:value-type="float" office:value="0.13185">
                <text:p>0.1318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5">
                <text:p>75</text:p>
              </table:table-cell>
              <table:table-cell office:value-type="float" office:value="0.04739">
                <text:p>0.04739</text:p>
              </table:table-cell>
              <table:table-cell office:value-type="float" office:value="0.15034">
                <text:p>0.1503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5">
                <text:p>75</text:p>
              </table:table-cell>
              <table:table-cell office:value-type="float" office:value="0.046632">
                <text:p>0.046632</text:p>
              </table:table-cell>
              <table:table-cell office:value-type="float" office:value="0.15907">
                <text:p>0.159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5">
                <text:p>75</text:p>
              </table:table-cell>
              <table:table-cell office:value-type="float" office:value="0.043221">
                <text:p>0.043221</text:p>
              </table:table-cell>
              <table:table-cell office:value-type="float" office:value="0.14109">
                <text:p>0.141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5">
                <text:p>75</text:p>
              </table:table-cell>
              <table:table-cell office:value-type="float" office:value="0.033685">
                <text:p>0.033685</text:p>
              </table:table-cell>
              <table:table-cell office:value-type="float" office:value="0.1396">
                <text:p>0.139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5">
                <text:p>75</text:p>
              </table:table-cell>
              <table:table-cell office:value-type="float" office:value="0.054132">
                <text:p>0.054132</text:p>
              </table:table-cell>
              <table:table-cell office:value-type="float" office:value="0.12034">
                <text:p>0.120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5">
                <text:p>75</text:p>
              </table:table-cell>
              <table:table-cell office:value-type="float" office:value="0.044597">
                <text:p>0.044597</text:p>
              </table:table-cell>
              <table:table-cell office:value-type="float" office:value="0.1347">
                <text:p>0.134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5">
                <text:p>75</text:p>
              </table:table-cell>
              <table:table-cell office:value-type="float" office:value="0.036448">
                <text:p>0.036448</text:p>
              </table:table-cell>
              <table:table-cell office:value-type="float" office:value="0.12835">
                <text:p>0.1283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5">
                <text:p>75</text:p>
              </table:table-cell>
              <table:table-cell office:value-type="float" office:value="0.045144">
                <text:p>0.045144</text:p>
              </table:table-cell>
              <table:table-cell office:value-type="float" office:value="0.12831">
                <text:p>0.1283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5">
                <text:p>75</text:p>
              </table:table-cell>
              <table:table-cell office:value-type="float" office:value="0.048936">
                <text:p>0.048936</text:p>
              </table:table-cell>
              <table:table-cell office:value-type="float" office:value="0.13291">
                <text:p>0.132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5">
                <text:p>75</text:p>
              </table:table-cell>
              <table:table-cell office:value-type="float" office:value="0.048097">
                <text:p>0.048097</text:p>
              </table:table-cell>
              <table:table-cell office:value-type="float" office:value="0.14742">
                <text:p>0.1474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5">
                <text:p>75</text:p>
              </table:table-cell>
              <table:table-cell office:value-type="float" office:value="0.040706">
                <text:p>0.040706</text:p>
              </table:table-cell>
              <table:table-cell office:value-type="float" office:value="0.14636">
                <text:p>0.1463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5">
                <text:p>75</text:p>
              </table:table-cell>
              <table:table-cell office:value-type="float" office:value="0.04378">
                <text:p>0.04378</text:p>
              </table:table-cell>
              <table:table-cell office:value-type="float" office:value="0.12415">
                <text:p>0.124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5">
                <text:p>75</text:p>
              </table:table-cell>
              <table:table-cell office:value-type="float" office:value="0.041411">
                <text:p>0.041411</text:p>
              </table:table-cell>
              <table:table-cell office:value-type="float" office:value="0.13432">
                <text:p>0.134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5">
                <text:p>75</text:p>
              </table:table-cell>
              <table:table-cell office:value-type="float" office:value="0.049501">
                <text:p>0.049501</text:p>
              </table:table-cell>
              <table:table-cell office:value-type="float" office:value="0.15091">
                <text:p>0.150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5">
                <text:p>75</text:p>
              </table:table-cell>
              <table:table-cell office:value-type="float" office:value="0.038177">
                <text:p>0.038177</text:p>
              </table:table-cell>
              <table:table-cell office:value-type="float" office:value="0.1282">
                <text:p>0.128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5">
                <text:p>75</text:p>
              </table:table-cell>
              <table:table-cell office:value-type="float" office:value="0.038694">
                <text:p>0.038694</text:p>
              </table:table-cell>
              <table:table-cell office:value-type="float" office:value="0.11909">
                <text:p>0.1190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5">
                <text:p>75</text:p>
              </table:table-cell>
              <table:table-cell office:value-type="float" office:value="0.040473">
                <text:p>0.040473</text:p>
              </table:table-cell>
              <table:table-cell office:value-type="float" office:value="0.16293">
                <text:p>0.1629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5">
                <text:p>75</text:p>
              </table:table-cell>
              <table:table-cell office:value-type="float" office:value="0.062223">
                <text:p>0.062223</text:p>
              </table:table-cell>
              <table:table-cell office:value-type="float" office:value="0.14845">
                <text:p>0.1484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5">
                <text:p>75</text:p>
              </table:table-cell>
              <table:table-cell office:value-type="float" office:value="0.038611">
                <text:p>0.038611</text:p>
              </table:table-cell>
              <table:table-cell office:value-type="float" office:value="0.11839">
                <text:p>0.1183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5">
                <text:p>75</text:p>
              </table:table-cell>
              <table:table-cell office:value-type="float" office:value="0.047754">
                <text:p>0.047754</text:p>
              </table:table-cell>
              <table:table-cell office:value-type="float" office:value="0.12835">
                <text:p>0.1283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5">
                <text:p>75</text:p>
              </table:table-cell>
              <table:table-cell office:value-type="float" office:value="0.046764">
                <text:p>0.046764</text:p>
              </table:table-cell>
              <table:table-cell office:value-type="float" office:value="0.14245">
                <text:p>0.1424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">
                <text:p>75</text:p>
              </table:table-cell>
              <table:table-cell office:value-type="float" office:value="0.049581">
                <text:p>0.049581</text:p>
              </table:table-cell>
              <table:table-cell office:value-type="float" office:value="0.1236">
                <text:p>0.123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0">
                <text:p>80</text:p>
              </table:table-cell>
              <table:table-cell office:value-type="float" office:value="0.053943">
                <text:p>0.053943</text:p>
              </table:table-cell>
              <table:table-cell office:value-type="float" office:value="0.12852">
                <text:p>0.1285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0">
                <text:p>80</text:p>
              </table:table-cell>
              <table:table-cell office:value-type="float" office:value="0.065876">
                <text:p>0.065876</text:p>
              </table:table-cell>
              <table:table-cell office:value-type="float" office:value="0.14418">
                <text:p>0.144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0">
                <text:p>80</text:p>
              </table:table-cell>
              <table:table-cell office:value-type="float" office:value="0.040155">
                <text:p>0.040155</text:p>
              </table:table-cell>
              <table:table-cell office:value-type="float" office:value="0.13646">
                <text:p>0.1364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0">
                <text:p>80</text:p>
              </table:table-cell>
              <table:table-cell office:value-type="float" office:value="0.047133">
                <text:p>0.047133</text:p>
              </table:table-cell>
              <table:table-cell office:value-type="float" office:value="0.14791">
                <text:p>0.1479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0">
                <text:p>80</text:p>
              </table:table-cell>
              <table:table-cell office:value-type="float" office:value="0.04347">
                <text:p>0.04347</text:p>
              </table:table-cell>
              <table:table-cell office:value-type="float" office:value="0.13125">
                <text:p>0.131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0">
                <text:p>80</text:p>
              </table:table-cell>
              <table:table-cell office:value-type="float" office:value="0.066731">
                <text:p>0.066731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0">
                <text:p>80</text:p>
              </table:table-cell>
              <table:table-cell office:value-type="float" office:value="0.043711">
                <text:p>0.043711</text:p>
              </table:table-cell>
              <table:table-cell office:value-type="float" office:value="0.11398">
                <text:p>0.1139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0">
                <text:p>80</text:p>
              </table:table-cell>
              <table:table-cell office:value-type="float" office:value="0.036192">
                <text:p>0.036192</text:p>
              </table:table-cell>
              <table:table-cell office:value-type="float" office:value="0.12551">
                <text:p>0.125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0">
                <text:p>80</text:p>
              </table:table-cell>
              <table:table-cell office:value-type="float" office:value="0.052278">
                <text:p>0.052278</text:p>
              </table:table-cell>
              <table:table-cell office:value-type="float" office:value="0.15481">
                <text:p>0.1548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0">
                <text:p>80</text:p>
              </table:table-cell>
              <table:table-cell office:value-type="float" office:value="0.049286">
                <text:p>0.049286</text:p>
              </table:table-cell>
              <table:table-cell office:value-type="float" office:value="0.16544">
                <text:p>0.1654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0">
                <text:p>80</text:p>
              </table:table-cell>
              <table:table-cell office:value-type="float" office:value="0.059513">
                <text:p>0.059513</text:p>
              </table:table-cell>
              <table:table-cell office:value-type="float" office:value="0.14982">
                <text:p>0.1498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0">
                <text:p>80</text:p>
              </table:table-cell>
              <table:table-cell office:value-type="float" office:value="0.034913">
                <text:p>0.034913</text:p>
              </table:table-cell>
              <table:table-cell office:value-type="float" office:value="0.14564">
                <text:p>0.1456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0">
                <text:p>80</text:p>
              </table:table-cell>
              <table:table-cell office:value-type="float" office:value="0.039368">
                <text:p>0.039368</text:p>
              </table:table-cell>
              <table:table-cell office:value-type="float" office:value="0.14469">
                <text:p>0.144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0">
                <text:p>80</text:p>
              </table:table-cell>
              <table:table-cell office:value-type="float" office:value="0.052106">
                <text:p>0.052106</text:p>
              </table:table-cell>
              <table:table-cell office:value-type="float" office:value="0.13075">
                <text:p>0.130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0">
                <text:p>80</text:p>
              </table:table-cell>
              <table:table-cell office:value-type="float" office:value="0.055907">
                <text:p>0.055907</text:p>
              </table:table-cell>
              <table:table-cell office:value-type="float" office:value="0.14752">
                <text:p>0.1475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0">
                <text:p>80</text:p>
              </table:table-cell>
              <table:table-cell office:value-type="float" office:value="0.036555">
                <text:p>0.036555</text:p>
              </table:table-cell>
              <table:table-cell office:value-type="float" office:value="0.13692">
                <text:p>0.136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0">
                <text:p>80</text:p>
              </table:table-cell>
              <table:table-cell office:value-type="float" office:value="0.046621">
                <text:p>0.046621</text:p>
              </table:table-cell>
              <table:table-cell office:value-type="float" office:value="0.1567">
                <text:p>0.15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0">
                <text:p>80</text:p>
              </table:table-cell>
              <table:table-cell office:value-type="float" office:value="0.064668">
                <text:p>0.064668</text:p>
              </table:table-cell>
              <table:table-cell office:value-type="float" office:value="0.13997">
                <text:p>0.139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0">
                <text:p>80</text:p>
              </table:table-cell>
              <table:table-cell office:value-type="float" office:value="0.045541">
                <text:p>0.045541</text:p>
              </table:table-cell>
              <table:table-cell office:value-type="float" office:value="0.15931">
                <text:p>0.1593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0">
                <text:p>80</text:p>
              </table:table-cell>
              <table:table-cell office:value-type="float" office:value="0.047636">
                <text:p>0.047636</text:p>
              </table:table-cell>
              <table:table-cell office:value-type="float" office:value="0.13879">
                <text:p>0.1387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0">
                <text:p>80</text:p>
              </table:table-cell>
              <table:table-cell office:value-type="float" office:value="0.037324">
                <text:p>0.037324</text:p>
              </table:table-cell>
              <table:table-cell office:value-type="float" office:value="0.15458">
                <text:p>0.1545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0">
                <text:p>80</text:p>
              </table:table-cell>
              <table:table-cell office:value-type="float" office:value="0.042715">
                <text:p>0.042715</text:p>
              </table:table-cell>
              <table:table-cell office:value-type="float" office:value="0.15773">
                <text:p>0.1577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0">
                <text:p>80</text:p>
              </table:table-cell>
              <table:table-cell office:value-type="float" office:value="0.064879">
                <text:p>0.064879</text:p>
              </table:table-cell>
              <table:table-cell office:value-type="float" office:value="0.17343">
                <text:p>0.1734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0">
                <text:p>80</text:p>
              </table:table-cell>
              <table:table-cell office:value-type="float" office:value="0.046609">
                <text:p>0.046609</text:p>
              </table:table-cell>
              <table:table-cell office:value-type="float" office:value="0.13024">
                <text:p>0.1302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0">
                <text:p>80</text:p>
              </table:table-cell>
              <table:table-cell office:value-type="float" office:value="0.042847">
                <text:p>0.042847</text:p>
              </table:table-cell>
              <table:table-cell office:value-type="float" office:value="0.15083">
                <text:p>0.150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0">
                <text:p>80</text:p>
              </table:table-cell>
              <table:table-cell office:value-type="float" office:value="0.062626">
                <text:p>0.062626</text:p>
              </table:table-cell>
              <table:table-cell office:value-type="float" office:value="0.15167">
                <text:p>0.1516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0">
                <text:p>80</text:p>
              </table:table-cell>
              <table:table-cell office:value-type="float" office:value="0.052417">
                <text:p>0.052417</text:p>
              </table:table-cell>
              <table:table-cell office:value-type="float" office:value="0.14812">
                <text:p>0.148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0">
                <text:p>80</text:p>
              </table:table-cell>
              <table:table-cell office:value-type="float" office:value="0.038481">
                <text:p>0.038481</text:p>
              </table:table-cell>
              <table:table-cell office:value-type="float" office:value="0.15547">
                <text:p>0.155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0">
                <text:p>80</text:p>
              </table:table-cell>
              <table:table-cell office:value-type="float" office:value="0.053038">
                <text:p>0.053038</text:p>
              </table:table-cell>
              <table:table-cell office:value-type="float" office:value="0.13146">
                <text:p>0.131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0">
                <text:p>80</text:p>
              </table:table-cell>
              <table:table-cell office:value-type="float" office:value="0.062632">
                <text:p>0.062632</text:p>
              </table:table-cell>
              <table:table-cell office:value-type="float" office:value="0.12326">
                <text:p>0.1232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0">
                <text:p>80</text:p>
              </table:table-cell>
              <table:table-cell office:value-type="float" office:value="0.053942">
                <text:p>0.053942</text:p>
              </table:table-cell>
              <table:table-cell office:value-type="float" office:value="0.13794">
                <text:p>0.1379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0">
                <text:p>80</text:p>
              </table:table-cell>
              <table:table-cell office:value-type="float" office:value="0.050537">
                <text:p>0.050537</text:p>
              </table:table-cell>
              <table:table-cell office:value-type="float" office:value="0.13364">
                <text:p>0.1336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0">
                <text:p>80</text:p>
              </table:table-cell>
              <table:table-cell office:value-type="float" office:value="0.048652">
                <text:p>0.048652</text:p>
              </table:table-cell>
              <table:table-cell office:value-type="float" office:value="0.15442">
                <text:p>0.1544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0">
                <text:p>80</text:p>
              </table:table-cell>
              <table:table-cell office:value-type="float" office:value="0.04237">
                <text:p>0.04237</text:p>
              </table:table-cell>
              <table:table-cell office:value-type="float" office:value="0.17303">
                <text:p>0.1730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0">
                <text:p>80</text:p>
              </table:table-cell>
              <table:table-cell office:value-type="float" office:value="0.050505">
                <text:p>0.050505</text:p>
              </table:table-cell>
              <table:table-cell office:value-type="float" office:value="0.13994">
                <text:p>0.139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0">
                <text:p>80</text:p>
              </table:table-cell>
              <table:table-cell office:value-type="float" office:value="0.046388">
                <text:p>0.046388</text:p>
              </table:table-cell>
              <table:table-cell office:value-type="float" office:value="0.18278">
                <text:p>0.1827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0">
                <text:p>80</text:p>
              </table:table-cell>
              <table:table-cell office:value-type="float" office:value="0.050464">
                <text:p>0.050464</text:p>
              </table:table-cell>
              <table:table-cell office:value-type="float" office:value="0.12111">
                <text:p>0.121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0">
                <text:p>80</text:p>
              </table:table-cell>
              <table:table-cell office:value-type="float" office:value="0.05586">
                <text:p>0.05586</text:p>
              </table:table-cell>
              <table:table-cell office:value-type="float" office:value="0.14066">
                <text:p>0.1406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0">
                <text:p>80</text:p>
              </table:table-cell>
              <table:table-cell office:value-type="float" office:value="0.052464">
                <text:p>0.052464</text:p>
              </table:table-cell>
              <table:table-cell office:value-type="float" office:value="0.14035">
                <text:p>0.1403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0">
                <text:p>80</text:p>
              </table:table-cell>
              <table:table-cell office:value-type="float" office:value="0.060276">
                <text:p>0.060276</text:p>
              </table:table-cell>
              <table:table-cell office:value-type="float" office:value="0.15752">
                <text:p>0.1575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0">
                <text:p>80</text:p>
              </table:table-cell>
              <table:table-cell office:value-type="float" office:value="0.042295">
                <text:p>0.042295</text:p>
              </table:table-cell>
              <table:table-cell office:value-type="float" office:value="0.1484">
                <text:p>0.148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0">
                <text:p>80</text:p>
              </table:table-cell>
              <table:table-cell office:value-type="float" office:value="0.045288">
                <text:p>0.045288</text:p>
              </table:table-cell>
              <table:table-cell office:value-type="float" office:value="0.12865">
                <text:p>0.1286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0">
                <text:p>80</text:p>
              </table:table-cell>
              <table:table-cell office:value-type="float" office:value="0.050785">
                <text:p>0.050785</text:p>
              </table:table-cell>
              <table:table-cell office:value-type="float" office:value="0.13574">
                <text:p>0.135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0">
                <text:p>80</text:p>
              </table:table-cell>
              <table:table-cell office:value-type="float" office:value="0.037539">
                <text:p>0.037539</text:p>
              </table:table-cell>
              <table:table-cell office:value-type="float" office:value="0.12678">
                <text:p>0.1267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0">
                <text:p>80</text:p>
              </table:table-cell>
              <table:table-cell office:value-type="float" office:value="0.058296">
                <text:p>0.058296</text:p>
              </table:table-cell>
              <table:table-cell office:value-type="float" office:value="0.15327">
                <text:p>0.153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0">
                <text:p>80</text:p>
              </table:table-cell>
              <table:table-cell office:value-type="float" office:value="0.043596">
                <text:p>0.043596</text:p>
              </table:table-cell>
              <table:table-cell office:value-type="float" office:value="0.13334">
                <text:p>0.133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0">
                <text:p>80</text:p>
              </table:table-cell>
              <table:table-cell office:value-type="float" office:value="0.07622">
                <text:p>0.07622</text:p>
              </table:table-cell>
              <table:table-cell office:value-type="float" office:value="0.13735">
                <text:p>0.1373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0">
                <text:p>80</text:p>
              </table:table-cell>
              <table:table-cell office:value-type="float" office:value="0.058658">
                <text:p>0.058658</text:p>
              </table:table-cell>
              <table:table-cell office:value-type="float" office:value="0.13509">
                <text:p>0.1350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0">
                <text:p>80</text:p>
              </table:table-cell>
              <table:table-cell office:value-type="float" office:value="0.073026">
                <text:p>0.073026</text:p>
              </table:table-cell>
              <table:table-cell office:value-type="float" office:value="0.14247">
                <text:p>0.1424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">
                <text:p>80</text:p>
              </table:table-cell>
              <table:table-cell office:value-type="float" office:value="0.045777">
                <text:p>0.045777</text:p>
              </table:table-cell>
              <table:table-cell office:value-type="float" office:value="0.11698">
                <text:p>0.1169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5">
                <text:p>85</text:p>
              </table:table-cell>
              <table:table-cell office:value-type="float" office:value="0.077193">
                <text:p>0.077193</text:p>
              </table:table-cell>
              <table:table-cell office:value-type="float" office:value="0.16085">
                <text:p>0.1608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5">
                <text:p>85</text:p>
              </table:table-cell>
              <table:table-cell office:value-type="float" office:value="0.073475">
                <text:p>0.073475</text:p>
              </table:table-cell>
              <table:table-cell office:value-type="float" office:value="0.12577">
                <text:p>0.1257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5">
                <text:p>85</text:p>
              </table:table-cell>
              <table:table-cell office:value-type="float" office:value="0.064122">
                <text:p>0.064122</text:p>
              </table:table-cell>
              <table:table-cell office:value-type="float" office:value="0.15564">
                <text:p>0.155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5">
                <text:p>85</text:p>
              </table:table-cell>
              <table:table-cell office:value-type="float" office:value="0.066992">
                <text:p>0.066992</text:p>
              </table:table-cell>
              <table:table-cell office:value-type="float" office:value="0.13216">
                <text:p>0.132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5">
                <text:p>85</text:p>
              </table:table-cell>
              <table:table-cell office:value-type="float" office:value="0.043605">
                <text:p>0.043605</text:p>
              </table:table-cell>
              <table:table-cell office:value-type="float" office:value="0.17655">
                <text:p>0.176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5">
                <text:p>85</text:p>
              </table:table-cell>
              <table:table-cell office:value-type="float" office:value="0.069829">
                <text:p>0.069829</text:p>
              </table:table-cell>
              <table:table-cell office:value-type="float" office:value="0.17386">
                <text:p>0.1738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5">
                <text:p>85</text:p>
              </table:table-cell>
              <table:table-cell office:value-type="float" office:value="0.041637">
                <text:p>0.041637</text:p>
              </table:table-cell>
              <table:table-cell office:value-type="float" office:value="0.15009">
                <text:p>0.150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5">
                <text:p>85</text:p>
              </table:table-cell>
              <table:table-cell office:value-type="float" office:value="0.055407">
                <text:p>0.055407</text:p>
              </table:table-cell>
              <table:table-cell office:value-type="float" office:value="0.13297">
                <text:p>0.1329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5">
                <text:p>85</text:p>
              </table:table-cell>
              <table:table-cell office:value-type="float" office:value="0.058127">
                <text:p>0.058127</text:p>
              </table:table-cell>
              <table:table-cell office:value-type="float" office:value="0.16371">
                <text:p>0.1637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5">
                <text:p>85</text:p>
              </table:table-cell>
              <table:table-cell office:value-type="float" office:value="0.078662">
                <text:p>0.078662</text:p>
              </table:table-cell>
              <table:table-cell office:value-type="float" office:value="0.13428">
                <text:p>0.1342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5">
                <text:p>85</text:p>
              </table:table-cell>
              <table:table-cell office:value-type="float" office:value="0.051644">
                <text:p>0.051644</text:p>
              </table:table-cell>
              <table:table-cell office:value-type="float" office:value="0.15058">
                <text:p>0.1505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5">
                <text:p>85</text:p>
              </table:table-cell>
              <table:table-cell office:value-type="float" office:value="0.050924">
                <text:p>0.050924</text:p>
              </table:table-cell>
              <table:table-cell office:value-type="float" office:value="0.17262">
                <text:p>0.1726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5">
                <text:p>85</text:p>
              </table:table-cell>
              <table:table-cell office:value-type="float" office:value="0.058627">
                <text:p>0.058627</text:p>
              </table:table-cell>
              <table:table-cell office:value-type="float" office:value="0.1272">
                <text:p>0.12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5">
                <text:p>85</text:p>
              </table:table-cell>
              <table:table-cell office:value-type="float" office:value="0.061546">
                <text:p>0.061546</text:p>
              </table:table-cell>
              <table:table-cell office:value-type="float" office:value="0.17548">
                <text:p>0.1754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5">
                <text:p>85</text:p>
              </table:table-cell>
              <table:table-cell office:value-type="float" office:value="0.051894">
                <text:p>0.051894</text:p>
              </table:table-cell>
              <table:table-cell office:value-type="float" office:value="0.16357">
                <text:p>0.1635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5">
                <text:p>85</text:p>
              </table:table-cell>
              <table:table-cell office:value-type="float" office:value="0.066352">
                <text:p>0.066352</text:p>
              </table:table-cell>
              <table:table-cell office:value-type="float" office:value="0.15255">
                <text:p>0.1525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5">
                <text:p>85</text:p>
              </table:table-cell>
              <table:table-cell office:value-type="float" office:value="0.092551">
                <text:p>0.092551</text:p>
              </table:table-cell>
              <table:table-cell office:value-type="float" office:value="0.16571">
                <text:p>0.1657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5">
                <text:p>85</text:p>
              </table:table-cell>
              <table:table-cell office:value-type="float" office:value="0.04305">
                <text:p>0.04305</text:p>
              </table:table-cell>
              <table:table-cell office:value-type="float" office:value="0.14136">
                <text:p>0.141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5">
                <text:p>85</text:p>
              </table:table-cell>
              <table:table-cell office:value-type="float" office:value="0.056381">
                <text:p>0.056381</text:p>
              </table:table-cell>
              <table:table-cell office:value-type="float" office:value="0.13703">
                <text:p>0.1370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5">
                <text:p>85</text:p>
              </table:table-cell>
              <table:table-cell office:value-type="float" office:value="0.045031">
                <text:p>0.045031</text:p>
              </table:table-cell>
              <table:table-cell office:value-type="float" office:value="0.16686">
                <text:p>0.1668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5">
                <text:p>85</text:p>
              </table:table-cell>
              <table:table-cell office:value-type="float" office:value="0.060006">
                <text:p>0.060006</text:p>
              </table:table-cell>
              <table:table-cell office:value-type="float" office:value="0.1451">
                <text:p>0.14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5">
                <text:p>85</text:p>
              </table:table-cell>
              <table:table-cell office:value-type="float" office:value="0.057863">
                <text:p>0.057863</text:p>
              </table:table-cell>
              <table:table-cell office:value-type="float" office:value="0.14505">
                <text:p>0.145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5">
                <text:p>85</text:p>
              </table:table-cell>
              <table:table-cell office:value-type="float" office:value="0.059438">
                <text:p>0.059438</text:p>
              </table:table-cell>
              <table:table-cell office:value-type="float" office:value="0.14346">
                <text:p>0.1434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5">
                <text:p>85</text:p>
              </table:table-cell>
              <table:table-cell office:value-type="float" office:value="0.049345">
                <text:p>0.049345</text:p>
              </table:table-cell>
              <table:table-cell office:value-type="float" office:value="0.16503">
                <text:p>0.1650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5">
                <text:p>85</text:p>
              </table:table-cell>
              <table:table-cell office:value-type="float" office:value="0.051732">
                <text:p>0.051732</text:p>
              </table:table-cell>
              <table:table-cell office:value-type="float" office:value="0.18496">
                <text:p>0.1849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5">
                <text:p>85</text:p>
              </table:table-cell>
              <table:table-cell office:value-type="float" office:value="0.053702">
                <text:p>0.053702</text:p>
              </table:table-cell>
              <table:table-cell office:value-type="float" office:value="0.13327">
                <text:p>0.1332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5">
                <text:p>85</text:p>
              </table:table-cell>
              <table:table-cell office:value-type="float" office:value="0.051822">
                <text:p>0.051822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5">
                <text:p>85</text:p>
              </table:table-cell>
              <table:table-cell office:value-type="float" office:value="0.058766">
                <text:p>0.058766</text:p>
              </table:table-cell>
              <table:table-cell office:value-type="float" office:value="0.16588">
                <text:p>0.1658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5">
                <text:p>85</text:p>
              </table:table-cell>
              <table:table-cell office:value-type="float" office:value="0.046451">
                <text:p>0.046451</text:p>
              </table:table-cell>
              <table:table-cell office:value-type="float" office:value="0.14933">
                <text:p>0.149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5">
                <text:p>85</text:p>
              </table:table-cell>
              <table:table-cell office:value-type="float" office:value="0.056808">
                <text:p>0.056808</text:p>
              </table:table-cell>
              <table:table-cell office:value-type="float" office:value="0.13845">
                <text:p>0.1384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5">
                <text:p>85</text:p>
              </table:table-cell>
              <table:table-cell office:value-type="float" office:value="0.073597">
                <text:p>0.073597</text:p>
              </table:table-cell>
              <table:table-cell office:value-type="float" office:value="0.17142">
                <text:p>0.1714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5">
                <text:p>85</text:p>
              </table:table-cell>
              <table:table-cell office:value-type="float" office:value="0.062819">
                <text:p>0.062819</text:p>
              </table:table-cell>
              <table:table-cell office:value-type="float" office:value="0.14809">
                <text:p>0.1480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5">
                <text:p>85</text:p>
              </table:table-cell>
              <table:table-cell office:value-type="float" office:value="0.069074">
                <text:p>0.069074</text:p>
              </table:table-cell>
              <table:table-cell office:value-type="float" office:value="0.13898">
                <text:p>0.1389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5">
                <text:p>85</text:p>
              </table:table-cell>
              <table:table-cell office:value-type="float" office:value="0.049037">
                <text:p>0.049037</text:p>
              </table:table-cell>
              <table:table-cell office:value-type="float" office:value="0.15222">
                <text:p>0.152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5">
                <text:p>85</text:p>
              </table:table-cell>
              <table:table-cell office:value-type="float" office:value="0.044785">
                <text:p>0.044785</text:p>
              </table:table-cell>
              <table:table-cell office:value-type="float" office:value="0.13889">
                <text:p>0.1388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5">
                <text:p>85</text:p>
              </table:table-cell>
              <table:table-cell office:value-type="float" office:value="0.063175">
                <text:p>0.063175</text:p>
              </table:table-cell>
              <table:table-cell office:value-type="float" office:value="0.17839">
                <text:p>0.1783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5">
                <text:p>85</text:p>
              </table:table-cell>
              <table:table-cell office:value-type="float" office:value="0.062281">
                <text:p>0.062281</text:p>
              </table:table-cell>
              <table:table-cell office:value-type="float" office:value="0.14616">
                <text:p>0.146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5">
                <text:p>85</text:p>
              </table:table-cell>
              <table:table-cell office:value-type="float" office:value="0.062095">
                <text:p>0.062095</text:p>
              </table:table-cell>
              <table:table-cell office:value-type="float" office:value="0.15994">
                <text:p>0.1599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5">
                <text:p>85</text:p>
              </table:table-cell>
              <table:table-cell office:value-type="float" office:value="0.050562">
                <text:p>0.050562</text:p>
              </table:table-cell>
              <table:table-cell office:value-type="float" office:value="0.17188">
                <text:p>0.1718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5">
                <text:p>85</text:p>
              </table:table-cell>
              <table:table-cell office:value-type="float" office:value="0.04841">
                <text:p>0.04841</text:p>
              </table:table-cell>
              <table:table-cell office:value-type="float" office:value="0.16052">
                <text:p>0.160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5">
                <text:p>85</text:p>
              </table:table-cell>
              <table:table-cell office:value-type="float" office:value="0.074797">
                <text:p>0.074797</text:p>
              </table:table-cell>
              <table:table-cell office:value-type="float" office:value="0.18464">
                <text:p>0.1846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5">
                <text:p>85</text:p>
              </table:table-cell>
              <table:table-cell office:value-type="float" office:value="0.068226">
                <text:p>0.068226</text:p>
              </table:table-cell>
              <table:table-cell office:value-type="float" office:value="0.15396">
                <text:p>0.1539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5">
                <text:p>85</text:p>
              </table:table-cell>
              <table:table-cell office:value-type="float" office:value="0.087518">
                <text:p>0.087518</text:p>
              </table:table-cell>
              <table:table-cell office:value-type="float" office:value="0.15611">
                <text:p>0.156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5">
                <text:p>85</text:p>
              </table:table-cell>
              <table:table-cell office:value-type="float" office:value="0.051672">
                <text:p>0.051672</text:p>
              </table:table-cell>
              <table:table-cell office:value-type="float" office:value="0.15448">
                <text:p>0.1544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5">
                <text:p>85</text:p>
              </table:table-cell>
              <table:table-cell office:value-type="float" office:value="0.046147">
                <text:p>0.046147</text:p>
              </table:table-cell>
              <table:table-cell office:value-type="float" office:value="0.16129">
                <text:p>0.1612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5">
                <text:p>85</text:p>
              </table:table-cell>
              <table:table-cell office:value-type="float" office:value="0.052918">
                <text:p>0.052918</text:p>
              </table:table-cell>
              <table:table-cell office:value-type="float" office:value="0.16048">
                <text:p>0.160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5">
                <text:p>85</text:p>
              </table:table-cell>
              <table:table-cell office:value-type="float" office:value="0.05403">
                <text:p>0.05403</text:p>
              </table:table-cell>
              <table:table-cell office:value-type="float" office:value="0.15108">
                <text:p>0.1510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5">
                <text:p>85</text:p>
              </table:table-cell>
              <table:table-cell office:value-type="float" office:value="0.054455">
                <text:p>0.054455</text:p>
              </table:table-cell>
              <table:table-cell office:value-type="float" office:value="0.13887">
                <text:p>0.1388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5">
                <text:p>85</text:p>
              </table:table-cell>
              <table:table-cell office:value-type="float" office:value="0.060199">
                <text:p>0.060199</text:p>
              </table:table-cell>
              <table:table-cell office:value-type="float" office:value="0.15198">
                <text:p>0.1519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">
                <text:p>85</text:p>
              </table:table-cell>
              <table:table-cell office:value-type="float" office:value="0.045738">
                <text:p>0.045738</text:p>
              </table:table-cell>
              <table:table-cell office:value-type="float" office:value="0.16212">
                <text:p>0.162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0">
                <text:p>90</text:p>
              </table:table-cell>
              <table:table-cell office:value-type="float" office:value="0.06781">
                <text:p>0.06781</text:p>
              </table:table-cell>
              <table:table-cell office:value-type="float" office:value="0.14943">
                <text:p>0.1494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0">
                <text:p>90</text:p>
              </table:table-cell>
              <table:table-cell office:value-type="float" office:value="0.081003">
                <text:p>0.081003</text:p>
              </table:table-cell>
              <table:table-cell office:value-type="float" office:value="0.14486">
                <text:p>0.1448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0">
                <text:p>90</text:p>
              </table:table-cell>
              <table:table-cell office:value-type="float" office:value="0.070935">
                <text:p>0.070935</text:p>
              </table:table-cell>
              <table:table-cell office:value-type="float" office:value="0.17127">
                <text:p>0.1712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0">
                <text:p>90</text:p>
              </table:table-cell>
              <table:table-cell office:value-type="float" office:value="0.11012">
                <text:p>0.11012</text:p>
              </table:table-cell>
              <table:table-cell office:value-type="float" office:value="0.14656">
                <text:p>0.1465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0">
                <text:p>90</text:p>
              </table:table-cell>
              <table:table-cell office:value-type="float" office:value="0.10187">
                <text:p>0.10187</text:p>
              </table:table-cell>
              <table:table-cell office:value-type="float" office:value="0.15693">
                <text:p>0.1569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0">
                <text:p>90</text:p>
              </table:table-cell>
              <table:table-cell office:value-type="float" office:value="0.10608">
                <text:p>0.10608</text:p>
              </table:table-cell>
              <table:table-cell office:value-type="float" office:value="0.14138">
                <text:p>0.1413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0">
                <text:p>90</text:p>
              </table:table-cell>
              <table:table-cell office:value-type="float" office:value="0.076437">
                <text:p>0.076437</text:p>
              </table:table-cell>
              <table:table-cell office:value-type="float" office:value="0.15549">
                <text:p>0.1554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0">
                <text:p>90</text:p>
              </table:table-cell>
              <table:table-cell office:value-type="float" office:value="0.088715">
                <text:p>0.088715</text:p>
              </table:table-cell>
              <table:table-cell office:value-type="float" office:value="0.16448">
                <text:p>0.164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0">
                <text:p>90</text:p>
              </table:table-cell>
              <table:table-cell office:value-type="float" office:value="0.086894">
                <text:p>0.086894</text:p>
              </table:table-cell>
              <table:table-cell office:value-type="float" office:value="0.18402">
                <text:p>0.1840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0">
                <text:p>90</text:p>
              </table:table-cell>
              <table:table-cell office:value-type="float" office:value="0.06124">
                <text:p>0.06124</text:p>
              </table:table-cell>
              <table:table-cell office:value-type="float" office:value="0.16605">
                <text:p>0.1660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0">
                <text:p>90</text:p>
              </table:table-cell>
              <table:table-cell office:value-type="float" office:value="0.054179">
                <text:p>0.054179</text:p>
              </table:table-cell>
              <table:table-cell office:value-type="float" office:value="0.14388">
                <text:p>0.143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0">
                <text:p>90</text:p>
              </table:table-cell>
              <table:table-cell office:value-type="float" office:value="0.091448">
                <text:p>0.091448</text:p>
              </table:table-cell>
              <table:table-cell office:value-type="float" office:value="0.18909">
                <text:p>0.1890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0">
                <text:p>90</text:p>
              </table:table-cell>
              <table:table-cell office:value-type="float" office:value="0.060758">
                <text:p>0.060758</text:p>
              </table:table-cell>
              <table:table-cell office:value-type="float" office:value="0.1891">
                <text:p>0.189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0">
                <text:p>90</text:p>
              </table:table-cell>
              <table:table-cell office:value-type="float" office:value="0.092614">
                <text:p>0.092614</text:p>
              </table:table-cell>
              <table:table-cell office:value-type="float" office:value="0.18529">
                <text:p>0.1852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0">
                <text:p>90</text:p>
              </table:table-cell>
              <table:table-cell office:value-type="float" office:value="0.067597">
                <text:p>0.067597</text:p>
              </table:table-cell>
              <table:table-cell office:value-type="float" office:value="0.15742">
                <text:p>0.157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0">
                <text:p>90</text:p>
              </table:table-cell>
              <table:table-cell office:value-type="float" office:value="0.052813">
                <text:p>0.052813</text:p>
              </table:table-cell>
              <table:table-cell office:value-type="float" office:value="0.14506">
                <text:p>0.1450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0">
                <text:p>90</text:p>
              </table:table-cell>
              <table:table-cell office:value-type="float" office:value="0.059238">
                <text:p>0.059238</text:p>
              </table:table-cell>
              <table:table-cell office:value-type="float" office:value="0.14623">
                <text:p>0.1462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0">
                <text:p>90</text:p>
              </table:table-cell>
              <table:table-cell office:value-type="float" office:value="0.084821">
                <text:p>0.084821</text:p>
              </table:table-cell>
              <table:table-cell office:value-type="float" office:value="0.16358">
                <text:p>0.1635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0">
                <text:p>90</text:p>
              </table:table-cell>
              <table:table-cell office:value-type="float" office:value="0.051244">
                <text:p>0.051244</text:p>
              </table:table-cell>
              <table:table-cell office:value-type="float" office:value="0.19672">
                <text:p>0.1967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0">
                <text:p>90</text:p>
              </table:table-cell>
              <table:table-cell office:value-type="float" office:value="0.090995">
                <text:p>0.090995</text:p>
              </table:table-cell>
              <table:table-cell office:value-type="float" office:value="0.17133">
                <text:p>0.1713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0">
                <text:p>90</text:p>
              </table:table-cell>
              <table:table-cell office:value-type="float" office:value="0.054234">
                <text:p>0.054234</text:p>
              </table:table-cell>
              <table:table-cell office:value-type="float" office:value="0.14503">
                <text:p>0.1450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0">
                <text:p>90</text:p>
              </table:table-cell>
              <table:table-cell office:value-type="float" office:value="0.053921">
                <text:p>0.053921</text:p>
              </table:table-cell>
              <table:table-cell office:value-type="float" office:value="0.1622">
                <text:p>0.16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0">
                <text:p>90</text:p>
              </table:table-cell>
              <table:table-cell office:value-type="float" office:value="0.055493">
                <text:p>0.055493</text:p>
              </table:table-cell>
              <table:table-cell office:value-type="float" office:value="0.17579">
                <text:p>0.1757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0">
                <text:p>90</text:p>
              </table:table-cell>
              <table:table-cell office:value-type="float" office:value="0.068702">
                <text:p>0.068702</text:p>
              </table:table-cell>
              <table:table-cell office:value-type="float" office:value="0.15599">
                <text:p>0.1559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0">
                <text:p>90</text:p>
              </table:table-cell>
              <table:table-cell office:value-type="float" office:value="0.070813">
                <text:p>0.070813</text:p>
              </table:table-cell>
              <table:table-cell office:value-type="float" office:value="0.1561">
                <text:p>0.156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0">
                <text:p>90</text:p>
              </table:table-cell>
              <table:table-cell office:value-type="float" office:value="0.066472">
                <text:p>0.066472</text:p>
              </table:table-cell>
              <table:table-cell office:value-type="float" office:value="0.14735">
                <text:p>0.1473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0">
                <text:p>90</text:p>
              </table:table-cell>
              <table:table-cell office:value-type="float" office:value="0.09935">
                <text:p>0.09935</text:p>
              </table:table-cell>
              <table:table-cell office:value-type="float" office:value="0.18316">
                <text:p>0.1831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0">
                <text:p>90</text:p>
              </table:table-cell>
              <table:table-cell office:value-type="float" office:value="0.062531">
                <text:p>0.062531</text:p>
              </table:table-cell>
              <table:table-cell office:value-type="float" office:value="0.15487">
                <text:p>0.1548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0">
                <text:p>90</text:p>
              </table:table-cell>
              <table:table-cell office:value-type="float" office:value="0.060744">
                <text:p>0.060744</text:p>
              </table:table-cell>
              <table:table-cell office:value-type="float" office:value="0.13393">
                <text:p>0.1339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0">
                <text:p>90</text:p>
              </table:table-cell>
              <table:table-cell office:value-type="float" office:value="0.096473">
                <text:p>0.096473</text:p>
              </table:table-cell>
              <table:table-cell office:value-type="float" office:value="0.13211">
                <text:p>0.1321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0">
                <text:p>90</text:p>
              </table:table-cell>
              <table:table-cell office:value-type="float" office:value="0.083141">
                <text:p>0.083141</text:p>
              </table:table-cell>
              <table:table-cell office:value-type="float" office:value="0.14434">
                <text:p>0.1443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0">
                <text:p>90</text:p>
              </table:table-cell>
              <table:table-cell office:value-type="float" office:value="0.078381">
                <text:p>0.078381</text:p>
              </table:table-cell>
              <table:table-cell office:value-type="float" office:value="0.16353">
                <text:p>0.1635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0">
                <text:p>90</text:p>
              </table:table-cell>
              <table:table-cell office:value-type="float" office:value="0.075951">
                <text:p>0.075951</text:p>
              </table:table-cell>
              <table:table-cell office:value-type="float" office:value="0.16139">
                <text:p>0.1613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0">
                <text:p>90</text:p>
              </table:table-cell>
              <table:table-cell office:value-type="float" office:value="0.069">
                <text:p>0.069</text:p>
              </table:table-cell>
              <table:table-cell office:value-type="float" office:value="0.14897">
                <text:p>0.1489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0">
                <text:p>90</text:p>
              </table:table-cell>
              <table:table-cell office:value-type="float" office:value="0.075643">
                <text:p>0.075643</text:p>
              </table:table-cell>
              <table:table-cell office:value-type="float" office:value="0.16423">
                <text:p>0.1642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0">
                <text:p>90</text:p>
              </table:table-cell>
              <table:table-cell office:value-type="float" office:value="0.058913">
                <text:p>0.058913</text:p>
              </table:table-cell>
              <table:table-cell office:value-type="float" office:value="0.16723">
                <text:p>0.1672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0">
                <text:p>90</text:p>
              </table:table-cell>
              <table:table-cell office:value-type="float" office:value="0.074431">
                <text:p>0.074431</text:p>
              </table:table-cell>
              <table:table-cell office:value-type="float" office:value="0.19028">
                <text:p>0.1902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0">
                <text:p>90</text:p>
              </table:table-cell>
              <table:table-cell office:value-type="float" office:value="0.060199">
                <text:p>0.060199</text:p>
              </table:table-cell>
              <table:table-cell office:value-type="float" office:value="0.17862">
                <text:p>0.1786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0">
                <text:p>90</text:p>
              </table:table-cell>
              <table:table-cell office:value-type="float" office:value="0.066138">
                <text:p>0.066138</text:p>
              </table:table-cell>
              <table:table-cell office:value-type="float" office:value="0.18476">
                <text:p>0.184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0">
                <text:p>90</text:p>
              </table:table-cell>
              <table:table-cell office:value-type="float" office:value="0.053369">
                <text:p>0.053369</text:p>
              </table:table-cell>
              <table:table-cell office:value-type="float" office:value="0.15052">
                <text:p>0.150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">
                <text:p>90</text:p>
              </table:table-cell>
              <table:table-cell office:value-type="float" office:value="0.073394">
                <text:p>0.073394</text:p>
              </table:table-cell>
              <table:table-cell office:value-type="float" office:value="0.15261">
                <text:p>0.1526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0">
                <text:p>90</text:p>
              </table:table-cell>
              <table:table-cell office:value-type="float" office:value="0.062778">
                <text:p>0.062778</text:p>
              </table:table-cell>
              <table:table-cell office:value-type="float" office:value="0.14443">
                <text:p>0.1444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0">
                <text:p>90</text:p>
              </table:table-cell>
              <table:table-cell office:value-type="float" office:value="0.058903">
                <text:p>0.058903</text:p>
              </table:table-cell>
              <table:table-cell office:value-type="float" office:value="0.16083">
                <text:p>0.1608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0">
                <text:p>90</text:p>
              </table:table-cell>
              <table:table-cell office:value-type="float" office:value="0.10151">
                <text:p>0.10151</text:p>
              </table:table-cell>
              <table:table-cell office:value-type="float" office:value="0.17405">
                <text:p>0.1740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0">
                <text:p>90</text:p>
              </table:table-cell>
              <table:table-cell office:value-type="float" office:value="0.055066">
                <text:p>0.055066</text:p>
              </table:table-cell>
              <table:table-cell office:value-type="float" office:value="0.13716">
                <text:p>0.137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0">
                <text:p>90</text:p>
              </table:table-cell>
              <table:table-cell office:value-type="float" office:value="0.10756">
                <text:p>0.10756</text:p>
              </table:table-cell>
              <table:table-cell office:value-type="float" office:value="0.17244">
                <text:p>0.1724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0">
                <text:p>90</text:p>
              </table:table-cell>
              <table:table-cell office:value-type="float" office:value="0.065499">
                <text:p>0.065499</text:p>
              </table:table-cell>
              <table:table-cell office:value-type="float" office:value="0.15407">
                <text:p>0.1540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0">
                <text:p>90</text:p>
              </table:table-cell>
              <table:table-cell office:value-type="float" office:value="0.054621">
                <text:p>0.054621</text:p>
              </table:table-cell>
              <table:table-cell office:value-type="float" office:value="0.17229">
                <text:p>0.1722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0">
                <text:p>90</text:p>
              </table:table-cell>
              <table:table-cell office:value-type="float" office:value="0.052474">
                <text:p>0.052474</text:p>
              </table:table-cell>
              <table:table-cell office:value-type="float" office:value="0.14316">
                <text:p>0.143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">
                <text:p>90</text:p>
              </table:table-cell>
              <table:table-cell office:value-type="float" office:value="0.085916">
                <text:p>0.085916</text:p>
              </table:table-cell>
              <table:table-cell office:value-type="float" office:value="0.15259">
                <text:p>0.1525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5">
                <text:p>95</text:p>
              </table:table-cell>
              <table:table-cell office:value-type="float" office:value="0.092126">
                <text:p>0.092126</text:p>
              </table:table-cell>
              <table:table-cell office:value-type="float" office:value="0.15334">
                <text:p>0.1533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5">
                <text:p>95</text:p>
              </table:table-cell>
              <table:table-cell office:value-type="float" office:value="0.10351">
                <text:p>0.10351</text:p>
              </table:table-cell>
              <table:table-cell office:value-type="float" office:value="0.16042">
                <text:p>0.1604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5">
                <text:p>95</text:p>
              </table:table-cell>
              <table:table-cell office:value-type="float" office:value="0.081272">
                <text:p>0.081272</text:p>
              </table:table-cell>
              <table:table-cell office:value-type="float" office:value="0.15327">
                <text:p>0.1532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5">
                <text:p>95</text:p>
              </table:table-cell>
              <table:table-cell office:value-type="float" office:value="0.093001">
                <text:p>0.093001</text:p>
              </table:table-cell>
              <table:table-cell office:value-type="float" office:value="0.18126">
                <text:p>0.1812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5">
                <text:p>95</text:p>
              </table:table-cell>
              <table:table-cell office:value-type="float" office:value="0.097177">
                <text:p>0.097177</text:p>
              </table:table-cell>
              <table:table-cell office:value-type="float" office:value="0.16883">
                <text:p>0.1688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5">
                <text:p>95</text:p>
              </table:table-cell>
              <table:table-cell office:value-type="float" office:value="0.083461">
                <text:p>0.083461</text:p>
              </table:table-cell>
              <table:table-cell office:value-type="float" office:value="0.14798">
                <text:p>0.1479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5">
                <text:p>95</text:p>
              </table:table-cell>
              <table:table-cell office:value-type="float" office:value="0.088612">
                <text:p>0.088612</text:p>
              </table:table-cell>
              <table:table-cell office:value-type="float" office:value="0.14526">
                <text:p>0.1452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5">
                <text:p>95</text:p>
              </table:table-cell>
              <table:table-cell office:value-type="float" office:value="0.2335">
                <text:p>0.2335</text:p>
              </table:table-cell>
              <table:table-cell office:value-type="float" office:value="0.13713">
                <text:p>0.137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5">
                <text:p>95</text:p>
              </table:table-cell>
              <table:table-cell office:value-type="float" office:value="0.10642">
                <text:p>0.10642</text:p>
              </table:table-cell>
              <table:table-cell office:value-type="float" office:value="0.14755">
                <text:p>0.1475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5">
                <text:p>95</text:p>
              </table:table-cell>
              <table:table-cell office:value-type="float" office:value="0.099639">
                <text:p>0.099639</text:p>
              </table:table-cell>
              <table:table-cell office:value-type="float" office:value="0.1421">
                <text:p>0.142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5">
                <text:p>95</text:p>
              </table:table-cell>
              <table:table-cell office:value-type="float" office:value="0.10845">
                <text:p>0.10845</text:p>
              </table:table-cell>
              <table:table-cell office:value-type="float" office:value="0.16564">
                <text:p>0.1656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5">
                <text:p>95</text:p>
              </table:table-cell>
              <table:table-cell office:value-type="float" office:value="0.10147">
                <text:p>0.10147</text:p>
              </table:table-cell>
              <table:table-cell office:value-type="float" office:value="0.16519">
                <text:p>0.1651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5">
                <text:p>95</text:p>
              </table:table-cell>
              <table:table-cell office:value-type="float" office:value="0.093522">
                <text:p>0.093522</text:p>
              </table:table-cell>
              <table:table-cell office:value-type="float" office:value="0.16021">
                <text:p>0.1602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5">
                <text:p>95</text:p>
              </table:table-cell>
              <table:table-cell office:value-type="float" office:value="0.10852">
                <text:p>0.10852</text:p>
              </table:table-cell>
              <table:table-cell office:value-type="float" office:value="0.18906">
                <text:p>0.1890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5">
                <text:p>95</text:p>
              </table:table-cell>
              <table:table-cell office:value-type="float" office:value="0.12031">
                <text:p>0.12031</text:p>
              </table:table-cell>
              <table:table-cell office:value-type="float" office:value="0.18094">
                <text:p>0.1809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5">
                <text:p>95</text:p>
              </table:table-cell>
              <table:table-cell office:value-type="float" office:value="0.11324">
                <text:p>0.11324</text:p>
              </table:table-cell>
              <table:table-cell office:value-type="float" office:value="0.14903">
                <text:p>0.1490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5">
                <text:p>95</text:p>
              </table:table-cell>
              <table:table-cell office:value-type="float" office:value="0.095795">
                <text:p>0.095795</text:p>
              </table:table-cell>
              <table:table-cell office:value-type="float" office:value="0.16261">
                <text:p>0.1626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5">
                <text:p>95</text:p>
              </table:table-cell>
              <table:table-cell office:value-type="float" office:value="0.12493">
                <text:p>0.12493</text:p>
              </table:table-cell>
              <table:table-cell office:value-type="float" office:value="0.13841">
                <text:p>0.1384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5">
                <text:p>95</text:p>
              </table:table-cell>
              <table:table-cell office:value-type="float" office:value="0.10593">
                <text:p>0.10593</text:p>
              </table:table-cell>
              <table:table-cell office:value-type="float" office:value="0.15139">
                <text:p>0.1513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5">
                <text:p>95</text:p>
              </table:table-cell>
              <table:table-cell office:value-type="float" office:value="0.19741">
                <text:p>0.19741</text:p>
              </table:table-cell>
              <table:table-cell office:value-type="float" office:value="0.14455">
                <text:p>0.1445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5">
                <text:p>95</text:p>
              </table:table-cell>
              <table:table-cell office:value-type="float" office:value="0.10691">
                <text:p>0.10691</text:p>
              </table:table-cell>
              <table:table-cell office:value-type="float" office:value="0.13858">
                <text:p>0.138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5">
                <text:p>95</text:p>
              </table:table-cell>
              <table:table-cell office:value-type="float" office:value="0.11979">
                <text:p>0.11979</text:p>
              </table:table-cell>
              <table:table-cell office:value-type="float" office:value="0.1482">
                <text:p>0.148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5">
                <text:p>95</text:p>
              </table:table-cell>
              <table:table-cell office:value-type="float" office:value="0.0708">
                <text:p>0.0708</text:p>
              </table:table-cell>
              <table:table-cell office:value-type="float" office:value="0.15941">
                <text:p>0.1594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5">
                <text:p>95</text:p>
              </table:table-cell>
              <table:table-cell office:value-type="float" office:value="0.14914">
                <text:p>0.14914</text:p>
              </table:table-cell>
              <table:table-cell office:value-type="float" office:value="0.19199">
                <text:p>0.1919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5">
                <text:p>95</text:p>
              </table:table-cell>
              <table:table-cell office:value-type="float" office:value="0.085495">
                <text:p>0.085495</text:p>
              </table:table-cell>
              <table:table-cell office:value-type="float" office:value="0.15746">
                <text:p>0.1574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5">
                <text:p>95</text:p>
              </table:table-cell>
              <table:table-cell office:value-type="float" office:value="0.090432">
                <text:p>0.090432</text:p>
              </table:table-cell>
              <table:table-cell office:value-type="float" office:value="0.18309">
                <text:p>0.1830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5">
                <text:p>95</text:p>
              </table:table-cell>
              <table:table-cell office:value-type="float" office:value="0.076247">
                <text:p>0.076247</text:p>
              </table:table-cell>
              <table:table-cell office:value-type="float" office:value="0.13854">
                <text:p>0.1385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5">
                <text:p>95</text:p>
              </table:table-cell>
              <table:table-cell office:value-type="float" office:value="0.087656">
                <text:p>0.087656</text:p>
              </table:table-cell>
              <table:table-cell office:value-type="float" office:value="0.1739">
                <text:p>0.173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5">
                <text:p>95</text:p>
              </table:table-cell>
              <table:table-cell office:value-type="float" office:value="0.1375">
                <text:p>0.1375</text:p>
              </table:table-cell>
              <table:table-cell office:value-type="float" office:value="0.13243">
                <text:p>0.1324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5">
                <text:p>95</text:p>
              </table:table-cell>
              <table:table-cell office:value-type="float" office:value="0.11473">
                <text:p>0.11473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5">
                <text:p>95</text:p>
              </table:table-cell>
              <table:table-cell office:value-type="float" office:value="0.092235">
                <text:p>0.092235</text:p>
              </table:table-cell>
              <table:table-cell office:value-type="float" office:value="0.16546">
                <text:p>0.165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5">
                <text:p>95</text:p>
              </table:table-cell>
              <table:table-cell office:value-type="float" office:value="0.079762">
                <text:p>0.079762</text:p>
              </table:table-cell>
              <table:table-cell office:value-type="float" office:value="0.18048">
                <text:p>0.1804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5">
                <text:p>95</text:p>
              </table:table-cell>
              <table:table-cell office:value-type="float" office:value="0.12028">
                <text:p>0.12028</text:p>
              </table:table-cell>
              <table:table-cell office:value-type="float" office:value="0.14833">
                <text:p>0.1483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5">
                <text:p>95</text:p>
              </table:table-cell>
              <table:table-cell office:value-type="float" office:value="0.10718">
                <text:p>0.10718</text:p>
              </table:table-cell>
              <table:table-cell office:value-type="float" office:value="0.15341">
                <text:p>0.1534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5">
                <text:p>95</text:p>
              </table:table-cell>
              <table:table-cell office:value-type="float" office:value="0.07894">
                <text:p>0.07894</text:p>
              </table:table-cell>
              <table:table-cell office:value-type="float" office:value="0.1633">
                <text:p>0.163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5">
                <text:p>95</text:p>
              </table:table-cell>
              <table:table-cell office:value-type="float" office:value="0.068973">
                <text:p>0.068973</text:p>
              </table:table-cell>
              <table:table-cell office:value-type="float" office:value="0.15057">
                <text:p>0.1505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5">
                <text:p>95</text:p>
              </table:table-cell>
              <table:table-cell office:value-type="float" office:value="0.083847">
                <text:p>0.083847</text:p>
              </table:table-cell>
              <table:table-cell office:value-type="float" office:value="0.15759">
                <text:p>0.1575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5">
                <text:p>95</text:p>
              </table:table-cell>
              <table:table-cell office:value-type="float" office:value="0.084368">
                <text:p>0.084368</text:p>
              </table:table-cell>
              <table:table-cell office:value-type="float" office:value="0.1658">
                <text:p>0.165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5">
                <text:p>95</text:p>
              </table:table-cell>
              <table:table-cell office:value-type="float" office:value="0.06869">
                <text:p>0.06869</text:p>
              </table:table-cell>
              <table:table-cell office:value-type="float" office:value="0.18163">
                <text:p>0.1816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5">
                <text:p>95</text:p>
              </table:table-cell>
              <table:table-cell office:value-type="float" office:value="0.13733">
                <text:p>0.13733</text:p>
              </table:table-cell>
              <table:table-cell office:value-type="float" office:value="0.16113">
                <text:p>0.1611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5">
                <text:p>95</text:p>
              </table:table-cell>
              <table:table-cell office:value-type="float" office:value="0.10741">
                <text:p>0.10741</text:p>
              </table:table-cell>
              <table:table-cell office:value-type="float" office:value="0.13982">
                <text:p>0.139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5">
                <text:p>95</text:p>
              </table:table-cell>
              <table:table-cell office:value-type="float" office:value="0.080547">
                <text:p>0.080547</text:p>
              </table:table-cell>
              <table:table-cell office:value-type="float" office:value="0.15977">
                <text:p>0.1597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5">
                <text:p>95</text:p>
              </table:table-cell>
              <table:table-cell office:value-type="float" office:value="0.074163">
                <text:p>0.074163</text:p>
              </table:table-cell>
              <table:table-cell office:value-type="float" office:value="0.19842">
                <text:p>0.1984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5">
                <text:p>95</text:p>
              </table:table-cell>
              <table:table-cell office:value-type="float" office:value="0.093167">
                <text:p>0.093167</text:p>
              </table:table-cell>
              <table:table-cell office:value-type="float" office:value="0.15608">
                <text:p>0.1560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5">
                <text:p>95</text:p>
              </table:table-cell>
              <table:table-cell office:value-type="float" office:value="0.16275">
                <text:p>0.16275</text:p>
              </table:table-cell>
              <table:table-cell office:value-type="float" office:value="0.15785">
                <text:p>0.1578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5">
                <text:p>95</text:p>
              </table:table-cell>
              <table:table-cell office:value-type="float" office:value="0.090632">
                <text:p>0.090632</text:p>
              </table:table-cell>
              <table:table-cell office:value-type="float" office:value="0.17979">
                <text:p>0.1797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5">
                <text:p>95</text:p>
              </table:table-cell>
              <table:table-cell office:value-type="float" office:value="0.088685">
                <text:p>0.088685</text:p>
              </table:table-cell>
              <table:table-cell office:value-type="float" office:value="0.16674">
                <text:p>0.166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5">
                <text:p>95</text:p>
              </table:table-cell>
              <table:table-cell office:value-type="float" office:value="0.072083">
                <text:p>0.072083</text:p>
              </table:table-cell>
              <table:table-cell office:value-type="float" office:value="0.16742">
                <text:p>0.1674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5">
                <text:p>95</text:p>
              </table:table-cell>
              <table:table-cell office:value-type="float" office:value="0.12288">
                <text:p>0.12288</text:p>
              </table:table-cell>
              <table:table-cell office:value-type="float" office:value="0.14742">
                <text:p>0.1474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">
                <text:p>95</text:p>
              </table:table-cell>
              <table:table-cell office:value-type="float" office:value="0.087547">
                <text:p>0.087547</text:p>
              </table:table-cell>
              <table:table-cell office:value-type="float" office:value="0.13534">
                <text:p>0.135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1cm" svg:height="15.546cm" xlink:href="." xlink:type="simple" chart:class="chart:scatter" chart:style-name="ch1">
        <chart:title svg:x="8.419cm" svg:y="0.446cm" chart:style-name="ch2">
          <text:p>Erasure Set Size vs Error</text:p>
        </chart:title>
        <chart:subtitle svg:x="9.04cm" svg:y="1.535cm" chart:style-name="ch3">
          <text:p>N = 1000, m = n = 100</text:p>
        </chart:subtitle>
        <chart:legend chart:legend-position="end" svg:x="16.91cm" svg:y="7.225cm" style:legend-expansion="high" chart:style-name="ch4"/>
        <chart:plot-area chart:style-name="ch5" chart:data-source-has-labels="both" svg:x="1.453cm" svg:y="2.528cm" svg:width="15.015cm" svg:height="11.727cm">
          <chartooo:coordinate-region svg:x="2.365cm" svg:y="2.727cm" svg:width="13.823cm" svg:height="10.881cm"/>
          <chart:axis chart:dimension="x" chart:name="primary-x" chart:style-name="ch6" chartooo:axis-type="auto">
            <chart:title svg:x="7.699cm" svg:y="14.565cm" chart:style-name="ch7">
              <text:p>Erasure Set Size</text:p>
            </chart:title>
            <chart:categories table:cell-range-address="local-table.$A$2:.$A$951"/>
          </chart:axis>
          <chart:axis chart:dimension="y" chart:name="primary-y" chart:style-name="ch6">
            <chart:title svg:x="0.451cm" svg:y="8.805cm" chart:style-name="ch8">
              <text:p>Error</text:p>
            </chart:title>
            <chart:grid chart:style-name="ch9" chart:class="major"/>
          </chart:axis>
          <chart:series chart:style-name="ch10" chart:values-cell-range-address="local-table.$C$2:.$C$951" chart:label-cell-address="local-table.$C$1" chart:class="chart:scatter">
            <chart:domain table:cell-range-address="local-table.$B$2:.$B$951"/>
            <chart:data-point chart:repeated="950"/>
          </chart:series>
          <chart:series chart:style-name="ch11" chart:values-cell-range-address="local-table.$D$2:.$D$951" chart:label-cell-address="local-table.$D$1" chart:class="chart:scatter">
            <chart:data-point chart:repeated="9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construction Error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Reconstruction Error</text:p>
                  </text:list-item>
                </text:list>
              </table:table-cell>
              <table:table-cell office:value-type="string">
                <text:p>Partial Reconstruction Error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artial Reconstruction Erro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024706">
                <text:p>0.024706</text:p>
              </table:table-cell>
              <table:table-cell office:value-type="float" office:value="0.041471">
                <text:p>0.0414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21096">
                <text:p>0.021096</text:p>
              </table:table-cell>
              <table:table-cell office:value-type="float" office:value="0.048616">
                <text:p>0.048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23773">
                <text:p>0.023773</text:p>
              </table:table-cell>
              <table:table-cell office:value-type="float" office:value="0.035782">
                <text:p>0.035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22207">
                <text:p>0.022207</text:p>
              </table:table-cell>
              <table:table-cell office:value-type="float" office:value="0.043434">
                <text:p>0.043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1406">
                <text:p>0.021406</text:p>
              </table:table-cell>
              <table:table-cell office:value-type="float" office:value="0.032119">
                <text:p>0.032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3334">
                <text:p>0.023334</text:p>
              </table:table-cell>
              <table:table-cell office:value-type="float" office:value="0.032305">
                <text:p>0.032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24494">
                <text:p>0.024494</text:p>
              </table:table-cell>
              <table:table-cell office:value-type="float" office:value="0.046824">
                <text:p>0.046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22151">
                <text:p>0.022151</text:p>
              </table:table-cell>
              <table:table-cell office:value-type="float" office:value="0.030783">
                <text:p>0.0307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20734">
                <text:p>0.020734</text:p>
              </table:table-cell>
              <table:table-cell office:value-type="float" office:value="0.021542">
                <text:p>0.0215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2146">
                <text:p>0.02146</text:p>
              </table:table-cell>
              <table:table-cell office:value-type="float" office:value="0.029597">
                <text:p>0.029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023821">
                <text:p>0.023821</text:p>
              </table:table-cell>
              <table:table-cell office:value-type="float" office:value="0.043262">
                <text:p>0.043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.025045">
                <text:p>0.025045</text:p>
              </table:table-cell>
              <table:table-cell office:value-type="float" office:value="0.03743">
                <text:p>0.037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025116">
                <text:p>0.025116</text:p>
              </table:table-cell>
              <table:table-cell office:value-type="float" office:value="0.034593">
                <text:p>0.0345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021767">
                <text:p>0.021767</text:p>
              </table:table-cell>
              <table:table-cell office:value-type="float" office:value="0.029052">
                <text:p>0.029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025249">
                <text:p>0.025249</text:p>
              </table:table-cell>
              <table:table-cell office:value-type="float" office:value="0.031411">
                <text:p>0.031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022918">
                <text:p>0.022918</text:p>
              </table:table-cell>
              <table:table-cell office:value-type="float" office:value="0.038249">
                <text:p>0.038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.023123">
                <text:p>0.023123</text:p>
              </table:table-cell>
              <table:table-cell office:value-type="float" office:value="0.045523">
                <text:p>0.0455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0.02244">
                <text:p>0.02244</text:p>
              </table:table-cell>
              <table:table-cell office:value-type="float" office:value="0.041473">
                <text:p>0.0414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022402">
                <text:p>0.022402</text:p>
              </table:table-cell>
              <table:table-cell office:value-type="float" office:value="0.039014">
                <text:p>0.039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020341">
                <text:p>0.020341</text:p>
              </table:table-cell>
              <table:table-cell office:value-type="float" office:value="0.032644">
                <text:p>0.032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021795">
                <text:p>0.021795</text:p>
              </table:table-cell>
              <table:table-cell office:value-type="float" office:value="0.028466">
                <text:p>0.0284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.024257">
                <text:p>0.024257</text:p>
              </table:table-cell>
              <table:table-cell office:value-type="float" office:value="0.034361">
                <text:p>0.0343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0.023963">
                <text:p>0.023963</text:p>
              </table:table-cell>
              <table:table-cell office:value-type="float" office:value="0.044902">
                <text:p>0.044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0.024895">
                <text:p>0.024895</text:p>
              </table:table-cell>
              <table:table-cell office:value-type="float" office:value="0.045222">
                <text:p>0.045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021506">
                <text:p>0.021506</text:p>
              </table:table-cell>
              <table:table-cell office:value-type="float" office:value="0.029055">
                <text:p>0.029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022321">
                <text:p>0.022321</text:p>
              </table:table-cell>
              <table:table-cell office:value-type="float" office:value="0.02572">
                <text:p>0.02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0.021997">
                <text:p>0.021997</text:p>
              </table:table-cell>
              <table:table-cell office:value-type="float" office:value="0.049107">
                <text:p>0.049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0.023136">
                <text:p>0.023136</text:p>
              </table:table-cell>
              <table:table-cell office:value-type="float" office:value="0.05076">
                <text:p>0.05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024333">
                <text:p>0.024333</text:p>
              </table:table-cell>
              <table:table-cell office:value-type="float" office:value="0.029898">
                <text:p>0.029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.022144">
                <text:p>0.022144</text:p>
              </table:table-cell>
              <table:table-cell office:value-type="float" office:value="0.045695">
                <text:p>0.0456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0.02486">
                <text:p>0.02486</text:p>
              </table:table-cell>
              <table:table-cell office:value-type="float" office:value="0.045308">
                <text:p>0.0453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.021664">
                <text:p>0.021664</text:p>
              </table:table-cell>
              <table:table-cell office:value-type="float" office:value="0.033253">
                <text:p>0.0332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0.021497">
                <text:p>0.021497</text:p>
              </table:table-cell>
              <table:table-cell office:value-type="float" office:value="0.035439">
                <text:p>0.0354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024141">
                <text:p>0.024141</text:p>
              </table:table-cell>
              <table:table-cell office:value-type="float" office:value="0.044839">
                <text:p>0.0448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.024522">
                <text:p>0.024522</text:p>
              </table:table-cell>
              <table:table-cell office:value-type="float" office:value="0.026349">
                <text:p>0.0263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0.021864">
                <text:p>0.021864</text:p>
              </table:table-cell>
              <table:table-cell office:value-type="float" office:value="0.031148">
                <text:p>0.031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022281">
                <text:p>0.022281</text:p>
              </table:table-cell>
              <table:table-cell office:value-type="float" office:value="0.043234">
                <text:p>0.0432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023183">
                <text:p>0.023183</text:p>
              </table:table-cell>
              <table:table-cell office:value-type="float" office:value="0.041364">
                <text:p>0.0413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0.024648">
                <text:p>0.024648</text:p>
              </table:table-cell>
              <table:table-cell office:value-type="float" office:value="0.034534">
                <text:p>0.0345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.023894">
                <text:p>0.023894</text:p>
              </table:table-cell>
              <table:table-cell office:value-type="float" office:value="0.033276">
                <text:p>0.0332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0.023694">
                <text:p>0.023694</text:p>
              </table:table-cell>
              <table:table-cell office:value-type="float" office:value="0.032509">
                <text:p>0.0325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0.021727">
                <text:p>0.021727</text:p>
              </table:table-cell>
              <table:table-cell office:value-type="float" office:value="0.036976">
                <text:p>0.036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.022732">
                <text:p>0.022732</text:p>
              </table:table-cell>
              <table:table-cell office:value-type="float" office:value="0.03527">
                <text:p>0.035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025528">
                <text:p>0.025528</text:p>
              </table:table-cell>
              <table:table-cell office:value-type="float" office:value="0.027449">
                <text:p>0.0274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.023206">
                <text:p>0.023206</text:p>
              </table:table-cell>
              <table:table-cell office:value-type="float" office:value="0.038398">
                <text:p>0.0383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.025161">
                <text:p>0.025161</text:p>
              </table:table-cell>
              <table:table-cell office:value-type="float" office:value="0.052336">
                <text:p>0.052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0.020871">
                <text:p>0.020871</text:p>
              </table:table-cell>
              <table:table-cell office:value-type="float" office:value="0.046067">
                <text:p>0.0460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0.022527">
                <text:p>0.022527</text:p>
              </table:table-cell>
              <table:table-cell office:value-type="float" office:value="0.031121">
                <text:p>0.0311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0.021646">
                <text:p>0.021646</text:p>
              </table:table-cell>
              <table:table-cell office:value-type="float" office:value="0.035278">
                <text:p>0.0352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022061">
                <text:p>0.022061</text:p>
              </table:table-cell>
              <table:table-cell office:value-type="float" office:value="0.027144">
                <text:p>0.027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0.023014">
                <text:p>0.023014</text:p>
              </table:table-cell>
              <table:table-cell office:value-type="float" office:value="0.056511">
                <text:p>0.0565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0.023514">
                <text:p>0.023514</text:p>
              </table:table-cell>
              <table:table-cell office:value-type="float" office:value="0.051344">
                <text:p>0.0513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0.024764">
                <text:p>0.024764</text:p>
              </table:table-cell>
              <table:table-cell office:value-type="float" office:value="0.041385">
                <text:p>0.0413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0.024346">
                <text:p>0.024346</text:p>
              </table:table-cell>
              <table:table-cell office:value-type="float" office:value="0.05041">
                <text:p>0.050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0.026677">
                <text:p>0.026677</text:p>
              </table:table-cell>
              <table:table-cell office:value-type="float" office:value="0.058619">
                <text:p>0.0586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0.023225">
                <text:p>0.023225</text:p>
              </table:table-cell>
              <table:table-cell office:value-type="float" office:value="0.048473">
                <text:p>0.0484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0.021368">
                <text:p>0.021368</text:p>
              </table:table-cell>
              <table:table-cell office:value-type="float" office:value="0.041324">
                <text:p>0.041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0.02056">
                <text:p>0.02056</text:p>
              </table:table-cell>
              <table:table-cell office:value-type="float" office:value="0.054968">
                <text:p>0.0549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0.024972">
                <text:p>0.024972</text:p>
              </table:table-cell>
              <table:table-cell office:value-type="float" office:value="0.044141">
                <text:p>0.0441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0.021852">
                <text:p>0.021852</text:p>
              </table:table-cell>
              <table:table-cell office:value-type="float" office:value="0.045732">
                <text:p>0.0457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0.02577">
                <text:p>0.02577</text:p>
              </table:table-cell>
              <table:table-cell office:value-type="float" office:value="0.050916">
                <text:p>0.0509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0.025935">
                <text:p>0.025935</text:p>
              </table:table-cell>
              <table:table-cell office:value-type="float" office:value="0.067802">
                <text:p>0.0678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  <table:table-cell office:value-type="float" office:value="0.025021">
                <text:p>0.025021</text:p>
              </table:table-cell>
              <table:table-cell office:value-type="float" office:value="0.072801">
                <text:p>0.0728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0.021761">
                <text:p>0.021761</text:p>
              </table:table-cell>
              <table:table-cell office:value-type="float" office:value="0.052968">
                <text:p>0.0529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0.023201">
                <text:p>0.023201</text:p>
              </table:table-cell>
              <table:table-cell office:value-type="float" office:value="0.051063">
                <text:p>0.051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0.02373">
                <text:p>0.02373</text:p>
              </table:table-cell>
              <table:table-cell office:value-type="float" office:value="0.044819">
                <text:p>0.0448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0.021767">
                <text:p>0.021767</text:p>
              </table:table-cell>
              <table:table-cell office:value-type="float" office:value="0.042542">
                <text:p>0.0425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0.023635">
                <text:p>0.023635</text:p>
              </table:table-cell>
              <table:table-cell office:value-type="float" office:value="0.041673">
                <text:p>0.0416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0.025195">
                <text:p>0.025195</text:p>
              </table:table-cell>
              <table:table-cell office:value-type="float" office:value="0.054162">
                <text:p>0.0541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0.021928">
                <text:p>0.021928</text:p>
              </table:table-cell>
              <table:table-cell office:value-type="float" office:value="0.043591">
                <text:p>0.043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024885">
                <text:p>0.024885</text:p>
              </table:table-cell>
              <table:table-cell office:value-type="float" office:value="0.049487">
                <text:p>0.0494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22016">
                <text:p>0.022016</text:p>
              </table:table-cell>
              <table:table-cell office:value-type="float" office:value="0.061857">
                <text:p>0.0618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0.019977">
                <text:p>0.019977</text:p>
              </table:table-cell>
              <table:table-cell office:value-type="float" office:value="0.048536">
                <text:p>0.048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0.021162">
                <text:p>0.021162</text:p>
              </table:table-cell>
              <table:table-cell office:value-type="float" office:value="0.044535">
                <text:p>0.044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0249">
                <text:p>0.0249</text:p>
              </table:table-cell>
              <table:table-cell office:value-type="float" office:value="0.04382">
                <text:p>0.043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0.023339">
                <text:p>0.023339</text:p>
              </table:table-cell>
              <table:table-cell office:value-type="float" office:value="0.077899">
                <text:p>0.0778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0.023569">
                <text:p>0.023569</text:p>
              </table:table-cell>
              <table:table-cell office:value-type="float" office:value="0.055715">
                <text:p>0.0557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0.023307">
                <text:p>0.023307</text:p>
              </table:table-cell>
              <table:table-cell office:value-type="float" office:value="0.047472">
                <text:p>0.0474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0.022938">
                <text:p>0.022938</text:p>
              </table:table-cell>
              <table:table-cell office:value-type="float" office:value="0.033532">
                <text:p>0.0335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.024792">
                <text:p>0.024792</text:p>
              </table:table-cell>
              <table:table-cell office:value-type="float" office:value="0.031651">
                <text:p>0.0316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0.025646">
                <text:p>0.025646</text:p>
              </table:table-cell>
              <table:table-cell office:value-type="float" office:value="0.039411">
                <text:p>0.0394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0.023941">
                <text:p>0.023941</text:p>
              </table:table-cell>
              <table:table-cell office:value-type="float" office:value="0.061019">
                <text:p>0.061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0.021014">
                <text:p>0.021014</text:p>
              </table:table-cell>
              <table:table-cell office:value-type="float" office:value="0.050936">
                <text:p>0.0509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0.021868">
                <text:p>0.021868</text:p>
              </table:table-cell>
              <table:table-cell office:value-type="float" office:value="0.071893">
                <text:p>0.0718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0.023593">
                <text:p>0.023593</text:p>
              </table:table-cell>
              <table:table-cell office:value-type="float" office:value="0.053668">
                <text:p>0.0536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0.022668">
                <text:p>0.022668</text:p>
              </table:table-cell>
              <table:table-cell office:value-type="float" office:value="0.058002">
                <text:p>0.058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0.025178">
                <text:p>0.025178</text:p>
              </table:table-cell>
              <table:table-cell office:value-type="float" office:value="0.049148">
                <text:p>0.0491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  <table:table-cell office:value-type="float" office:value="0.021553">
                <text:p>0.021553</text:p>
              </table:table-cell>
              <table:table-cell office:value-type="float" office:value="0.046421">
                <text:p>0.0464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">
                <text:p>10</text:p>
              </table:table-cell>
              <table:table-cell office:value-type="float" office:value="0.024649">
                <text:p>0.024649</text:p>
              </table:table-cell>
              <table:table-cell office:value-type="float" office:value="0.05145">
                <text:p>0.05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0.024866">
                <text:p>0.024866</text:p>
              </table:table-cell>
              <table:table-cell office:value-type="float" office:value="0.047153">
                <text:p>0.0471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0.021236">
                <text:p>0.021236</text:p>
              </table:table-cell>
              <table:table-cell office:value-type="float" office:value="0.041485">
                <text:p>0.0414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0.025854">
                <text:p>0.025854</text:p>
              </table:table-cell>
              <table:table-cell office:value-type="float" office:value="0.035506">
                <text:p>0.0355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0.024799">
                <text:p>0.024799</text:p>
              </table:table-cell>
              <table:table-cell office:value-type="float" office:value="0.034212">
                <text:p>0.0342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0.025058">
                <text:p>0.025058</text:p>
              </table:table-cell>
              <table:table-cell office:value-type="float" office:value="0.054211">
                <text:p>0.0542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0.020638">
                <text:p>0.020638</text:p>
              </table:table-cell>
              <table:table-cell office:value-type="float" office:value="0.034007">
                <text:p>0.0340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0.02534">
                <text:p>0.02534</text:p>
              </table:table-cell>
              <table:table-cell office:value-type="float" office:value="0.053103">
                <text:p>0.0531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0.025477">
                <text:p>0.025477</text:p>
              </table:table-cell>
              <table:table-cell office:value-type="float" office:value="0.038938">
                <text:p>0.0389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.022863">
                <text:p>0.022863</text:p>
              </table:table-cell>
              <table:table-cell office:value-type="float" office:value="0.050835">
                <text:p>0.0508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0.021837">
                <text:p>0.021837</text:p>
              </table:table-cell>
              <table:table-cell office:value-type="float" office:value="0.045377">
                <text:p>0.0453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.021199">
                <text:p>0.021199</text:p>
              </table:table-cell>
              <table:table-cell office:value-type="float" office:value="0.040342">
                <text:p>0.0403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">
                <text:p>15</text:p>
              </table:table-cell>
              <table:table-cell office:value-type="float" office:value="0.025197">
                <text:p>0.025197</text:p>
              </table:table-cell>
              <table:table-cell office:value-type="float" office:value="0.048747">
                <text:p>0.0487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">
                <text:p>15</text:p>
              </table:table-cell>
              <table:table-cell office:value-type="float" office:value="0.024018">
                <text:p>0.024018</text:p>
              </table:table-cell>
              <table:table-cell office:value-type="float" office:value="0.036462">
                <text:p>0.0364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">
                <text:p>15</text:p>
              </table:table-cell>
              <table:table-cell office:value-type="float" office:value="0.025771">
                <text:p>0.025771</text:p>
              </table:table-cell>
              <table:table-cell office:value-type="float" office:value="0.046305">
                <text:p>0.0463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">
                <text:p>15</text:p>
              </table:table-cell>
              <table:table-cell office:value-type="float" office:value="0.025919">
                <text:p>0.025919</text:p>
              </table:table-cell>
              <table:table-cell office:value-type="float" office:value="0.060463">
                <text:p>0.0604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">
                <text:p>15</text:p>
              </table:table-cell>
              <table:table-cell office:value-type="float" office:value="0.022709">
                <text:p>0.022709</text:p>
              </table:table-cell>
              <table:table-cell office:value-type="float" office:value="0.049796">
                <text:p>0.0497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">
                <text:p>15</text:p>
              </table:table-cell>
              <table:table-cell office:value-type="float" office:value="0.0257">
                <text:p>0.0257</text:p>
              </table:table-cell>
              <table:table-cell office:value-type="float" office:value="0.06521">
                <text:p>0.065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">
                <text:p>15</text:p>
              </table:table-cell>
              <table:table-cell office:value-type="float" office:value="0.02682">
                <text:p>0.02682</text:p>
              </table:table-cell>
              <table:table-cell office:value-type="float" office:value="0.058219">
                <text:p>0.0582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">
                <text:p>15</text:p>
              </table:table-cell>
              <table:table-cell office:value-type="float" office:value="0.023542">
                <text:p>0.023542</text:p>
              </table:table-cell>
              <table:table-cell office:value-type="float" office:value="0.058401">
                <text:p>0.0584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  <table:table-cell office:value-type="float" office:value="0.023781">
                <text:p>0.023781</text:p>
              </table:table-cell>
              <table:table-cell office:value-type="float" office:value="0.067194">
                <text:p>0.0671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">
                <text:p>15</text:p>
              </table:table-cell>
              <table:table-cell office:value-type="float" office:value="0.023009">
                <text:p>0.023009</text:p>
              </table:table-cell>
              <table:table-cell office:value-type="float" office:value="0.045137">
                <text:p>0.0451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">
                <text:p>15</text:p>
              </table:table-cell>
              <table:table-cell office:value-type="float" office:value="0.021105">
                <text:p>0.021105</text:p>
              </table:table-cell>
              <table:table-cell office:value-type="float" office:value="0.042881">
                <text:p>0.0428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">
                <text:p>15</text:p>
              </table:table-cell>
              <table:table-cell office:value-type="float" office:value="0.028025">
                <text:p>0.028025</text:p>
              </table:table-cell>
              <table:table-cell office:value-type="float" office:value="0.064856">
                <text:p>0.0648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">
                <text:p>15</text:p>
              </table:table-cell>
              <table:table-cell office:value-type="float" office:value="0.024661">
                <text:p>0.024661</text:p>
              </table:table-cell>
              <table:table-cell office:value-type="float" office:value="0.06104">
                <text:p>0.061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">
                <text:p>15</text:p>
              </table:table-cell>
              <table:table-cell office:value-type="float" office:value="0.023959">
                <text:p>0.023959</text:p>
              </table:table-cell>
              <table:table-cell office:value-type="float" office:value="0.056623">
                <text:p>0.0566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">
                <text:p>15</text:p>
              </table:table-cell>
              <table:table-cell office:value-type="float" office:value="0.024543">
                <text:p>0.024543</text:p>
              </table:table-cell>
              <table:table-cell office:value-type="float" office:value="0.062614">
                <text:p>0.0626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023117">
                <text:p>0.023117</text:p>
              </table:table-cell>
              <table:table-cell office:value-type="float" office:value="0.077117">
                <text:p>0.0771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  <table:table-cell office:value-type="float" office:value="0.022675">
                <text:p>0.022675</text:p>
              </table:table-cell>
              <table:table-cell office:value-type="float" office:value="0.067106">
                <text:p>0.0671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0.020961">
                <text:p>0.020961</text:p>
              </table:table-cell>
              <table:table-cell office:value-type="float" office:value="0.062974">
                <text:p>0.0629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">
                <text:p>15</text:p>
              </table:table-cell>
              <table:table-cell office:value-type="float" office:value="0.024283">
                <text:p>0.024283</text:p>
              </table:table-cell>
              <table:table-cell office:value-type="float" office:value="0.060182">
                <text:p>0.0601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0.02679">
                <text:p>0.02679</text:p>
              </table:table-cell>
              <table:table-cell office:value-type="float" office:value="0.060715">
                <text:p>0.0607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0.023811">
                <text:p>0.023811</text:p>
              </table:table-cell>
              <table:table-cell office:value-type="float" office:value="0.060899">
                <text:p>0.0608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">
                <text:p>15</text:p>
              </table:table-cell>
              <table:table-cell office:value-type="float" office:value="0.022793">
                <text:p>0.022793</text:p>
              </table:table-cell>
              <table:table-cell office:value-type="float" office:value="0.062246">
                <text:p>0.0622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">
                <text:p>15</text:p>
              </table:table-cell>
              <table:table-cell office:value-type="float" office:value="0.024207">
                <text:p>0.024207</text:p>
              </table:table-cell>
              <table:table-cell office:value-type="float" office:value="0.048206">
                <text:p>0.0482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">
                <text:p>15</text:p>
              </table:table-cell>
              <table:table-cell office:value-type="float" office:value="0.024872">
                <text:p>0.024872</text:p>
              </table:table-cell>
              <table:table-cell office:value-type="float" office:value="0.039357">
                <text:p>0.0393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">
                <text:p>15</text:p>
              </table:table-cell>
              <table:table-cell office:value-type="float" office:value="0.024241">
                <text:p>0.024241</text:p>
              </table:table-cell>
              <table:table-cell office:value-type="float" office:value="0.070669">
                <text:p>0.0706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">
                <text:p>15</text:p>
              </table:table-cell>
              <table:table-cell office:value-type="float" office:value="0.023464">
                <text:p>0.023464</text:p>
              </table:table-cell>
              <table:table-cell office:value-type="float" office:value="0.05354">
                <text:p>0.053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">
                <text:p>15</text:p>
              </table:table-cell>
              <table:table-cell office:value-type="float" office:value="0.022505">
                <text:p>0.022505</text:p>
              </table:table-cell>
              <table:table-cell office:value-type="float" office:value="0.051003">
                <text:p>0.0510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">
                <text:p>15</text:p>
              </table:table-cell>
              <table:table-cell office:value-type="float" office:value="0.023048">
                <text:p>0.023048</text:p>
              </table:table-cell>
              <table:table-cell office:value-type="float" office:value="0.064293">
                <text:p>0.0642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">
                <text:p>15</text:p>
              </table:table-cell>
              <table:table-cell office:value-type="float" office:value="0.026184">
                <text:p>0.026184</text:p>
              </table:table-cell>
              <table:table-cell office:value-type="float" office:value="0.050546">
                <text:p>0.0505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">
                <text:p>15</text:p>
              </table:table-cell>
              <table:table-cell office:value-type="float" office:value="0.025952">
                <text:p>0.025952</text:p>
              </table:table-cell>
              <table:table-cell office:value-type="float" office:value="0.058764">
                <text:p>0.0587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">
                <text:p>15</text:p>
              </table:table-cell>
              <table:table-cell office:value-type="float" office:value="0.023313">
                <text:p>0.023313</text:p>
              </table:table-cell>
              <table:table-cell office:value-type="float" office:value="0.054392">
                <text:p>0.0543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">
                <text:p>15</text:p>
              </table:table-cell>
              <table:table-cell office:value-type="float" office:value="0.024482">
                <text:p>0.024482</text:p>
              </table:table-cell>
              <table:table-cell office:value-type="float" office:value="0.054363">
                <text:p>0.0543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">
                <text:p>15</text:p>
              </table:table-cell>
              <table:table-cell office:value-type="float" office:value="0.024779">
                <text:p>0.024779</text:p>
              </table:table-cell>
              <table:table-cell office:value-type="float" office:value="0.068346">
                <text:p>0.0683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">
                <text:p>15</text:p>
              </table:table-cell>
              <table:table-cell office:value-type="float" office:value="0.023432">
                <text:p>0.023432</text:p>
              </table:table-cell>
              <table:table-cell office:value-type="float" office:value="0.063535">
                <text:p>0.0635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">
                <text:p>15</text:p>
              </table:table-cell>
              <table:table-cell office:value-type="float" office:value="0.023731">
                <text:p>0.023731</text:p>
              </table:table-cell>
              <table:table-cell office:value-type="float" office:value="0.060114">
                <text:p>0.0601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">
                <text:p>15</text:p>
              </table:table-cell>
              <table:table-cell office:value-type="float" office:value="0.02384">
                <text:p>0.02384</text:p>
              </table:table-cell>
              <table:table-cell office:value-type="float" office:value="0.049565">
                <text:p>0.0495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">
                <text:p>15</text:p>
              </table:table-cell>
              <table:table-cell office:value-type="float" office:value="0.022672">
                <text:p>0.022672</text:p>
              </table:table-cell>
              <table:table-cell office:value-type="float" office:value="0.068619">
                <text:p>0.0686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">
                <text:p>15</text:p>
              </table:table-cell>
              <table:table-cell office:value-type="float" office:value="0.023853">
                <text:p>0.023853</text:p>
              </table:table-cell>
              <table:table-cell office:value-type="float" office:value="0.047806">
                <text:p>0.0478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">
                <text:p>15</text:p>
              </table:table-cell>
              <table:table-cell office:value-type="float" office:value="0.021651">
                <text:p>0.021651</text:p>
              </table:table-cell>
              <table:table-cell office:value-type="float" office:value="0.065338">
                <text:p>0.0653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">
                <text:p>15</text:p>
              </table:table-cell>
              <table:table-cell office:value-type="float" office:value="0.023661">
                <text:p>0.023661</text:p>
              </table:table-cell>
              <table:table-cell office:value-type="float" office:value="0.077004">
                <text:p>0.0770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">
                <text:p>15</text:p>
              </table:table-cell>
              <table:table-cell office:value-type="float" office:value="0.02245">
                <text:p>0.02245</text:p>
              </table:table-cell>
              <table:table-cell office:value-type="float" office:value="0.055386">
                <text:p>0.0553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  <table:table-cell office:value-type="float" office:value="0.022587">
                <text:p>0.022587</text:p>
              </table:table-cell>
              <table:table-cell office:value-type="float" office:value="0.062363">
                <text:p>0.0623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">
                <text:p>15</text:p>
              </table:table-cell>
              <table:table-cell office:value-type="float" office:value="0.022375">
                <text:p>0.022375</text:p>
              </table:table-cell>
              <table:table-cell office:value-type="float" office:value="0.065581">
                <text:p>0.0655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">
                <text:p>15</text:p>
              </table:table-cell>
              <table:table-cell office:value-type="float" office:value="0.024012">
                <text:p>0.024012</text:p>
              </table:table-cell>
              <table:table-cell office:value-type="float" office:value="0.056478">
                <text:p>0.0564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">
                <text:p>15</text:p>
              </table:table-cell>
              <table:table-cell office:value-type="float" office:value="0.022932">
                <text:p>0.022932</text:p>
              </table:table-cell>
              <table:table-cell office:value-type="float" office:value="0.04979">
                <text:p>0.049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">
                <text:p>15</text:p>
              </table:table-cell>
              <table:table-cell office:value-type="float" office:value="0.024887">
                <text:p>0.024887</text:p>
              </table:table-cell>
              <table:table-cell office:value-type="float" office:value="0.064262">
                <text:p>0.0642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">
                <text:p>15</text:p>
              </table:table-cell>
              <table:table-cell office:value-type="float" office:value="0.023829">
                <text:p>0.023829</text:p>
              </table:table-cell>
              <table:table-cell office:value-type="float" office:value="0.066456">
                <text:p>0.0664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">
                <text:p>15</text:p>
              </table:table-cell>
              <table:table-cell office:value-type="float" office:value="0.025779">
                <text:p>0.025779</text:p>
              </table:table-cell>
              <table:table-cell office:value-type="float" office:value="0.065449">
                <text:p>0.0654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">
                <text:p>15</text:p>
              </table:table-cell>
              <table:table-cell office:value-type="float" office:value="0.022867">
                <text:p>0.022867</text:p>
              </table:table-cell>
              <table:table-cell office:value-type="float" office:value="0.043059">
                <text:p>0.0430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0.023569">
                <text:p>0.023569</text:p>
              </table:table-cell>
              <table:table-cell office:value-type="float" office:value="0.058537">
                <text:p>0.0585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">
                <text:p>20</text:p>
              </table:table-cell>
              <table:table-cell office:value-type="float" office:value="0.02612">
                <text:p>0.02612</text:p>
              </table:table-cell>
              <table:table-cell office:value-type="float" office:value="0.064981">
                <text:p>0.0649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">
                <text:p>20</text:p>
              </table:table-cell>
              <table:table-cell office:value-type="float" office:value="0.024116">
                <text:p>0.024116</text:p>
              </table:table-cell>
              <table:table-cell office:value-type="float" office:value="0.051489">
                <text:p>0.0514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">
                <text:p>20</text:p>
              </table:table-cell>
              <table:table-cell office:value-type="float" office:value="0.024682">
                <text:p>0.024682</text:p>
              </table:table-cell>
              <table:table-cell office:value-type="float" office:value="0.067518">
                <text:p>0.0675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">
                <text:p>20</text:p>
              </table:table-cell>
              <table:table-cell office:value-type="float" office:value="0.023754">
                <text:p>0.023754</text:p>
              </table:table-cell>
              <table:table-cell office:value-type="float" office:value="0.068343">
                <text:p>0.0683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">
                <text:p>20</text:p>
              </table:table-cell>
              <table:table-cell office:value-type="float" office:value="0.023692">
                <text:p>0.023692</text:p>
              </table:table-cell>
              <table:table-cell office:value-type="float" office:value="0.072425">
                <text:p>0.0724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">
                <text:p>20</text:p>
              </table:table-cell>
              <table:table-cell office:value-type="float" office:value="0.021896">
                <text:p>0.021896</text:p>
              </table:table-cell>
              <table:table-cell office:value-type="float" office:value="0.066526">
                <text:p>0.0665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">
                <text:p>20</text:p>
              </table:table-cell>
              <table:table-cell office:value-type="float" office:value="0.026372">
                <text:p>0.026372</text:p>
              </table:table-cell>
              <table:table-cell office:value-type="float" office:value="0.05362">
                <text:p>0.053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">
                <text:p>20</text:p>
              </table:table-cell>
              <table:table-cell office:value-type="float" office:value="0.023788">
                <text:p>0.023788</text:p>
              </table:table-cell>
              <table:table-cell office:value-type="float" office:value="0.072807">
                <text:p>0.0728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">
                <text:p>20</text:p>
              </table:table-cell>
              <table:table-cell office:value-type="float" office:value="0.024068">
                <text:p>0.024068</text:p>
              </table:table-cell>
              <table:table-cell office:value-type="float" office:value="0.068103">
                <text:p>0.0681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">
                <text:p>20</text:p>
              </table:table-cell>
              <table:table-cell office:value-type="float" office:value="0.029026">
                <text:p>0.029026</text:p>
              </table:table-cell>
              <table:table-cell office:value-type="float" office:value="0.071184">
                <text:p>0.0711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">
                <text:p>20</text:p>
              </table:table-cell>
              <table:table-cell office:value-type="float" office:value="0.02652">
                <text:p>0.02652</text:p>
              </table:table-cell>
              <table:table-cell office:value-type="float" office:value="0.063106">
                <text:p>0.0631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">
                <text:p>20</text:p>
              </table:table-cell>
              <table:table-cell office:value-type="float" office:value="0.02389">
                <text:p>0.02389</text:p>
              </table:table-cell>
              <table:table-cell office:value-type="float" office:value="0.11058">
                <text:p>0.110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">
                <text:p>20</text:p>
              </table:table-cell>
              <table:table-cell office:value-type="float" office:value="0.022275">
                <text:p>0.022275</text:p>
              </table:table-cell>
              <table:table-cell office:value-type="float" office:value="0.055727">
                <text:p>0.0557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">
                <text:p>20</text:p>
              </table:table-cell>
              <table:table-cell office:value-type="float" office:value="0.023388">
                <text:p>0.023388</text:p>
              </table:table-cell>
              <table:table-cell office:value-type="float" office:value="0.068148">
                <text:p>0.0681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">
                <text:p>20</text:p>
              </table:table-cell>
              <table:table-cell office:value-type="float" office:value="0.02602">
                <text:p>0.02602</text:p>
              </table:table-cell>
              <table:table-cell office:value-type="float" office:value="0.074489">
                <text:p>0.0744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">
                <text:p>20</text:p>
              </table:table-cell>
              <table:table-cell office:value-type="float" office:value="0.025432">
                <text:p>0.025432</text:p>
              </table:table-cell>
              <table:table-cell office:value-type="float" office:value="0.072732">
                <text:p>0.0727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">
                <text:p>20</text:p>
              </table:table-cell>
              <table:table-cell office:value-type="float" office:value="0.02683">
                <text:p>0.02683</text:p>
              </table:table-cell>
              <table:table-cell office:value-type="float" office:value="0.08147">
                <text:p>0.081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">
                <text:p>20</text:p>
              </table:table-cell>
              <table:table-cell office:value-type="float" office:value="0.023438">
                <text:p>0.023438</text:p>
              </table:table-cell>
              <table:table-cell office:value-type="float" office:value="0.070409">
                <text:p>0.0704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">
                <text:p>20</text:p>
              </table:table-cell>
              <table:table-cell office:value-type="float" office:value="0.021822">
                <text:p>0.021822</text:p>
              </table:table-cell>
              <table:table-cell office:value-type="float" office:value="0.072674">
                <text:p>0.0726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">
                <text:p>20</text:p>
              </table:table-cell>
              <table:table-cell office:value-type="float" office:value="0.025191">
                <text:p>0.025191</text:p>
              </table:table-cell>
              <table:table-cell office:value-type="float" office:value="0.071185">
                <text:p>0.0711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">
                <text:p>20</text:p>
              </table:table-cell>
              <table:table-cell office:value-type="float" office:value="0.02753">
                <text:p>0.02753</text:p>
              </table:table-cell>
              <table:table-cell office:value-type="float" office:value="0.057755">
                <text:p>0.0577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">
                <text:p>20</text:p>
              </table:table-cell>
              <table:table-cell office:value-type="float" office:value="0.024344">
                <text:p>0.024344</text:p>
              </table:table-cell>
              <table:table-cell office:value-type="float" office:value="0.060819">
                <text:p>0.0608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">
                <text:p>20</text:p>
              </table:table-cell>
              <table:table-cell office:value-type="float" office:value="0.025304">
                <text:p>0.025304</text:p>
              </table:table-cell>
              <table:table-cell office:value-type="float" office:value="0.057061">
                <text:p>0.0570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">
                <text:p>20</text:p>
              </table:table-cell>
              <table:table-cell office:value-type="float" office:value="0.026203">
                <text:p>0.026203</text:p>
              </table:table-cell>
              <table:table-cell office:value-type="float" office:value="0.068205">
                <text:p>0.0682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">
                <text:p>20</text:p>
              </table:table-cell>
              <table:table-cell office:value-type="float" office:value="0.024962">
                <text:p>0.024962</text:p>
              </table:table-cell>
              <table:table-cell office:value-type="float" office:value="0.062934">
                <text:p>0.0629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">
                <text:p>20</text:p>
              </table:table-cell>
              <table:table-cell office:value-type="float" office:value="0.026241">
                <text:p>0.026241</text:p>
              </table:table-cell>
              <table:table-cell office:value-type="float" office:value="0.071692">
                <text:p>0.0716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">
                <text:p>20</text:p>
              </table:table-cell>
              <table:table-cell office:value-type="float" office:value="0.025279">
                <text:p>0.025279</text:p>
              </table:table-cell>
              <table:table-cell office:value-type="float" office:value="0.0794">
                <text:p>0.07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">
                <text:p>20</text:p>
              </table:table-cell>
              <table:table-cell office:value-type="float" office:value="0.023767">
                <text:p>0.023767</text:p>
              </table:table-cell>
              <table:table-cell office:value-type="float" office:value="0.066783">
                <text:p>0.0667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">
                <text:p>20</text:p>
              </table:table-cell>
              <table:table-cell office:value-type="float" office:value="0.024632">
                <text:p>0.024632</text:p>
              </table:table-cell>
              <table:table-cell office:value-type="float" office:value="0.079193">
                <text:p>0.0791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">
                <text:p>20</text:p>
              </table:table-cell>
              <table:table-cell office:value-type="float" office:value="0.023482">
                <text:p>0.023482</text:p>
              </table:table-cell>
              <table:table-cell office:value-type="float" office:value="0.053046">
                <text:p>0.0530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">
                <text:p>20</text:p>
              </table:table-cell>
              <table:table-cell office:value-type="float" office:value="0.023593">
                <text:p>0.023593</text:p>
              </table:table-cell>
              <table:table-cell office:value-type="float" office:value="0.071321">
                <text:p>0.0713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">
                <text:p>20</text:p>
              </table:table-cell>
              <table:table-cell office:value-type="float" office:value="0.025431">
                <text:p>0.025431</text:p>
              </table:table-cell>
              <table:table-cell office:value-type="float" office:value="0.062023">
                <text:p>0.0620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">
                <text:p>20</text:p>
              </table:table-cell>
              <table:table-cell office:value-type="float" office:value="0.024324">
                <text:p>0.024324</text:p>
              </table:table-cell>
              <table:table-cell office:value-type="float" office:value="0.077348">
                <text:p>0.0773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">
                <text:p>20</text:p>
              </table:table-cell>
              <table:table-cell office:value-type="float" office:value="0.026098">
                <text:p>0.026098</text:p>
              </table:table-cell>
              <table:table-cell office:value-type="float" office:value="0.075696">
                <text:p>0.0756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">
                <text:p>20</text:p>
              </table:table-cell>
              <table:table-cell office:value-type="float" office:value="0.023318">
                <text:p>0.023318</text:p>
              </table:table-cell>
              <table:table-cell office:value-type="float" office:value="0.091349">
                <text:p>0.0913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">
                <text:p>20</text:p>
              </table:table-cell>
              <table:table-cell office:value-type="float" office:value="0.028192">
                <text:p>0.028192</text:p>
              </table:table-cell>
              <table:table-cell office:value-type="float" office:value="0.061218">
                <text:p>0.0612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">
                <text:p>20</text:p>
              </table:table-cell>
              <table:table-cell office:value-type="float" office:value="0.02717">
                <text:p>0.02717</text:p>
              </table:table-cell>
              <table:table-cell office:value-type="float" office:value="0.065663">
                <text:p>0.0656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">
                <text:p>20</text:p>
              </table:table-cell>
              <table:table-cell office:value-type="float" office:value="0.025657">
                <text:p>0.025657</text:p>
              </table:table-cell>
              <table:table-cell office:value-type="float" office:value="0.05109">
                <text:p>0.051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">
                <text:p>20</text:p>
              </table:table-cell>
              <table:table-cell office:value-type="float" office:value="0.023455">
                <text:p>0.023455</text:p>
              </table:table-cell>
              <table:table-cell office:value-type="float" office:value="0.082466">
                <text:p>0.0824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">
                <text:p>20</text:p>
              </table:table-cell>
              <table:table-cell office:value-type="float" office:value="0.026925">
                <text:p>0.026925</text:p>
              </table:table-cell>
              <table:table-cell office:value-type="float" office:value="0.075764">
                <text:p>0.0757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">
                <text:p>20</text:p>
              </table:table-cell>
              <table:table-cell office:value-type="float" office:value="0.024599">
                <text:p>0.024599</text:p>
              </table:table-cell>
              <table:table-cell office:value-type="float" office:value="0.058414">
                <text:p>0.0584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">
                <text:p>20</text:p>
              </table:table-cell>
              <table:table-cell office:value-type="float" office:value="0.027361">
                <text:p>0.027361</text:p>
              </table:table-cell>
              <table:table-cell office:value-type="float" office:value="0.063432">
                <text:p>0.0634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">
                <text:p>20</text:p>
              </table:table-cell>
              <table:table-cell office:value-type="float" office:value="0.027134">
                <text:p>0.027134</text:p>
              </table:table-cell>
              <table:table-cell office:value-type="float" office:value="0.059451">
                <text:p>0.0594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">
                <text:p>20</text:p>
              </table:table-cell>
              <table:table-cell office:value-type="float" office:value="0.021938">
                <text:p>0.021938</text:p>
              </table:table-cell>
              <table:table-cell office:value-type="float" office:value="0.05765">
                <text:p>0.057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">
                <text:p>20</text:p>
              </table:table-cell>
              <table:table-cell office:value-type="float" office:value="0.024984">
                <text:p>0.024984</text:p>
              </table:table-cell>
              <table:table-cell office:value-type="float" office:value="0.068701">
                <text:p>0.0687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">
                <text:p>20</text:p>
              </table:table-cell>
              <table:table-cell office:value-type="float" office:value="0.026644">
                <text:p>0.026644</text:p>
              </table:table-cell>
              <table:table-cell office:value-type="float" office:value="0.063204">
                <text:p>0.0632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">
                <text:p>20</text:p>
              </table:table-cell>
              <table:table-cell office:value-type="float" office:value="0.02764">
                <text:p>0.02764</text:p>
              </table:table-cell>
              <table:table-cell office:value-type="float" office:value="0.061968">
                <text:p>0.0619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">
                <text:p>20</text:p>
              </table:table-cell>
              <table:table-cell office:value-type="float" office:value="0.023554">
                <text:p>0.023554</text:p>
              </table:table-cell>
              <table:table-cell office:value-type="float" office:value="0.076797">
                <text:p>0.0767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">
                <text:p>20</text:p>
              </table:table-cell>
              <table:table-cell office:value-type="float" office:value="0.025711">
                <text:p>0.025711</text:p>
              </table:table-cell>
              <table:table-cell office:value-type="float" office:value="0.083586">
                <text:p>0.0835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0.02604">
                <text:p>0.02604</text:p>
              </table:table-cell>
              <table:table-cell office:value-type="float" office:value="0.058992">
                <text:p>0.0589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">
                <text:p>25</text:p>
              </table:table-cell>
              <table:table-cell office:value-type="float" office:value="0.023841">
                <text:p>0.023841</text:p>
              </table:table-cell>
              <table:table-cell office:value-type="float" office:value="0.088135">
                <text:p>0.0881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">
                <text:p>25</text:p>
              </table:table-cell>
              <table:table-cell office:value-type="float" office:value="0.02356">
                <text:p>0.02356</text:p>
              </table:table-cell>
              <table:table-cell office:value-type="float" office:value="0.057561">
                <text:p>0.0575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">
                <text:p>25</text:p>
              </table:table-cell>
              <table:table-cell office:value-type="float" office:value="0.027622">
                <text:p>0.027622</text:p>
              </table:table-cell>
              <table:table-cell office:value-type="float" office:value="0.074385">
                <text:p>0.0743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">
                <text:p>25</text:p>
              </table:table-cell>
              <table:table-cell office:value-type="float" office:value="0.026832">
                <text:p>0.026832</text:p>
              </table:table-cell>
              <table:table-cell office:value-type="float" office:value="0.04771">
                <text:p>0.047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">
                <text:p>25</text:p>
              </table:table-cell>
              <table:table-cell office:value-type="float" office:value="0.025714">
                <text:p>0.025714</text:p>
              </table:table-cell>
              <table:table-cell office:value-type="float" office:value="0.087839">
                <text:p>0.0878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">
                <text:p>25</text:p>
              </table:table-cell>
              <table:table-cell office:value-type="float" office:value="0.025857">
                <text:p>0.025857</text:p>
              </table:table-cell>
              <table:table-cell office:value-type="float" office:value="0.074257">
                <text:p>0.0742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">
                <text:p>25</text:p>
              </table:table-cell>
              <table:table-cell office:value-type="float" office:value="0.028236">
                <text:p>0.028236</text:p>
              </table:table-cell>
              <table:table-cell office:value-type="float" office:value="0.073732">
                <text:p>0.0737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">
                <text:p>25</text:p>
              </table:table-cell>
              <table:table-cell office:value-type="float" office:value="0.029521">
                <text:p>0.029521</text:p>
              </table:table-cell>
              <table:table-cell office:value-type="float" office:value="0.081689">
                <text:p>0.0816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">
                <text:p>25</text:p>
              </table:table-cell>
              <table:table-cell office:value-type="float" office:value="0.026053">
                <text:p>0.026053</text:p>
              </table:table-cell>
              <table:table-cell office:value-type="float" office:value="0.083042">
                <text:p>0.0830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">
                <text:p>25</text:p>
              </table:table-cell>
              <table:table-cell office:value-type="float" office:value="0.027478">
                <text:p>0.027478</text:p>
              </table:table-cell>
              <table:table-cell office:value-type="float" office:value="0.08094">
                <text:p>0.080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">
                <text:p>25</text:p>
              </table:table-cell>
              <table:table-cell office:value-type="float" office:value="0.0265">
                <text:p>0.0265</text:p>
              </table:table-cell>
              <table:table-cell office:value-type="float" office:value="0.068582">
                <text:p>0.0685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">
                <text:p>25</text:p>
              </table:table-cell>
              <table:table-cell office:value-type="float" office:value="0.020667">
                <text:p>0.020667</text:p>
              </table:table-cell>
              <table:table-cell office:value-type="float" office:value="0.071001">
                <text:p>0.0710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">
                <text:p>25</text:p>
              </table:table-cell>
              <table:table-cell office:value-type="float" office:value="0.023838">
                <text:p>0.023838</text:p>
              </table:table-cell>
              <table:table-cell office:value-type="float" office:value="0.07597">
                <text:p>0.075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">
                <text:p>25</text:p>
              </table:table-cell>
              <table:table-cell office:value-type="float" office:value="0.028472">
                <text:p>0.028472</text:p>
              </table:table-cell>
              <table:table-cell office:value-type="float" office:value="0.068536">
                <text:p>0.0685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">
                <text:p>25</text:p>
              </table:table-cell>
              <table:table-cell office:value-type="float" office:value="0.023751">
                <text:p>0.023751</text:p>
              </table:table-cell>
              <table:table-cell office:value-type="float" office:value="0.068703">
                <text:p>0.0687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">
                <text:p>25</text:p>
              </table:table-cell>
              <table:table-cell office:value-type="float" office:value="0.023538">
                <text:p>0.023538</text:p>
              </table:table-cell>
              <table:table-cell office:value-type="float" office:value="0.085801">
                <text:p>0.0858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">
                <text:p>25</text:p>
              </table:table-cell>
              <table:table-cell office:value-type="float" office:value="0.028158">
                <text:p>0.028158</text:p>
              </table:table-cell>
              <table:table-cell office:value-type="float" office:value="0.081794">
                <text:p>0.0817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">
                <text:p>25</text:p>
              </table:table-cell>
              <table:table-cell office:value-type="float" office:value="0.025753">
                <text:p>0.025753</text:p>
              </table:table-cell>
              <table:table-cell office:value-type="float" office:value="0.073883">
                <text:p>0.0738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">
                <text:p>25</text:p>
              </table:table-cell>
              <table:table-cell office:value-type="float" office:value="0.025484">
                <text:p>0.025484</text:p>
              </table:table-cell>
              <table:table-cell office:value-type="float" office:value="0.068215">
                <text:p>0.0682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0.028884">
                <text:p>0.028884</text:p>
              </table:table-cell>
              <table:table-cell office:value-type="float" office:value="0.076547">
                <text:p>0.0765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">
                <text:p>25</text:p>
              </table:table-cell>
              <table:table-cell office:value-type="float" office:value="0.023553">
                <text:p>0.023553</text:p>
              </table:table-cell>
              <table:table-cell office:value-type="float" office:value="0.07659">
                <text:p>0.076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">
                <text:p>25</text:p>
              </table:table-cell>
              <table:table-cell office:value-type="float" office:value="0.026921">
                <text:p>0.026921</text:p>
              </table:table-cell>
              <table:table-cell office:value-type="float" office:value="0.062366">
                <text:p>0.0623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">
                <text:p>25</text:p>
              </table:table-cell>
              <table:table-cell office:value-type="float" office:value="0.02769">
                <text:p>0.02769</text:p>
              </table:table-cell>
              <table:table-cell office:value-type="float" office:value="0.065957">
                <text:p>0.0659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">
                <text:p>25</text:p>
              </table:table-cell>
              <table:table-cell office:value-type="float" office:value="0.023528">
                <text:p>0.023528</text:p>
              </table:table-cell>
              <table:table-cell office:value-type="float" office:value="0.080959">
                <text:p>0.0809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">
                <text:p>25</text:p>
              </table:table-cell>
              <table:table-cell office:value-type="float" office:value="0.024727">
                <text:p>0.024727</text:p>
              </table:table-cell>
              <table:table-cell office:value-type="float" office:value="0.066096">
                <text:p>0.0660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">
                <text:p>25</text:p>
              </table:table-cell>
              <table:table-cell office:value-type="float" office:value="0.026999">
                <text:p>0.026999</text:p>
              </table:table-cell>
              <table:table-cell office:value-type="float" office:value="0.10171">
                <text:p>0.101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">
                <text:p>25</text:p>
              </table:table-cell>
              <table:table-cell office:value-type="float" office:value="0.026519">
                <text:p>0.026519</text:p>
              </table:table-cell>
              <table:table-cell office:value-type="float" office:value="0.07532">
                <text:p>0.075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">
                <text:p>25</text:p>
              </table:table-cell>
              <table:table-cell office:value-type="float" office:value="0.028456">
                <text:p>0.028456</text:p>
              </table:table-cell>
              <table:table-cell office:value-type="float" office:value="0.066344">
                <text:p>0.0663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">
                <text:p>25</text:p>
              </table:table-cell>
              <table:table-cell office:value-type="float" office:value="0.025991">
                <text:p>0.025991</text:p>
              </table:table-cell>
              <table:table-cell office:value-type="float" office:value="0.073481">
                <text:p>0.0734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">
                <text:p>25</text:p>
              </table:table-cell>
              <table:table-cell office:value-type="float" office:value="0.024734">
                <text:p>0.024734</text:p>
              </table:table-cell>
              <table:table-cell office:value-type="float" office:value="0.069433">
                <text:p>0.0694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">
                <text:p>25</text:p>
              </table:table-cell>
              <table:table-cell office:value-type="float" office:value="0.028644">
                <text:p>0.028644</text:p>
              </table:table-cell>
              <table:table-cell office:value-type="float" office:value="0.073106">
                <text:p>0.0731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">
                <text:p>25</text:p>
              </table:table-cell>
              <table:table-cell office:value-type="float" office:value="0.021963">
                <text:p>0.021963</text:p>
              </table:table-cell>
              <table:table-cell office:value-type="float" office:value="0.061942">
                <text:p>0.0619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">
                <text:p>25</text:p>
              </table:table-cell>
              <table:table-cell office:value-type="float" office:value="0.025249">
                <text:p>0.025249</text:p>
              </table:table-cell>
              <table:table-cell office:value-type="float" office:value="0.072366">
                <text:p>0.0723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">
                <text:p>25</text:p>
              </table:table-cell>
              <table:table-cell office:value-type="float" office:value="0.022438">
                <text:p>0.022438</text:p>
              </table:table-cell>
              <table:table-cell office:value-type="float" office:value="0.073671">
                <text:p>0.0736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">
                <text:p>25</text:p>
              </table:table-cell>
              <table:table-cell office:value-type="float" office:value="0.025243">
                <text:p>0.025243</text:p>
              </table:table-cell>
              <table:table-cell office:value-type="float" office:value="0.08509">
                <text:p>0.085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">
                <text:p>25</text:p>
              </table:table-cell>
              <table:table-cell office:value-type="float" office:value="0.023153">
                <text:p>0.023153</text:p>
              </table:table-cell>
              <table:table-cell office:value-type="float" office:value="0.047053">
                <text:p>0.0470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">
                <text:p>25</text:p>
              </table:table-cell>
              <table:table-cell office:value-type="float" office:value="0.023971">
                <text:p>0.023971</text:p>
              </table:table-cell>
              <table:table-cell office:value-type="float" office:value="0.085175">
                <text:p>0.0851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">
                <text:p>25</text:p>
              </table:table-cell>
              <table:table-cell office:value-type="float" office:value="0.028253">
                <text:p>0.028253</text:p>
              </table:table-cell>
              <table:table-cell office:value-type="float" office:value="0.078261">
                <text:p>0.0782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">
                <text:p>25</text:p>
              </table:table-cell>
              <table:table-cell office:value-type="float" office:value="0.023461">
                <text:p>0.023461</text:p>
              </table:table-cell>
              <table:table-cell office:value-type="float" office:value="0.068558">
                <text:p>0.0685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">
                <text:p>25</text:p>
              </table:table-cell>
              <table:table-cell office:value-type="float" office:value="0.026823">
                <text:p>0.026823</text:p>
              </table:table-cell>
              <table:table-cell office:value-type="float" office:value="0.078753">
                <text:p>0.0787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">
                <text:p>25</text:p>
              </table:table-cell>
              <table:table-cell office:value-type="float" office:value="0.024075">
                <text:p>0.024075</text:p>
              </table:table-cell>
              <table:table-cell office:value-type="float" office:value="0.070242">
                <text:p>0.0702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">
                <text:p>25</text:p>
              </table:table-cell>
              <table:table-cell office:value-type="float" office:value="0.024062">
                <text:p>0.024062</text:p>
              </table:table-cell>
              <table:table-cell office:value-type="float" office:value="0.071558">
                <text:p>0.0715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">
                <text:p>25</text:p>
              </table:table-cell>
              <table:table-cell office:value-type="float" office:value="0.025469">
                <text:p>0.025469</text:p>
              </table:table-cell>
              <table:table-cell office:value-type="float" office:value="0.074974">
                <text:p>0.0749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">
                <text:p>25</text:p>
              </table:table-cell>
              <table:table-cell office:value-type="float" office:value="0.024946">
                <text:p>0.024946</text:p>
              </table:table-cell>
              <table:table-cell office:value-type="float" office:value="0.090541">
                <text:p>0.0905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">
                <text:p>25</text:p>
              </table:table-cell>
              <table:table-cell office:value-type="float" office:value="0.021454">
                <text:p>0.021454</text:p>
              </table:table-cell>
              <table:table-cell office:value-type="float" office:value="0.099501">
                <text:p>0.0995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">
                <text:p>25</text:p>
              </table:table-cell>
              <table:table-cell office:value-type="float" office:value="0.025232">
                <text:p>0.025232</text:p>
              </table:table-cell>
              <table:table-cell office:value-type="float" office:value="0.076919">
                <text:p>0.0769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">
                <text:p>25</text:p>
              </table:table-cell>
              <table:table-cell office:value-type="float" office:value="0.027791">
                <text:p>0.027791</text:p>
              </table:table-cell>
              <table:table-cell office:value-type="float" office:value="0.098035">
                <text:p>0.0980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">
                <text:p>25</text:p>
              </table:table-cell>
              <table:table-cell office:value-type="float" office:value="0.028768">
                <text:p>0.028768</text:p>
              </table:table-cell>
              <table:table-cell office:value-type="float" office:value="0.086489">
                <text:p>0.0864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">
                <text:p>25</text:p>
              </table:table-cell>
              <table:table-cell office:value-type="float" office:value="0.025597">
                <text:p>0.025597</text:p>
              </table:table-cell>
              <table:table-cell office:value-type="float" office:value="0.063594">
                <text:p>0.0635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0.024677">
                <text:p>0.024677</text:p>
              </table:table-cell>
              <table:table-cell office:value-type="float" office:value="0.076877">
                <text:p>0.0768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">
                <text:p>30</text:p>
              </table:table-cell>
              <table:table-cell office:value-type="float" office:value="0.028918">
                <text:p>0.028918</text:p>
              </table:table-cell>
              <table:table-cell office:value-type="float" office:value="0.088067">
                <text:p>0.0880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">
                <text:p>30</text:p>
              </table:table-cell>
              <table:table-cell office:value-type="float" office:value="0.026732">
                <text:p>0.026732</text:p>
              </table:table-cell>
              <table:table-cell office:value-type="float" office:value="0.080343">
                <text:p>0.0803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">
                <text:p>30</text:p>
              </table:table-cell>
              <table:table-cell office:value-type="float" office:value="0.02506">
                <text:p>0.02506</text:p>
              </table:table-cell>
              <table:table-cell office:value-type="float" office:value="0.068199">
                <text:p>0.0681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">
                <text:p>30</text:p>
              </table:table-cell>
              <table:table-cell office:value-type="float" office:value="0.025128">
                <text:p>0.025128</text:p>
              </table:table-cell>
              <table:table-cell office:value-type="float" office:value="0.095302">
                <text:p>0.0953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">
                <text:p>30</text:p>
              </table:table-cell>
              <table:table-cell office:value-type="float" office:value="0.025817">
                <text:p>0.025817</text:p>
              </table:table-cell>
              <table:table-cell office:value-type="float" office:value="0.094607">
                <text:p>0.0946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">
                <text:p>30</text:p>
              </table:table-cell>
              <table:table-cell office:value-type="float" office:value="0.024581">
                <text:p>0.024581</text:p>
              </table:table-cell>
              <table:table-cell office:value-type="float" office:value="0.06989">
                <text:p>0.069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">
                <text:p>30</text:p>
              </table:table-cell>
              <table:table-cell office:value-type="float" office:value="0.023647">
                <text:p>0.023647</text:p>
              </table:table-cell>
              <table:table-cell office:value-type="float" office:value="0.10284">
                <text:p>0.102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">
                <text:p>30</text:p>
              </table:table-cell>
              <table:table-cell office:value-type="float" office:value="0.026908">
                <text:p>0.026908</text:p>
              </table:table-cell>
              <table:table-cell office:value-type="float" office:value="0.078015">
                <text:p>0.0780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">
                <text:p>30</text:p>
              </table:table-cell>
              <table:table-cell office:value-type="float" office:value="0.027846">
                <text:p>0.027846</text:p>
              </table:table-cell>
              <table:table-cell office:value-type="float" office:value="0.081524">
                <text:p>0.0815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">
                <text:p>30</text:p>
              </table:table-cell>
              <table:table-cell office:value-type="float" office:value="0.026162">
                <text:p>0.026162</text:p>
              </table:table-cell>
              <table:table-cell office:value-type="float" office:value="0.070781">
                <text:p>0.0707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">
                <text:p>30</text:p>
              </table:table-cell>
              <table:table-cell office:value-type="float" office:value="0.027086">
                <text:p>0.027086</text:p>
              </table:table-cell>
              <table:table-cell office:value-type="float" office:value="0.068876">
                <text:p>0.0688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">
                <text:p>30</text:p>
              </table:table-cell>
              <table:table-cell office:value-type="float" office:value="0.027455">
                <text:p>0.027455</text:p>
              </table:table-cell>
              <table:table-cell office:value-type="float" office:value="0.10752">
                <text:p>0.107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">
                <text:p>30</text:p>
              </table:table-cell>
              <table:table-cell office:value-type="float" office:value="0.025075">
                <text:p>0.025075</text:p>
              </table:table-cell>
              <table:table-cell office:value-type="float" office:value="0.099082">
                <text:p>0.0990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">
                <text:p>30</text:p>
              </table:table-cell>
              <table:table-cell office:value-type="float" office:value="0.022272">
                <text:p>0.022272</text:p>
              </table:table-cell>
              <table:table-cell office:value-type="float" office:value="0.08464">
                <text:p>0.084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">
                <text:p>30</text:p>
              </table:table-cell>
              <table:table-cell office:value-type="float" office:value="0.029778">
                <text:p>0.029778</text:p>
              </table:table-cell>
              <table:table-cell office:value-type="float" office:value="0.071753">
                <text:p>0.0717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">
                <text:p>30</text:p>
              </table:table-cell>
              <table:table-cell office:value-type="float" office:value="0.029287">
                <text:p>0.029287</text:p>
              </table:table-cell>
              <table:table-cell office:value-type="float" office:value="0.085972">
                <text:p>0.0859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">
                <text:p>30</text:p>
              </table:table-cell>
              <table:table-cell office:value-type="float" office:value="0.022703">
                <text:p>0.022703</text:p>
              </table:table-cell>
              <table:table-cell office:value-type="float" office:value="0.10689">
                <text:p>0.106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">
                <text:p>30</text:p>
              </table:table-cell>
              <table:table-cell office:value-type="float" office:value="0.026963">
                <text:p>0.026963</text:p>
              </table:table-cell>
              <table:table-cell office:value-type="float" office:value="0.087749">
                <text:p>0.0877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">
                <text:p>30</text:p>
              </table:table-cell>
              <table:table-cell office:value-type="float" office:value="0.026359">
                <text:p>0.026359</text:p>
              </table:table-cell>
              <table:table-cell office:value-type="float" office:value="0.10151">
                <text:p>0.101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">
                <text:p>30</text:p>
              </table:table-cell>
              <table:table-cell office:value-type="float" office:value="0.028399">
                <text:p>0.028399</text:p>
              </table:table-cell>
              <table:table-cell office:value-type="float" office:value="0.090399">
                <text:p>0.0903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">
                <text:p>30</text:p>
              </table:table-cell>
              <table:table-cell office:value-type="float" office:value="0.02901">
                <text:p>0.02901</text:p>
              </table:table-cell>
              <table:table-cell office:value-type="float" office:value="0.099969">
                <text:p>0.0999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">
                <text:p>30</text:p>
              </table:table-cell>
              <table:table-cell office:value-type="float" office:value="0.027255">
                <text:p>0.027255</text:p>
              </table:table-cell>
              <table:table-cell office:value-type="float" office:value="0.078292">
                <text:p>0.0782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">
                <text:p>30</text:p>
              </table:table-cell>
              <table:table-cell office:value-type="float" office:value="0.029152">
                <text:p>0.029152</text:p>
              </table:table-cell>
              <table:table-cell office:value-type="float" office:value="0.072948">
                <text:p>0.0729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">
                <text:p>30</text:p>
              </table:table-cell>
              <table:table-cell office:value-type="float" office:value="0.032569">
                <text:p>0.032569</text:p>
              </table:table-cell>
              <table:table-cell office:value-type="float" office:value="0.10626">
                <text:p>0.106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">
                <text:p>30</text:p>
              </table:table-cell>
              <table:table-cell office:value-type="float" office:value="0.023859">
                <text:p>0.023859</text:p>
              </table:table-cell>
              <table:table-cell office:value-type="float" office:value="0.096941">
                <text:p>0.0969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">
                <text:p>30</text:p>
              </table:table-cell>
              <table:table-cell office:value-type="float" office:value="0.02575">
                <text:p>0.02575</text:p>
              </table:table-cell>
              <table:table-cell office:value-type="float" office:value="0.080504">
                <text:p>0.0805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">
                <text:p>30</text:p>
              </table:table-cell>
              <table:table-cell office:value-type="float" office:value="0.03027">
                <text:p>0.03027</text:p>
              </table:table-cell>
              <table:table-cell office:value-type="float" office:value="0.10812">
                <text:p>0.108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">
                <text:p>30</text:p>
              </table:table-cell>
              <table:table-cell office:value-type="float" office:value="0.025877">
                <text:p>0.025877</text:p>
              </table:table-cell>
              <table:table-cell office:value-type="float" office:value="0.075325">
                <text:p>0.0753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">
                <text:p>30</text:p>
              </table:table-cell>
              <table:table-cell office:value-type="float" office:value="0.029354">
                <text:p>0.029354</text:p>
              </table:table-cell>
              <table:table-cell office:value-type="float" office:value="0.098039">
                <text:p>0.0980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">
                <text:p>30</text:p>
              </table:table-cell>
              <table:table-cell office:value-type="float" office:value="0.028426">
                <text:p>0.028426</text:p>
              </table:table-cell>
              <table:table-cell office:value-type="float" office:value="0.089247">
                <text:p>0.0892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">
                <text:p>30</text:p>
              </table:table-cell>
              <table:table-cell office:value-type="float" office:value="0.023494">
                <text:p>0.023494</text:p>
              </table:table-cell>
              <table:table-cell office:value-type="float" office:value="0.073292">
                <text:p>0.0732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">
                <text:p>30</text:p>
              </table:table-cell>
              <table:table-cell office:value-type="float" office:value="0.026721">
                <text:p>0.026721</text:p>
              </table:table-cell>
              <table:table-cell office:value-type="float" office:value="0.061359">
                <text:p>0.0613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">
                <text:p>30</text:p>
              </table:table-cell>
              <table:table-cell office:value-type="float" office:value="0.026618">
                <text:p>0.026618</text:p>
              </table:table-cell>
              <table:table-cell office:value-type="float" office:value="0.086099">
                <text:p>0.0860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">
                <text:p>30</text:p>
              </table:table-cell>
              <table:table-cell office:value-type="float" office:value="0.029542">
                <text:p>0.029542</text:p>
              </table:table-cell>
              <table:table-cell office:value-type="float" office:value="0.098158">
                <text:p>0.0981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">
                <text:p>30</text:p>
              </table:table-cell>
              <table:table-cell office:value-type="float" office:value="0.025844">
                <text:p>0.025844</text:p>
              </table:table-cell>
              <table:table-cell office:value-type="float" office:value="0.071618">
                <text:p>0.0716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">
                <text:p>30</text:p>
              </table:table-cell>
              <table:table-cell office:value-type="float" office:value="0.028069">
                <text:p>0.028069</text:p>
              </table:table-cell>
              <table:table-cell office:value-type="float" office:value="0.065024">
                <text:p>0.0650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">
                <text:p>30</text:p>
              </table:table-cell>
              <table:table-cell office:value-type="float" office:value="0.026901">
                <text:p>0.026901</text:p>
              </table:table-cell>
              <table:table-cell office:value-type="float" office:value="0.088942">
                <text:p>0.0889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">
                <text:p>30</text:p>
              </table:table-cell>
              <table:table-cell office:value-type="float" office:value="0.031758">
                <text:p>0.031758</text:p>
              </table:table-cell>
              <table:table-cell office:value-type="float" office:value="0.080203">
                <text:p>0.0802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">
                <text:p>30</text:p>
              </table:table-cell>
              <table:table-cell office:value-type="float" office:value="0.024269">
                <text:p>0.024269</text:p>
              </table:table-cell>
              <table:table-cell office:value-type="float" office:value="0.094409">
                <text:p>0.0944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">
                <text:p>30</text:p>
              </table:table-cell>
              <table:table-cell office:value-type="float" office:value="0.025806">
                <text:p>0.025806</text:p>
              </table:table-cell>
              <table:table-cell office:value-type="float" office:value="0.10178">
                <text:p>0.101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">
                <text:p>30</text:p>
              </table:table-cell>
              <table:table-cell office:value-type="float" office:value="0.024918">
                <text:p>0.024918</text:p>
              </table:table-cell>
              <table:table-cell office:value-type="float" office:value="0.074024">
                <text:p>0.0740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">
                <text:p>30</text:p>
              </table:table-cell>
              <table:table-cell office:value-type="float" office:value="0.030587">
                <text:p>0.030587</text:p>
              </table:table-cell>
              <table:table-cell office:value-type="float" office:value="0.085584">
                <text:p>0.0855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">
                <text:p>30</text:p>
              </table:table-cell>
              <table:table-cell office:value-type="float" office:value="0.024003">
                <text:p>0.024003</text:p>
              </table:table-cell>
              <table:table-cell office:value-type="float" office:value="0.074861">
                <text:p>0.0748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">
                <text:p>30</text:p>
              </table:table-cell>
              <table:table-cell office:value-type="float" office:value="0.029101">
                <text:p>0.029101</text:p>
              </table:table-cell>
              <table:table-cell office:value-type="float" office:value="0.078379">
                <text:p>0.0783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">
                <text:p>30</text:p>
              </table:table-cell>
              <table:table-cell office:value-type="float" office:value="0.022086">
                <text:p>0.022086</text:p>
              </table:table-cell>
              <table:table-cell office:value-type="float" office:value="0.11078">
                <text:p>0.110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">
                <text:p>30</text:p>
              </table:table-cell>
              <table:table-cell office:value-type="float" office:value="0.026138">
                <text:p>0.026138</text:p>
              </table:table-cell>
              <table:table-cell office:value-type="float" office:value="0.067216">
                <text:p>0.0672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">
                <text:p>30</text:p>
              </table:table-cell>
              <table:table-cell office:value-type="float" office:value="0.027741">
                <text:p>0.027741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">
                <text:p>30</text:p>
              </table:table-cell>
              <table:table-cell office:value-type="float" office:value="0.027173">
                <text:p>0.027173</text:p>
              </table:table-cell>
              <table:table-cell office:value-type="float" office:value="0.080975">
                <text:p>0.0809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">
                <text:p>30</text:p>
              </table:table-cell>
              <table:table-cell office:value-type="float" office:value="0.023881">
                <text:p>0.023881</text:p>
              </table:table-cell>
              <table:table-cell office:value-type="float" office:value="0.09503">
                <text:p>0.095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">
                <text:p>30</text:p>
              </table:table-cell>
              <table:table-cell office:value-type="float" office:value="0.026933">
                <text:p>0.026933</text:p>
              </table:table-cell>
              <table:table-cell office:value-type="float" office:value="0.11593">
                <text:p>0.115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">
                <text:p>35</text:p>
              </table:table-cell>
              <table:table-cell office:value-type="float" office:value="0.028494">
                <text:p>0.028494</text:p>
              </table:table-cell>
              <table:table-cell office:value-type="float" office:value="0.091296">
                <text:p>0.0912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">
                <text:p>35</text:p>
              </table:table-cell>
              <table:table-cell office:value-type="float" office:value="0.029388">
                <text:p>0.029388</text:p>
              </table:table-cell>
              <table:table-cell office:value-type="float" office:value="0.086494">
                <text:p>0.0864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">
                <text:p>35</text:p>
              </table:table-cell>
              <table:table-cell office:value-type="float" office:value="0.024888">
                <text:p>0.024888</text:p>
              </table:table-cell>
              <table:table-cell office:value-type="float" office:value="0.076953">
                <text:p>0.0769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">
                <text:p>35</text:p>
              </table:table-cell>
              <table:table-cell office:value-type="float" office:value="0.025141">
                <text:p>0.025141</text:p>
              </table:table-cell>
              <table:table-cell office:value-type="float" office:value="0.088091">
                <text:p>0.0880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">
                <text:p>35</text:p>
              </table:table-cell>
              <table:table-cell office:value-type="float" office:value="0.027447">
                <text:p>0.027447</text:p>
              </table:table-cell>
              <table:table-cell office:value-type="float" office:value="0.1063">
                <text:p>0.10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">
                <text:p>35</text:p>
              </table:table-cell>
              <table:table-cell office:value-type="float" office:value="0.031394">
                <text:p>0.031394</text:p>
              </table:table-cell>
              <table:table-cell office:value-type="float" office:value="0.084371">
                <text:p>0.0843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">
                <text:p>35</text:p>
              </table:table-cell>
              <table:table-cell office:value-type="float" office:value="0.025836">
                <text:p>0.025836</text:p>
              </table:table-cell>
              <table:table-cell office:value-type="float" office:value="0.11352">
                <text:p>0.113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">
                <text:p>35</text:p>
              </table:table-cell>
              <table:table-cell office:value-type="float" office:value="0.027562">
                <text:p>0.027562</text:p>
              </table:table-cell>
              <table:table-cell office:value-type="float" office:value="0.10405">
                <text:p>0.104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">
                <text:p>35</text:p>
              </table:table-cell>
              <table:table-cell office:value-type="float" office:value="0.026081">
                <text:p>0.026081</text:p>
              </table:table-cell>
              <table:table-cell office:value-type="float" office:value="0.091558">
                <text:p>0.0915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">
                <text:p>35</text:p>
              </table:table-cell>
              <table:table-cell office:value-type="float" office:value="0.027162">
                <text:p>0.027162</text:p>
              </table:table-cell>
              <table:table-cell office:value-type="float" office:value="0.088039">
                <text:p>0.0880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">
                <text:p>35</text:p>
              </table:table-cell>
              <table:table-cell office:value-type="float" office:value="0.025849">
                <text:p>0.025849</text:p>
              </table:table-cell>
              <table:table-cell office:value-type="float" office:value="0.087779">
                <text:p>0.0877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">
                <text:p>35</text:p>
              </table:table-cell>
              <table:table-cell office:value-type="float" office:value="0.027037">
                <text:p>0.027037</text:p>
              </table:table-cell>
              <table:table-cell office:value-type="float" office:value="0.090629">
                <text:p>0.0906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">
                <text:p>35</text:p>
              </table:table-cell>
              <table:table-cell office:value-type="float" office:value="0.028514">
                <text:p>0.028514</text:p>
              </table:table-cell>
              <table:table-cell office:value-type="float" office:value="0.07814">
                <text:p>0.078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">
                <text:p>35</text:p>
              </table:table-cell>
              <table:table-cell office:value-type="float" office:value="0.030331">
                <text:p>0.030331</text:p>
              </table:table-cell>
              <table:table-cell office:value-type="float" office:value="0.086546">
                <text:p>0.0865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">
                <text:p>35</text:p>
              </table:table-cell>
              <table:table-cell office:value-type="float" office:value="0.030537">
                <text:p>0.030537</text:p>
              </table:table-cell>
              <table:table-cell office:value-type="float" office:value="0.098814">
                <text:p>0.0988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">
                <text:p>35</text:p>
              </table:table-cell>
              <table:table-cell office:value-type="float" office:value="0.029493">
                <text:p>0.029493</text:p>
              </table:table-cell>
              <table:table-cell office:value-type="float" office:value="0.092068">
                <text:p>0.0920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">
                <text:p>35</text:p>
              </table:table-cell>
              <table:table-cell office:value-type="float" office:value="0.032915">
                <text:p>0.032915</text:p>
              </table:table-cell>
              <table:table-cell office:value-type="float" office:value="0.095488">
                <text:p>0.0954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">
                <text:p>35</text:p>
              </table:table-cell>
              <table:table-cell office:value-type="float" office:value="0.026705">
                <text:p>0.026705</text:p>
              </table:table-cell>
              <table:table-cell office:value-type="float" office:value="0.078266">
                <text:p>0.0782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">
                <text:p>35</text:p>
              </table:table-cell>
              <table:table-cell office:value-type="float" office:value="0.027861">
                <text:p>0.027861</text:p>
              </table:table-cell>
              <table:table-cell office:value-type="float" office:value="0.091127">
                <text:p>0.0911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">
                <text:p>35</text:p>
              </table:table-cell>
              <table:table-cell office:value-type="float" office:value="0.022376">
                <text:p>0.022376</text:p>
              </table:table-cell>
              <table:table-cell office:value-type="float" office:value="0.097848">
                <text:p>0.0978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">
                <text:p>35</text:p>
              </table:table-cell>
              <table:table-cell office:value-type="float" office:value="0.025334">
                <text:p>0.025334</text:p>
              </table:table-cell>
              <table:table-cell office:value-type="float" office:value="0.077564">
                <text:p>0.0775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5">
                <text:p>35</text:p>
              </table:table-cell>
              <table:table-cell office:value-type="float" office:value="0.025821">
                <text:p>0.025821</text:p>
              </table:table-cell>
              <table:table-cell office:value-type="float" office:value="0.09696">
                <text:p>0.096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">
                <text:p>35</text:p>
              </table:table-cell>
              <table:table-cell office:value-type="float" office:value="0.028587">
                <text:p>0.028587</text:p>
              </table:table-cell>
              <table:table-cell office:value-type="float" office:value="0.082752">
                <text:p>0.0827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">
                <text:p>35</text:p>
              </table:table-cell>
              <table:table-cell office:value-type="float" office:value="0.028897">
                <text:p>0.028897</text:p>
              </table:table-cell>
              <table:table-cell office:value-type="float" office:value="0.10145">
                <text:p>0.101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">
                <text:p>35</text:p>
              </table:table-cell>
              <table:table-cell office:value-type="float" office:value="0.028827">
                <text:p>0.028827</text:p>
              </table:table-cell>
              <table:table-cell office:value-type="float" office:value="0.092088">
                <text:p>0.0920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">
                <text:p>35</text:p>
              </table:table-cell>
              <table:table-cell office:value-type="float" office:value="0.026303">
                <text:p>0.026303</text:p>
              </table:table-cell>
              <table:table-cell office:value-type="float" office:value="0.087553">
                <text:p>0.0875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">
                <text:p>35</text:p>
              </table:table-cell>
              <table:table-cell office:value-type="float" office:value="0.028429">
                <text:p>0.028429</text:p>
              </table:table-cell>
              <table:table-cell office:value-type="float" office:value="0.080689">
                <text:p>0.0806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">
                <text:p>35</text:p>
              </table:table-cell>
              <table:table-cell office:value-type="float" office:value="0.028188">
                <text:p>0.028188</text:p>
              </table:table-cell>
              <table:table-cell office:value-type="float" office:value="0.094139">
                <text:p>0.0941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">
                <text:p>35</text:p>
              </table:table-cell>
              <table:table-cell office:value-type="float" office:value="0.028209">
                <text:p>0.028209</text:p>
              </table:table-cell>
              <table:table-cell office:value-type="float" office:value="0.081379">
                <text:p>0.0813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">
                <text:p>35</text:p>
              </table:table-cell>
              <table:table-cell office:value-type="float" office:value="0.026444">
                <text:p>0.026444</text:p>
              </table:table-cell>
              <table:table-cell office:value-type="float" office:value="0.10235">
                <text:p>0.102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">
                <text:p>35</text:p>
              </table:table-cell>
              <table:table-cell office:value-type="float" office:value="0.026395">
                <text:p>0.026395</text:p>
              </table:table-cell>
              <table:table-cell office:value-type="float" office:value="0.085602">
                <text:p>0.0856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">
                <text:p>35</text:p>
              </table:table-cell>
              <table:table-cell office:value-type="float" office:value="0.027749">
                <text:p>0.027749</text:p>
              </table:table-cell>
              <table:table-cell office:value-type="float" office:value="0.083595">
                <text:p>0.0835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">
                <text:p>35</text:p>
              </table:table-cell>
              <table:table-cell office:value-type="float" office:value="0.027532">
                <text:p>0.027532</text:p>
              </table:table-cell>
              <table:table-cell office:value-type="float" office:value="0.076167">
                <text:p>0.0761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">
                <text:p>35</text:p>
              </table:table-cell>
              <table:table-cell office:value-type="float" office:value="0.027313">
                <text:p>0.027313</text:p>
              </table:table-cell>
              <table:table-cell office:value-type="float" office:value="0.10419">
                <text:p>0.104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">
                <text:p>35</text:p>
              </table:table-cell>
              <table:table-cell office:value-type="float" office:value="0.024599">
                <text:p>0.024599</text:p>
              </table:table-cell>
              <table:table-cell office:value-type="float" office:value="0.1022">
                <text:p>0.10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">
                <text:p>35</text:p>
              </table:table-cell>
              <table:table-cell office:value-type="float" office:value="0.028997">
                <text:p>0.028997</text:p>
              </table:table-cell>
              <table:table-cell office:value-type="float" office:value="0.098054">
                <text:p>0.0980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">
                <text:p>35</text:p>
              </table:table-cell>
              <table:table-cell office:value-type="float" office:value="0.026724">
                <text:p>0.026724</text:p>
              </table:table-cell>
              <table:table-cell office:value-type="float" office:value="0.11321">
                <text:p>0.113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">
                <text:p>35</text:p>
              </table:table-cell>
              <table:table-cell office:value-type="float" office:value="0.025167">
                <text:p>0.025167</text:p>
              </table:table-cell>
              <table:table-cell office:value-type="float" office:value="0.10498">
                <text:p>0.104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">
                <text:p>35</text:p>
              </table:table-cell>
              <table:table-cell office:value-type="float" office:value="0.028573">
                <text:p>0.028573</text:p>
              </table:table-cell>
              <table:table-cell office:value-type="float" office:value="0.11777">
                <text:p>0.117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">
                <text:p>35</text:p>
              </table:table-cell>
              <table:table-cell office:value-type="float" office:value="0.026733">
                <text:p>0.026733</text:p>
              </table:table-cell>
              <table:table-cell office:value-type="float" office:value="0.092665">
                <text:p>0.0926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">
                <text:p>35</text:p>
              </table:table-cell>
              <table:table-cell office:value-type="float" office:value="0.023827">
                <text:p>0.023827</text:p>
              </table:table-cell>
              <table:table-cell office:value-type="float" office:value="0.11317">
                <text:p>0.113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">
                <text:p>35</text:p>
              </table:table-cell>
              <table:table-cell office:value-type="float" office:value="0.030987">
                <text:p>0.030987</text:p>
              </table:table-cell>
              <table:table-cell office:value-type="float" office:value="0.091641">
                <text:p>0.0916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">
                <text:p>35</text:p>
              </table:table-cell>
              <table:table-cell office:value-type="float" office:value="0.027382">
                <text:p>0.027382</text:p>
              </table:table-cell>
              <table:table-cell office:value-type="float" office:value="0.078147">
                <text:p>0.0781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">
                <text:p>35</text:p>
              </table:table-cell>
              <table:table-cell office:value-type="float" office:value="0.023552">
                <text:p>0.023552</text:p>
              </table:table-cell>
              <table:table-cell office:value-type="float" office:value="0.094896">
                <text:p>0.0948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">
                <text:p>35</text:p>
              </table:table-cell>
              <table:table-cell office:value-type="float" office:value="0.026232">
                <text:p>0.026232</text:p>
              </table:table-cell>
              <table:table-cell office:value-type="float" office:value="0.10723">
                <text:p>0.107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">
                <text:p>35</text:p>
              </table:table-cell>
              <table:table-cell office:value-type="float" office:value="0.026423">
                <text:p>0.026423</text:p>
              </table:table-cell>
              <table:table-cell office:value-type="float" office:value="0.089975">
                <text:p>0.0899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">
                <text:p>35</text:p>
              </table:table-cell>
              <table:table-cell office:value-type="float" office:value="0.027525">
                <text:p>0.027525</text:p>
              </table:table-cell>
              <table:table-cell office:value-type="float" office:value="0.066304">
                <text:p>0.0663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">
                <text:p>35</text:p>
              </table:table-cell>
              <table:table-cell office:value-type="float" office:value="0.026211">
                <text:p>0.026211</text:p>
              </table:table-cell>
              <table:table-cell office:value-type="float" office:value="0.081724">
                <text:p>0.0817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">
                <text:p>35</text:p>
              </table:table-cell>
              <table:table-cell office:value-type="float" office:value="0.034991">
                <text:p>0.034991</text:p>
              </table:table-cell>
              <table:table-cell office:value-type="float" office:value="0.097206">
                <text:p>0.0972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">
                <text:p>35</text:p>
              </table:table-cell>
              <table:table-cell office:value-type="float" office:value="0.029745">
                <text:p>0.029745</text:p>
              </table:table-cell>
              <table:table-cell office:value-type="float" office:value="0.097917">
                <text:p>0.0979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">
                <text:p>40</text:p>
              </table:table-cell>
              <table:table-cell office:value-type="float" office:value="0.033225">
                <text:p>0.033225</text:p>
              </table:table-cell>
              <table:table-cell office:value-type="float" office:value="0.094763">
                <text:p>0.0947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">
                <text:p>40</text:p>
              </table:table-cell>
              <table:table-cell office:value-type="float" office:value="0.03186">
                <text:p>0.03186</text:p>
              </table:table-cell>
              <table:table-cell office:value-type="float" office:value="0.11609">
                <text:p>0.116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">
                <text:p>40</text:p>
              </table:table-cell>
              <table:table-cell office:value-type="float" office:value="0.025565">
                <text:p>0.025565</text:p>
              </table:table-cell>
              <table:table-cell office:value-type="float" office:value="0.11934">
                <text:p>0.119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">
                <text:p>40</text:p>
              </table:table-cell>
              <table:table-cell office:value-type="float" office:value="0.031315">
                <text:p>0.031315</text:p>
              </table:table-cell>
              <table:table-cell office:value-type="float" office:value="0.0936">
                <text:p>0.09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">
                <text:p>40</text:p>
              </table:table-cell>
              <table:table-cell office:value-type="float" office:value="0.027633">
                <text:p>0.027633</text:p>
              </table:table-cell>
              <table:table-cell office:value-type="float" office:value="0.091095">
                <text:p>0.0910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">
                <text:p>40</text:p>
              </table:table-cell>
              <table:table-cell office:value-type="float" office:value="0.026953">
                <text:p>0.026953</text:p>
              </table:table-cell>
              <table:table-cell office:value-type="float" office:value="0.095344">
                <text:p>0.0953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">
                <text:p>40</text:p>
              </table:table-cell>
              <table:table-cell office:value-type="float" office:value="0.031129">
                <text:p>0.031129</text:p>
              </table:table-cell>
              <table:table-cell office:value-type="float" office:value="0.077846">
                <text:p>0.0778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">
                <text:p>40</text:p>
              </table:table-cell>
              <table:table-cell office:value-type="float" office:value="0.03152">
                <text:p>0.03152</text:p>
              </table:table-cell>
              <table:table-cell office:value-type="float" office:value="0.088172">
                <text:p>0.0881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">
                <text:p>40</text:p>
              </table:table-cell>
              <table:table-cell office:value-type="float" office:value="0.023909">
                <text:p>0.023909</text:p>
              </table:table-cell>
              <table:table-cell office:value-type="float" office:value="0.096523">
                <text:p>0.0965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">
                <text:p>40</text:p>
              </table:table-cell>
              <table:table-cell office:value-type="float" office:value="0.037621">
                <text:p>0.037621</text:p>
              </table:table-cell>
              <table:table-cell office:value-type="float" office:value="0.12134">
                <text:p>0.121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">
                <text:p>40</text:p>
              </table:table-cell>
              <table:table-cell office:value-type="float" office:value="0.029821">
                <text:p>0.029821</text:p>
              </table:table-cell>
              <table:table-cell office:value-type="float" office:value="0.12864">
                <text:p>0.128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">
                <text:p>40</text:p>
              </table:table-cell>
              <table:table-cell office:value-type="float" office:value="0.029602">
                <text:p>0.029602</text:p>
              </table:table-cell>
              <table:table-cell office:value-type="float" office:value="0.11689">
                <text:p>0.116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">
                <text:p>40</text:p>
              </table:table-cell>
              <table:table-cell office:value-type="float" office:value="0.029508">
                <text:p>0.029508</text:p>
              </table:table-cell>
              <table:table-cell office:value-type="float" office:value="0.085595">
                <text:p>0.0855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0">
                <text:p>40</text:p>
              </table:table-cell>
              <table:table-cell office:value-type="float" office:value="0.03115">
                <text:p>0.03115</text:p>
              </table:table-cell>
              <table:table-cell office:value-type="float" office:value="0.11592">
                <text:p>0.115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0">
                <text:p>40</text:p>
              </table:table-cell>
              <table:table-cell office:value-type="float" office:value="0.027848">
                <text:p>0.027848</text:p>
              </table:table-cell>
              <table:table-cell office:value-type="float" office:value="0.087696">
                <text:p>0.0876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0">
                <text:p>40</text:p>
              </table:table-cell>
              <table:table-cell office:value-type="float" office:value="0.031019">
                <text:p>0.031019</text:p>
              </table:table-cell>
              <table:table-cell office:value-type="float" office:value="0.09577">
                <text:p>0.095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0">
                <text:p>40</text:p>
              </table:table-cell>
              <table:table-cell office:value-type="float" office:value="0.027061">
                <text:p>0.027061</text:p>
              </table:table-cell>
              <table:table-cell office:value-type="float" office:value="0.08889">
                <text:p>0.088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">
                <text:p>40</text:p>
              </table:table-cell>
              <table:table-cell office:value-type="float" office:value="0.029701">
                <text:p>0.029701</text:p>
              </table:table-cell>
              <table:table-cell office:value-type="float" office:value="0.09919">
                <text:p>0.099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0">
                <text:p>40</text:p>
              </table:table-cell>
              <table:table-cell office:value-type="float" office:value="0.029067">
                <text:p>0.029067</text:p>
              </table:table-cell>
              <table:table-cell office:value-type="float" office:value="0.09698">
                <text:p>0.096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0">
                <text:p>40</text:p>
              </table:table-cell>
              <table:table-cell office:value-type="float" office:value="0.028195">
                <text:p>0.028195</text:p>
              </table:table-cell>
              <table:table-cell office:value-type="float" office:value="0.10797">
                <text:p>0.107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">
                <text:p>40</text:p>
              </table:table-cell>
              <table:table-cell office:value-type="float" office:value="0.029806">
                <text:p>0.029806</text:p>
              </table:table-cell>
              <table:table-cell office:value-type="float" office:value="0.086386">
                <text:p>0.0863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">
                <text:p>40</text:p>
              </table:table-cell>
              <table:table-cell office:value-type="float" office:value="0.029882">
                <text:p>0.029882</text:p>
              </table:table-cell>
              <table:table-cell office:value-type="float" office:value="0.11073">
                <text:p>0.1107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">
                <text:p>40</text:p>
              </table:table-cell>
              <table:table-cell office:value-type="float" office:value="0.02958">
                <text:p>0.02958</text:p>
              </table:table-cell>
              <table:table-cell office:value-type="float" office:value="0.10792">
                <text:p>0.107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0">
                <text:p>40</text:p>
              </table:table-cell>
              <table:table-cell office:value-type="float" office:value="0.026444">
                <text:p>0.026444</text:p>
              </table:table-cell>
              <table:table-cell office:value-type="float" office:value="0.10575">
                <text:p>0.105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">
                <text:p>40</text:p>
              </table:table-cell>
              <table:table-cell office:value-type="float" office:value="0.028896">
                <text:p>0.028896</text:p>
              </table:table-cell>
              <table:table-cell office:value-type="float" office:value="0.10525">
                <text:p>0.105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">
                <text:p>40</text:p>
              </table:table-cell>
              <table:table-cell office:value-type="float" office:value="0.029154">
                <text:p>0.029154</text:p>
              </table:table-cell>
              <table:table-cell office:value-type="float" office:value="0.12078">
                <text:p>0.120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">
                <text:p>40</text:p>
              </table:table-cell>
              <table:table-cell office:value-type="float" office:value="0.03023">
                <text:p>0.03023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">
                <text:p>40</text:p>
              </table:table-cell>
              <table:table-cell office:value-type="float" office:value="0.026748">
                <text:p>0.026748</text:p>
              </table:table-cell>
              <table:table-cell office:value-type="float" office:value="0.083737">
                <text:p>0.0837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">
                <text:p>40</text:p>
              </table:table-cell>
              <table:table-cell office:value-type="float" office:value="0.026209">
                <text:p>0.026209</text:p>
              </table:table-cell>
              <table:table-cell office:value-type="float" office:value="0.1059">
                <text:p>0.10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">
                <text:p>40</text:p>
              </table:table-cell>
              <table:table-cell office:value-type="float" office:value="0.027024">
                <text:p>0.027024</text:p>
              </table:table-cell>
              <table:table-cell office:value-type="float" office:value="0.10729">
                <text:p>0.107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">
                <text:p>40</text:p>
              </table:table-cell>
              <table:table-cell office:value-type="float" office:value="0.027757">
                <text:p>0.027757</text:p>
              </table:table-cell>
              <table:table-cell office:value-type="float" office:value="0.10539">
                <text:p>0.105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">
                <text:p>40</text:p>
              </table:table-cell>
              <table:table-cell office:value-type="float" office:value="0.028264">
                <text:p>0.028264</text:p>
              </table:table-cell>
              <table:table-cell office:value-type="float" office:value="0.10608">
                <text:p>0.106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">
                <text:p>40</text:p>
              </table:table-cell>
              <table:table-cell office:value-type="float" office:value="0.029556">
                <text:p>0.029556</text:p>
              </table:table-cell>
              <table:table-cell office:value-type="float" office:value="0.10614">
                <text:p>0.106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">
                <text:p>40</text:p>
              </table:table-cell>
              <table:table-cell office:value-type="float" office:value="0.026536">
                <text:p>0.026536</text:p>
              </table:table-cell>
              <table:table-cell office:value-type="float" office:value="0.11055">
                <text:p>0.110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">
                <text:p>40</text:p>
              </table:table-cell>
              <table:table-cell office:value-type="float" office:value="0.033417">
                <text:p>0.033417</text:p>
              </table:table-cell>
              <table:table-cell office:value-type="float" office:value="0.10956">
                <text:p>0.109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">
                <text:p>40</text:p>
              </table:table-cell>
              <table:table-cell office:value-type="float" office:value="0.027095">
                <text:p>0.027095</text:p>
              </table:table-cell>
              <table:table-cell office:value-type="float" office:value="0.078261">
                <text:p>0.07826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">
                <text:p>40</text:p>
              </table:table-cell>
              <table:table-cell office:value-type="float" office:value="0.027521">
                <text:p>0.027521</text:p>
              </table:table-cell>
              <table:table-cell office:value-type="float" office:value="0.085705">
                <text:p>0.0857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0">
                <text:p>40</text:p>
              </table:table-cell>
              <table:table-cell office:value-type="float" office:value="0.026635">
                <text:p>0.026635</text:p>
              </table:table-cell>
              <table:table-cell office:value-type="float" office:value="0.10866">
                <text:p>0.108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">
                <text:p>40</text:p>
              </table:table-cell>
              <table:table-cell office:value-type="float" office:value="0.026942">
                <text:p>0.026942</text:p>
              </table:table-cell>
              <table:table-cell office:value-type="float" office:value="0.10644">
                <text:p>0.106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">
                <text:p>40</text:p>
              </table:table-cell>
              <table:table-cell office:value-type="float" office:value="0.027071">
                <text:p>0.027071</text:p>
              </table:table-cell>
              <table:table-cell office:value-type="float" office:value="0.098418">
                <text:p>0.0984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">
                <text:p>40</text:p>
              </table:table-cell>
              <table:table-cell office:value-type="float" office:value="0.02763">
                <text:p>0.02763</text:p>
              </table:table-cell>
              <table:table-cell office:value-type="float" office:value="0.10029">
                <text:p>0.100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">
                <text:p>40</text:p>
              </table:table-cell>
              <table:table-cell office:value-type="float" office:value="0.029968">
                <text:p>0.029968</text:p>
              </table:table-cell>
              <table:table-cell office:value-type="float" office:value="0.077028">
                <text:p>0.0770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">
                <text:p>40</text:p>
              </table:table-cell>
              <table:table-cell office:value-type="float" office:value="0.025933">
                <text:p>0.025933</text:p>
              </table:table-cell>
              <table:table-cell office:value-type="float" office:value="0.07165">
                <text:p>0.071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">
                <text:p>40</text:p>
              </table:table-cell>
              <table:table-cell office:value-type="float" office:value="0.028802">
                <text:p>0.028802</text:p>
              </table:table-cell>
              <table:table-cell office:value-type="float" office:value="0.10524">
                <text:p>0.105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">
                <text:p>40</text:p>
              </table:table-cell>
              <table:table-cell office:value-type="float" office:value="0.034222">
                <text:p>0.034222</text:p>
              </table:table-cell>
              <table:table-cell office:value-type="float" office:value="0.096562">
                <text:p>0.0965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">
                <text:p>40</text:p>
              </table:table-cell>
              <table:table-cell office:value-type="float" office:value="0.030439">
                <text:p>0.030439</text:p>
              </table:table-cell>
              <table:table-cell office:value-type="float" office:value="0.094429">
                <text:p>0.0944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">
                <text:p>40</text:p>
              </table:table-cell>
              <table:table-cell office:value-type="float" office:value="0.027148">
                <text:p>0.027148</text:p>
              </table:table-cell>
              <table:table-cell office:value-type="float" office:value="0.09799">
                <text:p>0.097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">
                <text:p>40</text:p>
              </table:table-cell>
              <table:table-cell office:value-type="float" office:value="0.025392">
                <text:p>0.025392</text:p>
              </table:table-cell>
              <table:table-cell office:value-type="float" office:value="0.11191">
                <text:p>0.111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">
                <text:p>40</text:p>
              </table:table-cell>
              <table:table-cell office:value-type="float" office:value="0.02642">
                <text:p>0.02642</text:p>
              </table:table-cell>
              <table:table-cell office:value-type="float" office:value="0.094067">
                <text:p>0.0940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">
                <text:p>40</text:p>
              </table:table-cell>
              <table:table-cell office:value-type="float" office:value="0.030575">
                <text:p>0.030575</text:p>
              </table:table-cell>
              <table:table-cell office:value-type="float" office:value="0.10383">
                <text:p>0.103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5">
                <text:p>45</text:p>
              </table:table-cell>
              <table:table-cell office:value-type="float" office:value="0.025426">
                <text:p>0.025426</text:p>
              </table:table-cell>
              <table:table-cell office:value-type="float" office:value="0.097804">
                <text:p>0.0978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5">
                <text:p>45</text:p>
              </table:table-cell>
              <table:table-cell office:value-type="float" office:value="0.026011">
                <text:p>0.026011</text:p>
              </table:table-cell>
              <table:table-cell office:value-type="float" office:value="0.085111">
                <text:p>0.0851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">
                <text:p>45</text:p>
              </table:table-cell>
              <table:table-cell office:value-type="float" office:value="0.027856">
                <text:p>0.027856</text:p>
              </table:table-cell>
              <table:table-cell office:value-type="float" office:value="0.093738">
                <text:p>0.0937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5">
                <text:p>45</text:p>
              </table:table-cell>
              <table:table-cell office:value-type="float" office:value="0.029489">
                <text:p>0.029489</text:p>
              </table:table-cell>
              <table:table-cell office:value-type="float" office:value="0.077039">
                <text:p>0.0770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">
                <text:p>45</text:p>
              </table:table-cell>
              <table:table-cell office:value-type="float" office:value="0.024306">
                <text:p>0.024306</text:p>
              </table:table-cell>
              <table:table-cell office:value-type="float" office:value="0.082278">
                <text:p>0.0822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5">
                <text:p>45</text:p>
              </table:table-cell>
              <table:table-cell office:value-type="float" office:value="0.03519">
                <text:p>0.03519</text:p>
              </table:table-cell>
              <table:table-cell office:value-type="float" office:value="0.099574">
                <text:p>0.0995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5">
                <text:p>45</text:p>
              </table:table-cell>
              <table:table-cell office:value-type="float" office:value="0.032029">
                <text:p>0.032029</text:p>
              </table:table-cell>
              <table:table-cell office:value-type="float" office:value="0.094027">
                <text:p>0.0940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">
                <text:p>45</text:p>
              </table:table-cell>
              <table:table-cell office:value-type="float" office:value="0.023197">
                <text:p>0.023197</text:p>
              </table:table-cell>
              <table:table-cell office:value-type="float" office:value="0.090274">
                <text:p>0.0902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">
                <text:p>45</text:p>
              </table:table-cell>
              <table:table-cell office:value-type="float" office:value="0.030872">
                <text:p>0.030872</text:p>
              </table:table-cell>
              <table:table-cell office:value-type="float" office:value="0.084814">
                <text:p>0.0848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">
                <text:p>45</text:p>
              </table:table-cell>
              <table:table-cell office:value-type="float" office:value="0.029926">
                <text:p>0.029926</text:p>
              </table:table-cell>
              <table:table-cell office:value-type="float" office:value="0.093163">
                <text:p>0.0931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5">
                <text:p>45</text:p>
              </table:table-cell>
              <table:table-cell office:value-type="float" office:value="0.03084">
                <text:p>0.03084</text:p>
              </table:table-cell>
              <table:table-cell office:value-type="float" office:value="0.11751">
                <text:p>0.117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5">
                <text:p>45</text:p>
              </table:table-cell>
              <table:table-cell office:value-type="float" office:value="0.028419">
                <text:p>0.028419</text:p>
              </table:table-cell>
              <table:table-cell office:value-type="float" office:value="0.098702">
                <text:p>0.0987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">
                <text:p>45</text:p>
              </table:table-cell>
              <table:table-cell office:value-type="float" office:value="0.031308">
                <text:p>0.031308</text:p>
              </table:table-cell>
              <table:table-cell office:value-type="float" office:value="0.13244">
                <text:p>0.132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">
                <text:p>45</text:p>
              </table:table-cell>
              <table:table-cell office:value-type="float" office:value="0.031056">
                <text:p>0.031056</text:p>
              </table:table-cell>
              <table:table-cell office:value-type="float" office:value="0.07775">
                <text:p>0.077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5">
                <text:p>45</text:p>
              </table:table-cell>
              <table:table-cell office:value-type="float" office:value="0.032934">
                <text:p>0.032934</text:p>
              </table:table-cell>
              <table:table-cell office:value-type="float" office:value="0.094759">
                <text:p>0.09475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5">
                <text:p>45</text:p>
              </table:table-cell>
              <table:table-cell office:value-type="float" office:value="0.033814">
                <text:p>0.033814</text:p>
              </table:table-cell>
              <table:table-cell office:value-type="float" office:value="0.12244">
                <text:p>0.122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5">
                <text:p>45</text:p>
              </table:table-cell>
              <table:table-cell office:value-type="float" office:value="0.036433">
                <text:p>0.036433</text:p>
              </table:table-cell>
              <table:table-cell office:value-type="float" office:value="0.099617">
                <text:p>0.0996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">
                <text:p>45</text:p>
              </table:table-cell>
              <table:table-cell office:value-type="float" office:value="0.025596">
                <text:p>0.025596</text:p>
              </table:table-cell>
              <table:table-cell office:value-type="float" office:value="0.11944">
                <text:p>0.119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">
                <text:p>45</text:p>
              </table:table-cell>
              <table:table-cell office:value-type="float" office:value="0.030886">
                <text:p>0.030886</text:p>
              </table:table-cell>
              <table:table-cell office:value-type="float" office:value="0.13372">
                <text:p>0.133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">
                <text:p>45</text:p>
              </table:table-cell>
              <table:table-cell office:value-type="float" office:value="0.03874">
                <text:p>0.03874</text:p>
              </table:table-cell>
              <table:table-cell office:value-type="float" office:value="0.11088">
                <text:p>0.110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">
                <text:p>45</text:p>
              </table:table-cell>
              <table:table-cell office:value-type="float" office:value="0.029185">
                <text:p>0.029185</text:p>
              </table:table-cell>
              <table:table-cell office:value-type="float" office:value="0.11254">
                <text:p>0.112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5">
                <text:p>45</text:p>
              </table:table-cell>
              <table:table-cell office:value-type="float" office:value="0.029301">
                <text:p>0.029301</text:p>
              </table:table-cell>
              <table:table-cell office:value-type="float" office:value="0.10592">
                <text:p>0.105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">
                <text:p>45</text:p>
              </table:table-cell>
              <table:table-cell office:value-type="float" office:value="0.024537">
                <text:p>0.024537</text:p>
              </table:table-cell>
              <table:table-cell office:value-type="float" office:value="0.095868">
                <text:p>0.0958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5">
                <text:p>45</text:p>
              </table:table-cell>
              <table:table-cell office:value-type="float" office:value="0.036261">
                <text:p>0.036261</text:p>
              </table:table-cell>
              <table:table-cell office:value-type="float" office:value="0.097247">
                <text:p>0.0972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">
                <text:p>45</text:p>
              </table:table-cell>
              <table:table-cell office:value-type="float" office:value="0.028311">
                <text:p>0.028311</text:p>
              </table:table-cell>
              <table:table-cell office:value-type="float" office:value="0.13347">
                <text:p>0.133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">
                <text:p>45</text:p>
              </table:table-cell>
              <table:table-cell office:value-type="float" office:value="0.031766">
                <text:p>0.031766</text:p>
              </table:table-cell>
              <table:table-cell office:value-type="float" office:value="0.10257">
                <text:p>0.102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">
                <text:p>45</text:p>
              </table:table-cell>
              <table:table-cell office:value-type="float" office:value="0.033393">
                <text:p>0.033393</text:p>
              </table:table-cell>
              <table:table-cell office:value-type="float" office:value="0.10737">
                <text:p>0.107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">
                <text:p>45</text:p>
              </table:table-cell>
              <table:table-cell office:value-type="float" office:value="0.030625">
                <text:p>0.030625</text:p>
              </table:table-cell>
              <table:table-cell office:value-type="float" office:value="0.086882">
                <text:p>0.08688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">
                <text:p>45</text:p>
              </table:table-cell>
              <table:table-cell office:value-type="float" office:value="0.03276">
                <text:p>0.03276</text:p>
              </table:table-cell>
              <table:table-cell office:value-type="float" office:value="0.10196">
                <text:p>0.101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">
                <text:p>45</text:p>
              </table:table-cell>
              <table:table-cell office:value-type="float" office:value="0.033303">
                <text:p>0.033303</text:p>
              </table:table-cell>
              <table:table-cell office:value-type="float" office:value="0.09299">
                <text:p>0.092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">
                <text:p>45</text:p>
              </table:table-cell>
              <table:table-cell office:value-type="float" office:value="0.029747">
                <text:p>0.029747</text:p>
              </table:table-cell>
              <table:table-cell office:value-type="float" office:value="0.11987">
                <text:p>0.1198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">
                <text:p>45</text:p>
              </table:table-cell>
              <table:table-cell office:value-type="float" office:value="0.030103">
                <text:p>0.030103</text:p>
              </table:table-cell>
              <table:table-cell office:value-type="float" office:value="0.11003">
                <text:p>0.110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">
                <text:p>45</text:p>
              </table:table-cell>
              <table:table-cell office:value-type="float" office:value="0.028021">
                <text:p>0.028021</text:p>
              </table:table-cell>
              <table:table-cell office:value-type="float" office:value="0.11541">
                <text:p>0.1154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">
                <text:p>45</text:p>
              </table:table-cell>
              <table:table-cell office:value-type="float" office:value="0.031019">
                <text:p>0.031019</text:p>
              </table:table-cell>
              <table:table-cell office:value-type="float" office:value="0.10515">
                <text:p>0.105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">
                <text:p>45</text:p>
              </table:table-cell>
              <table:table-cell office:value-type="float" office:value="0.02636">
                <text:p>0.02636</text:p>
              </table:table-cell>
              <table:table-cell office:value-type="float" office:value="0.10002">
                <text:p>0.100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">
                <text:p>45</text:p>
              </table:table-cell>
              <table:table-cell office:value-type="float" office:value="0.029278">
                <text:p>0.029278</text:p>
              </table:table-cell>
              <table:table-cell office:value-type="float" office:value="0.10867">
                <text:p>0.108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">
                <text:p>45</text:p>
              </table:table-cell>
              <table:table-cell office:value-type="float" office:value="0.028462">
                <text:p>0.028462</text:p>
              </table:table-cell>
              <table:table-cell office:value-type="float" office:value="0.12248">
                <text:p>0.122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">
                <text:p>45</text:p>
              </table:table-cell>
              <table:table-cell office:value-type="float" office:value="0.027985">
                <text:p>0.027985</text:p>
              </table:table-cell>
              <table:table-cell office:value-type="float" office:value="0.11133">
                <text:p>0.111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5">
                <text:p>45</text:p>
              </table:table-cell>
              <table:table-cell office:value-type="float" office:value="0.031786">
                <text:p>0.031786</text:p>
              </table:table-cell>
              <table:table-cell office:value-type="float" office:value="0.11621">
                <text:p>0.116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">
                <text:p>45</text:p>
              </table:table-cell>
              <table:table-cell office:value-type="float" office:value="0.032561">
                <text:p>0.032561</text:p>
              </table:table-cell>
              <table:table-cell office:value-type="float" office:value="0.13232">
                <text:p>0.132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">
                <text:p>45</text:p>
              </table:table-cell>
              <table:table-cell office:value-type="float" office:value="0.033948">
                <text:p>0.033948</text:p>
              </table:table-cell>
              <table:table-cell office:value-type="float" office:value="0.089354">
                <text:p>0.0893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">
                <text:p>45</text:p>
              </table:table-cell>
              <table:table-cell office:value-type="float" office:value="0.026851">
                <text:p>0.026851</text:p>
              </table:table-cell>
              <table:table-cell office:value-type="float" office:value="0.11365">
                <text:p>0.1136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">
                <text:p>45</text:p>
              </table:table-cell>
              <table:table-cell office:value-type="float" office:value="0.037147">
                <text:p>0.037147</text:p>
              </table:table-cell>
              <table:table-cell office:value-type="float" office:value="0.098902">
                <text:p>0.0989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">
                <text:p>45</text:p>
              </table:table-cell>
              <table:table-cell office:value-type="float" office:value="0.026208">
                <text:p>0.026208</text:p>
              </table:table-cell>
              <table:table-cell office:value-type="float" office:value="0.11541">
                <text:p>0.115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">
                <text:p>45</text:p>
              </table:table-cell>
              <table:table-cell office:value-type="float" office:value="0.03068">
                <text:p>0.03068</text:p>
              </table:table-cell>
              <table:table-cell office:value-type="float" office:value="0.099052">
                <text:p>0.0990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">
                <text:p>45</text:p>
              </table:table-cell>
              <table:table-cell office:value-type="float" office:value="0.02874">
                <text:p>0.02874</text:p>
              </table:table-cell>
              <table:table-cell office:value-type="float" office:value="0.11189">
                <text:p>0.1118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">
                <text:p>45</text:p>
              </table:table-cell>
              <table:table-cell office:value-type="float" office:value="0.028269">
                <text:p>0.028269</text:p>
              </table:table-cell>
              <table:table-cell office:value-type="float" office:value="0.098945">
                <text:p>0.0989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">
                <text:p>45</text:p>
              </table:table-cell>
              <table:table-cell office:value-type="float" office:value="0.028597">
                <text:p>0.028597</text:p>
              </table:table-cell>
              <table:table-cell office:value-type="float" office:value="0.11108">
                <text:p>0.111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">
                <text:p>45</text:p>
              </table:table-cell>
              <table:table-cell office:value-type="float" office:value="0.028381">
                <text:p>0.028381</text:p>
              </table:table-cell>
              <table:table-cell office:value-type="float" office:value="0.097583">
                <text:p>0.09758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">
                <text:p>45</text:p>
              </table:table-cell>
              <table:table-cell office:value-type="float" office:value="0.030838">
                <text:p>0.030838</text:p>
              </table:table-cell>
              <table:table-cell office:value-type="float" office:value="0.10982">
                <text:p>0.109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0">
                <text:p>50</text:p>
              </table:table-cell>
              <table:table-cell office:value-type="float" office:value="0.028062">
                <text:p>0.028062</text:p>
              </table:table-cell>
              <table:table-cell office:value-type="float" office:value="0.13524">
                <text:p>0.135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0">
                <text:p>50</text:p>
              </table:table-cell>
              <table:table-cell office:value-type="float" office:value="0.028094">
                <text:p>0.028094</text:p>
              </table:table-cell>
              <table:table-cell office:value-type="float" office:value="0.10472">
                <text:p>0.104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">
                <text:p>50</text:p>
              </table:table-cell>
              <table:table-cell office:value-type="float" office:value="0.033955">
                <text:p>0.033955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">
                <text:p>50</text:p>
              </table:table-cell>
              <table:table-cell office:value-type="float" office:value="0.036519">
                <text:p>0.036519</text:p>
              </table:table-cell>
              <table:table-cell office:value-type="float" office:value="0.10083">
                <text:p>0.100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0">
                <text:p>50</text:p>
              </table:table-cell>
              <table:table-cell office:value-type="float" office:value="0.032181">
                <text:p>0.032181</text:p>
              </table:table-cell>
              <table:table-cell office:value-type="float" office:value="0.12417">
                <text:p>0.124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0">
                <text:p>50</text:p>
              </table:table-cell>
              <table:table-cell office:value-type="float" office:value="0.031806">
                <text:p>0.031806</text:p>
              </table:table-cell>
              <table:table-cell office:value-type="float" office:value="0.10071">
                <text:p>0.100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0">
                <text:p>50</text:p>
              </table:table-cell>
              <table:table-cell office:value-type="float" office:value="0.032112">
                <text:p>0.032112</text:p>
              </table:table-cell>
              <table:table-cell office:value-type="float" office:value="0.11727">
                <text:p>0.117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0">
                <text:p>50</text:p>
              </table:table-cell>
              <table:table-cell office:value-type="float" office:value="0.030291">
                <text:p>0.030291</text:p>
              </table:table-cell>
              <table:table-cell office:value-type="float" office:value="0.10391">
                <text:p>0.103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">
                <text:p>50</text:p>
              </table:table-cell>
              <table:table-cell office:value-type="float" office:value="0.027098">
                <text:p>0.027098</text:p>
              </table:table-cell>
              <table:table-cell office:value-type="float" office:value="0.11333">
                <text:p>0.113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0">
                <text:p>50</text:p>
              </table:table-cell>
              <table:table-cell office:value-type="float" office:value="0.027338">
                <text:p>0.027338</text:p>
              </table:table-cell>
              <table:table-cell office:value-type="float" office:value="0.12779">
                <text:p>0.127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0">
                <text:p>50</text:p>
              </table:table-cell>
              <table:table-cell office:value-type="float" office:value="0.035425">
                <text:p>0.035425</text:p>
              </table:table-cell>
              <table:table-cell office:value-type="float" office:value="0.12577">
                <text:p>0.125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0">
                <text:p>50</text:p>
              </table:table-cell>
              <table:table-cell office:value-type="float" office:value="0.031957">
                <text:p>0.031957</text:p>
              </table:table-cell>
              <table:table-cell office:value-type="float" office:value="0.10871">
                <text:p>0.108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0">
                <text:p>50</text:p>
              </table:table-cell>
              <table:table-cell office:value-type="float" office:value="0.036189">
                <text:p>0.036189</text:p>
              </table:table-cell>
              <table:table-cell office:value-type="float" office:value="0.11613">
                <text:p>0.116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0">
                <text:p>50</text:p>
              </table:table-cell>
              <table:table-cell office:value-type="float" office:value="0.031785">
                <text:p>0.031785</text:p>
              </table:table-cell>
              <table:table-cell office:value-type="float" office:value="0.1128">
                <text:p>0.11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0">
                <text:p>50</text:p>
              </table:table-cell>
              <table:table-cell office:value-type="float" office:value="0.035528">
                <text:p>0.035528</text:p>
              </table:table-cell>
              <table:table-cell office:value-type="float" office:value="0.11047">
                <text:p>0.110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0">
                <text:p>50</text:p>
              </table:table-cell>
              <table:table-cell office:value-type="float" office:value="0.029706">
                <text:p>0.029706</text:p>
              </table:table-cell>
              <table:table-cell office:value-type="float" office:value="0.098501">
                <text:p>0.0985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0">
                <text:p>50</text:p>
              </table:table-cell>
              <table:table-cell office:value-type="float" office:value="0.028543">
                <text:p>0.028543</text:p>
              </table:table-cell>
              <table:table-cell office:value-type="float" office:value="0.10034">
                <text:p>0.100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0">
                <text:p>50</text:p>
              </table:table-cell>
              <table:table-cell office:value-type="float" office:value="0.028272">
                <text:p>0.028272</text:p>
              </table:table-cell>
              <table:table-cell office:value-type="float" office:value="0.12597">
                <text:p>0.125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0">
                <text:p>50</text:p>
              </table:table-cell>
              <table:table-cell office:value-type="float" office:value="0.036421">
                <text:p>0.036421</text:p>
              </table:table-cell>
              <table:table-cell office:value-type="float" office:value="0.12311">
                <text:p>0.123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">
                <text:p>50</text:p>
              </table:table-cell>
              <table:table-cell office:value-type="float" office:value="0.026651">
                <text:p>0.026651</text:p>
              </table:table-cell>
              <table:table-cell office:value-type="float" office:value="0.11292">
                <text:p>0.112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0">
                <text:p>50</text:p>
              </table:table-cell>
              <table:table-cell office:value-type="float" office:value="0.032864">
                <text:p>0.032864</text:p>
              </table:table-cell>
              <table:table-cell office:value-type="float" office:value="0.095231">
                <text:p>0.0952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0">
                <text:p>50</text:p>
              </table:table-cell>
              <table:table-cell office:value-type="float" office:value="0.029491">
                <text:p>0.029491</text:p>
              </table:table-cell>
              <table:table-cell office:value-type="float" office:value="0.10145">
                <text:p>0.101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0">
                <text:p>50</text:p>
              </table:table-cell>
              <table:table-cell office:value-type="float" office:value="0.035109">
                <text:p>0.035109</text:p>
              </table:table-cell>
              <table:table-cell office:value-type="float" office:value="0.11784">
                <text:p>0.117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0">
                <text:p>50</text:p>
              </table:table-cell>
              <table:table-cell office:value-type="float" office:value="0.029871">
                <text:p>0.029871</text:p>
              </table:table-cell>
              <table:table-cell office:value-type="float" office:value="0.10669">
                <text:p>0.106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0">
                <text:p>50</text:p>
              </table:table-cell>
              <table:table-cell office:value-type="float" office:value="0.027528">
                <text:p>0.027528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0">
                <text:p>50</text:p>
              </table:table-cell>
              <table:table-cell office:value-type="float" office:value="0.027311">
                <text:p>0.027311</text:p>
              </table:table-cell>
              <table:table-cell office:value-type="float" office:value="0.10144">
                <text:p>0.1014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0">
                <text:p>50</text:p>
              </table:table-cell>
              <table:table-cell office:value-type="float" office:value="0.028143">
                <text:p>0.028143</text:p>
              </table:table-cell>
              <table:table-cell office:value-type="float" office:value="0.098767">
                <text:p>0.0987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0">
                <text:p>50</text:p>
              </table:table-cell>
              <table:table-cell office:value-type="float" office:value="0.030656">
                <text:p>0.030656</text:p>
              </table:table-cell>
              <table:table-cell office:value-type="float" office:value="0.093404">
                <text:p>0.0934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0">
                <text:p>50</text:p>
              </table:table-cell>
              <table:table-cell office:value-type="float" office:value="0.032655">
                <text:p>0.032655</text:p>
              </table:table-cell>
              <table:table-cell office:value-type="float" office:value="0.10777">
                <text:p>0.1077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0">
                <text:p>50</text:p>
              </table:table-cell>
              <table:table-cell office:value-type="float" office:value="0.031215">
                <text:p>0.031215</text:p>
              </table:table-cell>
              <table:table-cell office:value-type="float" office:value="0.11768">
                <text:p>0.117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0">
                <text:p>50</text:p>
              </table:table-cell>
              <table:table-cell office:value-type="float" office:value="0.032197">
                <text:p>0.032197</text:p>
              </table:table-cell>
              <table:table-cell office:value-type="float" office:value="0.12769">
                <text:p>0.127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0">
                <text:p>50</text:p>
              </table:table-cell>
              <table:table-cell office:value-type="float" office:value="0.033269">
                <text:p>0.033269</text:p>
              </table:table-cell>
              <table:table-cell office:value-type="float" office:value="0.11693">
                <text:p>0.116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0">
                <text:p>50</text:p>
              </table:table-cell>
              <table:table-cell office:value-type="float" office:value="0.031757">
                <text:p>0.031757</text:p>
              </table:table-cell>
              <table:table-cell office:value-type="float" office:value="0.1389">
                <text:p>0.138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0">
                <text:p>50</text:p>
              </table:table-cell>
              <table:table-cell office:value-type="float" office:value="0.034478">
                <text:p>0.034478</text:p>
              </table:table-cell>
              <table:table-cell office:value-type="float" office:value="0.12215">
                <text:p>0.122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0">
                <text:p>50</text:p>
              </table:table-cell>
              <table:table-cell office:value-type="float" office:value="0.036458">
                <text:p>0.036458</text:p>
              </table:table-cell>
              <table:table-cell office:value-type="float" office:value="0.11198">
                <text:p>0.111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0">
                <text:p>50</text:p>
              </table:table-cell>
              <table:table-cell office:value-type="float" office:value="0.028187">
                <text:p>0.028187</text:p>
              </table:table-cell>
              <table:table-cell office:value-type="float" office:value="0.078155">
                <text:p>0.0781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0">
                <text:p>50</text:p>
              </table:table-cell>
              <table:table-cell office:value-type="float" office:value="0.033227">
                <text:p>0.033227</text:p>
              </table:table-cell>
              <table:table-cell office:value-type="float" office:value="0.11138">
                <text:p>0.1113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0">
                <text:p>50</text:p>
              </table:table-cell>
              <table:table-cell office:value-type="float" office:value="0.02646">
                <text:p>0.02646</text:p>
              </table:table-cell>
              <table:table-cell office:value-type="float" office:value="0.10536">
                <text:p>0.105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0">
                <text:p>50</text:p>
              </table:table-cell>
              <table:table-cell office:value-type="float" office:value="0.033698">
                <text:p>0.033698</text:p>
              </table:table-cell>
              <table:table-cell office:value-type="float" office:value="0.11785">
                <text:p>0.117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0">
                <text:p>50</text:p>
              </table:table-cell>
              <table:table-cell office:value-type="float" office:value="0.031058">
                <text:p>0.031058</text:p>
              </table:table-cell>
              <table:table-cell office:value-type="float" office:value="0.11431">
                <text:p>0.114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0">
                <text:p>50</text:p>
              </table:table-cell>
              <table:table-cell office:value-type="float" office:value="0.035957">
                <text:p>0.035957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">
                <text:p>50</text:p>
              </table:table-cell>
              <table:table-cell office:value-type="float" office:value="0.032943">
                <text:p>0.032943</text:p>
              </table:table-cell>
              <table:table-cell office:value-type="float" office:value="0.10619">
                <text:p>0.106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">
                <text:p>50</text:p>
              </table:table-cell>
              <table:table-cell office:value-type="float" office:value="0.027858">
                <text:p>0.027858</text:p>
              </table:table-cell>
              <table:table-cell office:value-type="float" office:value="0.10121">
                <text:p>0.101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0">
                <text:p>50</text:p>
              </table:table-cell>
              <table:table-cell office:value-type="float" office:value="0.029982">
                <text:p>0.029982</text:p>
              </table:table-cell>
              <table:table-cell office:value-type="float" office:value="0.090615">
                <text:p>0.0906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">
                <text:p>50</text:p>
              </table:table-cell>
              <table:table-cell office:value-type="float" office:value="0.028692">
                <text:p>0.028692</text:p>
              </table:table-cell>
              <table:table-cell office:value-type="float" office:value="0.13151">
                <text:p>0.131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0">
                <text:p>50</text:p>
              </table:table-cell>
              <table:table-cell office:value-type="float" office:value="0.029283">
                <text:p>0.029283</text:p>
              </table:table-cell>
              <table:table-cell office:value-type="float" office:value="0.11005">
                <text:p>0.110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">
                <text:p>50</text:p>
              </table:table-cell>
              <table:table-cell office:value-type="float" office:value="0.028164">
                <text:p>0.028164</text:p>
              </table:table-cell>
              <table:table-cell office:value-type="float" office:value="0.12057">
                <text:p>0.120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">
                <text:p>50</text:p>
              </table:table-cell>
              <table:table-cell office:value-type="float" office:value="0.029944">
                <text:p>0.029944</text:p>
              </table:table-cell>
              <table:table-cell office:value-type="float" office:value="0.092559">
                <text:p>0.0925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">
                <text:p>50</text:p>
              </table:table-cell>
              <table:table-cell office:value-type="float" office:value="0.036761">
                <text:p>0.036761</text:p>
              </table:table-cell>
              <table:table-cell office:value-type="float" office:value="0.090379">
                <text:p>0.0903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0.028275">
                <text:p>0.028275</text:p>
              </table:table-cell>
              <table:table-cell office:value-type="float" office:value="0.10569">
                <text:p>0.105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5">
                <text:p>55</text:p>
              </table:table-cell>
              <table:table-cell office:value-type="float" office:value="0.03412">
                <text:p>0.03412</text:p>
              </table:table-cell>
              <table:table-cell office:value-type="float" office:value="0.12328">
                <text:p>0.123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5">
                <text:p>55</text:p>
              </table:table-cell>
              <table:table-cell office:value-type="float" office:value="0.029256">
                <text:p>0.029256</text:p>
              </table:table-cell>
              <table:table-cell office:value-type="float" office:value="0.10068">
                <text:p>0.100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5">
                <text:p>55</text:p>
              </table:table-cell>
              <table:table-cell office:value-type="float" office:value="0.034031">
                <text:p>0.034031</text:p>
              </table:table-cell>
              <table:table-cell office:value-type="float" office:value="0.13696">
                <text:p>0.1369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5">
                <text:p>55</text:p>
              </table:table-cell>
              <table:table-cell office:value-type="float" office:value="0.031978">
                <text:p>0.031978</text:p>
              </table:table-cell>
              <table:table-cell office:value-type="float" office:value="0.11809">
                <text:p>0.118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5">
                <text:p>55</text:p>
              </table:table-cell>
              <table:table-cell office:value-type="float" office:value="0.03362">
                <text:p>0.03362</text:p>
              </table:table-cell>
              <table:table-cell office:value-type="float" office:value="0.12485">
                <text:p>0.1248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5">
                <text:p>55</text:p>
              </table:table-cell>
              <table:table-cell office:value-type="float" office:value="0.029844">
                <text:p>0.029844</text:p>
              </table:table-cell>
              <table:table-cell office:value-type="float" office:value="0.11301">
                <text:p>0.113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5">
                <text:p>55</text:p>
              </table:table-cell>
              <table:table-cell office:value-type="float" office:value="0.037148">
                <text:p>0.037148</text:p>
              </table:table-cell>
              <table:table-cell office:value-type="float" office:value="0.096261">
                <text:p>0.0962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5">
                <text:p>55</text:p>
              </table:table-cell>
              <table:table-cell office:value-type="float" office:value="0.033859">
                <text:p>0.033859</text:p>
              </table:table-cell>
              <table:table-cell office:value-type="float" office:value="0.12777">
                <text:p>0.1277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5">
                <text:p>55</text:p>
              </table:table-cell>
              <table:table-cell office:value-type="float" office:value="0.030959">
                <text:p>0.030959</text:p>
              </table:table-cell>
              <table:table-cell office:value-type="float" office:value="0.12544">
                <text:p>0.125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5">
                <text:p>55</text:p>
              </table:table-cell>
              <table:table-cell office:value-type="float" office:value="0.044722">
                <text:p>0.044722</text:p>
              </table:table-cell>
              <table:table-cell office:value-type="float" office:value="0.10211">
                <text:p>0.102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5">
                <text:p>55</text:p>
              </table:table-cell>
              <table:table-cell office:value-type="float" office:value="0.035521">
                <text:p>0.035521</text:p>
              </table:table-cell>
              <table:table-cell office:value-type="float" office:value="0.13293">
                <text:p>0.132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5">
                <text:p>55</text:p>
              </table:table-cell>
              <table:table-cell office:value-type="float" office:value="0.031009">
                <text:p>0.031009</text:p>
              </table:table-cell>
              <table:table-cell office:value-type="float" office:value="0.10692">
                <text:p>0.106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5">
                <text:p>55</text:p>
              </table:table-cell>
              <table:table-cell office:value-type="float" office:value="0.033009">
                <text:p>0.033009</text:p>
              </table:table-cell>
              <table:table-cell office:value-type="float" office:value="0.12261">
                <text:p>0.122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5">
                <text:p>55</text:p>
              </table:table-cell>
              <table:table-cell office:value-type="float" office:value="0.036573">
                <text:p>0.036573</text:p>
              </table:table-cell>
              <table:table-cell office:value-type="float" office:value="0.13412">
                <text:p>0.134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5">
                <text:p>55</text:p>
              </table:table-cell>
              <table:table-cell office:value-type="float" office:value="0.033778">
                <text:p>0.033778</text:p>
              </table:table-cell>
              <table:table-cell office:value-type="float" office:value="0.11332">
                <text:p>0.1133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5">
                <text:p>55</text:p>
              </table:table-cell>
              <table:table-cell office:value-type="float" office:value="0.03099">
                <text:p>0.03099</text:p>
              </table:table-cell>
              <table:table-cell office:value-type="float" office:value="0.12898">
                <text:p>0.128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5">
                <text:p>55</text:p>
              </table:table-cell>
              <table:table-cell office:value-type="float" office:value="0.035522">
                <text:p>0.035522</text:p>
              </table:table-cell>
              <table:table-cell office:value-type="float" office:value="0.11752">
                <text:p>0.117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5">
                <text:p>55</text:p>
              </table:table-cell>
              <table:table-cell office:value-type="float" office:value="0.035216">
                <text:p>0.035216</text:p>
              </table:table-cell>
              <table:table-cell office:value-type="float" office:value="0.11932">
                <text:p>0.119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5">
                <text:p>55</text:p>
              </table:table-cell>
              <table:table-cell office:value-type="float" office:value="0.03653">
                <text:p>0.03653</text:p>
              </table:table-cell>
              <table:table-cell office:value-type="float" office:value="0.1138">
                <text:p>0.11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5">
                <text:p>55</text:p>
              </table:table-cell>
              <table:table-cell office:value-type="float" office:value="0.033937">
                <text:p>0.033937</text:p>
              </table:table-cell>
              <table:table-cell office:value-type="float" office:value="0.12304">
                <text:p>0.123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5">
                <text:p>55</text:p>
              </table:table-cell>
              <table:table-cell office:value-type="float" office:value="0.028596">
                <text:p>0.028596</text:p>
              </table:table-cell>
              <table:table-cell office:value-type="float" office:value="0.12219">
                <text:p>0.122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5">
                <text:p>55</text:p>
              </table:table-cell>
              <table:table-cell office:value-type="float" office:value="0.040938">
                <text:p>0.040938</text:p>
              </table:table-cell>
              <table:table-cell office:value-type="float" office:value="0.10014">
                <text:p>0.100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5">
                <text:p>55</text:p>
              </table:table-cell>
              <table:table-cell office:value-type="float" office:value="0.028783">
                <text:p>0.028783</text:p>
              </table:table-cell>
              <table:table-cell office:value-type="float" office:value="0.12034">
                <text:p>0.120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5">
                <text:p>55</text:p>
              </table:table-cell>
              <table:table-cell office:value-type="float" office:value="0.032509">
                <text:p>0.032509</text:p>
              </table:table-cell>
              <table:table-cell office:value-type="float" office:value="0.11391">
                <text:p>0.113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5">
                <text:p>55</text:p>
              </table:table-cell>
              <table:table-cell office:value-type="float" office:value="0.038177">
                <text:p>0.038177</text:p>
              </table:table-cell>
              <table:table-cell office:value-type="float" office:value="0.12688">
                <text:p>0.126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5">
                <text:p>55</text:p>
              </table:table-cell>
              <table:table-cell office:value-type="float" office:value="0.044089">
                <text:p>0.044089</text:p>
              </table:table-cell>
              <table:table-cell office:value-type="float" office:value="0.12673">
                <text:p>0.1267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5">
                <text:p>55</text:p>
              </table:table-cell>
              <table:table-cell office:value-type="float" office:value="0.03301">
                <text:p>0.03301</text:p>
              </table:table-cell>
              <table:table-cell office:value-type="float" office:value="0.1027">
                <text:p>0.10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5">
                <text:p>55</text:p>
              </table:table-cell>
              <table:table-cell office:value-type="float" office:value="0.034374">
                <text:p>0.034374</text:p>
              </table:table-cell>
              <table:table-cell office:value-type="float" office:value="0.10765">
                <text:p>0.1076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5">
                <text:p>55</text:p>
              </table:table-cell>
              <table:table-cell office:value-type="float" office:value="0.033501">
                <text:p>0.033501</text:p>
              </table:table-cell>
              <table:table-cell office:value-type="float" office:value="0.11584">
                <text:p>0.1158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5">
                <text:p>55</text:p>
              </table:table-cell>
              <table:table-cell office:value-type="float" office:value="0.029311">
                <text:p>0.029311</text:p>
              </table:table-cell>
              <table:table-cell office:value-type="float" office:value="0.11529">
                <text:p>0.115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5">
                <text:p>55</text:p>
              </table:table-cell>
              <table:table-cell office:value-type="float" office:value="0.031994">
                <text:p>0.031994</text:p>
              </table:table-cell>
              <table:table-cell office:value-type="float" office:value="0.13258">
                <text:p>0.132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5">
                <text:p>55</text:p>
              </table:table-cell>
              <table:table-cell office:value-type="float" office:value="0.034646">
                <text:p>0.034646</text:p>
              </table:table-cell>
              <table:table-cell office:value-type="float" office:value="0.10853">
                <text:p>0.108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5">
                <text:p>55</text:p>
              </table:table-cell>
              <table:table-cell office:value-type="float" office:value="0.028587">
                <text:p>0.028587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5">
                <text:p>55</text:p>
              </table:table-cell>
              <table:table-cell office:value-type="float" office:value="0.026324">
                <text:p>0.026324</text:p>
              </table:table-cell>
              <table:table-cell office:value-type="float" office:value="0.11851">
                <text:p>0.118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5">
                <text:p>55</text:p>
              </table:table-cell>
              <table:table-cell office:value-type="float" office:value="0.028206">
                <text:p>0.028206</text:p>
              </table:table-cell>
              <table:table-cell office:value-type="float" office:value="0.12319">
                <text:p>0.123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5">
                <text:p>55</text:p>
              </table:table-cell>
              <table:table-cell office:value-type="float" office:value="0.037654">
                <text:p>0.037654</text:p>
              </table:table-cell>
              <table:table-cell office:value-type="float" office:value="0.099035">
                <text:p>0.0990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5">
                <text:p>55</text:p>
              </table:table-cell>
              <table:table-cell office:value-type="float" office:value="0.036049">
                <text:p>0.036049</text:p>
              </table:table-cell>
              <table:table-cell office:value-type="float" office:value="0.12226">
                <text:p>0.1222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5">
                <text:p>55</text:p>
              </table:table-cell>
              <table:table-cell office:value-type="float" office:value="0.029105">
                <text:p>0.029105</text:p>
              </table:table-cell>
              <table:table-cell office:value-type="float" office:value="0.13004">
                <text:p>0.130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5">
                <text:p>55</text:p>
              </table:table-cell>
              <table:table-cell office:value-type="float" office:value="0.030124">
                <text:p>0.030124</text:p>
              </table:table-cell>
              <table:table-cell office:value-type="float" office:value="0.11858">
                <text:p>0.118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5">
                <text:p>55</text:p>
              </table:table-cell>
              <table:table-cell office:value-type="float" office:value="0.034036">
                <text:p>0.034036</text:p>
              </table:table-cell>
              <table:table-cell office:value-type="float" office:value="0.1033">
                <text:p>0.103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5">
                <text:p>55</text:p>
              </table:table-cell>
              <table:table-cell office:value-type="float" office:value="0.035517">
                <text:p>0.035517</text:p>
              </table:table-cell>
              <table:table-cell office:value-type="float" office:value="0.11011">
                <text:p>0.110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5">
                <text:p>55</text:p>
              </table:table-cell>
              <table:table-cell office:value-type="float" office:value="0.037008">
                <text:p>0.037008</text:p>
              </table:table-cell>
              <table:table-cell office:value-type="float" office:value="0.12841">
                <text:p>0.128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5">
                <text:p>55</text:p>
              </table:table-cell>
              <table:table-cell office:value-type="float" office:value="0.032447">
                <text:p>0.032447</text:p>
              </table:table-cell>
              <table:table-cell office:value-type="float" office:value="0.11667">
                <text:p>0.116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5">
                <text:p>55</text:p>
              </table:table-cell>
              <table:table-cell office:value-type="float" office:value="0.035628">
                <text:p>0.035628</text:p>
              </table:table-cell>
              <table:table-cell office:value-type="float" office:value="0.10274">
                <text:p>0.102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5">
                <text:p>55</text:p>
              </table:table-cell>
              <table:table-cell office:value-type="float" office:value="0.031187">
                <text:p>0.031187</text:p>
              </table:table-cell>
              <table:table-cell office:value-type="float" office:value="0.1223">
                <text:p>0.12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5">
                <text:p>55</text:p>
              </table:table-cell>
              <table:table-cell office:value-type="float" office:value="0.028482">
                <text:p>0.028482</text:p>
              </table:table-cell>
              <table:table-cell office:value-type="float" office:value="0.11259">
                <text:p>0.1125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5">
                <text:p>55</text:p>
              </table:table-cell>
              <table:table-cell office:value-type="float" office:value="0.039332">
                <text:p>0.039332</text:p>
              </table:table-cell>
              <table:table-cell office:value-type="float" office:value="0.12219">
                <text:p>0.122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">
                <text:p>55</text:p>
              </table:table-cell>
              <table:table-cell office:value-type="float" office:value="0.033601">
                <text:p>0.033601</text:p>
              </table:table-cell>
              <table:table-cell office:value-type="float" office:value="0.12538">
                <text:p>0.125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">
                <text:p>55</text:p>
              </table:table-cell>
              <table:table-cell office:value-type="float" office:value="0.032898">
                <text:p>0.032898</text:p>
              </table:table-cell>
              <table:table-cell office:value-type="float" office:value="0.12758">
                <text:p>0.127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">
                <text:p>55</text:p>
              </table:table-cell>
              <table:table-cell office:value-type="float" office:value="0.032059">
                <text:p>0.032059</text:p>
              </table:table-cell>
              <table:table-cell office:value-type="float" office:value="0.097063">
                <text:p>0.0970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">
                <text:p>60</text:p>
              </table:table-cell>
              <table:table-cell office:value-type="float" office:value="0.031181">
                <text:p>0.031181</text:p>
              </table:table-cell>
              <table:table-cell office:value-type="float" office:value="0.12782">
                <text:p>0.1278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0">
                <text:p>60</text:p>
              </table:table-cell>
              <table:table-cell office:value-type="float" office:value="0.026342">
                <text:p>0.026342</text:p>
              </table:table-cell>
              <table:table-cell office:value-type="float" office:value="0.12624">
                <text:p>0.126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0">
                <text:p>60</text:p>
              </table:table-cell>
              <table:table-cell office:value-type="float" office:value="0.038455">
                <text:p>0.038455</text:p>
              </table:table-cell>
              <table:table-cell office:value-type="float" office:value="0.11071">
                <text:p>0.1107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0">
                <text:p>60</text:p>
              </table:table-cell>
              <table:table-cell office:value-type="float" office:value="0.032377">
                <text:p>0.032377</text:p>
              </table:table-cell>
              <table:table-cell office:value-type="float" office:value="0.080172">
                <text:p>0.0801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0">
                <text:p>60</text:p>
              </table:table-cell>
              <table:table-cell office:value-type="float" office:value="0.024726">
                <text:p>0.024726</text:p>
              </table:table-cell>
              <table:table-cell office:value-type="float" office:value="0.11584">
                <text:p>0.1158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0">
                <text:p>60</text:p>
              </table:table-cell>
              <table:table-cell office:value-type="float" office:value="0.036215">
                <text:p>0.036215</text:p>
              </table:table-cell>
              <table:table-cell office:value-type="float" office:value="0.12599">
                <text:p>0.125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0">
                <text:p>60</text:p>
              </table:table-cell>
              <table:table-cell office:value-type="float" office:value="0.031623">
                <text:p>0.031623</text:p>
              </table:table-cell>
              <table:table-cell office:value-type="float" office:value="0.12589">
                <text:p>0.1258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0">
                <text:p>60</text:p>
              </table:table-cell>
              <table:table-cell office:value-type="float" office:value="0.042678">
                <text:p>0.042678</text:p>
              </table:table-cell>
              <table:table-cell office:value-type="float" office:value="0.1054">
                <text:p>0.10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0">
                <text:p>60</text:p>
              </table:table-cell>
              <table:table-cell office:value-type="float" office:value="0.025953">
                <text:p>0.025953</text:p>
              </table:table-cell>
              <table:table-cell office:value-type="float" office:value="0.11775">
                <text:p>0.117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0">
                <text:p>60</text:p>
              </table:table-cell>
              <table:table-cell office:value-type="float" office:value="0.036973">
                <text:p>0.036973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0">
                <text:p>60</text:p>
              </table:table-cell>
              <table:table-cell office:value-type="float" office:value="0.034642">
                <text:p>0.034642</text:p>
              </table:table-cell>
              <table:table-cell office:value-type="float" office:value="0.11535">
                <text:p>0.1153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0">
                <text:p>60</text:p>
              </table:table-cell>
              <table:table-cell office:value-type="float" office:value="0.028478">
                <text:p>0.028478</text:p>
              </table:table-cell>
              <table:table-cell office:value-type="float" office:value="0.11215">
                <text:p>0.112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0">
                <text:p>60</text:p>
              </table:table-cell>
              <table:table-cell office:value-type="float" office:value="0.037612">
                <text:p>0.037612</text:p>
              </table:table-cell>
              <table:table-cell office:value-type="float" office:value="0.1256">
                <text:p>0.12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0">
                <text:p>60</text:p>
              </table:table-cell>
              <table:table-cell office:value-type="float" office:value="0.025917">
                <text:p>0.025917</text:p>
              </table:table-cell>
              <table:table-cell office:value-type="float" office:value="0.12459">
                <text:p>0.124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0">
                <text:p>60</text:p>
              </table:table-cell>
              <table:table-cell office:value-type="float" office:value="0.037688">
                <text:p>0.037688</text:p>
              </table:table-cell>
              <table:table-cell office:value-type="float" office:value="0.11024">
                <text:p>0.110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0">
                <text:p>60</text:p>
              </table:table-cell>
              <table:table-cell office:value-type="float" office:value="0.035072">
                <text:p>0.035072</text:p>
              </table:table-cell>
              <table:table-cell office:value-type="float" office:value="0.15469">
                <text:p>0.154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0">
                <text:p>60</text:p>
              </table:table-cell>
              <table:table-cell office:value-type="float" office:value="0.039172">
                <text:p>0.039172</text:p>
              </table:table-cell>
              <table:table-cell office:value-type="float" office:value="0.1085">
                <text:p>0.108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0">
                <text:p>60</text:p>
              </table:table-cell>
              <table:table-cell office:value-type="float" office:value="0.031394">
                <text:p>0.031394</text:p>
              </table:table-cell>
              <table:table-cell office:value-type="float" office:value="0.12213">
                <text:p>0.122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0">
                <text:p>60</text:p>
              </table:table-cell>
              <table:table-cell office:value-type="float" office:value="0.02785">
                <text:p>0.02785</text:p>
              </table:table-cell>
              <table:table-cell office:value-type="float" office:value="0.11197">
                <text:p>0.111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0">
                <text:p>60</text:p>
              </table:table-cell>
              <table:table-cell office:value-type="float" office:value="0.031726">
                <text:p>0.031726</text:p>
              </table:table-cell>
              <table:table-cell office:value-type="float" office:value="0.12883">
                <text:p>0.1288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0">
                <text:p>60</text:p>
              </table:table-cell>
              <table:table-cell office:value-type="float" office:value="0.035249">
                <text:p>0.035249</text:p>
              </table:table-cell>
              <table:table-cell office:value-type="float" office:value="0.11703">
                <text:p>0.1170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0">
                <text:p>60</text:p>
              </table:table-cell>
              <table:table-cell office:value-type="float" office:value="0.037724">
                <text:p>0.037724</text:p>
              </table:table-cell>
              <table:table-cell office:value-type="float" office:value="0.12585">
                <text:p>0.1258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0">
                <text:p>60</text:p>
              </table:table-cell>
              <table:table-cell office:value-type="float" office:value="0.040604">
                <text:p>0.040604</text:p>
              </table:table-cell>
              <table:table-cell office:value-type="float" office:value="0.11144">
                <text:p>0.111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0">
                <text:p>60</text:p>
              </table:table-cell>
              <table:table-cell office:value-type="float" office:value="0.035584">
                <text:p>0.035584</text:p>
              </table:table-cell>
              <table:table-cell office:value-type="float" office:value="0.14642">
                <text:p>0.146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0">
                <text:p>60</text:p>
              </table:table-cell>
              <table:table-cell office:value-type="float" office:value="0.031922">
                <text:p>0.031922</text:p>
              </table:table-cell>
              <table:table-cell office:value-type="float" office:value="0.093198">
                <text:p>0.09319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0">
                <text:p>60</text:p>
              </table:table-cell>
              <table:table-cell office:value-type="float" office:value="0.031663">
                <text:p>0.031663</text:p>
              </table:table-cell>
              <table:table-cell office:value-type="float" office:value="0.12244">
                <text:p>0.122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0">
                <text:p>60</text:p>
              </table:table-cell>
              <table:table-cell office:value-type="float" office:value="0.034128">
                <text:p>0.034128</text:p>
              </table:table-cell>
              <table:table-cell office:value-type="float" office:value="0.13745">
                <text:p>0.137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0">
                <text:p>60</text:p>
              </table:table-cell>
              <table:table-cell office:value-type="float" office:value="0.031997">
                <text:p>0.031997</text:p>
              </table:table-cell>
              <table:table-cell office:value-type="float" office:value="0.14952">
                <text:p>0.1495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0">
                <text:p>60</text:p>
              </table:table-cell>
              <table:table-cell office:value-type="float" office:value="0.038891">
                <text:p>0.038891</text:p>
              </table:table-cell>
              <table:table-cell office:value-type="float" office:value="0.12179">
                <text:p>0.121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0">
                <text:p>60</text:p>
              </table:table-cell>
              <table:table-cell office:value-type="float" office:value="0.03744">
                <text:p>0.03744</text:p>
              </table:table-cell>
              <table:table-cell office:value-type="float" office:value="0.11766">
                <text:p>0.1176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0">
                <text:p>60</text:p>
              </table:table-cell>
              <table:table-cell office:value-type="float" office:value="0.039169">
                <text:p>0.039169</text:p>
              </table:table-cell>
              <table:table-cell office:value-type="float" office:value="0.14148">
                <text:p>0.1414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0">
                <text:p>60</text:p>
              </table:table-cell>
              <table:table-cell office:value-type="float" office:value="0.035588">
                <text:p>0.035588</text:p>
              </table:table-cell>
              <table:table-cell office:value-type="float" office:value="0.13296">
                <text:p>0.1329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0">
                <text:p>60</text:p>
              </table:table-cell>
              <table:table-cell office:value-type="float" office:value="0.040276">
                <text:p>0.040276</text:p>
              </table:table-cell>
              <table:table-cell office:value-type="float" office:value="0.11805">
                <text:p>0.118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0">
                <text:p>60</text:p>
              </table:table-cell>
              <table:table-cell office:value-type="float" office:value="0.03526">
                <text:p>0.03526</text:p>
              </table:table-cell>
              <table:table-cell office:value-type="float" office:value="0.13916">
                <text:p>0.139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0">
                <text:p>60</text:p>
              </table:table-cell>
              <table:table-cell office:value-type="float" office:value="0.036966">
                <text:p>0.036966</text:p>
              </table:table-cell>
              <table:table-cell office:value-type="float" office:value="0.15002">
                <text:p>0.1500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0">
                <text:p>60</text:p>
              </table:table-cell>
              <table:table-cell office:value-type="float" office:value="0.034576">
                <text:p>0.034576</text:p>
              </table:table-cell>
              <table:table-cell office:value-type="float" office:value="0.12195">
                <text:p>0.1219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0">
                <text:p>60</text:p>
              </table:table-cell>
              <table:table-cell office:value-type="float" office:value="0.030282">
                <text:p>0.030282</text:p>
              </table:table-cell>
              <table:table-cell office:value-type="float" office:value="0.12142">
                <text:p>0.121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0">
                <text:p>60</text:p>
              </table:table-cell>
              <table:table-cell office:value-type="float" office:value="0.028791">
                <text:p>0.028791</text:p>
              </table:table-cell>
              <table:table-cell office:value-type="float" office:value="0.13617">
                <text:p>0.136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0">
                <text:p>60</text:p>
              </table:table-cell>
              <table:table-cell office:value-type="float" office:value="0.039564">
                <text:p>0.039564</text:p>
              </table:table-cell>
              <table:table-cell office:value-type="float" office:value="0.10343">
                <text:p>0.103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0">
                <text:p>60</text:p>
              </table:table-cell>
              <table:table-cell office:value-type="float" office:value="0.031888">
                <text:p>0.031888</text:p>
              </table:table-cell>
              <table:table-cell office:value-type="float" office:value="0.08828">
                <text:p>0.088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">
                <text:p>60</text:p>
              </table:table-cell>
              <table:table-cell office:value-type="float" office:value="0.035939">
                <text:p>0.035939</text:p>
              </table:table-cell>
              <table:table-cell office:value-type="float" office:value="0.11768">
                <text:p>0.1176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0">
                <text:p>60</text:p>
              </table:table-cell>
              <table:table-cell office:value-type="float" office:value="0.033325">
                <text:p>0.033325</text:p>
              </table:table-cell>
              <table:table-cell office:value-type="float" office:value="0.11055">
                <text:p>0.110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0">
                <text:p>60</text:p>
              </table:table-cell>
              <table:table-cell office:value-type="float" office:value="0.035754">
                <text:p>0.035754</text:p>
              </table:table-cell>
              <table:table-cell office:value-type="float" office:value="0.12142">
                <text:p>0.1214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0">
                <text:p>60</text:p>
              </table:table-cell>
              <table:table-cell office:value-type="float" office:value="0.034923">
                <text:p>0.034923</text:p>
              </table:table-cell>
              <table:table-cell office:value-type="float" office:value="0.10176">
                <text:p>0.101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0">
                <text:p>60</text:p>
              </table:table-cell>
              <table:table-cell office:value-type="float" office:value="0.038947">
                <text:p>0.038947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0">
                <text:p>60</text:p>
              </table:table-cell>
              <table:table-cell office:value-type="float" office:value="0.030149">
                <text:p>0.030149</text:p>
              </table:table-cell>
              <table:table-cell office:value-type="float" office:value="0.14436">
                <text:p>0.1443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0">
                <text:p>60</text:p>
              </table:table-cell>
              <table:table-cell office:value-type="float" office:value="0.038031">
                <text:p>0.038031</text:p>
              </table:table-cell>
              <table:table-cell office:value-type="float" office:value="0.12482">
                <text:p>0.1248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">
                <text:p>60</text:p>
              </table:table-cell>
              <table:table-cell office:value-type="float" office:value="0.030399">
                <text:p>0.030399</text:p>
              </table:table-cell>
              <table:table-cell office:value-type="float" office:value="0.12494">
                <text:p>0.1249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">
                <text:p>60</text:p>
              </table:table-cell>
              <table:table-cell office:value-type="float" office:value="0.030126">
                <text:p>0.030126</text:p>
              </table:table-cell>
              <table:table-cell office:value-type="float" office:value="0.10436">
                <text:p>0.1043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">
                <text:p>60</text:p>
              </table:table-cell>
              <table:table-cell office:value-type="float" office:value="0.033783">
                <text:p>0.033783</text:p>
              </table:table-cell>
              <table:table-cell office:value-type="float" office:value="0.15268">
                <text:p>0.1526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5">
                <text:p>65</text:p>
              </table:table-cell>
              <table:table-cell office:value-type="float" office:value="0.039975">
                <text:p>0.039975</text:p>
              </table:table-cell>
              <table:table-cell office:value-type="float" office:value="0.11628">
                <text:p>0.116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">
                <text:p>65</text:p>
              </table:table-cell>
              <table:table-cell office:value-type="float" office:value="0.036735">
                <text:p>0.036735</text:p>
              </table:table-cell>
              <table:table-cell office:value-type="float" office:value="0.11332">
                <text:p>0.1133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5">
                <text:p>65</text:p>
              </table:table-cell>
              <table:table-cell office:value-type="float" office:value="0.036384">
                <text:p>0.036384</text:p>
              </table:table-cell>
              <table:table-cell office:value-type="float" office:value="0.088322">
                <text:p>0.08832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5">
                <text:p>65</text:p>
              </table:table-cell>
              <table:table-cell office:value-type="float" office:value="0.043644">
                <text:p>0.043644</text:p>
              </table:table-cell>
              <table:table-cell office:value-type="float" office:value="0.10575">
                <text:p>0.1057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5">
                <text:p>65</text:p>
              </table:table-cell>
              <table:table-cell office:value-type="float" office:value="0.032719">
                <text:p>0.032719</text:p>
              </table:table-cell>
              <table:table-cell office:value-type="float" office:value="0.13637">
                <text:p>0.1363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5">
                <text:p>65</text:p>
              </table:table-cell>
              <table:table-cell office:value-type="float" office:value="0.039715">
                <text:p>0.039715</text:p>
              </table:table-cell>
              <table:table-cell office:value-type="float" office:value="0.13406">
                <text:p>0.134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5">
                <text:p>65</text:p>
              </table:table-cell>
              <table:table-cell office:value-type="float" office:value="0.033987">
                <text:p>0.033987</text:p>
              </table:table-cell>
              <table:table-cell office:value-type="float" office:value="0.11016">
                <text:p>0.110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5">
                <text:p>65</text:p>
              </table:table-cell>
              <table:table-cell office:value-type="float" office:value="0.030444">
                <text:p>0.030444</text:p>
              </table:table-cell>
              <table:table-cell office:value-type="float" office:value="0.11611">
                <text:p>0.116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5">
                <text:p>65</text:p>
              </table:table-cell>
              <table:table-cell office:value-type="float" office:value="0.036971">
                <text:p>0.036971</text:p>
              </table:table-cell>
              <table:table-cell office:value-type="float" office:value="0.13888">
                <text:p>0.138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5">
                <text:p>65</text:p>
              </table:table-cell>
              <table:table-cell office:value-type="float" office:value="0.041274">
                <text:p>0.041274</text:p>
              </table:table-cell>
              <table:table-cell office:value-type="float" office:value="0.13763">
                <text:p>0.137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5">
                <text:p>65</text:p>
              </table:table-cell>
              <table:table-cell office:value-type="float" office:value="0.042492">
                <text:p>0.042492</text:p>
              </table:table-cell>
              <table:table-cell office:value-type="float" office:value="0.10527">
                <text:p>0.105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5">
                <text:p>65</text:p>
              </table:table-cell>
              <table:table-cell office:value-type="float" office:value="0.03803">
                <text:p>0.03803</text:p>
              </table:table-cell>
              <table:table-cell office:value-type="float" office:value="0.13793">
                <text:p>0.1379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5">
                <text:p>65</text:p>
              </table:table-cell>
              <table:table-cell office:value-type="float" office:value="0.034701">
                <text:p>0.034701</text:p>
              </table:table-cell>
              <table:table-cell office:value-type="float" office:value="0.15891">
                <text:p>0.158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5">
                <text:p>65</text:p>
              </table:table-cell>
              <table:table-cell office:value-type="float" office:value="0.036623">
                <text:p>0.036623</text:p>
              </table:table-cell>
              <table:table-cell office:value-type="float" office:value="0.12826">
                <text:p>0.128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5">
                <text:p>65</text:p>
              </table:table-cell>
              <table:table-cell office:value-type="float" office:value="0.031148">
                <text:p>0.031148</text:p>
              </table:table-cell>
              <table:table-cell office:value-type="float" office:value="0.14805">
                <text:p>0.148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5">
                <text:p>65</text:p>
              </table:table-cell>
              <table:table-cell office:value-type="float" office:value="0.032316">
                <text:p>0.032316</text:p>
              </table:table-cell>
              <table:table-cell office:value-type="float" office:value="0.13862">
                <text:p>0.1386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5">
                <text:p>65</text:p>
              </table:table-cell>
              <table:table-cell office:value-type="float" office:value="0.037355">
                <text:p>0.037355</text:p>
              </table:table-cell>
              <table:table-cell office:value-type="float" office:value="0.10995">
                <text:p>0.109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5">
                <text:p>65</text:p>
              </table:table-cell>
              <table:table-cell office:value-type="float" office:value="0.033878">
                <text:p>0.033878</text:p>
              </table:table-cell>
              <table:table-cell office:value-type="float" office:value="0.10958">
                <text:p>0.1095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5">
                <text:p>65</text:p>
              </table:table-cell>
              <table:table-cell office:value-type="float" office:value="0.040603">
                <text:p>0.040603</text:p>
              </table:table-cell>
              <table:table-cell office:value-type="float" office:value="0.12409">
                <text:p>0.124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5">
                <text:p>65</text:p>
              </table:table-cell>
              <table:table-cell office:value-type="float" office:value="0.041338">
                <text:p>0.041338</text:p>
              </table:table-cell>
              <table:table-cell office:value-type="float" office:value="0.13409">
                <text:p>0.1340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5">
                <text:p>65</text:p>
              </table:table-cell>
              <table:table-cell office:value-type="float" office:value="0.038123">
                <text:p>0.038123</text:p>
              </table:table-cell>
              <table:table-cell office:value-type="float" office:value="0.1396">
                <text:p>0.139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5">
                <text:p>65</text:p>
              </table:table-cell>
              <table:table-cell office:value-type="float" office:value="0.032812">
                <text:p>0.032812</text:p>
              </table:table-cell>
              <table:table-cell office:value-type="float" office:value="0.13135">
                <text:p>0.1313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5">
                <text:p>65</text:p>
              </table:table-cell>
              <table:table-cell office:value-type="float" office:value="0.038066">
                <text:p>0.038066</text:p>
              </table:table-cell>
              <table:table-cell office:value-type="float" office:value="0.13915">
                <text:p>0.139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5">
                <text:p>65</text:p>
              </table:table-cell>
              <table:table-cell office:value-type="float" office:value="0.025824">
                <text:p>0.025824</text:p>
              </table:table-cell>
              <table:table-cell office:value-type="float" office:value="0.11692">
                <text:p>0.1169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5">
                <text:p>65</text:p>
              </table:table-cell>
              <table:table-cell office:value-type="float" office:value="0.035619">
                <text:p>0.035619</text:p>
              </table:table-cell>
              <table:table-cell office:value-type="float" office:value="0.12167">
                <text:p>0.121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5">
                <text:p>65</text:p>
              </table:table-cell>
              <table:table-cell office:value-type="float" office:value="0.03809">
                <text:p>0.03809</text:p>
              </table:table-cell>
              <table:table-cell office:value-type="float" office:value="0.13688">
                <text:p>0.1368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5">
                <text:p>65</text:p>
              </table:table-cell>
              <table:table-cell office:value-type="float" office:value="0.033188">
                <text:p>0.033188</text:p>
              </table:table-cell>
              <table:table-cell office:value-type="float" office:value="0.1312">
                <text:p>0.13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5">
                <text:p>65</text:p>
              </table:table-cell>
              <table:table-cell office:value-type="float" office:value="0.036345">
                <text:p>0.036345</text:p>
              </table:table-cell>
              <table:table-cell office:value-type="float" office:value="0.12603">
                <text:p>0.126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5">
                <text:p>65</text:p>
              </table:table-cell>
              <table:table-cell office:value-type="float" office:value="0.03985">
                <text:p>0.03985</text:p>
              </table:table-cell>
              <table:table-cell office:value-type="float" office:value="0.11231">
                <text:p>0.112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5">
                <text:p>65</text:p>
              </table:table-cell>
              <table:table-cell office:value-type="float" office:value="0.037409">
                <text:p>0.037409</text:p>
              </table:table-cell>
              <table:table-cell office:value-type="float" office:value="0.14184">
                <text:p>0.1418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5">
                <text:p>65</text:p>
              </table:table-cell>
              <table:table-cell office:value-type="float" office:value="0.036689">
                <text:p>0.036689</text:p>
              </table:table-cell>
              <table:table-cell office:value-type="float" office:value="0.1156">
                <text:p>0.115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5">
                <text:p>65</text:p>
              </table:table-cell>
              <table:table-cell office:value-type="float" office:value="0.037027">
                <text:p>0.037027</text:p>
              </table:table-cell>
              <table:table-cell office:value-type="float" office:value="0.12509">
                <text:p>0.1250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5">
                <text:p>65</text:p>
              </table:table-cell>
              <table:table-cell office:value-type="float" office:value="0.036347">
                <text:p>0.036347</text:p>
              </table:table-cell>
              <table:table-cell office:value-type="float" office:value="0.14282">
                <text:p>0.142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5">
                <text:p>65</text:p>
              </table:table-cell>
              <table:table-cell office:value-type="float" office:value="0.043697">
                <text:p>0.043697</text:p>
              </table:table-cell>
              <table:table-cell office:value-type="float" office:value="0.11875">
                <text:p>0.118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5">
                <text:p>65</text:p>
              </table:table-cell>
              <table:table-cell office:value-type="float" office:value="0.034752">
                <text:p>0.034752</text:p>
              </table:table-cell>
              <table:table-cell office:value-type="float" office:value="0.14107">
                <text:p>0.141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5">
                <text:p>65</text:p>
              </table:table-cell>
              <table:table-cell office:value-type="float" office:value="0.044669">
                <text:p>0.044669</text:p>
              </table:table-cell>
              <table:table-cell office:value-type="float" office:value="0.14652">
                <text:p>0.146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5">
                <text:p>65</text:p>
              </table:table-cell>
              <table:table-cell office:value-type="float" office:value="0.035851">
                <text:p>0.035851</text:p>
              </table:table-cell>
              <table:table-cell office:value-type="float" office:value="0.12237">
                <text:p>0.1223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5">
                <text:p>65</text:p>
              </table:table-cell>
              <table:table-cell office:value-type="float" office:value="0.03962">
                <text:p>0.03962</text:p>
              </table:table-cell>
              <table:table-cell office:value-type="float" office:value="0.10897">
                <text:p>0.1089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5">
                <text:p>65</text:p>
              </table:table-cell>
              <table:table-cell office:value-type="float" office:value="0.036627">
                <text:p>0.036627</text:p>
              </table:table-cell>
              <table:table-cell office:value-type="float" office:value="0.11783">
                <text:p>0.1178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5">
                <text:p>65</text:p>
              </table:table-cell>
              <table:table-cell office:value-type="float" office:value="0.036333">
                <text:p>0.036333</text:p>
              </table:table-cell>
              <table:table-cell office:value-type="float" office:value="0.10915">
                <text:p>0.109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5">
                <text:p>65</text:p>
              </table:table-cell>
              <table:table-cell office:value-type="float" office:value="0.038776">
                <text:p>0.038776</text:p>
              </table:table-cell>
              <table:table-cell office:value-type="float" office:value="0.14085">
                <text:p>0.1408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5">
                <text:p>65</text:p>
              </table:table-cell>
              <table:table-cell office:value-type="float" office:value="0.041331">
                <text:p>0.041331</text:p>
              </table:table-cell>
              <table:table-cell office:value-type="float" office:value="0.12997">
                <text:p>0.129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5">
                <text:p>65</text:p>
              </table:table-cell>
              <table:table-cell office:value-type="float" office:value="0.035997">
                <text:p>0.035997</text:p>
              </table:table-cell>
              <table:table-cell office:value-type="float" office:value="0.13383">
                <text:p>0.1338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5">
                <text:p>65</text:p>
              </table:table-cell>
              <table:table-cell office:value-type="float" office:value="0.036077">
                <text:p>0.036077</text:p>
              </table:table-cell>
              <table:table-cell office:value-type="float" office:value="0.11288">
                <text:p>0.112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5">
                <text:p>65</text:p>
              </table:table-cell>
              <table:table-cell office:value-type="float" office:value="0.040739">
                <text:p>0.040739</text:p>
              </table:table-cell>
              <table:table-cell office:value-type="float" office:value="0.13325">
                <text:p>0.133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5">
                <text:p>65</text:p>
              </table:table-cell>
              <table:table-cell office:value-type="float" office:value="0.034448">
                <text:p>0.034448</text:p>
              </table:table-cell>
              <table:table-cell office:value-type="float" office:value="0.089598">
                <text:p>0.08959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5">
                <text:p>65</text:p>
              </table:table-cell>
              <table:table-cell office:value-type="float" office:value="0.036924">
                <text:p>0.036924</text:p>
              </table:table-cell>
              <table:table-cell office:value-type="float" office:value="0.13617">
                <text:p>0.1361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5">
                <text:p>65</text:p>
              </table:table-cell>
              <table:table-cell office:value-type="float" office:value="0.033362">
                <text:p>0.033362</text:p>
              </table:table-cell>
              <table:table-cell office:value-type="float" office:value="0.11611">
                <text:p>0.116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">
                <text:p>65</text:p>
              </table:table-cell>
              <table:table-cell office:value-type="float" office:value="0.040504">
                <text:p>0.040504</text:p>
              </table:table-cell>
              <table:table-cell office:value-type="float" office:value="0.12489">
                <text:p>0.124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">
                <text:p>65</text:p>
              </table:table-cell>
              <table:table-cell office:value-type="float" office:value="0.035207">
                <text:p>0.035207</text:p>
              </table:table-cell>
              <table:table-cell office:value-type="float" office:value="0.10894">
                <text:p>0.1089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0">
                <text:p>70</text:p>
              </table:table-cell>
              <table:table-cell office:value-type="float" office:value="0.04252">
                <text:p>0.04252</text:p>
              </table:table-cell>
              <table:table-cell office:value-type="float" office:value="0.13471">
                <text:p>0.1347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0">
                <text:p>70</text:p>
              </table:table-cell>
              <table:table-cell office:value-type="float" office:value="0.042268">
                <text:p>0.042268</text:p>
              </table:table-cell>
              <table:table-cell office:value-type="float" office:value="0.11659">
                <text:p>0.1165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0">
                <text:p>70</text:p>
              </table:table-cell>
              <table:table-cell office:value-type="float" office:value="0.039406">
                <text:p>0.039406</text:p>
              </table:table-cell>
              <table:table-cell office:value-type="float" office:value="0.14533">
                <text:p>0.145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0">
                <text:p>70</text:p>
              </table:table-cell>
              <table:table-cell office:value-type="float" office:value="0.040907">
                <text:p>0.040907</text:p>
              </table:table-cell>
              <table:table-cell office:value-type="float" office:value="0.13479">
                <text:p>0.1347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0">
                <text:p>70</text:p>
              </table:table-cell>
              <table:table-cell office:value-type="float" office:value="0.041624">
                <text:p>0.041624</text:p>
              </table:table-cell>
              <table:table-cell office:value-type="float" office:value="0.12852">
                <text:p>0.128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0">
                <text:p>70</text:p>
              </table:table-cell>
              <table:table-cell office:value-type="float" office:value="0.035618">
                <text:p>0.035618</text:p>
              </table:table-cell>
              <table:table-cell office:value-type="float" office:value="0.15312">
                <text:p>0.153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0">
                <text:p>70</text:p>
              </table:table-cell>
              <table:table-cell office:value-type="float" office:value="0.041269">
                <text:p>0.041269</text:p>
              </table:table-cell>
              <table:table-cell office:value-type="float" office:value="0.13322">
                <text:p>0.133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0">
                <text:p>70</text:p>
              </table:table-cell>
              <table:table-cell office:value-type="float" office:value="0.042131">
                <text:p>0.042131</text:p>
              </table:table-cell>
              <table:table-cell office:value-type="float" office:value="0.14417">
                <text:p>0.1441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0">
                <text:p>70</text:p>
              </table:table-cell>
              <table:table-cell office:value-type="float" office:value="0.037304">
                <text:p>0.037304</text:p>
              </table:table-cell>
              <table:table-cell office:value-type="float" office:value="0.13121">
                <text:p>0.131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0">
                <text:p>70</text:p>
              </table:table-cell>
              <table:table-cell office:value-type="float" office:value="0.037309">
                <text:p>0.037309</text:p>
              </table:table-cell>
              <table:table-cell office:value-type="float" office:value="0.13347">
                <text:p>0.1334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0">
                <text:p>70</text:p>
              </table:table-cell>
              <table:table-cell office:value-type="float" office:value="0.039229">
                <text:p>0.039229</text:p>
              </table:table-cell>
              <table:table-cell office:value-type="float" office:value="0.14378">
                <text:p>0.1437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0">
                <text:p>70</text:p>
              </table:table-cell>
              <table:table-cell office:value-type="float" office:value="0.038901">
                <text:p>0.038901</text:p>
              </table:table-cell>
              <table:table-cell office:value-type="float" office:value="0.12023">
                <text:p>0.120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0">
                <text:p>70</text:p>
              </table:table-cell>
              <table:table-cell office:value-type="float" office:value="0.047441">
                <text:p>0.047441</text:p>
              </table:table-cell>
              <table:table-cell office:value-type="float" office:value="0.12873">
                <text:p>0.128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0">
                <text:p>70</text:p>
              </table:table-cell>
              <table:table-cell office:value-type="float" office:value="0.047589">
                <text:p>0.047589</text:p>
              </table:table-cell>
              <table:table-cell office:value-type="float" office:value="0.11539">
                <text:p>0.1153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0">
                <text:p>70</text:p>
              </table:table-cell>
              <table:table-cell office:value-type="float" office:value="0.031656">
                <text:p>0.031656</text:p>
              </table:table-cell>
              <table:table-cell office:value-type="float" office:value="0.13669">
                <text:p>0.1366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0">
                <text:p>70</text:p>
              </table:table-cell>
              <table:table-cell office:value-type="float" office:value="0.040427">
                <text:p>0.040427</text:p>
              </table:table-cell>
              <table:table-cell office:value-type="float" office:value="0.13369">
                <text:p>0.1336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0">
                <text:p>70</text:p>
              </table:table-cell>
              <table:table-cell office:value-type="float" office:value="0.042039">
                <text:p>0.042039</text:p>
              </table:table-cell>
              <table:table-cell office:value-type="float" office:value="0.1337">
                <text:p>0.133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0">
                <text:p>70</text:p>
              </table:table-cell>
              <table:table-cell office:value-type="float" office:value="0.04813">
                <text:p>0.04813</text:p>
              </table:table-cell>
              <table:table-cell office:value-type="float" office:value="0.14798">
                <text:p>0.1479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0">
                <text:p>70</text:p>
              </table:table-cell>
              <table:table-cell office:value-type="float" office:value="0.038332">
                <text:p>0.038332</text:p>
              </table:table-cell>
              <table:table-cell office:value-type="float" office:value="0.16642">
                <text:p>0.1664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0">
                <text:p>70</text:p>
              </table:table-cell>
              <table:table-cell office:value-type="float" office:value="0.0353">
                <text:p>0.0353</text:p>
              </table:table-cell>
              <table:table-cell office:value-type="float" office:value="0.1609">
                <text:p>0.16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0">
                <text:p>70</text:p>
              </table:table-cell>
              <table:table-cell office:value-type="float" office:value="0.048346">
                <text:p>0.048346</text:p>
              </table:table-cell>
              <table:table-cell office:value-type="float" office:value="0.1257">
                <text:p>0.125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">
                <text:p>70</text:p>
              </table:table-cell>
              <table:table-cell office:value-type="float" office:value="0.035322">
                <text:p>0.035322</text:p>
              </table:table-cell>
              <table:table-cell office:value-type="float" office:value="0.14999">
                <text:p>0.149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0">
                <text:p>70</text:p>
              </table:table-cell>
              <table:table-cell office:value-type="float" office:value="0.043867">
                <text:p>0.043867</text:p>
              </table:table-cell>
              <table:table-cell office:value-type="float" office:value="0.16597">
                <text:p>0.1659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0">
                <text:p>70</text:p>
              </table:table-cell>
              <table:table-cell office:value-type="float" office:value="0.048929">
                <text:p>0.048929</text:p>
              </table:table-cell>
              <table:table-cell office:value-type="float" office:value="0.15426">
                <text:p>0.1542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0">
                <text:p>70</text:p>
              </table:table-cell>
              <table:table-cell office:value-type="float" office:value="0.038824">
                <text:p>0.038824</text:p>
              </table:table-cell>
              <table:table-cell office:value-type="float" office:value="0.12436">
                <text:p>0.1243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0">
                <text:p>70</text:p>
              </table:table-cell>
              <table:table-cell office:value-type="float" office:value="0.044964">
                <text:p>0.044964</text:p>
              </table:table-cell>
              <table:table-cell office:value-type="float" office:value="0.12683">
                <text:p>0.1268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0">
                <text:p>70</text:p>
              </table:table-cell>
              <table:table-cell office:value-type="float" office:value="0.033938">
                <text:p>0.033938</text:p>
              </table:table-cell>
              <table:table-cell office:value-type="float" office:value="0.11901">
                <text:p>0.1190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0">
                <text:p>70</text:p>
              </table:table-cell>
              <table:table-cell office:value-type="float" office:value="0.043876">
                <text:p>0.043876</text:p>
              </table:table-cell>
              <table:table-cell office:value-type="float" office:value="0.14963">
                <text:p>0.149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">
                <text:p>70</text:p>
              </table:table-cell>
              <table:table-cell office:value-type="float" office:value="0.040116">
                <text:p>0.040116</text:p>
              </table:table-cell>
              <table:table-cell office:value-type="float" office:value="0.14202">
                <text:p>0.1420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0">
                <text:p>70</text:p>
              </table:table-cell>
              <table:table-cell office:value-type="float" office:value="0.035893">
                <text:p>0.035893</text:p>
              </table:table-cell>
              <table:table-cell office:value-type="float" office:value="0.12424">
                <text:p>0.1242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0">
                <text:p>70</text:p>
              </table:table-cell>
              <table:table-cell office:value-type="float" office:value="0.044224">
                <text:p>0.044224</text:p>
              </table:table-cell>
              <table:table-cell office:value-type="float" office:value="0.11738">
                <text:p>0.117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0">
                <text:p>70</text:p>
              </table:table-cell>
              <table:table-cell office:value-type="float" office:value="0.044363">
                <text:p>0.044363</text:p>
              </table:table-cell>
              <table:table-cell office:value-type="float" office:value="0.13635">
                <text:p>0.1363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0">
                <text:p>70</text:p>
              </table:table-cell>
              <table:table-cell office:value-type="float" office:value="0.039255">
                <text:p>0.039255</text:p>
              </table:table-cell>
              <table:table-cell office:value-type="float" office:value="0.14556">
                <text:p>0.145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0">
                <text:p>70</text:p>
              </table:table-cell>
              <table:table-cell office:value-type="float" office:value="0.036079">
                <text:p>0.036079</text:p>
              </table:table-cell>
              <table:table-cell office:value-type="float" office:value="0.12245">
                <text:p>0.122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0">
                <text:p>70</text:p>
              </table:table-cell>
              <table:table-cell office:value-type="float" office:value="0.043992">
                <text:p>0.043992</text:p>
              </table:table-cell>
              <table:table-cell office:value-type="float" office:value="0.1211">
                <text:p>0.12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0">
                <text:p>70</text:p>
              </table:table-cell>
              <table:table-cell office:value-type="float" office:value="0.039315">
                <text:p>0.039315</text:p>
              </table:table-cell>
              <table:table-cell office:value-type="float" office:value="0.11798">
                <text:p>0.1179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0">
                <text:p>70</text:p>
              </table:table-cell>
              <table:table-cell office:value-type="float" office:value="0.0447">
                <text:p>0.0447</text:p>
              </table:table-cell>
              <table:table-cell office:value-type="float" office:value="0.14106">
                <text:p>0.1410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">
                <text:p>70</text:p>
              </table:table-cell>
              <table:table-cell office:value-type="float" office:value="0.03685">
                <text:p>0.03685</text:p>
              </table:table-cell>
              <table:table-cell office:value-type="float" office:value="0.13149">
                <text:p>0.1314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0">
                <text:p>70</text:p>
              </table:table-cell>
              <table:table-cell office:value-type="float" office:value="0.041647">
                <text:p>0.041647</text:p>
              </table:table-cell>
              <table:table-cell office:value-type="float" office:value="0.14008">
                <text:p>0.140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0">
                <text:p>70</text:p>
              </table:table-cell>
              <table:table-cell office:value-type="float" office:value="0.043538">
                <text:p>0.043538</text:p>
              </table:table-cell>
              <table:table-cell office:value-type="float" office:value="0.14235">
                <text:p>0.1423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">
                <text:p>70</text:p>
              </table:table-cell>
              <table:table-cell office:value-type="float" office:value="0.032993">
                <text:p>0.032993</text:p>
              </table:table-cell>
              <table:table-cell office:value-type="float" office:value="0.13073">
                <text:p>0.1307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">
                <text:p>70</text:p>
              </table:table-cell>
              <table:table-cell office:value-type="float" office:value="0.03155">
                <text:p>0.03155</text:p>
              </table:table-cell>
              <table:table-cell office:value-type="float" office:value="0.12993">
                <text:p>0.1299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0">
                <text:p>70</text:p>
              </table:table-cell>
              <table:table-cell office:value-type="float" office:value="0.038328">
                <text:p>0.038328</text:p>
              </table:table-cell>
              <table:table-cell office:value-type="float" office:value="0.14597">
                <text:p>0.1459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">
                <text:p>70</text:p>
              </table:table-cell>
              <table:table-cell office:value-type="float" office:value="0.033583">
                <text:p>0.033583</text:p>
              </table:table-cell>
              <table:table-cell office:value-type="float" office:value="0.14869">
                <text:p>0.148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0">
                <text:p>70</text:p>
              </table:table-cell>
              <table:table-cell office:value-type="float" office:value="0.040975">
                <text:p>0.040975</text:p>
              </table:table-cell>
              <table:table-cell office:value-type="float" office:value="0.12215">
                <text:p>0.122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0">
                <text:p>70</text:p>
              </table:table-cell>
              <table:table-cell office:value-type="float" office:value="0.039217">
                <text:p>0.039217</text:p>
              </table:table-cell>
              <table:table-cell office:value-type="float" office:value="0.10852">
                <text:p>0.1085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0">
                <text:p>70</text:p>
              </table:table-cell>
              <table:table-cell office:value-type="float" office:value="0.043661">
                <text:p>0.043661</text:p>
              </table:table-cell>
              <table:table-cell office:value-type="float" office:value="0.1416">
                <text:p>0.14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0">
                <text:p>70</text:p>
              </table:table-cell>
              <table:table-cell office:value-type="float" office:value="0.055861">
                <text:p>0.055861</text:p>
              </table:table-cell>
              <table:table-cell office:value-type="float" office:value="0.1225">
                <text:p>0.12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">
                <text:p>70</text:p>
              </table:table-cell>
              <table:table-cell office:value-type="float" office:value="0.037921">
                <text:p>0.037921</text:p>
              </table:table-cell>
              <table:table-cell office:value-type="float" office:value="0.13151">
                <text:p>0.131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">
                <text:p>70</text:p>
              </table:table-cell>
              <table:table-cell office:value-type="float" office:value="0.046928">
                <text:p>0.046928</text:p>
              </table:table-cell>
              <table:table-cell office:value-type="float" office:value="0.10958">
                <text:p>0.1095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5">
                <text:p>75</text:p>
              </table:table-cell>
              <table:table-cell office:value-type="float" office:value="0.046198">
                <text:p>0.046198</text:p>
              </table:table-cell>
              <table:table-cell office:value-type="float" office:value="0.13182">
                <text:p>0.1318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5">
                <text:p>75</text:p>
              </table:table-cell>
              <table:table-cell office:value-type="float" office:value="0.049168">
                <text:p>0.049168</text:p>
              </table:table-cell>
              <table:table-cell office:value-type="float" office:value="0.15154">
                <text:p>0.151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5">
                <text:p>75</text:p>
              </table:table-cell>
              <table:table-cell office:value-type="float" office:value="0.041332">
                <text:p>0.041332</text:p>
              </table:table-cell>
              <table:table-cell office:value-type="float" office:value="0.13181">
                <text:p>0.1318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5">
                <text:p>75</text:p>
              </table:table-cell>
              <table:table-cell office:value-type="float" office:value="0.036473">
                <text:p>0.036473</text:p>
              </table:table-cell>
              <table:table-cell office:value-type="float" office:value="0.14152">
                <text:p>0.1415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5">
                <text:p>75</text:p>
              </table:table-cell>
              <table:table-cell office:value-type="float" office:value="0.043652">
                <text:p>0.043652</text:p>
              </table:table-cell>
              <table:table-cell office:value-type="float" office:value="0.13902">
                <text:p>0.1390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5">
                <text:p>75</text:p>
              </table:table-cell>
              <table:table-cell office:value-type="float" office:value="0.053111">
                <text:p>0.053111</text:p>
              </table:table-cell>
              <table:table-cell office:value-type="float" office:value="0.14641">
                <text:p>0.1464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5">
                <text:p>75</text:p>
              </table:table-cell>
              <table:table-cell office:value-type="float" office:value="0.038547">
                <text:p>0.038547</text:p>
              </table:table-cell>
              <table:table-cell office:value-type="float" office:value="0.15241">
                <text:p>0.1524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5">
                <text:p>75</text:p>
              </table:table-cell>
              <table:table-cell office:value-type="float" office:value="0.050686">
                <text:p>0.050686</text:p>
              </table:table-cell>
              <table:table-cell office:value-type="float" office:value="0.12762">
                <text:p>0.1276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5">
                <text:p>75</text:p>
              </table:table-cell>
              <table:table-cell office:value-type="float" office:value="0.047695">
                <text:p>0.047695</text:p>
              </table:table-cell>
              <table:table-cell office:value-type="float" office:value="0.15506">
                <text:p>0.1550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5">
                <text:p>75</text:p>
              </table:table-cell>
              <table:table-cell office:value-type="float" office:value="0.04045">
                <text:p>0.04045</text:p>
              </table:table-cell>
              <table:table-cell office:value-type="float" office:value="0.13234">
                <text:p>0.1323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5">
                <text:p>75</text:p>
              </table:table-cell>
              <table:table-cell office:value-type="float" office:value="0.051508">
                <text:p>0.051508</text:p>
              </table:table-cell>
              <table:table-cell office:value-type="float" office:value="0.11281">
                <text:p>0.1128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5">
                <text:p>75</text:p>
              </table:table-cell>
              <table:table-cell office:value-type="float" office:value="0.040635">
                <text:p>0.040635</text:p>
              </table:table-cell>
              <table:table-cell office:value-type="float" office:value="0.14729">
                <text:p>0.1472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5">
                <text:p>75</text:p>
              </table:table-cell>
              <table:table-cell office:value-type="float" office:value="0.037276">
                <text:p>0.037276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5">
                <text:p>75</text:p>
              </table:table-cell>
              <table:table-cell office:value-type="float" office:value="0.036173">
                <text:p>0.036173</text:p>
              </table:table-cell>
              <table:table-cell office:value-type="float" office:value="0.12466">
                <text:p>0.124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5">
                <text:p>75</text:p>
              </table:table-cell>
              <table:table-cell office:value-type="float" office:value="0.040342">
                <text:p>0.040342</text:p>
              </table:table-cell>
              <table:table-cell office:value-type="float" office:value="0.13979">
                <text:p>0.139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5">
                <text:p>75</text:p>
              </table:table-cell>
              <table:table-cell office:value-type="float" office:value="0.04876">
                <text:p>0.04876</text:p>
              </table:table-cell>
              <table:table-cell office:value-type="float" office:value="0.13974">
                <text:p>0.1397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5">
                <text:p>75</text:p>
              </table:table-cell>
              <table:table-cell office:value-type="float" office:value="0.03838">
                <text:p>0.03838</text:p>
              </table:table-cell>
              <table:table-cell office:value-type="float" office:value="0.14289">
                <text:p>0.1428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5">
                <text:p>75</text:p>
              </table:table-cell>
              <table:table-cell office:value-type="float" office:value="0.039093">
                <text:p>0.039093</text:p>
              </table:table-cell>
              <table:table-cell office:value-type="float" office:value="0.14454">
                <text:p>0.144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5">
                <text:p>75</text:p>
              </table:table-cell>
              <table:table-cell office:value-type="float" office:value="0.055706">
                <text:p>0.055706</text:p>
              </table:table-cell>
              <table:table-cell office:value-type="float" office:value="0.12306">
                <text:p>0.1230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5">
                <text:p>75</text:p>
              </table:table-cell>
              <table:table-cell office:value-type="float" office:value="0.046881">
                <text:p>0.046881</text:p>
              </table:table-cell>
              <table:table-cell office:value-type="float" office:value="0.14879">
                <text:p>0.148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5">
                <text:p>75</text:p>
              </table:table-cell>
              <table:table-cell office:value-type="float" office:value="0.043076">
                <text:p>0.043076</text:p>
              </table:table-cell>
              <table:table-cell office:value-type="float" office:value="0.12327">
                <text:p>0.1232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5">
                <text:p>75</text:p>
              </table:table-cell>
              <table:table-cell office:value-type="float" office:value="0.047459">
                <text:p>0.047459</text:p>
              </table:table-cell>
              <table:table-cell office:value-type="float" office:value="0.13568">
                <text:p>0.135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5">
                <text:p>75</text:p>
              </table:table-cell>
              <table:table-cell office:value-type="float" office:value="0.059829">
                <text:p>0.059829</text:p>
              </table:table-cell>
              <table:table-cell office:value-type="float" office:value="0.1278">
                <text:p>0.127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5">
                <text:p>75</text:p>
              </table:table-cell>
              <table:table-cell office:value-type="float" office:value="0.043763">
                <text:p>0.043763</text:p>
              </table:table-cell>
              <table:table-cell office:value-type="float" office:value="0.13326">
                <text:p>0.1332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5">
                <text:p>75</text:p>
              </table:table-cell>
              <table:table-cell office:value-type="float" office:value="0.052851">
                <text:p>0.052851</text:p>
              </table:table-cell>
              <table:table-cell office:value-type="float" office:value="0.12813">
                <text:p>0.128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5">
                <text:p>75</text:p>
              </table:table-cell>
              <table:table-cell office:value-type="float" office:value="0.039834">
                <text:p>0.039834</text:p>
              </table:table-cell>
              <table:table-cell office:value-type="float" office:value="0.14396">
                <text:p>0.143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5">
                <text:p>75</text:p>
              </table:table-cell>
              <table:table-cell office:value-type="float" office:value="0.045219">
                <text:p>0.045219</text:p>
              </table:table-cell>
              <table:table-cell office:value-type="float" office:value="0.13536">
                <text:p>0.1353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5">
                <text:p>75</text:p>
              </table:table-cell>
              <table:table-cell office:value-type="float" office:value="0.039814">
                <text:p>0.039814</text:p>
              </table:table-cell>
              <table:table-cell office:value-type="float" office:value="0.13185">
                <text:p>0.1318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5">
                <text:p>75</text:p>
              </table:table-cell>
              <table:table-cell office:value-type="float" office:value="0.04739">
                <text:p>0.04739</text:p>
              </table:table-cell>
              <table:table-cell office:value-type="float" office:value="0.15034">
                <text:p>0.1503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5">
                <text:p>75</text:p>
              </table:table-cell>
              <table:table-cell office:value-type="float" office:value="0.046632">
                <text:p>0.046632</text:p>
              </table:table-cell>
              <table:table-cell office:value-type="float" office:value="0.15907">
                <text:p>0.159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5">
                <text:p>75</text:p>
              </table:table-cell>
              <table:table-cell office:value-type="float" office:value="0.043221">
                <text:p>0.043221</text:p>
              </table:table-cell>
              <table:table-cell office:value-type="float" office:value="0.14109">
                <text:p>0.141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5">
                <text:p>75</text:p>
              </table:table-cell>
              <table:table-cell office:value-type="float" office:value="0.033685">
                <text:p>0.033685</text:p>
              </table:table-cell>
              <table:table-cell office:value-type="float" office:value="0.1396">
                <text:p>0.139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5">
                <text:p>75</text:p>
              </table:table-cell>
              <table:table-cell office:value-type="float" office:value="0.054132">
                <text:p>0.054132</text:p>
              </table:table-cell>
              <table:table-cell office:value-type="float" office:value="0.12034">
                <text:p>0.120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5">
                <text:p>75</text:p>
              </table:table-cell>
              <table:table-cell office:value-type="float" office:value="0.044597">
                <text:p>0.044597</text:p>
              </table:table-cell>
              <table:table-cell office:value-type="float" office:value="0.1347">
                <text:p>0.134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5">
                <text:p>75</text:p>
              </table:table-cell>
              <table:table-cell office:value-type="float" office:value="0.036448">
                <text:p>0.036448</text:p>
              </table:table-cell>
              <table:table-cell office:value-type="float" office:value="0.12835">
                <text:p>0.1283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5">
                <text:p>75</text:p>
              </table:table-cell>
              <table:table-cell office:value-type="float" office:value="0.045144">
                <text:p>0.045144</text:p>
              </table:table-cell>
              <table:table-cell office:value-type="float" office:value="0.12831">
                <text:p>0.1283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5">
                <text:p>75</text:p>
              </table:table-cell>
              <table:table-cell office:value-type="float" office:value="0.048936">
                <text:p>0.048936</text:p>
              </table:table-cell>
              <table:table-cell office:value-type="float" office:value="0.13291">
                <text:p>0.132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5">
                <text:p>75</text:p>
              </table:table-cell>
              <table:table-cell office:value-type="float" office:value="0.048097">
                <text:p>0.048097</text:p>
              </table:table-cell>
              <table:table-cell office:value-type="float" office:value="0.14742">
                <text:p>0.1474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5">
                <text:p>75</text:p>
              </table:table-cell>
              <table:table-cell office:value-type="float" office:value="0.040706">
                <text:p>0.040706</text:p>
              </table:table-cell>
              <table:table-cell office:value-type="float" office:value="0.14636">
                <text:p>0.1463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5">
                <text:p>75</text:p>
              </table:table-cell>
              <table:table-cell office:value-type="float" office:value="0.04378">
                <text:p>0.04378</text:p>
              </table:table-cell>
              <table:table-cell office:value-type="float" office:value="0.12415">
                <text:p>0.124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5">
                <text:p>75</text:p>
              </table:table-cell>
              <table:table-cell office:value-type="float" office:value="0.041411">
                <text:p>0.041411</text:p>
              </table:table-cell>
              <table:table-cell office:value-type="float" office:value="0.13432">
                <text:p>0.134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5">
                <text:p>75</text:p>
              </table:table-cell>
              <table:table-cell office:value-type="float" office:value="0.049501">
                <text:p>0.049501</text:p>
              </table:table-cell>
              <table:table-cell office:value-type="float" office:value="0.15091">
                <text:p>0.150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5">
                <text:p>75</text:p>
              </table:table-cell>
              <table:table-cell office:value-type="float" office:value="0.038177">
                <text:p>0.038177</text:p>
              </table:table-cell>
              <table:table-cell office:value-type="float" office:value="0.1282">
                <text:p>0.128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5">
                <text:p>75</text:p>
              </table:table-cell>
              <table:table-cell office:value-type="float" office:value="0.038694">
                <text:p>0.038694</text:p>
              </table:table-cell>
              <table:table-cell office:value-type="float" office:value="0.11909">
                <text:p>0.1190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5">
                <text:p>75</text:p>
              </table:table-cell>
              <table:table-cell office:value-type="float" office:value="0.040473">
                <text:p>0.040473</text:p>
              </table:table-cell>
              <table:table-cell office:value-type="float" office:value="0.16293">
                <text:p>0.1629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5">
                <text:p>75</text:p>
              </table:table-cell>
              <table:table-cell office:value-type="float" office:value="0.062223">
                <text:p>0.062223</text:p>
              </table:table-cell>
              <table:table-cell office:value-type="float" office:value="0.14845">
                <text:p>0.1484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5">
                <text:p>75</text:p>
              </table:table-cell>
              <table:table-cell office:value-type="float" office:value="0.038611">
                <text:p>0.038611</text:p>
              </table:table-cell>
              <table:table-cell office:value-type="float" office:value="0.11839">
                <text:p>0.1183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5">
                <text:p>75</text:p>
              </table:table-cell>
              <table:table-cell office:value-type="float" office:value="0.047754">
                <text:p>0.047754</text:p>
              </table:table-cell>
              <table:table-cell office:value-type="float" office:value="0.12835">
                <text:p>0.1283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5">
                <text:p>75</text:p>
              </table:table-cell>
              <table:table-cell office:value-type="float" office:value="0.046764">
                <text:p>0.046764</text:p>
              </table:table-cell>
              <table:table-cell office:value-type="float" office:value="0.14245">
                <text:p>0.1424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">
                <text:p>75</text:p>
              </table:table-cell>
              <table:table-cell office:value-type="float" office:value="0.049581">
                <text:p>0.049581</text:p>
              </table:table-cell>
              <table:table-cell office:value-type="float" office:value="0.1236">
                <text:p>0.123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0">
                <text:p>80</text:p>
              </table:table-cell>
              <table:table-cell office:value-type="float" office:value="0.053943">
                <text:p>0.053943</text:p>
              </table:table-cell>
              <table:table-cell office:value-type="float" office:value="0.12852">
                <text:p>0.1285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0">
                <text:p>80</text:p>
              </table:table-cell>
              <table:table-cell office:value-type="float" office:value="0.065876">
                <text:p>0.065876</text:p>
              </table:table-cell>
              <table:table-cell office:value-type="float" office:value="0.14418">
                <text:p>0.144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0">
                <text:p>80</text:p>
              </table:table-cell>
              <table:table-cell office:value-type="float" office:value="0.040155">
                <text:p>0.040155</text:p>
              </table:table-cell>
              <table:table-cell office:value-type="float" office:value="0.13646">
                <text:p>0.1364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0">
                <text:p>80</text:p>
              </table:table-cell>
              <table:table-cell office:value-type="float" office:value="0.047133">
                <text:p>0.047133</text:p>
              </table:table-cell>
              <table:table-cell office:value-type="float" office:value="0.14791">
                <text:p>0.1479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0">
                <text:p>80</text:p>
              </table:table-cell>
              <table:table-cell office:value-type="float" office:value="0.04347">
                <text:p>0.04347</text:p>
              </table:table-cell>
              <table:table-cell office:value-type="float" office:value="0.13125">
                <text:p>0.131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0">
                <text:p>80</text:p>
              </table:table-cell>
              <table:table-cell office:value-type="float" office:value="0.066731">
                <text:p>0.066731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0">
                <text:p>80</text:p>
              </table:table-cell>
              <table:table-cell office:value-type="float" office:value="0.043711">
                <text:p>0.043711</text:p>
              </table:table-cell>
              <table:table-cell office:value-type="float" office:value="0.11398">
                <text:p>0.1139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0">
                <text:p>80</text:p>
              </table:table-cell>
              <table:table-cell office:value-type="float" office:value="0.036192">
                <text:p>0.036192</text:p>
              </table:table-cell>
              <table:table-cell office:value-type="float" office:value="0.12551">
                <text:p>0.125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0">
                <text:p>80</text:p>
              </table:table-cell>
              <table:table-cell office:value-type="float" office:value="0.052278">
                <text:p>0.052278</text:p>
              </table:table-cell>
              <table:table-cell office:value-type="float" office:value="0.15481">
                <text:p>0.1548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0">
                <text:p>80</text:p>
              </table:table-cell>
              <table:table-cell office:value-type="float" office:value="0.049286">
                <text:p>0.049286</text:p>
              </table:table-cell>
              <table:table-cell office:value-type="float" office:value="0.16544">
                <text:p>0.1654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0">
                <text:p>80</text:p>
              </table:table-cell>
              <table:table-cell office:value-type="float" office:value="0.059513">
                <text:p>0.059513</text:p>
              </table:table-cell>
              <table:table-cell office:value-type="float" office:value="0.14982">
                <text:p>0.1498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0">
                <text:p>80</text:p>
              </table:table-cell>
              <table:table-cell office:value-type="float" office:value="0.034913">
                <text:p>0.034913</text:p>
              </table:table-cell>
              <table:table-cell office:value-type="float" office:value="0.14564">
                <text:p>0.1456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0">
                <text:p>80</text:p>
              </table:table-cell>
              <table:table-cell office:value-type="float" office:value="0.039368">
                <text:p>0.039368</text:p>
              </table:table-cell>
              <table:table-cell office:value-type="float" office:value="0.14469">
                <text:p>0.144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0">
                <text:p>80</text:p>
              </table:table-cell>
              <table:table-cell office:value-type="float" office:value="0.052106">
                <text:p>0.052106</text:p>
              </table:table-cell>
              <table:table-cell office:value-type="float" office:value="0.13075">
                <text:p>0.130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0">
                <text:p>80</text:p>
              </table:table-cell>
              <table:table-cell office:value-type="float" office:value="0.055907">
                <text:p>0.055907</text:p>
              </table:table-cell>
              <table:table-cell office:value-type="float" office:value="0.14752">
                <text:p>0.1475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0">
                <text:p>80</text:p>
              </table:table-cell>
              <table:table-cell office:value-type="float" office:value="0.036555">
                <text:p>0.036555</text:p>
              </table:table-cell>
              <table:table-cell office:value-type="float" office:value="0.13692">
                <text:p>0.136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0">
                <text:p>80</text:p>
              </table:table-cell>
              <table:table-cell office:value-type="float" office:value="0.046621">
                <text:p>0.046621</text:p>
              </table:table-cell>
              <table:table-cell office:value-type="float" office:value="0.1567">
                <text:p>0.15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0">
                <text:p>80</text:p>
              </table:table-cell>
              <table:table-cell office:value-type="float" office:value="0.064668">
                <text:p>0.064668</text:p>
              </table:table-cell>
              <table:table-cell office:value-type="float" office:value="0.13997">
                <text:p>0.139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0">
                <text:p>80</text:p>
              </table:table-cell>
              <table:table-cell office:value-type="float" office:value="0.045541">
                <text:p>0.045541</text:p>
              </table:table-cell>
              <table:table-cell office:value-type="float" office:value="0.15931">
                <text:p>0.1593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0">
                <text:p>80</text:p>
              </table:table-cell>
              <table:table-cell office:value-type="float" office:value="0.047636">
                <text:p>0.047636</text:p>
              </table:table-cell>
              <table:table-cell office:value-type="float" office:value="0.13879">
                <text:p>0.1387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0">
                <text:p>80</text:p>
              </table:table-cell>
              <table:table-cell office:value-type="float" office:value="0.037324">
                <text:p>0.037324</text:p>
              </table:table-cell>
              <table:table-cell office:value-type="float" office:value="0.15458">
                <text:p>0.1545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0">
                <text:p>80</text:p>
              </table:table-cell>
              <table:table-cell office:value-type="float" office:value="0.042715">
                <text:p>0.042715</text:p>
              </table:table-cell>
              <table:table-cell office:value-type="float" office:value="0.15773">
                <text:p>0.1577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0">
                <text:p>80</text:p>
              </table:table-cell>
              <table:table-cell office:value-type="float" office:value="0.064879">
                <text:p>0.064879</text:p>
              </table:table-cell>
              <table:table-cell office:value-type="float" office:value="0.17343">
                <text:p>0.1734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0">
                <text:p>80</text:p>
              </table:table-cell>
              <table:table-cell office:value-type="float" office:value="0.046609">
                <text:p>0.046609</text:p>
              </table:table-cell>
              <table:table-cell office:value-type="float" office:value="0.13024">
                <text:p>0.1302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0">
                <text:p>80</text:p>
              </table:table-cell>
              <table:table-cell office:value-type="float" office:value="0.042847">
                <text:p>0.042847</text:p>
              </table:table-cell>
              <table:table-cell office:value-type="float" office:value="0.15083">
                <text:p>0.150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0">
                <text:p>80</text:p>
              </table:table-cell>
              <table:table-cell office:value-type="float" office:value="0.062626">
                <text:p>0.062626</text:p>
              </table:table-cell>
              <table:table-cell office:value-type="float" office:value="0.15167">
                <text:p>0.1516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0">
                <text:p>80</text:p>
              </table:table-cell>
              <table:table-cell office:value-type="float" office:value="0.052417">
                <text:p>0.052417</text:p>
              </table:table-cell>
              <table:table-cell office:value-type="float" office:value="0.14812">
                <text:p>0.148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0">
                <text:p>80</text:p>
              </table:table-cell>
              <table:table-cell office:value-type="float" office:value="0.038481">
                <text:p>0.038481</text:p>
              </table:table-cell>
              <table:table-cell office:value-type="float" office:value="0.15547">
                <text:p>0.155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0">
                <text:p>80</text:p>
              </table:table-cell>
              <table:table-cell office:value-type="float" office:value="0.053038">
                <text:p>0.053038</text:p>
              </table:table-cell>
              <table:table-cell office:value-type="float" office:value="0.13146">
                <text:p>0.131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0">
                <text:p>80</text:p>
              </table:table-cell>
              <table:table-cell office:value-type="float" office:value="0.062632">
                <text:p>0.062632</text:p>
              </table:table-cell>
              <table:table-cell office:value-type="float" office:value="0.12326">
                <text:p>0.1232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0">
                <text:p>80</text:p>
              </table:table-cell>
              <table:table-cell office:value-type="float" office:value="0.053942">
                <text:p>0.053942</text:p>
              </table:table-cell>
              <table:table-cell office:value-type="float" office:value="0.13794">
                <text:p>0.1379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0">
                <text:p>80</text:p>
              </table:table-cell>
              <table:table-cell office:value-type="float" office:value="0.050537">
                <text:p>0.050537</text:p>
              </table:table-cell>
              <table:table-cell office:value-type="float" office:value="0.13364">
                <text:p>0.1336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0">
                <text:p>80</text:p>
              </table:table-cell>
              <table:table-cell office:value-type="float" office:value="0.048652">
                <text:p>0.048652</text:p>
              </table:table-cell>
              <table:table-cell office:value-type="float" office:value="0.15442">
                <text:p>0.1544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0">
                <text:p>80</text:p>
              </table:table-cell>
              <table:table-cell office:value-type="float" office:value="0.04237">
                <text:p>0.04237</text:p>
              </table:table-cell>
              <table:table-cell office:value-type="float" office:value="0.17303">
                <text:p>0.1730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0">
                <text:p>80</text:p>
              </table:table-cell>
              <table:table-cell office:value-type="float" office:value="0.050505">
                <text:p>0.050505</text:p>
              </table:table-cell>
              <table:table-cell office:value-type="float" office:value="0.13994">
                <text:p>0.139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0">
                <text:p>80</text:p>
              </table:table-cell>
              <table:table-cell office:value-type="float" office:value="0.046388">
                <text:p>0.046388</text:p>
              </table:table-cell>
              <table:table-cell office:value-type="float" office:value="0.18278">
                <text:p>0.1827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0">
                <text:p>80</text:p>
              </table:table-cell>
              <table:table-cell office:value-type="float" office:value="0.050464">
                <text:p>0.050464</text:p>
              </table:table-cell>
              <table:table-cell office:value-type="float" office:value="0.12111">
                <text:p>0.121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0">
                <text:p>80</text:p>
              </table:table-cell>
              <table:table-cell office:value-type="float" office:value="0.05586">
                <text:p>0.05586</text:p>
              </table:table-cell>
              <table:table-cell office:value-type="float" office:value="0.14066">
                <text:p>0.1406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0">
                <text:p>80</text:p>
              </table:table-cell>
              <table:table-cell office:value-type="float" office:value="0.052464">
                <text:p>0.052464</text:p>
              </table:table-cell>
              <table:table-cell office:value-type="float" office:value="0.14035">
                <text:p>0.1403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0">
                <text:p>80</text:p>
              </table:table-cell>
              <table:table-cell office:value-type="float" office:value="0.060276">
                <text:p>0.060276</text:p>
              </table:table-cell>
              <table:table-cell office:value-type="float" office:value="0.15752">
                <text:p>0.1575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0">
                <text:p>80</text:p>
              </table:table-cell>
              <table:table-cell office:value-type="float" office:value="0.042295">
                <text:p>0.042295</text:p>
              </table:table-cell>
              <table:table-cell office:value-type="float" office:value="0.1484">
                <text:p>0.148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0">
                <text:p>80</text:p>
              </table:table-cell>
              <table:table-cell office:value-type="float" office:value="0.045288">
                <text:p>0.045288</text:p>
              </table:table-cell>
              <table:table-cell office:value-type="float" office:value="0.12865">
                <text:p>0.1286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0">
                <text:p>80</text:p>
              </table:table-cell>
              <table:table-cell office:value-type="float" office:value="0.050785">
                <text:p>0.050785</text:p>
              </table:table-cell>
              <table:table-cell office:value-type="float" office:value="0.13574">
                <text:p>0.135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0">
                <text:p>80</text:p>
              </table:table-cell>
              <table:table-cell office:value-type="float" office:value="0.037539">
                <text:p>0.037539</text:p>
              </table:table-cell>
              <table:table-cell office:value-type="float" office:value="0.12678">
                <text:p>0.1267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0">
                <text:p>80</text:p>
              </table:table-cell>
              <table:table-cell office:value-type="float" office:value="0.058296">
                <text:p>0.058296</text:p>
              </table:table-cell>
              <table:table-cell office:value-type="float" office:value="0.15327">
                <text:p>0.153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0">
                <text:p>80</text:p>
              </table:table-cell>
              <table:table-cell office:value-type="float" office:value="0.043596">
                <text:p>0.043596</text:p>
              </table:table-cell>
              <table:table-cell office:value-type="float" office:value="0.13334">
                <text:p>0.133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0">
                <text:p>80</text:p>
              </table:table-cell>
              <table:table-cell office:value-type="float" office:value="0.07622">
                <text:p>0.07622</text:p>
              </table:table-cell>
              <table:table-cell office:value-type="float" office:value="0.13735">
                <text:p>0.1373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0">
                <text:p>80</text:p>
              </table:table-cell>
              <table:table-cell office:value-type="float" office:value="0.058658">
                <text:p>0.058658</text:p>
              </table:table-cell>
              <table:table-cell office:value-type="float" office:value="0.13509">
                <text:p>0.1350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0">
                <text:p>80</text:p>
              </table:table-cell>
              <table:table-cell office:value-type="float" office:value="0.073026">
                <text:p>0.073026</text:p>
              </table:table-cell>
              <table:table-cell office:value-type="float" office:value="0.14247">
                <text:p>0.1424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">
                <text:p>80</text:p>
              </table:table-cell>
              <table:table-cell office:value-type="float" office:value="0.045777">
                <text:p>0.045777</text:p>
              </table:table-cell>
              <table:table-cell office:value-type="float" office:value="0.11698">
                <text:p>0.1169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5">
                <text:p>85</text:p>
              </table:table-cell>
              <table:table-cell office:value-type="float" office:value="0.077193">
                <text:p>0.077193</text:p>
              </table:table-cell>
              <table:table-cell office:value-type="float" office:value="0.16085">
                <text:p>0.1608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5">
                <text:p>85</text:p>
              </table:table-cell>
              <table:table-cell office:value-type="float" office:value="0.073475">
                <text:p>0.073475</text:p>
              </table:table-cell>
              <table:table-cell office:value-type="float" office:value="0.12577">
                <text:p>0.1257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5">
                <text:p>85</text:p>
              </table:table-cell>
              <table:table-cell office:value-type="float" office:value="0.064122">
                <text:p>0.064122</text:p>
              </table:table-cell>
              <table:table-cell office:value-type="float" office:value="0.15564">
                <text:p>0.155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5">
                <text:p>85</text:p>
              </table:table-cell>
              <table:table-cell office:value-type="float" office:value="0.066992">
                <text:p>0.066992</text:p>
              </table:table-cell>
              <table:table-cell office:value-type="float" office:value="0.13216">
                <text:p>0.132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5">
                <text:p>85</text:p>
              </table:table-cell>
              <table:table-cell office:value-type="float" office:value="0.043605">
                <text:p>0.043605</text:p>
              </table:table-cell>
              <table:table-cell office:value-type="float" office:value="0.17655">
                <text:p>0.176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5">
                <text:p>85</text:p>
              </table:table-cell>
              <table:table-cell office:value-type="float" office:value="0.069829">
                <text:p>0.069829</text:p>
              </table:table-cell>
              <table:table-cell office:value-type="float" office:value="0.17386">
                <text:p>0.1738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5">
                <text:p>85</text:p>
              </table:table-cell>
              <table:table-cell office:value-type="float" office:value="0.041637">
                <text:p>0.041637</text:p>
              </table:table-cell>
              <table:table-cell office:value-type="float" office:value="0.15009">
                <text:p>0.150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5">
                <text:p>85</text:p>
              </table:table-cell>
              <table:table-cell office:value-type="float" office:value="0.055407">
                <text:p>0.055407</text:p>
              </table:table-cell>
              <table:table-cell office:value-type="float" office:value="0.13297">
                <text:p>0.1329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5">
                <text:p>85</text:p>
              </table:table-cell>
              <table:table-cell office:value-type="float" office:value="0.058127">
                <text:p>0.058127</text:p>
              </table:table-cell>
              <table:table-cell office:value-type="float" office:value="0.16371">
                <text:p>0.1637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5">
                <text:p>85</text:p>
              </table:table-cell>
              <table:table-cell office:value-type="float" office:value="0.078662">
                <text:p>0.078662</text:p>
              </table:table-cell>
              <table:table-cell office:value-type="float" office:value="0.13428">
                <text:p>0.1342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5">
                <text:p>85</text:p>
              </table:table-cell>
              <table:table-cell office:value-type="float" office:value="0.051644">
                <text:p>0.051644</text:p>
              </table:table-cell>
              <table:table-cell office:value-type="float" office:value="0.15058">
                <text:p>0.1505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5">
                <text:p>85</text:p>
              </table:table-cell>
              <table:table-cell office:value-type="float" office:value="0.050924">
                <text:p>0.050924</text:p>
              </table:table-cell>
              <table:table-cell office:value-type="float" office:value="0.17262">
                <text:p>0.1726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5">
                <text:p>85</text:p>
              </table:table-cell>
              <table:table-cell office:value-type="float" office:value="0.058627">
                <text:p>0.058627</text:p>
              </table:table-cell>
              <table:table-cell office:value-type="float" office:value="0.1272">
                <text:p>0.12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5">
                <text:p>85</text:p>
              </table:table-cell>
              <table:table-cell office:value-type="float" office:value="0.061546">
                <text:p>0.061546</text:p>
              </table:table-cell>
              <table:table-cell office:value-type="float" office:value="0.17548">
                <text:p>0.1754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5">
                <text:p>85</text:p>
              </table:table-cell>
              <table:table-cell office:value-type="float" office:value="0.051894">
                <text:p>0.051894</text:p>
              </table:table-cell>
              <table:table-cell office:value-type="float" office:value="0.16357">
                <text:p>0.1635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5">
                <text:p>85</text:p>
              </table:table-cell>
              <table:table-cell office:value-type="float" office:value="0.066352">
                <text:p>0.066352</text:p>
              </table:table-cell>
              <table:table-cell office:value-type="float" office:value="0.15255">
                <text:p>0.1525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5">
                <text:p>85</text:p>
              </table:table-cell>
              <table:table-cell office:value-type="float" office:value="0.092551">
                <text:p>0.092551</text:p>
              </table:table-cell>
              <table:table-cell office:value-type="float" office:value="0.16571">
                <text:p>0.1657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5">
                <text:p>85</text:p>
              </table:table-cell>
              <table:table-cell office:value-type="float" office:value="0.04305">
                <text:p>0.04305</text:p>
              </table:table-cell>
              <table:table-cell office:value-type="float" office:value="0.14136">
                <text:p>0.141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5">
                <text:p>85</text:p>
              </table:table-cell>
              <table:table-cell office:value-type="float" office:value="0.056381">
                <text:p>0.056381</text:p>
              </table:table-cell>
              <table:table-cell office:value-type="float" office:value="0.13703">
                <text:p>0.1370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5">
                <text:p>85</text:p>
              </table:table-cell>
              <table:table-cell office:value-type="float" office:value="0.045031">
                <text:p>0.045031</text:p>
              </table:table-cell>
              <table:table-cell office:value-type="float" office:value="0.16686">
                <text:p>0.1668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5">
                <text:p>85</text:p>
              </table:table-cell>
              <table:table-cell office:value-type="float" office:value="0.060006">
                <text:p>0.060006</text:p>
              </table:table-cell>
              <table:table-cell office:value-type="float" office:value="0.1451">
                <text:p>0.14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5">
                <text:p>85</text:p>
              </table:table-cell>
              <table:table-cell office:value-type="float" office:value="0.057863">
                <text:p>0.057863</text:p>
              </table:table-cell>
              <table:table-cell office:value-type="float" office:value="0.14505">
                <text:p>0.145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5">
                <text:p>85</text:p>
              </table:table-cell>
              <table:table-cell office:value-type="float" office:value="0.059438">
                <text:p>0.059438</text:p>
              </table:table-cell>
              <table:table-cell office:value-type="float" office:value="0.14346">
                <text:p>0.1434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5">
                <text:p>85</text:p>
              </table:table-cell>
              <table:table-cell office:value-type="float" office:value="0.049345">
                <text:p>0.049345</text:p>
              </table:table-cell>
              <table:table-cell office:value-type="float" office:value="0.16503">
                <text:p>0.1650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5">
                <text:p>85</text:p>
              </table:table-cell>
              <table:table-cell office:value-type="float" office:value="0.051732">
                <text:p>0.051732</text:p>
              </table:table-cell>
              <table:table-cell office:value-type="float" office:value="0.18496">
                <text:p>0.1849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5">
                <text:p>85</text:p>
              </table:table-cell>
              <table:table-cell office:value-type="float" office:value="0.053702">
                <text:p>0.053702</text:p>
              </table:table-cell>
              <table:table-cell office:value-type="float" office:value="0.13327">
                <text:p>0.1332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5">
                <text:p>85</text:p>
              </table:table-cell>
              <table:table-cell office:value-type="float" office:value="0.051822">
                <text:p>0.051822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5">
                <text:p>85</text:p>
              </table:table-cell>
              <table:table-cell office:value-type="float" office:value="0.058766">
                <text:p>0.058766</text:p>
              </table:table-cell>
              <table:table-cell office:value-type="float" office:value="0.16588">
                <text:p>0.1658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5">
                <text:p>85</text:p>
              </table:table-cell>
              <table:table-cell office:value-type="float" office:value="0.046451">
                <text:p>0.046451</text:p>
              </table:table-cell>
              <table:table-cell office:value-type="float" office:value="0.14933">
                <text:p>0.149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5">
                <text:p>85</text:p>
              </table:table-cell>
              <table:table-cell office:value-type="float" office:value="0.056808">
                <text:p>0.056808</text:p>
              </table:table-cell>
              <table:table-cell office:value-type="float" office:value="0.13845">
                <text:p>0.1384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5">
                <text:p>85</text:p>
              </table:table-cell>
              <table:table-cell office:value-type="float" office:value="0.073597">
                <text:p>0.073597</text:p>
              </table:table-cell>
              <table:table-cell office:value-type="float" office:value="0.17142">
                <text:p>0.1714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5">
                <text:p>85</text:p>
              </table:table-cell>
              <table:table-cell office:value-type="float" office:value="0.062819">
                <text:p>0.062819</text:p>
              </table:table-cell>
              <table:table-cell office:value-type="float" office:value="0.14809">
                <text:p>0.1480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5">
                <text:p>85</text:p>
              </table:table-cell>
              <table:table-cell office:value-type="float" office:value="0.069074">
                <text:p>0.069074</text:p>
              </table:table-cell>
              <table:table-cell office:value-type="float" office:value="0.13898">
                <text:p>0.1389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5">
                <text:p>85</text:p>
              </table:table-cell>
              <table:table-cell office:value-type="float" office:value="0.049037">
                <text:p>0.049037</text:p>
              </table:table-cell>
              <table:table-cell office:value-type="float" office:value="0.15222">
                <text:p>0.152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5">
                <text:p>85</text:p>
              </table:table-cell>
              <table:table-cell office:value-type="float" office:value="0.044785">
                <text:p>0.044785</text:p>
              </table:table-cell>
              <table:table-cell office:value-type="float" office:value="0.13889">
                <text:p>0.1388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5">
                <text:p>85</text:p>
              </table:table-cell>
              <table:table-cell office:value-type="float" office:value="0.063175">
                <text:p>0.063175</text:p>
              </table:table-cell>
              <table:table-cell office:value-type="float" office:value="0.17839">
                <text:p>0.1783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5">
                <text:p>85</text:p>
              </table:table-cell>
              <table:table-cell office:value-type="float" office:value="0.062281">
                <text:p>0.062281</text:p>
              </table:table-cell>
              <table:table-cell office:value-type="float" office:value="0.14616">
                <text:p>0.146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5">
                <text:p>85</text:p>
              </table:table-cell>
              <table:table-cell office:value-type="float" office:value="0.062095">
                <text:p>0.062095</text:p>
              </table:table-cell>
              <table:table-cell office:value-type="float" office:value="0.15994">
                <text:p>0.1599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5">
                <text:p>85</text:p>
              </table:table-cell>
              <table:table-cell office:value-type="float" office:value="0.050562">
                <text:p>0.050562</text:p>
              </table:table-cell>
              <table:table-cell office:value-type="float" office:value="0.17188">
                <text:p>0.1718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5">
                <text:p>85</text:p>
              </table:table-cell>
              <table:table-cell office:value-type="float" office:value="0.04841">
                <text:p>0.04841</text:p>
              </table:table-cell>
              <table:table-cell office:value-type="float" office:value="0.16052">
                <text:p>0.160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5">
                <text:p>85</text:p>
              </table:table-cell>
              <table:table-cell office:value-type="float" office:value="0.074797">
                <text:p>0.074797</text:p>
              </table:table-cell>
              <table:table-cell office:value-type="float" office:value="0.18464">
                <text:p>0.1846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5">
                <text:p>85</text:p>
              </table:table-cell>
              <table:table-cell office:value-type="float" office:value="0.068226">
                <text:p>0.068226</text:p>
              </table:table-cell>
              <table:table-cell office:value-type="float" office:value="0.15396">
                <text:p>0.1539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5">
                <text:p>85</text:p>
              </table:table-cell>
              <table:table-cell office:value-type="float" office:value="0.087518">
                <text:p>0.087518</text:p>
              </table:table-cell>
              <table:table-cell office:value-type="float" office:value="0.15611">
                <text:p>0.156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5">
                <text:p>85</text:p>
              </table:table-cell>
              <table:table-cell office:value-type="float" office:value="0.051672">
                <text:p>0.051672</text:p>
              </table:table-cell>
              <table:table-cell office:value-type="float" office:value="0.15448">
                <text:p>0.1544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5">
                <text:p>85</text:p>
              </table:table-cell>
              <table:table-cell office:value-type="float" office:value="0.046147">
                <text:p>0.046147</text:p>
              </table:table-cell>
              <table:table-cell office:value-type="float" office:value="0.16129">
                <text:p>0.1612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5">
                <text:p>85</text:p>
              </table:table-cell>
              <table:table-cell office:value-type="float" office:value="0.052918">
                <text:p>0.052918</text:p>
              </table:table-cell>
              <table:table-cell office:value-type="float" office:value="0.16048">
                <text:p>0.160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5">
                <text:p>85</text:p>
              </table:table-cell>
              <table:table-cell office:value-type="float" office:value="0.05403">
                <text:p>0.05403</text:p>
              </table:table-cell>
              <table:table-cell office:value-type="float" office:value="0.15108">
                <text:p>0.1510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5">
                <text:p>85</text:p>
              </table:table-cell>
              <table:table-cell office:value-type="float" office:value="0.054455">
                <text:p>0.054455</text:p>
              </table:table-cell>
              <table:table-cell office:value-type="float" office:value="0.13887">
                <text:p>0.1388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5">
                <text:p>85</text:p>
              </table:table-cell>
              <table:table-cell office:value-type="float" office:value="0.060199">
                <text:p>0.060199</text:p>
              </table:table-cell>
              <table:table-cell office:value-type="float" office:value="0.15198">
                <text:p>0.1519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">
                <text:p>85</text:p>
              </table:table-cell>
              <table:table-cell office:value-type="float" office:value="0.045738">
                <text:p>0.045738</text:p>
              </table:table-cell>
              <table:table-cell office:value-type="float" office:value="0.16212">
                <text:p>0.162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0">
                <text:p>90</text:p>
              </table:table-cell>
              <table:table-cell office:value-type="float" office:value="0.06781">
                <text:p>0.06781</text:p>
              </table:table-cell>
              <table:table-cell office:value-type="float" office:value="0.14943">
                <text:p>0.1494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0">
                <text:p>90</text:p>
              </table:table-cell>
              <table:table-cell office:value-type="float" office:value="0.081003">
                <text:p>0.081003</text:p>
              </table:table-cell>
              <table:table-cell office:value-type="float" office:value="0.14486">
                <text:p>0.1448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0">
                <text:p>90</text:p>
              </table:table-cell>
              <table:table-cell office:value-type="float" office:value="0.070935">
                <text:p>0.070935</text:p>
              </table:table-cell>
              <table:table-cell office:value-type="float" office:value="0.17127">
                <text:p>0.1712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0">
                <text:p>90</text:p>
              </table:table-cell>
              <table:table-cell office:value-type="float" office:value="0.11012">
                <text:p>0.11012</text:p>
              </table:table-cell>
              <table:table-cell office:value-type="float" office:value="0.14656">
                <text:p>0.1465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0">
                <text:p>90</text:p>
              </table:table-cell>
              <table:table-cell office:value-type="float" office:value="0.10187">
                <text:p>0.10187</text:p>
              </table:table-cell>
              <table:table-cell office:value-type="float" office:value="0.15693">
                <text:p>0.1569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0">
                <text:p>90</text:p>
              </table:table-cell>
              <table:table-cell office:value-type="float" office:value="0.10608">
                <text:p>0.10608</text:p>
              </table:table-cell>
              <table:table-cell office:value-type="float" office:value="0.14138">
                <text:p>0.1413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0">
                <text:p>90</text:p>
              </table:table-cell>
              <table:table-cell office:value-type="float" office:value="0.076437">
                <text:p>0.076437</text:p>
              </table:table-cell>
              <table:table-cell office:value-type="float" office:value="0.15549">
                <text:p>0.1554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0">
                <text:p>90</text:p>
              </table:table-cell>
              <table:table-cell office:value-type="float" office:value="0.088715">
                <text:p>0.088715</text:p>
              </table:table-cell>
              <table:table-cell office:value-type="float" office:value="0.16448">
                <text:p>0.164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0">
                <text:p>90</text:p>
              </table:table-cell>
              <table:table-cell office:value-type="float" office:value="0.086894">
                <text:p>0.086894</text:p>
              </table:table-cell>
              <table:table-cell office:value-type="float" office:value="0.18402">
                <text:p>0.1840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0">
                <text:p>90</text:p>
              </table:table-cell>
              <table:table-cell office:value-type="float" office:value="0.06124">
                <text:p>0.06124</text:p>
              </table:table-cell>
              <table:table-cell office:value-type="float" office:value="0.16605">
                <text:p>0.1660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0">
                <text:p>90</text:p>
              </table:table-cell>
              <table:table-cell office:value-type="float" office:value="0.054179">
                <text:p>0.054179</text:p>
              </table:table-cell>
              <table:table-cell office:value-type="float" office:value="0.14388">
                <text:p>0.143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0">
                <text:p>90</text:p>
              </table:table-cell>
              <table:table-cell office:value-type="float" office:value="0.091448">
                <text:p>0.091448</text:p>
              </table:table-cell>
              <table:table-cell office:value-type="float" office:value="0.18909">
                <text:p>0.1890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0">
                <text:p>90</text:p>
              </table:table-cell>
              <table:table-cell office:value-type="float" office:value="0.060758">
                <text:p>0.060758</text:p>
              </table:table-cell>
              <table:table-cell office:value-type="float" office:value="0.1891">
                <text:p>0.189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0">
                <text:p>90</text:p>
              </table:table-cell>
              <table:table-cell office:value-type="float" office:value="0.092614">
                <text:p>0.092614</text:p>
              </table:table-cell>
              <table:table-cell office:value-type="float" office:value="0.18529">
                <text:p>0.1852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0">
                <text:p>90</text:p>
              </table:table-cell>
              <table:table-cell office:value-type="float" office:value="0.067597">
                <text:p>0.067597</text:p>
              </table:table-cell>
              <table:table-cell office:value-type="float" office:value="0.15742">
                <text:p>0.157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0">
                <text:p>90</text:p>
              </table:table-cell>
              <table:table-cell office:value-type="float" office:value="0.052813">
                <text:p>0.052813</text:p>
              </table:table-cell>
              <table:table-cell office:value-type="float" office:value="0.14506">
                <text:p>0.1450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0">
                <text:p>90</text:p>
              </table:table-cell>
              <table:table-cell office:value-type="float" office:value="0.059238">
                <text:p>0.059238</text:p>
              </table:table-cell>
              <table:table-cell office:value-type="float" office:value="0.14623">
                <text:p>0.1462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0">
                <text:p>90</text:p>
              </table:table-cell>
              <table:table-cell office:value-type="float" office:value="0.084821">
                <text:p>0.084821</text:p>
              </table:table-cell>
              <table:table-cell office:value-type="float" office:value="0.16358">
                <text:p>0.1635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0">
                <text:p>90</text:p>
              </table:table-cell>
              <table:table-cell office:value-type="float" office:value="0.051244">
                <text:p>0.051244</text:p>
              </table:table-cell>
              <table:table-cell office:value-type="float" office:value="0.19672">
                <text:p>0.1967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0">
                <text:p>90</text:p>
              </table:table-cell>
              <table:table-cell office:value-type="float" office:value="0.090995">
                <text:p>0.090995</text:p>
              </table:table-cell>
              <table:table-cell office:value-type="float" office:value="0.17133">
                <text:p>0.1713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0">
                <text:p>90</text:p>
              </table:table-cell>
              <table:table-cell office:value-type="float" office:value="0.054234">
                <text:p>0.054234</text:p>
              </table:table-cell>
              <table:table-cell office:value-type="float" office:value="0.14503">
                <text:p>0.1450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0">
                <text:p>90</text:p>
              </table:table-cell>
              <table:table-cell office:value-type="float" office:value="0.053921">
                <text:p>0.053921</text:p>
              </table:table-cell>
              <table:table-cell office:value-type="float" office:value="0.1622">
                <text:p>0.16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0">
                <text:p>90</text:p>
              </table:table-cell>
              <table:table-cell office:value-type="float" office:value="0.055493">
                <text:p>0.055493</text:p>
              </table:table-cell>
              <table:table-cell office:value-type="float" office:value="0.17579">
                <text:p>0.1757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0">
                <text:p>90</text:p>
              </table:table-cell>
              <table:table-cell office:value-type="float" office:value="0.068702">
                <text:p>0.068702</text:p>
              </table:table-cell>
              <table:table-cell office:value-type="float" office:value="0.15599">
                <text:p>0.1559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0">
                <text:p>90</text:p>
              </table:table-cell>
              <table:table-cell office:value-type="float" office:value="0.070813">
                <text:p>0.070813</text:p>
              </table:table-cell>
              <table:table-cell office:value-type="float" office:value="0.1561">
                <text:p>0.156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0">
                <text:p>90</text:p>
              </table:table-cell>
              <table:table-cell office:value-type="float" office:value="0.066472">
                <text:p>0.066472</text:p>
              </table:table-cell>
              <table:table-cell office:value-type="float" office:value="0.14735">
                <text:p>0.1473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0">
                <text:p>90</text:p>
              </table:table-cell>
              <table:table-cell office:value-type="float" office:value="0.09935">
                <text:p>0.09935</text:p>
              </table:table-cell>
              <table:table-cell office:value-type="float" office:value="0.18316">
                <text:p>0.1831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0">
                <text:p>90</text:p>
              </table:table-cell>
              <table:table-cell office:value-type="float" office:value="0.062531">
                <text:p>0.062531</text:p>
              </table:table-cell>
              <table:table-cell office:value-type="float" office:value="0.15487">
                <text:p>0.1548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0">
                <text:p>90</text:p>
              </table:table-cell>
              <table:table-cell office:value-type="float" office:value="0.060744">
                <text:p>0.060744</text:p>
              </table:table-cell>
              <table:table-cell office:value-type="float" office:value="0.13393">
                <text:p>0.1339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0">
                <text:p>90</text:p>
              </table:table-cell>
              <table:table-cell office:value-type="float" office:value="0.096473">
                <text:p>0.096473</text:p>
              </table:table-cell>
              <table:table-cell office:value-type="float" office:value="0.13211">
                <text:p>0.1321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0">
                <text:p>90</text:p>
              </table:table-cell>
              <table:table-cell office:value-type="float" office:value="0.083141">
                <text:p>0.083141</text:p>
              </table:table-cell>
              <table:table-cell office:value-type="float" office:value="0.14434">
                <text:p>0.1443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0">
                <text:p>90</text:p>
              </table:table-cell>
              <table:table-cell office:value-type="float" office:value="0.078381">
                <text:p>0.078381</text:p>
              </table:table-cell>
              <table:table-cell office:value-type="float" office:value="0.16353">
                <text:p>0.1635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0">
                <text:p>90</text:p>
              </table:table-cell>
              <table:table-cell office:value-type="float" office:value="0.075951">
                <text:p>0.075951</text:p>
              </table:table-cell>
              <table:table-cell office:value-type="float" office:value="0.16139">
                <text:p>0.1613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0">
                <text:p>90</text:p>
              </table:table-cell>
              <table:table-cell office:value-type="float" office:value="0.069">
                <text:p>0.069</text:p>
              </table:table-cell>
              <table:table-cell office:value-type="float" office:value="0.14897">
                <text:p>0.1489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0">
                <text:p>90</text:p>
              </table:table-cell>
              <table:table-cell office:value-type="float" office:value="0.075643">
                <text:p>0.075643</text:p>
              </table:table-cell>
              <table:table-cell office:value-type="float" office:value="0.16423">
                <text:p>0.1642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0">
                <text:p>90</text:p>
              </table:table-cell>
              <table:table-cell office:value-type="float" office:value="0.058913">
                <text:p>0.058913</text:p>
              </table:table-cell>
              <table:table-cell office:value-type="float" office:value="0.16723">
                <text:p>0.1672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0">
                <text:p>90</text:p>
              </table:table-cell>
              <table:table-cell office:value-type="float" office:value="0.074431">
                <text:p>0.074431</text:p>
              </table:table-cell>
              <table:table-cell office:value-type="float" office:value="0.19028">
                <text:p>0.1902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0">
                <text:p>90</text:p>
              </table:table-cell>
              <table:table-cell office:value-type="float" office:value="0.060199">
                <text:p>0.060199</text:p>
              </table:table-cell>
              <table:table-cell office:value-type="float" office:value="0.17862">
                <text:p>0.1786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0">
                <text:p>90</text:p>
              </table:table-cell>
              <table:table-cell office:value-type="float" office:value="0.066138">
                <text:p>0.066138</text:p>
              </table:table-cell>
              <table:table-cell office:value-type="float" office:value="0.18476">
                <text:p>0.184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0">
                <text:p>90</text:p>
              </table:table-cell>
              <table:table-cell office:value-type="float" office:value="0.053369">
                <text:p>0.053369</text:p>
              </table:table-cell>
              <table:table-cell office:value-type="float" office:value="0.15052">
                <text:p>0.150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">
                <text:p>90</text:p>
              </table:table-cell>
              <table:table-cell office:value-type="float" office:value="0.073394">
                <text:p>0.073394</text:p>
              </table:table-cell>
              <table:table-cell office:value-type="float" office:value="0.15261">
                <text:p>0.1526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0">
                <text:p>90</text:p>
              </table:table-cell>
              <table:table-cell office:value-type="float" office:value="0.062778">
                <text:p>0.062778</text:p>
              </table:table-cell>
              <table:table-cell office:value-type="float" office:value="0.14443">
                <text:p>0.1444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0">
                <text:p>90</text:p>
              </table:table-cell>
              <table:table-cell office:value-type="float" office:value="0.058903">
                <text:p>0.058903</text:p>
              </table:table-cell>
              <table:table-cell office:value-type="float" office:value="0.16083">
                <text:p>0.1608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0">
                <text:p>90</text:p>
              </table:table-cell>
              <table:table-cell office:value-type="float" office:value="0.10151">
                <text:p>0.10151</text:p>
              </table:table-cell>
              <table:table-cell office:value-type="float" office:value="0.17405">
                <text:p>0.1740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0">
                <text:p>90</text:p>
              </table:table-cell>
              <table:table-cell office:value-type="float" office:value="0.055066">
                <text:p>0.055066</text:p>
              </table:table-cell>
              <table:table-cell office:value-type="float" office:value="0.13716">
                <text:p>0.137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0">
                <text:p>90</text:p>
              </table:table-cell>
              <table:table-cell office:value-type="float" office:value="0.10756">
                <text:p>0.10756</text:p>
              </table:table-cell>
              <table:table-cell office:value-type="float" office:value="0.17244">
                <text:p>0.1724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0">
                <text:p>90</text:p>
              </table:table-cell>
              <table:table-cell office:value-type="float" office:value="0.065499">
                <text:p>0.065499</text:p>
              </table:table-cell>
              <table:table-cell office:value-type="float" office:value="0.15407">
                <text:p>0.1540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0">
                <text:p>90</text:p>
              </table:table-cell>
              <table:table-cell office:value-type="float" office:value="0.054621">
                <text:p>0.054621</text:p>
              </table:table-cell>
              <table:table-cell office:value-type="float" office:value="0.17229">
                <text:p>0.1722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0">
                <text:p>90</text:p>
              </table:table-cell>
              <table:table-cell office:value-type="float" office:value="0.052474">
                <text:p>0.052474</text:p>
              </table:table-cell>
              <table:table-cell office:value-type="float" office:value="0.14316">
                <text:p>0.143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">
                <text:p>90</text:p>
              </table:table-cell>
              <table:table-cell office:value-type="float" office:value="0.085916">
                <text:p>0.085916</text:p>
              </table:table-cell>
              <table:table-cell office:value-type="float" office:value="0.15259">
                <text:p>0.1525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5">
                <text:p>95</text:p>
              </table:table-cell>
              <table:table-cell office:value-type="float" office:value="0.092126">
                <text:p>0.092126</text:p>
              </table:table-cell>
              <table:table-cell office:value-type="float" office:value="0.15334">
                <text:p>0.1533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5">
                <text:p>95</text:p>
              </table:table-cell>
              <table:table-cell office:value-type="float" office:value="0.10351">
                <text:p>0.10351</text:p>
              </table:table-cell>
              <table:table-cell office:value-type="float" office:value="0.16042">
                <text:p>0.1604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5">
                <text:p>95</text:p>
              </table:table-cell>
              <table:table-cell office:value-type="float" office:value="0.081272">
                <text:p>0.081272</text:p>
              </table:table-cell>
              <table:table-cell office:value-type="float" office:value="0.15327">
                <text:p>0.1532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5">
                <text:p>95</text:p>
              </table:table-cell>
              <table:table-cell office:value-type="float" office:value="0.093001">
                <text:p>0.093001</text:p>
              </table:table-cell>
              <table:table-cell office:value-type="float" office:value="0.18126">
                <text:p>0.1812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5">
                <text:p>95</text:p>
              </table:table-cell>
              <table:table-cell office:value-type="float" office:value="0.097177">
                <text:p>0.097177</text:p>
              </table:table-cell>
              <table:table-cell office:value-type="float" office:value="0.16883">
                <text:p>0.1688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5">
                <text:p>95</text:p>
              </table:table-cell>
              <table:table-cell office:value-type="float" office:value="0.083461">
                <text:p>0.083461</text:p>
              </table:table-cell>
              <table:table-cell office:value-type="float" office:value="0.14798">
                <text:p>0.1479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5">
                <text:p>95</text:p>
              </table:table-cell>
              <table:table-cell office:value-type="float" office:value="0.088612">
                <text:p>0.088612</text:p>
              </table:table-cell>
              <table:table-cell office:value-type="float" office:value="0.14526">
                <text:p>0.1452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5">
                <text:p>95</text:p>
              </table:table-cell>
              <table:table-cell office:value-type="float" office:value="0.2335">
                <text:p>0.2335</text:p>
              </table:table-cell>
              <table:table-cell office:value-type="float" office:value="0.13713">
                <text:p>0.137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5">
                <text:p>95</text:p>
              </table:table-cell>
              <table:table-cell office:value-type="float" office:value="0.10642">
                <text:p>0.10642</text:p>
              </table:table-cell>
              <table:table-cell office:value-type="float" office:value="0.14755">
                <text:p>0.1475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5">
                <text:p>95</text:p>
              </table:table-cell>
              <table:table-cell office:value-type="float" office:value="0.099639">
                <text:p>0.099639</text:p>
              </table:table-cell>
              <table:table-cell office:value-type="float" office:value="0.1421">
                <text:p>0.142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5">
                <text:p>95</text:p>
              </table:table-cell>
              <table:table-cell office:value-type="float" office:value="0.10845">
                <text:p>0.10845</text:p>
              </table:table-cell>
              <table:table-cell office:value-type="float" office:value="0.16564">
                <text:p>0.1656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5">
                <text:p>95</text:p>
              </table:table-cell>
              <table:table-cell office:value-type="float" office:value="0.10147">
                <text:p>0.10147</text:p>
              </table:table-cell>
              <table:table-cell office:value-type="float" office:value="0.16519">
                <text:p>0.1651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5">
                <text:p>95</text:p>
              </table:table-cell>
              <table:table-cell office:value-type="float" office:value="0.093522">
                <text:p>0.093522</text:p>
              </table:table-cell>
              <table:table-cell office:value-type="float" office:value="0.16021">
                <text:p>0.1602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5">
                <text:p>95</text:p>
              </table:table-cell>
              <table:table-cell office:value-type="float" office:value="0.10852">
                <text:p>0.10852</text:p>
              </table:table-cell>
              <table:table-cell office:value-type="float" office:value="0.18906">
                <text:p>0.1890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5">
                <text:p>95</text:p>
              </table:table-cell>
              <table:table-cell office:value-type="float" office:value="0.12031">
                <text:p>0.12031</text:p>
              </table:table-cell>
              <table:table-cell office:value-type="float" office:value="0.18094">
                <text:p>0.1809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5">
                <text:p>95</text:p>
              </table:table-cell>
              <table:table-cell office:value-type="float" office:value="0.11324">
                <text:p>0.11324</text:p>
              </table:table-cell>
              <table:table-cell office:value-type="float" office:value="0.14903">
                <text:p>0.1490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5">
                <text:p>95</text:p>
              </table:table-cell>
              <table:table-cell office:value-type="float" office:value="0.095795">
                <text:p>0.095795</text:p>
              </table:table-cell>
              <table:table-cell office:value-type="float" office:value="0.16261">
                <text:p>0.1626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5">
                <text:p>95</text:p>
              </table:table-cell>
              <table:table-cell office:value-type="float" office:value="0.12493">
                <text:p>0.12493</text:p>
              </table:table-cell>
              <table:table-cell office:value-type="float" office:value="0.13841">
                <text:p>0.1384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5">
                <text:p>95</text:p>
              </table:table-cell>
              <table:table-cell office:value-type="float" office:value="0.10593">
                <text:p>0.10593</text:p>
              </table:table-cell>
              <table:table-cell office:value-type="float" office:value="0.15139">
                <text:p>0.1513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5">
                <text:p>95</text:p>
              </table:table-cell>
              <table:table-cell office:value-type="float" office:value="0.19741">
                <text:p>0.19741</text:p>
              </table:table-cell>
              <table:table-cell office:value-type="float" office:value="0.14455">
                <text:p>0.1445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5">
                <text:p>95</text:p>
              </table:table-cell>
              <table:table-cell office:value-type="float" office:value="0.10691">
                <text:p>0.10691</text:p>
              </table:table-cell>
              <table:table-cell office:value-type="float" office:value="0.13858">
                <text:p>0.138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5">
                <text:p>95</text:p>
              </table:table-cell>
              <table:table-cell office:value-type="float" office:value="0.11979">
                <text:p>0.11979</text:p>
              </table:table-cell>
              <table:table-cell office:value-type="float" office:value="0.1482">
                <text:p>0.148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5">
                <text:p>95</text:p>
              </table:table-cell>
              <table:table-cell office:value-type="float" office:value="0.0708">
                <text:p>0.0708</text:p>
              </table:table-cell>
              <table:table-cell office:value-type="float" office:value="0.15941">
                <text:p>0.1594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5">
                <text:p>95</text:p>
              </table:table-cell>
              <table:table-cell office:value-type="float" office:value="0.14914">
                <text:p>0.14914</text:p>
              </table:table-cell>
              <table:table-cell office:value-type="float" office:value="0.19199">
                <text:p>0.1919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5">
                <text:p>95</text:p>
              </table:table-cell>
              <table:table-cell office:value-type="float" office:value="0.085495">
                <text:p>0.085495</text:p>
              </table:table-cell>
              <table:table-cell office:value-type="float" office:value="0.15746">
                <text:p>0.1574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5">
                <text:p>95</text:p>
              </table:table-cell>
              <table:table-cell office:value-type="float" office:value="0.090432">
                <text:p>0.090432</text:p>
              </table:table-cell>
              <table:table-cell office:value-type="float" office:value="0.18309">
                <text:p>0.1830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5">
                <text:p>95</text:p>
              </table:table-cell>
              <table:table-cell office:value-type="float" office:value="0.076247">
                <text:p>0.076247</text:p>
              </table:table-cell>
              <table:table-cell office:value-type="float" office:value="0.13854">
                <text:p>0.1385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5">
                <text:p>95</text:p>
              </table:table-cell>
              <table:table-cell office:value-type="float" office:value="0.087656">
                <text:p>0.087656</text:p>
              </table:table-cell>
              <table:table-cell office:value-type="float" office:value="0.1739">
                <text:p>0.173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5">
                <text:p>95</text:p>
              </table:table-cell>
              <table:table-cell office:value-type="float" office:value="0.1375">
                <text:p>0.1375</text:p>
              </table:table-cell>
              <table:table-cell office:value-type="float" office:value="0.13243">
                <text:p>0.1324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5">
                <text:p>95</text:p>
              </table:table-cell>
              <table:table-cell office:value-type="float" office:value="0.11473">
                <text:p>0.11473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5">
                <text:p>95</text:p>
              </table:table-cell>
              <table:table-cell office:value-type="float" office:value="0.092235">
                <text:p>0.092235</text:p>
              </table:table-cell>
              <table:table-cell office:value-type="float" office:value="0.16546">
                <text:p>0.165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5">
                <text:p>95</text:p>
              </table:table-cell>
              <table:table-cell office:value-type="float" office:value="0.079762">
                <text:p>0.079762</text:p>
              </table:table-cell>
              <table:table-cell office:value-type="float" office:value="0.18048">
                <text:p>0.1804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5">
                <text:p>95</text:p>
              </table:table-cell>
              <table:table-cell office:value-type="float" office:value="0.12028">
                <text:p>0.12028</text:p>
              </table:table-cell>
              <table:table-cell office:value-type="float" office:value="0.14833">
                <text:p>0.1483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5">
                <text:p>95</text:p>
              </table:table-cell>
              <table:table-cell office:value-type="float" office:value="0.10718">
                <text:p>0.10718</text:p>
              </table:table-cell>
              <table:table-cell office:value-type="float" office:value="0.15341">
                <text:p>0.1534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5">
                <text:p>95</text:p>
              </table:table-cell>
              <table:table-cell office:value-type="float" office:value="0.07894">
                <text:p>0.07894</text:p>
              </table:table-cell>
              <table:table-cell office:value-type="float" office:value="0.1633">
                <text:p>0.163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5">
                <text:p>95</text:p>
              </table:table-cell>
              <table:table-cell office:value-type="float" office:value="0.068973">
                <text:p>0.068973</text:p>
              </table:table-cell>
              <table:table-cell office:value-type="float" office:value="0.15057">
                <text:p>0.1505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5">
                <text:p>95</text:p>
              </table:table-cell>
              <table:table-cell office:value-type="float" office:value="0.083847">
                <text:p>0.083847</text:p>
              </table:table-cell>
              <table:table-cell office:value-type="float" office:value="0.15759">
                <text:p>0.1575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5">
                <text:p>95</text:p>
              </table:table-cell>
              <table:table-cell office:value-type="float" office:value="0.084368">
                <text:p>0.084368</text:p>
              </table:table-cell>
              <table:table-cell office:value-type="float" office:value="0.1658">
                <text:p>0.165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5">
                <text:p>95</text:p>
              </table:table-cell>
              <table:table-cell office:value-type="float" office:value="0.06869">
                <text:p>0.06869</text:p>
              </table:table-cell>
              <table:table-cell office:value-type="float" office:value="0.18163">
                <text:p>0.1816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5">
                <text:p>95</text:p>
              </table:table-cell>
              <table:table-cell office:value-type="float" office:value="0.13733">
                <text:p>0.13733</text:p>
              </table:table-cell>
              <table:table-cell office:value-type="float" office:value="0.16113">
                <text:p>0.1611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5">
                <text:p>95</text:p>
              </table:table-cell>
              <table:table-cell office:value-type="float" office:value="0.10741">
                <text:p>0.10741</text:p>
              </table:table-cell>
              <table:table-cell office:value-type="float" office:value="0.13982">
                <text:p>0.139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5">
                <text:p>95</text:p>
              </table:table-cell>
              <table:table-cell office:value-type="float" office:value="0.080547">
                <text:p>0.080547</text:p>
              </table:table-cell>
              <table:table-cell office:value-type="float" office:value="0.15977">
                <text:p>0.1597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5">
                <text:p>95</text:p>
              </table:table-cell>
              <table:table-cell office:value-type="float" office:value="0.074163">
                <text:p>0.074163</text:p>
              </table:table-cell>
              <table:table-cell office:value-type="float" office:value="0.19842">
                <text:p>0.1984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5">
                <text:p>95</text:p>
              </table:table-cell>
              <table:table-cell office:value-type="float" office:value="0.093167">
                <text:p>0.093167</text:p>
              </table:table-cell>
              <table:table-cell office:value-type="float" office:value="0.15608">
                <text:p>0.1560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5">
                <text:p>95</text:p>
              </table:table-cell>
              <table:table-cell office:value-type="float" office:value="0.16275">
                <text:p>0.16275</text:p>
              </table:table-cell>
              <table:table-cell office:value-type="float" office:value="0.15785">
                <text:p>0.1578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5">
                <text:p>95</text:p>
              </table:table-cell>
              <table:table-cell office:value-type="float" office:value="0.090632">
                <text:p>0.090632</text:p>
              </table:table-cell>
              <table:table-cell office:value-type="float" office:value="0.17979">
                <text:p>0.1797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5">
                <text:p>95</text:p>
              </table:table-cell>
              <table:table-cell office:value-type="float" office:value="0.088685">
                <text:p>0.088685</text:p>
              </table:table-cell>
              <table:table-cell office:value-type="float" office:value="0.16674">
                <text:p>0.166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5">
                <text:p>95</text:p>
              </table:table-cell>
              <table:table-cell office:value-type="float" office:value="0.072083">
                <text:p>0.072083</text:p>
              </table:table-cell>
              <table:table-cell office:value-type="float" office:value="0.16742">
                <text:p>0.1674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5">
                <text:p>95</text:p>
              </table:table-cell>
              <table:table-cell office:value-type="float" office:value="0.12288">
                <text:p>0.12288</text:p>
              </table:table-cell>
              <table:table-cell office:value-type="float" office:value="0.14742">
                <text:p>0.1474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">
                <text:p>95</text:p>
              </table:table-cell>
              <table:table-cell office:value-type="float" office:value="0.087547">
                <text:p>0.087547</text:p>
              </table:table-cell>
              <table:table-cell office:value-type="float" office:value="0.13534">
                <text:p>0.13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